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7.442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369cm"/>
    </style:style>
    <style:style style:name="co24" style:family="table-column">
      <style:table-column-properties fo:break-before="auto" style:column-width="3.866cm"/>
    </style:style>
    <style:style style:name="co25" style:family="table-column">
      <style:table-column-properties fo:break-before="auto" style:column-width="2.477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3.15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4.574cm"/>
    </style:style>
    <style:style style:name="co31" style:family="table-column">
      <style:table-column-properties fo:break-before="auto" style:column-width="5.973cm"/>
    </style:style>
    <style:style style:name="co32" style:family="table-column">
      <style:table-column-properties fo:break-before="auto" style:column-width="3.212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4.166cm"/>
    </style:style>
    <style:style style:name="co35" style:family="table-column">
      <style:table-column-properties fo:break-before="auto" style:column-width="5.064cm"/>
    </style:style>
    <style:style style:name="co36" style:family="table-column">
      <style:table-column-properties fo:break-before="auto" style:column-width="6.073cm"/>
    </style:style>
    <style:style style:name="co37" style:family="table-column">
      <style:table-column-properties fo:break-before="auto" style:column-width="5.173cm"/>
    </style:style>
    <style:style style:name="co38" style:family="table-column">
      <style:table-column-properties fo:break-before="auto" style:column-width="5.373cm"/>
    </style:style>
    <style:style style:name="co39" style:family="table-column">
      <style:table-column-properties fo:break-before="auto" style:column-width="1.042cm"/>
    </style:style>
    <style:style style:name="co40" style:family="table-column">
      <style:table-column-properties fo:break-before="auto" style:column-width="2.314cm"/>
    </style:style>
    <style:style style:name="co41" style:family="table-column">
      <style:table-column-properties fo:break-before="auto" style:column-width="3.702cm"/>
    </style:style>
    <style:style style:name="co42" style:family="table-column">
      <style:table-column-properties fo:break-before="auto" style:column-width="2.967cm"/>
    </style:style>
    <style:style style:name="co43" style:family="table-column">
      <style:table-column-properties fo:break-before="auto" style:column-width="4.057cm"/>
    </style:style>
    <style:style style:name="co44" style:family="table-column">
      <style:table-column-properties fo:break-before="auto" style:column-width="2.24cm"/>
    </style:style>
    <style:style style:name="co45" style:family="table-column">
      <style:table-column-properties fo:break-before="auto" style:column-width="2.341cm"/>
    </style:style>
    <style:style style:name="co46" style:family="table-column">
      <style:table-column-properties fo:break-before="auto" style:column-width="2.069cm"/>
    </style:style>
    <style:style style:name="co47" style:family="table-column">
      <style:table-column-properties fo:break-before="auto" style:column-width="2.205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2.233cm"/>
    </style:style>
    <style:style style:name="co50" style:family="table-column">
      <style:table-column-properties fo:break-before="auto" style:column-width="2.286cm"/>
    </style:style>
    <style:style style:name="co51" style:family="table-column">
      <style:table-column-properties fo:break-before="auto" style:column-width="2.94cm"/>
    </style:style>
    <style:style style:name="co52" style:family="table-column">
      <style:table-column-properties fo:break-before="auto" style:column-width="1.66cm"/>
    </style:style>
    <style:style style:name="co53" style:family="table-column">
      <style:table-column-properties fo:break-before="auto" style:column-width="1.605cm"/>
    </style:style>
    <style:style style:name="co54" style:family="table-column">
      <style:table-column-properties fo:break-before="auto" style:column-width="3.022cm"/>
    </style:style>
    <style:style style:name="co55" style:family="table-column">
      <style:table-column-properties fo:break-before="auto" style:column-width="1.552cm"/>
    </style:style>
    <style:style style:name="co56" style:family="table-column">
      <style:table-column-properties fo:break-before="auto" style:column-width="1.879cm"/>
    </style:style>
    <style:style style:name="co57" style:family="table-column">
      <style:table-column-properties fo:break-before="auto" style:column-width="0.988cm"/>
    </style:style>
    <style:style style:name="co58" style:family="table-column">
      <style:table-column-properties fo:break-before="auto" style:column-width="1.178cm"/>
    </style:style>
    <style:style style:name="co59" style:family="table-column">
      <style:table-column-properties fo:break-before="auto" style:column-width="1.579cm"/>
    </style:style>
    <style:style style:name="co60" style:family="table-column">
      <style:table-column-properties fo:break-before="auto" style:column-width="4.329cm"/>
    </style:style>
    <style:style style:name="co61" style:family="table-column">
      <style:table-column-properties fo:break-before="auto" style:column-width="1.688cm"/>
    </style:style>
    <style:style style:name="co62" style:family="table-column">
      <style:table-column-properties fo:break-before="auto" style:column-width="2.505cm"/>
    </style:style>
    <style:style style:name="co63" style:family="table-column">
      <style:table-column-properties fo:break-before="auto" style:column-width="2.404cm"/>
    </style:style>
    <style:style style:name="co64" style:family="table-column">
      <style:table-column-properties fo:break-before="auto" style:column-width="2.104cm"/>
    </style:style>
    <style:style style:name="co65" style:family="table-column">
      <style:table-column-properties fo:break-before="auto" style:column-width="1.498cm"/>
    </style:style>
    <style:style style:name="co66" style:family="table-column">
      <style:table-column-properties fo:break-before="auto" style:column-width="4.718cm"/>
    </style:style>
    <style:style style:name="co67" style:family="table-column">
      <style:table-column-properties fo:break-before="auto" style:column-width="2.531cm"/>
    </style:style>
    <style:style style:name="co68" style:family="table-column">
      <style:table-column-properties fo:break-before="auto" style:column-width="1.85cm"/>
    </style:style>
    <style:style style:name="co69" style:family="table-column">
      <style:table-column-properties fo:break-before="auto" style:column-width="1.007cm"/>
    </style:style>
    <style:style style:name="co70" style:family="table-column">
      <style:table-column-properties fo:break-before="auto" style:column-width="1.824cm"/>
    </style:style>
    <style:style style:name="co71" style:family="table-column">
      <style:table-column-properties fo:break-before="auto" style:column-width="4.911cm"/>
    </style:style>
    <style:style style:name="co72" style:family="table-column">
      <style:table-column-properties fo:break-before="auto" style:column-width="3.24cm"/>
    </style:style>
    <style:style style:name="co73" style:family="table-column">
      <style:table-column-properties fo:break-before="auto" style:column-width="2.831cm"/>
    </style:style>
    <style:style style:name="co74" style:family="table-column">
      <style:table-column-properties fo:break-before="auto" style:column-width="2.485cm"/>
    </style:style>
    <style:style style:name="co75" style:family="table-column">
      <style:table-column-properties fo:break-before="auto" style:column-width="2.586cm"/>
    </style:style>
    <style:style style:name="co76" style:family="table-column">
      <style:table-column-properties fo:break-before="auto" style:column-width="12.508cm"/>
    </style:style>
    <style:style style:name="co77" style:family="table-column">
      <style:table-column-properties fo:break-before="auto" style:column-width="3.166cm"/>
    </style:style>
    <style:style style:name="co78" style:family="table-column">
      <style:table-column-properties fo:break-before="auto" style:column-width="3.602cm"/>
    </style:style>
    <style:style style:name="co79" style:family="table-column">
      <style:table-column-properties fo:break-before="auto" style:column-width="4.23cm"/>
    </style:style>
    <style:style style:name="co80" style:family="table-column">
      <style:table-column-properties fo:break-before="auto" style:column-width="2.731cm"/>
    </style:style>
    <style:style style:name="co81" style:family="table-column">
      <style:table-column-properties fo:break-before="auto" style:column-width="4.447cm"/>
    </style:style>
    <style:style style:name="co82" style:family="table-column">
      <style:table-column-properties fo:break-before="auto" style:column-width="3.059cm"/>
    </style:style>
    <style:style style:name="co83" style:family="table-column">
      <style:table-column-properties fo:break-before="auto" style:column-width="4.083cm"/>
    </style:style>
    <style:style style:name="co84" style:family="table-column">
      <style:table-column-properties fo:break-before="auto" style:column-width="2.886cm"/>
    </style:style>
    <style:style style:name="co85" style:family="table-column">
      <style:table-column-properties fo:break-before="auto" style:column-width="2.921cm"/>
    </style:style>
    <style:style style:name="co86" style:family="table-column">
      <style:table-column-properties fo:break-before="auto" style:column-width="1.018cm"/>
    </style:style>
    <style:style style:name="co87" style:family="table-column">
      <style:table-column-properties fo:break-before="auto" style:column-width="1.513cm"/>
    </style:style>
    <style:style style:name="co88" style:family="table-column">
      <style:table-column-properties fo:break-before="auto" style:column-width="1.744cm"/>
    </style:style>
    <style:style style:name="co89" style:family="table-column">
      <style:table-column-properties fo:break-before="auto" style:column-width="1.727cm"/>
    </style:style>
    <style:style style:name="co90" style:family="table-column">
      <style:table-column-properties fo:break-before="auto" style:column-width="2.35cm"/>
    </style:style>
    <style:style style:name="co91" style:family="table-column">
      <style:table-column-properties fo:break-before="auto" style:column-width="1.441cm"/>
    </style:style>
    <style:style style:name="co92" style:family="table-column">
      <style:table-column-properties fo:break-before="auto" style:column-width="2.297cm"/>
    </style:style>
    <style:style style:name="co93" style:family="table-column">
      <style:table-column-properties fo:break-before="auto" style:column-width="2.457cm"/>
    </style:style>
    <style:style style:name="co94" style:family="table-column">
      <style:table-column-properties fo:break-before="auto" style:column-width="2.279cm"/>
    </style:style>
    <style:style style:name="co95" style:family="table-column">
      <style:table-column-properties fo:break-before="auto" style:column-width="1.94cm"/>
    </style:style>
    <style:style style:name="co96" style:family="table-column">
      <style:table-column-properties fo:break-before="auto" style:column-width="1.64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104">
      <style:table-cell-properties fo:background-color="#cccccc"/>
    </style:style>
    <style:style style:name="ce15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7" style:family="table-cell" style:parent-style-name="Default" style:data-style-name="N104">
      <style:text-properties fo:color="#999999"/>
    </style:style>
    <style:style style:name="ce18" style:family="table-cell" style:parent-style-name="Default" style:data-style-name="N104">
      <style:table-cell-properties fo:background-color="#cccccc"/>
      <style:text-properties fo:color="#999999"/>
    </style:style>
    <style:style style:name="ce19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3" style:family="table-cell" style:parent-style-name="Default" style:data-style-name="N104">
      <style:text-properties fo:color="#2a6099"/>
    </style:style>
    <style:style style:name="ce24" style:family="table-cell" style:parent-style-name="Default" style:data-style-name="N104"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6" style:family="table-cell" style:parent-style-name="Default" style:data-style-name="N104">
      <style:text-properties fo:color="#808080"/>
    </style:style>
    <style:style style:name="ce27" style:family="table-cell" style:parent-style-name="Default" style:data-style-name="N104">
      <style:text-properties fo:color="#999999"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9" style:family="table-cell" style:parent-style-name="Default" style:data-style-name="N112">
      <style:table-cell-properties fo:background-color="#fff5c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2">
      <style:table-cell-properties fo:background-color="#cccccc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112"/>
    <style:style style:name="ce32" style:family="table-cell" style:parent-style-name="Default" style:data-style-name="N112">
      <style:table-cell-properties fo:background-color="#cccccc"/>
    </style:style>
    <style:style style:name="ce33" style:family="table-cell" style:parent-style-name="Default" style:data-style-name="N112">
      <style:table-cell-properties fo:background-color="#fff5ce" fo:wrap-option="wrap"/>
      <style:text-properties fo:color="#808080" fo:font-weight="bold" style:font-weight-asian="bold" style:font-weight-complex="bold"/>
    </style:style>
    <style:style style:name="ce34" style:family="table-cell" style:parent-style-name="Default" style:data-style-name="N112">
      <style:text-properties fo:color="#808080"/>
    </style:style>
    <style:style style:name="ce35" style:family="table-cell" style:parent-style-name="Default" style:data-style-name="N112">
      <style:table-cell-properties fo:background-color="#cccccc"/>
      <style:text-properties fo:color="#808080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1" style:family="table-cell" style:parent-style-name="Default" style:data-style-name="N104">
      <style:table-cell-properties fo:background-color="#cccccc"/>
      <style:text-properties fo:color="#808080"/>
    </style:style>
    <style:style style:name="ce42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/>
      <style:text-properties fo:color="#2a6099"/>
    </style:style>
    <style:style style:name="ce44" style:family="table-cell" style:parent-style-name="Default" style:data-style-name="N112">
      <style:table-cell-properties fo:background-color="#e8f2a1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12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 style:data-style-name="N112">
      <style:table-cell-properties fo:background-color="#b4c7dc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808080"/>
    </style:style>
    <style:style style:name="ce49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 style:data-style-name="N117">
      <style:table-cell-properties fo:background-color="#ffd7d7"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17">
      <style:table-cell-properties fo:background-color="#cccccc"/>
    </style:style>
    <style:style style:name="ce53" style:family="table-cell" style:parent-style-name="Default" style:data-style-name="N117"/>
    <style:style style:name="ce54" style:family="table-cell" style:parent-style-name="Default" style:data-style-name="N117">
      <style:table-cell-properties fo:background-color="#cccccc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0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1"/>
    <style:style style:name="ce64" style:family="table-cell" style:parent-style-name="Default" style:data-style-name="N122"/>
    <style:style style:name="ce65" style:family="table-cell" style:parent-style-name="Default" style:data-style-name="N3"/>
    <style:style style:name="ce66" style:family="table-cell" style:parent-style-name="Default" style:data-style-name="N11">
      <style:table-cell-properties fo:background-color="#ffd7d7"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fo:background-color="#ffd7d7"/>
    </style:style>
    <style:style style:name="ce68" style:family="table-cell" style:parent-style-name="Default" style:data-style-name="N0">
      <style:table-cell-properties fo:background-color="#cccccc" fo:wrap-option="wrap"/>
      <style:text-properties fo:color="#808080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fo:color="#808080"/>
    </style:style>
    <style:style style:name="ce70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11">
      <style:table-cell-properties fo:background-color="#ffd7d7" fo:wrap-option="wrap"/>
      <style:text-properties fo:color="#808080" fo:font-weight="bold" style:font-weight-asian="bold" style:font-weight-complex="bold"/>
    </style:style>
    <style:style style:name="ce72" style:family="table-cell" style:parent-style-name="Default" style:data-style-name="N11">
      <style:table-cell-properties fo:background-color="#ffd7d7"/>
      <style:text-properties fo:color="#808080"/>
    </style:style>
    <style:style style:name="ce73" style:family="table-cell" style:parent-style-name="Default">
      <style:table-cell-properties fo:background-color="#ffffd7" fo:wrap-option="wrap"/>
    </style:style>
    <style:style style:name="ce74" style:family="table-cell" style:parent-style-name="Default">
      <style:table-cell-properties fo:background-color="#ffffd7" fo:wrap-option="wrap"/>
      <style:text-properties fo:color="#ff0000"/>
    </style:style>
    <style:style style:name="ce75" style:family="table-cell" style:parent-style-name="Default">
      <style:table-cell-properties fo:wrap-option="wrap"/>
      <style:text-properties fo:color="#ff0000"/>
    </style:style>
    <style:style style:name="ce76" style:family="table-cell" style:parent-style-name="Default">
      <style:table-cell-properties fo:wrap-option="wrap"/>
      <style:text-properties style:use-window-font-color="true"/>
    </style:style>
    <style:style style:name="ce77" style:family="table-cell" style:parent-style-name="Default">
      <style:table-cell-properties fo:wrap-option="wrap"/>
      <style:text-properties fo:color="#808080"/>
    </style:style>
    <style:style style:name="ce78" style:family="table-cell" style:parent-style-name="Default">
      <style:text-properties fo:color="#ff0000"/>
    </style:style>
    <style:style style:name="ce79" style:family="table-cell" style:parent-style-name="Default">
      <style:text-properties style:use-window-font-color="true"/>
    </style:style>
    <style:style style:name="ce80" style:family="table-cell" style:parent-style-name="Default" style:data-style-name="N112">
      <style:text-properties fo:color="#ff0000"/>
    </style:style>
    <style:style style:name="ce81" style:family="table-cell" style:parent-style-name="Default" style:data-style-name="N112">
      <style:text-properties style:use-window-font-color="true"/>
    </style:style>
    <style:style style:name="ce82" style:family="table-cell" style:parent-style-name="Default" style:data-style-name="N11">
      <style:table-cell-properties fo:background-color="#ffd7d7"/>
      <style:text-properties fo:color="#ff0000"/>
    </style:style>
    <style:style style:name="ce83" style:family="table-cell" style:parent-style-name="Default" style:data-style-name="N11">
      <style:table-cell-properties fo:background-color="#ffd7d7"/>
      <style:text-properties style:use-window-font-color="true"/>
    </style:style>
    <style:style style:name="ce84" style:family="table-cell" style:parent-style-name="Default" style:data-style-name="N112">
      <style:table-cell-properties fo:background-color="#cccccc" fo:wrap-option="wrap"/>
      <style:text-properties fo:color="#808080" fo:font-weight="bold" style:font-weight-asian="bold" style:font-weight-complex="bold"/>
    </style:style>
    <style:style style:name="ce85" style:family="table-cell" style:parent-style-name="Default" style:data-style-name="N112">
      <style:text-properties fo:color="#808080" fo:font-weight="normal" style:font-weight-asian="normal" style:font-weight-complex="normal"/>
    </style:style>
    <style:style style:name="ce86" style:family="table-cell" style:parent-style-name="Default" style:data-style-name="N104">
      <style:text-properties fo:color="#ff0000"/>
    </style:style>
    <style:style style:name="ce87" style:family="table-cell" style:parent-style-name="Default" style:data-style-name="N104">
      <style:text-properties style:use-window-font-color="true"/>
    </style:style>
    <style:style style:name="ce88" style:family="table-cell" style:parent-style-name="Default">
      <style:text-properties fo:color="#808080" fo:font-weight="bold" style:font-weight-asian="bold" style:font-weight-complex="bold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 style:data-style-name="N104">
      <style:table-cell-properties fo:background-color="#cccccc"/>
      <style:text-properties fo:font-weight="bold" style:font-weight-asian="bold" style:font-weight-complex="bold"/>
    </style:style>
    <style:style style:name="ce91" style:family="table-cell" style:parent-style-name="Default" style:data-style-name="N112">
      <style:table-cell-properties fo:background-color="#ffdbb6" fo:wrap-option="wrap"/>
      <style:text-properties style:use-window-font-color="true" fo:font-weight="bold" style:font-weight-asian="bold" style:font-weight-complex="bold"/>
    </style:style>
    <style:style style:name="ce92" style:family="table-cell" style:parent-style-name="Default" style:data-style-name="N112">
      <style:table-cell-properties fo:background-color="#cccccc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e0c2cd" fo:wrap-option="wrap"/>
      <style:text-properties fo:font-weight="bold" style:font-weight-asian="bold" style:font-weight-complex="bold"/>
    </style:style>
    <style:style style:name="ce94" style:family="table-cell" style:parent-style-name="Default" style:data-style-name="N119">
      <style:table-cell-properties fo:background-color="#e0c2cd" fo:wrap-option="wrap"/>
      <style:text-properties fo:font-weight="bold" style:font-weight-asian="bold" style:font-weight-complex="bold"/>
    </style:style>
    <style:style style:name="ce95" style:family="table-cell" style:parent-style-name="Default" style:data-style-name="N119">
      <style:table-cell-properties fo:background-color="#cccccc"/>
    </style:style>
    <style:style style:name="ce96" style:family="table-cell" style:parent-style-name="Default" style:data-style-name="N119"/>
    <style:style style:name="ce97" style:family="table-cell" style:parent-style-name="Default" style:data-style-name="N112">
      <style:table-cell-properties fo:background-color="#e0c2cd" fo:wrap-option="wrap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dbb6" fo:wrap-option="wrap"/>
      <style:text-properties fo:font-weight="bold" style:font-weight-asian="bold" style:font-weight-complex="bold"/>
    </style:style>
    <style:style style:name="ce99" style:family="table-cell" style:parent-style-name="Default" style:data-style-name="N104">
      <style:table-cell-properties fo:background-color="#ffdbb6" fo:wrap-option="wrap"/>
      <style:text-properties fo:font-weight="bold" style:font-weight-asian="bold" style:font-weight-complex="bold"/>
    </style:style>
    <style:style style:name="ce100" style:family="table-cell" style:parent-style-name="Default" style:data-style-name="N112">
      <style:table-cell-properties fo:background-color="#ffdbb6" fo:wrap-option="wrap"/>
      <style:text-properties fo:font-weight="bold" style:font-weight-asian="bold" style:font-weight-complex="bold"/>
    </style:style>
    <style:style style:name="ce101" style:family="table-cell" style:parent-style-name="Default" style:data-style-name="N112">
      <style:table-cell-properties fo:background-color="#e8f2a1" fo:wrap-option="wrap"/>
      <style:text-properties fo:color="#808080" fo:font-weight="bold" style:font-weight-asian="bold" style:font-weight-complex="bold"/>
    </style:style>
    <style:style style:name="ce102" style:family="table-cell" style:parent-style-name="Default" style:data-style-name="N112">
      <style:table-cell-properties fo:background-color="#cccccc"/>
      <style:text-properties fo:color="#808080" fo:font-weight="bold" style:font-weight-asian="bold" style:font-weight-complex="bold"/>
    </style:style>
    <style:style style:name="ce103" style:family="table-cell" style:parent-style-name="Default">
      <style:table-cell-properties fo:background-color="#ffd8ce" fo:wrap-option="wrap"/>
      <style:text-properties fo:font-weight="bold" style:font-weight-asian="bold" style:font-weight-complex="bold"/>
    </style:style>
    <style:style style:name="ce104" style:family="table-cell" style:parent-style-name="Default" style:data-style-name="N112">
      <style:table-cell-properties fo:background-color="#b4c7dc" fo:wrap-option="wrap"/>
      <style:text-properties fo:color="#808080" fo:font-weight="bold" style:font-weight-asian="bold" style:font-weight-complex="bold"/>
    </style:style>
    <style:style style:name="ce105" style:family="table-cell" style:parent-style-name="Default" style:data-style-name="N119">
      <style:table-cell-properties fo:background-color="#cccccc"/>
      <style:text-properties fo:color="#808080"/>
    </style:style>
    <style:style style:name="ce106" style:family="table-cell" style:parent-style-name="Default" style:data-style-name="N104">
      <style:text-properties fo:font-weight="bold" style:font-weight-asian="bold" style:font-weight-complex="bold"/>
    </style:style>
    <style:style style:name="ce107" style:family="table-cell" style:parent-style-name="Default" style:data-style-name="N127"/>
    <style:style style:name="ce108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9" style:family="table-cell" style:parent-style-name="Default" style:data-style-name="N11">
      <style:table-cell-properties fo:background-color="#ffd8ce" fo:wrap-option="wrap"/>
      <style:text-properties fo:font-weight="bold" style:font-weight-asian="bold" style:font-weight-complex="bold"/>
    </style:style>
    <style:style style:name="ce110" style:family="table-cell" style:parent-style-name="Default" style:data-style-name="N11"/>
    <style:style style:name="ce111" style:family="table-cell" style:parent-style-name="Default" style:data-style-name="N112">
      <style:table-cell-properties fo:background-color="#dddddd" fo:wrap-option="wrap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d8ce"/>
    </style:style>
    <style:style style:name="ce113" style:family="table-cell" style:parent-style-name="Default" style:data-style-name="N2">
      <style:table-cell-properties fo:background-color="#cccccc"/>
    </style:style>
    <style:style style:name="ce226" style:family="table-cell" style:parent-style-name="Default" style:data-style-name="N104">
      <style:table-cell-properties fo:background-color="#dddddd" fo:wrap-option="wrap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dddddd" fo:wrap-option="wrap"/>
      <style:text-properties style:use-window-font-color="true" fo:font-weight="bold" style:font-weight-asian="bold" style:font-weight-complex="bold"/>
    </style:style>
    <style:style style:name="ce228" style:family="table-cell" style:parent-style-name="Default">
      <style:text-properties fo:color="#b2b2b2"/>
    </style:style>
    <style:style style:name="ce229" style:family="table-cell" style:parent-style-name="Default" style:data-style-name="N11">
      <style:table-cell-properties fo:background-color="#dddddd" fo:wrap-option="wrap"/>
      <style:text-properties fo:font-weight="bold" style:font-weight-asian="bold" style:font-weight-complex="bold"/>
    </style:style>
    <style:style style:name="ce23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36" style:family="table-cell" style:parent-style-name="Default" style:data-style-name="N1"/>
    <style:style style:name="ce237" style:family="table-cell" style:parent-style-name="Default">
      <style:table-cell-properties fo:background-color="#ffffd7"/>
    </style:style>
    <style:style style:name="ce238" style:family="table-cell" style:parent-style-name="Default" style:data-style-name="N2">
      <style:table-cell-properties fo:background-color="#dddddd" fo:wrap-option="wrap"/>
      <style:text-properties fo:font-weight="bold" style:font-weight-asian="bold" style:font-weight-complex="bold"/>
    </style:style>
    <style:style style:name="ce239" style:family="table-cell" style:parent-style-name="Default" style:data-style-name="N2">
      <style:table-cell-properties fo:background-color="#ffffd7"/>
    </style:style>
    <style:style style:name="ce240" style:family="table-cell" style:parent-style-name="Default" style:data-style-name="N2">
      <style:table-cell-properties fo:background-color="transparent"/>
    </style:style>
    <style:style style:name="ce241" style:family="table-cell" style:parent-style-name="Default" style:data-style-name="N104">
      <style:table-cell-properties fo:background-color="#ffffd7"/>
    </style:style>
    <style:style style:name="ce242" style:family="table-cell" style:parent-style-name="Default" style:data-style-name="N112">
      <style:table-cell-properties fo:background-color="#ffffd7"/>
    </style:style>
    <style:style style:name="ce243" style:family="table-cell" style:parent-style-name="Default" style:data-style-name="N112">
      <style:table-cell-properties fo:background-color="transparent"/>
    </style:style>
    <style:style style:name="ce244" style:family="table-cell" style:parent-style-name="Default" style:data-style-name="N11">
      <style:table-cell-properties fo:background-color="transparent"/>
    </style:style>
    <style:style style:name="ce245" style:family="table-cell" style:parent-style-name="Default" style:data-style-name="N11">
      <style:table-cell-properties fo:background-color="#ffffd7"/>
    </style:style>
    <style:style style:name="ce246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transparent"/>
    </style:style>
    <style:style style:name="ce248" style:family="table-cell" style:parent-style-name="Default" style:data-style-name="N104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8" table:default-cell-style-name="ce26"/>
        <table:table-column table:style-name="co9" table:default-cell-style-name="ce26"/>
        <table:table-column table:style-name="co6" table:default-cell-style-name="ce17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number-columns-repeated="1010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Cost per km or unit (original date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19" office:value-type="string" calcext:value-type="string">
            <text:p>Cost per km or unit (normalised to 1900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29" office:value-type="string" calcext:value-type="string">
            <text:p>SimuCents per km or unit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style-name="ce33" office:value-type="string" calcext:value-type="string">
            <text:p>Of which forge cost</text:p>
          </table:table-cell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3"/>
          <table:table-cell table:style-name="ce20"/>
          <table:table-cell table:style-name="ce16" table:number-columns-repeated="3"/>
          <table:table-cell table:style-name="ce30" table:number-columns-repeated="4"/>
          <table:table-cell table:style-name="ce3" table:number-columns-repeated="1010"/>
        </table:table-row>
        <table:table-row table:style-name="ro3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1" office:value-type="currency" office:currency="GBP" office:value="5581" calcext:value-type="currency">
            <text:p>£5,581.00</text:p>
          </table:table-cell>
          <table:table-cell table:style-name="ce24" table:number-columns-repeated="2"/>
          <table:table-cell table:style-name="ce27"/>
          <table:table-cell table:formula="of:=[.G3]*[$'Currency conversion'.$H$3]" office:value-type="currency" office:currency="GHC" office:value="14082.3830905706" calcext:value-type="currency">
            <text:p>₵14,082.38</text:p>
          </table:table-cell>
          <table:table-cell table:style-name="ce34" table:formula="of:=[.H3]*[$'Currency conversion'.$H$3]" office:value-type="currency" office:currency="GHC" office:value="0" calcext:value-type="currency">
            <text:p>₵0.00</text:p>
          </table:table-cell>
          <table:table-cell table:style-name="ce34" table:formula="of:=[.I3]*[$'Currency conversion'.$H$3]" office:value-type="currency" office:currency="GHC" office:value="0" calcext:value-type="currency">
            <text:p>₵0.00</text:p>
          </table:table-cell>
          <table:table-cell table:style-name="ce34" table:formula="of:=[.J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1" office:value-type="currency" office:currency="GBP" office:value="17.47" calcext:value-type="currency">
            <text:p>£17.47</text:p>
          </table:table-cell>
          <table:table-cell table:style-name="ce24" table:number-columns-repeated="2"/>
          <table:table-cell table:style-name="ce27"/>
          <table:table-cell table:formula="of:=[.G4]*[$'Currency conversion'.$H$3]" office:value-type="currency" office:currency="GHC" office:value="44.0815682838681" calcext:value-type="currency">
            <text:p>₵44.08</text:p>
          </table:table-cell>
          <table:table-cell table:style-name="ce34" table:formula="of:=[.H4]*[$'Currency conversion'.$H$3]" office:value-type="currency" office:currency="GHC" office:value="0" calcext:value-type="currency">
            <text:p>₵0.00</text:p>
          </table:table-cell>
          <table:table-cell table:style-name="ce34" table:formula="of:=[.I4]*[$'Currency conversion'.$H$3]" office:value-type="currency" office:currency="GHC" office:value="0" calcext:value-type="currency">
            <text:p>₵0.00</text:p>
          </table:table-cell>
          <table:table-cell table:style-name="ce34" table:formula="of:=[.J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1" office:value-type="currency" office:currency="GBP" office:value="98784.66" calcext:value-type="currency">
            <text:p>£98,784.66</text:p>
          </table:table-cell>
          <table:table-cell table:style-name="ce24" table:number-columns-repeated="2"/>
          <table:table-cell table:style-name="ce27"/>
          <table:table-cell table:formula="of:=[.G5]*[$'Currency conversion'.$H$3]" office:value-type="currency" office:currency="GHC" office:value="249260.603044573" calcext:value-type="currency">
            <text:p>₵249,260.60</text:p>
          </table:table-cell>
          <table:table-cell table:style-name="ce34" table:formula="of:=[.H5]*[$'Currency conversion'.$H$3]" office:value-type="currency" office:currency="GHC" office:value="0" calcext:value-type="currency">
            <text:p>₵0.00</text:p>
          </table:table-cell>
          <table:table-cell table:style-name="ce34" table:formula="of:=[.I5]*[$'Currency conversion'.$H$3]" office:value-type="currency" office:currency="GHC" office:value="0" calcext:value-type="currency">
            <text:p>₵0.00</text:p>
          </table:table-cell>
          <table:table-cell table:style-name="ce34" table:formula="of:=[.J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1" office:value-type="currency" office:currency="GBP" office:value="1498.74" calcext:value-type="currency">
            <text:p>£1,498.74</text:p>
          </table:table-cell>
          <table:table-cell table:style-name="ce24" table:number-columns-repeated="2"/>
          <table:table-cell table:style-name="ce27"/>
          <table:table-cell table:formula="of:=[.G6]*[$'Currency conversion'.$H$3]" office:value-type="currency" office:currency="GHC" office:value="3781.72923009528" calcext:value-type="currency">
            <text:p>₵3,781.73</text:p>
          </table:table-cell>
          <table:table-cell table:style-name="ce34" table:formula="of:=[.H6]*[$'Currency conversion'.$H$3]" office:value-type="currency" office:currency="GHC" office:value="0" calcext:value-type="currency">
            <text:p>₵0.00</text:p>
          </table:table-cell>
          <table:table-cell table:style-name="ce34" table:formula="of:=[.I6]*[$'Currency conversion'.$H$3]" office:value-type="currency" office:currency="GHC" office:value="0" calcext:value-type="currency">
            <text:p>₵0.00</text:p>
          </table:table-cell>
          <table:table-cell table:style-name="ce34" table:formula="of:=[.J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523.31" calcext:value-type="currency">
            <text:p>£1,523.3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7]*[$'Currency conversion'.$H$3]" office:value-type="currency" office:currency="GHC" office:value="0" calcext:value-type="currency">
            <text:p>₵0.00</text:p>
          </table:table-cell>
          <table:table-cell table:style-name="ce34" table:formula="of:=[.H7]*[$'Currency conversion'.$H$3]" office:value-type="currency" office:currency="GHC" office:value="3843.72603219801" calcext:value-type="currency">
            <text:p>₵3,843.73</text:p>
          </table:table-cell>
          <table:table-cell table:style-name="ce34" table:formula="of:=[.I7]*[$'Currency conversion'.$H$3]" office:value-type="currency" office:currency="GHC" office:value="0" calcext:value-type="currency">
            <text:p>₵0.00</text:p>
          </table:table-cell>
          <table:table-cell table:style-name="ce34" table:formula="of:=[.J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416.02" calcext:value-type="currency">
            <text:p>£1,416.02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style-name="ce34" table:formula="of:=[.H8]*[$'Currency conversion'.$H$3]" office:value-type="currency" office:currency="GHC" office:value="3573.00413974373" calcext:value-type="currency">
            <text:p>₵3,573.00</text:p>
          </table:table-cell>
          <table:table-cell table:style-name="ce34" table:formula="of:=[.I8]*[$'Currency conversion'.$H$3]" office:value-type="currency" office:currency="GHC" office:value="0" calcext:value-type="currency">
            <text:p>₵0.00</text:p>
          </table:table-cell>
          <table:table-cell table:style-name="ce34" table:formula="of:=[.J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344.71" calcext:value-type="currency">
            <text:p>£1,344.7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9]*[$'Currency conversion'.$H$3]" office:value-type="currency" office:currency="GHC" office:value="0" calcext:value-type="currency">
            <text:p>₵0.00</text:p>
          </table:table-cell>
          <table:table-cell table:style-name="ce34" table:formula="of:=[.H9]*[$'Currency conversion'.$H$3]" office:value-type="currency" office:currency="GHC" office:value="3393.0695871208" calcext:value-type="currency">
            <text:p>₵3,393.07</text:p>
          </table:table-cell>
          <table:table-cell table:style-name="ce34" table:formula="of:=[.I9]*[$'Currency conversion'.$H$3]" office:value-type="currency" office:currency="GHC" office:value="0" calcext:value-type="currency">
            <text:p>₵0.00</text:p>
          </table:table-cell>
          <table:table-cell table:style-name="ce34" table:formula="of:=[.J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86.2" calcext:value-type="currency">
            <text:p>£1,286.20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style-name="ce34" table:formula="of:=[.H10]*[$'Currency conversion'.$H$3]" office:value-type="currency" office:currency="GHC" office:value="3245.43292081919" calcext:value-type="currency">
            <text:p>₵3,245.43</text:p>
          </table:table-cell>
          <table:table-cell table:style-name="ce34" table:formula="of:=[.I10]*[$'Currency conversion'.$H$3]" office:value-type="currency" office:currency="GHC" office:value="0" calcext:value-type="currency">
            <text:p>₵0.00</text:p>
          </table:table-cell>
          <table:table-cell table:style-name="ce34" table:formula="of:=[.J1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05.56" calcext:value-type="currency">
            <text:p>£1,205.56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1]*[$'Currency conversion'.$H$3]" office:value-type="currency" office:currency="GHC" office:value="0" calcext:value-type="currency">
            <text:p>₵0.00</text:p>
          </table:table-cell>
          <table:table-cell table:style-name="ce34" table:formula="of:=[.H11]*[$'Currency conversion'.$H$3]" office:value-type="currency" office:currency="GHC" office:value="3041.95623699485" calcext:value-type="currency">
            <text:p>₵3,041.96</text:p>
          </table:table-cell>
          <table:table-cell table:style-name="ce34" table:formula="of:=[.I11]*[$'Currency conversion'.$H$3]" office:value-type="currency" office:currency="GHC" office:value="0" calcext:value-type="currency">
            <text:p>₵0.00</text:p>
          </table:table-cell>
          <table:table-cell table:style-name="ce34" table:formula="of:=[.J1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092.67" calcext:value-type="currency">
            <text:p>£1,092.67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style-name="ce34" table:formula="of:=[.H12]*[$'Currency conversion'.$H$3]" office:value-type="currency" office:currency="GHC" office:value="2757.104019275" calcext:value-type="currency">
            <text:p>₵2,757.10</text:p>
          </table:table-cell>
          <table:table-cell table:style-name="ce34" table:formula="of:=[.I12]*[$'Currency conversion'.$H$3]" office:value-type="currency" office:currency="GHC" office:value="0" calcext:value-type="currency">
            <text:p>₵0.00</text:p>
          </table:table-cell>
          <table:table-cell table:style-name="ce34" table:formula="of:=[.J1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1" office:value-type="currency" office:currency="GBP" office:value="2239.68" calcext:value-type="currency">
            <text:p>£2,239.68</text:p>
          </table:table-cell>
          <table:table-cell table:style-name="ce24" table:number-columns-repeated="2"/>
          <table:table-cell table:style-name="ce27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H$3]" office:value-type="currency" office:currency="GHC" office:value="5651.32265907349" calcext:value-type="currency">
            <text:p>₵5,651.32</text:p>
          </table:table-cell>
          <table:table-cell table:style-name="ce34" table:formula="of:=[.H13]*[$'Currency conversion'.$H$3]" office:value-type="currency" office:currency="GHC" office:value="0" calcext:value-type="currency">
            <text:p>₵0.00</text:p>
          </table:table-cell>
          <table:table-cell table:style-name="ce34" table:formula="of:=[.I13]*[$'Currency conversion'.$H$3]" office:value-type="currency" office:currency="GHC" office:value="0" calcext:value-type="currency">
            <text:p>₵0.00</text:p>
          </table:table-cell>
          <table:table-cell table:style-name="ce34" table:formula="of:=[.J13]*[$'Currency conversion'.$H$3]" office:value-type="currency" office:currency="GHC" office:value="2378.89072390757" calcext:value-type="currency">
            <text:p>₵2,378.8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1" office:value-type="currency" office:currency="GBP" office:value="1927.36" calcext:value-type="currency">
            <text:p>£1,927.36</text:p>
          </table:table-cell>
          <table:table-cell table:style-name="ce24" table:number-columns-repeated="2"/>
          <table:table-cell table:style-name="ce27"/>
          <table:table-cell table:formula="of:=[.G14]*[$'Currency conversion'.$H$3]" office:value-type="currency" office:currency="GHC" office:value="4863.25423283321" calcext:value-type="currency">
            <text:p>₵4,863.25</text:p>
          </table:table-cell>
          <table:table-cell table:style-name="ce34" table:formula="of:=[.H14]*[$'Currency conversion'.$H$3]" office:value-type="currency" office:currency="GHC" office:value="0" calcext:value-type="currency">
            <text:p>₵0.00</text:p>
          </table:table-cell>
          <table:table-cell table:style-name="ce34" table:formula="of:=[.I14]*[$'Currency conversion'.$H$3]" office:value-type="currency" office:currency="GHC" office:value="0" calcext:value-type="currency">
            <text:p>₵0.00</text:p>
          </table:table-cell>
          <table:table-cell table:style-name="ce34" table:formula="of:=[.J1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1" office:value-type="currency" office:currency="GBP" office:value="1694.74" calcext:value-type="currency">
            <text:p>£1,694.74</text:p>
          </table:table-cell>
          <table:table-cell table:style-name="ce24" table:number-columns-repeated="2"/>
          <table:table-cell table:style-name="ce27" office:value-type="currency" office:currency="GBP" office:value="0" calcext:value-type="currency">
            <text:p>£0.00</text:p>
          </table:table-cell>
          <table:table-cell table:formula="of:=[.G15]*[$'Currency conversion'.$H$3]" office:value-type="currency" office:currency="GHC" office:value="4276.29061439054" calcext:value-type="currency">
            <text:p>₵4,276.29</text:p>
          </table:table-cell>
          <table:table-cell table:style-name="ce34" table:formula="of:=[.H15]*[$'Currency conversion'.$H$3]" office:value-type="currency" office:currency="GHC" office:value="0" calcext:value-type="currency">
            <text:p>₵0.00</text:p>
          </table:table-cell>
          <table:table-cell table:style-name="ce34" table:formula="of:=[.I15]*[$'Currency conversion'.$H$3]" office:value-type="currency" office:currency="GHC" office:value="0" calcext:value-type="currency">
            <text:p>₵0.00</text:p>
          </table:table-cell>
          <table:table-cell table:style-name="ce34" table:formula="of:=[.J1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1" office:value-type="currency" office:currency="GBP" office:value="92418.51" calcext:value-type="currency">
            <text:p>£92,418.51</text:p>
          </table:table-cell>
          <table:table-cell table:style-name="ce24" table:number-columns-repeated="2"/>
          <table:table-cell table:style-name="ce27"/>
          <table:table-cell table:formula="of:=[.G16]*[$'Currency conversion'.$H$3]" office:value-type="currency" office:currency="GHC" office:value="233197.072653598" calcext:value-type="currency">
            <text:p>₵233,197.07</text:p>
          </table:table-cell>
          <table:table-cell table:style-name="ce34" table:formula="of:=[.H16]*[$'Currency conversion'.$H$3]" office:value-type="currency" office:currency="GHC" office:value="0" calcext:value-type="currency">
            <text:p>₵0.00</text:p>
          </table:table-cell>
          <table:table-cell table:style-name="ce34" table:formula="of:=[.I16]*[$'Currency conversion'.$H$3]" office:value-type="currency" office:currency="GHC" office:value="0" calcext:value-type="currency">
            <text:p>₵0.00</text:p>
          </table:table-cell>
          <table:table-cell table:style-name="ce34" table:formula="of:=[.J1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Bridges</text:p>
          </table:table-cell>
          <table:table-cell table:style-name="ce9"/>
          <table:table-cell table:style-name="ce13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table:style-name="ce5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1" office:value-type="currency" office:currency="GBP" office:value="189581.33" calcext:value-type="currency">
            <text:p>£189,581.33</text:p>
          </table:table-cell>
          <table:table-cell table:style-name="ce24" table:number-columns-repeated="2"/>
          <table:table-cell table:style-name="ce27"/>
          <table:table-cell table:formula="of:=[.G18]*[$'Currency conversion'.$H$3]" office:value-type="currency" office:currency="GHC" office:value="478365.33163947" calcext:value-type="currency">
            <text:p>₵478,365.33</text:p>
          </table:table-cell>
          <table:table-cell table:style-name="ce34" table:formula="of:=[.H18]*[$'Currency conversion'.$H$3]" office:value-type="currency" office:currency="GHC" office:value="0" calcext:value-type="currency">
            <text:p>₵0.00</text:p>
          </table:table-cell>
          <table:table-cell table:style-name="ce34" table:formula="of:=[.I18]*[$'Currency conversion'.$H$3]" office:value-type="currency" office:currency="GHC" office:value="0" calcext:value-type="currency">
            <text:p>₵0.00</text:p>
          </table:table-cell>
          <table:table-cell table:style-name="ce34" table:formula="of:=[.J1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1" office:value-type="currency" office:currency="GBP" office:value="16390" calcext:value-type="currency">
            <text:p>£16,390.00</text:p>
          </table:table-cell>
          <table:table-cell table:style-name="ce24" table:number-columns-repeated="2"/>
          <table:table-cell table:style-name="ce27"/>
          <table:table-cell table:formula="of:=[.G19]*[$'Currency conversion'.$H$3]" office:value-type="currency" office:currency="GHC" office:value="41356.4341255065" calcext:value-type="currency">
            <text:p>₵41,356.43</text:p>
          </table:table-cell>
          <table:table-cell table:style-name="ce34" table:formula="of:=[.H19]*[$'Currency conversion'.$H$3]" office:value-type="currency" office:currency="GHC" office:value="0" calcext:value-type="currency">
            <text:p>₵0.00</text:p>
          </table:table-cell>
          <table:table-cell table:style-name="ce34" table:formula="of:=[.I19]*[$'Currency conversion'.$H$3]" office:value-type="currency" office:currency="GHC" office:value="0" calcext:value-type="currency">
            <text:p>₵0.00</text:p>
          </table:table-cell>
          <table:table-cell table:style-name="ce34" table:formula="of:=[.J1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1" office:value-type="currency" office:currency="GBP" office:value="31260.59" calcext:value-type="currency">
            <text:p>£31,260.59</text:p>
          </table:table-cell>
          <table:table-cell table:style-name="ce24" table:number-columns-repeated="2"/>
          <table:table-cell table:style-name="ce27"/>
          <table:table-cell table:formula="of:=[.G20]*[$'Currency conversion'.$H$3]" office:value-type="currency" office:currency="GHC" office:value="78878.9829810536" calcext:value-type="currency">
            <text:p>₵78,878.98</text:p>
          </table:table-cell>
          <table:table-cell table:style-name="ce34" table:formula="of:=[.H20]*[$'Currency conversion'.$H$3]" office:value-type="currency" office:currency="GHC" office:value="0" calcext:value-type="currency">
            <text:p>₵0.00</text:p>
          </table:table-cell>
          <table:table-cell table:style-name="ce34" table:formula="of:=[.I20]*[$'Currency conversion'.$H$3]" office:value-type="currency" office:currency="GHC" office:value="0" calcext:value-type="currency">
            <text:p>₵0.00</text:p>
          </table:table-cell>
          <table:table-cell table:style-name="ce34" table:formula="of:=[.J2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1" office:value-type="currency" office:currency="GBP" office:value="769928.35" calcext:value-type="currency">
            <text:p>£769,928.35</text:p>
          </table:table-cell>
          <table:table-cell table:style-name="ce24" table:number-columns-repeated="2"/>
          <table:table-cell table:style-name="ce27"/>
          <table:table-cell table:formula="of:=[.G21]*[$'Currency conversion'.$H$3]" office:value-type="currency" office:currency="GHC" office:value="1942738.93155186" calcext:value-type="currency">
            <text:p>₵1,942,738.93</text:p>
          </table:table-cell>
          <table:table-cell table:style-name="ce34" table:formula="of:=[.H21]*[$'Currency conversion'.$H$3]" office:value-type="currency" office:currency="GHC" office:value="0" calcext:value-type="currency">
            <text:p>₵0.00</text:p>
          </table:table-cell>
          <table:table-cell table:style-name="ce34" table:formula="of:=[.I21]*[$'Currency conversion'.$H$3]" office:value-type="currency" office:currency="GHC" office:value="0" calcext:value-type="currency">
            <text:p>₵0.00</text:p>
          </table:table-cell>
          <table:table-cell table:style-name="ce34" table:formula="of:=[.J2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Tunnel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1" office:value-type="currency" office:currency="GBP" office:value="422918.39" calcext:value-type="currency">
            <text:p>£422,918.39</text:p>
          </table:table-cell>
          <table:table-cell table:style-name="ce24" table:number-columns-repeated="2"/>
          <table:table-cell table:style-name="ce27"/>
          <table:table-cell table:formula="of:=[.G23]*[$'Currency conversion'.$H$3]" office:value-type="currency" office:currency="GHC" office:value="1067138.28776695" calcext:value-type="currency">
            <text:p>₵1,067,138.29</text:p>
          </table:table-cell>
          <table:table-cell table:style-name="ce34" table:formula="of:=[.H23]*[$'Currency conversion'.$H$3]" office:value-type="currency" office:currency="GHC" office:value="0" calcext:value-type="currency">
            <text:p>₵0.00</text:p>
          </table:table-cell>
          <table:table-cell table:style-name="ce34" table:formula="of:=[.I23]*[$'Currency conversion'.$H$3]" office:value-type="currency" office:currency="GHC" office:value="0" calcext:value-type="currency">
            <text:p>₵0.00</text:p>
          </table:table-cell>
          <table:table-cell table:style-name="ce34" table:formula="of:=[.J2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1" office:value-type="currency" office:currency="GBP" office:value="10396.93" calcext:value-type="currency">
            <text:p>£10,396.93</text:p>
          </table:table-cell>
          <table:table-cell table:style-name="ce24" table:number-columns-repeated="2"/>
          <table:table-cell table:style-name="ce27"/>
          <table:table-cell table:formula="of:=[.G24]*[$'Currency conversion'.$H$3]" office:value-type="currency" office:currency="GHC" office:value="26234.2861899025" calcext:value-type="currency">
            <text:p>₵26,234.29</text:p>
          </table:table-cell>
          <table:table-cell table:style-name="ce34" table:formula="of:=[.H24]*[$'Currency conversion'.$H$3]" office:value-type="currency" office:currency="GHC" office:value="0" calcext:value-type="currency">
            <text:p>₵0.00</text:p>
          </table:table-cell>
          <table:table-cell table:style-name="ce34" table:formula="of:=[.I24]*[$'Currency conversion'.$H$3]" office:value-type="currency" office:currency="GHC" office:value="0" calcext:value-type="currency">
            <text:p>₵0.00</text:p>
          </table:table-cell>
          <table:table-cell table:style-name="ce34" table:formula="of:=[.J2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1" office:value-type="currency" office:currency="GBP" office:value="66302.26" calcext:value-type="currency">
            <text:p>£66,302.26</text:p>
          </table:table-cell>
          <table:table-cell table:style-name="ce24" table:number-columns-repeated="2"/>
          <table:table-cell table:style-name="ce27"/>
          <table:table-cell table:formula="of:=[.G25]*[$'Currency conversion'.$H$3]" office:value-type="currency" office:currency="GHC" office:value="167298.660650531" calcext:value-type="currency">
            <text:p>₵167,298.66</text:p>
          </table:table-cell>
          <table:table-cell table:style-name="ce34" table:formula="of:=[.H25]*[$'Currency conversion'.$H$3]" office:value-type="currency" office:currency="GHC" office:value="0" calcext:value-type="currency">
            <text:p>₵0.00</text:p>
          </table:table-cell>
          <table:table-cell table:style-name="ce34" table:formula="of:=[.I25]*[$'Currency conversion'.$H$3]" office:value-type="currency" office:currency="GHC" office:value="0" calcext:value-type="currency">
            <text:p>₵0.00</text:p>
          </table:table-cell>
          <table:table-cell table:style-name="ce34" table:formula="of:=[.J2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Electrification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1" office:value-type="currency" office:currency="GBP" office:value="1375.92" calcext:value-type="currency">
            <text:p>£1,375.92</text:p>
          </table:table-cell>
          <table:table-cell table:style-name="ce24" table:number-columns-repeated="2"/>
          <table:table-cell table:style-name="ce27"/>
          <table:table-cell table:formula="of:=[.G27]*[$'Currency conversion'.$H$3]" office:value-type="currency" office:currency="GHC" office:value="3471.82091775271" calcext:value-type="currency">
            <text:p>₵3,471.82</text:p>
          </table:table-cell>
          <table:table-cell table:style-name="ce34" table:formula="of:=[.H27]*[$'Currency conversion'.$H$3]" office:value-type="currency" office:currency="GHC" office:value="0" calcext:value-type="currency">
            <text:p>₵0.00</text:p>
          </table:table-cell>
          <table:table-cell table:style-name="ce34" table:formula="of:=[.I27]*[$'Currency conversion'.$H$3]" office:value-type="currency" office:currency="GHC" office:value="0" calcext:value-type="currency">
            <text:p>₵0.00</text:p>
          </table:table-cell>
          <table:table-cell table:style-name="ce34" table:formula="of:=[.J2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1" office:value-type="currency" office:currency="GBP" office:value="6149.66" calcext:value-type="currency">
            <text:p>£6,149.66</text:p>
          </table:table-cell>
          <table:table-cell table:style-name="ce24" table:number-columns-repeated="2"/>
          <table:table-cell table:style-name="ce27"/>
          <table:table-cell table:formula="of:=[.G28]*[$'Currency conversion'.$H$3]" office:value-type="currency" office:currency="GHC" office:value="15517.2671558427" calcext:value-type="currency">
            <text:p>₵15,517.27</text:p>
          </table:table-cell>
          <table:table-cell table:style-name="ce34" table:formula="of:=[.H28]*[$'Currency conversion'.$H$3]" office:value-type="currency" office:currency="GHC" office:value="0" calcext:value-type="currency">
            <text:p>₵0.00</text:p>
          </table:table-cell>
          <table:table-cell table:style-name="ce34" table:formula="of:=[.I28]*[$'Currency conversion'.$H$3]" office:value-type="currency" office:currency="GHC" office:value="0" calcext:value-type="currency">
            <text:p>₵0.00</text:p>
          </table:table-cell>
          <table:table-cell table:style-name="ce34" table:formula="of:=[.J2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1" office:value-type="currency" office:currency="GBP" office:value="3843.72" calcext:value-type="currency">
            <text:p>£3,843.72</text:p>
          </table:table-cell>
          <table:table-cell table:style-name="ce24" table:number-columns-repeated="2"/>
          <table:table-cell table:style-name="ce27"/>
          <table:table-cell table:formula="of:=[.G29]*[$'Currency conversion'.$H$3]" office:value-type="currency" office:currency="GHC" office:value="9698.75246960903" calcext:value-type="currency">
            <text:p>₵9,698.75</text:p>
          </table:table-cell>
          <table:table-cell table:style-name="ce34" table:formula="of:=[.H29]*[$'Currency conversion'.$H$3]" office:value-type="currency" office:currency="GHC" office:value="0" calcext:value-type="currency">
            <text:p>₵0.00</text:p>
          </table:table-cell>
          <table:table-cell table:style-name="ce34" table:formula="of:=[.I29]*[$'Currency conversion'.$H$3]" office:value-type="currency" office:currency="GHC" office:value="0" calcext:value-type="currency">
            <text:p>₵0.00</text:p>
          </table:table-cell>
          <table:table-cell table:style-name="ce34" table:formula="of:=[.J2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1" office:value-type="currency" office:currency="GBP" office:value="2472" calcext:value-type="currency">
            <text:p>£2,472.00</text:p>
          </table:table-cell>
          <table:table-cell table:style-name="ce24" table:number-columns-repeated="2"/>
          <table:table-cell table:style-name="ce27"/>
          <table:table-cell table:formula="of:=[.G30]*[$'Currency conversion'.$H$3]" office:value-type="currency" office:currency="GHC" office:value="6237.5292958055" calcext:value-type="currency">
            <text:p>₵6,237.53</text:p>
          </table:table-cell>
          <table:table-cell table:style-name="ce34" table:formula="of:=[.H30]*[$'Currency conversion'.$H$3]" office:value-type="currency" office:currency="GHC" office:value="0" calcext:value-type="currency">
            <text:p>₵0.00</text:p>
          </table:table-cell>
          <table:table-cell table:style-name="ce34" table:formula="of:=[.I30]*[$'Currency conversion'.$H$3]" office:value-type="currency" office:currency="GHC" office:value="0" calcext:value-type="currency">
            <text:p>₵0.00</text:p>
          </table:table-cell>
          <table:table-cell table:style-name="ce34" table:formula="of:=[.J3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Depot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1" office:value-type="currency" office:currency="GBP" office:value="28622.22" calcext:value-type="currency">
            <text:p>£28,622.22</text:p>
          </table:table-cell>
          <table:table-cell table:style-name="ce24" table:number-columns-repeated="2"/>
          <table:table-cell table:style-name="ce27"/>
          <table:table-cell table:formula="of:=[.G32]*[$'Currency conversion'.$H$3]" office:value-type="currency" office:currency="GHC" office:value="72221.6568612419" calcext:value-type="currency">
            <text:p>₵72,221.66</text:p>
          </table:table-cell>
          <table:table-cell table:style-name="ce34" table:formula="of:=[.H32]*[$'Currency conversion'.$H$3]" office:value-type="currency" office:currency="GHC" office:value="0" calcext:value-type="currency">
            <text:p>₵0.00</text:p>
          </table:table-cell>
          <table:table-cell table:style-name="ce34" table:formula="of:=[.I32]*[$'Currency conversion'.$H$3]" office:value-type="currency" office:currency="GHC" office:value="0" calcext:value-type="currency">
            <text:p>₵0.00</text:p>
          </table:table-cell>
          <table:table-cell table:style-name="ce34" table:formula="of:=[.J3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tations/stop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1" office:value-type="currency" office:currency="GBP" office:value="379.59" calcext:value-type="currency">
            <text:p>£379.59</text:p>
          </table:table-cell>
          <table:table-cell table:style-name="ce24" table:number-columns-repeated="2"/>
          <table:table-cell table:style-name="ce27"/>
          <table:table-cell table:formula="of:=[.G34]*[$'Currency conversion'.$H$3]" office:value-type="currency" office:currency="GHC" office:value="957.808958493046" calcext:value-type="currency">
            <text:p>₵957.81</text:p>
          </table:table-cell>
          <table:table-cell table:style-name="ce34" table:formula="of:=[.H34]*[$'Currency conversion'.$H$3]" office:value-type="currency" office:currency="GHC" office:value="0" calcext:value-type="currency">
            <text:p>₵0.00</text:p>
          </table:table-cell>
          <table:table-cell table:style-name="ce34" table:formula="of:=[.I34]*[$'Currency conversion'.$H$3]" office:value-type="currency" office:currency="GHC" office:value="0" calcext:value-type="currency">
            <text:p>₵0.00</text:p>
          </table:table-cell>
          <table:table-cell table:style-name="ce34" table:formula="of:=[.J3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1" office:value-type="currency" office:currency="GBP" office:value="7351.09" calcext:value-type="currency">
            <text:p>£7,351.09</text:p>
          </table:table-cell>
          <table:table-cell table:style-name="ce24" table:number-columns-repeated="2"/>
          <table:table-cell table:style-name="ce27"/>
          <table:table-cell table:formula="of:=[.G35]*[$'Currency conversion'.$H$3]" office:value-type="currency" office:currency="GHC" office:value="18548.8022779542" calcext:value-type="currency">
            <text:p>₵18,548.80</text:p>
          </table:table-cell>
          <table:table-cell table:style-name="ce34" table:formula="of:=[.H35]*[$'Currency conversion'.$H$3]" office:value-type="currency" office:currency="GHC" office:value="0" calcext:value-type="currency">
            <text:p>₵0.00</text:p>
          </table:table-cell>
          <table:table-cell table:style-name="ce34" table:formula="of:=[.I35]*[$'Currency conversion'.$H$3]" office:value-type="currency" office:currency="GHC" office:value="0" calcext:value-type="currency">
            <text:p>₵0.00</text:p>
          </table:table-cell>
          <table:table-cell table:style-name="ce34" table:formula="of:=[.J3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gnalling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1" office:value-type="currency" office:currency="GBP" office:value="290.53" calcext:value-type="currency">
            <text:p>£290.53</text:p>
          </table:table-cell>
          <table:table-cell table:style-name="ce24" table:number-columns-repeated="2"/>
          <table:table-cell table:style-name="ce27"/>
          <table:table-cell table:formula="of:=[.G37]*[$'Currency conversion'.$H$3]" office:value-type="currency" office:currency="GHC" office:value="733.086321322966" calcext:value-type="currency">
            <text:p>₵733.09</text:p>
          </table:table-cell>
          <table:table-cell table:style-name="ce34" table:formula="of:=[.H37]*[$'Currency conversion'.$H$3]" office:value-type="currency" office:currency="GHC" office:value="0" calcext:value-type="currency">
            <text:p>₵0.00</text:p>
          </table:table-cell>
          <table:table-cell table:style-name="ce34" table:formula="of:=[.I37]*[$'Currency conversion'.$H$3]" office:value-type="currency" office:currency="GHC" office:value="0" calcext:value-type="currency">
            <text:p>₵0.00</text:p>
          </table:table-cell>
          <table:table-cell table:style-name="ce34" table:formula="of:=[.J3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1" office:value-type="currency" office:currency="GBP" office:value="394.28" calcext:value-type="currency">
            <text:p>£394.28</text:p>
          </table:table-cell>
          <table:table-cell table:style-name="ce24" table:number-columns-repeated="2"/>
          <table:table-cell table:style-name="ce27"/>
          <table:table-cell table:formula="of:=[.G38]*[$'Currency conversion'.$H$3]" office:value-type="currency" office:currency="GHC" office:value="994.875829591502" calcext:value-type="currency">
            <text:p>₵994.88</text:p>
          </table:table-cell>
          <table:table-cell table:style-name="ce34" table:formula="of:=[.H38]*[$'Currency conversion'.$H$3]" office:value-type="currency" office:currency="GHC" office:value="0" calcext:value-type="currency">
            <text:p>₵0.00</text:p>
          </table:table-cell>
          <table:table-cell table:style-name="ce34" table:formula="of:=[.I38]*[$'Currency conversion'.$H$3]" office:value-type="currency" office:currency="GHC" office:value="0" calcext:value-type="currency">
            <text:p>₵0.00</text:p>
          </table:table-cell>
          <table:table-cell table:style-name="ce34" table:formula="of:=[.J3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1" office:value-type="currency" office:currency="GBP" office:value="96.84" calcext:value-type="currency">
            <text:p>£96.84</text:p>
          </table:table-cell>
          <table:table-cell table:style-name="ce24" table:number-columns-repeated="2"/>
          <table:table-cell table:style-name="ce27"/>
          <table:table-cell table:formula="of:=[.G39]*[$'Currency conversion'.$H$3]" office:value-type="currency" office:currency="GHC" office:value="244.353696199759" calcext:value-type="currency">
            <text:p>₵244.35</text:p>
          </table:table-cell>
          <table:table-cell table:style-name="ce34" table:formula="of:=[.H39]*[$'Currency conversion'.$H$3]" office:value-type="currency" office:currency="GHC" office:value="0" calcext:value-type="currency">
            <text:p>₵0.00</text:p>
          </table:table-cell>
          <table:table-cell table:style-name="ce34" table:formula="of:=[.I39]*[$'Currency conversion'.$H$3]" office:value-type="currency" office:currency="GHC" office:value="0" calcext:value-type="currency">
            <text:p>₵0.00</text:p>
          </table:table-cell>
          <table:table-cell table:style-name="ce34" table:formula="of:=[.J3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rastructure maintenance costs (historical)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ce12"/>
        <table:table-column table:style-name="co14" table:default-cell-style-name="Default"/>
        <table:table-column table:style-name="co14" table:default-cell-style-name="ce26"/>
        <table:table-column table:style-name="co17" table:default-cell-style-name="ce23"/>
        <table:table-column table:style-name="co14" table:default-cell-style-name="Default"/>
        <table:table-column table:style-name="co14" table:default-cell-style-name="ce26"/>
        <table:table-column table:style-name="co14" table:number-columns-repeated="3" table:default-cell-style-name="ce31"/>
        <table:table-column table:style-name="co14" table:number-columns-repeated="1013" table:default-cell-style-name="Default"/>
        <table:table-row table:style-name="ro4">
          <table:table-cell table:style-name="ce37" office:value-type="string" calcext:value-type="string">
            <text:p>Type</text:p>
          </table:table-cell>
          <table:table-cell table:style-name="ce38" office:value-type="string" calcext:value-type="string">
            <text:p>Date</text:p>
          </table:table-cell>
          <table:table-cell table:style-name="ce39" office:value-type="string" calcext:value-type="string">
            <text:p>Cost (per km) per year (original date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42" office:value-type="string" calcext:value-type="string">
            <text:p>Cost (per km) per year (normalised to 1900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29" office:value-type="string" calcext:value-type="string">
            <text:p>SimuCents per year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32" table:number-columns-repeated="3"/>
          <table:table-cell table:style-name="ce13" table:number-columns-repeated="1013"/>
        </table:table-row>
        <table:table-row table:style-name="ro3">
          <table:table-cell office:value-type="string" calcext:value-type="string">
            <text:p>Railway</text:p>
          </table:table-cell>
          <table:table-cell table:style-name="ce8" office:value-type="float" office:value="1946" calcext:value-type="float">
            <text:p>1946</text:p>
          </table:table-cell>
          <table:table-cell/>
          <table:table-cell table:style-name="ce17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6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H$3]" office:value-type="currency" office:currency="GHC" office:value="0" calcext:value-type="currency">
            <text:p>₵0.00</text:p>
          </table:table-cell>
          <table:table-cell table:formula="of:=[.G3]*[$'Currency conversion'.$H$3]" office:value-type="currency" office:currency="GHC" office:value="0" calcext:value-type="currency">
            <text:p>₵0.00</text:p>
          </table:table-cell>
          <table:table-cell table:formula="of:=[.H3]*[$'Currency conversion'.$H$3]" office:value-type="currency" office:currency="GHC" office:value="314.349271711751" calcext:value-type="currency">
            <text:p>₵314.3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H$3]" office:value-type="currency" office:currency="GHC" office:value="683.781579235571" calcext:value-type="currency">
            <text:p>₵683.78</text:p>
          </table:table-cell>
          <table:table-cell table:formula="of:=[.G4]*[$'Currency conversion'.$H$3]" office:value-type="currency" office:currency="GHC" office:value="0" calcext:value-type="currency">
            <text:p>₵0.00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H$3]" office:value-type="currency" office:currency="GHC" office:value="611.136567736283" calcext:value-type="currency">
            <text:p>₵611.14</text:p>
          </table:table-cell>
          <table:table-cell table:formula="of:=[.G5]*[$'Currency conversion'.$H$3]" office:value-type="currency" office:currency="GHC" office:value="0" calcext:value-type="currency">
            <text:p>₵0.00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H$3]" office:value-type="currency" office:currency="GHC" office:value="406.77673858285" calcext:value-type="currency">
            <text:p>₵406.78</text:p>
          </table:table-cell>
          <table:table-cell table:formula="of:=[.G6]*[$'Currency conversion'.$H$3]" office:value-type="currency" office:currency="GHC" office:value="0" calcext:value-type="currency">
            <text:p>₵0.00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Bridge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3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H$3]" office:value-type="currency" office:currency="GHC" office:value="1326.2824225167" calcext:value-type="currency">
            <text:p>₵1,326.28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Depot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3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H$3]" office:value-type="currency" office:currency="GHC" office:value="8390.63760814807" calcext:value-type="currency">
            <text:p>₵8,390.64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Signalling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3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H$3]" office:value-type="currency" office:currency="GHC" office:value="44.9142481655898" calcext:value-type="currency">
            <text:p>₵44.91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H$3]" office:value-type="currency" office:currency="GHC" office:value="0" calcext:value-type="currency">
            <text:p>₵0.00</text:p>
          </table:table-cell>
          <table:table-cell table:formula="of:=[.G13]*[$'Currency conversion'.$H$3]" office:value-type="currency" office:currency="GHC" office:value="0" calcext:value-type="currency">
            <text:p>₵0.00</text:p>
          </table:table-cell>
          <table:table-cell table:formula="of:=[.H13]*[$'Currency conversion'.$H$3]" office:value-type="currency" office:currency="GHC" office:value="357.673858284963" calcext:value-type="currency">
            <text:p>₵357.6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H$3]" office:value-type="currency" office:currency="GHC" office:value="0" calcext:value-type="currency">
            <text:p>₵0.00</text:p>
          </table:table-cell>
          <table:table-cell table:formula="of:=[.G14]*[$'Currency conversion'.$H$3]" office:value-type="currency" office:currency="GHC" office:value="0" calcext:value-type="currency">
            <text:p>₵0.00</text:p>
          </table:table-cell>
          <table:table-cell table:formula="of:=[.H14]*[$'Currency conversion'.$H$3]" office:value-type="currency" office:currency="GHC" office:value="536.498171065601" calcext:value-type="currency">
            <text:p>₵536.5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H$3]" office:value-type="currency" office:currency="GHC" office:value="0" calcext:value-type="currency">
            <text:p>₵0.00</text:p>
          </table:table-cell>
          <table:table-cell table:formula="of:=[.G15]*[$'Currency conversion'.$H$3]" office:value-type="currency" office:currency="GHC" office:value="0" calcext:value-type="currency">
            <text:p>₵0.00</text:p>
          </table:table-cell>
          <table:table-cell table:formula="of:=[.H15]*[$'Currency conversion'.$H$3]" office:value-type="currency" office:currency="GHC" office:value="1251.84588763553" calcext:value-type="currency">
            <text:p>₵1,251.85</text:p>
          </table:table-cell>
          <table:table-cell table:number-columns-repeated="1013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rastructure costs (Simutrans)" table:style-name="ta1">
        <table:table-column table:style-name="co18" table:default-cell-style-name="Default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Default"/>
        <table:table-column table:style-name="co26" table:default-cell-style-name="ce50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14" table:number-columns-repeated="1010" table:default-cell-style-name="Default"/>
        <table:table-row table:style-name="ro5">
          <table:table-cell table:style-name="ce2" office:value-type="string" calcext:value-type="string">
            <text:p>Type</text:p>
          </table:table-cell>
          <table:table-cell table:style-name="ce44" office:value-type="string" calcext:value-type="string">
            <text:p>Cost per km or unit</text:p>
          </table:table-cell>
          <table:table-cell table:style-name="ce44" office:value-type="string" calcext:value-type="string">
            <text:p>Applicable forge cost (simuconf.tab)</text:p>
          </table:table-cell>
          <table:table-cell table:style-name="ce44" office:value-type="string" calcext:value-type="string">
            <text:p>Applicable forge cost (in game)</text:p>
          </table:table-cell>
          <table:table-cell table:style-name="ce44" office:value-type="string" calcext:value-type="string">
            <text:p>Land cost per tile in game</text:p>
          </table:table-cell>
          <table:table-cell table:style-name="ce44" office:value-type="string" calcext:value-type="string">
            <text:p>Total capital cost in game per km or unit</text:p>
          </table:table-cell>
          <table:table-cell table:style-name="ce46" office:value-type="string" calcext:value-type="string">
            <text:p>Maintenance in .dat file</text:p>
          </table:table-cell>
          <table:table-cell table:style-name="ce46" office:value-type="string" calcext:value-type="string">
            <text:p>Maintenance (per km) per month in game</text:p>
          </table:table-cell>
          <table:table-cell table:style-name="ce37" office:value-type="string" calcext:value-type="string">
            <text:p>Annualised maintenance</text:p>
          </table:table-cell>
          <table:table-cell table:style-name="ce47" office:value-type="string" calcext:value-type="string">
            <text:p>Capital equivalent (annual)</text:p>
          </table:table-cell>
          <table:table-cell table:style-name="ce51" office:value-type="string" calcext:value-type="string">
            <text:p>Capital to annual maintenance ratio</text:p>
          </table:table-cell>
          <table:table-cell table:style-name="ce51" office:value-type="string" calcext:value-type="string">
            <text:p>Capital to annual maintenance ratio (excl. forge)</text:p>
          </table:table-cell>
          <table:table-cell table:style-name="ce51" office:value-type="string" calcext:value-type="string">
            <text:p>Capital to annual maintenance ratio (capital equivalent)</text:p>
          </table:table-cell>
          <table:table-cell table:style-name="ce51" office:value-type="string" calcext:value-type="string">
            <text:p>Capital to annual maintenance ratio (capital equivalent, excl. forge)</text:p>
          </table:table-cell>
          <table:table-cell table:style-name="ce55" table:number-columns-repeated="1010"/>
        </table:table-row>
        <table:table-row table:style-name="ro3">
          <table:table-cell table:style-name="ce4" office:value-type="string" calcext:value-type="string">
            <text:p>Rai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1" table:formula="of:=[.H3]*12" office:value-type="currency" office:currency="GHC" office:value="96" calcext:value-type="currency">
            <text:p>₵96.00</text:p>
          </table:table-cell>
          <table:table-cell table:style-name="ce34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1" table:formula="of:=[.H4]*12" office:value-type="currency" office:currency="GHC" office:value="144" calcext:value-type="currency">
            <text:p>₵144.00</text:p>
          </table:table-cell>
          <table:table-cell table:style-name="ce34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1" table:formula="of:=[.H5]*12" office:value-type="currency" office:currency="GHC" office:value="181.2" calcext:value-type="currency">
            <text:p>₵181.20</text:p>
          </table:table-cell>
          <table:table-cell table:style-name="ce34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1" table:formula="of:=[.H6]*12" office:value-type="currency" office:currency="GHC" office:value="183.6" calcext:value-type="currency">
            <text:p>₵183.60</text:p>
          </table:table-cell>
          <table:table-cell table:style-name="ce34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1" table:formula="of:=[.H7]*12" office:value-type="currency" office:currency="GHC" office:value="180" calcext:value-type="currency">
            <text:p>₵180.00</text:p>
          </table:table-cell>
          <table:table-cell table:style-name="ce34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1" table:formula="of:=[.H8]*12" office:value-type="currency" office:currency="GHC" office:value="90" calcext:value-type="currency">
            <text:p>₵90.00</text:p>
          </table:table-cell>
          <table:table-cell table:style-name="ce34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1" table:formula="of:=[.H9]*12" office:value-type="currency" office:currency="GHC" office:value="174" calcext:value-type="currency">
            <text:p>₵174.00</text:p>
          </table:table-cell>
          <table:table-cell table:style-name="ce34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1" table:formula="of:=[.H10]*12" office:value-type="currency" office:currency="GHC" office:value="168" calcext:value-type="currency">
            <text:p>₵168.00</text:p>
          </table:table-cell>
          <table:table-cell table:style-name="ce34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1" table:formula="of:=[.H11]*12" office:value-type="currency" office:currency="GHC" office:value="156" calcext:value-type="currency">
            <text:p>₵156.00</text:p>
          </table:table-cell>
          <table:table-cell table:style-name="ce34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1" table:formula="of:=[.H12]*12" office:value-type="currency" office:currency="GHC" office:value="86.4" calcext:value-type="currency">
            <text:p>₵86.40</text:p>
          </table:table-cell>
          <table:table-cell table:style-name="ce34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1" table:formula="of:=[.H13]*12" office:value-type="currency" office:currency="GHC" office:value="146.4" calcext:value-type="currency">
            <text:p>₵146.40</text:p>
          </table:table-cell>
          <table:table-cell table:style-name="ce34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1" table:formula="of:=[.H14]*12" office:value-type="currency" office:currency="GHC" office:value="138" calcext:value-type="currency">
            <text:p>₵138.00</text:p>
          </table:table-cell>
          <table:table-cell table:style-name="ce34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1" table:formula="of:=[.H15]*12" office:value-type="currency" office:currency="GHC" office:value="132" calcext:value-type="currency">
            <text:p>₵132.00</text:p>
          </table:table-cell>
          <table:table-cell table:style-name="ce34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1" table:formula="of:=[.H16]*12" office:value-type="currency" office:currency="GHC" office:value="120" calcext:value-type="currency">
            <text:p>₵120.00</text:p>
          </table:table-cell>
          <table:table-cell table:style-name="ce34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1" table:formula="of:=[.H17]*12" office:value-type="currency" office:currency="GHC" office:value="108" calcext:value-type="currency">
            <text:p>₵108.00</text:p>
          </table:table-cell>
          <table:table-cell table:style-name="ce34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1" table:formula="of:=[.H18]*12" office:value-type="currency" office:currency="GHC" office:value="48" calcext:value-type="currency">
            <text:p>₵48.00</text:p>
          </table:table-cell>
          <table:table-cell table:style-name="ce34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1" table:formula="of:=[.H19]*12" office:value-type="currency" office:currency="GHC" office:value="72" calcext:value-type="currency">
            <text:p>₵72.00</text:p>
          </table:table-cell>
          <table:table-cell table:style-name="ce34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1" table:formula="of:=[.H20]*12" office:value-type="currency" office:currency="GHC" office:value="156" calcext:value-type="currency">
            <text:p>₵156.00</text:p>
          </table:table-cell>
          <table:table-cell table:style-name="ce34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1" table:formula="of:=[.H21]*12" office:value-type="currency" office:currency="GHC" office:value="90" calcext:value-type="currency">
            <text:p>₵90.00</text:p>
          </table:table-cell>
          <table:table-cell table:style-name="ce34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1" table:formula="of:=[.H22]*12" office:value-type="currency" office:currency="GHC" office:value="136.8" calcext:value-type="currency">
            <text:p>₵136.80</text:p>
          </table:table-cell>
          <table:table-cell table:style-name="ce34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1" table:formula="of:=[.H23]*12" office:value-type="currency" office:currency="GHC" office:value="151.2" calcext:value-type="currency">
            <text:p>₵151.20</text:p>
          </table:table-cell>
          <table:table-cell table:style-name="ce34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1" table:formula="of:=[.H24]*12" office:value-type="currency" office:currency="GHC" office:value="228" calcext:value-type="currency">
            <text:p>₵228.00</text:p>
          </table:table-cell>
          <table:table-cell table:style-name="ce34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Narrow gauge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table:style-name="ce5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1" table:formula="of:=[.H26]*12" office:value-type="currency" office:currency="GHC" office:value="76.8" calcext:value-type="currency">
            <text:p>₵76.80</text:p>
          </table:table-cell>
          <table:table-cell table:style-name="ce34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1" table:formula="of:=[.H27]*12" office:value-type="currency" office:currency="GHC" office:value="54" calcext:value-type="currency">
            <text:p>₵54.00</text:p>
          </table:table-cell>
          <table:table-cell table:style-name="ce34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1" table:formula="of:=[.H28]*12" office:value-type="currency" office:currency="GHC" office:value="56.4" calcext:value-type="currency">
            <text:p>₵56.40</text:p>
          </table:table-cell>
          <table:table-cell table:style-name="ce34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1" table:formula="of:=[.H29]*12" office:value-type="currency" office:currency="GHC" office:value="39.6" calcext:value-type="currency">
            <text:p>₵39.60</text:p>
          </table:table-cell>
          <table:table-cell table:style-name="ce34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1" table:formula="of:=[.H30]*12" office:value-type="currency" office:currency="GHC" office:value="36" calcext:value-type="currency">
            <text:p>₵36.00</text:p>
          </table:table-cell>
          <table:table-cell table:style-name="ce34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Tram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1" table:formula="of:=[.H32]*12" office:value-type="currency" office:currency="GHC" office:value="120" calcext:value-type="currency">
            <text:p>₵120.00</text:p>
          </table:table-cell>
          <table:table-cell table:style-name="ce34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1" table:formula="of:=[.H33]*12" office:value-type="currency" office:currency="GHC" office:value="108" calcext:value-type="currency">
            <text:p>₵108.00</text:p>
          </table:table-cell>
          <table:table-cell table:style-name="ce34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1" table:formula="of:=[.H34]*12" office:value-type="currency" office:currency="GHC" office:value="126" calcext:value-type="currency">
            <text:p>₵126.00</text:p>
          </table:table-cell>
          <table:table-cell table:style-name="ce34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1" table:formula="of:=[.H35]*12" office:value-type="currency" office:currency="GHC" office:value="116.4" calcext:value-type="currency">
            <text:p>₵116.40</text:p>
          </table:table-cell>
          <table:table-cell table:style-name="ce34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1" table:formula="of:=[.H36]*12" office:value-type="currency" office:currency="GHC" office:value="144" calcext:value-type="currency">
            <text:p>₵144.00</text:p>
          </table:table-cell>
          <table:table-cell table:style-name="ce34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1" table:formula="of:=[.H37]*12" office:value-type="currency" office:currency="GHC" office:value="168" calcext:value-type="currency">
            <text:p>₵168.00</text:p>
          </table:table-cell>
          <table:table-cell table:style-name="ce34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1" table:formula="of:=[.H38]*12" office:value-type="currency" office:currency="GHC" office:value="144" calcext:value-type="currency">
            <text:p>₵144.00</text:p>
          </table:table-cell>
          <table:table-cell table:style-name="ce34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Road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1" table:formula="of:=[.H40]*12" office:value-type="currency" office:currency="GHC" office:value="1.92" calcext:value-type="currency">
            <text:p>₵1.92</text:p>
          </table:table-cell>
          <table:table-cell table:style-name="ce34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1" table:formula="of:=[.H41]*12" office:value-type="currency" office:currency="GHC" office:value="3.84" calcext:value-type="currency">
            <text:p>₵3.84</text:p>
          </table:table-cell>
          <table:table-cell table:style-name="ce34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1" table:formula="of:=[.H42]*12" office:value-type="currency" office:currency="GHC" office:value="28.8" calcext:value-type="currency">
            <text:p>₵28.80</text:p>
          </table:table-cell>
          <table:table-cell table:style-name="ce34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1" table:formula="of:=[.H43]*12" office:value-type="currency" office:currency="GHC" office:value="16.8" calcext:value-type="currency">
            <text:p>₵16.80</text:p>
          </table:table-cell>
          <table:table-cell table:style-name="ce34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1" table:formula="of:=[.H44]*12" office:value-type="currency" office:currency="GHC" office:value="60" calcext:value-type="currency">
            <text:p>₵60.00</text:p>
          </table:table-cell>
          <table:table-cell table:style-name="ce34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1" table:formula="of:=[.H45]*12" office:value-type="currency" office:currency="GHC" office:value="84" calcext:value-type="currency">
            <text:p>₵84.00</text:p>
          </table:table-cell>
          <table:table-cell table:style-name="ce34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1" table:formula="of:=[.H46]*12" office:value-type="currency" office:currency="GHC" office:value="96" calcext:value-type="currency">
            <text:p>₵96.00</text:p>
          </table:table-cell>
          <table:table-cell table:style-name="ce34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1" table:formula="of:=[.H47]*12" office:value-type="currency" office:currency="GHC" office:value="42" calcext:value-type="currency">
            <text:p>₵42.00</text:p>
          </table:table-cell>
          <table:table-cell table:style-name="ce34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1" table:formula="of:=[.H48]*12" office:value-type="currency" office:currency="GHC" office:value="75.6" calcext:value-type="currency">
            <text:p>₵75.60</text:p>
          </table:table-cell>
          <table:table-cell table:style-name="ce34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1" table:formula="of:=[.H49]*12" office:value-type="currency" office:currency="GHC" office:value="75.6" calcext:value-type="currency">
            <text:p>₵75.60</text:p>
          </table:table-cell>
          <table:table-cell table:style-name="ce34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1" table:formula="of:=[.H50]*12" office:value-type="currency" office:currency="GHC" office:value="75.6" calcext:value-type="currency">
            <text:p>₵75.60</text:p>
          </table:table-cell>
          <table:table-cell table:style-name="ce34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1" table:formula="of:=[.H51]*12" office:value-type="currency" office:currency="GHC" office:value="102" calcext:value-type="currency">
            <text:p>₵102.00</text:p>
          </table:table-cell>
          <table:table-cell table:style-name="ce34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1" table:formula="of:=[.H52]*12" office:value-type="currency" office:currency="GHC" office:value="102" calcext:value-type="currency">
            <text:p>₵102.00</text:p>
          </table:table-cell>
          <table:table-cell table:style-name="ce34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1" table:formula="of:=[.H53]*12" office:value-type="currency" office:currency="GHC" office:value="102" calcext:value-type="currency">
            <text:p>₵102.00</text:p>
          </table:table-cell>
          <table:table-cell table:style-name="ce34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1" table:formula="of:=[.H54]*12" office:value-type="currency" office:currency="GHC" office:value="150" calcext:value-type="currency">
            <text:p>₵150.00</text:p>
          </table:table-cell>
          <table:table-cell table:style-name="ce34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ana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1" table:formula="of:=[.H56]*12" office:value-type="currency" office:currency="GHC" office:value="18" calcext:value-type="currency">
            <text:p>₵18.00</text:p>
          </table:table-cell>
          <table:table-cell table:style-name="ce34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1" table:formula="of:=[.H57]*12" office:value-type="currency" office:currency="GHC" office:value="24" calcext:value-type="currency">
            <text:p>₵24.00</text:p>
          </table:table-cell>
          <table:table-cell table:style-name="ce34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1" table:formula="of:=[.H58]*12" office:value-type="currency" office:currency="GHC" office:value="48" calcext:value-type="currency">
            <text:p>₵48.00</text:p>
          </table:table-cell>
          <table:table-cell table:style-name="ce34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1" table:formula="of:=[.H59]*12" office:value-type="currency" office:currency="GHC" office:value="36" calcext:value-type="currency">
            <text:p>₵36.00</text:p>
          </table:table-cell>
          <table:table-cell table:style-name="ce34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1" table:formula="of:=[.H60]*12" office:value-type="currency" office:currency="GHC" office:value="60" calcext:value-type="currency">
            <text:p>₵60.00</text:p>
          </table:table-cell>
          <table:table-cell table:style-name="ce34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1" table:formula="of:=[.H61]*12" office:value-type="currency" office:currency="GHC" office:value="45.6" calcext:value-type="currency">
            <text:p>₵45.60</text:p>
          </table:table-cell>
          <table:table-cell table:style-name="ce34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1" table:formula="of:=[.H62]*12" office:value-type="currency" office:currency="GHC" office:value="60" calcext:value-type="currency">
            <text:p>₵60.00</text:p>
          </table:table-cell>
          <table:table-cell table:style-name="ce34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1" table:formula="of:=[.H63]*12" office:value-type="currency" office:currency="GHC" office:value="72" calcext:value-type="currency">
            <text:p>₵72.00</text:p>
          </table:table-cell>
          <table:table-cell table:style-name="ce34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Maglev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3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5]*12" office:value-type="currency" office:currency="GHC" office:value="558" calcext:value-type="currency">
            <text:p>₵558.00</text:p>
          </table:table-cell>
          <table:table-cell table:style-name="ce34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1" table:formula="of:=[.H66]*12" office:value-type="currency" office:currency="GHC" office:value="432" calcext:value-type="currency">
            <text:p>₵432.00</text:p>
          </table:table-cell>
          <table:table-cell table:style-name="ce34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7]*12" office:value-type="currency" office:currency="GHC" office:value="558" calcext:value-type="currency">
            <text:p>₵558.00</text:p>
          </table:table-cell>
          <table:table-cell table:style-name="ce34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1" table:formula="of:=[.H68]*12" office:value-type="currency" office:currency="GHC" office:value="720" calcext:value-type="currency">
            <text:p>₵720.00</text:p>
          </table:table-cell>
          <table:table-cell table:style-name="ce34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ir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table:style-name="ce5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1" table:formula="of:=[.H70]*12" office:value-type="currency" office:currency="GHC" office:value="468" calcext:value-type="currency">
            <text:p>₵468.00</text:p>
          </table:table-cell>
          <table:table-cell table:style-name="ce34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1" table:formula="of:=[.H71]*12" office:value-type="currency" office:currency="GHC" office:value="192" calcext:value-type="currency">
            <text:p>₵192.00</text:p>
          </table:table-cell>
          <table:table-cell table:style-name="ce34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1" table:formula="of:=[.H72]*12" office:value-type="currency" office:currency="GHC" office:value="255.12" calcext:value-type="currency">
            <text:p>₵255.12</text:p>
          </table:table-cell>
          <table:table-cell table:style-name="ce34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1" table:formula="of:=[.H73]*12" office:value-type="currency" office:currency="GHC" office:value="153.12" calcext:value-type="currency">
            <text:p>₵153.12</text:p>
          </table:table-cell>
          <table:table-cell table:style-name="ce34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1" table:formula="of:=[.H74]*12" office:value-type="currency" office:currency="GHC" office:value="7.92" calcext:value-type="currency">
            <text:p>₵7.92</text:p>
          </table:table-cell>
          <table:table-cell table:style-name="ce34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1" table:formula="of:=[.H75]*12" office:value-type="currency" office:currency="GHC" office:value="13.2" calcext:value-type="currency">
            <text:p>₵13.20</text:p>
          </table:table-cell>
          <table:table-cell table:style-name="ce34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1" table:formula="of:=[.H76]*12" office:value-type="currency" office:currency="GHC" office:value="3.6" calcext:value-type="currency">
            <text:p>₵3.60</text:p>
          </table:table-cell>
          <table:table-cell table:style-name="ce34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1" table:formula="of:=[.H77]*12" office:value-type="currency" office:currency="GHC" office:value="6" calcext:value-type="currency">
            <text:p>₵6.00</text:p>
          </table:table-cell>
          <table:table-cell table:style-name="ce34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Tunnel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1" table:formula="of:=[.H79]*12" office:value-type="currency" office:currency="GHC" office:value="720" calcext:value-type="currency">
            <text:p>₵720.00</text:p>
          </table:table-cell>
          <table:table-cell table:style-name="ce34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1" table:formula="of:=[.H80]*12" office:value-type="currency" office:currency="GHC" office:value="1056" calcext:value-type="currency">
            <text:p>₵1,056.00</text:p>
          </table:table-cell>
          <table:table-cell table:style-name="ce34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1" table:formula="of:=[.H81]*12" office:value-type="currency" office:currency="GHC" office:value="1260" calcext:value-type="currency">
            <text:p>₵1,260.00</text:p>
          </table:table-cell>
          <table:table-cell table:style-name="ce34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1" table:formula="of:=[.H82]*12" office:value-type="currency" office:currency="GHC" office:value="960" calcext:value-type="currency">
            <text:p>₵960.00</text:p>
          </table:table-cell>
          <table:table-cell table:style-name="ce34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1" table:formula="of:=[.H83]*12" office:value-type="currency" office:currency="GHC" office:value="600" calcext:value-type="currency">
            <text:p>₵600.00</text:p>
          </table:table-cell>
          <table:table-cell table:style-name="ce34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1" table:formula="of:=[.H84]*12" office:value-type="currency" office:currency="GHC" office:value="1200" calcext:value-type="currency">
            <text:p>₵1,200.00</text:p>
          </table:table-cell>
          <table:table-cell table:style-name="ce34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1" table:formula="of:=[.H85]*12" office:value-type="currency" office:currency="GHC" office:value="1680" calcext:value-type="currency">
            <text:p>₵1,680.00</text:p>
          </table:table-cell>
          <table:table-cell table:style-name="ce34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1" table:formula="of:=[.H86]*12" office:value-type="currency" office:currency="GHC" office:value="600" calcext:value-type="currency">
            <text:p>₵600.00</text:p>
          </table:table-cell>
          <table:table-cell table:style-name="ce34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1" table:formula="of:=[.H87]*12" office:value-type="currency" office:currency="GHC" office:value="642" calcext:value-type="currency">
            <text:p>₵642.00</text:p>
          </table:table-cell>
          <table:table-cell table:style-name="ce34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1" table:formula="of:=[.H88]*12" office:value-type="currency" office:currency="GHC" office:value="384" calcext:value-type="currency">
            <text:p>₵384.00</text:p>
          </table:table-cell>
          <table:table-cell table:style-name="ce34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1" table:formula="of:=[.H89]*12" office:value-type="currency" office:currency="GHC" office:value="230.4" calcext:value-type="currency">
            <text:p>₵230.40</text:p>
          </table:table-cell>
          <table:table-cell table:style-name="ce34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1" table:formula="of:=[.H90]*12" office:value-type="currency" office:currency="GHC" office:value="240" calcext:value-type="currency">
            <text:p>₵240.00</text:p>
          </table:table-cell>
          <table:table-cell table:style-name="ce34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1" table:formula="of:=[.H91]*12" office:value-type="currency" office:currency="GHC" office:value="384" calcext:value-type="currency">
            <text:p>₵384.00</text:p>
          </table:table-cell>
          <table:table-cell table:style-name="ce34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1" table:formula="of:=[.H92]*12" office:value-type="currency" office:currency="GHC" office:value="360" calcext:value-type="currency">
            <text:p>₵360.00</text:p>
          </table:table-cell>
          <table:table-cell table:style-name="ce34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1" table:formula="of:=[.H93]*12" office:value-type="currency" office:currency="GHC" office:value="2160" calcext:value-type="currency">
            <text:p>₵2,160.00</text:p>
          </table:table-cell>
          <table:table-cell table:style-name="ce34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1" table:formula="of:=[.H94]*12" office:value-type="currency" office:currency="GHC" office:value="1176" calcext:value-type="currency">
            <text:p>₵1,176.00</text:p>
          </table:table-cell>
          <table:table-cell table:style-name="ce34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1" table:formula="of:=[.H95]*12" office:value-type="currency" office:currency="GHC" office:value="660" calcext:value-type="currency">
            <text:p>₵660.00</text:p>
          </table:table-cell>
          <table:table-cell table:style-name="ce34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1" table:formula="of:=[.H96]*12" office:value-type="currency" office:currency="GHC" office:value="480" calcext:value-type="currency">
            <text:p>₵480.00</text:p>
          </table:table-cell>
          <table:table-cell table:style-name="ce34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Bridges/elevated way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1" table:formula="of:=[.H98]*12" office:value-type="currency" office:currency="GHC" office:value="24" calcext:value-type="currency">
            <text:p>₵24.00</text:p>
          </table:table-cell>
          <table:table-cell table:style-name="ce34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1" table:formula="of:=[.H99]*12" office:value-type="currency" office:currency="GHC" office:value="72" calcext:value-type="currency">
            <text:p>₵72.00</text:p>
          </table:table-cell>
          <table:table-cell table:style-name="ce34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1" table:formula="of:=[.H100]*12" office:value-type="currency" office:currency="GHC" office:value="240" calcext:value-type="currency">
            <text:p>₵240.00</text:p>
          </table:table-cell>
          <table:table-cell table:style-name="ce34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1" table:formula="of:=[.H101]*12" office:value-type="currency" office:currency="GHC" office:value="315.12" calcext:value-type="currency">
            <text:p>₵315.12</text:p>
          </table:table-cell>
          <table:table-cell table:style-name="ce34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1" table:formula="of:=[.H102]*12" office:value-type="currency" office:currency="GHC" office:value="234" calcext:value-type="currency">
            <text:p>₵234.00</text:p>
          </table:table-cell>
          <table:table-cell table:style-name="ce34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1" table:formula="of:=[.H103]*12" office:value-type="currency" office:currency="GHC" office:value="180" calcext:value-type="currency">
            <text:p>₵180.00</text:p>
          </table:table-cell>
          <table:table-cell table:style-name="ce34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1" table:formula="of:=[.H104]*12" office:value-type="currency" office:currency="GHC" office:value="432" calcext:value-type="currency">
            <text:p>₵432.00</text:p>
          </table:table-cell>
          <table:table-cell table:style-name="ce34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1" table:formula="of:=[.H105]*12" office:value-type="currency" office:currency="GHC" office:value="356.4" calcext:value-type="currency">
            <text:p>₵356.40</text:p>
          </table:table-cell>
          <table:table-cell table:style-name="ce34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1" table:formula="of:=[.H106]*12" office:value-type="currency" office:currency="GHC" office:value="144" calcext:value-type="currency">
            <text:p>₵144.00</text:p>
          </table:table-cell>
          <table:table-cell table:style-name="ce34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1" table:formula="of:=[.H107]*12" office:value-type="currency" office:currency="GHC" office:value="114" calcext:value-type="currency">
            <text:p>₵114.00</text:p>
          </table:table-cell>
          <table:table-cell table:style-name="ce34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1" table:formula="of:=[.H108]*12" office:value-type="currency" office:currency="GHC" office:value="144" calcext:value-type="currency">
            <text:p>₵144.00</text:p>
          </table:table-cell>
          <table:table-cell table:style-name="ce34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1" table:formula="of:=[.H109]*12" office:value-type="currency" office:currency="GHC" office:value="252" calcext:value-type="currency">
            <text:p>₵252.00</text:p>
          </table:table-cell>
          <table:table-cell table:style-name="ce34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1" table:formula="of:=[.H110]*12" office:value-type="currency" office:currency="GHC" office:value="187.2" calcext:value-type="currency">
            <text:p>₵187.20</text:p>
          </table:table-cell>
          <table:table-cell table:style-name="ce34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1" table:formula="of:=[.H111]*12" office:value-type="currency" office:currency="GHC" office:value="768" calcext:value-type="currency">
            <text:p>₵768.00</text:p>
          </table:table-cell>
          <table:table-cell table:style-name="ce34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1" table:formula="of:=[.H112]*12" office:value-type="currency" office:currency="GHC" office:value="720" calcext:value-type="currency">
            <text:p>₵720.00</text:p>
          </table:table-cell>
          <table:table-cell table:style-name="ce34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1" table:formula="of:=[.H113]*12" office:value-type="currency" office:currency="GHC" office:value="720" calcext:value-type="currency">
            <text:p>₵720.00</text:p>
          </table:table-cell>
          <table:table-cell table:style-name="ce34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1" table:formula="of:=[.H114]*12" office:value-type="currency" office:currency="GHC" office:value="540" calcext:value-type="currency">
            <text:p>₵540.00</text:p>
          </table:table-cell>
          <table:table-cell table:style-name="ce34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1" table:formula="of:=[.H115]*12" office:value-type="currency" office:currency="GHC" office:value="840" calcext:value-type="currency">
            <text:p>₵840.00</text:p>
          </table:table-cell>
          <table:table-cell table:style-name="ce34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1" table:formula="of:=[.H116]*12" office:value-type="currency" office:currency="GHC" office:value="960" calcext:value-type="currency">
            <text:p>₵960.00</text:p>
          </table:table-cell>
          <table:table-cell table:style-name="ce34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1" table:formula="of:=[.H117]*12" office:value-type="currency" office:currency="GHC" office:value="432" calcext:value-type="currency">
            <text:p>₵432.00</text:p>
          </table:table-cell>
          <table:table-cell table:style-name="ce34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1" table:formula="of:=[.H118]*12" office:value-type="currency" office:currency="GHC" office:value="300" calcext:value-type="currency">
            <text:p>₵300.00</text:p>
          </table:table-cell>
          <table:table-cell table:style-name="ce34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1" table:formula="of:=[.H119]*12" office:value-type="currency" office:currency="GHC" office:value="432" calcext:value-type="currency">
            <text:p>₵432.00</text:p>
          </table:table-cell>
          <table:table-cell table:style-name="ce34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1" table:formula="of:=[.H120]*12" office:value-type="currency" office:currency="GHC" office:value="360" calcext:value-type="currency">
            <text:p>₵360.00</text:p>
          </table:table-cell>
          <table:table-cell table:style-name="ce34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1" table:formula="of:=[.H121]*12" office:value-type="currency" office:currency="GHC" office:value="84" calcext:value-type="currency">
            <text:p>₵84.00</text:p>
          </table:table-cell>
          <table:table-cell table:style-name="ce34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1" table:formula="of:=[.H122]*12" office:value-type="currency" office:currency="GHC" office:value="180" calcext:value-type="currency">
            <text:p>₵180.00</text:p>
          </table:table-cell>
          <table:table-cell table:style-name="ce34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1" table:formula="of:=[.H123]*12" office:value-type="currency" office:currency="GHC" office:value="216" calcext:value-type="currency">
            <text:p>₵216.00</text:p>
          </table:table-cell>
          <table:table-cell table:style-name="ce34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1" table:formula="of:=[.H124]*12" office:value-type="currency" office:currency="GHC" office:value="280.8" calcext:value-type="currency">
            <text:p>₵280.80</text:p>
          </table:table-cell>
          <table:table-cell table:style-name="ce34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1" table:formula="of:=[.H125]*12" office:value-type="currency" office:currency="GHC" office:value="378" calcext:value-type="currency">
            <text:p>₵378.00</text:p>
          </table:table-cell>
          <table:table-cell table:style-name="ce34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1" table:formula="of:=[.H126]*12" office:value-type="currency" office:currency="GHC" office:value="480" calcext:value-type="currency">
            <text:p>₵480.00</text:p>
          </table:table-cell>
          <table:table-cell table:style-name="ce34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1" table:formula="of:=[.H127]*12" office:value-type="currency" office:currency="GHC" office:value="480" calcext:value-type="currency">
            <text:p>₵480.00</text:p>
          </table:table-cell>
          <table:table-cell table:style-name="ce34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1" table:formula="of:=[.H128]*12" office:value-type="currency" office:currency="GHC" office:value="360" calcext:value-type="currency">
            <text:p>₵360.00</text:p>
          </table:table-cell>
          <table:table-cell table:style-name="ce34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1" table:formula="of:=[.H129]*12" office:value-type="currency" office:currency="GHC" office:value="96" calcext:value-type="currency">
            <text:p>₵96.00</text:p>
          </table:table-cell>
          <table:table-cell table:style-name="ce34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1" table:formula="of:=[.H130]*12" office:value-type="currency" office:currency="GHC" office:value="48" calcext:value-type="currency">
            <text:p>₵48.00</text:p>
          </table:table-cell>
          <table:table-cell table:style-name="ce34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1" table:formula="of:=[.H131]*12" office:value-type="currency" office:currency="GHC" office:value="288" calcext:value-type="currency">
            <text:p>₵288.00</text:p>
          </table:table-cell>
          <table:table-cell table:style-name="ce34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1" table:formula="of:=[.H132]*12" office:value-type="currency" office:currency="GHC" office:value="402" calcext:value-type="currency">
            <text:p>₵402.00</text:p>
          </table:table-cell>
          <table:table-cell table:style-name="ce34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1" table:formula="of:=[.H133]*12" office:value-type="currency" office:currency="GHC" office:value="360" calcext:value-type="currency">
            <text:p>₵360.00</text:p>
          </table:table-cell>
          <table:table-cell table:style-name="ce34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1" table:formula="of:=[.H134]*12" office:value-type="currency" office:currency="GHC" office:value="76.8" calcext:value-type="currency">
            <text:p>₵76.80</text:p>
          </table:table-cell>
          <table:table-cell table:style-name="ce34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1" table:formula="of:=[.H135]*12" office:value-type="currency" office:currency="GHC" office:value="240" calcext:value-type="currency">
            <text:p>₵240.00</text:p>
          </table:table-cell>
          <table:table-cell table:style-name="ce34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1" table:formula="of:=[.H136]*12" office:value-type="currency" office:currency="GHC" office:value="42" calcext:value-type="currency">
            <text:p>₵42.00</text:p>
          </table:table-cell>
          <table:table-cell table:style-name="ce34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1" table:formula="of:=[.H137]*12" office:value-type="currency" office:currency="GHC" office:value="288" calcext:value-type="currency">
            <text:p>₵288.00</text:p>
          </table:table-cell>
          <table:table-cell table:style-name="ce34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1" table:formula="of:=[.H138]*12" office:value-type="currency" office:currency="GHC" office:value="300" calcext:value-type="currency">
            <text:p>₵300.00</text:p>
          </table:table-cell>
          <table:table-cell table:style-name="ce34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Electrification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1" table:formula="of:=[.H140]*12" office:value-type="currency" office:currency="GHC" office:value="192" calcext:value-type="currency">
            <text:p>₵192.00</text:p>
          </table:table-cell>
          <table:table-cell table:style-name="ce34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1" table:formula="of:=[.H141]*12" office:value-type="currency" office:currency="GHC" office:value="96" calcext:value-type="currency">
            <text:p>₵96.00</text:p>
          </table:table-cell>
          <table:table-cell table:style-name="ce34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1" table:formula="of:=[.H142]*12" office:value-type="currency" office:currency="GHC" office:value="120" calcext:value-type="currency">
            <text:p>₵120.00</text:p>
          </table:table-cell>
          <table:table-cell table:style-name="ce34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1" table:formula="of:=[.H143]*12" office:value-type="currency" office:currency="GHC" office:value="84" calcext:value-type="currency">
            <text:p>₵84.00</text:p>
          </table:table-cell>
          <table:table-cell table:style-name="ce34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1" table:formula="of:=[.H144]*12" office:value-type="currency" office:currency="GHC" office:value="132" calcext:value-type="currency">
            <text:p>₵132.00</text:p>
          </table:table-cell>
          <table:table-cell table:style-name="ce34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1" table:formula="of:=[.H145]*12" office:value-type="currency" office:currency="GHC" office:value="132" calcext:value-type="currency">
            <text:p>₵132.00</text:p>
          </table:table-cell>
          <table:table-cell table:style-name="ce34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1" table:formula="of:=[.H146]*12" office:value-type="currency" office:currency="GHC" office:value="136.8" calcext:value-type="currency">
            <text:p>₵136.80</text:p>
          </table:table-cell>
          <table:table-cell table:style-name="ce34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Depot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48]*12" office:value-type="currency" office:currency="GHC" office:value="107.52" calcext:value-type="currency">
            <text:p>₵107.52</text:p>
          </table:table-cell>
          <table:table-cell table:style-name="ce34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49]*12" office:value-type="currency" office:currency="GHC" office:value="485.76" calcext:value-type="currency">
            <text:p>₵485.76</text:p>
          </table:table-cell>
          <table:table-cell table:style-name="ce34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50]*12" office:value-type="currency" office:currency="GHC" office:value="322.56" calcext:value-type="currency">
            <text:p>₵322.56</text:p>
          </table:table-cell>
          <table:table-cell table:style-name="ce34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1]*12" office:value-type="currency" office:currency="GHC" office:value="376.32" calcext:value-type="currency">
            <text:p>₵376.32</text:p>
          </table:table-cell>
          <table:table-cell table:style-name="ce34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2]*12" office:value-type="currency" office:currency="GHC" office:value="107.52" calcext:value-type="currency">
            <text:p>₵107.52</text:p>
          </table:table-cell>
          <table:table-cell table:style-name="ce34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53]*12" office:value-type="currency" office:currency="GHC" office:value="593.28" calcext:value-type="currency">
            <text:p>₵593.28</text:p>
          </table:table-cell>
          <table:table-cell table:style-name="ce34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4]*12" office:value-type="currency" office:currency="GHC" office:value="376.32" calcext:value-type="currency">
            <text:p>₵376.32</text:p>
          </table:table-cell>
          <table:table-cell table:style-name="ce34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1" table:formula="of:=[.H155]*12" office:value-type="currency" office:currency="GHC" office:value="539.52" calcext:value-type="currency">
            <text:p>₵539.52</text:p>
          </table:table-cell>
          <table:table-cell table:style-name="ce34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6]*12" office:value-type="currency" office:currency="GHC" office:value="700.8" calcext:value-type="currency">
            <text:p>₵700.80</text:p>
          </table:table-cell>
          <table:table-cell table:style-name="ce34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1" table:formula="of:=[.H157]*12" office:value-type="currency" office:currency="GHC" office:value="917.76" calcext:value-type="currency">
            <text:p>₵917.76</text:p>
          </table:table-cell>
          <table:table-cell table:style-name="ce34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8]*12" office:value-type="currency" office:currency="GHC" office:value="107.52" calcext:value-type="currency">
            <text:p>₵107.52</text:p>
          </table:table-cell>
          <table:table-cell table:style-name="ce34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9]*12" office:value-type="currency" office:currency="GHC" office:value="700.8" calcext:value-type="currency">
            <text:p>₵700.80</text:p>
          </table:table-cell>
          <table:table-cell table:style-name="ce34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0]*12" office:value-type="currency" office:currency="GHC" office:value="593.28" calcext:value-type="currency">
            <text:p>₵593.28</text:p>
          </table:table-cell>
          <table:table-cell table:style-name="ce34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61]*12" office:value-type="currency" office:currency="GHC" office:value="376.32" calcext:value-type="currency">
            <text:p>₵376.32</text:p>
          </table:table-cell>
          <table:table-cell table:style-name="ce34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162]*12" office:value-type="currency" office:currency="GHC" office:value="268.8" calcext:value-type="currency">
            <text:p>₵268.80</text:p>
          </table:table-cell>
          <table:table-cell table:style-name="ce34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3]*12" office:value-type="currency" office:currency="GHC" office:value="485.76" calcext:value-type="currency">
            <text:p>₵485.76</text:p>
          </table:table-cell>
          <table:table-cell table:style-name="ce34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4]*12" office:value-type="currency" office:currency="GHC" office:value="107.52" calcext:value-type="currency">
            <text:p>₵107.52</text:p>
          </table:table-cell>
          <table:table-cell table:style-name="ce34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5]*12" office:value-type="currency" office:currency="GHC" office:value="485.76" calcext:value-type="currency">
            <text:p>₵485.76</text:p>
          </table:table-cell>
          <table:table-cell table:style-name="ce34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6]*12" office:value-type="currency" office:currency="GHC" office:value="593.28" calcext:value-type="currency">
            <text:p>₵593.28</text:p>
          </table:table-cell>
          <table:table-cell table:style-name="ce34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167]*12" office:value-type="currency" office:currency="GHC" office:value="161.28" calcext:value-type="currency">
            <text:p>₵161.28</text:p>
          </table:table-cell>
          <table:table-cell table:style-name="ce34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8]*12" office:value-type="currency" office:currency="GHC" office:value="107.52" calcext:value-type="currency">
            <text:p>₵107.52</text:p>
          </table:table-cell>
          <table:table-cell table:style-name="ce34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1" table:formula="of:=[.H169]*12" office:value-type="currency" office:currency="GHC" office:value="215.04" calcext:value-type="currency">
            <text:p>₵215.04</text:p>
          </table:table-cell>
          <table:table-cell table:style-name="ce34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0]*12" office:value-type="currency" office:currency="GHC" office:value="376.32" calcext:value-type="currency">
            <text:p>₵376.32</text:p>
          </table:table-cell>
          <table:table-cell table:style-name="ce34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1]*12" office:value-type="currency" office:currency="GHC" office:value="376.32" calcext:value-type="currency">
            <text:p>₵376.32</text:p>
          </table:table-cell>
          <table:table-cell table:style-name="ce34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72]*12" office:value-type="currency" office:currency="GHC" office:value="322.56" calcext:value-type="currency">
            <text:p>₵322.56</text:p>
          </table:table-cell>
          <table:table-cell table:style-name="ce34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gnalboxe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1" table:formula="of:=[.H174]*12" office:value-type="currency" office:currency="GHC" office:value="53.76" calcext:value-type="currency">
            <text:p>₵53.76</text:p>
          </table:table-cell>
          <table:table-cell table:style-name="ce34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1" table:formula="of:=[.H175]*12" office:value-type="currency" office:currency="GHC" office:value="88.32" calcext:value-type="currency">
            <text:p>₵88.32</text:p>
          </table:table-cell>
          <table:table-cell table:style-name="ce34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1" table:formula="of:=[.H176]*12" office:value-type="currency" office:currency="GHC" office:value="76.8" calcext:value-type="currency">
            <text:p>₵76.80</text:p>
          </table:table-cell>
          <table:table-cell table:style-name="ce34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1" table:formula="of:=[.H177]*12" office:value-type="currency" office:currency="GHC" office:value="193.92" calcext:value-type="currency">
            <text:p>₵193.92</text:p>
          </table:table-cell>
          <table:table-cell table:style-name="ce34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178]*12" office:value-type="currency" office:currency="GHC" office:value="224.64" calcext:value-type="currency">
            <text:p>₵224.64</text:p>
          </table:table-cell>
          <table:table-cell table:style-name="ce34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79]*12" office:value-type="currency" office:currency="GHC" office:value="299.52" calcext:value-type="currency">
            <text:p>₵299.52</text:p>
          </table:table-cell>
          <table:table-cell table:style-name="ce34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1" table:formula="of:=[.H180]*12" office:value-type="currency" office:currency="GHC" office:value="245.76" calcext:value-type="currency">
            <text:p>₵245.76</text:p>
          </table:table-cell>
          <table:table-cell table:style-name="ce34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1" table:formula="of:=[.H181]*12" office:value-type="currency" office:currency="GHC" office:value="291.84" calcext:value-type="currency">
            <text:p>₵291.84</text:p>
          </table:table-cell>
          <table:table-cell table:style-name="ce34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1" table:formula="of:=[.H182]*12" office:value-type="currency" office:currency="GHC" office:value="289.92" calcext:value-type="currency">
            <text:p>₵289.92</text:p>
          </table:table-cell>
          <table:table-cell table:style-name="ce34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1" table:formula="of:=[.H183]*12" office:value-type="currency" office:currency="GHC" office:value="433.92" calcext:value-type="currency">
            <text:p>₵433.92</text:p>
          </table:table-cell>
          <table:table-cell table:style-name="ce34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4]*12" office:value-type="currency" office:currency="GHC" office:value="134.4" calcext:value-type="currency">
            <text:p>₵134.40</text:p>
          </table:table-cell>
          <table:table-cell table:style-name="ce34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5]*12" office:value-type="currency" office:currency="GHC" office:value="299.52" calcext:value-type="currency">
            <text:p>₵299.52</text:p>
          </table:table-cell>
          <table:table-cell table:style-name="ce34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1" table:formula="of:=[.H186]*12" office:value-type="currency" office:currency="GHC" office:value="359.04" calcext:value-type="currency">
            <text:p>₵359.04</text:p>
          </table:table-cell>
          <table:table-cell table:style-name="ce34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7]*12" office:value-type="currency" office:currency="GHC" office:value="299.52" calcext:value-type="currency">
            <text:p>₵299.52</text:p>
          </table:table-cell>
          <table:table-cell table:style-name="ce34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8]*12" office:value-type="currency" office:currency="GHC" office:value="134.4" calcext:value-type="currency">
            <text:p>₵134.40</text:p>
          </table:table-cell>
          <table:table-cell table:style-name="ce34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1" table:formula="of:=[.H189]*12" office:value-type="currency" office:currency="GHC" office:value="284.16" calcext:value-type="currency">
            <text:p>₵284.16</text:p>
          </table:table-cell>
          <table:table-cell table:style-name="ce34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gnals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1" table:formula="of:=[.H191]*12" office:value-type="currency" office:currency="GHC" office:value="44.16" calcext:value-type="currency">
            <text:p>₵44.16</text:p>
          </table:table-cell>
          <table:table-cell table:style-name="ce34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1" table:formula="of:=[.H192]*12" office:value-type="currency" office:currency="GHC" office:value="32.64" calcext:value-type="currency">
            <text:p>₵32.64</text:p>
          </table:table-cell>
          <table:table-cell table:style-name="ce34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Landscaping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4]*12" office:value-type="currency" office:currency="GHC" office:value="0" calcext:value-type="currency">
            <text:p>₵0.00</text:p>
          </table:table-cell>
          <table:table-cell table:style-name="ce34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5]*12" office:value-type="currency" office:currency="GHC" office:value="0" calcext:value-type="currency">
            <text:p>₵0.00</text:p>
          </table:table-cell>
          <table:table-cell table:style-name="ce34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top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1" table:formula="of:=[.H197]*12" office:value-type="currency" office:currency="GHC" office:value="75" calcext:value-type="currency">
            <text:p>₵75.00</text:p>
          </table:table-cell>
          <table:table-cell table:style-name="ce34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1" table:formula="of:=[.H198]*12" office:value-type="currency" office:currency="GHC" office:value="119.04" calcext:value-type="currency">
            <text:p>₵119.04</text:p>
          </table:table-cell>
          <table:table-cell table:style-name="ce34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1" table:formula="of:=[.H199]*12" office:value-type="currency" office:currency="GHC" office:value="67.2" calcext:value-type="currency">
            <text:p>₵67.20</text:p>
          </table:table-cell>
          <table:table-cell table:style-name="ce34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tation buildings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3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1" table:formula="of:=[.H201]*12" office:value-type="currency" office:currency="GHC" office:value="328.32" calcext:value-type="currency">
            <text:p>₵328.32</text:p>
          </table:table-cell>
          <table:table-cell table:style-name="ce34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1" table:formula="of:=[.H202]*12" office:value-type="currency" office:currency="GHC" office:value="353.28" calcext:value-type="currency">
            <text:p>₵353.28</text:p>
          </table:table-cell>
          <table:table-cell table:style-name="ce34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203]*12" office:value-type="currency" office:currency="GHC" office:value="299.52" calcext:value-type="currency">
            <text:p>₵299.52</text:p>
          </table:table-cell>
          <table:table-cell table:style-name="ce34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1" table:formula="of:=[.H204]*12" office:value-type="currency" office:currency="GHC" office:value="240" calcext:value-type="currency">
            <text:p>₵240.00</text:p>
          </table:table-cell>
          <table:table-cell table:style-name="ce34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1" table:formula="of:=[.H205]*12" office:value-type="currency" office:currency="GHC" office:value="305.28" calcext:value-type="currency">
            <text:p>₵305.28</text:p>
          </table:table-cell>
          <table:table-cell table:style-name="ce34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1" table:formula="of:=[.H206]*12" office:value-type="currency" office:currency="GHC" office:value="278.4" calcext:value-type="currency">
            <text:p>₵278.40</text:p>
          </table:table-cell>
          <table:table-cell table:style-name="ce34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1" table:formula="of:=[.H207]*12" office:value-type="currency" office:currency="GHC" office:value="326.4" calcext:value-type="currency">
            <text:p>₵326.40</text:p>
          </table:table-cell>
          <table:table-cell table:style-name="ce34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1" table:formula="of:=[.H208]*12" office:value-type="currency" office:currency="GHC" office:value="96" calcext:value-type="currency">
            <text:p>₵96.00</text:p>
          </table:table-cell>
          <table:table-cell table:style-name="ce34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1" table:formula="of:=[.H209]*12" office:value-type="currency" office:currency="GHC" office:value="11.52" calcext:value-type="currency">
            <text:p>₵11.52</text:p>
          </table:table-cell>
          <table:table-cell table:style-name="ce34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210]*12" office:value-type="currency" office:currency="GHC" office:value="224.64" calcext:value-type="currency">
            <text:p>₵224.64</text:p>
          </table:table-cell>
          <table:table-cell table:style-name="ce34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1" table:formula="of:=[.H211]*12" office:value-type="currency" office:currency="GHC" office:value="216.96" calcext:value-type="currency">
            <text:p>₵216.96</text:p>
          </table:table-cell>
          <table:table-cell table:style-name="ce34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1" table:formula="of:=[.H212]*12" office:value-type="currency" office:currency="GHC" office:value="13.44" calcext:value-type="currency">
            <text:p>₵13.44</text:p>
          </table:table-cell>
          <table:table-cell table:style-name="ce34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1" table:formula="of:=[.H213]*12" office:value-type="currency" office:currency="GHC" office:value="28.8" calcext:value-type="currency">
            <text:p>₵28.80</text:p>
          </table:table-cell>
          <table:table-cell table:style-name="ce34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4]*12" office:value-type="currency" office:currency="GHC" office:value="161.28" calcext:value-type="currency">
            <text:p>₵161.28</text:p>
          </table:table-cell>
          <table:table-cell table:style-name="ce34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5]*12" office:value-type="currency" office:currency="GHC" office:value="161.28" calcext:value-type="currency">
            <text:p>₵161.28</text:p>
          </table:table-cell>
          <table:table-cell table:style-name="ce34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216]*12" office:value-type="currency" office:currency="GHC" office:value="107.52" calcext:value-type="currency">
            <text:p>₵107.52</text:p>
          </table:table-cell>
          <table:table-cell table:style-name="ce34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217]*12" office:value-type="currency" office:currency="GHC" office:value="268.8" calcext:value-type="currency">
            <text:p>₵268.80</text:p>
          </table:table-cell>
          <table:table-cell table:style-name="ce34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3" table:number-rows-repeated="10483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ital to maintenance ratio" table:style-name="ta1">
        <table:table-column table:style-name="co31" table:default-cell-style-name="Default"/>
        <table:table-column table:style-name="co23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4">
          <table:table-cell table:style-name="ce3"/>
          <table:table-cell table:style-name="ce3" office:value-type="string" calcext:value-type="string">
            <text:p>Active hours per day</text:p>
          </table:table-cell>
          <table:table-cell table:style-name="ce3" office:value-type="string" calcext:value-type="string">
            <text:p>Days per year</text:p>
          </table:table-cell>
          <table:table-cell table:style-name="ce3" office:value-type="string" calcext:value-type="string">
            <text:p>Hours per month</text:p>
          </table:table-cell>
          <table:table-cell table:style-name="ce3" office:value-type="string" calcext:value-type="string">
            <text:p>Months per year</text:p>
          </table:table-cell>
          <table:table-cell table:style-name="ce58" office:value-type="string" calcext:value-type="string">
            <text:p>Active hours per year</text:p>
          </table:table-cell>
          <table:table-cell table:style-name="ce36" table:number-columns-repeated="1018"/>
        </table:table-row>
        <table:table-row table:style-name="ro3">
          <table:table-cell table:style-name="ce56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3">
          <table:table-cell table:style-name="ce56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57" office:value-type="string" calcext:value-type="string">
            <text:p>Maintenance to capital ratio</text:p>
          </table:table-cell>
          <table:table-cell table:style-name="ce60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57" office:value-type="string" calcext:value-type="string">
            <text:p>Capital to maintenance ratio</text:p>
          </table:table-cell>
          <table:table-cell table:style-name="ce60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rrency conversion" table:style-name="ta1">
        <table:table-column table:style-name="co33" table:default-cell-style-name="Default"/>
        <table:table-column table:style-name="co14" table:number-columns-repeated="2" table:default-cell-style-name="Default"/>
        <table:table-column table:style-name="co14" table:default-cell-style-name="ce8"/>
        <table:table-column table:style-name="co8" table:default-cell-style-name="ce8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number-columns-repeated="1015" table:default-cell-style-name="Default"/>
        <table:table-row table:style-name="ro4">
          <table:table-cell table:style-name="ce61"/>
          <table:table-cell table:style-name="ce3" office:value-type="string" calcext:value-type="string">
            <text:p>SimuCents (.dat file)</text:p>
          </table:table-cell>
          <table:table-cell table:style-name="ce3" office:value-type="string" calcext:value-type="string">
            <text:p>SimuCents (in game)</text:p>
          </table:table-cell>
          <table:table-cell table:style-name="ce7" office:value-type="string" calcext:value-type="string">
            <text:p>GBP (1900) (real)</text:p>
          </table:table-cell>
          <table:table-cell table:style-name="ce7" office:value-type="string" calcext:value-type="string">
            <text:p>GBP (1900) (in game)</text:p>
          </table:table-cell>
          <table:table-cell table:style-name="ce57" office:value-type="string" calcext:value-type="string">
            <text:p>Conversion ratio (GBP to SimuCents revenue)</text:p>
          </table:table-cell>
          <table:table-cell table:style-name="ce57" office:value-type="string" calcext:value-type="string">
            <text:p>Conversion ratio (SimuCents revenue to GBP)</text:p>
          </table:table-cell>
          <table:table-cell table:style-name="ce57" office:value-type="string" calcext:value-type="string">
            <text:p>Conversion ratio (GBP to SimuCents capital or annualised)</text:p>
          </table:table-cell>
          <table:table-cell table:style-name="ce57" office:value-type="string" calcext:value-type="string">
            <text:p>Conversion ratio (SimuCents capital or annualised to GBP)</text:p>
          </table:table-cell>
          <table:table-cell table:style-name="ce61" table:number-columns-repeated="1015"/>
        </table:table-row>
        <table:table-row table:style-name="ro3">
          <table:table-cell table:style-name="ce56" office:value-type="string" calcext:value-type="string">
            <text:p>Short timescale</text:p>
          </table:table-cell>
          <table:table-cell table:style-name="ce31" table:formula="of:=[$'Passenger fares per km (Simutrans)'.E10]" office:value-type="currency" office:currency="GHC" office:value="0.8" calcext:value-type="currency">
            <text:p>₵0.80</text:p>
          </table:table-cell>
          <table:table-cell table:style-name="ce31" table:formula="of:=[$'Passenger fares per km (Simutrans)'.E10]" office:value-type="currency" office:currency="GHC" office:value="0.8" calcext:value-type="currency">
            <text:p>₵0.80</text:p>
          </table:table-cell>
          <table:table-cell table:style-name="ce63" table:formula="of:=1/240" office:value-type="currency" office:currency="GBP" office:value="0.00416666666666667" calcext:value-type="currency">
            <text:p>£0.00417</text:p>
          </table:table-cell>
          <table:table-cell table:style-name="ce63" office:value-type="string" calcext:value-type="string">
            <text:p>n/a</text:p>
          </table:table-cell>
          <table:table-cell table:style-name="ce64" table:formula="of:=[.C2]/[.D2]" office:value-type="float" office:value="192" calcext:value-type="float">
            <text:p>192.000</text:p>
          </table:table-cell>
          <table:table-cell table:style-name="ce64" table:formula="of:=[.D2]/[.C2]" office:value-type="float" office:value="0.00520833333333333" calcext:value-type="float">
            <text:p>0.005</text:p>
          </table:table-cell>
          <table:table-cell table:style-name="ce64" table:number-columns-repeated="2"/>
          <table:table-cell table:number-columns-repeated="1015"/>
        </table:table-row>
        <table:table-row table:style-name="ro3">
          <table:table-cell table:style-name="ce56" office:value-type="string" calcext:value-type="string">
            <text:p>Long timescale</text:p>
          </table:table-cell>
          <table:table-cell table:style-name="ce31" table:formula="of:=[.B2]*[$'Capital to maintenance ratio'.$F$4]" office:value-type="currency" office:currency="GHC" office:value="0.0105136348702223" calcext:value-type="currency">
            <text:p>₵0.01</text:p>
          </table:table-cell>
          <table:table-cell table:style-name="ce62" table:formula="of:=[.C2]*[$'Capital to maintenance ratio'.$F$4]" office:value-type="currency" office:currency="GHC" office:value="0.0105136348702223" calcext:value-type="currency">
            <text:p>₵0.0105</text:p>
          </table:table-cell>
          <table:table-cell table:style-name="ce63" table:formula="of:=[.B3]*[.$G$2]" office:value-type="currency" office:currency="GBP" office:value="0.0000547585149490746" calcext:value-type="currency">
            <text:p>£0.00005</text:p>
          </table:table-cell>
          <table:table-cell table:style-name="ce63" table:formula="of:=[.C3]*[.$G$2]" office:value-type="currency" office:currency="GBP" office:value="0.0000547585149490746" calcext:value-type="currency">
            <text:p>£0.00005</text:p>
          </table:table-cell>
          <table:table-cell table:style-name="ce64" table:number-columns-repeated="2"/>
          <table:table-cell table:style-name="ce64" table:formula="of:=[.C3]/[.D2]" office:value-type="float" office:value="2.52327236885336" calcext:value-type="float">
            <text:p>2.523</text:p>
          </table:table-cell>
          <table:table-cell table:style-name="ce64" table:formula="of:=[.D2]/[.C3]" office:value-type="float" office:value="0.396310763888889" calcext:value-type="float">
            <text:p>0.396</text:p>
          </table:table-cell>
          <table:table-cell table:number-columns-repeated="1015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venues and profits (real)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31"/>
        <table:table-column table:style-name="co44" table:number-columns-repeated="2" table:default-cell-style-name="ce12"/>
        <table:table-column table:style-name="co45" table:default-cell-style-name="ce31"/>
        <table:table-column table:style-name="co46" table:default-cell-style-name="Default"/>
        <table:table-column table:style-name="co14" table:default-cell-style-name="ce12"/>
        <table:table-column table:style-name="co47" table:default-cell-style-name="Default"/>
        <table:table-column table:style-name="co14" table:number-columns-repeated="1012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ssengers carried</text:p>
          </table:table-cell>
          <table:table-cell table:style-name="ce3" office:value-type="string" calcext:value-type="string">
            <text:p>Passengers carried (Simutrans equiv.)</text:p>
          </table:table-cell>
          <table:table-cell table:style-name="ce3" office:value-type="string" calcext:value-type="string">
            <text:p>Revenue per passenger (1900)</text:p>
          </table:table-cell>
          <table:table-cell table:style-name="ce30" office:value-type="string" calcext:value-type="string">
            <text:p>Revenue per passenger (Simutrans)</text:p>
          </table:table-cell>
          <table:table-cell table:style-name="ce11" office:value-type="string" calcext:value-type="string">
            <text:p>Revenue</text:p>
          </table:table-cell>
          <table:table-cell table:style-name="ce11" office:value-type="string" calcext:value-type="string">
            <text:p>Adjusted to 1900</text:p>
          </table:table-cell>
          <table:table-cell table:style-name="ce30" office:value-type="string" calcext:value-type="string">
            <text:p>Adjusted to SimuCents</text:p>
          </table:table-cell>
          <table:table-cell table:style-name="ce3" office:value-type="string" calcext:value-type="string">
            <text:p>Operating cost</text:p>
          </table:table-cell>
          <table:table-cell table:style-name="ce11" office:value-type="string" calcext:value-type="string">
            <text:p>Adjusted to 1900</text:p>
          </table:table-cell>
          <table:table-cell table:style-name="ce3" office:value-type="string" calcext:value-type="string">
            <text:p>Adjusted to SimuCents</text:p>
          </table:table-cell>
          <table:table-cell table:style-name="ce61" table:number-columns-repeated="1012"/>
        </table:table-row>
        <table:table-row table:style-name="ro3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5" office:value-type="float" office:value="445047" calcext:value-type="float">
            <text:p>445,047</text:p>
          </table:table-cell>
          <table:table-cell table:style-name="ce65" table:formula="of:=[.C2]*[$'Capital to maintenance ratio'.F4]" office:value-type="float" office:value="5848.82707260979" calcext:value-type="float">
            <text:p>5,849</text:p>
          </table:table-cell>
          <table:table-cell table:style-name="ce12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F2]" office:value-type="currency" office:currency="GHC" office:value="56.6957970731181" calcext:value-type="currency">
            <text:p>₵56.70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H$3]" office:value-type="currency" office:currency="GHC" office:value="331603.912824444" calcext:value-type="currency">
            <text:p>₵331,603.91</text:p>
          </table:table-cell>
          <table:table-cell table:style-name="ce12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1" table:formula="of:=[.K2]*[$'Currency conversion'.$H$3]" office:value-type="currency" office:currency="GHC" office:value="180184.053794765" calcext:value-type="currency">
            <text:p>₵180,184.0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H$3]" office:value-type="currency" office:currency="GHC" office:value="675274.871098456" calcext:value-type="currency">
            <text:p>₵675,274.87</text:p>
          </table:table-cell>
          <table:table-cell table:style-name="ce12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1" table:formula="of:=[.K3]*[$'Currency conversion'.$H$3]" office:value-type="currency" office:currency="GHC" office:value="301424.666914905" calcext:value-type="currency">
            <text:p>₵301,424.67</text:p>
          </table:table-cell>
          <table:table-cell table:number-columns-repeated="101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venue to income ratios (historical)" table:style-name="ta1">
        <table:table-column table:style-name="co48" table:default-cell-style-name="Default"/>
        <table:table-column table:style-name="co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" table:default-cell-style-name="ce67"/>
        <table:table-column table:style-name="co51" table:default-cell-style-name="Default"/>
        <table:table-column table:style-name="co52" table:default-cell-style-name="ce67"/>
        <table:table-column table:style-name="co53" table:default-cell-style-name="Default"/>
        <table:table-column table:style-name="co53" table:default-cell-style-name="ce67"/>
        <table:table-column table:style-name="co54" table:default-cell-style-name="ce70"/>
        <table:table-column table:style-name="co55" table:default-cell-style-name="ce67"/>
        <table:table-column table:style-name="co56" table:default-cell-style-name="Default"/>
        <table:table-column table:style-name="co55" table:default-cell-style-name="ce67"/>
        <table:table-column table:style-name="co57" table:default-cell-style-name="Default"/>
        <table:table-column table:style-name="co53" table:default-cell-style-name="ce67"/>
        <table:table-column table:style-name="co58" table:default-cell-style-name="Default"/>
        <table:table-column table:style-name="co59" table:default-cell-style-name="ce67"/>
        <table:table-column table:style-name="co14" table:number-columns-repeated="1007" table:default-cell-style-name="Default"/>
        <table:table-row table:style-name="ro4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Income (per train mile)</text:p>
          </table:table-cell>
          <table:table-cell table:style-name="ce3" office:value-type="string" calcext:value-type="string">
            <text:p>Maintenance of wa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Locomotive and rolling stock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raffic charges</text:p>
          </table:table-cell>
          <table:table-cell table:style-name="ce66" office:value-type="string" calcext:value-type="string">
            <text:p>Ratio to income</text:p>
          </table:table-cell>
          <table:table-cell table:style-name="ce68" office:value-type="string" calcext:value-type="string">
            <text:p>Combined traffic and vehicle</text:p>
          </table:table-cell>
          <table:table-cell table:style-name="ce71" office:value-type="string" calcext:value-type="string">
            <text:p>Ratio to income</text:p>
          </table:table-cell>
          <table:table-cell table:style-name="ce3" office:value-type="string" calcext:value-type="string">
            <text:p>Rates, tax and dut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style-name="ce3" table:number-columns-repeated="1007"/>
        </table:table-row>
        <table:table-row table:style-name="ro3">
          <table:table-cell office:value-type="string" calcext:value-type="string">
            <text:p>Midland Railway</text:p>
          </table:table-cell>
          <table:table-cell office:value-type="float" office:value="1871" calcext:value-type="float">
            <text:p>1871</text:p>
          </table:table-cell>
          <table:table-cell office:value-type="float" office:value="58.24" calcext:value-type="float">
            <text:p>58.24</text:p>
          </table:table-cell>
          <table:table-cell office:value-type="float" office:value="3.32" calcext:value-type="float">
            <text:p>3.32</text:p>
          </table:table-cell>
          <table:table-cell table:formula="of:=[.D2]/[.C2]" office:value-type="percentage" office:value="0.0570054945054945" calcext:value-type="percentage">
            <text:p>5.70%</text:p>
          </table:table-cell>
          <table:table-cell office:value-type="float" office:value="9.06" calcext:value-type="float">
            <text:p>9.06</text:p>
          </table:table-cell>
          <table:table-cell table:formula="of:=[.F2]/[.C2]" office:value-type="percentage" office:value="0.155563186813187" calcext:value-type="percentage">
            <text:p>15.56%</text:p>
          </table:table-cell>
          <table:table-cell office:value-type="float" office:value="9.82" calcext:value-type="float">
            <text:p>9.82</text:p>
          </table:table-cell>
          <table:table-cell table:formula="of:=[.H2]/[.C2]" office:value-type="percentage" office:value="0.168612637362637" calcext:value-type="percentage">
            <text:p>16.86%</text:p>
          </table:table-cell>
          <table:table-cell table:style-name="ce69" table:formula="of:=[.F2]+[.H2]" office:value-type="float" office:value="18.88" calcext:value-type="float">
            <text:p>18.88</text:p>
          </table:table-cell>
          <table:table-cell table:style-name="ce72" table:formula="of:=[.J2]/[.C2]" office:value-type="percentage" office:value="0.324175824175824" calcext:value-type="percentage">
            <text:p>32.42%</text:p>
          </table:table-cell>
          <table:table-cell office:value-type="float" office:value="1.38" calcext:value-type="float">
            <text:p>1.38</text:p>
          </table:table-cell>
          <table:table-cell table:formula="of:=[.L2]/[.C2]" office:value-type="percentage" office:value="0.0236950549450549" calcext:value-type="percentage">
            <text:p>2.37%</text:p>
          </table:table-cell>
          <table:table-cell office:value-type="float" office:value="0.98" calcext:value-type="float">
            <text:p>0.98</text:p>
          </table:table-cell>
          <table:table-cell table:formula="of:=[.N2]/[.C2]" office:value-type="percentage" office:value="0.0168269230769231" calcext:value-type="percentage">
            <text:p>1.68%</text:p>
          </table:table-cell>
          <table:table-cell table:formula="of:=[.N2]+[.L2]+[.H2]+[.F2]+[.D2]" office:value-type="float" office:value="24.56" calcext:value-type="float">
            <text:p>24.56</text:p>
          </table:table-cell>
          <table:table-cell table:formula="of:=[.P2]/[.C2]" office:value-type="percentage" office:value="0.421703296703297" calcext:value-type="percentage">
            <text:p>42.17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NWR</text:p>
          </table:table-cell>
          <table:table-cell office:value-type="float" office:value="1871" calcext:value-type="float">
            <text:p>1871</text:p>
          </table:table-cell>
          <table:table-cell office:value-type="float" office:value="67.78" calcext:value-type="float">
            <text:p>67.78</text:p>
          </table:table-cell>
          <table:table-cell office:value-type="float" office:value="5.72" calcext:value-type="float">
            <text:p>5.72</text:p>
          </table:table-cell>
          <table:table-cell table:formula="of:=[.D3]/[.C3]" office:value-type="percentage" office:value="0.0843906757155503" calcext:value-type="percentage">
            <text:p>8.44%</text:p>
          </table:table-cell>
          <table:table-cell office:value-type="float" office:value="9.97" calcext:value-type="float">
            <text:p>9.97</text:p>
          </table:table-cell>
          <table:table-cell table:formula="of:=[.F3]/[.C3]" office:value-type="percentage" office:value="0.14709353791679" calcext:value-type="percentage">
            <text:p>14.71%</text:p>
          </table:table-cell>
          <table:table-cell office:value-type="float" office:value="10.99" calcext:value-type="float">
            <text:p>10.99</text:p>
          </table:table-cell>
          <table:table-cell table:formula="of:=[.H3]/[.C3]" office:value-type="percentage" office:value="0.162142224845087" calcext:value-type="percentage">
            <text:p>16.21%</text:p>
          </table:table-cell>
          <table:table-cell table:style-name="ce69" table:formula="of:=[.F3]+[.H3]" office:value-type="float" office:value="20.96" calcext:value-type="float">
            <text:p>20.96</text:p>
          </table:table-cell>
          <table:table-cell table:style-name="ce72" table:formula="of:=[.J3]/[.C3]" office:value-type="percentage" office:value="0.309235762761877" calcext:value-type="percentage">
            <text:p>30.92%</text:p>
          </table:table-cell>
          <table:table-cell office:value-type="float" office:value="1.91" calcext:value-type="float">
            <text:p>1.91</text:p>
          </table:table-cell>
          <table:table-cell table:formula="of:=[.L3]/[.C3]" office:value-type="percentage" office:value="0.0281794039539687" calcext:value-type="percentage">
            <text:p>2.82%</text:p>
          </table:table-cell>
          <table:table-cell office:value-type="float" office:value="2.07" calcext:value-type="float">
            <text:p>2.07</text:p>
          </table:table-cell>
          <table:table-cell table:formula="of:=[.N3]/[.C3]" office:value-type="percentage" office:value="0.0305399822956624" calcext:value-type="percentage">
            <text:p>3.05%</text:p>
          </table:table-cell>
          <table:table-cell table:formula="of:=[.N3]+[.L3]+[.H3]+[.F3]+[.D3]" office:value-type="float" office:value="30.66" calcext:value-type="float">
            <text:p>30.66</text:p>
          </table:table-cell>
          <table:table-cell table:formula="of:=[.P3]/[.C3]" office:value-type="percentage" office:value="0.452345824727058" calcext:value-type="percentage">
            <text:p>45.23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eat Ea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7.86" calcext:value-type="float">
            <text:p>67.86</text:p>
          </table:table-cell>
          <table:table-cell office:value-type="float" office:value="5.85" calcext:value-type="float">
            <text:p>5.85</text:p>
          </table:table-cell>
          <table:table-cell table:formula="of:=[.D4]/[.C4]" office:value-type="percentage" office:value="0.0862068965517241" calcext:value-type="percentage">
            <text:p>8.62%</text:p>
          </table:table-cell>
          <table:table-cell office:value-type="float" office:value="12.09" calcext:value-type="float">
            <text:p>12.09</text:p>
          </table:table-cell>
          <table:table-cell table:formula="of:=[.F4]/[.C4]" office:value-type="percentage" office:value="0.17816091954023" calcext:value-type="percentage">
            <text:p>17.82%</text:p>
          </table:table-cell>
          <table:table-cell office:value-type="float" office:value="11.74" calcext:value-type="float">
            <text:p>11.74</text:p>
          </table:table-cell>
          <table:table-cell table:formula="of:=[.H4]/[.C4]" office:value-type="percentage" office:value="0.173003241968759" calcext:value-type="percentage">
            <text:p>17.30%</text:p>
          </table:table-cell>
          <table:table-cell table:style-name="ce69" table:formula="of:=[.F4]+[.H4]" office:value-type="float" office:value="23.83" calcext:value-type="float">
            <text:p>23.83</text:p>
          </table:table-cell>
          <table:table-cell table:style-name="ce72" table:formula="of:=[.J4]/[.C4]" office:value-type="percentage" office:value="0.351164161508989" calcext:value-type="percentage">
            <text:p>35.12%</text:p>
          </table:table-cell>
          <table:table-cell office:value-type="float" office:value="2.28" calcext:value-type="float">
            <text:p>2.28</text:p>
          </table:table-cell>
          <table:table-cell table:formula="of:=[.L4]/[.C4]" office:value-type="percentage" office:value="0.0335985853227232" calcext:value-type="percentage">
            <text:p>3.36%</text:p>
          </table:table-cell>
          <table:table-cell office:value-type="float" office:value="1.17" calcext:value-type="float">
            <text:p>1.17</text:p>
          </table:table-cell>
          <table:table-cell table:formula="of:=[.N4]/[.C4]" office:value-type="percentage" office:value="0.0172413793103448" calcext:value-type="percentage">
            <text:p>1.72%</text:p>
          </table:table-cell>
          <table:table-cell table:formula="of:=[.N4]+[.L4]+[.H4]+[.F4]+[.D4]" office:value-type="float" office:value="33.13" calcext:value-type="float">
            <text:p>33.13</text:p>
          </table:table-cell>
          <table:table-cell table:formula="of:=[.P4]/[.C4]" office:value-type="percentage" office:value="0.488211022693781" calcext:value-type="percentage">
            <text:p>48.82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eat We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3.97" calcext:value-type="float">
            <text:p>63.97</text:p>
          </table:table-cell>
          <table:table-cell office:value-type="float" office:value="5.57" calcext:value-type="float">
            <text:p>5.57</text:p>
          </table:table-cell>
          <table:table-cell table:formula="of:=[.D5]/[.C5]" office:value-type="percentage" office:value="0.087072065030483" calcext:value-type="percentage">
            <text:p>8.71%</text:p>
          </table:table-cell>
          <table:table-cell office:value-type="float" office:value="10.32" calcext:value-type="float">
            <text:p>10.32</text:p>
          </table:table-cell>
          <table:table-cell table:formula="of:=[.F5]/[.C5]" office:value-type="percentage" office:value="0.161325621385024" calcext:value-type="percentage">
            <text:p>16.13%</text:p>
          </table:table-cell>
          <table:table-cell office:value-type="float" office:value="9.92" calcext:value-type="float">
            <text:p>9.92</text:p>
          </table:table-cell>
          <table:table-cell table:formula="of:=[.H5]/[.C5]" office:value-type="percentage" office:value="0.155072690323589" calcext:value-type="percentage">
            <text:p>15.51%</text:p>
          </table:table-cell>
          <table:table-cell table:style-name="ce69" table:formula="of:=[.F5]+[.H5]" office:value-type="float" office:value="20.24" calcext:value-type="float">
            <text:p>20.24</text:p>
          </table:table-cell>
          <table:table-cell table:style-name="ce72" table:formula="of:=[.J5]/[.C5]" office:value-type="percentage" office:value="0.316398311708613" calcext:value-type="percentage">
            <text:p>31.64%</text:p>
          </table:table-cell>
          <table:table-cell office:value-type="float" office:value="1.9" calcext:value-type="float">
            <text:p>1.9</text:p>
          </table:table-cell>
          <table:table-cell table:formula="of:=[.L5]/[.C5]" office:value-type="percentage" office:value="0.0297014225418165" calcext:value-type="percentage">
            <text:p>2.97%</text:p>
          </table:table-cell>
          <table:table-cell office:value-type="float" office:value="1.61" calcext:value-type="float">
            <text:p>1.61</text:p>
          </table:table-cell>
          <table:table-cell table:formula="of:=[.N5]/[.C5]" office:value-type="percentage" office:value="0.0251680475222761" calcext:value-type="percentage">
            <text:p>2.52%</text:p>
          </table:table-cell>
          <table:table-cell table:formula="of:=[.N5]+[.L5]+[.H5]+[.F5]+[.D5]" office:value-type="float" office:value="29.32" calcext:value-type="float">
            <text:p>29.32</text:p>
          </table:table-cell>
          <table:table-cell table:formula="of:=[.P5]/[.C5]" office:value-type="percentage" office:value="0.458339846803189" calcext:value-type="percentage">
            <text:p>45.83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BSCR</text:p>
          </table:table-cell>
          <table:table-cell office:value-type="float" office:value="1871" calcext:value-type="float">
            <text:p>1871</text:p>
          </table:table-cell>
          <table:table-cell office:value-type="float" office:value="68.28" calcext:value-type="float">
            <text:p>68.28</text:p>
          </table:table-cell>
          <table:table-cell office:value-type="float" office:value="5.51" calcext:value-type="float">
            <text:p>5.51</text:p>
          </table:table-cell>
          <table:table-cell table:formula="of:=[.D6]/[.C6]" office:value-type="percentage" office:value="0.080697129466901" calcext:value-type="percentage">
            <text:p>8.07%</text:p>
          </table:table-cell>
          <table:table-cell office:value-type="float" office:value="11.86" calcext:value-type="float">
            <text:p>11.86</text:p>
          </table:table-cell>
          <table:table-cell table:formula="of:=[.F6]/[.C6]" office:value-type="percentage" office:value="0.17369654364382" calcext:value-type="percentage">
            <text:p>17.37%</text:p>
          </table:table-cell>
          <table:table-cell office:value-type="float" office:value="10.65" calcext:value-type="float">
            <text:p>10.65</text:p>
          </table:table-cell>
          <table:table-cell table:formula="of:=[.H6]/[.C6]" office:value-type="percentage" office:value="0.15597539543058" calcext:value-type="percentage">
            <text:p>15.60%</text:p>
          </table:table-cell>
          <table:table-cell table:style-name="ce69" table:formula="of:=[.F6]+[.H6]" office:value-type="float" office:value="22.51" calcext:value-type="float">
            <text:p>22.51</text:p>
          </table:table-cell>
          <table:table-cell table:style-name="ce72" table:formula="of:=[.J6]/[.C6]" office:value-type="percentage" office:value="0.329671939074399" calcext:value-type="percentage">
            <text:p>32.97%</text:p>
          </table:table-cell>
          <table:table-cell office:value-type="float" office:value="4.11" calcext:value-type="float">
            <text:p>4.11</text:p>
          </table:table-cell>
          <table:table-cell table:formula="of:=[.L6]/[.C6]" office:value-type="percentage" office:value="0.0601933216168717" calcext:value-type="percentage">
            <text:p>6.02%</text:p>
          </table:table-cell>
          <table:table-cell office:value-type="float" office:value="1.4" calcext:value-type="float">
            <text:p>1.4</text:p>
          </table:table-cell>
          <table:table-cell table:formula="of:=[.N6]/[.C6]" office:value-type="percentage" office:value="0.0205038078500293" calcext:value-type="percentage">
            <text:p>2.05%</text:p>
          </table:table-cell>
          <table:table-cell table:formula="of:=[.N6]+[.L6]+[.H6]+[.F6]+[.D6]" office:value-type="float" office:value="33.53" calcext:value-type="float">
            <text:p>33.53</text:p>
          </table:table-cell>
          <table:table-cell table:formula="of:=[.P6]/[.C6]" office:value-type="percentage" office:value="0.491066198008202" calcext:value-type="percentage">
            <text:p>49.11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eat Northern</text:p>
          </table:table-cell>
          <table:table-cell office:value-type="float" office:value="1871" calcext:value-type="float">
            <text:p>1871</text:p>
          </table:table-cell>
          <table:table-cell office:value-type="float" office:value="58.99" calcext:value-type="float">
            <text:p>58.99</text:p>
          </table:table-cell>
          <table:table-cell office:value-type="float" office:value="5.53" calcext:value-type="float">
            <text:p>5.53</text:p>
          </table:table-cell>
          <table:table-cell table:formula="of:=[.D7]/[.C7]" office:value-type="percentage" office:value="0.0937447024919478" calcext:value-type="percentage">
            <text:p>9.37%</text:p>
          </table:table-cell>
          <table:table-cell office:value-type="float" office:value="10.34" calcext:value-type="float">
            <text:p>10.34</text:p>
          </table:table-cell>
          <table:table-cell table:formula="of:=[.F7]/[.C7]" office:value-type="percentage" office:value="0.175283946431599" calcext:value-type="percentage">
            <text:p>17.53%</text:p>
          </table:table-cell>
          <table:table-cell office:value-type="float" office:value="10.33" calcext:value-type="float">
            <text:p>10.33</text:p>
          </table:table-cell>
          <table:table-cell table:formula="of:=[.H7]/[.C7]" office:value-type="percentage" office:value="0.175114426173928" calcext:value-type="percentage">
            <text:p>17.51%</text:p>
          </table:table-cell>
          <table:table-cell table:style-name="ce69" table:formula="of:=[.F7]+[.H7]" office:value-type="float" office:value="20.67" calcext:value-type="float">
            <text:p>20.67</text:p>
          </table:table-cell>
          <table:table-cell table:style-name="ce72" table:formula="of:=[.J7]/[.C7]" office:value-type="percentage" office:value="0.350398372605526" calcext:value-type="percentage">
            <text:p>35.04%</text:p>
          </table:table-cell>
          <table:table-cell office:value-type="float" office:value="1.83" calcext:value-type="float">
            <text:p>1.83</text:p>
          </table:table-cell>
          <table:table-cell table:formula="of:=[.L7]/[.C7]" office:value-type="percentage" office:value="0.0310222071537549" calcext:value-type="percentage">
            <text:p>3.10%</text:p>
          </table:table-cell>
          <table:table-cell office:value-type="float" office:value="1.07" calcext:value-type="float">
            <text:p>1.07</text:p>
          </table:table-cell>
          <table:table-cell table:formula="of:=[.N7]/[.C7]" office:value-type="percentage" office:value="0.0181386675707747" calcext:value-type="percentage">
            <text:p>1.81%</text:p>
          </table:table-cell>
          <table:table-cell table:formula="of:=[.N7]+[.L7]+[.H7]+[.F7]+[.D7]" office:value-type="float" office:value="29.1" calcext:value-type="float">
            <text:p>29.1</text:p>
          </table:table-cell>
          <table:table-cell table:formula="of:=[.P7]/[.C7]" office:value-type="percentage" office:value="0.493303949822004" calcext:value-type="percentage">
            <text:p>49.33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SWR</text:p>
          </table:table-cell>
          <table:table-cell office:value-type="float" office:value="1871" calcext:value-type="float">
            <text:p>1871</text:p>
          </table:table-cell>
          <table:table-cell office:value-type="float" office:value="65.71" calcext:value-type="float">
            <text:p>65.71</text:p>
          </table:table-cell>
          <table:table-cell office:value-type="float" office:value="6.3" calcext:value-type="float">
            <text:p>6.3</text:p>
          </table:table-cell>
          <table:table-cell table:formula="of:=[.D8]/[.C8]" office:value-type="percentage" office:value="0.0958758179881297" calcext:value-type="percentage">
            <text:p>9.59%</text:p>
          </table:table-cell>
          <table:table-cell office:value-type="float" office:value="10.19" calcext:value-type="float">
            <text:p>10.19</text:p>
          </table:table-cell>
          <table:table-cell table:formula="of:=[.F8]/[.C8]" office:value-type="percentage" office:value="0.155075330999848" calcext:value-type="percentage">
            <text:p>15.51%</text:p>
          </table:table-cell>
          <table:table-cell office:value-type="float" office:value="12.43" calcext:value-type="float">
            <text:p>12.43</text:p>
          </table:table-cell>
          <table:table-cell table:formula="of:=[.H8]/[.C8]" office:value-type="percentage" office:value="0.189164510728961" calcext:value-type="percentage">
            <text:p>18.92%</text:p>
          </table:table-cell>
          <table:table-cell table:style-name="ce69" table:formula="of:=[.F8]+[.H8]" office:value-type="float" office:value="22.62" calcext:value-type="float">
            <text:p>22.62</text:p>
          </table:table-cell>
          <table:table-cell table:style-name="ce72" table:formula="of:=[.J8]/[.C8]" office:value-type="percentage" office:value="0.344239841728808" calcext:value-type="percentage">
            <text:p>34.42%</text:p>
          </table:table-cell>
          <table:table-cell office:value-type="float" office:value="3.25" calcext:value-type="float">
            <text:p>3.25</text:p>
          </table:table-cell>
          <table:table-cell table:formula="of:=[.L8]/[.C8]" office:value-type="percentage" office:value="0.0494597473748288" calcext:value-type="percentage">
            <text:p>4.95%</text:p>
          </table:table-cell>
          <table:table-cell office:value-type="float" office:value="3.19" calcext:value-type="float">
            <text:p>3.19</text:p>
          </table:table-cell>
          <table:table-cell table:formula="of:=[.N8]/[.C8]" office:value-type="percentage" office:value="0.0485466443463704" calcext:value-type="percentage">
            <text:p>4.85%</text:p>
          </table:table-cell>
          <table:table-cell table:formula="of:=[.N8]+[.L8]+[.H8]+[.F8]+[.D8]" office:value-type="float" office:value="35.36" calcext:value-type="float">
            <text:p>35.36</text:p>
          </table:table-cell>
          <table:table-cell table:formula="of:=[.P8]/[.C8]" office:value-type="percentage" office:value="0.538122051438137" calcext:value-type="percentage">
            <text:p>53.81%</text:p>
          </table:table-cell>
          <table:table-cell table:number-columns-repeated="100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venue to income ratios (BB)" table:style-name="ta1">
        <table:table-column table:style-name="co60" table:default-cell-style-name="ce55"/>
        <table:table-column table:style-name="co2" table:default-cell-style-name="Default"/>
        <table:table-column table:style-name="co33" table:default-cell-style-name="ce31"/>
        <table:table-column table:style-name="co10" table:default-cell-style-name="ce31"/>
        <table:table-column table:style-name="co61" table:default-cell-style-name="Default"/>
        <table:table-column table:style-name="co10" table:default-cell-style-name="ce31"/>
        <table:table-column table:style-name="co52" table:default-cell-style-name="Default"/>
        <table:table-column table:style-name="co62" table:default-cell-style-name="ce31"/>
        <table:table-column table:style-name="co53" table:default-cell-style-name="Default"/>
        <table:table-column table:style-name="co63" table:default-cell-style-name="Default"/>
        <table:table-column table:style-name="co55" table:default-cell-style-name="Default"/>
        <table:table-column table:style-name="co19" table:default-cell-style-name="ce31"/>
        <table:table-column table:style-name="co55" table:default-cell-style-name="Default"/>
        <table:table-column table:style-name="co64" table:default-cell-style-name="ce31"/>
        <table:table-column table:style-name="co65" table:default-cell-style-name="Default"/>
        <table:table-column table:style-name="co10" table:default-cell-style-name="ce31"/>
        <table:table-column table:style-name="co53" table:default-cell-style-name="Default"/>
        <table:table-column table:style-name="co14" table:number-columns-repeated="1007" table:default-cell-style-name="Default"/>
        <table:table-row table:style-name="ro4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0" office:value-type="string" calcext:value-type="string">
            <text:p>Revenue (annual)</text:p>
          </table:table-cell>
          <table:table-cell table:style-name="ce30" office:value-type="string" calcext:value-type="string">
            <text:p>Infrastructur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Running cost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Vehicl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84" office:value-type="string" calcext:value-type="string">
            <text:p>Combined veh./running</text:p>
          </table:table-cell>
          <table:table-cell table:style-name="ce71" office:value-type="string" calcext:value-type="string">
            <text:p>Ratio to income</text:p>
          </table:table-cell>
          <table:table-cell table:style-name="ce30" office:value-type="string" calcext:value-type="string">
            <text:p>Access charge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number-columns-repeated="1007"/>
        </table:table-row>
        <table:table-row table:style-name="ro4">
          <table:table-cell table:style-name="ce73" office:value-type="string" calcext:value-type="string">
            <text:p>United Albio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67139.94" calcext:value-type="currency">
            <text:p>₵14,767,139.94</text:p>
          </table:table-cell>
          <table:table-cell office:value-type="currency" office:currency="GHC" office:value="1125299.59" calcext:value-type="currency">
            <text:p>₵1,125,299.59</text:p>
          </table:table-cell>
          <table:table-cell table:style-name="ce67" table:formula="of:=[.D2]/[.C2]" office:value-type="percentage" office:value="0.0762029475289174" calcext:value-type="percentage">
            <text:p>7.62%</text:p>
          </table:table-cell>
          <table:table-cell office:value-type="currency" office:currency="GHC" office:value="1433907.18" calcext:value-type="currency">
            <text:p>₵1,433,907.18</text:p>
          </table:table-cell>
          <table:table-cell table:style-name="ce67" table:formula="of:=[.F2]/[.C2]" office:value-type="percentage" office:value="0.0971012115972404" calcext:value-type="percentage">
            <text:p>9.71%</text:p>
          </table:table-cell>
          <table:table-cell office:value-type="currency" office:currency="GHC" office:value="418047.18" calcext:value-type="currency">
            <text:p>₵418,047.18</text:p>
          </table:table-cell>
          <table:table-cell table:style-name="ce67" table:formula="of:=[.H2]/[.C2]" office:value-type="percentage" office:value="0.0283092854607295" calcext:value-type="percentage">
            <text:p>2.83%</text:p>
          </table:table-cell>
          <table:table-cell table:style-name="ce34" table:formula="of:=[.H2]+[.F2]" office:value-type="currency" office:currency="GHC" office:value="1851954.36" calcext:value-type="currency">
            <text:p>₵1,851,954.36</text:p>
          </table:table-cell>
          <table:table-cell table:style-name="ce72" table:formula="of:=[.J2]/[.C2]" office:value-type="percentage" office:value="0.12541049705797" calcext:value-type="percentage">
            <text:p>12.54%</text:p>
          </table:table-cell>
          <table:table-cell office:value-type="currency" office:currency="GHC" office:value="-404885.1" calcext:value-type="currency">
            <text:p>-₵404,885.10</text:p>
          </table:table-cell>
          <table:table-cell table:style-name="ce67" table:formula="of:=[.L2]/[.C2]" office:value-type="percentage" office:value="-0.0274179767812236" calcext:value-type="percentage">
            <text:p>-2.74%</text:p>
          </table:table-cell>
          <table:table-cell office:value-type="currency" office:currency="GHC" office:value="57978.24" calcext:value-type="currency">
            <text:p>₵57,978.24</text:p>
          </table:table-cell>
          <table:table-cell table:style-name="ce67" table:formula="of:=[.N2]/[.C2]" office:value-type="percentage" office:value="0.00392616581379806" calcext:value-type="percentage">
            <text:p>0.39%</text:p>
          </table:table-cell>
          <table:table-cell table:formula="of:=[.N2]+[.L2]+[.H2]+[.F2]+[.D2]" office:value-type="currency" office:currency="GHC" office:value="2630347.09" calcext:value-type="currency">
            <text:p>₵2,630,347.09</text:p>
          </table:table-cell>
          <table:table-cell table:style-name="ce67" table:formula="of:=[.P2]/[.C2]" office:value-type="percentage" office:value="0.178121633619462" calcext:value-type="percentage">
            <text:p>17.81%</text:p>
          </table:table-cell>
          <table:table-cell table:number-columns-repeated="1007"/>
        </table:table-row>
        <table:table-row table:style-name="ro4">
          <table:table-cell table:style-name="ce73" office:value-type="string" calcext:value-type="string">
            <text:p>Urba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0299984.25" calcext:value-type="currency">
            <text:p>₵10,299,984.25</text:p>
          </table:table-cell>
          <table:table-cell office:value-type="currency" office:currency="GHC" office:value="766541.98" calcext:value-type="currency">
            <text:p>₵766,541.98</text:p>
          </table:table-cell>
          <table:table-cell table:style-name="ce67" table:formula="of:=[.D3]/[.C3]" office:value-type="percentage" office:value="0.0744216652564299" calcext:value-type="percentage">
            <text:p>7.44%</text:p>
          </table:table-cell>
          <table:table-cell office:value-type="currency" office:currency="GHC" office:value="1307252.23" calcext:value-type="currency">
            <text:p>₵1,307,252.23</text:p>
          </table:table-cell>
          <table:table-cell table:style-name="ce67" table:formula="of:=[.F3]/[.C3]" office:value-type="percentage" office:value="0.126917886306477" calcext:value-type="percentage">
            <text:p>12.69%</text:p>
          </table:table-cell>
          <table:table-cell office:value-type="currency" office:currency="GHC" office:value="266147.54" calcext:value-type="currency">
            <text:p>₵266,147.54</text:p>
          </table:table-cell>
          <table:table-cell table:style-name="ce67" table:formula="of:=[.H3]/[.C3]" office:value-type="percentage" office:value="0.0258396065023109" calcext:value-type="percentage">
            <text:p>2.58%</text:p>
          </table:table-cell>
          <table:table-cell table:style-name="ce34" table:formula="of:=[.H3]+[.F3]" office:value-type="currency" office:currency="GHC" office:value="1573399.77" calcext:value-type="currency">
            <text:p>₵1,573,399.77</text:p>
          </table:table-cell>
          <table:table-cell table:style-name="ce72" table:formula="of:=[.J3]/[.C3]" office:value-type="percentage" office:value="0.152757492808788" calcext:value-type="percentage">
            <text:p>15.28%</text:p>
          </table:table-cell>
          <table:table-cell office:value-type="currency" office:currency="GHC" office:value="458939.89" calcext:value-type="currency">
            <text:p>₵458,939.89</text:p>
          </table:table-cell>
          <table:table-cell table:style-name="ce67" table:formula="of:=[.L3]/[.C3]" office:value-type="percentage" office:value="0.0445573390075815" calcext:value-type="percentage">
            <text:p>4.46%</text:p>
          </table:table-cell>
          <table:table-cell office:value-type="currency" office:currency="GHC" office:value="19232.64" calcext:value-type="currency">
            <text:p>₵19,232.64</text:p>
          </table:table-cell>
          <table:table-cell table:style-name="ce67" table:formula="of:=[.N3]/[.C3]" office:value-type="percentage" office:value="0.00186724945720184" calcext:value-type="percentage">
            <text:p>0.19%</text:p>
          </table:table-cell>
          <table:table-cell table:formula="of:=[.N3]+[.L3]+[.H3]+[.F3]+[.D3]" office:value-type="currency" office:currency="GHC" office:value="2818114.28" calcext:value-type="currency">
            <text:p>₵2,818,114.28</text:p>
          </table:table-cell>
          <table:table-cell table:style-name="ce67" table:formula="of:=[.P3]/[.C3]" office:value-type="percentage" office:value="0.273603746530001" calcext:value-type="percentage">
            <text:p>27.36%</text:p>
          </table:table-cell>
          <table:table-cell table:number-columns-repeated="1007"/>
        </table:table-row>
        <table:table-row table:style-name="ro4">
          <table:table-cell table:style-name="ce73" office:value-type="string" calcext:value-type="string">
            <text:p>Great Western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2687052.99" calcext:value-type="currency">
            <text:p>₵2,687,052.99</text:p>
          </table:table-cell>
          <table:table-cell office:value-type="currency" office:currency="GHC" office:value="339218.4" calcext:value-type="currency">
            <text:p>₵339,218.40</text:p>
          </table:table-cell>
          <table:table-cell table:style-name="ce67" table:formula="of:=[.D4]/[.C4]" office:value-type="percentage" office:value="0.126241797710137" calcext:value-type="percentage">
            <text:p>12.62%</text:p>
          </table:table-cell>
          <table:table-cell office:value-type="currency" office:currency="GHC" office:value="308772.91" calcext:value-type="currency">
            <text:p>₵308,772.91</text:p>
          </table:table-cell>
          <table:table-cell table:style-name="ce67" table:formula="of:=[.F4]/[.C4]" office:value-type="percentage" office:value="0.114911358707518" calcext:value-type="percentage">
            <text:p>11.49%</text:p>
          </table:table-cell>
          <table:table-cell office:value-type="currency" office:currency="GHC" office:value="127498.09" calcext:value-type="currency">
            <text:p>₵127,498.09</text:p>
          </table:table-cell>
          <table:table-cell table:style-name="ce67" table:formula="of:=[.H4]/[.C4]" office:value-type="percentage" office:value="0.0474490419334827" calcext:value-type="percentage">
            <text:p>4.74%</text:p>
          </table:table-cell>
          <table:table-cell table:style-name="ce34" table:formula="of:=[.H4]+[.F4]" office:value-type="currency" office:currency="GHC" office:value="436271" calcext:value-type="currency">
            <text:p>₵436,271.00</text:p>
          </table:table-cell>
          <table:table-cell table:style-name="ce72" table:formula="of:=[.J4]/[.C4]" office:value-type="percentage" office:value="0.162360400641001" calcext:value-type="percentage">
            <text:p>16.24%</text:p>
          </table:table-cell>
          <table:table-cell office:value-type="currency" office:currency="GHC" office:value="-1911563.59" calcext:value-type="currency">
            <text:p>-₵1,911,563.59</text:p>
          </table:table-cell>
          <table:table-cell table:style-name="ce67" table:formula="of:=[.L4]/[.C4]" office:value-type="percentage" office:value="-0.711397801648861" calcext:value-type="percentage">
            <text:p>-71.14%</text:p>
          </table:table-cell>
          <table:table-cell office:value-type="currency" office:currency="GHC" office:value="66466.56" calcext:value-type="currency">
            <text:p>₵66,466.56</text:p>
          </table:table-cell>
          <table:table-cell table:style-name="ce67" table:formula="of:=[.N4]/[.C4]" office:value-type="percentage" office:value="0.0247358575537433" calcext:value-type="percentage">
            <text:p>2.47%</text:p>
          </table:table-cell>
          <table:table-cell table:formula="of:=[.N4]+[.L4]+[.H4]+[.F4]+[.D4]" office:value-type="currency" office:currency="GHC" office:value="-1069607.63" calcext:value-type="currency">
            <text:p>-₵1,069,607.63</text:p>
          </table:table-cell>
          <table:table-cell table:style-name="ce67" table:formula="of:=[.P4]/[.C4]" office:value-type="percentage" office:value="-0.398059745743979" calcext:value-type="percentage">
            <text:p>-39.81%</text:p>
          </table:table-cell>
          <table:table-cell table:number-columns-repeated="1007"/>
        </table:table-row>
        <table:table-row table:style-name="ro4">
          <table:table-cell table:style-name="ce74" office:value-type="string" calcext:value-type="string">
            <text:p>Midland &amp; Zookian (rail figures only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932442.69" calcext:value-type="currency">
            <text:p>₵932,442.69</text:p>
          </table:table-cell>
          <table:table-cell table:style-name="ce80" office:value-type="currency" office:currency="GHC" office:value="1321066.56" calcext:value-type="currency">
            <text:p>₵1,321,066.56</text:p>
          </table:table-cell>
          <table:table-cell table:style-name="ce82" table:formula="of:=[.D5]/[.C5]" office:value-type="percentage" office:value="1.4167804350528" calcext:value-type="percentage">
            <text:p>141.68%</text:p>
          </table:table-cell>
          <table:table-cell table:style-name="ce80" office:value-type="currency" office:currency="GHC" office:value="656583.11" calcext:value-type="currency">
            <text:p>₵656,583.11</text:p>
          </table:table-cell>
          <table:table-cell table:style-name="ce82" table:formula="of:=[.F5]/[.C5]" office:value-type="percentage" office:value="0.704153849927227" calcext:value-type="percentage">
            <text:p>70.42%</text:p>
          </table:table-cell>
          <table:table-cell table:style-name="ce80" office:value-type="currency" office:currency="GHC" office:value="552129.22" calcext:value-type="currency">
            <text:p>₵552,129.22</text:p>
          </table:table-cell>
          <table:table-cell table:style-name="ce82" table:formula="of:=[.H5]/[.C5]" office:value-type="percentage" office:value="0.592132069800451" calcext:value-type="percentage">
            <text:p>59.21%</text:p>
          </table:table-cell>
          <table:table-cell table:style-name="ce80" table:formula="of:=[.H5]+[.F5]" office:value-type="currency" office:currency="GHC" office:value="1208712.33" calcext:value-type="currency">
            <text:p>₵1,208,712.33</text:p>
          </table:table-cell>
          <table:table-cell table:style-name="ce82" table:formula="of:=[.J5]/[.C5]" office:value-type="percentage" office:value="1.29628591972768" calcext:value-type="percentage">
            <text:p>129.63%</text:p>
          </table:table-cell>
          <table:table-cell table:style-name="ce80" office:value-type="currency" office:currency="GHC" office:value="-54054.79" calcext:value-type="currency">
            <text:p>-₵54,054.79</text:p>
          </table:table-cell>
          <table:table-cell table:style-name="ce82" table:formula="of:=[.L5]/[.C5]" office:value-type="percentage" office:value="-0.0579711660348799" calcext:value-type="percentage">
            <text:p>-5.80%</text:p>
          </table:table-cell>
          <table:table-cell table:style-name="ce80" office:value-type="currency" office:currency="GHC" office:value="98336.64" calcext:value-type="currency">
            <text:p>₵98,336.64</text:p>
          </table:table-cell>
          <table:table-cell table:style-name="ce82" table:formula="of:=[.N5]/[.C5]" office:value-type="percentage" office:value="0.105461323311999" calcext:value-type="percentage">
            <text:p>10.55%</text:p>
          </table:table-cell>
          <table:table-cell table:style-name="ce80" table:formula="of:=[.N5]+[.L5]+[.H5]+[.F5]+[.D5]" office:value-type="currency" office:currency="GHC" office:value="2574060.74" calcext:value-type="currency">
            <text:p>₵2,574,060.74</text:p>
          </table:table-cell>
          <table:table-cell table:style-name="ce82" table:formula="of:=[.P5]/[.C5]" office:value-type="percentage" office:value="2.76055651205759" calcext:value-type="percentage">
            <text:p>276.06%</text:p>
          </table:table-cell>
          <table:table-cell table:style-name="ce78" table:number-columns-repeated="1007"/>
        </table:table-row>
        <table:table-row table:style-name="ro4">
          <table:table-cell table:style-name="ce73" office:value-type="string" calcext:value-type="string">
            <text:p>Kernow &amp; Albion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5397.79" calcext:value-type="currency">
            <text:p>₵1,475,397.79</text:p>
          </table:table-cell>
          <table:table-cell office:value-type="currency" office:currency="GHC" office:value="133253.12" calcext:value-type="currency">
            <text:p>₵133,253.12</text:p>
          </table:table-cell>
          <table:table-cell table:style-name="ce67" table:formula="of:=[.D6]/[.C6]" office:value-type="percentage" office:value="0.0903167409516047" calcext:value-type="percentage">
            <text:p>9.03%</text:p>
          </table:table-cell>
          <table:table-cell office:value-type="currency" office:currency="GHC" office:value="239354.79" calcext:value-type="currency">
            <text:p>₵239,354.79</text:p>
          </table:table-cell>
          <table:table-cell table:style-name="ce67" table:formula="of:=[.F6]/[.C6]" office:value-type="percentage" office:value="0.162230682208084" calcext:value-type="percentage">
            <text:p>16.22%</text:p>
          </table:table-cell>
          <table:table-cell office:value-type="currency" office:currency="GHC" office:value="30464.84" calcext:value-type="currency">
            <text:p>₵30,464.84</text:p>
          </table:table-cell>
          <table:table-cell table:style-name="ce67" table:formula="of:=[.H6]/[.C6]" office:value-type="percentage" office:value="0.020648560141872" calcext:value-type="percentage">
            <text:p>2.06%</text:p>
          </table:table-cell>
          <table:table-cell table:style-name="ce34" table:formula="of:=[.H6]+[.F6]" office:value-type="currency" office:currency="GHC" office:value="269819.63" calcext:value-type="currency">
            <text:p>₵269,819.63</text:p>
          </table:table-cell>
          <table:table-cell table:style-name="ce72" table:formula="of:=[.J6]/[.C6]" office:value-type="percentage" office:value="0.182879242349956" calcext:value-type="percentage">
            <text:p>18.29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6]/[.C6]" office:value-type="percentage" office:value="0" calcext:value-type="percentage">
            <text:p>0.00%</text:p>
          </table:table-cell>
          <table:table-cell office:value-type="currency" office:currency="GHC" office:value="10501.92" calcext:value-type="currency">
            <text:p>₵10,501.92</text:p>
          </table:table-cell>
          <table:table-cell table:style-name="ce67" table:formula="of:=[.N6]/[.C6]" office:value-type="percentage" office:value="0.00711802611551967" calcext:value-type="percentage">
            <text:p>0.71%</text:p>
          </table:table-cell>
          <table:table-cell table:formula="of:=[.N6]+[.L6]+[.H6]+[.F6]+[.D6]" office:value-type="currency" office:currency="GHC" office:value="413574.67" calcext:value-type="currency">
            <text:p>₵413,574.67</text:p>
          </table:table-cell>
          <table:table-cell table:style-name="ce67" table:formula="of:=[.P6]/[.C6]" office:value-type="percentage" office:value="0.280314009417081" calcext:value-type="percentage">
            <text:p>28.03%</text:p>
          </table:table-cell>
          <table:table-cell table:number-columns-repeated="1007"/>
        </table:table-row>
        <table:table-row table:style-name="ro4">
          <table:table-cell table:style-name="ce73" office:value-type="string" calcext:value-type="string">
            <text:p>Cambria Coastal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94568.29" calcext:value-type="currency">
            <text:p>₵94,568.29</text:p>
          </table:table-cell>
          <table:table-cell office:value-type="currency" office:currency="GHC" office:value="19628.16" calcext:value-type="currency">
            <text:p>₵19,628.16</text:p>
          </table:table-cell>
          <table:table-cell table:style-name="ce67" table:formula="of:=[.D7]/[.C7]" office:value-type="percentage" office:value="0.207555407843369" calcext:value-type="percentage">
            <text:p>20.76%</text:p>
          </table:table-cell>
          <table:table-cell office:value-type="currency" office:currency="GHC" office:value="16882.5" calcext:value-type="currency">
            <text:p>₵16,882.50</text:p>
          </table:table-cell>
          <table:table-cell table:style-name="ce67" table:formula="of:=[.F7]/[.C7]" office:value-type="percentage" office:value="0.178521785685244" calcext:value-type="percentage">
            <text:p>17.85%</text:p>
          </table:table-cell>
          <table:table-cell office:value-type="currency" office:currency="GHC" office:value="4435.56" calcext:value-type="currency">
            <text:p>₵4,435.56</text:p>
          </table:table-cell>
          <table:table-cell table:style-name="ce67" table:formula="of:=[.H7]/[.C7]" office:value-type="percentage" office:value="0.0469032484356014" calcext:value-type="percentage">
            <text:p>4.69%</text:p>
          </table:table-cell>
          <table:table-cell table:style-name="ce34" table:formula="of:=[.H7]+[.F7]" office:value-type="currency" office:currency="GHC" office:value="21318.06" calcext:value-type="currency">
            <text:p>₵21,318.06</text:p>
          </table:table-cell>
          <table:table-cell table:style-name="ce72" table:formula="of:=[.J7]/[.C7]" office:value-type="percentage" office:value="0.225425034120845" calcext:value-type="percentage">
            <text:p>22.54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7]/[.C7]" office:value-type="percentage" office:value="0" calcext:value-type="percentage">
            <text:p>0.00%</text:p>
          </table:table-cell>
          <table:table-cell office:value-type="currency" office:currency="GHC" office:value="1380.48" calcext:value-type="currency">
            <text:p>₵1,380.48</text:p>
          </table:table-cell>
          <table:table-cell table:style-name="ce67" table:formula="of:=[.N7]/[.C7]" office:value-type="percentage" office:value="0.014597705002385" calcext:value-type="percentage">
            <text:p>1.46%</text:p>
          </table:table-cell>
          <table:table-cell table:formula="of:=[.N7]+[.L7]+[.H7]+[.F7]+[.D7]" office:value-type="currency" office:currency="GHC" office:value="42326.7" calcext:value-type="currency">
            <text:p>₵42,326.70</text:p>
          </table:table-cell>
          <table:table-cell table:style-name="ce67" table:formula="of:=[.P7]/[.C7]" office:value-type="percentage" office:value="0.447578146966599" calcext:value-type="percentage">
            <text:p>44.76%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United Albio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6575874.73" calcext:value-type="currency">
            <text:p>₵16,575,874.73</text:p>
          </table:table-cell>
          <table:table-cell office:value-type="currency" office:currency="GHC" office:value="1372592.17" calcext:value-type="currency">
            <text:p>₵1,372,592.17</text:p>
          </table:table-cell>
          <table:table-cell table:style-name="ce67" table:formula="of:=[.D8]/[.C8]" office:value-type="percentage" office:value="0.0828066206072251" calcext:value-type="percentage">
            <text:p>8.28%</text:p>
          </table:table-cell>
          <table:table-cell office:value-type="currency" office:currency="GHC" office:value="1570719.68" calcext:value-type="currency">
            <text:p>₵1,570,719.68</text:p>
          </table:table-cell>
          <table:table-cell table:style-name="ce67" table:formula="of:=[.F8]/[.C8]" office:value-type="percentage" office:value="0.0947593840798771" calcext:value-type="percentage">
            <text:p>9.48%</text:p>
          </table:table-cell>
          <table:table-cell office:value-type="currency" office:currency="GHC" office:value="1669837.54" calcext:value-type="currency">
            <text:p>₵1,669,837.54</text:p>
          </table:table-cell>
          <table:table-cell table:style-name="ce67" table:formula="of:=[.H8]/[.C8]" office:value-type="percentage" office:value="0.100739029897338" calcext:value-type="percentage">
            <text:p>10.07%</text:p>
          </table:table-cell>
          <table:table-cell table:style-name="ce34" table:formula="of:=[.H8]+[.F8]" office:value-type="currency" office:currency="GHC" office:value="3240557.22" calcext:value-type="currency">
            <text:p>₵3,240,557.22</text:p>
          </table:table-cell>
          <table:table-cell table:style-name="ce72" table:formula="of:=[.J8]/[.C8]" office:value-type="percentage" office:value="0.195498413977215" calcext:value-type="percentage">
            <text:p>19.55%</text:p>
          </table:table-cell>
          <table:table-cell office:value-type="currency" office:currency="GHC" office:value="-423590.58" calcext:value-type="currency">
            <text:p>-₵423,590.58</text:p>
          </table:table-cell>
          <table:table-cell table:style-name="ce67" table:formula="of:=[.L8]/[.C8]" office:value-type="percentage" office:value="-0.0255546441379266" calcext:value-type="percentage">
            <text:p>-2.56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8]/[.C8]" office:value-type="percentage" office:value="0" calcext:value-type="percentage">
            <text:p>0.00%</text:p>
          </table:table-cell>
          <table:table-cell table:formula="of:=[.N8]+[.L8]+[.H8]+[.F8]+[.D8]" office:value-type="currency" office:currency="GHC" office:value="4189558.81" calcext:value-type="currency">
            <text:p>₵4,189,558.81</text:p>
          </table:table-cell>
          <table:table-cell table:style-name="ce67" table:formula="of:=[.P8]/[.C8]" office:value-type="percentage" office:value="0.252750390446514" calcext:value-type="percentage">
            <text:p>25.2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rba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1566759.6" calcext:value-type="currency">
            <text:p>₵11,566,759.60</text:p>
          </table:table-cell>
          <table:table-cell office:value-type="currency" office:currency="GHC" office:value="884232.23" calcext:value-type="currency">
            <text:p>₵884,232.23</text:p>
          </table:table-cell>
          <table:table-cell table:style-name="ce67" table:formula="of:=[.D9]/[.C9]" office:value-type="percentage" office:value="0.0764459762784384" calcext:value-type="percentage">
            <text:p>7.64%</text:p>
          </table:table-cell>
          <table:table-cell office:value-type="currency" office:currency="GHC" office:value="1367183.19" calcext:value-type="currency">
            <text:p>₵1,367,183.19</text:p>
          </table:table-cell>
          <table:table-cell table:style-name="ce67" table:formula="of:=[.F9]/[.C9]" office:value-type="percentage" office:value="0.118199326110314" calcext:value-type="percentage">
            <text:p>11.82%</text:p>
          </table:table-cell>
          <table:table-cell office:value-type="currency" office:currency="GHC" office:value="556467.2" calcext:value-type="currency">
            <text:p>₵556,467.20</text:p>
          </table:table-cell>
          <table:table-cell table:style-name="ce67" table:formula="of:=[.H9]/[.C9]" office:value-type="percentage" office:value="0.0481091696588905" calcext:value-type="percentage">
            <text:p>4.81%</text:p>
          </table:table-cell>
          <table:table-cell table:style-name="ce34" table:formula="of:=[.H9]+[.F9]" office:value-type="currency" office:currency="GHC" office:value="1923650.39" calcext:value-type="currency">
            <text:p>₵1,923,650.39</text:p>
          </table:table-cell>
          <table:table-cell table:style-name="ce72" table:formula="of:=[.J9]/[.C9]" office:value-type="percentage" office:value="0.166308495769204" calcext:value-type="percentage">
            <text:p>16.63%</text:p>
          </table:table-cell>
          <table:table-cell office:value-type="currency" office:currency="GHC" office:value="453420.35" calcext:value-type="currency">
            <text:p>₵453,420.35</text:p>
          </table:table-cell>
          <table:table-cell table:style-name="ce67" table:formula="of:=[.L9]/[.C9]" office:value-type="percentage" office:value="0.039200291670279" calcext:value-type="percentage">
            <text:p>3.92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9]/[.C9]" office:value-type="percentage" office:value="0" calcext:value-type="percentage">
            <text:p>0.00%</text:p>
          </table:table-cell>
          <table:table-cell table:formula="of:=[.N9]+[.L9]+[.H9]+[.F9]+[.D9]" office:value-type="currency" office:currency="GHC" office:value="3261302.97" calcext:value-type="currency">
            <text:p>₵3,261,302.97</text:p>
          </table:table-cell>
          <table:table-cell table:style-name="ce67" table:formula="of:=[.P9]/[.C9]" office:value-type="percentage" office:value="0.281954763717921" calcext:value-type="percentage">
            <text:p>28.20%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Great Western Railway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5653041.86" calcext:value-type="currency">
            <text:p>₵5,653,041.86</text:p>
          </table:table-cell>
          <table:table-cell office:value-type="currency" office:currency="GHC" office:value="532104.16" calcext:value-type="currency">
            <text:p>₵532,104.16</text:p>
          </table:table-cell>
          <table:table-cell table:style-name="ce67" table:formula="of:=[.D10]/[.C10]" office:value-type="percentage" office:value="0.0941270510952841" calcext:value-type="percentage">
            <text:p>9.41%</text:p>
          </table:table-cell>
          <table:table-cell office:value-type="currency" office:currency="GHC" office:value="435629.91" calcext:value-type="currency">
            <text:p>₵435,629.91</text:p>
          </table:table-cell>
          <table:table-cell table:style-name="ce67" table:formula="of:=[.F10]/[.C10]" office:value-type="percentage" office:value="0.0770611505784958" calcext:value-type="percentage">
            <text:p>7.71%</text:p>
          </table:table-cell>
          <table:table-cell office:value-type="currency" office:currency="GHC" office:value="1376579.19" calcext:value-type="currency">
            <text:p>₵1,376,579.19</text:p>
          </table:table-cell>
          <table:table-cell table:style-name="ce67" table:formula="of:=[.H10]/[.C10]" office:value-type="percentage" office:value="0.243511232375697" calcext:value-type="percentage">
            <text:p>24.35%</text:p>
          </table:table-cell>
          <table:table-cell table:style-name="ce34" table:formula="of:=[.H10]+[.F10]" office:value-type="currency" office:currency="GHC" office:value="1812209.1" calcext:value-type="currency">
            <text:p>₵1,812,209.10</text:p>
          </table:table-cell>
          <table:table-cell table:style-name="ce72" table:formula="of:=[.J10]/[.C10]" office:value-type="percentage" office:value="0.320572382954192" calcext:value-type="percentage">
            <text:p>32.06%</text:p>
          </table:table-cell>
          <table:table-cell office:value-type="currency" office:currency="GHC" office:value="85082.07" calcext:value-type="currency">
            <text:p>₵85,082.07</text:p>
          </table:table-cell>
          <table:table-cell table:style-name="ce67" table:formula="of:=[.L10]/[.C10]" office:value-type="percentage" office:value="0.0150506704367478" calcext:value-type="percentage">
            <text:p>1.51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10]/[.C10]" office:value-type="percentage" office:value="0" calcext:value-type="percentage">
            <text:p>0.00%</text:p>
          </table:table-cell>
          <table:table-cell table:formula="of:=[.N10]+[.L10]+[.H10]+[.F10]+[.D10]" office:value-type="currency" office:currency="GHC" office:value="2429395.33" calcext:value-type="currency">
            <text:p>₵2,429,395.33</text:p>
          </table:table-cell>
          <table:table-cell table:style-name="ce67" table:formula="of:=[.P10]/[.C10]" office:value-type="percentage" office:value="0.429750104486224" calcext:value-type="percentage">
            <text:p>42.98%</text:p>
          </table:table-cell>
          <table:table-cell table:number-columns-repeated="1007"/>
        </table:table-row>
        <table:table-row table:style-name="ro2">
          <table:table-cell table:style-name="ce75" office:value-type="string" calcext:value-type="string">
            <text:p>Midland &amp; Zookian (all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4136529.53" calcext:value-type="currency">
            <text:p>₵4,136,529.53</text:p>
          </table:table-cell>
          <table:table-cell table:style-name="ce80" office:value-type="currency" office:currency="GHC" office:value="1588252.89" calcext:value-type="currency">
            <text:p>₵1,588,252.89</text:p>
          </table:table-cell>
          <table:table-cell table:style-name="ce82" table:formula="of:=[.D11]/[.C11]" office:value-type="percentage" office:value="0.383957827082163" calcext:value-type="percentage">
            <text:p>38.40%</text:p>
          </table:table-cell>
          <table:table-cell table:style-name="ce80" office:value-type="currency" office:currency="GHC" office:value="1013649.92" calcext:value-type="currency">
            <text:p>₵1,013,649.92</text:p>
          </table:table-cell>
          <table:table-cell table:style-name="ce82" table:formula="of:=[.F11]/[.C11]" office:value-type="percentage" office:value="0.245048394468974" calcext:value-type="percentage">
            <text:p>24.50%</text:p>
          </table:table-cell>
          <table:table-cell table:style-name="ce80" office:value-type="currency" office:currency="GHC" office:value="2195201.54" calcext:value-type="currency">
            <text:p>₵2,195,201.54</text:p>
          </table:table-cell>
          <table:table-cell table:style-name="ce82" table:formula="of:=[.H11]/[.C11]" office:value-type="percentage" office:value="0.530686780809709" calcext:value-type="percentage">
            <text:p>53.07%</text:p>
          </table:table-cell>
          <table:table-cell table:style-name="ce80" table:formula="of:=[.H11]+[.F11]" office:value-type="currency" office:currency="GHC" office:value="3208851.46" calcext:value-type="currency">
            <text:p>₵3,208,851.46</text:p>
          </table:table-cell>
          <table:table-cell table:style-name="ce82" table:formula="of:=[.J11]/[.C11]" office:value-type="percentage" office:value="0.775735175278683" calcext:value-type="percentage">
            <text:p>77.57%</text:p>
          </table:table-cell>
          <table:table-cell table:style-name="ce80" office:value-type="currency" office:currency="GHC" office:value="-218468.49" calcext:value-type="currency">
            <text:p>-₵218,468.49</text:p>
          </table:table-cell>
          <table:table-cell table:style-name="ce82" table:formula="of:=[.L11]/[.C11]" office:value-type="percentage" office:value="-0.0528144398379286" calcext:value-type="percentage">
            <text:p>-5.28%</text:p>
          </table:table-cell>
          <table:table-cell table:style-name="ce80" office:value-type="currency" office:currency="GHC" office:value="0" calcext:value-type="currency">
            <text:p>₵0.00</text:p>
          </table:table-cell>
          <table:table-cell table:style-name="ce82" table:formula="of:=[.N11]/[.C11]" office:value-type="percentage" office:value="0" calcext:value-type="percentage">
            <text:p>0.00%</text:p>
          </table:table-cell>
          <table:table-cell table:style-name="ce86" table:formula="of:=[.N11]+[.L11]+[.H11]+[.F11]+[.D11]" office:value-type="currency" office:currency="GBP" office:value="4578635.86" calcext:value-type="currency">
            <text:p>£4,578,635.86</text:p>
          </table:table-cell>
          <table:table-cell table:style-name="ce82" table:formula="of:=[.P11]/[.C11]" office:value-type="percentage" office:value="1.10687856252292" calcext:value-type="percentage">
            <text:p>110.69%</text:p>
          </table:table-cell>
          <table:table-cell table:style-name="ce78" table:number-columns-repeated="1007"/>
        </table:table-row>
        <table:table-row table:style-name="ro2">
          <table:table-cell table:style-name="ce76" office:value-type="string" calcext:value-type="string">
            <text:p>Kernow &amp; Albion (all)</text:p>
          </table:table-cell>
          <table:table-cell table:style-name="ce79" office:value-type="float" office:value="1875" calcext:value-type="float">
            <text:p>1875</text:p>
          </table:table-cell>
          <table:table-cell table:style-name="ce81" office:value-type="currency" office:currency="GHC" office:value="2507360.56" calcext:value-type="currency">
            <text:p>₵2,507,360.56</text:p>
          </table:table-cell>
          <table:table-cell table:style-name="ce81" office:value-type="currency" office:currency="GHC" office:value="232368.8" calcext:value-type="currency">
            <text:p>₵232,368.80</text:p>
          </table:table-cell>
          <table:table-cell table:style-name="ce83" table:formula="of:=[.D12]/[.C12]" office:value-type="percentage" office:value="0.0926746650270354" calcext:value-type="percentage">
            <text:p>9.27%</text:p>
          </table:table-cell>
          <table:table-cell table:style-name="ce81" office:value-type="currency" office:currency="GHC" office:value="387693.33" calcext:value-type="currency">
            <text:p>₵387,693.33</text:p>
          </table:table-cell>
          <table:table-cell table:style-name="ce83" table:formula="of:=[.F12]/[.C12]" office:value-type="percentage" office:value="0.154622089931892" calcext:value-type="percentage">
            <text:p>15.46%</text:p>
          </table:table-cell>
          <table:table-cell table:style-name="ce81" office:value-type="currency" office:currency="GHC" office:value="52463.88" calcext:value-type="currency">
            <text:p>₵52,463.88</text:p>
          </table:table-cell>
          <table:table-cell table:style-name="ce83" table:formula="of:=[.H12]/[.C12]" office:value-type="percentage" office:value="0.0209239472124424" calcext:value-type="percentage">
            <text:p>2.09%</text:p>
          </table:table-cell>
          <table:table-cell table:style-name="ce81" table:formula="of:=[.H12]+[.F12]" office:value-type="currency" office:currency="GHC" office:value="440157.21" calcext:value-type="currency">
            <text:p>₵440,157.21</text:p>
          </table:table-cell>
          <table:table-cell table:style-name="ce83" table:formula="of:=[.J12]/[.C12]" office:value-type="percentage" office:value="0.175546037144335" calcext:value-type="percentage">
            <text:p>17.55%</text:p>
          </table:table-cell>
          <table:table-cell table:style-name="ce81" office:value-type="currency" office:currency="GHC" office:value="-298.6" calcext:value-type="currency">
            <text:p>-₵298.60</text:p>
          </table:table-cell>
          <table:table-cell table:style-name="ce83" table:formula="of:=[.L12]/[.C12]" office:value-type="percentage" office:value="-0.000119089374206317" calcext:value-type="percentage">
            <text:p>-0.01%</text:p>
          </table:table-cell>
          <table:table-cell table:style-name="ce81" office:value-type="currency" office:currency="GHC" office:value="0" calcext:value-type="currency">
            <text:p>₵0.00</text:p>
          </table:table-cell>
          <table:table-cell table:style-name="ce83" table:formula="of:=[.N12]/[.C12]" office:value-type="percentage" office:value="0" calcext:value-type="percentage">
            <text:p>0.00%</text:p>
          </table:table-cell>
          <table:table-cell table:style-name="ce87" table:formula="of:=[.N12]+[.L12]+[.H12]+[.F12]+[.D12]" office:value-type="currency" office:currency="GBP" office:value="672227.41" calcext:value-type="currency">
            <text:p>£672,227.41</text:p>
          </table:table-cell>
          <table:table-cell table:style-name="ce83" table:formula="of:=[.P12]/[.C12]" office:value-type="percentage" office:value="0.268101612797164" calcext:value-type="percentage">
            <text:p>26.81%</text:p>
          </table:table-cell>
          <table:table-cell table:style-name="ce79" table:number-columns-repeated="1007"/>
        </table:table-row>
        <table:table-row table:style-name="ro2">
          <table:table-cell table:style-name="ce77" office:value-type="string" calcext:value-type="string">
            <text:p>Hypothetical 1</text:p>
          </table:table-cell>
          <table:table-cell table:style-name="ce50"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3]/[.C13]" office:value-type="percentage" office:value="0.0762029475289174" calcext:value-type="percentage">
            <text:p>7.62%</text:p>
          </table:table-cell>
          <table:table-cell table:style-name="ce34" table:formula="of:=[.$F2]*1.264227642" office:value-type="currency" office:currency="GHC" office:value="1812785.09301827" calcext:value-type="currency">
            <text:p>₵1,812,785.09</text:p>
          </table:table-cell>
          <table:table-cell table:style-name="ce72" table:formula="of:=[.F13]/[.C13]" office:value-type="percentage" office:value="0.122758035772922" calcext:value-type="percentage">
            <text:p>12.28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3]/[.C13]" office:value-type="percentage" office:value="0.0283092854607295" calcext:value-type="percentage">
            <text:p>2.83%</text:p>
          </table:table-cell>
          <table:table-cell table:style-name="ce34" table:formula="of:=[.H13]+[.F13]" office:value-type="currency" office:currency="GHC" office:value="2230832.27301827" calcext:value-type="currency">
            <text:p>₵2,230,832.27</text:p>
          </table:table-cell>
          <table:table-cell table:style-name="ce72" table:formula="of:=[.J13]/[.C13]" office:value-type="percentage" office:value="0.151067321233652" calcext:value-type="percentage">
            <text:p>15.11%</text:p>
          </table:table-cell>
          <table:table-cell/>
          <table:table-cell table:style-name="ce83" table:formula="of:=[.L13]/[.C13]" office:value-type="percentage" office:value="0" calcext:value-type="percentage">
            <text:p>0.00%</text:p>
          </table:table-cell>
          <table:table-cell/>
          <table:table-cell table:style-name="ce67" table:formula="of:=[.N13]/[.C13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4">
          <table:table-cell table:style-name="ce77" office:value-type="string" calcext:value-type="string">
            <text:p>Hypothetical 2 (running costs * 1/3rd)</text:p>
          </table:table-cell>
          <table:table-cell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4]/[.C14]" office:value-type="percentage" office:value="0.0762029475289174" calcext:value-type="percentage">
            <text:p>7.62%</text:p>
          </table:table-cell>
          <table:table-cell table:style-name="ce34" table:formula="of:=[.$F2]*1.33333333" office:value-type="currency" office:currency="GHC" office:value="1911876.23522031" calcext:value-type="currency">
            <text:p>₵1,911,876.24</text:p>
          </table:table-cell>
          <table:table-cell table:style-name="ce72" table:formula="of:=[.F14]/[.C14]" office:value-type="percentage" office:value="0.129468281805983" calcext:value-type="percentage">
            <text:p>12.95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4]/[.C14]" office:value-type="percentage" office:value="0.0283092854607295" calcext:value-type="percentage">
            <text:p>2.83%</text:p>
          </table:table-cell>
          <table:table-cell table:style-name="ce34" table:formula="of:=[.H14]+[.F14]" office:value-type="currency" office:currency="GHC" office:value="2329923.41522031" calcext:value-type="currency">
            <text:p>₵2,329,923.42</text:p>
          </table:table-cell>
          <table:table-cell table:style-name="ce72" table:formula="of:=[.J14]/[.C14]" office:value-type="percentage" office:value="0.157777567266713" calcext:value-type="percentage">
            <text:p>15.78%</text:p>
          </table:table-cell>
          <table:table-cell/>
          <table:table-cell table:style-name="ce83" table:formula="of:=[.L14]/[.C14]" office:value-type="percentage" office:value="0" calcext:value-type="percentage">
            <text:p>0.00%</text:p>
          </table:table-cell>
          <table:table-cell/>
          <table:table-cell table:style-name="ce67" table:formula="of:=[.N14]/[.C14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4">
          <table:table-cell table:style-name="ce77" office:value-type="string" calcext:value-type="string">
            <text:p>Hypothetical 3 (reduced passenger revenue)</text:p>
          </table:table-cell>
          <table:table-cell table:style-name="ce50"/>
          <table:table-cell table:style-name="ce34" table:formula="of:=([.C2]*2)/3" office:value-type="currency" office:currency="GHC" office:value="9844759.96" calcext:value-type="currency">
            <text:p>₵9,844,759.96</text:p>
          </table:table-cell>
          <table:table-cell table:style-name="ce34" table:formula="of:=[.D2]" office:value-type="currency" office:currency="GHC" office:value="1125299.59" calcext:value-type="currency">
            <text:p>₵1,125,299.59</text:p>
          </table:table-cell>
          <table:table-cell table:style-name="ce72" table:formula="of:=[.D15]/[.C15]" office:value-type="percentage" office:value="0.114304421293376" calcext:value-type="percentage">
            <text:p>11.43%</text:p>
          </table:table-cell>
          <table:table-cell table:style-name="ce34" table:formula="of:=[.F2]" office:value-type="currency" office:currency="GHC" office:value="1433907.18" calcext:value-type="currency">
            <text:p>₵1,433,907.18</text:p>
          </table:table-cell>
          <table:table-cell table:style-name="ce72" table:formula="of:=[.F15]/[.C15]" office:value-type="percentage" office:value="0.145651817395861" calcext:value-type="percentage">
            <text:p>14.57%</text:p>
          </table:table-cell>
          <table:table-cell table:style-name="ce34" table:formula="of:=[.H2]" office:value-type="currency" office:currency="GHC" office:value="418047.18" calcext:value-type="currency">
            <text:p>₵418,047.18</text:p>
          </table:table-cell>
          <table:table-cell table:style-name="ce72" table:formula="of:=[.H15]/[.C15]" office:value-type="percentage" office:value="0.0424639281910943" calcext:value-type="percentage">
            <text:p>4.25%</text:p>
          </table:table-cell>
          <table:table-cell table:style-name="ce34" table:formula="of:=[.H15]+[.F15]" office:value-type="currency" office:currency="GHC" office:value="1851954.36" calcext:value-type="currency">
            <text:p>₵1,851,954.36</text:p>
          </table:table-cell>
          <table:table-cell table:style-name="ce72" table:formula="of:=[.J15]/[.C15]" office:value-type="percentage" office:value="0.188115745586955" calcext:value-type="percentage">
            <text:p>18.81%</text:p>
          </table:table-cell>
          <table:table-cell table:style-name="ce85" table:formula="of:=[.L2]" office:value-type="currency" office:currency="GHC" office:value="-404885.1" calcext:value-type="currency">
            <text:p>-₵404,885.10</text:p>
          </table:table-cell>
          <table:table-cell table:style-name="ce72" table:formula="of:=[.L15]/[.C15]" office:value-type="percentage" office:value="-0.0411269651718354" calcext:value-type="percentage">
            <text:p>-4.11%</text:p>
          </table:table-cell>
          <table:table-cell table:style-name="ce85" table:formula="of:=[.N2]" office:value-type="currency" office:currency="GHC" office:value="57978.24" calcext:value-type="currency">
            <text:p>₵57,978.24</text:p>
          </table:table-cell>
          <table:table-cell table:style-name="ce72" table:formula="of:=[.N15]/[.C15]" office:value-type="percentage" office:value="0.0058892487206971" calcext:value-type="percentage">
            <text:p>0.59%</text:p>
          </table:table-cell>
          <table:table-cell table:style-name="ce85" table:formula="of:=[.N15]+[.L15]+[.J15]+[.H15]+[.F15]+[.D15]" office:value-type="currency" office:currency="GHC" office:value="4482301.45" calcext:value-type="currency">
            <text:p>₵4,482,301.45</text:p>
          </table:table-cell>
          <table:table-cell table:style-name="ce72" table:formula="of:=[.P15]/[.C15]" office:value-type="percentage" office:value="0.455298196016148" calcext:value-type="percentage">
            <text:p>45.53%</text:p>
          </table:table-cell>
          <table:table-cell table:style-name="ce88"/>
          <table:table-cell table:style-name="ce50" table:number-columns-repeated="1006"/>
        </table:table-row>
        <table:table-row table:style-name="ro4">
          <table:table-cell table:style-name="ce77" office:value-type="string" calcext:value-type="string">
            <text:p>Hypothetical 4 (2 + 3 combined)</text:p>
          </table:table-cell>
          <table:table-cell table:style-name="ce50"/>
          <table:table-cell table:style-name="ce34" table:formula="of:=[.C15]" office:value-type="currency" office:currency="GHC" office:value="9844759.96" calcext:value-type="currency">
            <text:p>₵9,844,759.96</text:p>
          </table:table-cell>
          <table:table-cell table:style-name="ce34" table:formula="of:=[.D14]" office:value-type="currency" office:currency="GHC" office:value="1125299.59" calcext:value-type="currency">
            <text:p>₵1,125,299.59</text:p>
          </table:table-cell>
          <table:table-cell table:style-name="ce72" table:formula="of:=[.D16]/[.C16]" office:value-type="percentage" office:value="0.114304421293376" calcext:value-type="percentage">
            <text:p>11.43%</text:p>
          </table:table-cell>
          <table:table-cell table:style-name="ce34" table:formula="of:=[.F14]" office:value-type="currency" office:currency="GHC" office:value="1911876.23522031" calcext:value-type="currency">
            <text:p>₵1,911,876.24</text:p>
          </table:table-cell>
          <table:table-cell table:style-name="ce72" table:formula="of:=[.F16]/[.C16]" office:value-type="percentage" office:value="0.194202422708975" calcext:value-type="percentage">
            <text:p>19.42%</text:p>
          </table:table-cell>
          <table:table-cell table:style-name="ce34" table:formula="of:=[.H14]" office:value-type="currency" office:currency="GHC" office:value="418047.18" calcext:value-type="currency">
            <text:p>₵418,047.18</text:p>
          </table:table-cell>
          <table:table-cell table:style-name="ce72" table:formula="of:=[.H16]/[.C16]" office:value-type="percentage" office:value="0.0424639281910943" calcext:value-type="percentage">
            <text:p>4.25%</text:p>
          </table:table-cell>
          <table:table-cell table:style-name="ce34" table:formula="of:=[.J14]" office:value-type="currency" office:currency="GHC" office:value="2329923.41522031" calcext:value-type="currency">
            <text:p>₵2,329,923.42</text:p>
          </table:table-cell>
          <table:table-cell table:style-name="ce72" table:formula="of:=[.J16]/[.C16]" office:value-type="percentage" office:value="0.236666350900069" calcext:value-type="percentage">
            <text:p>23.67%</text:p>
          </table:table-cell>
          <table:table-cell table:style-name="ce34" table:formula="of:=[.L15]" office:value-type="currency" office:currency="GHC" office:value="-404885.1" calcext:value-type="currency">
            <text:p>-₵404,885.10</text:p>
          </table:table-cell>
          <table:table-cell table:style-name="ce72" table:formula="of:=[.L16]/[.C16]" office:value-type="percentage" office:value="-0.0411269651718354" calcext:value-type="percentage">
            <text:p>-4.11%</text:p>
          </table:table-cell>
          <table:table-cell table:style-name="ce34" table:formula="of:=[.N15]" office:value-type="currency" office:currency="GHC" office:value="57978.24" calcext:value-type="currency">
            <text:p>₵57,978.24</text:p>
          </table:table-cell>
          <table:table-cell table:style-name="ce72" table:formula="of:=[.N16]/[.C16]" office:value-type="percentage" office:value="0.0058892487206971" calcext:value-type="percentage">
            <text:p>0.59%</text:p>
          </table:table-cell>
          <table:table-cell table:style-name="ce34" table:formula="of:=[.D16]+[.F16]+[.H16]+[.J16]+[.L16]+[.N16]" office:value-type="currency" office:currency="GHC" office:value="5438239.56044062" calcext:value-type="currency">
            <text:p>₵5,438,239.56</text:p>
          </table:table-cell>
          <table:table-cell table:style-name="ce72" table:formula="of:=[.P16]/[.C16]" office:value-type="percentage" office:value="0.552399406642376" calcext:value-type="percentage">
            <text:p>55.24%</text:p>
          </table:table-cell>
          <table:table-cell table:style-name="ce50" table:number-columns-repeated="1007"/>
        </table:table-row>
        <table:table-row table:style-name="ro5">
          <table:table-cell table:style-name="ce77" office:value-type="string" calcext:value-type="string">
            <text:p>Hypothetical 5 (reduced passenger revenue, all types)</text:p>
          </table:table-cell>
          <table:table-cell table:style-name="ce50"/>
          <table:table-cell table:style-name="ce34" table:formula="of:=([.C8]/3)*2" office:value-type="currency" office:currency="GHC" office:value="11050583.1533333" calcext:value-type="currency">
            <text:p>₵11,050,583.15</text:p>
          </table:table-cell>
          <table:table-cell table:style-name="ce34" table:formula="of:=[.D8]" office:value-type="currency" office:currency="GHC" office:value="1372592.17" calcext:value-type="currency">
            <text:p>₵1,372,592.17</text:p>
          </table:table-cell>
          <table:table-cell table:style-name="ce72" table:formula="of:=[.D17]/[.C17]" office:value-type="percentage" office:value="0.124209930910838" calcext:value-type="percentage">
            <text:p>12.42%</text:p>
          </table:table-cell>
          <table:table-cell table:style-name="ce34" table:formula="of:=[.F8]" office:value-type="currency" office:currency="GHC" office:value="1570719.68" calcext:value-type="currency">
            <text:p>₵1,570,719.68</text:p>
          </table:table-cell>
          <table:table-cell table:style-name="ce72" table:formula="of:=[.F17]/[.C17]" office:value-type="percentage" office:value="0.142139076119816" calcext:value-type="percentage">
            <text:p>14.21%</text:p>
          </table:table-cell>
          <table:table-cell table:style-name="ce34" table:formula="of:=[.H8]" office:value-type="currency" office:currency="GHC" office:value="1669837.54" calcext:value-type="currency">
            <text:p>₵1,669,837.54</text:p>
          </table:table-cell>
          <table:table-cell table:style-name="ce72" table:formula="of:=[.H17]/[.C17]" office:value-type="percentage" office:value="0.151108544846007" calcext:value-type="percentage">
            <text:p>15.11%</text:p>
          </table:table-cell>
          <table:table-cell table:style-name="ce34" table:formula="of:=[.H17]+[.F17]" office:value-type="currency" office:currency="GHC" office:value="3240557.22" calcext:value-type="currency">
            <text:p>₵3,240,557.22</text:p>
          </table:table-cell>
          <table:table-cell table:style-name="ce72" table:formula="of:=[.J17]/[.C17]" office:value-type="percentage" office:value="0.293247620965823" calcext:value-type="percentage">
            <text:p>29.32%</text:p>
          </table:table-cell>
          <table:table-cell table:number-columns-repeated="101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hicles (historical)" table:style-name="ta1">
        <table:table-column table:style-name="co66" table:default-cell-style-name="Default"/>
        <table:table-column table:style-name="co14" table:default-cell-style-name="Default"/>
        <table:table-column table:style-name="co14" table:default-cell-style-name="ce12"/>
        <table:table-column table:style-name="co14" table:default-cell-style-name="ce23"/>
        <table:table-column table:style-name="co67" table:number-columns-repeated="2" table:default-cell-style-name="ce81"/>
        <table:table-column table:style-name="co67" table:default-cell-style-name="Default"/>
        <table:table-column table:style-name="co14" table:default-cell-style-name="Default"/>
        <table:table-column table:style-name="co14" table:default-cell-style-name="ce96"/>
        <table:table-column table:style-name="co13" table:default-cell-style-name="ce31"/>
        <table:table-column table:style-name="co1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3" table:default-cell-style-name="ce12"/>
        <table:table-column table:style-name="co21" table:default-cell-style-name="ce12"/>
        <table:table-column table:style-name="co21" table:default-cell-style-name="ce31"/>
        <table:table-column table:style-name="co70" table:default-cell-style-name="ce31"/>
        <table:table-column table:style-name="co14" table:default-cell-style-name="ce31"/>
        <table:table-column table:style-name="co14" table:number-columns-repeated="1004" table:default-cell-style-name="Default"/>
        <table:table-row table:style-name="ro4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10" office:value-type="string" calcext:value-type="string">
            <text:p>Capital cost</text:p>
          </table:table-cell>
          <table:table-cell table:style-name="ce19" office:value-type="string" calcext:value-type="string">
            <text:p>Normalised to 1900</text:p>
          </table:table-cell>
          <table:table-cell table:style-name="ce91" office:value-type="string" calcext:value-type="string">
            <text:p>In SimuCents</text:p>
          </table:table-cell>
          <table:table-cell table:style-name="ce91" office:value-type="string" calcext:value-type="string">
            <text:p>In SimuCents (.dat file)</text:p>
          </table:table-cell>
          <table:table-cell table:style-name="ce93" office:value-type="string" calcext:value-type="string">
            <text:p>Fuel consumption</text:p>
          </table:table-cell>
          <table:table-cell table:style-name="ce93" office:value-type="string" calcext:value-type="string">
            <text:p>Fuel cost / km</text:p>
          </table:table-cell>
          <table:table-cell table:style-name="ce94" office:value-type="string" calcext:value-type="string">
            <text:p>Repair costs per mile</text:p>
          </table:table-cell>
          <table:table-cell table:style-name="ce97" office:value-type="string" calcext:value-type="string">
            <text:p>In SimuCents</text:p>
          </table:table-cell>
          <table:table-cell table:style-name="ce93" office:value-type="string" calcext:value-type="string">
            <text:p>Repair costs per km</text:p>
          </table:table-cell>
          <table:table-cell table:style-name="ce93" office:value-type="string" calcext:value-type="string">
            <text:p>Total per km cost</text:p>
          </table:table-cell>
          <table:table-cell table:style-name="ce98" office:value-type="string" calcext:value-type="string">
            <text:p>Crew</text:p>
          </table:table-cell>
          <table:table-cell table:style-name="ce99" office:value-type="string" calcext:value-type="string">
            <text:p>Crew cost per hour</text:p>
          </table:table-cell>
          <table:table-cell table:style-name="ce99" office:value-type="string" calcext:value-type="string">
            <text:p>Normalised to 1900</text:p>
          </table:table-cell>
          <table:table-cell table:style-name="ce100" office:value-type="string" calcext:value-type="string">
            <text:p>In SimuCents</text:p>
          </table:table-cell>
          <table:table-cell table:style-name="ce46" office:value-type="string" calcext:value-type="string">
            <text:p>Monthly equiv.</text:p>
          </table:table-cell>
          <table:table-cell table:style-name="ce46" office:value-type="string" calcext:value-type="string">
            <text:p>Per crew member</text:p>
          </table:table-cell>
          <table:table-cell table:style-name="ce55" table:number-columns-repeated="1004"/>
        </table:table-row>
        <table:table-row table:style-name="ro3">
          <table:table-cell table:style-name="ce4" office:value-type="string" calcext:value-type="string">
            <text:p>Rail</text:p>
          </table:table-cell>
          <table:table-cell table:style-name="ce4"/>
          <table:table-cell table:style-name="ce90"/>
          <table:table-cell table:style-name="ce22"/>
          <table:table-cell table:style-name="ce92" table:number-columns-repeated="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3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office:value-type="currency" office:currency="GBP" office:value="2033" calcext:value-type="currency">
            <text:p>£2,033.00</text:p>
          </table:table-cell>
          <table:table-cell table:formula="of:=([.C3]*100)/103" office:value-type="currency" office:currency="GBP" office:value="1973.78640776699" calcext:value-type="currency">
            <text:p>£1,973.79</text:p>
          </table:table-cell>
          <table:table-cell table:formula="of:=[.D3]*[$'Currency conversion'.$H$3]" office:value-type="currency" office:currency="GHC" office:value="4980.40070473677" calcext:value-type="currency">
            <text:p>₵4,980.40</text:p>
          </table:table-cell>
          <table:table-cell table:formula="of:=[.E3]*8" office:value-type="currency" office:currency="GHC" office:value="39843.2056378942" calcext:value-type="currency">
            <text:p>₵39,843.21</text:p>
          </table:table-cell>
          <table:table-cell table:style-name="ce59" table:formula="of:=['file:///C:/Users/James%20E.%20Petts/Documents/Development/Simutrans/PakBritain%20sources/New/steam-physics-calcs.ods'#$Extrapolation.T93]" office:value-type="float" office:value="7.65437124375" calcext:value-type="float">
            <text:p>7.65</text:p>
          </table:table-cell>
          <table:table-cell table:style-name="ce31" table:formula="of:=[.G3]*[$'Fuel price normalisation'.$F$2]" office:value-type="currency" office:currency="GHC" office:value="0.766607041452389" calcext:value-type="currency">
            <text:p>₵0.77</text:p>
          </table:table-cell>
          <table:table-cell table:number-columns-repeated="2"/>
          <table:table-cell table:style-name="ce31" table:formula="of:=[.I3]/1.609344" office:value-type="currency" office:currency="GHC" office:value="0" calcext:value-type="currency">
            <text:p>₵0.00</text:p>
          </table:table-cell>
          <table:table-cell table:style-name="ce31" table:formula="of:=[.K3]+[.H3]" office:value-type="currency" office:currency="GHC" office:value="0.766607041452389" calcext:value-type="currency">
            <text:p>₵0.7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Q3]/[.M3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DR Wilberforce</text:p>
          </table:table-cell>
          <table:table-cell office:value-type="float" office:value="1831" calcext:value-type="float">
            <text:p>1831</text:p>
          </table:table-cell>
          <table:table-cell table:number-columns-repeated="4"/>
          <table:table-cell table:style-name="ce59" table:formula="of:=['file:///C:/Users/James%20E.%20Petts/Documents/Development/Simutrans/PakBritain%20sources/New/steam-physics-calcs.ods'#$Extrapolation.T12]" office:value-type="float" office:value="19.277675725" calcext:value-type="float">
            <text:p>19.28</text:p>
          </table:table-cell>
          <table:table-cell table:style-name="ce31" table:formula="of:=[.G4]*[$'Fuel price normalisation'.$F$2]" office:value-type="currency" office:currency="GHC" office:value="1.93071403032454" calcext:value-type="currency">
            <text:p>₵1.93</text:p>
          </table:table-cell>
          <table:table-cell table:formula="of:=0.58/240" office:value-type="currency" office:currency="GBP" office:value="0.00241666666666667" calcext:value-type="currency">
            <text:p>£0.0024</text:p>
          </table:table-cell>
          <table:table-cell table:formula="of:=[.I4]*[$'Currency conversion'.$F$2]" office:value-type="currency" office:currency="GHC" office:value="0.464" calcext:value-type="currency">
            <text:p>₵0.46</text:p>
          </table:table-cell>
          <table:table-cell table:style-name="ce31" table:formula="of:=[.J4]/1.609344" office:value-type="currency" office:currency="GHC" office:value="0.288316233198123" calcext:value-type="currency">
            <text:p>₵0.29</text:p>
          </table:table-cell>
          <table:table-cell table:style-name="ce31" table:formula="of:=[.K4]+[.H4]" office:value-type="currency" office:currency="GHC" office:value="2.21903026352266" calcext:value-type="currency">
            <text:p>₵2.2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Q4]/[.M4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4">
          <table:table-cell table:style-name="ce55" office:value-type="string" calcext:value-type="string">
            <text:p>Average for GNR (loco and rolling stock)</text:p>
          </table:table-cell>
          <table:table-cell table:number-columns-repeated="5"/>
          <table:table-cell table:style-name="ce59"/>
          <table:table-cell table:style-name="ce31"/>
          <table:table-cell table:formula="of:=10.34/240" office:value-type="currency" office:currency="GBP" office:value="0.0430833333333333" calcext:value-type="currency">
            <text:p>£0.0431</text:p>
          </table:table-cell>
          <table:table-cell table:formula="of:=[.I5]*[$'Currency conversion'.$F$2]" office:value-type="currency" office:currency="GHC" office:value="8.272" calcext:value-type="currency">
            <text:p>₵8.27</text:p>
          </table:table-cell>
          <table:table-cell table:style-name="ce31" table:formula="of:=[.J5]/1.609344" office:value-type="currency" office:currency="GHC" office:value="5.13998250218723" calcext:value-type="currency">
            <text:p>₵5.14</text:p>
          </table:table-cell>
          <table:table-cell table:style-name="ce31" table:formula="of:=[.K5]+[.H5]" office:value-type="currency" office:currency="GHC" office:value="5.13998250218723" calcext:value-type="currency">
            <text:p>₵5.1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UK (loco)</text:p>
          </table:table-cell>
          <table:table-cell office:value-type="float" office:value="1871" calcext:value-type="float">
            <text:p>1871</text:p>
          </table:table-cell>
          <table:table-cell table:number-columns-repeated="4"/>
          <table:table-cell table:style-name="ce59"/>
          <table:table-cell table:style-name="ce31"/>
          <table:table-cell table:formula="of:=7.96/240" office:value-type="currency" office:currency="GBP" office:value="0.0331666666666667" calcext:value-type="currency">
            <text:p>£0.0332</text:p>
          </table:table-cell>
          <table:table-cell table:formula="of:=[.I6]*[$'Currency conversion'.$F$2]" office:value-type="currency" office:currency="GHC" office:value="6.368" calcext:value-type="currency">
            <text:p>₵6.37</text:p>
          </table:table-cell>
          <table:table-cell table:style-name="ce31" table:formula="of:=[.J6]/1.609344" office:value-type="currency" office:currency="GHC" office:value="3.95689175216734" calcext:value-type="currency">
            <text:p>₵3.96</text:p>
          </table:table-cell>
          <table:table-cell table:style-name="ce31" table:formula="of:=[.K6]+[.H6]" office:value-type="currency" office:currency="GHC" office:value="3.95689175216734" calcext:value-type="currency">
            <text:p>₵3.96</text:p>
          </table:table-cell>
          <table:table-cell table:number-columns-repeated="1010"/>
        </table:table-row>
        <table:table-row table:style-name="ro4">
          <table:table-cell table:style-name="ce55" office:value-type="string" calcext:value-type="string">
            <text:p>Average for UK (rolling stock)</text:p>
          </table:table-cell>
          <table:table-cell office:value-type="float" office:value="1871" calcext:value-type="float">
            <text:p>1871</text:p>
          </table:table-cell>
          <table:table-cell table:number-columns-repeated="4"/>
          <table:table-cell table:style-name="ce59"/>
          <table:table-cell table:style-name="ce31"/>
          <table:table-cell table:formula="of:=2.65/240" office:value-type="currency" office:currency="GBP" office:value="0.0110416666666667" calcext:value-type="currency">
            <text:p>£0.0110</text:p>
          </table:table-cell>
          <table:table-cell table:formula="of:=[.I7]*[$'Currency conversion'.$F$2]" office:value-type="currency" office:currency="GHC" office:value="2.12" calcext:value-type="currency">
            <text:p>₵2.12</text:p>
          </table:table-cell>
          <table:table-cell table:style-name="ce31" table:formula="of:=[.J7]/1.609344" office:value-type="currency" office:currency="GHC" office:value="1.31730692754315" calcext:value-type="currency">
            <text:p>₵1.32</text:p>
          </table:table-cell>
          <table:table-cell table:style-name="ce31" table:formula="of:=[.K7]+[.H7]" office:value-type="currency" office:currency="GHC" office:value="1.31730692754315" calcext:value-type="currency">
            <text:p>₵1.32</text:p>
          </table:table-cell>
          <table:table-cell table:number-columns-repeated="1010"/>
        </table:table-row>
        <table:table-row table:style-name="ro4">
          <table:table-cell table:style-name="ce55" office:value-type="string" calcext:value-type="string">
            <text:p>Average for GNR (traffic charges)</text:p>
          </table:table-cell>
          <table:table-cell table:number-columns-repeated="5"/>
          <table:table-cell table:style-name="ce59"/>
          <table:table-cell table:style-name="ce31"/>
          <table:table-cell table:formula="of:=10.33/240" office:value-type="currency" office:currency="GBP" office:value="0.0430416666666667" calcext:value-type="currency">
            <text:p>£0.0430</text:p>
          </table:table-cell>
          <table:table-cell table:formula="of:=[.I8]*[$'Currency conversion'.$F$2]" office:value-type="currency" office:currency="GHC" office:value="8.264" calcext:value-type="currency">
            <text:p>₵8.26</text:p>
          </table:table-cell>
          <table:table-cell table:style-name="ce31" table:formula="of:=[.J8]/1.609344" office:value-type="currency" office:currency="GHC" office:value="5.13501153264933" calcext:value-type="currency">
            <text:p>₵5.14</text:p>
          </table:table-cell>
          <table:table-cell table:style-name="ce31" table:formula="of:=[.K8]+[.H8]" office:value-type="currency" office:currency="GHC" office:value="5.13501153264933" calcext:value-type="currency">
            <text:p>₵5.1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GNR (combined)</text:p>
          </table:table-cell>
          <table:table-cell table:number-columns-repeated="5"/>
          <table:table-cell table:style-name="ce59"/>
          <table:table-cell table:style-name="ce31"/>
          <table:table-cell table:number-columns-repeated="3"/>
          <table:table-cell table:style-name="ce31" table:formula="of:=[.K8]+[.K5]" office:value-type="currency" office:currency="GHC" office:value="10.2749940348366" calcext:value-type="currency">
            <text:p>₵10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LSWR M7 0-4-2</text:p>
          </table:table-cell>
          <table:table-cell office:value-type="float" office:value="1897" calcext:value-type="float">
            <text:p>1897</text:p>
          </table:table-cell>
          <table:table-cell office:value-type="currency" office:currency="GBP" office:value="1846" calcext:value-type="currency">
            <text:p>£1,846.00</text:p>
          </table:table-cell>
          <table:table-cell office:value-type="currency" office:currency="GBP" office:value="1940" calcext:value-type="currency">
            <text:p>£1,940.00</text:p>
          </table:table-cell>
          <table:table-cell table:formula="of:=[.D10]*[$'Currency conversion'.$H$3]" office:value-type="currency" office:currency="GHC" office:value="4895.14839557551" calcext:value-type="currency">
            <text:p>₵4,895.15</text:p>
          </table:table-cell>
          <table:table-cell table:formula="of:=[.E10]*8" office:value-type="currency" office:currency="GHC" office:value="39161.1871646041" calcext:value-type="currency">
            <text:p>₵39,161.19</text:p>
          </table:table-cell>
          <table:table-cell table:style-name="ce59" table:formula="of:=['file:///C:/Users/James%20E.%20Petts/Documents/Development/Simutrans/PakBritain%20sources/New/steam-physics-calcs.ods'#$Extrapolation.T174]" office:value-type="float" office:value="13.096108224" calcext:value-type="float">
            <text:p>13.10</text:p>
          </table:table-cell>
          <table:table-cell table:style-name="ce31" table:formula="of:=[.G10]*[$'Fuel price normalisation'.$F$2]" office:value-type="currency" office:currency="GHC" office:value="1.31161247089217" calcext:value-type="currency">
            <text:p>₵1.31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55"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currency" office:currency="GBP" office:value="3200" calcext:value-type="currency">
            <text:p>£3,200.00</text:p>
          </table:table-cell>
          <table:table-cell office:value-type="currency" office:currency="GBP" office:value="3250" calcext:value-type="currency">
            <text:p>£3,250.00</text:p>
          </table:table-cell>
          <table:table-cell table:formula="of:=[.D11]*[$'Currency conversion'.$H$3]" office:value-type="currency" office:currency="GHC" office:value="8200.63519877341" calcext:value-type="currency">
            <text:p>₵8,200.64</text:p>
          </table:table-cell>
          <table:table-cell table:formula="of:=[.E11]*8" office:value-type="currency" office:currency="GHC" office:value="65605.0815901873" calcext:value-type="currency">
            <text:p>₵65,605.08</text:p>
          </table:table-cell>
          <table:table-cell table:style-name="ce59" table:formula="of:=['file:///C:/Users/James%20E.%20Petts/Documents/Development/Simutrans/PakBritain%20sources/New/steam-physics-calcs.ods'#$Extrapolation.T185]" office:value-type="float" office:value="9.0718474" calcext:value-type="float">
            <text:p>9.07</text:p>
          </table:table-cell>
          <table:table-cell table:style-name="ce31" table:formula="of:=[.G11]*[$'Fuel price normalisation'.$F$2]" office:value-type="currency" office:currency="GHC" office:value="0.908571308388017" calcext:value-type="currency">
            <text:p>₵0.91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55" office:value-type="string" calcext:value-type="string">
            <text:p>Third class 4 wheel unfitted (25ft)</text:p>
          </table:table-cell>
          <table:table-cell office:value-type="float" office:value="1872" calcext:value-type="float">
            <text:p>1872</text:p>
          </table:table-cell>
          <table:table-cell office:value-type="currency" office:currency="GBP" office:value="224" calcext:value-type="currency">
            <text:p>£224.00</text:p>
          </table:table-cell>
          <table:table-cell office:value-type="currency" office:currency="GBP" office:value="205" calcext:value-type="currency">
            <text:p>£205.00</text:p>
          </table:table-cell>
          <table:table-cell table:formula="of:=[.D12]*[$'Currency conversion'.$H$3]" office:value-type="currency" office:currency="GHC" office:value="517.270835614938" calcext:value-type="currency">
            <text:p>₵517.27</text:p>
          </table:table-cell>
          <table:table-cell table:formula="of:=[.E12]*8" office:value-type="currency" office:currency="GHC" office:value="4138.16668491951" calcext:value-type="currency">
            <text:p>₵4,138.17</text:p>
          </table:table-cell>
          <table:table-cell table:style-name="ce59"/>
          <table:table-cell table:style-name="ce31"/>
          <table:table-cell table:number-columns-repeated="3"/>
          <table:table-cell table:style-name="ce31"/>
          <table:table-cell table:number-columns-repeated="1010"/>
        </table:table-row>
        <table:table-row table:style-name="ro2">
          <table:table-cell table:style-name="ce55" office:value-type="string" calcext:value-type="string">
            <text:p>Four wheel composite</text:p>
          </table:table-cell>
          <table:table-cell office:value-type="float" office:value="1861" calcext:value-type="float">
            <text:p>1861</text:p>
          </table:table-cell>
          <table:table-cell office:value-type="currency" office:currency="GBP" office:value="245" calcext:value-type="currency">
            <text:p>£245.00</text:p>
          </table:table-cell>
          <table:table-cell office:value-type="currency" office:currency="GBP" office:value="237" calcext:value-type="currency">
            <text:p>£237.00</text:p>
          </table:table-cell>
          <table:table-cell table:formula="of:=[.D13]*[$'Currency conversion'.$H$3]" office:value-type="currency" office:currency="GHC" office:value="598.015551418246" calcext:value-type="currency">
            <text:p>₵598.02</text:p>
          </table:table-cell>
          <table:table-cell table:formula="of:=[.E13]*8" office:value-type="currency" office:currency="GHC" office:value="4784.12441134597" calcext:value-type="currency">
            <text:p>₵4,784.12</text:p>
          </table:table-cell>
          <table:table-cell table:style-name="ce59"/>
          <table:table-cell table:style-name="ce31"/>
          <table:table-cell table:number-columns-repeated="3"/>
          <table:table-cell table:style-name="ce31"/>
          <table:table-cell table:number-columns-repeated="1010"/>
        </table:table-row>
        <table:table-row table:style-name="ro2">
          <table:table-cell table:style-name="ce55" office:value-type="string" calcext:value-type="string">
            <text:p>Four wheel composite (25ft)</text:p>
          </table:table-cell>
          <table:table-cell office:value-type="float" office:value="1871" calcext:value-type="float">
            <text:p>1871</text:p>
          </table:table-cell>
          <table:table-cell table:formula="of:=226+80" office:value-type="currency" office:currency="GBP" office:value="306" calcext:value-type="currency">
            <text:p>£306.00</text:p>
          </table:table-cell>
          <table:table-cell office:value-type="currency" office:currency="GBP" office:value="318" calcext:value-type="currency">
            <text:p>£318.00</text:p>
          </table:table-cell>
          <table:table-cell table:formula="of:=[.D14]*[$'Currency conversion'.$H$3]" office:value-type="currency" office:currency="GHC" office:value="802.400613295368" calcext:value-type="currency">
            <text:p>₵802.40</text:p>
          </table:table-cell>
          <table:table-cell table:formula="of:=[.E14]*8" office:value-type="currency" office:currency="GHC" office:value="6419.20490636294" calcext:value-type="currency">
            <text:p>₵6,419.20</text:p>
          </table:table-cell>
          <table:table-cell table:style-name="ce59"/>
          <table:table-cell table:style-name="ce31"/>
          <table:table-cell table:number-columns-repeated="3"/>
          <table:table-cell table:style-name="ce31"/>
          <table:table-cell table:number-columns-repeated="1010"/>
        </table:table-row>
        <table:table-row table:style-name="ro2">
          <table:table-cell table:style-name="ce55" office:value-type="string" calcext:value-type="string">
            <text:p>Four wheel composite</text:p>
          </table:table-cell>
          <table:table-cell office:value-type="float" office:value="1872" calcext:value-type="float">
            <text:p>1872</text:p>
          </table:table-cell>
          <table:table-cell table:formula="of:=307.5" office:value-type="currency" office:currency="GBP" office:value="307.5" calcext:value-type="currency">
            <text:p>£307.50</text:p>
          </table:table-cell>
          <table:table-cell office:value-type="currency" office:currency="GBP" office:value="335" calcext:value-type="currency">
            <text:p>£335.00</text:p>
          </table:table-cell>
          <table:table-cell table:formula="of:=[.D15]*[$'Currency conversion'.$H$3]" office:value-type="currency" office:currency="GHC" office:value="845.296243565875" calcext:value-type="currency">
            <text:p>₵845.30</text:p>
          </table:table-cell>
          <table:table-cell table:formula="of:=[.E15]*8" office:value-type="currency" office:currency="GHC" office:value="6762.369948527" calcext:value-type="currency">
            <text:p>₵6,762.37</text:p>
          </table:table-cell>
          <table:table-cell table:style-name="ce59"/>
          <table:table-cell table:style-name="ce31"/>
          <table:table-cell table:number-columns-repeated="3"/>
          <table:table-cell table:style-name="ce31"/>
          <table:table-cell table:number-columns-repeated="1010"/>
        </table:table-row>
        <table:table-row table:style-name="ro4">
          <table:table-cell table:style-name="ce55" office:value-type="string" calcext:value-type="string">
            <text:p>Four wheel passenger brake (20ft)</text:p>
          </table:table-cell>
          <table:table-cell office:value-type="float" office:value="1870" calcext:value-type="float">
            <text:p>1870</text:p>
          </table:table-cell>
          <table:table-cell office:value-type="currency" office:currency="GBP" office:value="107" calcext:value-type="currency">
            <text:p>£107.00</text:p>
          </table:table-cell>
          <table:table-cell office:value-type="currency" office:currency="GBP" office:value="103.88" calcext:value-type="currency">
            <text:p>£103.88</text:p>
          </table:table-cell>
          <table:table-cell table:formula="of:=[.D16]*[$'Currency conversion'.$H$3]" office:value-type="currency" office:currency="GHC" office:value="262.117533676487" calcext:value-type="currency">
            <text:p>₵262.12</text:p>
          </table:table-cell>
          <table:table-cell table:formula="of:=[.E16]*8" office:value-type="currency" office:currency="GHC" office:value="2096.94026941189" calcext:value-type="currency">
            <text:p>₵2,096.94</text:p>
          </table:table-cell>
          <table:table-cell table:style-name="ce59"/>
          <table:table-cell table:style-name="ce31"/>
          <table:table-cell table:number-columns-repeated="3"/>
          <table:table-cell table:style-name="ce31"/>
          <table:table-cell table:number-columns-repeated="1010"/>
        </table:table-row>
        <table:table-row table:style-name="ro2">
          <table:table-cell table:style-name="ce55" office:value-type="string" calcext:value-type="string">
            <text:p>Four wheel brake third </text:p>
          </table:table-cell>
          <table:table-cell office:value-type="float" office:value="1870" calcext:value-type="float">
            <text:p>1870</text:p>
          </table:table-cell>
          <table:table-cell office:value-type="currency" office:currency="GBP" office:value="200" calcext:value-type="currency">
            <text:p>£200.00</text:p>
          </table:table-cell>
          <table:table-cell office:value-type="currency" office:currency="GBP" office:value="194.17" calcext:value-type="currency">
            <text:p>£194.17</text:p>
          </table:table-cell>
          <table:table-cell table:formula="of:=[.D17]*[$'Currency conversion'.$H$3]" office:value-type="currency" office:currency="GHC" office:value="489.943795860256" calcext:value-type="currency">
            <text:p>₵489.94</text:p>
          </table:table-cell>
          <table:table-cell table:formula="of:=[.E17]*8" office:value-type="currency" office:currency="GHC" office:value="3919.55036688205" calcext:value-type="currency">
            <text:p>₵3,919.55</text:p>
          </table:table-cell>
          <table:table-cell table:style-name="ce59"/>
          <table:table-cell table:style-name="ce31"/>
          <table:table-cell table:number-columns-repeated="3"/>
          <table:table-cell table:style-name="ce31"/>
          <table:table-cell table:number-columns-repeated="1010"/>
        </table:table-row>
        <table:table-row table:style-name="ro3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92" table:number-columns-repeated="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3">
          <table:table-cell office:value-type="string" calcext:value-type="string">
            <text:p>Tram engine</text:p>
          </table:table-cell>
          <table:table-cell table:style-name="ce89"/>
          <table:table-cell table:number-columns-repeated="10"/>
          <table:table-cell office:value-type="float" office:value="1" calcext:value-type="float">
            <text:p>1</text:p>
          </table:table-cell>
          <table:table-cell table:formula="of:=1.5/64" office:value-type="currency" office:currency="GBP" office:value="0.0234375" calcext:value-type="currency">
            <text:p>£0.02</text:p>
          </table:table-cell>
          <table:table-cell table:formula="of:=[.N19]" office:value-type="currency" office:currency="GBP" office:value="0.0234375" calcext:value-type="currency">
            <text:p>£0.02</text:p>
          </table:table-cell>
          <table:table-cell table:formula="of:=[.O19]*[$'Currency conversion'.$F$2]" office:value-type="currency" office:currency="GHC" office:value="4.5" calcext:value-type="currency">
            <text:p>₵4.50</text:p>
          </table:table-cell>
          <table:table-cell table:formula="of:=[.P19]*[$'Capital to maintenance ratio'.$D$3]" office:value-type="currency" office:currency="GHC" office:value="28.8" calcext:value-type="currency">
            <text:p>₵28.80</text:p>
          </table:table-cell>
          <table:table-cell table:formula="of:=[.Q19]/[.M19]" office:value-type="currency" office:currency="GHC" office:value="28.8" calcext:value-type="currency">
            <text:p>₵28.8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Tram car (excl. driver)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1/64" office:value-type="currency" office:currency="GBP" office:value="0.015625" calcext:value-type="currency">
            <text:p>£0.02</text:p>
          </table:table-cell>
          <table:table-cell table:formula="of:=[.N20]" office:value-type="currency" office:currency="GBP" office:value="0.015625" calcext:value-type="currency">
            <text:p>£0.02</text:p>
          </table:table-cell>
          <table:table-cell table:formula="of:=[.O20]*[$'Currency conversion'.$F$2]" office:value-type="currency" office:currency="GHC" office:value="3" calcext:value-type="currency">
            <text:p>₵3.00</text:p>
          </table:table-cell>
          <table:table-cell table:formula="of:=[.P20]*[$'Capital to maintenance ratio'.$D$3]" office:value-type="currency" office:currency="GHC" office:value="19.2" calcext:value-type="currency">
            <text:p>₵19.20</text:p>
          </table:table-cell>
          <table:table-cell table:formula="of:=[.Q20]/[.M20]" office:value-type="currency" office:currency="GHC" office:value="19.2" calcext:value-type="currency">
            <text:p>₵19.2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Kitson no. 2 engine</text:p>
          </table:table-cell>
          <table:table-cell office:value-type="float" office:value="1886" calcext:value-type="float">
            <text:p>1886</text:p>
          </table:table-cell>
          <table:table-cell office:value-type="currency" office:currency="GBP" office:value="790" calcext:value-type="currency">
            <text:p>£790.00</text:p>
          </table:table-cell>
          <table:table-cell office:value-type="currency" office:currency="GBP" office:value="795" calcext:value-type="currency">
            <text:p>£795.00</text:p>
          </table:table-cell>
          <table:table-cell table:formula="of:=[.D21]*[$'Currency conversion'.$H$3]" office:value-type="currency" office:currency="GHC" office:value="2006.00153323842" calcext:value-type="currency">
            <text:p>₵2,006.00</text:p>
          </table:table-cell>
          <table:table-cell/>
          <table:table-cell table:style-name="ce59" table:formula="of:=['file:///C:/Users/James%20E.%20Petts/Documents/Development/Simutrans/PakBritain%20sources/New/steam-physics-calcs.ods'#$Extrapolation.T138]" office:value-type="float" office:value="1.875" calcext:value-type="float">
            <text:p>1.88</text:p>
          </table:table-cell>
          <table:table-cell table:style-name="ce31" table:formula="of:=[.G21]*[$'Fuel price normalisation'.$F$2]" office:value-type="currency" office:currency="GHC" office:value="0.187786580628278" calcext:value-type="currency">
            <text:p>₵0.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ehicles (Simutrans)" table:style-name="ta1">
        <table:table-column table:style-name="co71" table:default-cell-style-name="Default"/>
        <table:table-column table:style-name="co46" table:default-cell-style-name="Default"/>
        <table:table-column table:style-name="co55" table:default-cell-style-name="Default"/>
        <table:table-column table:style-name="co72" table:default-cell-style-name="ce31"/>
        <table:table-column table:style-name="co14" table:default-cell-style-name="ce34"/>
        <table:table-column table:style-name="co14" table:default-cell-style-name="ce31"/>
        <table:table-column table:style-name="co62" table:default-cell-style-name="Default"/>
        <table:table-column table:style-name="co67" table:default-cell-style-name="ce34"/>
        <table:table-column table:style-name="co25" table:default-cell-style-name="ce31"/>
        <table:table-column table:style-name="co73" table:default-cell-style-name="ce31"/>
        <table:table-column table:style-name="co62" table:default-cell-style-name="ce31"/>
        <table:table-column table:style-name="co65" table:default-cell-style-name="ce8"/>
        <table:table-column table:style-name="co62" table:default-cell-style-name="ce8"/>
        <table:table-column table:style-name="co62" table:default-cell-style-name="Default"/>
        <table:table-column table:style-name="co14" table:number-columns-repeated="1010" table:default-cell-style-name="Default"/>
        <table:table-row table:style-name="ro4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93" office:value-type="string" calcext:value-type="string">
            <text:p>Traction type</text:p>
          </table:table-cell>
          <table:table-cell table:style-name="ce97" office:value-type="string" calcext:value-type="string">
            <text:p>Cost per km (.dat file) / in-game</text:p>
          </table:table-cell>
          <table:table-cell table:style-name="ce101" office:value-type="string" calcext:value-type="string">
            <text:p>Capital cost (.dat file)</text:p>
          </table:table-cell>
          <table:table-cell table:style-name="ce44" office:value-type="string" calcext:value-type="string">
            <text:p>Capital cost (in game)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104" office:value-type="string" calcext:value-type="string">
            <text:p>Monthly cost (.dat file)</text:p>
          </table:table-cell>
          <table:table-cell table:style-name="ce46" office:value-type="string" calcext:value-type="string">
            <text:p>Monthly cost (in-game)</text:p>
          </table:table-cell>
          <table:table-cell table:style-name="ce46" office:value-type="string" calcext:value-type="string">
            <text:p>Annualised cost (in-game)</text:p>
          </table:table-cell>
          <table:table-cell table:style-name="ce100" office:value-type="string" calcext:value-type="string">
            <text:p>Hourly cost (in-game)</text:p>
          </table:table-cell>
          <table:table-cell table:style-name="ce98" office:value-type="string" calcext:value-type="string">
            <text:p>Crew</text:p>
          </table:table-cell>
          <table:table-cell table:style-name="ce98" office:value-type="string" calcext:value-type="string">
            <text:p>Hourly cost per person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55" table:number-columns-repeated="1010"/>
        </table:table-row>
        <table:table-row table:style-name="ro3">
          <table:table-cell table:style-name="ce4" office:value-type="string" calcext:value-type="string">
            <text:p>Road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3">
          <table:table-cell office:value-type="string" calcext:value-type="string">
            <text:p>AEC Regent S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currency" office:currency="GHC" office:value="0.62" calcext:value-type="currency">
            <text:p>₵0.62</text:p>
          </table:table-cell>
          <table:table-cell office:value-type="currency" office:currency="GHC" office:value="4200" calcext:value-type="currency">
            <text:p>₵4,200.00</text:p>
          </table:table-cell>
          <table:table-cell office:value-type="currency" office:currency="GHC" office:value="525" calcext:value-type="currency">
            <text:p>₵525.00</text:p>
          </table:table-cell>
          <table:table-cell table:formula="of:=[.E3]/[.F3]" office:value-type="float" office:value="8" calcext:value-type="float">
            <text:p>8</text:p>
          </table:table-cell>
          <table:table-cell office:value-type="currency" office:currency="GHC" office:value="82.19" calcext:value-type="currency">
            <text:p>₵82.19</text:p>
          </table:table-cell>
          <table:table-cell office:value-type="currency" office:currency="GHC" office:value="20.54" calcext:value-type="currency">
            <text:p>₵20.54</text:p>
          </table:table-cell>
          <table:table-cell table:formula="of:=[.I3]*23" office:value-type="currency" office:currency="GHC" office:value="472.42" calcext:value-type="currency">
            <text:p>₵472.42</text:p>
          </table:table-cell>
          <table:table-cell table:formula="of:=[.I3]/[$'Capital to maintenance ratio'.$D$3]" office:value-type="currency" office:currency="GHC" office:value="3.209375" calcext:value-type="currency">
            <text:p>₵3.21</text:p>
          </table:table-cell>
          <table:table-cell office:value-type="float" office:value="2" calcext:value-type="float">
            <text:p>2</text:p>
          </table:table-cell>
          <table:table-cell table:style-name="ce31" table:formula="of:=[.K3]/[.L3]" office:value-type="currency" office:currency="GHC" office:value="1.6046875" calcext:value-type="currency">
            <text:p>₵1.60</text:p>
          </table:table-cell>
          <table:table-cell table:style-name="ce53" table:formula="of:=[.H3]/[.I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3">
          <table:table-cell office:value-type="string" calcext:value-type="string">
            <text:p>GWR 55 “Queen” Class 2-2-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F5]*[.G5]" office:value-type="currency" office:currency="GHC" office:value="191504" calcext:value-type="currency">
            <text:p>₵191,504.00</text:p>
          </table:table-cell>
          <table:table-cell office:value-type="currency" office:currency="GHC" office:value="23938" calcext:value-type="currency">
            <text:p>₵23,93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5]*[.N5]" office:value-type="currency" office:currency="GHC" office:value="393.663690360273" calcext:value-type="currency">
            <text:p>₵393.66</text:p>
          </table:table-cell>
          <table:table-cell office:value-type="currency" office:currency="GHC" office:value="98.38" calcext:value-type="currency">
            <text:p>₵98.38</text:p>
          </table:table-cell>
          <table:table-cell table:formula="of:=[.I5]*23" office:value-type="currency" office:currency="GHC" office:value="2262.74" calcext:value-type="currency">
            <text:p>₵2,262.74</text:p>
          </table:table-cell>
          <table:table-cell table:formula="of:=[.I5]/[$'Capital to maintenance ratio'.$D$3]" office:value-type="currency" office:currency="GHC" office:value="15.371875" calcext:value-type="currency">
            <text:p>₵15.37</text:p>
          </table:table-cell>
          <table:table-cell office:value-type="float" office:value="2" calcext:value-type="float">
            <text:p>2</text:p>
          </table:table-cell>
          <table:table-cell table:style-name="ce31" table:formula="of:=[.K5]/[.L5]" office:value-type="currency" office:currency="GHC" office:value="7.6859375" calcext:value-type="currency">
            <text:p>₵7.69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NWR “Sampson” Class 2-4-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11" calcext:value-type="currency">
            <text:p>₵2.11</text:p>
          </table:table-cell>
          <table:table-cell table:formula="of:=[.F6]*[.G6]" office:value-type="currency" office:currency="GHC" office:value="176000" calcext:value-type="currency">
            <text:p>₵176,000.00</text:p>
          </table:table-cell>
          <table:table-cell office:value-type="currency" office:currency="GHC" office:value="22000" calcext:value-type="currency">
            <text:p>₵22,000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6]*[.N6]" office:value-type="currency" office:currency="GHC" office:value="386.7811781889" calcext:value-type="currency">
            <text:p>₵386.78</text:p>
          </table:table-cell>
          <table:table-cell office:value-type="currency" office:currency="GHC" office:value="96.66" calcext:value-type="currency">
            <text:p>₵96.66</text:p>
          </table:table-cell>
          <table:table-cell table:formula="of:=[.I6]*23" office:value-type="currency" office:currency="GHC" office:value="2223.18" calcext:value-type="currency">
            <text:p>₵2,223.18</text:p>
          </table:table-cell>
          <table:table-cell table:formula="of:=[.I6]/[$'Capital to maintenance ratio'.$D$3]" office:value-type="currency" office:currency="GHC" office:value="15.103125" calcext:value-type="currency">
            <text:p>₵15.10</text:p>
          </table:table-cell>
          <table:table-cell office:value-type="float" office:value="2" calcext:value-type="float">
            <text:p>2</text:p>
          </table:table-cell>
          <table:table-cell table:style-name="ce31" table:formula="of:=[.K6]/[.L6]" office:value-type="currency" office:currency="GHC" office:value="7.5515625" calcext:value-type="currency">
            <text:p>₵7.55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46" calcext:value-type="currency">
            <text:p>₵2.46</text:p>
          </table:table-cell>
          <table:table-cell table:formula="of:=[.F7]*[.G7]" office:value-type="currency" office:currency="GHC" office:value="196416" calcext:value-type="currency">
            <text:p>₵196,416.00</text:p>
          </table:table-cell>
          <table:table-cell office:value-type="currency" office:currency="GHC" office:value="24552" calcext:value-type="currency">
            <text:p>₵24,552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7]*[.N7]" office:value-type="currency" office:currency="GHC" office:value="403.827400194742" calcext:value-type="currency">
            <text:p>₵403.83</text:p>
          </table:table-cell>
          <table:table-cell office:value-type="currency" office:currency="GHC" office:value="100.92" calcext:value-type="currency">
            <text:p>₵100.92</text:p>
          </table:table-cell>
          <table:table-cell table:formula="of:=[.I7]*23" office:value-type="currency" office:currency="GHC" office:value="2321.16" calcext:value-type="currency">
            <text:p>₵2,321.16</text:p>
          </table:table-cell>
          <table:table-cell table:formula="of:=[.I7]/[$'Capital to maintenance ratio'.$D$3]" office:value-type="currency" office:currency="GHC" office:value="15.76875" calcext:value-type="currency">
            <text:p>₵15.77</text:p>
          </table:table-cell>
          <table:table-cell office:value-type="float" office:value="2" calcext:value-type="float">
            <text:p>2</text:p>
          </table:table-cell>
          <table:table-cell table:style-name="ce31" table:formula="of:=[.K7]/[.L7]" office:value-type="currency" office:currency="GHC" office:value="7.884375" calcext:value-type="currency">
            <text:p>₵7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SWR M7 0-4-4-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66" calcext:value-type="currency">
            <text:p>₵1.66</text:p>
          </table:table-cell>
          <table:table-cell office:value-type="currency" office:currency="GHC" office:value="42580" calcext:value-type="currency">
            <text:p>₵42,580.00</text:p>
          </table:table-cell>
          <table:table-cell office:value-type="currency" office:currency="GHC" office:value="5660" calcext:value-type="currency">
            <text:p>₵5,660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277.73" calcext:value-type="currency">
            <text:p>₵277.73</text:p>
          </table:table-cell>
          <table:table-cell office:value-type="currency" office:currency="GHC" office:value="69.42" calcext:value-type="currency">
            <text:p>₵69.42</text:p>
          </table:table-cell>
          <table:table-cell table:formula="of:=[.I8]*23" office:value-type="currency" office:currency="GHC" office:value="1596.66" calcext:value-type="currency">
            <text:p>₵1,596.66</text:p>
          </table:table-cell>
          <table:table-cell table:formula="of:=[.I8]/[$'Capital to maintenance ratio'.$D$3]" office:value-type="currency" office:currency="GHC" office:value="10.846875" calcext:value-type="currency">
            <text:p>₵10.85</text:p>
          </table:table-cell>
          <table:table-cell office:value-type="float" office:value="2" calcext:value-type="float">
            <text:p>2</text:p>
          </table:table-cell>
          <table:table-cell table:style-name="ce31" table:formula="of:=[.K8]/[.L8]" office:value-type="currency" office:currency="GHC" office:value="5.4234375" calcext:value-type="currency">
            <text:p>₵5.42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99" calcext:value-type="currency">
            <text:p>₵1.99</text:p>
          </table:table-cell>
          <table:table-cell office:value-type="currency" office:currency="GHC" office:value="65325" calcext:value-type="currency">
            <text:p>₵65,325.00</text:p>
          </table:table-cell>
          <table:table-cell office:value-type="currency" office:currency="GHC" office:value="8165" calcext:value-type="currency">
            <text:p>₵8,165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454.44" calcext:value-type="currency">
            <text:p>₵454.44</text:p>
          </table:table-cell>
          <table:table-cell office:value-type="currency" office:currency="GHC" office:value="113.6" calcext:value-type="currency">
            <text:p>₵113.60</text:p>
          </table:table-cell>
          <table:table-cell table:formula="of:=[.I9]*23" office:value-type="currency" office:currency="GHC" office:value="2612.8" calcext:value-type="currency">
            <text:p>₵2,612.80</text:p>
          </table:table-cell>
          <table:table-cell table:formula="of:=[.I9]/[$'Capital to maintenance ratio'.$D$3]" office:value-type="currency" office:currency="GHC" office:value="17.75" calcext:value-type="currency">
            <text:p>₵17.75</text:p>
          </table:table-cell>
          <table:table-cell office:value-type="float" office:value="2" calcext:value-type="float">
            <text:p>2</text:p>
          </table:table-cell>
          <table:table-cell table:style-name="ce31" table:formula="of:=[.K9]/[.L9]" office:value-type="currency" office:currency="GHC" office:value="8.875" calcext:value-type="currency">
            <text:p>₵8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102"/>
          <table:table-cell table:style-name="ce45"/>
          <table:table-cell table:style-name="ce32"/>
          <table:table-cell table:style-name="ce10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  <table:table-cell table:number-columns-repeated="3"/>
        </table:table-row>
        <table:table-row table:style-name="ro3">
          <table:table-cell office:value-type="string" calcext:value-type="string">
            <text:p>Kitson standard no. 3 engin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0.05" calcext:value-type="currency">
            <text:p>₵0.05</text:p>
          </table:table-cell>
          <table:table-cell table:formula="of:=[.F11]*[.G11]" office:value-type="currency" office:currency="GHC" office:value="2944" calcext:value-type="currency">
            <text:p>₵2,944.00</text:p>
          </table:table-cell>
          <table:table-cell office:value-type="currency" office:currency="GHC" office:value="368" calcext:value-type="currency">
            <text:p>₵36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11]*[.N11]" office:value-type="currency" office:currency="GHC" office:value="162.459298928919" calcext:value-type="currency">
            <text:p>₵162.46</text:p>
          </table:table-cell>
          <table:table-cell office:value-type="currency" office:currency="GHC" office:value="40.6" calcext:value-type="currency">
            <text:p>₵40.60</text:p>
          </table:table-cell>
          <table:table-cell table:formula="of:=[.I11]*23" office:value-type="currency" office:currency="GHC" office:value="933.8" calcext:value-type="currency">
            <text:p>₵933.80</text:p>
          </table:table-cell>
          <table:table-cell table:formula="of:=[.I11]/[$'Capital to maintenance ratio'.$D$3]" office:value-type="currency" office:currency="GHC" office:value="6.34375" calcext:value-type="currency">
            <text:p>₵6.34</text:p>
          </table:table-cell>
          <table:table-cell office:value-type="float" office:value="1" calcext:value-type="float">
            <text:p>1</text:p>
          </table:table-cell>
          <table:table-cell table:style-name="ce31" table:formula="of:=[.K11]/[.L11]" office:value-type="currency" office:currency="GHC" office:value="6.34375" calcext:value-type="currency">
            <text:p>₵6.34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el price normalisation" table:style-name="ta1">
        <table:table-column table:style-name="co39" table:default-cell-style-name="Default"/>
        <table:table-column table:style-name="co74" table:default-cell-style-name="Default"/>
        <table:table-column table:style-name="co39" table:default-cell-style-name="Default"/>
        <table:table-column table:style-name="co75" table:default-cell-style-name="ce12"/>
        <table:table-column table:style-name="co25" table:default-cell-style-name="ce31"/>
        <table:table-column table:style-name="co14" table:default-cell-style-name="ce31"/>
        <table:table-column table:style-name="co76" table:default-cell-style-name="Default"/>
        <table:table-column table:style-name="co14" table:number-columns-repeated="1017" table:default-cell-style-name="Default"/>
        <table:table-row table:style-name="ro4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Price per ton or gallon</text:p>
          </table:table-cell>
          <table:table-cell table:style-name="ce3" office:value-type="string" calcext:value-type="string">
            <text:p>Date</text:p>
          </table:table-cell>
          <table:table-cell table:style-name="ce11" office:value-type="string" calcext:value-type="string">
            <text:p>Normalised to 1900 (BoE)</text:p>
          </table:table-cell>
          <table:table-cell table:style-name="ce30" office:value-type="string" calcext:value-type="string">
            <text:p>In SimuCents</text:p>
          </table:table-cell>
          <table:table-cell table:style-name="ce30" office:value-type="string" calcext:value-type="string">
            <text:p>Price per kg or litre</text:p>
          </table:table-cell>
          <table:table-cell table:style-name="ce3" office:value-type="string" calcext:value-type="string">
            <text:p>Source</text:p>
          </table:table-cell>
          <table:table-cell table:style-name="ce61" table:number-columns-repeated="1017"/>
        </table:table-row>
        <table:table-row table:style-name="ro3">
          <table:table-cell office:value-type="string" calcext:value-type="string">
            <text:p>Coal</text:p>
          </table:table-cell>
          <table:table-cell table:style-name="ce12" table:formula="of:=11/20" office:value-type="currency" office:currency="GBP" office:value="0.55" calcext:value-type="currency">
            <text:p>£0.55</text:p>
          </table:table-cell>
          <table:table-cell office:value-type="float" office:value="1911" calcext:value-type="float">
            <text:p>1911</text:p>
          </table:table-cell>
          <table:table-cell office:value-type="currency" office:currency="GBP" office:value="0.53" calcext:value-type="currency">
            <text:p>£0.53</text:p>
          </table:table-cell>
          <table:table-cell table:formula="of:=[.D2]*[$'Currency conversion'.F2]" office:value-type="currency" office:currency="GHC" office:value="101.76" calcext:value-type="currency">
            <text:p>₵101.76</text:p>
          </table:table-cell>
          <table:table-cell table:formula="of:=[.E2]/1016.0470432" office:value-type="currency" office:currency="GHC" office:value="0.100152843001748" calcext:value-type="currency">
            <text:p>₵0.10</text:p>
          </table:table-cell>
          <table:table-cell office:value-type="string" calcext:value-type="string">
            <text:p>https://api.parliament.uk/historic-hansard/commons/1912/mar/20/price-of-coal</text:p>
          </table:table-cell>
          <table:table-cell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ssenger revenue (BB)" table:style-name="ta1">
        <table:table-column table:style-name="co66" table:default-cell-style-name="Default"/>
        <table:table-column table:style-name="co14" table:default-cell-style-name="Default"/>
        <table:table-column table:style-name="co77" table:number-columns-repeated="2" table:default-cell-style-name="Default"/>
        <table:table-column table:style-name="co14" table:number-columns-repeated="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ce12"/>
        <table:table-column table:style-name="co81" table:default-cell-style-name="Default"/>
        <table:table-row table:style-name="ro3">
          <table:table-cell table:style-name="ce56" office:value-type="string" calcext:value-type="string">
            <text:p>Example</text:p>
          </table:table-cell>
          <table:table-cell table:style-name="ce56" office:value-type="string" calcext:value-type="string">
            <text:p>Year</text:p>
          </table:table-cell>
          <table:table-cell table:style-name="ce56" office:value-type="string" calcext:value-type="string">
            <text:p>Revenue (month)</text:p>
          </table:table-cell>
          <table:table-cell table:style-name="ce56" office:value-type="string" calcext:value-type="string">
            <text:p>Distance (month)</text:p>
          </table:table-cell>
          <table:table-cell table:style-name="ce56" office:value-type="string" calcext:value-type="string">
            <text:p>Revenue/km</text:p>
          </table:table-cell>
          <table:table-cell table:style-name="ce56" office:value-type="string" calcext:value-type="string">
            <text:p>Passengers</text:p>
          </table:table-cell>
          <table:table-cell table:style-name="ce56" office:value-type="string" calcext:value-type="string">
            <text:p>Revenue/passenger</text:p>
          </table:table-cell>
          <table:table-cell table:style-name="ce56" office:value-type="string" calcext:value-type="string">
            <text:p>Revenue/passenger/km</text:p>
          </table:table-cell>
          <table:table-cell table:style-name="ce106" office:value-type="string" calcext:value-type="string">
            <text:p>In old pennies</text:p>
          </table:table-cell>
          <table:table-cell table:style-name="ce56" office:value-type="string" calcext:value-type="string">
            <text:p>Revenue/passenger/mile</text:p>
          </table:table-cell>
        </table:table-row>
        <table:table-row table:style-name="ro3">
          <table:table-cell office:value-type="string" calcext:value-type="string">
            <text:p>UAR Pewton – Temingstone</text:p>
          </table:table-cell>
          <table:table-cell office:value-type="float" office:value="1874" calcext:value-type="float">
            <text:p>1874</text:p>
          </table:table-cell>
          <table:table-cell table:style-name="ce31" table:formula="of:=27594.34" office:value-type="currency" office:currency="GHC" office:value="27594.34" calcext:value-type="currency">
            <text:p>₵27,594.34</text:p>
          </table:table-cell>
          <table:table-cell table:formula="of:=1147" office:value-type="float" office:value="1147" calcext:value-type="float">
            <text:p>1147</text:p>
          </table:table-cell>
          <table:table-cell table:style-name="ce31" table:formula="of:=[.C2]/[.D2]" office:value-type="currency" office:currency="GHC" office:value="24.0578378378378" calcext:value-type="currency">
            <text:p>₵24.06</text:p>
          </table:table-cell>
          <table:table-cell table:formula="of:=4630" office:value-type="float" office:value="4630" calcext:value-type="float">
            <text:p>4630</text:p>
          </table:table-cell>
          <table:table-cell table:style-name="ce31" table:formula="of:=[.C2]/[.F2]" office:value-type="currency" office:currency="GHC" office:value="5.95990064794816" calcext:value-type="currency">
            <text:p>₵5.96</text:p>
          </table:table-cell>
          <table:table-cell table:style-name="ce62" table:formula="of:=[.G2]/[.D2]" office:value-type="currency" office:currency="GHC" office:value="0.00519607728679003" calcext:value-type="currency">
            <text:p>₵0.0052</text:p>
          </table:table-cell>
          <table:table-cell table:style-name="ce107" table:formula="of:=([.H2]*[$'Currency conversion'.G2])*240" office:value-type="float" office:value="0.00649509660848754" calcext:value-type="float">
            <text:p>0.01</text:p>
          </table:table-cell>
          <table:table-cell table:style-name="ce59" table:formula="of:=[.I2]*1.609344" office:value-type="float" office:value="0.0104528447562898" calcext:value-type="float">
            <text:p>0.01</text:p>
          </table:table-cell>
        </table:table-row>
        <table:table-row table:style-name="ro2">
          <table:table-cell table:style-name="ce55" office:value-type="string" calcext:value-type="string">
            <text:p>UAR Trans-Anglia Express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183203.2" calcext:value-type="currency">
            <text:p>₵183,203.20</text:p>
          </table:table-cell>
          <table:table-cell office:value-type="float" office:value="4908" calcext:value-type="float">
            <text:p>4908</text:p>
          </table:table-cell>
          <table:table-cell table:style-name="ce31" table:formula="of:=[.C3]/[.D3]" office:value-type="currency" office:currency="GHC" office:value="37.3274653626732" calcext:value-type="currency">
            <text:p>₵37.33</text:p>
          </table:table-cell>
          <table:table-cell office:value-type="float" office:value="11754" calcext:value-type="float">
            <text:p>11754</text:p>
          </table:table-cell>
          <table:table-cell table:style-name="ce31" table:formula="of:=[.C3]/[.F3]" office:value-type="currency" office:currency="GHC" office:value="15.5864556746639" calcext:value-type="currency">
            <text:p>₵15.59</text:p>
          </table:table-cell>
          <table:table-cell table:style-name="ce62" table:formula="of:=[.G3]/[.D3]" office:value-type="currency" office:currency="GHC" office:value="0.00317572446509045" calcext:value-type="currency">
            <text:p>₵0.0032</text:p>
          </table:table-cell>
          <table:table-cell table:style-name="ce107" table:formula="of:=([.H3]*[$'Currency conversion'.G3])*240" office:value-type="float" office:value="0" calcext:value-type="float">
            <text:p>0.00</text:p>
          </table:table-cell>
          <table:table-cell table:style-name="ce59" table:formula="of:=[.I3]*1.609344"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UAR Queensingfield shuttle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500.45" calcext:value-type="currency">
            <text:p>₵500.45</text:p>
          </table:table-cell>
          <table:table-cell office:value-type="float" office:value="102" calcext:value-type="float">
            <text:p>102</text:p>
          </table:table-cell>
          <table:table-cell table:style-name="ce31" table:formula="of:=[.C4]/[.D4]" office:value-type="currency" office:currency="GHC" office:value="4.90637254901961" calcext:value-type="currency">
            <text:p>₵4.91</text:p>
          </table:table-cell>
          <table:table-cell office:value-type="float" office:value="2137" calcext:value-type="float">
            <text:p>2137</text:p>
          </table:table-cell>
          <table:table-cell table:style-name="ce31" table:formula="of:=[.C4]/[.F4]" office:value-type="currency" office:currency="GHC" office:value="0.234183434721572" calcext:value-type="currency">
            <text:p>₵0.23</text:p>
          </table:table-cell>
          <table:table-cell table:style-name="ce62" table:formula="of:=[.G4]/[.D4]" office:value-type="currency" office:currency="GHC" office:value="0.00229591602668208" calcext:value-type="currency">
            <text:p>₵0.0023</text:p>
          </table:table-cell>
          <table:table-cell table:style-name="ce107" table:formula="of:=([.H4]*[$'Currency conversion'.G4])*240" office:value-type="float" office:value="0" calcext:value-type="float">
            <text:p>0.00</text:p>
          </table:table-cell>
          <table:table-cell table:style-name="ce59" table:formula="of:=[.I4]*1.609344" office:value-type="float" office:value="0" calcext:value-type="float">
            <text:p>0.00</text:p>
          </table:table-cell>
        </table:table-row>
        <table:table-row table:style-name="ro3" table:number-rows-repeated="104857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Capital to revenue ratios (historical)" table:style-name="ta1">
        <table:table-column table:style-name="co82" table:default-cell-style-name="Default"/>
        <table:table-column table:style-name="co70" table:default-cell-style-name="Default"/>
        <table:table-column table:style-name="co83" table:default-cell-style-name="ce110"/>
        <table:table-column table:style-name="co14" table:number-columns-repeated="1021" table:default-cell-style-name="Default"/>
        <table:table-row table:style-name="ro4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(s)</text:p>
          </table:table-cell>
          <table:table-cell table:style-name="ce109" office:value-type="string" calcext:value-type="string">
            <text:p>Percentage of net receipts to total capital</text:p>
          </table:table-cell>
          <table:table-cell table:style-name="ce36" table:number-columns-repeated="1021"/>
        </table:table-row>
        <table:table-row table:style-name="ro3">
          <table:table-cell office:value-type="string" calcext:value-type="string">
            <text:p>UK average</text:p>
          </table:table-cell>
          <table:table-cell office:value-type="float" office:value="1858" calcext:value-type="float">
            <text:p>1858</text:p>
          </table:table-cell>
          <table:table-cell office:value-type="percentage" office:value="0.0375" calcext:value-type="percentage">
            <text:p>3.7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K average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0419" calcext:value-type="percentage">
            <text:p>4.19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K average</text:p>
          </table:table-cell>
          <table:table-cell office:value-type="float" office:value="1871" calcext:value-type="float">
            <text:p>1871</text:p>
          </table:table-cell>
          <table:table-cell office:value-type="percentage" office:value="0.0443" calcext:value-type="percentage">
            <text:p>4.43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uthern Railway</text:p>
          </table:table-cell>
          <table:table-cell office:value-type="string" calcext:value-type="string">
            <text:p>1923-1948</text:p>
          </table:table-cell>
          <table:table-cell office:value-type="percentage" office:value="0.0378" calcext:value-type="percentage">
            <text:p>3.78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WR</text:p>
          </table:table-cell>
          <table:table-cell office:value-type="string" calcext:value-type="string">
            <text:p>1923-1948</text:p>
          </table:table-cell>
          <table:table-cell office:value-type="percentage" office:value="0.0307" calcext:value-type="percentage">
            <text:p>3.07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MS</text:p>
          </table:table-cell>
          <table:table-cell office:value-type="string" calcext:value-type="string">
            <text:p>1923-1948</text:p>
          </table:table-cell>
          <table:table-cell office:value-type="percentage" office:value="0.0263" calcext:value-type="percentage">
            <text:p>2.63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NER</text:p>
          </table:table-cell>
          <table:table-cell office:value-type="string" calcext:value-type="string">
            <text:p>1923-1948</text:p>
          </table:table-cell>
          <table:table-cell office:value-type="percentage" office:value="0.02" calcext:value-type="percentage">
            <text:p>2.00%</text:p>
          </table:table-cell>
          <table:table-cell table:number-columns-repeated="1021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ital to revenue ratios (BB)" table:style-name="ta1">
        <office:forms form:automatic-focus="false" form:apply-design-mode="false"/>
        <table:table-column table:style-name="co81" table:default-cell-style-name="Default"/>
        <table:table-column table:style-name="co2" table:default-cell-style-name="Default"/>
        <table:table-column table:style-name="co3" table:default-cell-style-name="ce31"/>
        <table:table-column table:style-name="co14" table:default-cell-style-name="ce31"/>
        <table:table-column table:style-name="co10" table:number-columns-repeated="2" table:default-cell-style-name="ce31"/>
        <table:table-column table:style-name="co9" table:default-cell-style-name="ce110"/>
        <table:table-column table:style-name="co84" table:default-cell-style-name="ce31"/>
        <table:table-column table:style-name="co70" table:default-cell-style-name="ce110"/>
        <table:table-column table:style-name="co54" table:default-cell-style-name="ce31"/>
        <table:table-column table:style-name="co67" table:default-cell-style-name="ce31"/>
        <table:table-column table:style-name="co5" table:default-cell-style-name="ce110"/>
        <table:table-column table:style-name="co14" table:number-columns-repeated="1012" table:default-cell-style-name="Default"/>
        <table:table-row table:style-name="ro4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</text:p>
          </table:table-cell>
          <table:table-cell table:style-name="ce111" office:value-type="string" calcext:value-type="string">
            <text:p>Total construction costs</text:p>
          </table:table-cell>
          <table:table-cell table:style-name="ce111" office:value-type="string" calcext:value-type="string">
            <text:p>Total new vehicles</text:p>
          </table:table-cell>
          <table:table-cell table:style-name="ce111" office:value-type="string" calcext:value-type="string">
            <text:p>Total capital spent</text:p>
          </table:table-cell>
          <table:table-cell table:style-name="ce111" office:value-type="string" calcext:value-type="string">
            <text:p>Annual revenue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operating profit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interest payments</text:p>
          </table:table-cell>
          <table:table-cell table:style-name="ce111" office:value-type="string" calcext:value-type="string">
            <text:p>Annual profit after interest</text:p>
          </table:table-cell>
          <table:table-cell table:style-name="ce109" office:value-type="string" calcext:value-type="string">
            <text:p>Ratio to capital</text:p>
          </table:table-cell>
          <table:table-cell table:style-name="ce108" table:number-columns-repeated="1012"/>
        </table:table-row>
        <table:table-row table:style-name="ro3">
          <table:table-cell office:value-type="string" calcext:value-type="string">
            <text:p>Kernow &amp; Albion Transport</text:p>
          </table:table-cell>
          <table:table-cell office:value-type="float" office:value="1876" calcext:value-type="float">
            <text:p>1876</text:p>
          </table:table-cell>
          <table:table-cell table:formula="of:=267935.37+292440.06+240320.78+1166895.8+1044314.42+1501059.17+1492303.07+63593.75" office:value-type="currency" office:currency="GHC" office:value="6068862.42" calcext:value-type="currency">
            <text:p>₵6,068,862.42</text:p>
          </table:table-cell>
          <table:table-cell table:formula="of:=25963.28+89892.47+5233.3+111232.45+70091.24+31101.03+171221.07+0" office:value-type="currency" office:currency="GHC" office:value="504734.84" calcext:value-type="currency">
            <text:p>₵504,734.84</text:p>
          </table:table-cell>
          <table:table-cell table:formula="of:=[.D2]+[.C2]" office:value-type="currency" office:currency="GHC" office:value="6573597.26" calcext:value-type="currency">
            <text:p>₵6,573,597.26</text:p>
          </table:table-cell>
          <table:table-cell office:value-type="currency" office:currency="GHC" office:value="2507360.56" calcext:value-type="currency">
            <text:p>₵2,507,360.56</text:p>
          </table:table-cell>
          <table:table-cell table:formula="of:=[.F2]/[.E2]" office:value-type="percentage" office:value="0.381428989460179" calcext:value-type="percentage">
            <text:p>38.14%</text:p>
          </table:table-cell>
          <table:table-cell office:value-type="currency" office:currency="GHC" office:value="1835133.15" calcext:value-type="currency">
            <text:p>₵1,835,133.15</text:p>
          </table:table-cell>
          <table:table-cell table:formula="of:=[.H2]/[.E2]" office:value-type="percentage" office:value="0.279167262218312" calcext:value-type="percentage">
            <text:p>27.92%</text:p>
          </table:table-cell>
          <table:table-cell office:value-type="currency" office:currency="GHC" office:value="310891.79" calcext:value-type="currency">
            <text:p>₵310,891.79</text:p>
          </table:table-cell>
          <table:table-cell table:formula="of:=[.H2]-[.J2]" office:value-type="currency" office:currency="GHC" office:value="1524241.36" calcext:value-type="currency">
            <text:p>₵1,524,241.36</text:p>
          </table:table-cell>
          <table:table-cell table:formula="of:=[.K2]/[.C2]" office:value-type="percentage" office:value="0.251157672478593" calcext:value-type="percentage">
            <text:p>25.12%</text:p>
          </table:table-cell>
          <table:table-cell table:number-columns-repeated="10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ssenger fares per km (Simutrans)" table:style-name="ta1">
        <office:forms form:automatic-focus="false" form:apply-design-mode="false"/>
        <table:table-column table:style-name="co85" table:default-cell-style-name="ce13"/>
        <table:table-column table:style-name="co14" table:default-cell-style-name="Default"/>
        <table:table-column table:style-name="co14" table:number-columns-repeated="2" table:default-cell-style-name="ce31"/>
        <table:table-column table:style-name="co14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4">
          <table:table-cell table:style-name="ce3"/>
          <table:table-cell table:style-name="ce103" office:value-type="string" calcext:value-type="string">
            <text:p>Class ratios</text:p>
          </table:table-cell>
          <table:table-cell table:style-name="ce30" office:value-type="string" calcext:value-type="string">
            <text:p>In .dat file</text:p>
          </table:table-cell>
          <table:table-cell table:style-name="ce30" office:value-type="string" calcext:value-type="string">
            <text:p>In game</text:p>
          </table:table-cell>
          <table:table-cell table:style-name="ce3" office:value-type="string" calcext:value-type="string">
            <text:p>Per mile equivalent</text:p>
          </table:table-cell>
          <table:table-cell table:style-name="ce58" office:value-type="string" calcext:value-type="string">
            <text:p>Old penny equivalent</text:p>
          </table:table-cell>
          <table:table-cell table:style-name="ce3" table:number-columns-repeated="1018"/>
        </table:table-row>
        <table:table-row table:style-name="ro3">
          <table:table-cell table:style-name="ce4" office:value-type="string" calcext:value-type="string">
            <text:p>Class very low</text:p>
          </table:table-cell>
          <table:table-cell table:style-name="ce112" office:value-type="float" office:value="0.6" calcext:value-type="float">
            <text:p>0.6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2km</text:p>
          </table:table-cell>
          <table:table-cell table:style-name="ce13"/>
          <table:table-cell table:formula="of:=[.C9]*[.$B$2]" office:value-type="currency" office:currency="GHC" office:value="0.33" calcext:value-type="currency">
            <text:p>₵0.33</text:p>
          </table:table-cell>
          <table:table-cell table:formula="of:=[.C3]" office:value-type="currency" office:currency="GHC" office:value="0.33" calcext:value-type="currency">
            <text:p>₵0.33</text:p>
          </table:table-cell>
          <table:table-cell table:style-name="ce31" table:formula="of:=[.D3]*1.6" office:value-type="currency" office:currency="GHC" office:value="0.528" calcext:value-type="currency">
            <text:p>₵0.53</text:p>
          </table:table-cell>
          <table:table-cell table:formula="of:=[.E3]*[$'Currency conversion'.$G$2]*240" office:value-type="float" office:value="0.66" calcext:value-type="float">
            <text:p>0.6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.5km</text:p>
          </table:table-cell>
          <table:table-cell table:style-name="ce13"/>
          <table:table-cell table:formula="of:=[.C10]*[.$B$2]" office:value-type="currency" office:currency="GHC" office:value="0.3" calcext:value-type="currency">
            <text:p>₵0.30</text:p>
          </table:table-cell>
          <table:table-cell table:formula="of:=[.C4]" office:value-type="currency" office:currency="GHC" office:value="0.3" calcext:value-type="currency">
            <text:p>₵0.30</text:p>
          </table:table-cell>
          <table:table-cell table:style-name="ce31" table:formula="of:=[.D4]*1.6" office:value-type="currency" office:currency="GHC" office:value="0.48" calcext:value-type="currency">
            <text:p>₵0.48</text:p>
          </table:table-cell>
          <table:table-cell table:formula="of:=[.E4]*[$'Currency conversion'.$G$2]*240" office:value-type="float" office:value="0.6" calcext:value-type="float">
            <text:p>0.6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312.5km</text:p>
          </table:table-cell>
          <table:table-cell table:style-name="ce13"/>
          <table:table-cell table:formula="of:=[.C11]*[.$B$2]" office:value-type="currency" office:currency="GHC" office:value="0.27" calcext:value-type="currency">
            <text:p>₵0.27</text:p>
          </table:table-cell>
          <table:table-cell table:formula="of:=[.C5]" office:value-type="currency" office:currency="GHC" office:value="0.27" calcext:value-type="currency">
            <text:p>₵0.27</text:p>
          </table:table-cell>
          <table:table-cell table:style-name="ce31" table:formula="of:=[.D5]*1.6" office:value-type="currency" office:currency="GHC" office:value="0.432" calcext:value-type="currency">
            <text:p>₵0.43</text:p>
          </table:table-cell>
          <table:table-cell table:formula="of:=[.E5]*[$'Currency conversion'.$G$2]*240" office:value-type="float" office:value="0.54" calcext:value-type="float">
            <text:p>0.5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5km</text:p>
          </table:table-cell>
          <table:table-cell table:style-name="ce13"/>
          <table:table-cell table:formula="of:=[.C12]*[.$B$2]" office:value-type="currency" office:currency="GHC" office:value="0.24" calcext:value-type="currency">
            <text:p>₵0.24</text:p>
          </table:table-cell>
          <table:table-cell table:formula="of:=[.C6]" office:value-type="currency" office:currency="GHC" office:value="0.24" calcext:value-type="currency">
            <text:p>₵0.24</text:p>
          </table:table-cell>
          <table:table-cell table:style-name="ce31" table:formula="of:=[.D6]*1.6" office:value-type="currency" office:currency="GHC" office:value="0.384" calcext:value-type="currency">
            <text:p>₵0.38</text:p>
          </table:table-cell>
          <table:table-cell table:formula="of:=[.E6]*[$'Currency conversion'.$G$2]*24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table:formula="of:=[.C13]*[.$B$2]" office:value-type="currency" office:currency="GHC" office:value="0.21" calcext:value-type="currency">
            <text:p>₵0.21</text:p>
          </table:table-cell>
          <table:table-cell table:formula="of:=[.C7]" office:value-type="currency" office:currency="GHC" office:value="0.21" calcext:value-type="currency">
            <text:p>₵0.21</text:p>
          </table:table-cell>
          <table:table-cell table:style-name="ce31" table:formula="of:=[.D7]*1.6" office:value-type="currency" office:currency="GHC" office:value="0.336" calcext:value-type="currency">
            <text:p>₵0.34</text:p>
          </table:table-cell>
          <table:table-cell table:formula="of:=[.E7]*[$'Currency conversion'.$G$2]*240" office:value-type="float" office:value="0.42" calcext:value-type="float">
            <text:p>0.42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lass low</text:p>
          </table:table-cell>
          <table:table-cell table:style-name="ce112" office:value-type="float" office:value="1" calcext:value-type="float">
            <text:p>1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2km</text:p>
          </table:table-cell>
          <table:table-cell table:style-name="ce13"/>
          <table:table-cell office:value-type="currency" office:currency="GHC" office:value="0.55" calcext:value-type="currency">
            <text:p>₵0.55</text:p>
          </table:table-cell>
          <table:table-cell table:formula="of:=[.C9]" office:value-type="currency" office:currency="GHC" office:value="0.55" calcext:value-type="currency">
            <text:p>₵0.55</text:p>
          </table:table-cell>
          <table:table-cell table:style-name="ce31" table:formula="of:=[.D9]*1.6" office:value-type="currency" office:currency="GHC" office:value="0.88" calcext:value-type="currency">
            <text:p>₵0.88</text:p>
          </table:table-cell>
          <table:table-cell table:formula="of:=[.E9]*[$'Currency conversion'.$G$2]*240" office:value-type="float" office:value="1.1" calcext:value-type="float">
            <text:p>1.1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.5km</text:p>
          </table:table-cell>
          <table:table-cell table:style-name="ce13"/>
          <table:table-cell office:value-type="currency" office:currency="GHC" office:value="0.5" calcext:value-type="currency">
            <text:p>₵0.50</text:p>
          </table:table-cell>
          <table:table-cell table:formula="of:=[.C10]" office:value-type="currency" office:currency="GHC" office:value="0.5" calcext:value-type="currency">
            <text:p>₵0.50</text:p>
          </table:table-cell>
          <table:table-cell table:style-name="ce31" table:formula="of:=[.D10]*1.6" office:value-type="currency" office:currency="GHC" office:value="0.8" calcext:value-type="currency">
            <text:p>₵0.80</text:p>
          </table:table-cell>
          <table:table-cell table:formula="of:=[.E10]*[$'Currency conversion'.$G$2]*240" office:value-type="float" office:value="1" calcext:value-type="float">
            <text:p>1.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312.5km</text:p>
          </table:table-cell>
          <table:table-cell table:style-name="ce13"/>
          <table:table-cell office:value-type="currency" office:currency="GHC" office:value="0.45" calcext:value-type="currency">
            <text:p>₵0.45</text:p>
          </table:table-cell>
          <table:table-cell table:formula="of:=[.C11]" office:value-type="currency" office:currency="GHC" office:value="0.45" calcext:value-type="currency">
            <text:p>₵0.45</text:p>
          </table:table-cell>
          <table:table-cell table:style-name="ce31" table:formula="of:=[.D11]*1.6" office:value-type="currency" office:currency="GHC" office:value="0.72" calcext:value-type="currency">
            <text:p>₵0.72</text:p>
          </table:table-cell>
          <table:table-cell table:formula="of:=[.E11]*[$'Currency conversion'.$G$2]*240" office:value-type="float" office:value="0.9" calcext:value-type="float">
            <text:p>0.9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5km</text:p>
          </table:table-cell>
          <table:table-cell table:style-name="ce13"/>
          <table:table-cell office:value-type="currency" office:currency="GHC" office:value="0.4" calcext:value-type="currency">
            <text:p>₵0.40</text:p>
          </table:table-cell>
          <table:table-cell table:formula="of:=[.C12]" office:value-type="currency" office:currency="GHC" office:value="0.4" calcext:value-type="currency">
            <text:p>₵0.40</text:p>
          </table:table-cell>
          <table:table-cell table:style-name="ce31" table:formula="of:=[.D12]*1.6" office:value-type="currency" office:currency="GHC" office:value="0.64" calcext:value-type="currency">
            <text:p>₵0.64</text:p>
          </table:table-cell>
          <table:table-cell table:formula="of:=[.E12]*[$'Currency conversion'.$G$2]*240" office:value-type="float" office:value="0.8" calcext:value-type="float">
            <text:p>0.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office:value-type="currency" office:currency="GHC" office:value="0.35" calcext:value-type="currency">
            <text:p>₵0.35</text:p>
          </table:table-cell>
          <table:table-cell table:formula="of:=[.C13]" office:value-type="currency" office:currency="GHC" office:value="0.35" calcext:value-type="currency">
            <text:p>₵0.35</text:p>
          </table:table-cell>
          <table:table-cell table:style-name="ce31" table:formula="of:=[.D13]*1.6" office:value-type="currency" office:currency="GHC" office:value="0.56" calcext:value-type="currency">
            <text:p>₵0.56</text:p>
          </table:table-cell>
          <table:table-cell table:formula="of:=[.E13]*[$'Currency conversion'.$G$2]*240" office:value-type="float" office:value="0.7" calcext:value-type="float">
            <text:p>0.70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lass medium</text:p>
          </table:table-cell>
          <table:table-cell table:style-name="ce112" office:value-type="float" office:value="1.33" calcext:value-type="float">
            <text:p>1.33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2km</text:p>
          </table:table-cell>
          <table:table-cell table:style-name="ce13"/>
          <table:table-cell table:formula="of:=[.C9]*[.$B$14]" office:value-type="currency" office:currency="GHC" office:value="0.7315" calcext:value-type="currency">
            <text:p>₵0.73</text:p>
          </table:table-cell>
          <table:table-cell table:formula="of:=[.C15]" office:value-type="currency" office:currency="GHC" office:value="0.7315" calcext:value-type="currency">
            <text:p>₵0.73</text:p>
          </table:table-cell>
          <table:table-cell table:style-name="ce31" table:formula="of:=[.D15]*1.6" office:value-type="currency" office:currency="GHC" office:value="1.1704" calcext:value-type="currency">
            <text:p>₵1.17</text:p>
          </table:table-cell>
          <table:table-cell table:formula="of:=[.E15]*[$'Currency conversion'.$G$2]*240" office:value-type="float" office:value="1.463" calcext:value-type="float">
            <text:p>1.4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.5km</text:p>
          </table:table-cell>
          <table:table-cell table:style-name="ce13"/>
          <table:table-cell table:formula="of:=[.C10]*[.$B$14]" office:value-type="currency" office:currency="GHC" office:value="0.665" calcext:value-type="currency">
            <text:p>₵0.67</text:p>
          </table:table-cell>
          <table:table-cell table:formula="of:=[.C16]" office:value-type="currency" office:currency="GHC" office:value="0.665" calcext:value-type="currency">
            <text:p>₵0.67</text:p>
          </table:table-cell>
          <table:table-cell table:style-name="ce31" table:formula="of:=[.D16]*1.6" office:value-type="currency" office:currency="GHC" office:value="1.064" calcext:value-type="currency">
            <text:p>₵1.06</text:p>
          </table:table-cell>
          <table:table-cell table:formula="of:=[.E16]*[$'Currency conversion'.$G$2]*240" office:value-type="float" office:value="1.33" calcext:value-type="float">
            <text:p>1.3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312.5km</text:p>
          </table:table-cell>
          <table:table-cell table:style-name="ce13"/>
          <table:table-cell table:formula="of:=[.C11]*[.$B$14]" office:value-type="currency" office:currency="GHC" office:value="0.5985" calcext:value-type="currency">
            <text:p>₵0.60</text:p>
          </table:table-cell>
          <table:table-cell table:formula="of:=[.C17]" office:value-type="currency" office:currency="GHC" office:value="0.5985" calcext:value-type="currency">
            <text:p>₵0.60</text:p>
          </table:table-cell>
          <table:table-cell table:style-name="ce31" table:formula="of:=[.D17]*1.6" office:value-type="currency" office:currency="GHC" office:value="0.9576" calcext:value-type="currency">
            <text:p>₵0.96</text:p>
          </table:table-cell>
          <table:table-cell table:formula="of:=[.E17]*[$'Currency conversion'.$G$2]*240" office:value-type="float" office:value="1.197" calcext:value-type="float">
            <text:p>1.2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5km</text:p>
          </table:table-cell>
          <table:table-cell table:style-name="ce13"/>
          <table:table-cell table:formula="of:=[.C12]*[.$B$14]" office:value-type="currency" office:currency="GHC" office:value="0.532" calcext:value-type="currency">
            <text:p>₵0.53</text:p>
          </table:table-cell>
          <table:table-cell table:formula="of:=[.C18]" office:value-type="currency" office:currency="GHC" office:value="0.532" calcext:value-type="currency">
            <text:p>₵0.53</text:p>
          </table:table-cell>
          <table:table-cell table:style-name="ce31" table:formula="of:=[.D18]*1.6" office:value-type="currency" office:currency="GHC" office:value="0.8512" calcext:value-type="currency">
            <text:p>₵0.85</text:p>
          </table:table-cell>
          <table:table-cell table:formula="of:=[.E18]*[$'Currency conversion'.$G$2]*240" office:value-type="float" office:value="1.064" calcext:value-type="float">
            <text:p>1.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table:formula="of:=[.C13]*[.$B$14]" office:value-type="currency" office:currency="GHC" office:value="0.4655" calcext:value-type="currency">
            <text:p>₵0.47</text:p>
          </table:table-cell>
          <table:table-cell table:formula="of:=[.C19]" office:value-type="currency" office:currency="GHC" office:value="0.4655" calcext:value-type="currency">
            <text:p>₵0.47</text:p>
          </table:table-cell>
          <table:table-cell table:style-name="ce31" table:formula="of:=[.D19]*1.6" office:value-type="currency" office:currency="GHC" office:value="0.7448" calcext:value-type="currency">
            <text:p>₵0.74</text:p>
          </table:table-cell>
          <table:table-cell table:formula="of:=[.E19]*[$'Currency conversion'.$G$2]*240" office:value-type="float" office:value="0.931" calcext:value-type="float">
            <text:p>0.9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lass high</text:p>
          </table:table-cell>
          <table:table-cell table:style-name="ce112" office:value-type="float" office:value="1.5" calcext:value-type="float">
            <text:p>1.5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2km</text:p>
          </table:table-cell>
          <table:table-cell table:style-name="ce13"/>
          <table:table-cell table:formula="of:=[.C9]*[.$B$20]" office:value-type="currency" office:currency="GHC" office:value="0.825" calcext:value-type="currency">
            <text:p>₵0.83</text:p>
          </table:table-cell>
          <table:table-cell table:formula="of:=[.C21]" office:value-type="currency" office:currency="GHC" office:value="0.825" calcext:value-type="currency">
            <text:p>₵0.83</text:p>
          </table:table-cell>
          <table:table-cell table:style-name="ce31" table:formula="of:=[.D21]*1.6" office:value-type="currency" office:currency="GHC" office:value="1.32" calcext:value-type="currency">
            <text:p>₵1.32</text:p>
          </table:table-cell>
          <table:table-cell table:formula="of:=[.E21]*[$'Currency conversion'.$G$2]*240" office:value-type="float" office:value="1.65" calcext:value-type="float">
            <text:p>1.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.5km</text:p>
          </table:table-cell>
          <table:table-cell table:style-name="ce13"/>
          <table:table-cell table:formula="of:=[.C10]*[.$B$20]" office:value-type="currency" office:currency="GHC" office:value="0.75" calcext:value-type="currency">
            <text:p>₵0.75</text:p>
          </table:table-cell>
          <table:table-cell table:formula="of:=[.C22]" office:value-type="currency" office:currency="GHC" office:value="0.75" calcext:value-type="currency">
            <text:p>₵0.75</text:p>
          </table:table-cell>
          <table:table-cell table:style-name="ce31" table:formula="of:=[.D22]*1.6" office:value-type="currency" office:currency="GHC" office:value="1.2" calcext:value-type="currency">
            <text:p>₵1.20</text:p>
          </table:table-cell>
          <table:table-cell table:formula="of:=[.E22]*[$'Currency conversion'.$G$2]*240" office:value-type="float" office:value="1.5" calcext:value-type="float">
            <text:p>1.5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312.5km</text:p>
          </table:table-cell>
          <table:table-cell table:style-name="ce13"/>
          <table:table-cell table:formula="of:=[.C11]*[.$B$20]" office:value-type="currency" office:currency="GHC" office:value="0.675" calcext:value-type="currency">
            <text:p>₵0.68</text:p>
          </table:table-cell>
          <table:table-cell table:formula="of:=[.C23]" office:value-type="currency" office:currency="GHC" office:value="0.675" calcext:value-type="currency">
            <text:p>₵0.68</text:p>
          </table:table-cell>
          <table:table-cell table:style-name="ce31" table:formula="of:=[.D23]*1.6" office:value-type="currency" office:currency="GHC" office:value="1.08" calcext:value-type="currency">
            <text:p>₵1.08</text:p>
          </table:table-cell>
          <table:table-cell table:formula="of:=[.E23]*[$'Currency conversion'.$G$2]*240" office:value-type="float" office:value="1.35" calcext:value-type="float">
            <text:p>1.3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5km</text:p>
          </table:table-cell>
          <table:table-cell table:style-name="ce13"/>
          <table:table-cell table:formula="of:=[.C12]*[.$B$20]" office:value-type="currency" office:currency="GHC" office:value="0.6" calcext:value-type="currency">
            <text:p>₵0.60</text:p>
          </table:table-cell>
          <table:table-cell table:formula="of:=[.C24]" office:value-type="currency" office:currency="GHC" office:value="0.6" calcext:value-type="currency">
            <text:p>₵0.60</text:p>
          </table:table-cell>
          <table:table-cell table:style-name="ce31" table:formula="of:=[.D24]*1.6" office:value-type="currency" office:currency="GHC" office:value="0.96" calcext:value-type="currency">
            <text:p>₵0.96</text:p>
          </table:table-cell>
          <table:table-cell table:formula="of:=[.E24]*[$'Currency conversion'.$G$2]*240" office:value-type="float" office:value="1.2" calcext:value-type="float">
            <text:p>1.2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table:formula="of:=[.C13]*[.$B$20]" office:value-type="currency" office:currency="GHC" office:value="0.525" calcext:value-type="currency">
            <text:p>₵0.53</text:p>
          </table:table-cell>
          <table:table-cell table:formula="of:=[.C25]" office:value-type="currency" office:currency="GHC" office:value="0.525" calcext:value-type="currency">
            <text:p>₵0.53</text:p>
          </table:table-cell>
          <table:table-cell table:style-name="ce31" table:formula="of:=[.D25]*1.6" office:value-type="currency" office:currency="GHC" office:value="0.84" calcext:value-type="currency">
            <text:p>₵0.84</text:p>
          </table:table-cell>
          <table:table-cell table:formula="of:=[.E25]*[$'Currency conversion'.$G$2]*240" office:value-type="float" office:value="1.05" calcext:value-type="float">
            <text:p>1.05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lass very high</text:p>
          </table:table-cell>
          <table:table-cell table:style-name="ce112" office:value-type="float" office:value="2" calcext:value-type="float">
            <text:p>2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2km</text:p>
          </table:table-cell>
          <table:table-cell table:style-name="ce13"/>
          <table:table-cell table:formula="of:=[.C9]*[.$B$26]" office:value-type="currency" office:currency="GHC" office:value="1.1" calcext:value-type="currency">
            <text:p>₵1.10</text:p>
          </table:table-cell>
          <table:table-cell table:formula="of:=[.C27]" office:value-type="currency" office:currency="GHC" office:value="1.1" calcext:value-type="currency">
            <text:p>₵1.10</text:p>
          </table:table-cell>
          <table:table-cell table:style-name="ce31" table:formula="of:=[.D27]*1.6" office:value-type="currency" office:currency="GHC" office:value="1.76" calcext:value-type="currency">
            <text:p>₵1.76</text:p>
          </table:table-cell>
          <table:table-cell table:formula="of:=[.E27]*[$'Currency conversion'.$G$2]*240" office:value-type="float" office:value="2.2" calcext:value-type="float">
            <text:p>2.2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.5km</text:p>
          </table:table-cell>
          <table:table-cell table:style-name="ce13"/>
          <table:table-cell table:formula="of:=[.C10]*[.$B$26]" office:value-type="currency" office:currency="GHC" office:value="1" calcext:value-type="currency">
            <text:p>₵1.00</text:p>
          </table:table-cell>
          <table:table-cell table:formula="of:=[.C28]" office:value-type="currency" office:currency="GHC" office:value="1" calcext:value-type="currency">
            <text:p>₵1.00</text:p>
          </table:table-cell>
          <table:table-cell table:style-name="ce31" table:formula="of:=[.D28]*1.6" office:value-type="currency" office:currency="GHC" office:value="1.6" calcext:value-type="currency">
            <text:p>₵1.60</text:p>
          </table:table-cell>
          <table:table-cell table:formula="of:=[.E28]*[$'Currency conversion'.$G$2]*240" office:value-type="float" office:value="2" calcext:value-type="float">
            <text:p>2.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312.5km</text:p>
          </table:table-cell>
          <table:table-cell table:style-name="ce13"/>
          <table:table-cell table:formula="of:=[.C11]*[.$B$26]" office:value-type="currency" office:currency="GHC" office:value="0.9" calcext:value-type="currency">
            <text:p>₵0.90</text:p>
          </table:table-cell>
          <table:table-cell table:formula="of:=[.C29]" office:value-type="currency" office:currency="GHC" office:value="0.9" calcext:value-type="currency">
            <text:p>₵0.90</text:p>
          </table:table-cell>
          <table:table-cell table:style-name="ce31" table:formula="of:=[.D29]*1.6" office:value-type="currency" office:currency="GHC" office:value="1.44" calcext:value-type="currency">
            <text:p>₵1.44</text:p>
          </table:table-cell>
          <table:table-cell table:formula="of:=[.E29]*[$'Currency conversion'.$G$2]*240" office:value-type="float" office:value="1.8" calcext:value-type="float">
            <text:p>1.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625km</text:p>
          </table:table-cell>
          <table:table-cell table:style-name="ce13"/>
          <table:table-cell table:formula="of:=[.C12]*[.$B$26]" office:value-type="currency" office:currency="GHC" office:value="0.8" calcext:value-type="currency">
            <text:p>₵0.80</text:p>
          </table:table-cell>
          <table:table-cell table:formula="of:=[.C30]" office:value-type="currency" office:currency="GHC" office:value="0.8" calcext:value-type="currency">
            <text:p>₵0.80</text:p>
          </table:table-cell>
          <table:table-cell table:style-name="ce31" table:formula="of:=[.D30]*1.6" office:value-type="currency" office:currency="GHC" office:value="1.28" calcext:value-type="currency">
            <text:p>₵1.28</text:p>
          </table:table-cell>
          <table:table-cell table:formula="of:=[.E30]*[$'Currency conversion'.$G$2]*240" office:value-type="float" office:value="1.6" calcext:value-type="float">
            <text:p>1.6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table:formula="of:=[.C13]*[.$B$26]" office:value-type="currency" office:currency="GHC" office:value="0.7" calcext:value-type="currency">
            <text:p>₵0.70</text:p>
          </table:table-cell>
          <table:table-cell table:formula="of:=[.C31]" office:value-type="currency" office:currency="GHC" office:value="0.7" calcext:value-type="currency">
            <text:p>₵0.70</text:p>
          </table:table-cell>
          <table:table-cell table:style-name="ce31" table:formula="of:=[.D31]*1.6" office:value-type="currency" office:currency="GHC" office:value="1.12" calcext:value-type="currency">
            <text:p>₵1.12</text:p>
          </table:table-cell>
          <table:table-cell table:formula="of:=[.E31]*[$'Currency conversion'.$G$2]*240" office:value-type="float" office:value="1.4" calcext:value-type="float">
            <text:p>1.40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ges (agric. lab.)" table:style-name="ta1">
        <office:forms form:automatic-focus="false" form:apply-design-mode="false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2"/>
        <table:table-column table:style-name="co14" table:default-cell-style-name="Default"/>
        <table:table-column table:style-name="co91" table:default-cell-style-name="Default"/>
        <table:table-column table:style-name="co92" table:default-cell-style-name="ce31"/>
        <table:table-column table:style-name="co93" table:default-cell-style-name="ce31"/>
        <table:table-column table:style-name="co94" table:default-cell-style-name="ce31"/>
        <table:table-column table:style-name="co95" table:default-cell-style-name="ce110"/>
        <table:table-row table:style-name="ro4">
          <table:table-cell table:style-name="ce108" office:value-type="string" calcext:value-type="string">
            <text:p>Year</text:p>
          </table:table-cell>
          <table:table-cell table:style-name="ce108" office:value-type="string" calcext:value-type="string">
            <text:p>Weekly wage £</text:p>
          </table:table-cell>
          <table:table-cell table:style-name="ce108" office:value-type="string" calcext:value-type="string">
            <text:p>Weekly wage (s.)</text:p>
          </table:table-cell>
          <table:table-cell table:style-name="ce108" office:value-type="string" calcext:value-type="string">
            <text:p>Weekly wage (d.)</text:p>
          </table:table-cell>
          <table:table-cell table:style-name="ce226" office:value-type="string" calcext:value-type="string">
            <text:p>Weekly wage (decimal)</text:p>
          </table:table-cell>
          <table:table-cell table:style-name="ce227" office:value-type="string" calcext:value-type="string">
            <text:p>Hours/week</text:p>
          </table:table-cell>
          <table:table-cell table:style-name="ce108" office:value-type="string" calcext:value-type="string">
            <text:p>Hourly wage</text:p>
          </table:table-cell>
          <table:table-cell table:style-name="ce111" office:value-type="string" calcext:value-type="string">
            <text:p>Hourly wage (SimuCr)</text:p>
          </table:table-cell>
          <table:table-cell table:style-name="ce111" office:value-type="string" calcext:value-type="string">
            <text:p>Montlhy rate (SimuCr)</text:p>
          </table:table-cell>
          <table:table-cell table:style-name="ce111" office:value-type="string" calcext:value-type="string">
            <text:p>Monthly rate (.dat file)</text:p>
          </table:table-cell>
          <table:table-cell table:style-name="ce229" office:value-type="string" calcext:value-type="string">
            <text:p>Proportion of 1900</text:p>
          </table:table-cell>
        </table:table-row>
        <table:table-row table:style-name="ro3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table:formula="of:=[.B2]+([.C2]/20)+([.D2]/240)" office:value-type="currency" office:currency="GBP" office:value="0.464583333333333" calcext:value-type="currency">
            <text:p>£0.46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]/[.F2]" office:value-type="currency" office:currency="GBP" office:value="0.00801005747126437" calcext:value-type="currency">
            <text:p>£0.01</text:p>
          </table:table-cell>
          <table:table-cell table:formula="of:=[.G2]*[$'Currency conversion'.F$2]" office:value-type="currency" office:currency="GHC" office:value="1.53793103448276" calcext:value-type="currency">
            <text:p>₵1.54</text:p>
          </table:table-cell>
          <table:table-cell table:formula="of:=[.H2]*6.4" office:value-type="currency" office:currency="GHC" office:value="9.84275862068966" calcext:value-type="currency">
            <text:p>₵9.84</text:p>
          </table:table-cell>
          <table:table-cell table:formula="of:=[.I2]*4" office:value-type="currency" office:currency="GHC" office:value="39.3710344827586" calcext:value-type="currency">
            <text:p>₵39.37</text:p>
          </table:table-cell>
          <table:table-cell table:formula="of:=[.J2]/[.J$52]" office:value-type="percentage" office:value="0.626404494382023" calcext:value-type="percentage">
            <text:p>62.64%</text:p>
          </table:table-cell>
        </table:table-row>
        <table:table-row table:style-name="ro3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B3]+([.C3]/20)+([.D3]/240)" office:value-type="currency" office:currency="GBP" office:value="0.460416666666667" calcext:value-type="currency">
            <text:p>£0.46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]/[.F3]" office:value-type="currency" office:currency="GBP" office:value="0.0079382183908046" calcext:value-type="currency">
            <text:p>£0.01</text:p>
          </table:table-cell>
          <table:table-cell table:formula="of:=[.G3]*[$'Currency conversion'.F$2]" office:value-type="currency" office:currency="GHC" office:value="1.52413793103448" calcext:value-type="currency">
            <text:p>₵1.52</text:p>
          </table:table-cell>
          <table:table-cell table:formula="of:=[.H3]*6.4" office:value-type="currency" office:currency="GHC" office:value="9.75448275862069" calcext:value-type="currency">
            <text:p>₵9.75</text:p>
          </table:table-cell>
          <table:table-cell table:formula="of:=[.I3]*4" office:value-type="currency" office:currency="GHC" office:value="39.0179310344828" calcext:value-type="currency">
            <text:p>₵39.02</text:p>
          </table:table-cell>
          <table:table-cell table:formula="of:=[.J3]/[.J$52]" office:value-type="percentage" office:value="0.620786516853933" calcext:value-type="percentage">
            <text:p>62.08%</text:p>
          </table:table-cell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4]+([.C4]/20)+([.D4]/240)" office:value-type="currency" office:currency="GBP" office:value="0.4625" calcext:value-type="currency">
            <text:p>£0.46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]/[.F4]" office:value-type="currency" office:currency="GBP" office:value="0.00797413793103448" calcext:value-type="currency">
            <text:p>£0.01</text:p>
          </table:table-cell>
          <table:table-cell table:formula="of:=[.G4]*[$'Currency conversion'.F$2]" office:value-type="currency" office:currency="GHC" office:value="1.53103448275862" calcext:value-type="currency">
            <text:p>₵1.53</text:p>
          </table:table-cell>
          <table:table-cell table:formula="of:=[.H4]*6.4" office:value-type="currency" office:currency="GHC" office:value="9.79862068965517" calcext:value-type="currency">
            <text:p>₵9.80</text:p>
          </table:table-cell>
          <table:table-cell table:formula="of:=[.I4]*4" office:value-type="currency" office:currency="GHC" office:value="39.1944827586207" calcext:value-type="currency">
            <text:p>₵39.19</text:p>
          </table:table-cell>
          <table:table-cell table:formula="of:=[.J4]/[.J$52]" office:value-type="percentage" office:value="0.623595505617978" calcext:value-type="percentage">
            <text:p>62.36%</text:p>
          </table:table-cell>
        </table:table-row>
        <table:table-row table:style-name="ro3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]+([.C5]/20)+([.D5]/240)" office:value-type="currency" office:currency="GBP" office:value="0.495833333333333" calcext:value-type="currency">
            <text:p>£0.50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]/[.F5]" office:value-type="currency" office:currency="GBP" office:value="0.00854885057471264" calcext:value-type="currency">
            <text:p>£0.01</text:p>
          </table:table-cell>
          <table:table-cell table:formula="of:=[.G5]*[$'Currency conversion'.F$2]" office:value-type="currency" office:currency="GHC" office:value="1.64137931034483" calcext:value-type="currency">
            <text:p>₵1.64</text:p>
          </table:table-cell>
          <table:table-cell table:formula="of:=[.H5]*6.4" office:value-type="currency" office:currency="GHC" office:value="10.5048275862069" calcext:value-type="currency">
            <text:p>₵10.50</text:p>
          </table:table-cell>
          <table:table-cell table:formula="of:=[.I5]*4" office:value-type="currency" office:currency="GHC" office:value="42.0193103448276" calcext:value-type="currency">
            <text:p>₵42.02</text:p>
          </table:table-cell>
          <table:table-cell table:formula="of:=[.J5]/[.J$52]" office:value-type="percentage" office:value="0.668539325842697" calcext:value-type="percentage">
            <text:p>66.85%</text:p>
          </table:table-cell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6]+([.C6]/20)+([.D6]/240)" office:value-type="currency" office:currency="GBP" office:value="0.533333333333333" calcext:value-type="currency">
            <text:p>£0.53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6]/[.F6]" office:value-type="currency" office:currency="GBP" office:value="0.00919540229885057" calcext:value-type="currency">
            <text:p>£0.01</text:p>
          </table:table-cell>
          <table:table-cell table:formula="of:=[.G6]*[$'Currency conversion'.F$2]" office:value-type="currency" office:currency="GHC" office:value="1.76551724137931" calcext:value-type="currency">
            <text:p>₵1.77</text:p>
          </table:table-cell>
          <table:table-cell table:formula="of:=[.H6]*6.4" office:value-type="currency" office:currency="GHC" office:value="11.2993103448276" calcext:value-type="currency">
            <text:p>₵11.30</text:p>
          </table:table-cell>
          <table:table-cell table:formula="of:=[.I6]*4" office:value-type="currency" office:currency="GHC" office:value="45.1972413793103" calcext:value-type="currency">
            <text:p>₵45.20</text:p>
          </table:table-cell>
          <table:table-cell table:formula="of:=[.J6]/[.J$52]" office:value-type="percentage" office:value="0.719101123595506" calcext:value-type="percentage">
            <text:p>71.91%</text:p>
          </table:table-cell>
        </table:table-row>
        <table:table-row table:style-name="ro3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table:formula="of:=[.B7]+([.C7]/20)+([.D7]/240)" office:value-type="currency" office:currency="GBP" office:value="0.547916666666667" calcext:value-type="currency">
            <text:p>£0.5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7]/[.F7]" office:value-type="currency" office:currency="GBP" office:value="0.00944683908045977" calcext:value-type="currency">
            <text:p>£0.01</text:p>
          </table:table-cell>
          <table:table-cell table:formula="of:=[.G7]*[$'Currency conversion'.F$2]" office:value-type="currency" office:currency="GHC" office:value="1.81379310344828" calcext:value-type="currency">
            <text:p>₵1.81</text:p>
          </table:table-cell>
          <table:table-cell table:formula="of:=[.H7]*6.4" office:value-type="currency" office:currency="GHC" office:value="11.608275862069" calcext:value-type="currency">
            <text:p>₵11.61</text:p>
          </table:table-cell>
          <table:table-cell table:formula="of:=[.I7]*4" office:value-type="currency" office:currency="GHC" office:value="46.4331034482759" calcext:value-type="currency">
            <text:p>₵46.43</text:p>
          </table:table-cell>
          <table:table-cell table:formula="of:=[.J7]/[.J$52]" office:value-type="percentage" office:value="0.738764044943821" calcext:value-type="percentage">
            <text:p>73.88%</text:p>
          </table:table-cell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[.B8]+([.C8]/20)+([.D8]/240)" office:value-type="currency" office:currency="GBP" office:value="0.552083333333333" calcext:value-type="currency">
            <text:p>£0.5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8]/[.F8]" office:value-type="currency" office:currency="GBP" office:value="0.00951867816091954" calcext:value-type="currency">
            <text:p>£0.01</text:p>
          </table:table-cell>
          <table:table-cell table:formula="of:=[.G8]*[$'Currency conversion'.F$2]" office:value-type="currency" office:currency="GHC" office:value="1.82758620689655" calcext:value-type="currency">
            <text:p>₵1.83</text:p>
          </table:table-cell>
          <table:table-cell table:formula="of:=[.H8]*6.4" office:value-type="currency" office:currency="GHC" office:value="11.6965517241379" calcext:value-type="currency">
            <text:p>₵11.70</text:p>
          </table:table-cell>
          <table:table-cell table:formula="of:=[.I8]*4" office:value-type="currency" office:currency="GHC" office:value="46.7862068965517" calcext:value-type="currency">
            <text:p>₵46.79</text:p>
          </table:table-cell>
          <table:table-cell table:formula="of:=[.J8]/[.J$52]" office:value-type="percentage" office:value="0.74438202247191" calcext:value-type="percentage">
            <text:p>74.44%</text:p>
          </table:table-cell>
        </table:table-row>
        <table:table-row table:style-name="ro3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table:formula="of:=[.B9]+([.C9]/20)+([.D9]/240)" office:value-type="currency" office:currency="GBP" office:value="0.547916666666667" calcext:value-type="currency">
            <text:p>£0.5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9]/[.F9]" office:value-type="currency" office:currency="GBP" office:value="0.00944683908045977" calcext:value-type="currency">
            <text:p>£0.01</text:p>
          </table:table-cell>
          <table:table-cell table:formula="of:=[.G9]*[$'Currency conversion'.F$2]" office:value-type="currency" office:currency="GHC" office:value="1.81379310344828" calcext:value-type="currency">
            <text:p>₵1.81</text:p>
          </table:table-cell>
          <table:table-cell table:formula="of:=[.H9]*6.4" office:value-type="currency" office:currency="GHC" office:value="11.608275862069" calcext:value-type="currency">
            <text:p>₵11.61</text:p>
          </table:table-cell>
          <table:table-cell table:formula="of:=[.I9]*4" office:value-type="currency" office:currency="GHC" office:value="46.4331034482759" calcext:value-type="currency">
            <text:p>₵46.43</text:p>
          </table:table-cell>
          <table:table-cell table:formula="of:=[.J9]/[.J$52]" office:value-type="percentage" office:value="0.738764044943821" calcext:value-type="percentage">
            <text:p>73.88%</text:p>
          </table:table-cell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formula="of:=[.B10]+([.C10]/20)+([.D10]/240)" office:value-type="currency" office:currency="GBP" office:value="0.539583333333333" calcext:value-type="currency">
            <text:p>£0.54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0]/[.F10]" office:value-type="currency" office:currency="GBP" office:value="0.00930316091954023" calcext:value-type="currency">
            <text:p>£0.01</text:p>
          </table:table-cell>
          <table:table-cell table:formula="of:=[.G10]*[$'Currency conversion'.F$2]" office:value-type="currency" office:currency="GHC" office:value="1.78620689655172" calcext:value-type="currency">
            <text:p>₵1.79</text:p>
          </table:table-cell>
          <table:table-cell table:formula="of:=[.H10]*6.4" office:value-type="currency" office:currency="GHC" office:value="11.431724137931" calcext:value-type="currency">
            <text:p>₵11.43</text:p>
          </table:table-cell>
          <table:table-cell table:formula="of:=[.I10]*4" office:value-type="currency" office:currency="GHC" office:value="45.7268965517241" calcext:value-type="currency">
            <text:p>₵45.73</text:p>
          </table:table-cell>
          <table:table-cell table:formula="of:=[.J10]/[.J$52]" office:value-type="percentage" office:value="0.727528089887641" calcext:value-type="percentage">
            <text:p>72.75%</text:p>
          </table:table-cell>
        </table:table-row>
        <table:table-row table:style-name="ro3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table:formula="of:=[.B11]+([.C11]/20)+([.D11]/240)" office:value-type="currency" office:currency="GBP" office:value="0.535416666666667" calcext:value-type="currency">
            <text:p>£0.54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1]/[.F11]" office:value-type="currency" office:currency="GBP" office:value="0.00923132183908046" calcext:value-type="currency">
            <text:p>£0.01</text:p>
          </table:table-cell>
          <table:table-cell table:formula="of:=[.G11]*[$'Currency conversion'.F$2]" office:value-type="currency" office:currency="GHC" office:value="1.77241379310345" calcext:value-type="currency">
            <text:p>₵1.77</text:p>
          </table:table-cell>
          <table:table-cell table:formula="of:=[.H11]*6.4" office:value-type="currency" office:currency="GHC" office:value="11.3434482758621" calcext:value-type="currency">
            <text:p>₵11.34</text:p>
          </table:table-cell>
          <table:table-cell table:formula="of:=[.I11]*4" office:value-type="currency" office:currency="GHC" office:value="45.3737931034483" calcext:value-type="currency">
            <text:p>₵45.37</text:p>
          </table:table-cell>
          <table:table-cell table:formula="of:=[.J11]/[.J$52]" office:value-type="percentage" office:value="0.721910112359551" calcext:value-type="percentage">
            <text:p>72.19%</text:p>
          </table:table-cell>
        </table:table-row>
        <table:table-row table:style-name="ro3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2]+([.C12]/20)+([.D12]/240)" office:value-type="currency" office:currency="GBP" office:value="0.545833333333333" calcext:value-type="currency">
            <text:p>£0.5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2]/[.F12]" office:value-type="currency" office:currency="GBP" office:value="0.00941091954022988" calcext:value-type="currency">
            <text:p>£0.01</text:p>
          </table:table-cell>
          <table:table-cell table:formula="of:=[.G12]*[$'Currency conversion'.F$2]" office:value-type="currency" office:currency="GHC" office:value="1.80689655172414" calcext:value-type="currency">
            <text:p>₵1.81</text:p>
          </table:table-cell>
          <table:table-cell table:formula="of:=[.H12]*6.4" office:value-type="currency" office:currency="GHC" office:value="11.5641379310345" calcext:value-type="currency">
            <text:p>₵11.56</text:p>
          </table:table-cell>
          <table:table-cell table:formula="of:=[.I12]*4" office:value-type="currency" office:currency="GHC" office:value="46.2565517241379" calcext:value-type="currency">
            <text:p>₵46.26</text:p>
          </table:table-cell>
          <table:table-cell table:formula="of:=[.J12]/[.J$52]" office:value-type="percentage" office:value="0.735955056179775" calcext:value-type="percentage">
            <text:p>73.60%</text:p>
          </table:table-cell>
        </table:table-row>
        <table:table-row table:style-name="ro3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3]+([.C13]/20)+([.D13]/240)" office:value-type="currency" office:currency="GBP" office:value="0.554166666666667" calcext:value-type="currency">
            <text:p>£0.5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3]/[.F13]" office:value-type="currency" office:currency="GBP" office:value="0.00955459770114943" calcext:value-type="currency">
            <text:p>£0.01</text:p>
          </table:table-cell>
          <table:table-cell table:formula="of:=[.G13]*[$'Currency conversion'.F$2]" office:value-type="currency" office:currency="GHC" office:value="1.83448275862069" calcext:value-type="currency">
            <text:p>₵1.83</text:p>
          </table:table-cell>
          <table:table-cell table:formula="of:=[.H13]*6.4" office:value-type="currency" office:currency="GHC" office:value="11.7406896551724" calcext:value-type="currency">
            <text:p>₵11.74</text:p>
          </table:table-cell>
          <table:table-cell table:formula="of:=[.I13]*4" office:value-type="currency" office:currency="GHC" office:value="46.9627586206897" calcext:value-type="currency">
            <text:p>₵46.96</text:p>
          </table:table-cell>
          <table:table-cell table:formula="of:=[.J13]/[.J$52]" office:value-type="percentage" office:value="0.747191011235955" calcext:value-type="percentage">
            <text:p>74.72%</text:p>
          </table:table-cell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4]+([.C14]/20)+([.D14]/240)" office:value-type="currency" office:currency="GBP" office:value="0.554166666666667" calcext:value-type="currency">
            <text:p>£0.5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4]/[.F14]" office:value-type="currency" office:currency="GBP" office:value="0.00955459770114943" calcext:value-type="currency">
            <text:p>£0.01</text:p>
          </table:table-cell>
          <table:table-cell table:formula="of:=[.G14]*[$'Currency conversion'.F$2]" office:value-type="currency" office:currency="GHC" office:value="1.83448275862069" calcext:value-type="currency">
            <text:p>₵1.83</text:p>
          </table:table-cell>
          <table:table-cell table:formula="of:=[.H14]*6.4" office:value-type="currency" office:currency="GHC" office:value="11.7406896551724" calcext:value-type="currency">
            <text:p>₵11.74</text:p>
          </table:table-cell>
          <table:table-cell table:formula="of:=[.I14]*4" office:value-type="currency" office:currency="GHC" office:value="46.9627586206897" calcext:value-type="currency">
            <text:p>₵46.96</text:p>
          </table:table-cell>
          <table:table-cell table:formula="of:=[.J14]/[.J$52]" office:value-type="percentage" office:value="0.747191011235955" calcext:value-type="percentage">
            <text:p>74.72%</text:p>
          </table:table-cell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5]+([.C15]/20)+([.D15]/240)" office:value-type="currency" office:currency="GBP" office:value="0.55" calcext:value-type="currency">
            <text:p>£0.5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5]/[.F15]" office:value-type="currency" office:currency="GBP" office:value="0.00948275862068966" calcext:value-type="currency">
            <text:p>£0.01</text:p>
          </table:table-cell>
          <table:table-cell table:formula="of:=[.G15]*[$'Currency conversion'.F$2]" office:value-type="currency" office:currency="GHC" office:value="1.82068965517241" calcext:value-type="currency">
            <text:p>₵1.82</text:p>
          </table:table-cell>
          <table:table-cell table:formula="of:=[.H15]*6.4" office:value-type="currency" office:currency="GHC" office:value="11.6524137931035" calcext:value-type="currency">
            <text:p>₵11.65</text:p>
          </table:table-cell>
          <table:table-cell table:formula="of:=[.I15]*4" office:value-type="currency" office:currency="GHC" office:value="46.6096551724138" calcext:value-type="currency">
            <text:p>₵46.61</text:p>
          </table:table-cell>
          <table:table-cell table:formula="of:=[.J15]/[.J$52]" office:value-type="percentage" office:value="0.741573033707865" calcext:value-type="percentage">
            <text:p>74.16%</text:p>
          </table:table-cell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[.B16]+([.C16]/20)+([.D16]/240)" office:value-type="currency" office:currency="GBP" office:value="0.552083333333333" calcext:value-type="currency">
            <text:p>£0.5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6]/[.F16]" office:value-type="currency" office:currency="GBP" office:value="0.00951867816091954" calcext:value-type="currency">
            <text:p>£0.01</text:p>
          </table:table-cell>
          <table:table-cell table:formula="of:=[.G16]*[$'Currency conversion'.F$2]" office:value-type="currency" office:currency="GHC" office:value="1.82758620689655" calcext:value-type="currency">
            <text:p>₵1.83</text:p>
          </table:table-cell>
          <table:table-cell table:formula="of:=[.H16]*6.4" office:value-type="currency" office:currency="GHC" office:value="11.6965517241379" calcext:value-type="currency">
            <text:p>₵11.70</text:p>
          </table:table-cell>
          <table:table-cell table:formula="of:=[.I16]*4" office:value-type="currency" office:currency="GHC" office:value="46.7862068965517" calcext:value-type="currency">
            <text:p>₵46.79</text:p>
          </table:table-cell>
          <table:table-cell table:formula="of:=[.J16]/[.J$52]" office:value-type="percentage" office:value="0.74438202247191" calcext:value-type="percentage">
            <text:p>74.44%</text:p>
          </table:table-cell>
        </table:table-row>
        <table:table-row table:style-name="ro3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17]+([.C17]/20)+([.D17]/240)" office:value-type="currency" office:currency="GBP" office:value="0.5625" calcext:value-type="currency">
            <text:p>£0.56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7]/[.F17]" office:value-type="currency" office:currency="GBP" office:value="0.00969827586206897" calcext:value-type="currency">
            <text:p>£0.01</text:p>
          </table:table-cell>
          <table:table-cell table:formula="of:=[.G17]*[$'Currency conversion'.F$2]" office:value-type="currency" office:currency="GHC" office:value="1.86206896551724" calcext:value-type="currency">
            <text:p>₵1.86</text:p>
          </table:table-cell>
          <table:table-cell table:formula="of:=[.H17]*6.4" office:value-type="currency" office:currency="GHC" office:value="11.9172413793103" calcext:value-type="currency">
            <text:p>₵11.92</text:p>
          </table:table-cell>
          <table:table-cell table:formula="of:=[.I17]*4" office:value-type="currency" office:currency="GHC" office:value="47.6689655172414" calcext:value-type="currency">
            <text:p>₵47.67</text:p>
          </table:table-cell>
          <table:table-cell table:formula="of:=[.J17]/[.J$52]" office:value-type="percentage" office:value="0.758426966292135" calcext:value-type="percentage">
            <text:p>75.84%</text:p>
          </table:table-cell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18]+([.C18]/20)+([.D18]/240)" office:value-type="currency" office:currency="GBP" office:value="0.575" calcext:value-type="currency">
            <text:p>£0.58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8]/[.F18]" office:value-type="currency" office:currency="GBP" office:value="0.00991379310344828" calcext:value-type="currency">
            <text:p>£0.01</text:p>
          </table:table-cell>
          <table:table-cell table:formula="of:=[.G18]*[$'Currency conversion'.F$2]" office:value-type="currency" office:currency="GHC" office:value="1.90344827586207" calcext:value-type="currency">
            <text:p>₵1.90</text:p>
          </table:table-cell>
          <table:table-cell table:formula="of:=[.H18]*6.4" office:value-type="currency" office:currency="GHC" office:value="12.1820689655172" calcext:value-type="currency">
            <text:p>₵12.18</text:p>
          </table:table-cell>
          <table:table-cell table:formula="of:=[.I18]*4" office:value-type="currency" office:currency="GHC" office:value="48.728275862069" calcext:value-type="currency">
            <text:p>₵48.73</text:p>
          </table:table-cell>
          <table:table-cell table:formula="of:=[.J18]/[.J$52]" office:value-type="percentage" office:value="0.775280898876405" calcext:value-type="percentage">
            <text:p>77.53%</text:p>
          </table:table-cell>
        </table:table-row>
        <table:table-row table:style-name="ro3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9]+([.C19]/20)+([.D19]/240)" office:value-type="currency" office:currency="GBP" office:value="0.595833333333333" calcext:value-type="currency">
            <text:p>£0.60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19]/[.F19]" office:value-type="currency" office:currency="GBP" office:value="0.0102729885057471" calcext:value-type="currency">
            <text:p>£0.01</text:p>
          </table:table-cell>
          <table:table-cell table:formula="of:=[.G19]*[$'Currency conversion'.F$2]" office:value-type="currency" office:currency="GHC" office:value="1.97241379310345" calcext:value-type="currency">
            <text:p>₵1.97</text:p>
          </table:table-cell>
          <table:table-cell table:formula="of:=[.H19]*6.4" office:value-type="currency" office:currency="GHC" office:value="12.6234482758621" calcext:value-type="currency">
            <text:p>₵12.62</text:p>
          </table:table-cell>
          <table:table-cell table:formula="of:=[.I19]*4" office:value-type="currency" office:currency="GHC" office:value="50.4937931034483" calcext:value-type="currency">
            <text:p>₵50.49</text:p>
          </table:table-cell>
          <table:table-cell table:formula="of:=[.J19]/[.J$52]" office:value-type="percentage" office:value="0.803370786516854" calcext:value-type="percentage">
            <text:p>80.34%</text:p>
          </table:table-cell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20]+([.C20]/20)+([.D20]/240)" office:value-type="currency" office:currency="GBP" office:value="0.6" calcext:value-type="currency">
            <text:p>£0.60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0]/[.F20]" office:value-type="currency" office:currency="GBP" office:value="0.0103448275862069" calcext:value-type="currency">
            <text:p>£0.01</text:p>
          </table:table-cell>
          <table:table-cell table:formula="of:=[.G20]*[$'Currency conversion'.F$2]" office:value-type="currency" office:currency="GHC" office:value="1.98620689655172" calcext:value-type="currency">
            <text:p>₵1.99</text:p>
          </table:table-cell>
          <table:table-cell table:formula="of:=[.H20]*6.4" office:value-type="currency" office:currency="GHC" office:value="12.711724137931" calcext:value-type="currency">
            <text:p>₵12.71</text:p>
          </table:table-cell>
          <table:table-cell table:formula="of:=[.I20]*4" office:value-type="currency" office:currency="GHC" office:value="50.8468965517241" calcext:value-type="currency">
            <text:p>₵50.85</text:p>
          </table:table-cell>
          <table:table-cell table:formula="of:=[.J20]/[.J$52]" office:value-type="percentage" office:value="0.808988764044944" calcext:value-type="percentage">
            <text:p>80.90%</text:p>
          </table:table-cell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table:formula="of:=[.B21]+([.C21]/20)+([.D21]/240)" office:value-type="currency" office:currency="GBP" office:value="0.585416666666667" calcext:value-type="currency">
            <text:p>£0.5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1]/[.F21]" office:value-type="currency" office:currency="GBP" office:value="0.0100933908045977" calcext:value-type="currency">
            <text:p>£0.01</text:p>
          </table:table-cell>
          <table:table-cell table:formula="of:=[.G21]*[$'Currency conversion'.F$2]" office:value-type="currency" office:currency="GHC" office:value="1.93793103448276" calcext:value-type="currency">
            <text:p>₵1.94</text:p>
          </table:table-cell>
          <table:table-cell table:formula="of:=[.H21]*6.4" office:value-type="currency" office:currency="GHC" office:value="12.4027586206897" calcext:value-type="currency">
            <text:p>₵12.40</text:p>
          </table:table-cell>
          <table:table-cell table:formula="of:=[.I21]*4" office:value-type="currency" office:currency="GHC" office:value="49.6110344827586" calcext:value-type="currency">
            <text:p>₵49.61</text:p>
          </table:table-cell>
          <table:table-cell table:formula="of:=[.J21]/[.J$52]" office:value-type="percentage" office:value="0.789325842696629" calcext:value-type="percentage">
            <text:p>78.93%</text:p>
          </table:table-cell>
        </table:table-row>
        <table:table-row table:style-name="ro3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formula="of:=[.B22]+([.C22]/20)+([.D22]/240)" office:value-type="currency" office:currency="GBP" office:value="0.59375" calcext:value-type="currency">
            <text:p>£0.5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2]/[.F22]" office:value-type="currency" office:currency="GBP" office:value="0.0102370689655172" calcext:value-type="currency">
            <text:p>£0.01</text:p>
          </table:table-cell>
          <table:table-cell table:formula="of:=[.G22]*[$'Currency conversion'.F$2]" office:value-type="currency" office:currency="GHC" office:value="1.96551724137931" calcext:value-type="currency">
            <text:p>₵1.97</text:p>
          </table:table-cell>
          <table:table-cell table:formula="of:=[.H22]*6.4" office:value-type="currency" office:currency="GHC" office:value="12.5793103448276" calcext:value-type="currency">
            <text:p>₵12.58</text:p>
          </table:table-cell>
          <table:table-cell table:formula="of:=[.I22]*4" office:value-type="currency" office:currency="GHC" office:value="50.3172413793103" calcext:value-type="currency">
            <text:p>₵50.32</text:p>
          </table:table-cell>
          <table:table-cell table:formula="of:=[.J22]/[.J$52]" office:value-type="percentage" office:value="0.800561797752809" calcext:value-type="percentage">
            <text:p>80.06%</text:p>
          </table:table-cell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23]+([.C23]/20)+([.D23]/240)" office:value-type="currency" office:currency="GBP" office:value="0.604166666666667" calcext:value-type="currency">
            <text:p>£0.60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3]/[.F23]" office:value-type="currency" office:currency="GBP" office:value="0.0104166666666667" calcext:value-type="currency">
            <text:p>£0.01</text:p>
          </table:table-cell>
          <table:table-cell table:formula="of:=[.G23]*[$'Currency conversion'.F$2]" office:value-type="currency" office:currency="GHC" office:value="2" calcext:value-type="currency">
            <text:p>₵2.00</text:p>
          </table:table-cell>
          <table:table-cell table:formula="of:=[.H23]*6.4" office:value-type="currency" office:currency="GHC" office:value="12.8" calcext:value-type="currency">
            <text:p>₵12.80</text:p>
          </table:table-cell>
          <table:table-cell table:formula="of:=[.I23]*4" office:value-type="currency" office:currency="GHC" office:value="51.2" calcext:value-type="currency">
            <text:p>₵51.20</text:p>
          </table:table-cell>
          <table:table-cell table:formula="of:=[.J23]/[.J$52]" office:value-type="percentage" office:value="0.814606741573034" calcext:value-type="percentage">
            <text:p>81.46%</text:p>
          </table:table-cell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table:formula="of:=[.B24]+([.C24]/20)+([.D24]/240)" office:value-type="currency" office:currency="GBP" office:value="0.935416666666667" calcext:value-type="currency">
            <text:p>£0.94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4]/[.F24]" office:value-type="currency" office:currency="GBP" office:value="0.0161278735632184" calcext:value-type="currency">
            <text:p>£0.02</text:p>
          </table:table-cell>
          <table:table-cell table:formula="of:=[.G24]*[$'Currency conversion'.F$2]" office:value-type="currency" office:currency="GHC" office:value="3.09655172413793" calcext:value-type="currency">
            <text:p>₵3.10</text:p>
          </table:table-cell>
          <table:table-cell table:formula="of:=[.H24]*6.4" office:value-type="currency" office:currency="GHC" office:value="19.8179310344828" calcext:value-type="currency">
            <text:p>₵19.82</text:p>
          </table:table-cell>
          <table:table-cell table:formula="of:=[.I24]*4" office:value-type="currency" office:currency="GHC" office:value="79.271724137931" calcext:value-type="currency">
            <text:p>₵79.27</text:p>
          </table:table-cell>
          <table:table-cell table:formula="of:=[.J24]/[.J$52]" office:value-type="percentage" office:value="1.26123595505618" calcext:value-type="percentage">
            <text:p>126.12%</text:p>
          </table:table-cell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B25]+([.C25]/20)+([.D25]/240)" office:value-type="currency" office:currency="GBP" office:value="0.666666666666667" calcext:value-type="currency">
            <text:p>£0.67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5]/[.F25]" office:value-type="currency" office:currency="GBP" office:value="0.0114942528735632" calcext:value-type="currency">
            <text:p>£0.01</text:p>
          </table:table-cell>
          <table:table-cell table:formula="of:=[.G25]*[$'Currency conversion'.F$2]" office:value-type="currency" office:currency="GHC" office:value="2.20689655172414" calcext:value-type="currency">
            <text:p>₵2.21</text:p>
          </table:table-cell>
          <table:table-cell table:formula="of:=[.H25]*6.4" office:value-type="currency" office:currency="GHC" office:value="14.1241379310345" calcext:value-type="currency">
            <text:p>₵14.12</text:p>
          </table:table-cell>
          <table:table-cell table:formula="of:=[.I25]*4" office:value-type="currency" office:currency="GHC" office:value="56.4965517241379" calcext:value-type="currency">
            <text:p>₵56.50</text:p>
          </table:table-cell>
          <table:table-cell table:formula="of:=[.J25]/[.J$52]" office:value-type="percentage" office:value="0.898876404494382" calcext:value-type="percentage">
            <text:p>89.89%</text:p>
          </table:table-cell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table:formula="of:=[.B26]+([.C26]/20)+([.D26]/240)" office:value-type="currency" office:currency="GBP" office:value="0.697916666666667" calcext:value-type="currency">
            <text:p>£0.70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6]/[.F26]" office:value-type="currency" office:currency="GBP" office:value="0.0120330459770115" calcext:value-type="currency">
            <text:p>£0.01</text:p>
          </table:table-cell>
          <table:table-cell table:formula="of:=[.G26]*[$'Currency conversion'.F$2]" office:value-type="currency" office:currency="GHC" office:value="2.31034482758621" calcext:value-type="currency">
            <text:p>₵2.31</text:p>
          </table:table-cell>
          <table:table-cell table:formula="of:=[.H26]*6.4" office:value-type="currency" office:currency="GHC" office:value="14.7862068965517" calcext:value-type="currency">
            <text:p>₵14.79</text:p>
          </table:table-cell>
          <table:table-cell table:formula="of:=[.I26]*4" office:value-type="currency" office:currency="GHC" office:value="59.1448275862069" calcext:value-type="currency">
            <text:p>₵59.14</text:p>
          </table:table-cell>
          <table:table-cell table:formula="of:=[.J26]/[.J$52]" office:value-type="percentage" office:value="0.941011235955057" calcext:value-type="percentage">
            <text:p>94.10%</text:p>
          </table:table-cell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27]+([.C27]/20)+([.D27]/240)" office:value-type="currency" office:currency="GBP" office:value="0.7" calcext:value-type="currency">
            <text:p>£0.70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7]/[.F27]" office:value-type="currency" office:currency="GBP" office:value="0.0120689655172414" calcext:value-type="currency">
            <text:p>£0.01</text:p>
          </table:table-cell>
          <table:table-cell table:formula="of:=[.G27]*[$'Currency conversion'.F$2]" office:value-type="currency" office:currency="GHC" office:value="2.31724137931034" calcext:value-type="currency">
            <text:p>₵2.32</text:p>
          </table:table-cell>
          <table:table-cell table:formula="of:=[.H27]*6.4" office:value-type="currency" office:currency="GHC" office:value="14.8303448275862" calcext:value-type="currency">
            <text:p>₵14.83</text:p>
          </table:table-cell>
          <table:table-cell table:formula="of:=[.I27]*4" office:value-type="currency" office:currency="GHC" office:value="59.3213793103448" calcext:value-type="currency">
            <text:p>₵59.32</text:p>
          </table:table-cell>
          <table:table-cell table:formula="of:=[.J27]/[.J$52]" office:value-type="percentage" office:value="0.943820224719101" calcext:value-type="percentage">
            <text:p>94.38%</text:p>
          </table:table-cell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B28]+([.C28]/20)+([.D28]/240)" office:value-type="currency" office:currency="GBP" office:value="0.70625" calcext:value-type="currency">
            <text:p>£0.71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8]/[.F28]" office:value-type="currency" office:currency="GBP" office:value="0.012176724137931" calcext:value-type="currency">
            <text:p>£0.01</text:p>
          </table:table-cell>
          <table:table-cell table:formula="of:=[.G28]*[$'Currency conversion'.F$2]" office:value-type="currency" office:currency="GHC" office:value="2.33793103448276" calcext:value-type="currency">
            <text:p>₵2.34</text:p>
          </table:table-cell>
          <table:table-cell table:formula="of:=[.H28]*6.4" office:value-type="currency" office:currency="GHC" office:value="14.9627586206897" calcext:value-type="currency">
            <text:p>₵14.96</text:p>
          </table:table-cell>
          <table:table-cell table:formula="of:=[.I28]*4" office:value-type="currency" office:currency="GHC" office:value="59.8510344827586" calcext:value-type="currency">
            <text:p>₵59.85</text:p>
          </table:table-cell>
          <table:table-cell table:formula="of:=[.J28]/[.J$52]" office:value-type="percentage" office:value="0.952247191011236" calcext:value-type="percentage">
            <text:p>95.22%</text:p>
          </table:table-cell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B29]+([.C29]/20)+([.D29]/240)" office:value-type="currency" office:currency="GBP" office:value="0.70625" calcext:value-type="currency">
            <text:p>£0.71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29]/[.F29]" office:value-type="currency" office:currency="GBP" office:value="0.012176724137931" calcext:value-type="currency">
            <text:p>£0.01</text:p>
          </table:table-cell>
          <table:table-cell table:formula="of:=[.G29]*[$'Currency conversion'.F$2]" office:value-type="currency" office:currency="GHC" office:value="2.33793103448276" calcext:value-type="currency">
            <text:p>₵2.34</text:p>
          </table:table-cell>
          <table:table-cell table:formula="of:=[.H29]*6.4" office:value-type="currency" office:currency="GHC" office:value="14.9627586206897" calcext:value-type="currency">
            <text:p>₵14.96</text:p>
          </table:table-cell>
          <table:table-cell table:formula="of:=[.I29]*4" office:value-type="currency" office:currency="GHC" office:value="59.8510344827586" calcext:value-type="currency">
            <text:p>₵59.85</text:p>
          </table:table-cell>
          <table:table-cell table:formula="of:=[.J29]/[.J$52]" office:value-type="percentage" office:value="0.952247191011236" calcext:value-type="percentage">
            <text:p>95.22%</text:p>
          </table:table-cell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formula="of:=[.B30]+([.C30]/20)+([.D30]/240)" office:value-type="currency" office:currency="GBP" office:value="0.702083333333333" calcext:value-type="currency">
            <text:p>£0.70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0]/[.F30]" office:value-type="currency" office:currency="GBP" office:value="0.0121048850574713" calcext:value-type="currency">
            <text:p>£0.01</text:p>
          </table:table-cell>
          <table:table-cell table:formula="of:=[.G30]*[$'Currency conversion'.F$2]" office:value-type="currency" office:currency="GHC" office:value="2.32413793103448" calcext:value-type="currency">
            <text:p>₵2.32</text:p>
          </table:table-cell>
          <table:table-cell table:formula="of:=[.H30]*6.4" office:value-type="currency" office:currency="GHC" office:value="14.8744827586207" calcext:value-type="currency">
            <text:p>₵14.87</text:p>
          </table:table-cell>
          <table:table-cell table:formula="of:=[.I30]*4" office:value-type="currency" office:currency="GHC" office:value="59.4979310344828" calcext:value-type="currency">
            <text:p>₵59.50</text:p>
          </table:table-cell>
          <table:table-cell table:formula="of:=[.J30]/[.J$52]" office:value-type="percentage" office:value="0.946629213483146" calcext:value-type="percentage">
            <text:p>94.66%</text:p>
          </table:table-cell>
        </table:table-row>
        <table:table-row table:style-name="ro3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table:formula="of:=[.B31]+([.C31]/20)+([.D31]/240)" office:value-type="currency" office:currency="GBP" office:value="0.685416666666667" calcext:value-type="currency">
            <text:p>£0.6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1]/[.F31]" office:value-type="currency" office:currency="GBP" office:value="0.0118175287356322" calcext:value-type="currency">
            <text:p>£0.01</text:p>
          </table:table-cell>
          <table:table-cell table:formula="of:=[.G31]*[$'Currency conversion'.F$2]" office:value-type="currency" office:currency="GHC" office:value="2.26896551724138" calcext:value-type="currency">
            <text:p>₵2.27</text:p>
          </table:table-cell>
          <table:table-cell table:formula="of:=[.H31]*6.4" office:value-type="currency" office:currency="GHC" office:value="14.5213793103448" calcext:value-type="currency">
            <text:p>₵14.52</text:p>
          </table:table-cell>
          <table:table-cell table:formula="of:=[.I31]*4" office:value-type="currency" office:currency="GHC" office:value="58.0855172413793" calcext:value-type="currency">
            <text:p>₵58.09</text:p>
          </table:table-cell>
          <table:table-cell table:formula="of:=[.J31]/[.J$52]" office:value-type="percentage" office:value="0.924157303370787" calcext:value-type="percentage">
            <text:p>92.42%</text:p>
          </table:table-cell>
        </table:table-row>
        <table:table-row table:style-name="ro3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table:formula="of:=[.B32]+([.C32]/20)+([.D32]/240)" office:value-type="currency" office:currency="GBP" office:value="0.68125" calcext:value-type="currency">
            <text:p>£0.68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2]/[.F32]" office:value-type="currency" office:currency="GBP" office:value="0.0117456896551724" calcext:value-type="currency">
            <text:p>£0.01</text:p>
          </table:table-cell>
          <table:table-cell table:formula="of:=[.G32]*[$'Currency conversion'.F$2]" office:value-type="currency" office:currency="GHC" office:value="2.2551724137931" calcext:value-type="currency">
            <text:p>₵2.26</text:p>
          </table:table-cell>
          <table:table-cell table:formula="of:=[.H32]*6.4" office:value-type="currency" office:currency="GHC" office:value="14.4331034482759" calcext:value-type="currency">
            <text:p>₵14.43</text:p>
          </table:table-cell>
          <table:table-cell table:formula="of:=[.I32]*4" office:value-type="currency" office:currency="GHC" office:value="57.7324137931035" calcext:value-type="currency">
            <text:p>₵57.73</text:p>
          </table:table-cell>
          <table:table-cell table:formula="of:=[.J32]/[.J$52]" office:value-type="percentage" office:value="0.918539325842697" calcext:value-type="percentage">
            <text:p>91.85%</text:p>
          </table:table-cell>
        </table:table-row>
        <table:table-row table:style-name="ro3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table:formula="of:=[.B33]+([.C33]/20)+([.D33]/240)" office:value-type="currency" office:currency="GBP" office:value="0.68125" calcext:value-type="currency">
            <text:p>£0.68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3]/[.F33]" office:value-type="currency" office:currency="GBP" office:value="0.0117456896551724" calcext:value-type="currency">
            <text:p>£0.01</text:p>
          </table:table-cell>
          <table:table-cell table:formula="of:=[.G33]*[$'Currency conversion'.F$2]" office:value-type="currency" office:currency="GHC" office:value="2.2551724137931" calcext:value-type="currency">
            <text:p>₵2.26</text:p>
          </table:table-cell>
          <table:table-cell table:formula="of:=[.H33]*6.4" office:value-type="currency" office:currency="GHC" office:value="14.4331034482759" calcext:value-type="currency">
            <text:p>₵14.43</text:p>
          </table:table-cell>
          <table:table-cell table:formula="of:=[.I33]*4" office:value-type="currency" office:currency="GHC" office:value="57.7324137931035" calcext:value-type="currency">
            <text:p>₵57.73</text:p>
          </table:table-cell>
          <table:table-cell table:formula="of:=[.J33]/[.J$52]" office:value-type="percentage" office:value="0.918539325842697" calcext:value-type="percentage">
            <text:p>91.85%</text:p>
          </table:table-cell>
        </table:table-row>
        <table:table-row table:style-name="ro3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table:formula="of:=[.B34]+([.C34]/20)+([.D34]/240)" office:value-type="currency" office:currency="GBP" office:value="0.68125" calcext:value-type="currency">
            <text:p>£0.68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4]/[.F34]" office:value-type="currency" office:currency="GBP" office:value="0.0117456896551724" calcext:value-type="currency">
            <text:p>£0.01</text:p>
          </table:table-cell>
          <table:table-cell table:formula="of:=[.G34]*[$'Currency conversion'.F$2]" office:value-type="currency" office:currency="GHC" office:value="2.2551724137931" calcext:value-type="currency">
            <text:p>₵2.26</text:p>
          </table:table-cell>
          <table:table-cell table:formula="of:=[.H34]*6.4" office:value-type="currency" office:currency="GHC" office:value="14.4331034482759" calcext:value-type="currency">
            <text:p>₵14.43</text:p>
          </table:table-cell>
          <table:table-cell table:formula="of:=[.I34]*4" office:value-type="currency" office:currency="GHC" office:value="57.7324137931035" calcext:value-type="currency">
            <text:p>₵57.73</text:p>
          </table:table-cell>
          <table:table-cell table:formula="of:=[.J34]/[.J$52]" office:value-type="percentage" office:value="0.918539325842697" calcext:value-type="percentage">
            <text:p>91.85%</text:p>
          </table:table-cell>
        </table:table-row>
        <table:table-row table:style-name="ro3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B35]+([.C35]/20)+([.D35]/240)" office:value-type="currency" office:currency="GBP" office:value="0.683333333333333" calcext:value-type="currency">
            <text:p>£0.68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5]/[.F35]" office:value-type="currency" office:currency="GBP" office:value="0.0117816091954023" calcext:value-type="currency">
            <text:p>£0.01</text:p>
          </table:table-cell>
          <table:table-cell table:formula="of:=[.G35]*[$'Currency conversion'.F$2]" office:value-type="currency" office:currency="GHC" office:value="2.26206896551724" calcext:value-type="currency">
            <text:p>₵2.26</text:p>
          </table:table-cell>
          <table:table-cell table:formula="of:=[.H35]*6.4" office:value-type="currency" office:currency="GHC" office:value="14.4772413793103" calcext:value-type="currency">
            <text:p>₵14.48</text:p>
          </table:table-cell>
          <table:table-cell table:formula="of:=[.I35]*4" office:value-type="currency" office:currency="GHC" office:value="57.9089655172414" calcext:value-type="currency">
            <text:p>₵57.91</text:p>
          </table:table-cell>
          <table:table-cell table:formula="of:=[.J35]/[.J$52]" office:value-type="percentage" office:value="0.921348314606742" calcext:value-type="percentage">
            <text:p>92.13%</text:p>
          </table:table-cell>
        </table:table-row>
        <table:table-row table:style-name="ro3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table:formula="of:=[.B36]+([.C36]/20)+([.D36]/240)" office:value-type="currency" office:currency="GBP" office:value="0.68125" calcext:value-type="currency">
            <text:p>£0.68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6]/[.F36]" office:value-type="currency" office:currency="GBP" office:value="0.0117456896551724" calcext:value-type="currency">
            <text:p>£0.01</text:p>
          </table:table-cell>
          <table:table-cell table:formula="of:=[.G36]*[$'Currency conversion'.F$2]" office:value-type="currency" office:currency="GHC" office:value="2.2551724137931" calcext:value-type="currency">
            <text:p>₵2.26</text:p>
          </table:table-cell>
          <table:table-cell table:formula="of:=[.H36]*6.4" office:value-type="currency" office:currency="GHC" office:value="14.4331034482759" calcext:value-type="currency">
            <text:p>₵14.43</text:p>
          </table:table-cell>
          <table:table-cell table:formula="of:=[.I36]*4" office:value-type="currency" office:currency="GHC" office:value="57.7324137931035" calcext:value-type="currency">
            <text:p>₵57.73</text:p>
          </table:table-cell>
          <table:table-cell table:formula="of:=[.J36]/[.J$52]" office:value-type="percentage" office:value="0.918539325842697" calcext:value-type="percentage">
            <text:p>91.85%</text:p>
          </table:table-cell>
        </table:table-row>
        <table:table-row table:style-name="ro3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 table:formula="of:=[.B37]+([.C37]/20)+([.D37]/240)" office:value-type="currency" office:currency="GBP" office:value="0.672916666666667" calcext:value-type="currency">
            <text:p>£0.67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7]/[.F37]" office:value-type="currency" office:currency="GBP" office:value="0.0116020114942529" calcext:value-type="currency">
            <text:p>£0.01</text:p>
          </table:table-cell>
          <table:table-cell table:formula="of:=[.G37]*[$'Currency conversion'.F$2]" office:value-type="currency" office:currency="GHC" office:value="2.22758620689655" calcext:value-type="currency">
            <text:p>₵2.23</text:p>
          </table:table-cell>
          <table:table-cell table:formula="of:=[.H37]*6.4" office:value-type="currency" office:currency="GHC" office:value="14.2565517241379" calcext:value-type="currency">
            <text:p>₵14.26</text:p>
          </table:table-cell>
          <table:table-cell table:formula="of:=[.I37]*4" office:value-type="currency" office:currency="GHC" office:value="57.0262068965517" calcext:value-type="currency">
            <text:p>₵57.03</text:p>
          </table:table-cell>
          <table:table-cell table:formula="of:=[.J37]/[.J$52]" office:value-type="percentage" office:value="0.907303370786517" calcext:value-type="percentage">
            <text:p>90.73%</text:p>
          </table:table-cell>
        </table:table-row>
        <table:table-row table:style-name="ro3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B38]+([.C38]/20)+([.D38]/240)" office:value-type="currency" office:currency="GBP" office:value="0.666666666666667" calcext:value-type="currency">
            <text:p>£0.67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8]/[.F38]" office:value-type="currency" office:currency="GBP" office:value="0.0114942528735632" calcext:value-type="currency">
            <text:p>£0.01</text:p>
          </table:table-cell>
          <table:table-cell table:formula="of:=[.G38]*[$'Currency conversion'.F$2]" office:value-type="currency" office:currency="GHC" office:value="2.20689655172414" calcext:value-type="currency">
            <text:p>₵2.21</text:p>
          </table:table-cell>
          <table:table-cell table:formula="of:=[.H38]*6.4" office:value-type="currency" office:currency="GHC" office:value="14.1241379310345" calcext:value-type="currency">
            <text:p>₵14.12</text:p>
          </table:table-cell>
          <table:table-cell table:formula="of:=[.I38]*4" office:value-type="currency" office:currency="GHC" office:value="56.4965517241379" calcext:value-type="currency">
            <text:p>₵56.50</text:p>
          </table:table-cell>
          <table:table-cell table:formula="of:=[.J38]/[.J$52]" office:value-type="percentage" office:value="0.898876404494382" calcext:value-type="percentage">
            <text:p>89.89%</text:p>
          </table:table-cell>
        </table:table-row>
        <table:table-row table:style-name="ro3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table:formula="of:=[.B39]+([.C39]/20)+([.D39]/240)" office:value-type="currency" office:currency="GBP" office:value="0.660416666666667" calcext:value-type="currency">
            <text:p>£0.66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39]/[.F39]" office:value-type="currency" office:currency="GBP" office:value="0.0113864942528736" calcext:value-type="currency">
            <text:p>£0.01</text:p>
          </table:table-cell>
          <table:table-cell table:formula="of:=[.G39]*[$'Currency conversion'.F$2]" office:value-type="currency" office:currency="GHC" office:value="2.18620689655172" calcext:value-type="currency">
            <text:p>₵2.19</text:p>
          </table:table-cell>
          <table:table-cell table:formula="of:=[.H39]*6.4" office:value-type="currency" office:currency="GHC" office:value="13.991724137931" calcext:value-type="currency">
            <text:p>₵13.99</text:p>
          </table:table-cell>
          <table:table-cell table:formula="of:=[.I39]*4" office:value-type="currency" office:currency="GHC" office:value="55.9668965517241" calcext:value-type="currency">
            <text:p>₵55.97</text:p>
          </table:table-cell>
          <table:table-cell table:formula="of:=[.J39]/[.J$52]" office:value-type="percentage" office:value="0.890449438202247" calcext:value-type="percentage">
            <text:p>89.04%</text:p>
          </table:table-cell>
        </table:table-row>
        <table:table-row table:style-name="ro3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table:formula="of:=[.B40]+([.C40]/20)+([.D40]/240)" office:value-type="currency" office:currency="GBP" office:value="0.660416666666667" calcext:value-type="currency">
            <text:p>£0.66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0]/[.F40]" office:value-type="currency" office:currency="GBP" office:value="0.0113864942528736" calcext:value-type="currency">
            <text:p>£0.01</text:p>
          </table:table-cell>
          <table:table-cell table:formula="of:=[.G40]*[$'Currency conversion'.F$2]" office:value-type="currency" office:currency="GHC" office:value="2.18620689655172" calcext:value-type="currency">
            <text:p>₵2.19</text:p>
          </table:table-cell>
          <table:table-cell table:formula="of:=[.H40]*6.4" office:value-type="currency" office:currency="GHC" office:value="13.991724137931" calcext:value-type="currency">
            <text:p>₵13.99</text:p>
          </table:table-cell>
          <table:table-cell table:formula="of:=[.I40]*4" office:value-type="currency" office:currency="GHC" office:value="55.9668965517241" calcext:value-type="currency">
            <text:p>₵55.97</text:p>
          </table:table-cell>
          <table:table-cell table:formula="of:=[.J40]/[.J$52]" office:value-type="percentage" office:value="0.890449438202247" calcext:value-type="percentage">
            <text:p>89.04%</text:p>
          </table:table-cell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B41]+([.C41]/20)+([.D41]/240)" office:value-type="currency" office:currency="GBP" office:value="0.666666666666667" calcext:value-type="currency">
            <text:p>£0.67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1]/[.F41]" office:value-type="currency" office:currency="GBP" office:value="0.0114942528735632" calcext:value-type="currency">
            <text:p>£0.01</text:p>
          </table:table-cell>
          <table:table-cell table:formula="of:=[.G41]*[$'Currency conversion'.F$2]" office:value-type="currency" office:currency="GHC" office:value="2.20689655172414" calcext:value-type="currency">
            <text:p>₵2.21</text:p>
          </table:table-cell>
          <table:table-cell table:formula="of:=[.H41]*6.4" office:value-type="currency" office:currency="GHC" office:value="14.1241379310345" calcext:value-type="currency">
            <text:p>₵14.12</text:p>
          </table:table-cell>
          <table:table-cell table:formula="of:=[.I41]*4" office:value-type="currency" office:currency="GHC" office:value="56.4965517241379" calcext:value-type="currency">
            <text:p>₵56.50</text:p>
          </table:table-cell>
          <table:table-cell table:formula="of:=[.J41]/[.J$52]" office:value-type="percentage" office:value="0.898876404494382" calcext:value-type="percentage">
            <text:p>89.89%</text:p>
          </table:table-cell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42]+([.C42]/20)+([.D42]/240)" office:value-type="currency" office:currency="GBP" office:value="0.675" calcext:value-type="currency">
            <text:p>£0.68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2]/[.F42]" office:value-type="currency" office:currency="GBP" office:value="0.0116379310344828" calcext:value-type="currency">
            <text:p>£0.01</text:p>
          </table:table-cell>
          <table:table-cell table:formula="of:=[.G42]*[$'Currency conversion'.F$2]" office:value-type="currency" office:currency="GHC" office:value="2.23448275862069" calcext:value-type="currency">
            <text:p>₵2.23</text:p>
          </table:table-cell>
          <table:table-cell table:formula="of:=[.H42]*6.4" office:value-type="currency" office:currency="GHC" office:value="14.3006896551724" calcext:value-type="currency">
            <text:p>₵14.30</text:p>
          </table:table-cell>
          <table:table-cell table:formula="of:=[.I42]*4" office:value-type="currency" office:currency="GHC" office:value="57.2027586206897" calcext:value-type="currency">
            <text:p>₵57.20</text:p>
          </table:table-cell>
          <table:table-cell table:formula="of:=[.J42]/[.J$52]" office:value-type="percentage" office:value="0.910112359550562" calcext:value-type="percentage">
            <text:p>91.01%</text:p>
          </table:table-cell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table:formula="of:=[.B43]+([.C43]/20)+([.D43]/240)" office:value-type="currency" office:currency="GBP" office:value="0.689583333333333" calcext:value-type="currency">
            <text:p>£0.6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3]/[.F43]" office:value-type="currency" office:currency="GBP" office:value="0.011889367816092" calcext:value-type="currency">
            <text:p>£0.01</text:p>
          </table:table-cell>
          <table:table-cell table:formula="of:=[.G43]*[$'Currency conversion'.F$2]" office:value-type="currency" office:currency="GHC" office:value="2.28275862068965" calcext:value-type="currency">
            <text:p>₵2.28</text:p>
          </table:table-cell>
          <table:table-cell table:formula="of:=[.H43]*6.4" office:value-type="currency" office:currency="GHC" office:value="14.6096551724138" calcext:value-type="currency">
            <text:p>₵14.61</text:p>
          </table:table-cell>
          <table:table-cell table:formula="of:=[.I43]*4" office:value-type="currency" office:currency="GHC" office:value="58.4386206896552" calcext:value-type="currency">
            <text:p>₵58.44</text:p>
          </table:table-cell>
          <table:table-cell table:formula="of:=[.J43]/[.J$52]" office:value-type="percentage" office:value="0.929775280898877" calcext:value-type="percentage">
            <text:p>92.98%</text:p>
          </table:table-cell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B44]+([.C44]/20)+([.D44]/240)" office:value-type="currency" office:currency="GBP" office:value="0.691666666666667" calcext:value-type="currency">
            <text:p>£0.6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4]/[.F44]" office:value-type="currency" office:currency="GBP" office:value="0.0119252873563218" calcext:value-type="currency">
            <text:p>£0.01</text:p>
          </table:table-cell>
          <table:table-cell table:formula="of:=[.G44]*[$'Currency conversion'.F$2]" office:value-type="currency" office:currency="GHC" office:value="2.28965517241379" calcext:value-type="currency">
            <text:p>₵2.29</text:p>
          </table:table-cell>
          <table:table-cell table:formula="of:=[.H44]*6.4" office:value-type="currency" office:currency="GHC" office:value="14.6537931034483" calcext:value-type="currency">
            <text:p>₵14.65</text:p>
          </table:table-cell>
          <table:table-cell table:formula="of:=[.I44]*4" office:value-type="currency" office:currency="GHC" office:value="58.6151724137931" calcext:value-type="currency">
            <text:p>₵58.62</text:p>
          </table:table-cell>
          <table:table-cell table:formula="of:=[.J44]/[.J$52]" office:value-type="percentage" office:value="0.932584269662921" calcext:value-type="percentage">
            <text:p>93.26%</text:p>
          </table:table-cell>
        </table:table-row>
        <table:table-row table:style-name="ro3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B45]+([.C45]/20)+([.D45]/240)" office:value-type="currency" office:currency="GBP" office:value="0.6875" calcext:value-type="currency">
            <text:p>£0.6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5]/[.F45]" office:value-type="currency" office:currency="GBP" office:value="0.0118534482758621" calcext:value-type="currency">
            <text:p>£0.01</text:p>
          </table:table-cell>
          <table:table-cell table:formula="of:=[.G45]*[$'Currency conversion'.F$2]" office:value-type="currency" office:currency="GHC" office:value="2.27586206896552" calcext:value-type="currency">
            <text:p>₵2.28</text:p>
          </table:table-cell>
          <table:table-cell table:formula="of:=[.H45]*6.4" office:value-type="currency" office:currency="GHC" office:value="14.5655172413793" calcext:value-type="currency">
            <text:p>₵14.57</text:p>
          </table:table-cell>
          <table:table-cell table:formula="of:=[.I45]*4" office:value-type="currency" office:currency="GHC" office:value="58.2620689655172" calcext:value-type="currency">
            <text:p>₵58.26</text:p>
          </table:table-cell>
          <table:table-cell table:formula="of:=[.J45]/[.J$52]" office:value-type="percentage" office:value="0.926966292134832" calcext:value-type="percentage">
            <text:p>92.70%</text:p>
          </table:table-cell>
        </table:table-row>
        <table:table-row table:style-name="ro3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B46]+([.C46]/20)+([.D46]/240)" office:value-type="currency" office:currency="GBP" office:value="0.683333333333333" calcext:value-type="currency">
            <text:p>£0.68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6]/[.F46]" office:value-type="currency" office:currency="GBP" office:value="0.0117816091954023" calcext:value-type="currency">
            <text:p>£0.01</text:p>
          </table:table-cell>
          <table:table-cell table:formula="of:=[.G46]*[$'Currency conversion'.F$2]" office:value-type="currency" office:currency="GHC" office:value="2.26206896551724" calcext:value-type="currency">
            <text:p>₵2.26</text:p>
          </table:table-cell>
          <table:table-cell table:formula="of:=[.H46]*6.4" office:value-type="currency" office:currency="GHC" office:value="14.4772413793103" calcext:value-type="currency">
            <text:p>₵14.48</text:p>
          </table:table-cell>
          <table:table-cell table:formula="of:=[.I46]*4" office:value-type="currency" office:currency="GHC" office:value="57.9089655172414" calcext:value-type="currency">
            <text:p>₵57.91</text:p>
          </table:table-cell>
          <table:table-cell table:formula="of:=[.J46]/[.J$52]" office:value-type="percentage" office:value="0.921348314606742" calcext:value-type="percentage">
            <text:p>92.13%</text:p>
          </table:table-cell>
        </table:table-row>
        <table:table-row table:style-name="ro3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table:formula="of:=[.B47]+([.C47]/20)+([.D47]/240)" office:value-type="currency" office:currency="GBP" office:value="0.685416666666667" calcext:value-type="currency">
            <text:p>£0.6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7]/[.F47]" office:value-type="currency" office:currency="GBP" office:value="0.0118175287356322" calcext:value-type="currency">
            <text:p>£0.01</text:p>
          </table:table-cell>
          <table:table-cell table:formula="of:=[.G47]*[$'Currency conversion'.F$2]" office:value-type="currency" office:currency="GHC" office:value="2.26896551724138" calcext:value-type="currency">
            <text:p>₵2.27</text:p>
          </table:table-cell>
          <table:table-cell table:formula="of:=[.H47]*6.4" office:value-type="currency" office:currency="GHC" office:value="14.5213793103448" calcext:value-type="currency">
            <text:p>₵14.52</text:p>
          </table:table-cell>
          <table:table-cell table:formula="of:=[.I47]*4" office:value-type="currency" office:currency="GHC" office:value="58.0855172413793" calcext:value-type="currency">
            <text:p>₵58.09</text:p>
          </table:table-cell>
          <table:table-cell table:formula="of:=[.J47]/[.J$52]" office:value-type="percentage" office:value="0.924157303370787" calcext:value-type="percentage">
            <text:p>92.42%</text:p>
          </table:table-cell>
        </table:table-row>
        <table:table-row table:style-name="ro3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B48]+([.C48]/20)+([.D48]/240)" office:value-type="currency" office:currency="GBP" office:value="0.6875" calcext:value-type="currency">
            <text:p>£0.6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8]/[.F48]" office:value-type="currency" office:currency="GBP" office:value="0.0118534482758621" calcext:value-type="currency">
            <text:p>£0.01</text:p>
          </table:table-cell>
          <table:table-cell table:formula="of:=[.G48]*[$'Currency conversion'.F$2]" office:value-type="currency" office:currency="GHC" office:value="2.27586206896552" calcext:value-type="currency">
            <text:p>₵2.28</text:p>
          </table:table-cell>
          <table:table-cell table:formula="of:=[.H48]*6.4" office:value-type="currency" office:currency="GHC" office:value="14.5655172413793" calcext:value-type="currency">
            <text:p>₵14.57</text:p>
          </table:table-cell>
          <table:table-cell table:formula="of:=[.I48]*4" office:value-type="currency" office:currency="GHC" office:value="58.2620689655172" calcext:value-type="currency">
            <text:p>₵58.26</text:p>
          </table:table-cell>
          <table:table-cell table:formula="of:=[.J48]/[.J$52]" office:value-type="percentage" office:value="0.926966292134832" calcext:value-type="percentage">
            <text:p>92.70%</text:p>
          </table:table-cell>
        </table:table-row>
        <table:table-row table:style-name="ro3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table:formula="of:=[.B49]+([.C49]/20)+([.D49]/240)" office:value-type="currency" office:currency="GBP" office:value="0.69375" calcext:value-type="currency">
            <text:p>£0.69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49]/[.F49]" office:value-type="currency" office:currency="GBP" office:value="0.0119612068965517" calcext:value-type="currency">
            <text:p>£0.01</text:p>
          </table:table-cell>
          <table:table-cell table:formula="of:=[.G49]*[$'Currency conversion'.F$2]" office:value-type="currency" office:currency="GHC" office:value="2.29655172413793" calcext:value-type="currency">
            <text:p>₵2.30</text:p>
          </table:table-cell>
          <table:table-cell table:formula="of:=[.H49]*6.4" office:value-type="currency" office:currency="GHC" office:value="14.6979310344828" calcext:value-type="currency">
            <text:p>₵14.70</text:p>
          </table:table-cell>
          <table:table-cell table:formula="of:=[.I49]*4" office:value-type="currency" office:currency="GHC" office:value="58.791724137931" calcext:value-type="currency">
            <text:p>₵58.79</text:p>
          </table:table-cell>
          <table:table-cell table:formula="of:=[.J49]/[.J$52]" office:value-type="percentage" office:value="0.935393258426966" calcext:value-type="percentage">
            <text:p>93.54%</text:p>
          </table:table-cell>
        </table:table-row>
        <table:table-row table:style-name="ro3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B50]+([.C50]/20)+([.D50]/240)" office:value-type="currency" office:currency="GBP" office:value="0.70625" calcext:value-type="currency">
            <text:p>£0.71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0]/[.F50]" office:value-type="currency" office:currency="GBP" office:value="0.012176724137931" calcext:value-type="currency">
            <text:p>£0.01</text:p>
          </table:table-cell>
          <table:table-cell table:formula="of:=[.G50]*[$'Currency conversion'.F$2]" office:value-type="currency" office:currency="GHC" office:value="2.33793103448276" calcext:value-type="currency">
            <text:p>₵2.34</text:p>
          </table:table-cell>
          <table:table-cell table:formula="of:=[.H50]*6.4" office:value-type="currency" office:currency="GHC" office:value="14.9627586206897" calcext:value-type="currency">
            <text:p>₵14.96</text:p>
          </table:table-cell>
          <table:table-cell table:formula="of:=[.I50]*4" office:value-type="currency" office:currency="GHC" office:value="59.8510344827586" calcext:value-type="currency">
            <text:p>₵59.85</text:p>
          </table:table-cell>
          <table:table-cell table:formula="of:=[.J50]/[.J$52]" office:value-type="percentage" office:value="0.952247191011236" calcext:value-type="percentage">
            <text:p>95.22%</text:p>
          </table:table-cell>
        </table:table-row>
        <table:table-row table:style-name="ro3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51]+([.C51]/20)+([.D51]/240)" office:value-type="currency" office:currency="GBP" office:value="0.716666666666667" calcext:value-type="currency">
            <text:p>£0.72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1]/[.F51]" office:value-type="currency" office:currency="GBP" office:value="0.0123563218390805" calcext:value-type="currency">
            <text:p>£0.01</text:p>
          </table:table-cell>
          <table:table-cell table:formula="of:=[.G51]*[$'Currency conversion'.F$2]" office:value-type="currency" office:currency="GHC" office:value="2.37241379310345" calcext:value-type="currency">
            <text:p>₵2.37</text:p>
          </table:table-cell>
          <table:table-cell table:formula="of:=[.H51]*6.4" office:value-type="currency" office:currency="GHC" office:value="15.1834482758621" calcext:value-type="currency">
            <text:p>₵15.18</text:p>
          </table:table-cell>
          <table:table-cell table:formula="of:=[.I51]*4" office:value-type="currency" office:currency="GHC" office:value="60.7337931034483" calcext:value-type="currency">
            <text:p>₵60.73</text:p>
          </table:table-cell>
          <table:table-cell table:formula="of:=[.J51]/[.J$52]" office:value-type="percentage" office:value="0.966292134831461" calcext:value-type="percentage">
            <text:p>96.63%</text:p>
          </table:table-cell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B52]+([.C52]/20)+([.D52]/240)" office:value-type="currency" office:currency="GBP" office:value="0.741666666666667" calcext:value-type="currency">
            <text:p>£0.74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2]/[.F52]" office:value-type="currency" office:currency="GBP" office:value="0.0127873563218391" calcext:value-type="currency">
            <text:p>£0.01</text:p>
          </table:table-cell>
          <table:table-cell table:formula="of:=[.G52]*[$'Currency conversion'.F$2]" office:value-type="currency" office:currency="GHC" office:value="2.4551724137931" calcext:value-type="currency">
            <text:p>₵2.46</text:p>
          </table:table-cell>
          <table:table-cell table:formula="of:=[.H52]*6.4" office:value-type="currency" office:currency="GHC" office:value="15.7131034482759" calcext:value-type="currency">
            <text:p>₵15.71</text:p>
          </table:table-cell>
          <table:table-cell table:formula="of:=[.I52]*4" office:value-type="currency" office:currency="GHC" office:value="62.8524137931034" calcext:value-type="currency">
            <text:p>₵62.85</text:p>
          </table:table-cell>
          <table:table-cell table:formula="of:=[.J52]/[.J$52]" office:value-type="percentage" office:value="1" calcext:value-type="percentage">
            <text:p>100.00%</text:p>
          </table:table-cell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53]+([.C53]/20)+([.D53]/240)" office:value-type="currency" office:currency="GBP" office:value="0.745833333333333" calcext:value-type="currency">
            <text:p>£0.7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3]/[.F53]" office:value-type="currency" office:currency="GBP" office:value="0.0128591954022988" calcext:value-type="currency">
            <text:p>£0.01</text:p>
          </table:table-cell>
          <table:table-cell table:formula="of:=[.G53]*[$'Currency conversion'.F$2]" office:value-type="currency" office:currency="GHC" office:value="2.46896551724138" calcext:value-type="currency">
            <text:p>₵2.47</text:p>
          </table:table-cell>
          <table:table-cell table:formula="of:=[.H53]*6.4" office:value-type="currency" office:currency="GHC" office:value="15.8013793103448" calcext:value-type="currency">
            <text:p>₵15.80</text:p>
          </table:table-cell>
          <table:table-cell table:formula="of:=[.I53]*4" office:value-type="currency" office:currency="GHC" office:value="63.2055172413793" calcext:value-type="currency">
            <text:p>₵63.21</text:p>
          </table:table-cell>
          <table:table-cell table:formula="of:=[.J53]/[.J$52]" office:value-type="percentage" office:value="1.00561797752809" calcext:value-type="percentage">
            <text:p>100.56%</text:p>
          </table:table-cell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table:formula="of:=[.B54]+([.C54]/20)+([.D54]/240)" office:value-type="currency" office:currency="GBP" office:value="0.747916666666667" calcext:value-type="currency">
            <text:p>£0.7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4]/[.F54]" office:value-type="currency" office:currency="GBP" office:value="0.0128951149425287" calcext:value-type="currency">
            <text:p>£0.01</text:p>
          </table:table-cell>
          <table:table-cell table:formula="of:=[.G54]*[$'Currency conversion'.F$2]" office:value-type="currency" office:currency="GHC" office:value="2.47586206896552" calcext:value-type="currency">
            <text:p>₵2.48</text:p>
          </table:table-cell>
          <table:table-cell table:formula="of:=[.H54]*6.4" office:value-type="currency" office:currency="GHC" office:value="15.8455172413793" calcext:value-type="currency">
            <text:p>₵15.85</text:p>
          </table:table-cell>
          <table:table-cell table:formula="of:=[.I54]*4" office:value-type="currency" office:currency="GHC" office:value="63.3820689655173" calcext:value-type="currency">
            <text:p>₵63.38</text:p>
          </table:table-cell>
          <table:table-cell table:formula="of:=[.J54]/[.J$52]" office:value-type="percentage" office:value="1.00842696629214" calcext:value-type="percentage">
            <text:p>100.84%</text:p>
          </table:table-cell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table:formula="of:=[.B55]+([.C55]/20)+([.D55]/240)" office:value-type="currency" office:currency="GBP" office:value="0.747916666666667" calcext:value-type="currency">
            <text:p>£0.7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5]/[.F55]" office:value-type="currency" office:currency="GBP" office:value="0.0128951149425287" calcext:value-type="currency">
            <text:p>£0.01</text:p>
          </table:table-cell>
          <table:table-cell table:formula="of:=[.G55]*[$'Currency conversion'.F$2]" office:value-type="currency" office:currency="GHC" office:value="2.47586206896552" calcext:value-type="currency">
            <text:p>₵2.48</text:p>
          </table:table-cell>
          <table:table-cell table:formula="of:=[.H55]*6.4" office:value-type="currency" office:currency="GHC" office:value="15.8455172413793" calcext:value-type="currency">
            <text:p>₵15.85</text:p>
          </table:table-cell>
          <table:table-cell table:formula="of:=[.I55]*4" office:value-type="currency" office:currency="GHC" office:value="63.3820689655173" calcext:value-type="currency">
            <text:p>₵63.38</text:p>
          </table:table-cell>
          <table:table-cell table:formula="of:=[.J55]/[.J$52]" office:value-type="percentage" office:value="1.00842696629214" calcext:value-type="percentage">
            <text:p>100.84%</text:p>
          </table:table-cell>
        </table:table-row>
        <table:table-row table:style-name="ro3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table:formula="of:=[.B56]+([.C56]/20)+([.D56]/240)" office:value-type="currency" office:currency="GBP" office:value="0.747916666666667" calcext:value-type="currency">
            <text:p>£0.7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6]/[.F56]" office:value-type="currency" office:currency="GBP" office:value="0.0128951149425287" calcext:value-type="currency">
            <text:p>£0.01</text:p>
          </table:table-cell>
          <table:table-cell table:formula="of:=[.G56]*[$'Currency conversion'.F$2]" office:value-type="currency" office:currency="GHC" office:value="2.47586206896552" calcext:value-type="currency">
            <text:p>₵2.48</text:p>
          </table:table-cell>
          <table:table-cell table:formula="of:=[.H56]*6.4" office:value-type="currency" office:currency="GHC" office:value="15.8455172413793" calcext:value-type="currency">
            <text:p>₵15.85</text:p>
          </table:table-cell>
          <table:table-cell table:formula="of:=[.I56]*4" office:value-type="currency" office:currency="GHC" office:value="63.3820689655173" calcext:value-type="currency">
            <text:p>₵63.38</text:p>
          </table:table-cell>
          <table:table-cell table:formula="of:=[.J56]/[.J$52]" office:value-type="percentage" office:value="1.00842696629214" calcext:value-type="percentage">
            <text:p>100.84%</text:p>
          </table:table-cell>
        </table:table-row>
        <table:table-row table:style-name="ro3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57]+([.C57]/20)+([.D57]/240)" office:value-type="currency" office:currency="GBP" office:value="0.75" calcext:value-type="currency">
            <text:p>£0.7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7]/[.F57]" office:value-type="currency" office:currency="GBP" office:value="0.0129310344827586" calcext:value-type="currency">
            <text:p>£0.01</text:p>
          </table:table-cell>
          <table:table-cell table:formula="of:=[.G57]*[$'Currency conversion'.F$2]" office:value-type="currency" office:currency="GHC" office:value="2.48275862068966" calcext:value-type="currency">
            <text:p>₵2.48</text:p>
          </table:table-cell>
          <table:table-cell table:formula="of:=[.H57]*6.4" office:value-type="currency" office:currency="GHC" office:value="15.8896551724138" calcext:value-type="currency">
            <text:p>₵15.89</text:p>
          </table:table-cell>
          <table:table-cell table:formula="of:=[.I57]*4" office:value-type="currency" office:currency="GHC" office:value="63.5586206896552" calcext:value-type="currency">
            <text:p>₵63.56</text:p>
          </table:table-cell>
          <table:table-cell table:formula="of:=[.J57]/[.J$52]" office:value-type="percentage" office:value="1.01123595505618" calcext:value-type="percentage">
            <text:p>101.12%</text:p>
          </table:table-cell>
        </table:table-row>
        <table:table-row table:style-name="ro3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58]+([.C58]/20)+([.D58]/240)" office:value-type="currency" office:currency="GBP" office:value="0.754166666666667" calcext:value-type="currency">
            <text:p>£0.75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8]/[.F58]" office:value-type="currency" office:currency="GBP" office:value="0.0130028735632184" calcext:value-type="currency">
            <text:p>£0.01</text:p>
          </table:table-cell>
          <table:table-cell table:formula="of:=[.G58]*[$'Currency conversion'.F$2]" office:value-type="currency" office:currency="GHC" office:value="2.49655172413793" calcext:value-type="currency">
            <text:p>₵2.50</text:p>
          </table:table-cell>
          <table:table-cell table:formula="of:=[.H58]*6.4" office:value-type="currency" office:currency="GHC" office:value="15.9779310344828" calcext:value-type="currency">
            <text:p>₵15.98</text:p>
          </table:table-cell>
          <table:table-cell table:formula="of:=[.I58]*4" office:value-type="currency" office:currency="GHC" office:value="63.911724137931" calcext:value-type="currency">
            <text:p>₵63.91</text:p>
          </table:table-cell>
          <table:table-cell table:formula="of:=[.J58]/[.J$52]" office:value-type="percentage" office:value="1.01685393258427" calcext:value-type="percentage">
            <text:p>101.69%</text:p>
          </table:table-cell>
        </table:table-row>
        <table:table-row table:style-name="ro3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59]+([.C59]/20)+([.D59]/240)" office:value-type="currency" office:currency="GBP" office:value="0.766666666666667" calcext:value-type="currency">
            <text:p>£0.77</text:p>
          </table:table-cell>
          <table:table-cell table:style-name="ce228" office:value-type="float" office:value="58" calcext:value-type="float">
            <text:p>58</text:p>
          </table:table-cell>
          <table:table-cell table:style-name="ce12" table:formula="of:=[.E59]/[.F59]" office:value-type="currency" office:currency="GBP" office:value="0.0132183908045977" calcext:value-type="currency">
            <text:p>£0.01</text:p>
          </table:table-cell>
          <table:table-cell table:formula="of:=[.G59]*[$'Currency conversion'.F$2]" office:value-type="currency" office:currency="GHC" office:value="2.53793103448276" calcext:value-type="currency">
            <text:p>₵2.54</text:p>
          </table:table-cell>
          <table:table-cell table:formula="of:=[.H59]*6.4" office:value-type="currency" office:currency="GHC" office:value="16.2427586206897" calcext:value-type="currency">
            <text:p>₵16.24</text:p>
          </table:table-cell>
          <table:table-cell table:formula="of:=[.I59]*4" office:value-type="currency" office:currency="GHC" office:value="64.9710344827586" calcext:value-type="currency">
            <text:p>₵64.97</text:p>
          </table:table-cell>
          <table:table-cell table:formula="of:=[.J59]/[.J$52]" office:value-type="percentage" office:value="1.03370786516854" calcext:value-type="percentage">
            <text:p>103.37%</text:p>
          </table:table-cell>
        </table:table-row>
        <table:table-row table:style-name="ro3">
          <table:table-cell office:value-type="float" office:value="1914" calcext:value-type="float">
            <text:p>1914</text:p>
          </table:table-cell>
          <table:table-cell table:number-columns-repeated="2"/>
          <table:table-cell table:formula="of:=(16*12)+9" office:value-type="float" office:value="201" calcext:value-type="float">
            <text:p>201</text:p>
          </table:table-cell>
          <table:table-cell table:formula="of:=[.B60]+([.C60]/20)+([.D60]/240)" office:value-type="currency" office:currency="GBP" office:value="0.8375" calcext:value-type="currency">
            <text:p>£0.84</text:p>
          </table:table-cell>
          <table:table-cell office:value-type="float" office:value="58" calcext:value-type="float">
            <text:p>58</text:p>
          </table:table-cell>
          <table:table-cell table:style-name="ce12" table:formula="of:=[.E60]/[.F60]" office:value-type="currency" office:currency="GBP" office:value="0.0144396551724138" calcext:value-type="currency">
            <text:p>£0.01</text:p>
          </table:table-cell>
          <table:table-cell table:formula="of:=[.G60]*[$'Currency conversion'.F$2]" office:value-type="currency" office:currency="GHC" office:value="2.77241379310345" calcext:value-type="currency">
            <text:p>₵2.77</text:p>
          </table:table-cell>
          <table:table-cell table:formula="of:=[.H60]*6.4" office:value-type="currency" office:currency="GHC" office:value="17.7434482758621" calcext:value-type="currency">
            <text:p>₵17.74</text:p>
          </table:table-cell>
          <table:table-cell table:formula="of:=[.I60]*4" office:value-type="currency" office:currency="GHC" office:value="70.9737931034483" calcext:value-type="currency">
            <text:p>₵70.97</text:p>
          </table:table-cell>
          <table:table-cell table:formula="of:=[.J60]/[.J$52]" office:value-type="percentage" office:value="1.12921348314607" calcext:value-type="percentage">
            <text:p>112.92%</text:p>
          </table:table-cell>
        </table:table-row>
        <table:table-row table:style-name="ro3">
          <table:table-cell office:value-type="float" office:value="1918" calcext:value-type="float">
            <text:p>1918</text:p>
          </table:table-cell>
          <table:table-cell table:number-columns-repeated="2"/>
          <table:table-cell table:formula="of:=240+(10*12)+6" office:value-type="float" office:value="366" calcext:value-type="float">
            <text:p>366</text:p>
          </table:table-cell>
          <table:table-cell table:formula="of:=[.B61]+([.C61]/20)+([.D61]/240)" office:value-type="currency" office:currency="GBP" office:value="1.525" calcext:value-type="currency">
            <text:p>£1.53</text:p>
          </table:table-cell>
          <table:table-cell office:value-type="float" office:value="52" calcext:value-type="float">
            <text:p>52</text:p>
          </table:table-cell>
          <table:table-cell table:style-name="ce12" table:formula="of:=[.E61]/[.F61]" office:value-type="currency" office:currency="GBP" office:value="0.0293269230769231" calcext:value-type="currency">
            <text:p>£0.03</text:p>
          </table:table-cell>
          <table:table-cell table:formula="of:=[.G61]*[$'Currency conversion'.F$2]" office:value-type="currency" office:currency="GHC" office:value="5.63076923076923" calcext:value-type="currency">
            <text:p>₵5.63</text:p>
          </table:table-cell>
          <table:table-cell table:formula="of:=[.H61]*6.4" office:value-type="currency" office:currency="GHC" office:value="36.0369230769231" calcext:value-type="currency">
            <text:p>₵36.04</text:p>
          </table:table-cell>
          <table:table-cell table:formula="of:=[.I61]*4" office:value-type="currency" office:currency="GHC" office:value="144.147692307692" calcext:value-type="currency">
            <text:p>₵144.15</text:p>
          </table:table-cell>
          <table:table-cell table:formula="of:=[.J61]/[.J$52]" office:value-type="percentage" office:value="2.29343128781331" calcext:value-type="percentage">
            <text:p>229.34%</text:p>
          </table:table-cell>
        </table:table-row>
        <table:table-row table:style-name="ro3">
          <table:table-cell office:value-type="float" office:value="1919" calcext:value-type="float">
            <text:p>1919</text:p>
          </table:table-cell>
          <table:table-cell table:number-columns-repeated="2"/>
          <table:table-cell table:formula="of:=240+(17*12)+10.5" office:value-type="float" office:value="454.5" calcext:value-type="float">
            <text:p>454.5</text:p>
          </table:table-cell>
          <table:table-cell table:formula="of:=[.B62]+([.C62]/20)+([.D62]/240)" office:value-type="currency" office:currency="GBP" office:value="1.89375" calcext:value-type="currency">
            <text:p>£1.89</text:p>
          </table:table-cell>
          <table:table-cell office:value-type="float" office:value="52" calcext:value-type="float">
            <text:p>52</text:p>
          </table:table-cell>
          <table:table-cell table:style-name="ce12" table:formula="of:=[.E62]/[.F62]" office:value-type="currency" office:currency="GBP" office:value="0.0364182692307692" calcext:value-type="currency">
            <text:p>£0.04</text:p>
          </table:table-cell>
          <table:table-cell table:formula="of:=[.G62]*[$'Currency conversion'.F$2]" office:value-type="currency" office:currency="GHC" office:value="6.99230769230769" calcext:value-type="currency">
            <text:p>₵6.99</text:p>
          </table:table-cell>
          <table:table-cell table:formula="of:=[.H62]*6.4" office:value-type="currency" office:currency="GHC" office:value="44.7507692307692" calcext:value-type="currency">
            <text:p>₵44.75</text:p>
          </table:table-cell>
          <table:table-cell table:formula="of:=[.I62]*4" office:value-type="currency" office:currency="GHC" office:value="179.003076923077" calcext:value-type="currency">
            <text:p>₵179.00</text:p>
          </table:table-cell>
          <table:table-cell table:formula="of:=[.J62]/[.J$52]" office:value-type="percentage" office:value="2.84799049265341" calcext:value-type="percentage">
            <text:p>284.80%</text:p>
          </table:table-cell>
        </table:table-row>
        <table:table-row table:style-name="ro3">
          <table:table-cell office:value-type="float" office:value="1920" calcext:value-type="float">
            <text:p>1920</text:p>
          </table:table-cell>
          <table:table-cell table:number-columns-repeated="2"/>
          <table:table-cell table:formula="of:=(240*2)+(3*12)+0.5" office:value-type="float" office:value="516.5" calcext:value-type="float">
            <text:p>516.5</text:p>
          </table:table-cell>
          <table:table-cell table:formula="of:=[.B63]+([.C63]/20)+([.D63]/240)" office:value-type="currency" office:currency="GBP" office:value="2.15208333333333" calcext:value-type="currency">
            <text:p>£2.15</text:p>
          </table:table-cell>
          <table:table-cell office:value-type="float" office:value="52" calcext:value-type="float">
            <text:p>52</text:p>
          </table:table-cell>
          <table:table-cell table:style-name="ce12" table:formula="of:=[.E63]/[.F63]" office:value-type="currency" office:currency="GBP" office:value="0.041386217948718" calcext:value-type="currency">
            <text:p>£0.04</text:p>
          </table:table-cell>
          <table:table-cell table:formula="of:=[.G63]*[$'Currency conversion'.F$2]" office:value-type="currency" office:currency="GHC" office:value="7.94615384615385" calcext:value-type="currency">
            <text:p>₵7.95</text:p>
          </table:table-cell>
          <table:table-cell table:formula="of:=[.H63]*6.4" office:value-type="currency" office:currency="GHC" office:value="50.8553846153846" calcext:value-type="currency">
            <text:p>₵50.86</text:p>
          </table:table-cell>
          <table:table-cell table:formula="of:=[.I63]*4" office:value-type="currency" office:currency="GHC" office:value="203.421538461538" calcext:value-type="currency">
            <text:p>₵203.42</text:p>
          </table:table-cell>
          <table:table-cell table:formula="of:=[.J63]/[.J$52]" office:value-type="percentage" office:value="3.23649524632671" calcext:value-type="percentage">
            <text:p>323.65%</text:p>
          </table:table-cell>
        </table:table-row>
        <table:table-row table:style-name="ro3">
          <table:table-cell office:value-type="float" office:value="1921" calcext:value-type="float">
            <text:p>1921</text:p>
          </table:table-cell>
          <table:table-cell table:number-columns-repeated="2"/>
          <table:table-cell table:formula="of:=240+(13*12)+9.5" office:value-type="float" office:value="405.5" calcext:value-type="float">
            <text:p>405.5</text:p>
          </table:table-cell>
          <table:table-cell table:formula="of:=[.B64]+([.C64]/20)+([.D64]/240)" office:value-type="currency" office:currency="GBP" office:value="1.68958333333333" calcext:value-type="currency">
            <text:p>£1.69</text:p>
          </table:table-cell>
          <table:table-cell office:value-type="float" office:value="49.9" calcext:value-type="float">
            <text:p>49.9</text:p>
          </table:table-cell>
          <table:table-cell table:style-name="ce12" table:formula="of:=[.E64]/[.F64]" office:value-type="currency" office:currency="GBP" office:value="0.0338593854375417" calcext:value-type="currency">
            <text:p>£0.03</text:p>
          </table:table-cell>
          <table:table-cell table:formula="of:=[.G64]*[$'Currency conversion'.F$2]" office:value-type="currency" office:currency="GHC" office:value="6.50100200400802" calcext:value-type="currency">
            <text:p>₵6.50</text:p>
          </table:table-cell>
          <table:table-cell table:formula="of:=[.H64]*6.4" office:value-type="currency" office:currency="GHC" office:value="41.6064128256513" calcext:value-type="currency">
            <text:p>₵41.61</text:p>
          </table:table-cell>
          <table:table-cell table:formula="of:=[.I64]*4" office:value-type="currency" office:currency="GHC" office:value="166.425651302605" calcext:value-type="currency">
            <text:p>₵166.43</text:p>
          </table:table-cell>
          <table:table-cell table:formula="of:=[.J64]/[.J$52]" office:value-type="percentage" office:value="2.64788002972237" calcext:value-type="percentage">
            <text:p>264.79%</text:p>
          </table:table-cell>
        </table:table-row>
        <table:table-row table:style-name="ro3">
          <table:table-cell office:value-type="float" office:value="1922" calcext:value-type="float">
            <text:p>1922</text:p>
          </table:table-cell>
          <table:table-cell table:number-columns-repeated="2"/>
          <table:table-cell table:formula="of:=240+(8*12)" office:value-type="float" office:value="336" calcext:value-type="float">
            <text:p>336</text:p>
          </table:table-cell>
          <table:table-cell table:formula="of:=[.B65]+([.C65]/20)+([.D65]/240)" office:value-type="currency" office:currency="GBP" office:value="1.4" calcext:value-type="currency">
            <text:p>£1.40</text:p>
          </table:table-cell>
          <table:table-cell office:value-type="float" office:value="50.7" calcext:value-type="float">
            <text:p>50.7</text:p>
          </table:table-cell>
          <table:table-cell table:style-name="ce12" table:formula="of:=[.E65]/[.F65]" office:value-type="currency" office:currency="GBP" office:value="0.0276134122287968" calcext:value-type="currency">
            <text:p>£0.03</text:p>
          </table:table-cell>
          <table:table-cell table:formula="of:=[.G65]*[$'Currency conversion'.F$2]" office:value-type="currency" office:currency="GHC" office:value="5.30177514792899" calcext:value-type="currency">
            <text:p>₵5.30</text:p>
          </table:table-cell>
          <table:table-cell table:formula="of:=[.H65]*6.4" office:value-type="currency" office:currency="GHC" office:value="33.9313609467456" calcext:value-type="currency">
            <text:p>₵33.93</text:p>
          </table:table-cell>
          <table:table-cell table:formula="of:=[.I65]*4" office:value-type="currency" office:currency="GHC" office:value="135.725443786982" calcext:value-type="currency">
            <text:p>₵135.73</text:p>
          </table:table-cell>
          <table:table-cell table:formula="of:=[.J65]/[.J$52]" office:value-type="percentage" office:value="2.15943088890366" calcext:value-type="percentage">
            <text:p>215.94%</text:p>
          </table:table-cell>
        </table:table-row>
        <table:table-row table:style-name="ro3">
          <table:table-cell office:value-type="float" office:value="1924" calcext:value-type="float">
            <text:p>1924</text:p>
          </table:table-cell>
          <table:table-cell table:number-columns-repeated="2"/>
          <table:table-cell table:formula="of:=240+(10*12)+1" office:value-type="float" office:value="361" calcext:value-type="float">
            <text:p>361</text:p>
          </table:table-cell>
          <table:table-cell table:formula="of:=[.B66]+([.C66]/20)+([.D66]/240)" office:value-type="currency" office:currency="GBP" office:value="1.50416666666667" calcext:value-type="currency">
            <text:p>£1.50</text:p>
          </table:table-cell>
          <table:table-cell office:value-type="float" office:value="51" calcext:value-type="float">
            <text:p>51</text:p>
          </table:table-cell>
          <table:table-cell table:style-name="ce12" table:formula="of:=[.E66]/[.F66]" office:value-type="currency" office:currency="GBP" office:value="0.0294934640522876" calcext:value-type="currency">
            <text:p>£0.03</text:p>
          </table:table-cell>
          <table:table-cell table:formula="of:=[.G66]*[$'Currency conversion'.F$2]" office:value-type="currency" office:currency="GHC" office:value="5.66274509803922" calcext:value-type="currency">
            <text:p>₵5.66</text:p>
          </table:table-cell>
          <table:table-cell table:formula="of:=[.H66]*6.4" office:value-type="currency" office:currency="GHC" office:value="36.241568627451" calcext:value-type="currency">
            <text:p>₵36.24</text:p>
          </table:table-cell>
          <table:table-cell table:formula="of:=[.I66]*4" office:value-type="currency" office:currency="GHC" office:value="144.966274509804" calcext:value-type="currency">
            <text:p>₵144.97</text:p>
          </table:table-cell>
          <table:table-cell table:formula="of:=[.J66]/[.J$52]" office:value-type="percentage" office:value="2.3064551663362" calcext:value-type="percentage">
            <text:p>230.65%</text:p>
          </table:table-cell>
        </table:table-row>
        <table:table-row table:style-name="ro3">
          <table:table-cell office:value-type="float" office:value="1925" calcext:value-type="float">
            <text:p>1925</text:p>
          </table:table-cell>
          <table:table-cell table:number-columns-repeated="2"/>
          <table:table-cell table:formula="of:=240+(11*12)+6" office:value-type="float" office:value="378" calcext:value-type="float">
            <text:p>378</text:p>
          </table:table-cell>
          <table:table-cell table:formula="of:=[.B67]+([.C67]/20)+([.D67]/240)" office:value-type="currency" office:currency="GBP" office:value="1.575" calcext:value-type="currency">
            <text:p>£1.58</text:p>
          </table:table-cell>
          <table:table-cell office:value-type="float" office:value="50.1" calcext:value-type="float">
            <text:p>50.1</text:p>
          </table:table-cell>
          <table:table-cell table:style-name="ce12" table:formula="of:=[.E67]/[.F67]" office:value-type="currency" office:currency="GBP" office:value="0.031437125748503" calcext:value-type="currency">
            <text:p>£0.03</text:p>
          </table:table-cell>
          <table:table-cell table:formula="of:=[.G67]*[$'Currency conversion'.F$2]" office:value-type="currency" office:currency="GHC" office:value="6.03592814371257" calcext:value-type="currency">
            <text:p>₵6.04</text:p>
          </table:table-cell>
          <table:table-cell table:formula="of:=[.H67]*6.4" office:value-type="currency" office:currency="GHC" office:value="38.6299401197605" calcext:value-type="currency">
            <text:p>₵38.63</text:p>
          </table:table-cell>
          <table:table-cell table:formula="of:=[.I67]*4" office:value-type="currency" office:currency="GHC" office:value="154.519760479042" calcext:value-type="currency">
            <text:p>₵154.52</text:p>
          </table:table-cell>
          <table:table-cell table:formula="of:=[.J67]/[.J$52]" office:value-type="percentage" office:value="2.45845387875934" calcext:value-type="percentage">
            <text:p>245.85%</text:p>
          </table:table-cell>
        </table:table-row>
        <table:table-row table:style-name="ro3">
          <table:table-cell office:value-type="float" office:value="1926" calcext:value-type="float">
            <text:p>1926</text:p>
          </table:table-cell>
          <table:table-cell table:number-columns-repeated="2"/>
          <table:table-cell table:formula="of:=240+(11*12)+8" office:value-type="float" office:value="380" calcext:value-type="float">
            <text:p>380</text:p>
          </table:table-cell>
          <table:table-cell table:formula="of:=[.B68]+([.C68]/20)+([.D68]/240)" office:value-type="currency" office:currency="GBP" office:value="1.58333333333333" calcext:value-type="currency">
            <text:p>£1.58</text:p>
          </table:table-cell>
          <table:table-cell office:value-type="float" office:value="49.9" calcext:value-type="float">
            <text:p>49.9</text:p>
          </table:table-cell>
          <table:table-cell table:style-name="ce12" table:formula="of:=[.E68]/[.F68]" office:value-type="currency" office:currency="GBP" office:value="0.0317301269205077" calcext:value-type="currency">
            <text:p>£0.03</text:p>
          </table:table-cell>
          <table:table-cell table:formula="of:=[.G68]*[$'Currency conversion'.F$2]" office:value-type="currency" office:currency="GHC" office:value="6.09218436873748" calcext:value-type="currency">
            <text:p>₵6.09</text:p>
          </table:table-cell>
          <table:table-cell table:formula="of:=[.H68]*6.4" office:value-type="currency" office:currency="GHC" office:value="38.9899799599198" calcext:value-type="currency">
            <text:p>₵38.99</text:p>
          </table:table-cell>
          <table:table-cell table:formula="of:=[.I68]*4" office:value-type="currency" office:currency="GHC" office:value="155.959919839679" calcext:value-type="currency">
            <text:p>₵155.96</text:p>
          </table:table-cell>
          <table:table-cell table:formula="of:=[.J68]/[.J$52]" office:value-type="percentage" office:value="2.4813672288397" calcext:value-type="percentage">
            <text:p>248.14%</text:p>
          </table:table-cell>
        </table:table-row>
        <table:table-row table:style-name="ro3">
          <table:table-cell office:value-type="float" office:value="1927" calcext:value-type="float">
            <text:p>1927</text:p>
          </table:table-cell>
          <table:table-cell table:number-columns-repeated="2"/>
          <table:table-cell table:formula="of:=240+(11*12)+8" office:value-type="float" office:value="380" calcext:value-type="float">
            <text:p>380</text:p>
          </table:table-cell>
          <table:table-cell table:formula="of:=[.B69]+([.C69]/20)+([.D69]/240)" office:value-type="currency" office:currency="GBP" office:value="1.58333333333333" calcext:value-type="currency">
            <text:p>£1.58</text:p>
          </table:table-cell>
          <table:table-cell office:value-type="float" office:value="50.2" calcext:value-type="float">
            <text:p>50.2</text:p>
          </table:table-cell>
          <table:table-cell table:style-name="ce12" table:formula="of:=[.E69]/[.F69]" office:value-type="currency" office:currency="GBP" office:value="0.0315405046480744" calcext:value-type="currency">
            <text:p>£0.03</text:p>
          </table:table-cell>
          <table:table-cell table:formula="of:=[.G69]*[$'Currency conversion'.F$2]" office:value-type="currency" office:currency="GHC" office:value="6.05577689243028" calcext:value-type="currency">
            <text:p>₵6.06</text:p>
          </table:table-cell>
          <table:table-cell table:formula="of:=[.H69]*6.4" office:value-type="currency" office:currency="GHC" office:value="38.7569721115538" calcext:value-type="currency">
            <text:p>₵38.76</text:p>
          </table:table-cell>
          <table:table-cell table:formula="of:=[.I69]*4" office:value-type="currency" office:currency="GHC" office:value="155.027888446215" calcext:value-type="currency">
            <text:p>₵155.03</text:p>
          </table:table-cell>
          <table:table-cell table:formula="of:=[.J69]/[.J$52]" office:value-type="percentage" office:value="2.46653834101795" calcext:value-type="percentage">
            <text:p>246.65%</text:p>
          </table:table-cell>
        </table:table-row>
        <table:table-row table:style-name="ro3">
          <table:table-cell office:value-type="float" office:value="1928" calcext:value-type="float">
            <text:p>1928</text:p>
          </table:table-cell>
          <table:table-cell table:number-columns-repeated="2"/>
          <table:table-cell table:formula="of:=240+(11*12)+8" office:value-type="float" office:value="380" calcext:value-type="float">
            <text:p>380</text:p>
          </table:table-cell>
          <table:table-cell table:formula="of:=[.B70]+([.C70]/20)+([.D70]/240)" office:value-type="currency" office:currency="GBP" office:value="1.58333333333333" calcext:value-type="currency">
            <text:p>£1.58</text:p>
          </table:table-cell>
          <table:table-cell office:value-type="float" office:value="50.2" calcext:value-type="float">
            <text:p>50.2</text:p>
          </table:table-cell>
          <table:table-cell table:style-name="ce12" table:formula="of:=[.E70]/[.F70]" office:value-type="currency" office:currency="GBP" office:value="0.0315405046480744" calcext:value-type="currency">
            <text:p>£0.03</text:p>
          </table:table-cell>
          <table:table-cell table:formula="of:=[.G70]*[$'Currency conversion'.F$2]" office:value-type="currency" office:currency="GHC" office:value="6.05577689243028" calcext:value-type="currency">
            <text:p>₵6.06</text:p>
          </table:table-cell>
          <table:table-cell table:formula="of:=[.H70]*6.4" office:value-type="currency" office:currency="GHC" office:value="38.7569721115538" calcext:value-type="currency">
            <text:p>₵38.76</text:p>
          </table:table-cell>
          <table:table-cell table:formula="of:=[.I70]*4" office:value-type="currency" office:currency="GHC" office:value="155.027888446215" calcext:value-type="currency">
            <text:p>₵155.03</text:p>
          </table:table-cell>
          <table:table-cell table:formula="of:=[.J70]/[.J$52]" office:value-type="percentage" office:value="2.46653834101795" calcext:value-type="percentage">
            <text:p>246.65%</text:p>
          </table:table-cell>
        </table:table-row>
        <table:table-row table:style-name="ro3">
          <table:table-cell office:value-type="float" office:value="1929" calcext:value-type="float">
            <text:p>1929</text:p>
          </table:table-cell>
          <table:table-cell table:number-columns-repeated="2"/>
          <table:table-cell table:formula="of:=240+(11*12)+8" office:value-type="float" office:value="380" calcext:value-type="float">
            <text:p>380</text:p>
          </table:table-cell>
          <table:table-cell table:formula="of:=[.B71]+([.C71]/20)+([.D71]/240)" office:value-type="currency" office:currency="GBP" office:value="1.58333333333333" calcext:value-type="currency">
            <text:p>£1.58</text:p>
          </table:table-cell>
          <table:table-cell office:value-type="float" office:value="50.6" calcext:value-type="float">
            <text:p>50.6</text:p>
          </table:table-cell>
          <table:table-cell table:style-name="ce12" table:formula="of:=[.E71]/[.F71]" office:value-type="currency" office:currency="GBP" office:value="0.0312911725955204" calcext:value-type="currency">
            <text:p>£0.03</text:p>
          </table:table-cell>
          <table:table-cell table:formula="of:=[.G71]*[$'Currency conversion'.F$2]" office:value-type="currency" office:currency="GHC" office:value="6.00790513833992" calcext:value-type="currency">
            <text:p>₵6.01</text:p>
          </table:table-cell>
          <table:table-cell table:formula="of:=[.H71]*6.4" office:value-type="currency" office:currency="GHC" office:value="38.4505928853755" calcext:value-type="currency">
            <text:p>₵38.45</text:p>
          </table:table-cell>
          <table:table-cell table:formula="of:=[.I71]*4" office:value-type="currency" office:currency="GHC" office:value="153.802371541502" calcext:value-type="currency">
            <text:p>₵153.80</text:p>
          </table:table-cell>
          <table:table-cell table:formula="of:=[.J71]/[.J$52]" office:value-type="percentage" office:value="2.44704001421148" calcext:value-type="percentage">
            <text:p>244.70%</text:p>
          </table:table-cell>
        </table:table-row>
        <table:table-row table:style-name="ro3">
          <table:table-cell office:value-type="float" office:value="1930" calcext:value-type="float">
            <text:p>1930</text:p>
          </table:table-cell>
          <table:table-cell table:number-columns-repeated="2"/>
          <table:table-cell table:formula="of:=240+(11*12)+7.5" office:value-type="float" office:value="379.5" calcext:value-type="float">
            <text:p>379.5</text:p>
          </table:table-cell>
          <table:table-cell table:formula="of:=[.B72]+([.C72]/20)+([.D72]/240)" office:value-type="currency" office:currency="GBP" office:value="1.58125" calcext:value-type="currency">
            <text:p>£1.58</text:p>
          </table:table-cell>
          <table:table-cell office:value-type="float" office:value="50.4" calcext:value-type="float">
            <text:p>50.4</text:p>
          </table:table-cell>
          <table:table-cell table:style-name="ce12" table:formula="of:=[.E72]/[.F72]" office:value-type="currency" office:currency="GBP" office:value="0.0313740079365079" calcext:value-type="currency">
            <text:p>£0.03</text:p>
          </table:table-cell>
          <table:table-cell table:formula="of:=[.G72]*[$'Currency conversion'.F$2]" office:value-type="currency" office:currency="GHC" office:value="6.02380952380952" calcext:value-type="currency">
            <text:p>₵6.02</text:p>
          </table:table-cell>
          <table:table-cell table:formula="of:=[.H72]*6.4" office:value-type="currency" office:currency="GHC" office:value="38.552380952381" calcext:value-type="currency">
            <text:p>₵38.55</text:p>
          </table:table-cell>
          <table:table-cell table:formula="of:=[.I72]*4" office:value-type="currency" office:currency="GHC" office:value="154.209523809524" calcext:value-type="currency">
            <text:p>₵154.21</text:p>
          </table:table-cell>
          <table:table-cell table:formula="of:=[.J72]/[.J$52]" office:value-type="percentage" office:value="2.45351792402354" calcext:value-type="percentage">
            <text:p>245.35%</text:p>
          </table:table-cell>
        </table:table-row>
        <table:table-row table:style-name="ro3">
          <table:table-cell office:value-type="float" office:value="1931" calcext:value-type="float">
            <text:p>1931</text:p>
          </table:table-cell>
          <table:table-cell table:number-columns-repeated="2"/>
          <table:table-cell table:formula="of:=240+(11*12)+3" office:value-type="float" office:value="375" calcext:value-type="float">
            <text:p>375</text:p>
          </table:table-cell>
          <table:table-cell table:formula="of:=[.B73]+([.C73]/20)+([.D73]/240)" office:value-type="currency" office:currency="GBP" office:value="1.5625" calcext:value-type="currency">
            <text:p>£1.56</text:p>
          </table:table-cell>
          <table:table-cell office:value-type="float" office:value="51" calcext:value-type="float">
            <text:p>51</text:p>
          </table:table-cell>
          <table:table-cell table:style-name="ce12" table:formula="of:=[.E73]/[.F73]" office:value-type="currency" office:currency="GBP" office:value="0.0306372549019608" calcext:value-type="currency">
            <text:p>£0.03</text:p>
          </table:table-cell>
          <table:table-cell table:formula="of:=[.G73]*[$'Currency conversion'.F$2]" office:value-type="currency" office:currency="GHC" office:value="5.88235294117647" calcext:value-type="currency">
            <text:p>₵5.88</text:p>
          </table:table-cell>
          <table:table-cell table:formula="of:=[.H73]*6.4" office:value-type="currency" office:currency="GHC" office:value="37.6470588235294" calcext:value-type="currency">
            <text:p>₵37.65</text:p>
          </table:table-cell>
          <table:table-cell table:formula="of:=[.I73]*4" office:value-type="currency" office:currency="GHC" office:value="150.588235294118" calcext:value-type="currency">
            <text:p>₵150.59</text:p>
          </table:table-cell>
          <table:table-cell table:formula="of:=[.J73]/[.J$52]" office:value-type="percentage" office:value="2.39590218109716" calcext:value-type="percentage">
            <text:p>239.59%</text:p>
          </table:table-cell>
        </table:table-row>
        <table:table-row table:style-name="ro3">
          <table:table-cell office:value-type="float" office:value="1932" calcext:value-type="float">
            <text:p>1932</text:p>
          </table:table-cell>
          <table:table-cell table:number-columns-repeated="2"/>
          <table:table-cell table:formula="of:=240+(10*12)+9" office:value-type="float" office:value="369" calcext:value-type="float">
            <text:p>369</text:p>
          </table:table-cell>
          <table:table-cell table:formula="of:=[.B74]+([.C74]/20)+([.D74]/240)" office:value-type="currency" office:currency="GBP" office:value="1.5375" calcext:value-type="currency">
            <text:p>£1.54</text:p>
          </table:table-cell>
          <table:table-cell office:value-type="float" office:value="51.1" calcext:value-type="float">
            <text:p>51.1</text:p>
          </table:table-cell>
          <table:table-cell table:style-name="ce12" table:formula="of:=[.E74]/[.F74]" office:value-type="currency" office:currency="GBP" office:value="0.0300880626223092" calcext:value-type="currency">
            <text:p>£0.03</text:p>
          </table:table-cell>
          <table:table-cell table:formula="of:=[.G74]*[$'Currency conversion'.F$2]" office:value-type="currency" office:currency="GHC" office:value="5.77690802348337" calcext:value-type="currency">
            <text:p>₵5.78</text:p>
          </table:table-cell>
          <table:table-cell table:formula="of:=[.H74]*6.4" office:value-type="currency" office:currency="GHC" office:value="36.9722113502935" calcext:value-type="currency">
            <text:p>₵36.97</text:p>
          </table:table-cell>
          <table:table-cell table:formula="of:=[.I74]*4" office:value-type="currency" office:currency="GHC" office:value="147.888845401174" calcext:value-type="currency">
            <text:p>₵147.89</text:p>
          </table:table-cell>
          <table:table-cell table:formula="of:=[.J74]/[.J$52]" office:value-type="percentage" office:value="2.35295411068845" calcext:value-type="percentage">
            <text:p>235.30%</text:p>
          </table:table-cell>
        </table:table-row>
        <table:table-row table:style-name="ro3">
          <table:table-cell office:value-type="float" office:value="1933" calcext:value-type="float">
            <text:p>1933</text:p>
          </table:table-cell>
          <table:table-cell table:number-columns-repeated="2"/>
          <table:table-cell table:formula="of:=240+(10*12)+8" office:value-type="float" office:value="368" calcext:value-type="float">
            <text:p>368</text:p>
          </table:table-cell>
          <table:table-cell table:formula="of:=[.B75]+([.C75]/20)+([.D75]/240)" office:value-type="currency" office:currency="GBP" office:value="1.53333333333333" calcext:value-type="currency">
            <text:p>£1.53</text:p>
          </table:table-cell>
          <table:table-cell office:value-type="float" office:value="50.4" calcext:value-type="float">
            <text:p>50.4</text:p>
          </table:table-cell>
          <table:table-cell table:style-name="ce12" table:formula="of:=[.E75]/[.F75]" office:value-type="currency" office:currency="GBP" office:value="0.0304232804232804" calcext:value-type="currency">
            <text:p>£0.03</text:p>
          </table:table-cell>
          <table:table-cell table:formula="of:=[.G75]*[$'Currency conversion'.F$2]" office:value-type="currency" office:currency="GHC" office:value="5.84126984126984" calcext:value-type="currency">
            <text:p>₵5.84</text:p>
          </table:table-cell>
          <table:table-cell table:formula="of:=[.H75]*6.4" office:value-type="currency" office:currency="GHC" office:value="37.384126984127" calcext:value-type="currency">
            <text:p>₵37.38</text:p>
          </table:table-cell>
          <table:table-cell table:formula="of:=[.I75]*4" office:value-type="currency" office:currency="GHC" office:value="149.536507936508" calcext:value-type="currency">
            <text:p>₵149.54</text:p>
          </table:table-cell>
          <table:table-cell table:formula="of:=[.J75]/[.J$52]" office:value-type="percentage" office:value="2.37916889602283" calcext:value-type="percentage">
            <text:p>237.92%</text:p>
          </table:table-cell>
        </table:table-row>
        <table:table-row table:style-name="ro3">
          <table:table-cell office:value-type="float" office:value="1934" calcext:value-type="float">
            <text:p>1934</text:p>
          </table:table-cell>
          <table:table-cell table:number-columns-repeated="2"/>
          <table:table-cell table:formula="of:=240+(11*12)+5.5" office:value-type="float" office:value="377.5" calcext:value-type="float">
            <text:p>377.5</text:p>
          </table:table-cell>
          <table:table-cell table:formula="of:=[.B76]+([.C76]/20)+([.D76]/240)" office:value-type="currency" office:currency="GBP" office:value="1.57291666666667" calcext:value-type="currency">
            <text:p>£1.57</text:p>
          </table:table-cell>
          <table:table-cell office:value-type="float" office:value="50.1" calcext:value-type="float">
            <text:p>50.1</text:p>
          </table:table-cell>
          <table:table-cell table:style-name="ce12" table:formula="of:=[.E76]/[.F76]" office:value-type="currency" office:currency="GBP" office:value="0.0313955422488357" calcext:value-type="currency">
            <text:p>£0.03</text:p>
          </table:table-cell>
          <table:table-cell table:formula="of:=[.G76]*[$'Currency conversion'.F$2]" office:value-type="currency" office:currency="GHC" office:value="6.02794411177645" calcext:value-type="currency">
            <text:p>₵6.03</text:p>
          </table:table-cell>
          <table:table-cell table:formula="of:=[.H76]*6.4" office:value-type="currency" office:currency="GHC" office:value="38.5788423153693" calcext:value-type="currency">
            <text:p>₵38.58</text:p>
          </table:table-cell>
          <table:table-cell table:formula="of:=[.I76]*4" office:value-type="currency" office:currency="GHC" office:value="154.315369261477" calcext:value-type="currency">
            <text:p>₵154.32</text:p>
          </table:table-cell>
          <table:table-cell table:formula="of:=[.J76]/[.J$52]" office:value-type="percentage" office:value="2.45520195563928" calcext:value-type="percentage">
            <text:p>245.52%</text:p>
          </table:table-cell>
        </table:table-row>
        <table:table-row table:style-name="ro3">
          <table:table-cell office:value-type="float" office:value="1935" calcext:value-type="float">
            <text:p>1935</text:p>
          </table:table-cell>
          <table:table-cell table:number-columns-repeated="2"/>
          <table:table-cell table:formula="of:=240+(12*12)" office:value-type="float" office:value="384" calcext:value-type="float">
            <text:p>384</text:p>
          </table:table-cell>
          <table:table-cell table:formula="of:=[.B77]+([.C77]/20)+([.D77]/240)" office:value-type="currency" office:currency="GBP" office:value="1.6" calcext:value-type="currency">
            <text:p>£1.60</text:p>
          </table:table-cell>
          <table:table-cell office:value-type="float" office:value="50.6" calcext:value-type="float">
            <text:p>50.6</text:p>
          </table:table-cell>
          <table:table-cell table:style-name="ce12" table:formula="of:=[.E77]/[.F77]" office:value-type="currency" office:currency="GBP" office:value="0.0316205533596838" calcext:value-type="currency">
            <text:p>£0.03</text:p>
          </table:table-cell>
          <table:table-cell table:formula="of:=[.G77]*[$'Currency conversion'.F$2]" office:value-type="currency" office:currency="GHC" office:value="6.07114624505929" calcext:value-type="currency">
            <text:p>₵6.07</text:p>
          </table:table-cell>
          <table:table-cell table:formula="of:=[.H77]*6.4" office:value-type="currency" office:currency="GHC" office:value="38.8553359683794" calcext:value-type="currency">
            <text:p>₵38.86</text:p>
          </table:table-cell>
          <table:table-cell table:formula="of:=[.I77]*4" office:value-type="currency" office:currency="GHC" office:value="155.421343873518" calcext:value-type="currency">
            <text:p>₵155.42</text:p>
          </table:table-cell>
          <table:table-cell table:formula="of:=[.J77]/[.J$52]" office:value-type="percentage" office:value="2.47279833015055" calcext:value-type="percentage">
            <text:p>247.28%</text:p>
          </table:table-cell>
        </table:table-row>
        <table:table-row table:style-name="ro3">
          <table:table-cell office:value-type="float" office:value="1936" calcext:value-type="float">
            <text:p>1936</text:p>
          </table:table-cell>
          <table:table-cell table:number-columns-repeated="2"/>
          <table:table-cell table:formula="of:=240+(12*12)+9" office:value-type="float" office:value="393" calcext:value-type="float">
            <text:p>393</text:p>
          </table:table-cell>
          <table:table-cell table:formula="of:=[.B78]+([.C78]/20)+([.D78]/240)" office:value-type="currency" office:currency="GBP" office:value="1.6375" calcext:value-type="currency">
            <text:p>£1.64</text:p>
          </table:table-cell>
          <table:table-cell office:value-type="float" office:value="50.3" calcext:value-type="float">
            <text:p>50.3</text:p>
          </table:table-cell>
          <table:table-cell table:style-name="ce12" table:formula="of:=[.E78]/[.F78]" office:value-type="currency" office:currency="GBP" office:value="0.0325546719681909" calcext:value-type="currency">
            <text:p>£0.03</text:p>
          </table:table-cell>
          <table:table-cell table:formula="of:=[.G78]*[$'Currency conversion'.F$2]" office:value-type="currency" office:currency="GHC" office:value="6.25049701789264" calcext:value-type="currency">
            <text:p>₵6.25</text:p>
          </table:table-cell>
          <table:table-cell table:formula="of:=[.H78]*6.4" office:value-type="currency" office:currency="GHC" office:value="40.0031809145129" calcext:value-type="currency">
            <text:p>₵40.00</text:p>
          </table:table-cell>
          <table:table-cell table:formula="of:=[.I78]*4" office:value-type="currency" office:currency="GHC" office:value="160.012723658052" calcext:value-type="currency">
            <text:p>₵160.01</text:p>
          </table:table-cell>
          <table:table-cell table:formula="of:=[.J78]/[.J$52]" office:value-type="percentage" office:value="2.54584850447875" calcext:value-type="percentage">
            <text:p>254.58%</text:p>
          </table:table-cell>
        </table:table-row>
        <table:table-row table:style-name="ro3">
          <table:table-cell office:value-type="float" office:value="1937" calcext:value-type="float">
            <text:p>1937</text:p>
          </table:table-cell>
          <table:table-cell table:number-columns-repeated="2"/>
          <table:table-cell table:formula="of:=240+(14*12)+2" office:value-type="float" office:value="410" calcext:value-type="float">
            <text:p>410</text:p>
          </table:table-cell>
          <table:table-cell table:formula="of:=[.B79]+([.C79]/20)+([.D79]/240)" office:value-type="currency" office:currency="GBP" office:value="1.70833333333333" calcext:value-type="currency">
            <text:p>£1.71</text:p>
          </table:table-cell>
          <table:table-cell office:value-type="float" office:value="50.2" calcext:value-type="float">
            <text:p>50.2</text:p>
          </table:table-cell>
          <table:table-cell table:style-name="ce12" table:formula="of:=[.E79]/[.F79]" office:value-type="currency" office:currency="GBP" office:value="0.0340305444887118" calcext:value-type="currency">
            <text:p>£0.03</text:p>
          </table:table-cell>
          <table:table-cell table:formula="of:=[.G79]*[$'Currency conversion'.F$2]" office:value-type="currency" office:currency="GHC" office:value="6.53386454183267" calcext:value-type="currency">
            <text:p>₵6.53</text:p>
          </table:table-cell>
          <table:table-cell table:formula="of:=[.H79]*6.4" office:value-type="currency" office:currency="GHC" office:value="41.8167330677291" calcext:value-type="currency">
            <text:p>₵41.82</text:p>
          </table:table-cell>
          <table:table-cell table:formula="of:=[.I79]*4" office:value-type="currency" office:currency="GHC" office:value="167.266932270916" calcext:value-type="currency">
            <text:p>₵167.27</text:p>
          </table:table-cell>
          <table:table-cell table:formula="of:=[.J79]/[.J$52]" office:value-type="percentage" office:value="2.66126505215095" calcext:value-type="percentage">
            <text:p>266.13%</text:p>
          </table:table-cell>
        </table:table-row>
        <table:table-row table:style-name="ro3">
          <table:table-cell office:value-type="float" office:value="1938" calcext:value-type="float">
            <text:p>1938</text:p>
          </table:table-cell>
          <table:table-cell table:number-columns-repeated="2"/>
          <table:table-cell table:formula="of:=240+(14*12)+8" office:value-type="float" office:value="416" calcext:value-type="float">
            <text:p>416</text:p>
          </table:table-cell>
          <table:table-cell table:formula="of:=[.B80]+([.C80]/20)+([.D80]/240)" office:value-type="currency" office:currency="GBP" office:value="1.73333333333333" calcext:value-type="currency">
            <text:p>£1.73</text:p>
          </table:table-cell>
          <table:table-cell office:value-type="float" office:value="50.2" calcext:value-type="float">
            <text:p>50.2</text:p>
          </table:table-cell>
          <table:table-cell table:style-name="ce12" table:formula="of:=[.E80]/[.F80]" office:value-type="currency" office:currency="GBP" office:value="0.0345285524568393" calcext:value-type="currency">
            <text:p>£0.03</text:p>
          </table:table-cell>
          <table:table-cell table:formula="of:=[.G80]*[$'Currency conversion'.F$2]" office:value-type="currency" office:currency="GHC" office:value="6.62948207171315" calcext:value-type="currency">
            <text:p>₵6.63</text:p>
          </table:table-cell>
          <table:table-cell table:formula="of:=[.H80]*6.4" office:value-type="currency" office:currency="GHC" office:value="42.4286852589641" calcext:value-type="currency">
            <text:p>₵42.43</text:p>
          </table:table-cell>
          <table:table-cell table:formula="of:=[.I80]*4" office:value-type="currency" office:currency="GHC" office:value="169.714741035857" calcext:value-type="currency">
            <text:p>₵169.71</text:p>
          </table:table-cell>
          <table:table-cell table:formula="of:=[.J80]/[.J$52]" office:value-type="percentage" office:value="2.70021039437755" calcext:value-type="percentage">
            <text:p>270.02%</text:p>
          </table:table-cell>
        </table:table-row>
        <table:table-row table:style-name="ro3">
          <table:table-cell office:value-type="float" office:value="1939" calcext:value-type="float">
            <text:p>1939</text:p>
          </table:table-cell>
          <table:table-cell table:number-columns-repeated="2"/>
          <table:table-cell table:formula="of:=240+(19*12)+5.5" office:value-type="float" office:value="473.5" calcext:value-type="float">
            <text:p>473.5</text:p>
          </table:table-cell>
          <table:table-cell table:formula="of:=[.B81]+([.C81]/20)+([.D81]/240)" office:value-type="currency" office:currency="GBP" office:value="1.97291666666667" calcext:value-type="currency">
            <text:p>£1.97</text:p>
          </table:table-cell>
          <table:table-cell office:value-type="float" office:value="50.2" calcext:value-type="float">
            <text:p>50.2</text:p>
          </table:table-cell>
          <table:table-cell table:style-name="ce12" table:formula="of:=[.E81]/[.F81]" office:value-type="currency" office:currency="GBP" office:value="0.0393011288180611" calcext:value-type="currency">
            <text:p>£0.04</text:p>
          </table:table-cell>
          <table:table-cell table:formula="of:=[.G81]*[$'Currency conversion'.F$2]" office:value-type="currency" office:currency="GHC" office:value="7.54581673306773" calcext:value-type="currency">
            <text:p>₵7.55</text:p>
          </table:table-cell>
          <table:table-cell table:formula="of:=[.H81]*6.4" office:value-type="currency" office:currency="GHC" office:value="48.2932270916335" calcext:value-type="currency">
            <text:p>₵48.29</text:p>
          </table:table-cell>
          <table:table-cell table:formula="of:=[.I81]*4" office:value-type="currency" office:currency="GHC" office:value="193.172908366534" calcext:value-type="currency">
            <text:p>₵193.17</text:p>
          </table:table-cell>
          <table:table-cell table:formula="of:=[.J81]/[.J$52]" office:value-type="percentage" office:value="3.07343659071579" calcext:value-type="percentage">
            <text:p>307.34%</text:p>
          </table:table-cell>
        </table:table-row>
        <table:table-row table:style-name="ro3">
          <table:table-cell office:value-type="float" office:value="1940" calcext:value-type="float">
            <text:p>1940</text:p>
          </table:table-cell>
          <table:table-cell table:number-columns-repeated="2"/>
          <table:table-cell table:formula="of:=(240*2)+(8*12)+5" office:value-type="float" office:value="581" calcext:value-type="float">
            <text:p>581</text:p>
          </table:table-cell>
          <table:table-cell table:formula="of:=[.B82]+([.C82]/20)+([.D82]/240)" office:value-type="currency" office:currency="GBP" office:value="2.42083333333333" calcext:value-type="currency">
            <text:p>£2.42</text:p>
          </table:table-cell>
          <table:table-cell office:value-type="float" office:value="50.2" calcext:value-type="float">
            <text:p>50.2</text:p>
          </table:table-cell>
          <table:table-cell table:style-name="ce12" table:formula="of:=[.E82]/[.F82]" office:value-type="currency" office:currency="GBP" office:value="0.0482237715803453" calcext:value-type="currency">
            <text:p>£0.05</text:p>
          </table:table-cell>
          <table:table-cell table:formula="of:=[.G82]*[$'Currency conversion'.F$2]" office:value-type="currency" office:currency="GHC" office:value="9.25896414342629" calcext:value-type="currency">
            <text:p>₵9.26</text:p>
          </table:table-cell>
          <table:table-cell table:formula="of:=[.H82]*6.4" office:value-type="currency" office:currency="GHC" office:value="59.2573705179283" calcext:value-type="currency">
            <text:p>₵59.26</text:p>
          </table:table-cell>
          <table:table-cell table:formula="of:=[.I82]*4" office:value-type="currency" office:currency="GHC" office:value="237.029482071713" calcext:value-type="currency">
            <text:p>₵237.03</text:p>
          </table:table-cell>
          <table:table-cell table:formula="of:=[.J82]/[.J$52]" office:value-type="percentage" office:value="3.77120730560902" calcext:value-type="percentage">
            <text:p>377.12%</text:p>
          </table:table-cell>
        </table:table-row>
        <table:table-row table:style-name="ro3">
          <table:table-cell office:value-type="float" office:value="1941" calcext:value-type="float">
            <text:p>1941</text:p>
          </table:table-cell>
          <table:table-cell table:number-columns-repeated="2"/>
          <table:table-cell table:formula="of:=(240*2)+(17*12)+10" office:value-type="float" office:value="694" calcext:value-type="float">
            <text:p>694</text:p>
          </table:table-cell>
          <table:table-cell table:formula="of:=[.B83]+([.C83]/20)+([.D83]/240)" office:value-type="currency" office:currency="GBP" office:value="2.89166666666667" calcext:value-type="currency">
            <text:p>£2.89</text:p>
          </table:table-cell>
          <table:table-cell office:value-type="float" office:value="50.2" calcext:value-type="float">
            <text:p>50.2</text:p>
          </table:table-cell>
          <table:table-cell table:style-name="ce12" table:formula="of:=[.E83]/[.F83]" office:value-type="currency" office:currency="GBP" office:value="0.0576029216467463" calcext:value-type="currency">
            <text:p>£0.06</text:p>
          </table:table-cell>
          <table:table-cell table:formula="of:=[.G83]*[$'Currency conversion'.F$2]" office:value-type="currency" office:currency="GHC" office:value="11.0597609561753" calcext:value-type="currency">
            <text:p>₵11.06</text:p>
          </table:table-cell>
          <table:table-cell table:formula="of:=[.H83]*6.4" office:value-type="currency" office:currency="GHC" office:value="70.7824701195219" calcext:value-type="currency">
            <text:p>₵70.78</text:p>
          </table:table-cell>
          <table:table-cell table:formula="of:=[.I83]*4" office:value-type="currency" office:currency="GHC" office:value="283.129880478088" calcext:value-type="currency">
            <text:p>₵283.13</text:p>
          </table:table-cell>
          <table:table-cell table:formula="of:=[.J83]/[.J$52]" office:value-type="percentage" office:value="4.50467791754331" calcext:value-type="percentage">
            <text:p>450.47%</text:p>
          </table:table-cell>
        </table:table-row>
        <table:table-row table:style-name="ro3">
          <table:table-cell office:value-type="float" office:value="1942" calcext:value-type="float">
            <text:p>1942</text:p>
          </table:table-cell>
          <table:table-cell table:number-columns-repeated="2"/>
          <table:table-cell table:formula="of:=(240*3)+(0*12)+0" office:value-type="float" office:value="720" calcext:value-type="float">
            <text:p>720</text:p>
          </table:table-cell>
          <table:table-cell table:formula="of:=[.B84]+([.C84]/20)+([.D84]/240)" office:value-type="currency" office:currency="GBP" office:value="3" calcext:value-type="currency">
            <text:p>£3.00</text:p>
          </table:table-cell>
          <table:table-cell office:value-type="float" office:value="49.9" calcext:value-type="float">
            <text:p>49.9</text:p>
          </table:table-cell>
          <table:table-cell table:style-name="ce12" table:formula="of:=[.E84]/[.F84]" office:value-type="currency" office:currency="GBP" office:value="0.0601202404809619" calcext:value-type="currency">
            <text:p>£0.06</text:p>
          </table:table-cell>
          <table:table-cell table:formula="of:=[.G84]*[$'Currency conversion'.F$2]" office:value-type="currency" office:currency="GHC" office:value="11.5430861723447" calcext:value-type="currency">
            <text:p>₵11.54</text:p>
          </table:table-cell>
          <table:table-cell table:formula="of:=[.H84]*6.4" office:value-type="currency" office:currency="GHC" office:value="73.875751503006" calcext:value-type="currency">
            <text:p>₵73.88</text:p>
          </table:table-cell>
          <table:table-cell table:formula="of:=[.I84]*4" office:value-type="currency" office:currency="GHC" office:value="295.503006012024" calcext:value-type="currency">
            <text:p>₵295.50</text:p>
          </table:table-cell>
          <table:table-cell table:formula="of:=[.J84]/[.J$52]" office:value-type="percentage" office:value="4.70153790727523" calcext:value-type="percentage">
            <text:p>470.15%</text:p>
          </table:table-cell>
        </table:table-row>
        <table:table-row table:style-name="ro3">
          <table:table-cell office:value-type="float" office:value="1943" calcext:value-type="float">
            <text:p>1943</text:p>
          </table:table-cell>
          <table:table-cell table:number-columns-repeated="2"/>
          <table:table-cell table:formula="of:=(240*3)+(3*12)+11.5" office:value-type="float" office:value="767.5" calcext:value-type="float">
            <text:p>767.5</text:p>
          </table:table-cell>
          <table:table-cell table:formula="of:=[.B85]+([.C85]/20)+([.D85]/240)" office:value-type="currency" office:currency="GBP" office:value="3.19791666666667" calcext:value-type="currency">
            <text:p>£3.20</text:p>
          </table:table-cell>
          <table:table-cell office:value-type="float" office:value="49.4" calcext:value-type="float">
            <text:p>49.4</text:p>
          </table:table-cell>
          <table:table-cell table:style-name="ce12" table:formula="of:=[.E85]/[.F85]" office:value-type="currency" office:currency="GBP" office:value="0.0647351551956815" calcext:value-type="currency">
            <text:p>£0.06</text:p>
          </table:table-cell>
          <table:table-cell table:formula="of:=[.G85]*[$'Currency conversion'.F$2]" office:value-type="currency" office:currency="GHC" office:value="12.4291497975709" calcext:value-type="currency">
            <text:p>₵12.43</text:p>
          </table:table-cell>
          <table:table-cell table:formula="of:=[.H85]*6.4" office:value-type="currency" office:currency="GHC" office:value="79.5465587044535" calcext:value-type="currency">
            <text:p>₵79.55</text:p>
          </table:table-cell>
          <table:table-cell table:formula="of:=[.I85]*4" office:value-type="currency" office:currency="GHC" office:value="318.186234817814" calcext:value-type="currency">
            <text:p>₵318.19</text:p>
          </table:table-cell>
          <table:table-cell table:formula="of:=[.J85]/[.J$52]" office:value-type="percentage" office:value="5.06243460856116" calcext:value-type="percentage">
            <text:p>506.24%</text:p>
          </table:table-cell>
        </table:table-row>
        <table:table-row table:style-name="ro3">
          <table:table-cell office:value-type="float" office:value="1944" calcext:value-type="float">
            <text:p>1944</text:p>
          </table:table-cell>
          <table:table-cell table:number-columns-repeated="2"/>
          <table:table-cell table:formula="of:=(240*3)+(7*12)+10.5" office:value-type="float" office:value="814.5" calcext:value-type="float">
            <text:p>814.5</text:p>
          </table:table-cell>
          <table:table-cell table:formula="of:=[.B86]+([.C86]/20)+([.D86]/240)" office:value-type="currency" office:currency="GBP" office:value="3.39375" calcext:value-type="currency">
            <text:p>£3.39</text:p>
          </table:table-cell>
          <table:table-cell office:value-type="float" office:value="49.4" calcext:value-type="float">
            <text:p>49.4</text:p>
          </table:table-cell>
          <table:table-cell table:style-name="ce12" table:formula="of:=[.E86]/[.F86]" office:value-type="currency" office:currency="GBP" office:value="0.0686993927125506" calcext:value-type="currency">
            <text:p>£0.07</text:p>
          </table:table-cell>
          <table:table-cell table:formula="of:=[.G86]*[$'Currency conversion'.F$2]" office:value-type="currency" office:currency="GHC" office:value="13.1902834008097" calcext:value-type="currency">
            <text:p>₵13.19</text:p>
          </table:table-cell>
          <table:table-cell table:formula="of:=[.H86]*6.4" office:value-type="currency" office:currency="GHC" office:value="84.4178137651822" calcext:value-type="currency">
            <text:p>₵84.42</text:p>
          </table:table-cell>
          <table:table-cell table:formula="of:=[.I86]*4" office:value-type="currency" office:currency="GHC" office:value="337.671255060729" calcext:value-type="currency">
            <text:p>₵337.67</text:p>
          </table:table-cell>
          <table:table-cell table:formula="of:=[.J86]/[.J$52]" office:value-type="percentage" office:value="5.37244689077924" calcext:value-type="percentage">
            <text:p>537.24%</text:p>
          </table:table-cell>
        </table:table-row>
        <table:table-row table:style-name="ro3">
          <table:table-cell office:value-type="float" office:value="1945" calcext:value-type="float">
            <text:p>1945</text:p>
          </table:table-cell>
          <table:table-cell table:number-columns-repeated="2"/>
          <table:table-cell table:formula="of:=(240*3)+(12*12)+2" office:value-type="float" office:value="866" calcext:value-type="float">
            <text:p>866</text:p>
          </table:table-cell>
          <table:table-cell table:formula="of:=[.B87]+([.C87]/20)+([.D87]/240)" office:value-type="currency" office:currency="GBP" office:value="3.60833333333333" calcext:value-type="currency">
            <text:p>£3.61</text:p>
          </table:table-cell>
          <table:table-cell office:value-type="float" office:value="48.4" calcext:value-type="float">
            <text:p>48.4</text:p>
          </table:table-cell>
          <table:table-cell table:style-name="ce12" table:formula="of:=[.E87]/[.F87]" office:value-type="currency" office:currency="GBP" office:value="0.0745523415977961" calcext:value-type="currency">
            <text:p>£0.07</text:p>
          </table:table-cell>
          <table:table-cell table:formula="of:=[.G87]*[$'Currency conversion'.F$2]" office:value-type="currency" office:currency="GHC" office:value="14.3140495867769" calcext:value-type="currency">
            <text:p>₵14.31</text:p>
          </table:table-cell>
          <table:table-cell table:formula="of:=[.H87]*6.4" office:value-type="currency" office:currency="GHC" office:value="91.6099173553719" calcext:value-type="currency">
            <text:p>₵91.61</text:p>
          </table:table-cell>
          <table:table-cell table:formula="of:=[.I87]*4" office:value-type="currency" office:currency="GHC" office:value="366.439669421488" calcext:value-type="currency">
            <text:p>₵366.44</text:p>
          </table:table-cell>
          <table:table-cell table:formula="of:=[.J87]/[.J$52]" office:value-type="percentage" office:value="5.83016064629957" calcext:value-type="percentage">
            <text:p>583.02%</text:p>
          </table:table-cell>
        </table:table-row>
        <table:table-row table:style-name="ro3">
          <table:table-cell office:value-type="float" office:value="1946" calcext:value-type="float">
            <text:p>1946</text:p>
          </table:table-cell>
          <table:table-cell table:number-columns-repeated="2"/>
          <table:table-cell table:formula="of:=(240*4)+(0*12)+10" office:value-type="float" office:value="970" calcext:value-type="float">
            <text:p>970</text:p>
          </table:table-cell>
          <table:table-cell table:formula="of:=[.B88]+([.C88]/20)+([.D88]/240)" office:value-type="currency" office:currency="GBP" office:value="4.04166666666667" calcext:value-type="currency">
            <text:p>£4.04</text:p>
          </table:table-cell>
          <table:table-cell office:value-type="float" office:value="48" calcext:value-type="float">
            <text:p>48</text:p>
          </table:table-cell>
          <table:table-cell table:style-name="ce12" table:formula="of:=[.E88]/[.F88]" office:value-type="currency" office:currency="GBP" office:value="0.0842013888888889" calcext:value-type="currency">
            <text:p>£0.08</text:p>
          </table:table-cell>
          <table:table-cell table:formula="of:=[.G88]*[$'Currency conversion'.F$2]" office:value-type="currency" office:currency="GHC" office:value="16.1666666666667" calcext:value-type="currency">
            <text:p>₵16.17</text:p>
          </table:table-cell>
          <table:table-cell table:formula="of:=[.H88]*6.4" office:value-type="currency" office:currency="GHC" office:value="103.466666666667" calcext:value-type="currency">
            <text:p>₵103.47</text:p>
          </table:table-cell>
          <table:table-cell table:formula="of:=[.I88]*4" office:value-type="currency" office:currency="GHC" office:value="413.866666666667" calcext:value-type="currency">
            <text:p>₵413.87</text:p>
          </table:table-cell>
          <table:table-cell table:formula="of:=[.J88]/[.J$52]" office:value-type="percentage" office:value="6.58473782771536" calcext:value-type="percentage">
            <text:p>658.47%</text:p>
          </table:table-cell>
        </table:table-row>
        <table:table-row table:style-name="ro3">
          <table:table-cell office:value-type="float" office:value="1947" calcext:value-type="float">
            <text:p>1947</text:p>
          </table:table-cell>
          <table:table-cell table:number-columns-repeated="2"/>
          <table:table-cell table:formula="of:=(240*4)+(10*12)+0" office:value-type="float" office:value="1080" calcext:value-type="float">
            <text:p>1080</text:p>
          </table:table-cell>
          <table:table-cell table:formula="of:=[.B89]+([.C89]/20)+([.D89]/240)" office:value-type="currency" office:currency="GBP" office:value="4.5" calcext:value-type="currency">
            <text:p>£4.50</text:p>
          </table:table-cell>
          <table:table-cell office:value-type="float" office:value="48" calcext:value-type="float">
            <text:p>48</text:p>
          </table:table-cell>
          <table:table-cell table:style-name="ce12" table:formula="of:=[.E89]/[.F89]" office:value-type="currency" office:currency="GBP" office:value="0.09375" calcext:value-type="currency">
            <text:p>£0.09</text:p>
          </table:table-cell>
          <table:table-cell table:formula="of:=[.G89]*[$'Currency conversion'.F$2]" office:value-type="currency" office:currency="GHC" office:value="18" calcext:value-type="currency">
            <text:p>₵18.00</text:p>
          </table:table-cell>
          <table:table-cell table:formula="of:=[.H89]*6.4" office:value-type="currency" office:currency="GHC" office:value="115.2" calcext:value-type="currency">
            <text:p>₵115.20</text:p>
          </table:table-cell>
          <table:table-cell table:formula="of:=[.I89]*4" office:value-type="currency" office:currency="GHC" office:value="460.8" calcext:value-type="currency">
            <text:p>₵460.80</text:p>
          </table:table-cell>
          <table:table-cell table:formula="of:=[.J89]/[.J$52]" office:value-type="percentage" office:value="7.33146067415731" calcext:value-type="percentage">
            <text:p>733.15%</text:p>
          </table:table-cell>
        </table:table-row>
        <table:table-row table:style-name="ro3">
          <table:table-cell office:value-type="float" office:value="1948" calcext:value-type="float">
            <text:p>1948</text:p>
          </table:table-cell>
          <table:table-cell table:number-columns-repeated="2"/>
          <table:table-cell table:formula="of:=(240*4)+(12*12)+2.5" office:value-type="float" office:value="1106.5" calcext:value-type="float">
            <text:p>1106.5</text:p>
          </table:table-cell>
          <table:table-cell table:formula="of:=[.B90]+([.C90]/20)+([.D90]/240)" office:value-type="currency" office:currency="GBP" office:value="4.61041666666667" calcext:value-type="currency">
            <text:p>£4.61</text:p>
          </table:table-cell>
          <table:table-cell office:value-type="float" office:value="47.5" calcext:value-type="float">
            <text:p>47.5</text:p>
          </table:table-cell>
          <table:table-cell table:style-name="ce12" table:formula="of:=[.E90]/[.F90]" office:value-type="currency" office:currency="GBP" office:value="0.0970614035087719" calcext:value-type="currency">
            <text:p>£0.10</text:p>
          </table:table-cell>
          <table:table-cell table:formula="of:=[.G90]*[$'Currency conversion'.F$2]" office:value-type="currency" office:currency="GHC" office:value="18.6357894736842" calcext:value-type="currency">
            <text:p>₵18.64</text:p>
          </table:table-cell>
          <table:table-cell table:formula="of:=[.H90]*6.4" office:value-type="currency" office:currency="GHC" office:value="119.269052631579" calcext:value-type="currency">
            <text:p>₵119.27</text:p>
          </table:table-cell>
          <table:table-cell table:formula="of:=[.I90]*4" office:value-type="currency" office:currency="GHC" office:value="477.076210526316" calcext:value-type="currency">
            <text:p>₵477.08</text:p>
          </table:table-cell>
          <table:table-cell table:formula="of:=[.J90]/[.J$52]" office:value-type="percentage" office:value="7.59041986989947" calcext:value-type="percentage">
            <text:p>759.04%</text:p>
          </table:table-cell>
        </table:table-row>
        <table:table-row table:style-name="ro3">
          <table:table-cell office:value-type="float" office:value="1949" calcext:value-type="float">
            <text:p>1949</text:p>
          </table:table-cell>
          <table:table-cell table:number-columns-repeated="2"/>
          <table:table-cell table:formula="of:=(240*4)+(14*12)+0" office:value-type="float" office:value="1128" calcext:value-type="float">
            <text:p>1128</text:p>
          </table:table-cell>
          <table:table-cell table:formula="of:=[.B91]+([.C91]/20)+([.D91]/240)" office:value-type="currency" office:currency="GBP" office:value="4.7" calcext:value-type="currency">
            <text:p>£4.70</text:p>
          </table:table-cell>
          <table:table-cell office:value-type="float" office:value="47" calcext:value-type="float">
            <text:p>47</text:p>
          </table:table-cell>
          <table:table-cell table:style-name="ce12" table:formula="of:=[.E91]/[.F91]" office:value-type="currency" office:currency="GBP" office:value="0.1" calcext:value-type="currency">
            <text:p>£0.10</text:p>
          </table:table-cell>
          <table:table-cell table:formula="of:=[.G91]*[$'Currency conversion'.F$2]" office:value-type="currency" office:currency="GHC" office:value="19.2" calcext:value-type="currency">
            <text:p>₵19.20</text:p>
          </table:table-cell>
          <table:table-cell table:formula="of:=[.H91]*6.4" office:value-type="currency" office:currency="GHC" office:value="122.88" calcext:value-type="currency">
            <text:p>₵122.88</text:p>
          </table:table-cell>
          <table:table-cell table:formula="of:=[.I91]*4" office:value-type="currency" office:currency="GHC" office:value="491.52" calcext:value-type="currency">
            <text:p>₵491.52</text:p>
          </table:table-cell>
          <table:table-cell table:formula="of:=[.J91]/[.J$52]" office:value-type="percentage" office:value="7.82022471910113" calcext:value-type="percentage">
            <text:p>782.02%</text:p>
          </table:table-cell>
        </table:table-row>
        <table:table-row table:style-name="ro3">
          <table:table-cell office:value-type="float" office:value="1950" calcext:value-type="float">
            <text:p>1950</text:p>
          </table:table-cell>
          <table:table-cell table:number-columns-repeated="2"/>
          <table:table-cell table:formula="of:=(240*4)+(19*12)+4" office:value-type="float" office:value="1192" calcext:value-type="float">
            <text:p>1192</text:p>
          </table:table-cell>
          <table:table-cell table:formula="of:=[.B92]+([.C92]/20)+([.D92]/240)" office:value-type="currency" office:currency="GBP" office:value="4.96666666666667" calcext:value-type="currency">
            <text:p>£4.97</text:p>
          </table:table-cell>
          <table:table-cell office:value-type="float" office:value="47" calcext:value-type="float">
            <text:p>47</text:p>
          </table:table-cell>
          <table:table-cell table:style-name="ce12" table:formula="of:=[.E92]/[.F92]" office:value-type="currency" office:currency="GBP" office:value="0.105673758865248" calcext:value-type="currency">
            <text:p>£0.11</text:p>
          </table:table-cell>
          <table:table-cell table:formula="of:=[.G92]*[$'Currency conversion'.F$2]" office:value-type="currency" office:currency="GHC" office:value="20.2893617021277" calcext:value-type="currency">
            <text:p>₵20.29</text:p>
          </table:table-cell>
          <table:table-cell table:formula="of:=[.H92]*6.4" office:value-type="currency" office:currency="GHC" office:value="129.851914893617" calcext:value-type="currency">
            <text:p>₵129.85</text:p>
          </table:table-cell>
          <table:table-cell table:formula="of:=[.I92]*4" office:value-type="currency" office:currency="GHC" office:value="519.407659574468" calcext:value-type="currency">
            <text:p>₵519.41</text:p>
          </table:table-cell>
          <table:table-cell table:formula="of:=[.J92]/[.J$52]" office:value-type="percentage" office:value="8.26392541238346" calcext:value-type="percentage">
            <text:p>826.39%</text:p>
          </table:table-cell>
        </table:table-row>
        <table:table-row table:style-name="ro3">
          <table:table-cell office:value-type="float" office:value="1951" calcext:value-type="float">
            <text:p>1951</text:p>
          </table:table-cell>
          <table:table-cell table:number-columns-repeated="2"/>
          <table:table-cell table:formula="of:=(240*5)+(8*12)+1.5" office:value-type="float" office:value="1297.5" calcext:value-type="float">
            <text:p>1297.5</text:p>
          </table:table-cell>
          <table:table-cell table:formula="of:=[.B93]+([.C93]/20)+([.D93]/240)" office:value-type="currency" office:currency="GBP" office:value="5.40625" calcext:value-type="currency">
            <text:p>£5.41</text:p>
          </table:table-cell>
          <table:table-cell office:value-type="float" office:value="47" calcext:value-type="float">
            <text:p>47</text:p>
          </table:table-cell>
          <table:table-cell table:style-name="ce12" table:formula="of:=[.E93]/[.F93]" office:value-type="currency" office:currency="GBP" office:value="0.115026595744681" calcext:value-type="currency">
            <text:p>£0.12</text:p>
          </table:table-cell>
          <table:table-cell table:formula="of:=[.G93]*[$'Currency conversion'.F$2]" office:value-type="currency" office:currency="GHC" office:value="22.0851063829787" calcext:value-type="currency">
            <text:p>₵22.09</text:p>
          </table:table-cell>
          <table:table-cell table:formula="of:=[.H93]*6.4" office:value-type="currency" office:currency="GHC" office:value="141.344680851064" calcext:value-type="currency">
            <text:p>₵141.34</text:p>
          </table:table-cell>
          <table:table-cell table:formula="of:=[.I93]*4" office:value-type="currency" office:currency="GHC" office:value="565.378723404255" calcext:value-type="currency">
            <text:p>₵565.38</text:p>
          </table:table-cell>
          <table:table-cell table:formula="of:=[.J93]/[.J$52]" office:value-type="percentage" office:value="8.99533827396605" calcext:value-type="percentage">
            <text:p>899.53%</text:p>
          </table:table-cell>
        </table:table-row>
        <table:table-row table:style-name="ro3">
          <table:table-cell office:value-type="float" office:value="1952" calcext:value-type="float">
            <text:p>1952</text:p>
          </table:table-cell>
          <table:table-cell table:number-columns-repeated="2"/>
          <table:table-cell table:formula="of:=(240*5)+(13*12)+9.5" office:value-type="float" office:value="1365.5" calcext:value-type="float">
            <text:p>1365.5</text:p>
          </table:table-cell>
          <table:table-cell table:formula="of:=[.B94]+([.C94]/20)+([.D94]/240)" office:value-type="currency" office:currency="GBP" office:value="5.68958333333333" calcext:value-type="currency">
            <text:p>£5.69</text:p>
          </table:table-cell>
          <table:table-cell office:value-type="float" office:value="47" calcext:value-type="float">
            <text:p>47</text:p>
          </table:table-cell>
          <table:table-cell table:style-name="ce12" table:formula="of:=[.E94]/[.F94]" office:value-type="currency" office:currency="GBP" office:value="0.121054964539007" calcext:value-type="currency">
            <text:p>£0.12</text:p>
          </table:table-cell>
          <table:table-cell table:formula="of:=[.G94]*[$'Currency conversion'.F$2]" office:value-type="currency" office:currency="GHC" office:value="23.2425531914894" calcext:value-type="currency">
            <text:p>₵23.24</text:p>
          </table:table-cell>
          <table:table-cell table:formula="of:=[.H94]*6.4" office:value-type="currency" office:currency="GHC" office:value="148.752340425532" calcext:value-type="currency">
            <text:p>₵148.75</text:p>
          </table:table-cell>
          <table:table-cell table:formula="of:=[.I94]*4" office:value-type="currency" office:currency="GHC" office:value="595.009361702128" calcext:value-type="currency">
            <text:p>₵595.01</text:p>
          </table:table-cell>
          <table:table-cell table:formula="of:=[.J94]/[.J$52]" office:value-type="percentage" office:value="9.46677026057853" calcext:value-type="percentage">
            <text:p>946.68%</text:p>
          </table:table-cell>
        </table:table-row>
        <table:table-row table:style-name="ro3">
          <table:table-cell office:value-type="float" office:value="1953" calcext:value-type="float">
            <text:p>1953</text:p>
          </table:table-cell>
          <table:table-cell table:number-columns-repeated="2"/>
          <table:table-cell table:formula="of:=(240*6)+(0*12)+0" office:value-type="float" office:value="1440" calcext:value-type="float">
            <text:p>1440</text:p>
          </table:table-cell>
          <table:table-cell table:formula="of:=[.B95]+([.C95]/20)+([.D95]/240)" office:value-type="currency" office:currency="GBP" office:value="6" calcext:value-type="currency">
            <text:p>£6.00</text:p>
          </table:table-cell>
          <table:table-cell office:value-type="float" office:value="47" calcext:value-type="float">
            <text:p>47</text:p>
          </table:table-cell>
          <table:table-cell table:style-name="ce12" table:formula="of:=[.E95]/[.F95]" office:value-type="currency" office:currency="GBP" office:value="0.127659574468085" calcext:value-type="currency">
            <text:p>£0.13</text:p>
          </table:table-cell>
          <table:table-cell table:formula="of:=[.G95]*[$'Currency conversion'.F$2]" office:value-type="currency" office:currency="GHC" office:value="24.5106382978723" calcext:value-type="currency">
            <text:p>₵24.51</text:p>
          </table:table-cell>
          <table:table-cell table:formula="of:=[.H95]*6.4" office:value-type="currency" office:currency="GHC" office:value="156.868085106383" calcext:value-type="currency">
            <text:p>₵156.87</text:p>
          </table:table-cell>
          <table:table-cell table:formula="of:=[.I95]*4" office:value-type="currency" office:currency="GHC" office:value="627.472340425532" calcext:value-type="currency">
            <text:p>₵627.47</text:p>
          </table:table-cell>
          <table:table-cell table:formula="of:=[.J95]/[.J$52]" office:value-type="percentage" office:value="9.9832655988525" calcext:value-type="percentage">
            <text:p>998.33%</text:p>
          </table:table-cell>
        </table:table-row>
        <table:table-row table:style-name="ro3">
          <table:table-cell office:value-type="float" office:value="1954" calcext:value-type="float">
            <text:p>1954</text:p>
          </table:table-cell>
          <table:table-cell table:number-columns-repeated="2"/>
          <table:table-cell table:formula="of:=(240*6)+(4*12)+10" office:value-type="float" office:value="1498" calcext:value-type="float">
            <text:p>1498</text:p>
          </table:table-cell>
          <table:table-cell table:formula="of:=[.B96]+([.C96]/20)+([.D96]/240)" office:value-type="currency" office:currency="GBP" office:value="6.24166666666667" calcext:value-type="currency">
            <text:p>£6.24</text:p>
          </table:table-cell>
          <table:table-cell office:value-type="float" office:value="47" calcext:value-type="float">
            <text:p>47</text:p>
          </table:table-cell>
          <table:table-cell table:style-name="ce12" table:formula="of:=[.E96]/[.F96]" office:value-type="currency" office:currency="GBP" office:value="0.132801418439716" calcext:value-type="currency">
            <text:p>£0.13</text:p>
          </table:table-cell>
          <table:table-cell table:formula="of:=[.G96]*[$'Currency conversion'.F$2]" office:value-type="currency" office:currency="GHC" office:value="25.4978723404255" calcext:value-type="currency">
            <text:p>₵25.50</text:p>
          </table:table-cell>
          <table:table-cell table:formula="of:=[.H96]*6.4" office:value-type="currency" office:currency="GHC" office:value="163.186382978723" calcext:value-type="currency">
            <text:p>₵163.19</text:p>
          </table:table-cell>
          <table:table-cell table:formula="of:=[.I96]*4" office:value-type="currency" office:currency="GHC" office:value="652.745531914894" calcext:value-type="currency">
            <text:p>₵652.75</text:p>
          </table:table-cell>
          <table:table-cell table:formula="of:=[.J96]/[.J$52]" office:value-type="percentage" office:value="10.3853693521396" calcext:value-type="percentage">
            <text:p>1038.54%</text:p>
          </table:table-cell>
        </table:table-row>
        <table:table-row table:style-name="ro3">
          <table:table-cell office:value-type="float" office:value="1955" calcext:value-type="float">
            <text:p>1955</text:p>
          </table:table-cell>
          <table:table-cell table:number-columns-repeated="2"/>
          <table:table-cell table:formula="of:=(240*6)+(12*12)+8" office:value-type="float" office:value="1592" calcext:value-type="float">
            <text:p>1592</text:p>
          </table:table-cell>
          <table:table-cell table:formula="of:=[.B97]+([.C97]/20)+([.D97]/240)" office:value-type="currency" office:currency="GBP" office:value="6.63333333333333" calcext:value-type="currency">
            <text:p>£6.63</text:p>
          </table:table-cell>
          <table:table-cell office:value-type="float" office:value="47" calcext:value-type="float">
            <text:p>47</text:p>
          </table:table-cell>
          <table:table-cell table:style-name="ce12" table:formula="of:=[.E97]/[.F97]" office:value-type="currency" office:currency="GBP" office:value="0.14113475177305" calcext:value-type="currency">
            <text:p>£0.14</text:p>
          </table:table-cell>
          <table:table-cell table:formula="of:=[.G97]*[$'Currency conversion'.F$2]" office:value-type="currency" office:currency="GHC" office:value="27.0978723404255" calcext:value-type="currency">
            <text:p>₵27.10</text:p>
          </table:table-cell>
          <table:table-cell table:formula="of:=[.H97]*6.4" office:value-type="currency" office:currency="GHC" office:value="173.426382978723" calcext:value-type="currency">
            <text:p>₵173.43</text:p>
          </table:table-cell>
          <table:table-cell table:formula="of:=[.I97]*4" office:value-type="currency" office:currency="GHC" office:value="693.705531914894" calcext:value-type="currency">
            <text:p>₵693.71</text:p>
          </table:table-cell>
          <table:table-cell table:formula="of:=[.J97]/[.J$52]" office:value-type="percentage" office:value="11.037054745398" calcext:value-type="percentage">
            <text:p>1103.71%</text:p>
          </table:table-cell>
        </table:table-row>
        <table:table-row table:style-name="ro3"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98]+([.C98]/20)+([.D98]/240)" office:value-type="currency" office:currency="GBP" office:value="7.05" calcext:value-type="currency">
            <text:p>£7.05</text:p>
          </table:table-cell>
          <table:table-cell office:value-type="float" office:value="47" calcext:value-type="float">
            <text:p>47</text:p>
          </table:table-cell>
          <table:table-cell table:style-name="ce12" table:formula="of:=[.E98]/[.F98]" office:value-type="currency" office:currency="GBP" office:value="0.15" calcext:value-type="currency">
            <text:p>£0.15</text:p>
          </table:table-cell>
          <table:table-cell table:formula="of:=[.G98]*[$'Currency conversion'.F$2]" office:value-type="currency" office:currency="GHC" office:value="28.8" calcext:value-type="currency">
            <text:p>₵28.80</text:p>
          </table:table-cell>
          <table:table-cell table:formula="of:=[.H98]*6.4" office:value-type="currency" office:currency="GHC" office:value="184.32" calcext:value-type="currency">
            <text:p>₵184.32</text:p>
          </table:table-cell>
          <table:table-cell table:formula="of:=[.I98]*4" office:value-type="currency" office:currency="GHC" office:value="737.28" calcext:value-type="currency">
            <text:p>₵737.28</text:p>
          </table:table-cell>
          <table:table-cell table:formula="of:=[.J98]/[.J$52]" office:value-type="percentage" office:value="11.7303370786517" calcext:value-type="percentage">
            <text:p>1173.03%</text:p>
          </table:table-cell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99]+([.C99]/20)+([.D99]/240)" office:value-type="currency" office:currency="GBP" office:value="7.46666666666667" calcext:value-type="currency">
            <text:p>£7.47</text:p>
          </table:table-cell>
          <table:table-cell office:value-type="float" office:value="47" calcext:value-type="float">
            <text:p>47</text:p>
          </table:table-cell>
          <table:table-cell table:style-name="ce12" table:formula="of:=[.E99]/[.F99]" office:value-type="currency" office:currency="GBP" office:value="0.15886524822695" calcext:value-type="currency">
            <text:p>£0.16</text:p>
          </table:table-cell>
          <table:table-cell table:formula="of:=[.G99]*[$'Currency conversion'.F$2]" office:value-type="currency" office:currency="GHC" office:value="30.5021276595745" calcext:value-type="currency">
            <text:p>₵30.50</text:p>
          </table:table-cell>
          <table:table-cell table:formula="of:=[.H99]*6.4" office:value-type="currency" office:currency="GHC" office:value="195.213617021277" calcext:value-type="currency">
            <text:p>₵195.21</text:p>
          </table:table-cell>
          <table:table-cell table:formula="of:=[.I99]*4" office:value-type="currency" office:currency="GHC" office:value="780.854468085106" calcext:value-type="currency">
            <text:p>₵780.85</text:p>
          </table:table-cell>
          <table:table-cell table:formula="of:=[.J99]/[.J$52]" office:value-type="percentage" office:value="12.4236194119053" calcext:value-type="percentage">
            <text:p>1242.36%</text:p>
          </table:table-cell>
        </table:table-row>
        <table:table-row table:style-name="ro3">
          <table:table-cell office:value-type="float" office:value="1958" calcext:value-type="float">
            <text:p>195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100]+([.C100]/20)+([.D100]/240)" office:value-type="currency" office:currency="GBP" office:value="7.77916666666667" calcext:value-type="currency">
            <text:p>£7.78</text:p>
          </table:table-cell>
          <table:table-cell office:value-type="float" office:value="47" calcext:value-type="float">
            <text:p>47</text:p>
          </table:table-cell>
          <table:table-cell table:style-name="ce12" table:formula="of:=[.E100]/[.F100]" office:value-type="currency" office:currency="GBP" office:value="0.165514184397163" calcext:value-type="currency">
            <text:p>£0.17</text:p>
          </table:table-cell>
          <table:table-cell table:formula="of:=[.G100]*[$'Currency conversion'.F$2]" office:value-type="currency" office:currency="GHC" office:value="31.7787234042553" calcext:value-type="currency">
            <text:p>₵31.78</text:p>
          </table:table-cell>
          <table:table-cell table:formula="of:=[.H100]*6.4" office:value-type="currency" office:currency="GHC" office:value="203.383829787234" calcext:value-type="currency">
            <text:p>₵203.38</text:p>
          </table:table-cell>
          <table:table-cell table:formula="of:=[.I100]*4" office:value-type="currency" office:currency="GHC" office:value="813.535319148936" calcext:value-type="currency">
            <text:p>₵813.54</text:p>
          </table:table-cell>
          <table:table-cell table:formula="of:=[.J100]/[.J$52]" office:value-type="percentage" office:value="12.9435811618456" calcext:value-type="percentage">
            <text:p>1294.36%</text:p>
          </table:table-cell>
        </table:table-row>
        <table:table-row table:style-name="ro3">
          <table:table-cell office:value-type="float" office:value="1959" calcext:value-type="float">
            <text:p>195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B101]+([.C101]/20)+([.D101]/240)" office:value-type="currency" office:currency="GBP" office:value="7.92083333333333" calcext:value-type="currency">
            <text:p>£7.92</text:p>
          </table:table-cell>
          <table:table-cell office:value-type="float" office:value="46.4" calcext:value-type="float">
            <text:p>46.4</text:p>
          </table:table-cell>
          <table:table-cell table:style-name="ce12" table:formula="of:=[.E101]/[.F101]" office:value-type="currency" office:currency="GBP" office:value="0.170707614942529" calcext:value-type="currency">
            <text:p>£0.17</text:p>
          </table:table-cell>
          <table:table-cell table:formula="of:=[.G101]*[$'Currency conversion'.F$2]" office:value-type="currency" office:currency="GHC" office:value="32.7758620689655" calcext:value-type="currency">
            <text:p>₵32.78</text:p>
          </table:table-cell>
          <table:table-cell table:formula="of:=[.H101]*6.4" office:value-type="currency" office:currency="GHC" office:value="209.765517241379" calcext:value-type="currency">
            <text:p>₵209.77</text:p>
          </table:table-cell>
          <table:table-cell table:formula="of:=[.I101]*4" office:value-type="currency" office:currency="GHC" office:value="839.062068965517" calcext:value-type="currency">
            <text:p>₵839.06</text:p>
          </table:table-cell>
          <table:table-cell table:formula="of:=[.J101]/[.J$52]" office:value-type="percentage" office:value="13.3497191011236" calcext:value-type="percentage">
            <text:p>1334.97%</text:p>
          </table:table-cell>
        </table:table-row>
        <table:table-row table:style-name="ro3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table:formula="of:=[.B102]+([.C102]/20)+([.D102]/240)" office:value-type="currency" office:currency="GBP" office:value="8.33541666666667" calcext:value-type="currency">
            <text:p>£8.34</text:p>
          </table:table-cell>
          <table:table-cell office:value-type="float" office:value="46" calcext:value-type="float">
            <text:p>46</text:p>
          </table:table-cell>
          <table:table-cell table:style-name="ce12" table:formula="of:=[.E102]/[.F102]" office:value-type="currency" office:currency="GBP" office:value="0.181204710144928" calcext:value-type="currency">
            <text:p>£0.18</text:p>
          </table:table-cell>
          <table:table-cell table:formula="of:=[.G102]*[$'Currency conversion'.F$2]" office:value-type="currency" office:currency="GHC" office:value="34.7913043478261" calcext:value-type="currency">
            <text:p>₵34.79</text:p>
          </table:table-cell>
          <table:table-cell table:formula="of:=[.H102]*6.4" office:value-type="currency" office:currency="GHC" office:value="222.664347826087" calcext:value-type="currency">
            <text:p>₵222.66</text:p>
          </table:table-cell>
          <table:table-cell table:formula="of:=[.I102]*4" office:value-type="currency" office:currency="GHC" office:value="890.657391304348" calcext:value-type="currency">
            <text:p>₵890.66</text:p>
          </table:table-cell>
          <table:table-cell table:formula="of:=[.J102]/[.J$52]" office:value-type="percentage" office:value="14.1706155349292" calcext:value-type="percentage">
            <text:p>1417.06%</text:p>
          </table:table-cell>
        </table:table-row>
        <table:table-row table:style-name="ro3">
          <table:table-cell office:value-type="float" office:value="1961" calcext:value-type="float">
            <text:p>196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03]+([.C103]/20)+([.D103]/240)" office:value-type="currency" office:currency="GBP" office:value="8.62916666666667" calcext:value-type="currency">
            <text:p>£8.63</text:p>
          </table:table-cell>
          <table:table-cell office:value-type="float" office:value="46" calcext:value-type="float">
            <text:p>46</text:p>
          </table:table-cell>
          <table:table-cell table:style-name="ce12" table:formula="of:=[.E103]/[.F103]" office:value-type="currency" office:currency="GBP" office:value="0.187590579710145" calcext:value-type="currency">
            <text:p>£0.19</text:p>
          </table:table-cell>
          <table:table-cell table:formula="of:=[.G103]*[$'Currency conversion'.F$2]" office:value-type="currency" office:currency="GHC" office:value="36.0173913043478" calcext:value-type="currency">
            <text:p>₵36.02</text:p>
          </table:table-cell>
          <table:table-cell table:formula="of:=[.H103]*6.4" office:value-type="currency" office:currency="GHC" office:value="230.511304347826" calcext:value-type="currency">
            <text:p>₵230.51</text:p>
          </table:table-cell>
          <table:table-cell table:formula="of:=[.I103]*4" office:value-type="currency" office:currency="GHC" office:value="922.045217391304" calcext:value-type="currency">
            <text:p>₵922.05</text:p>
          </table:table-cell>
          <table:table-cell table:formula="of:=[.J103]/[.J$52]" office:value-type="percentage" office:value="14.6700048851979" calcext:value-type="percentage">
            <text:p>1467.00%</text:p>
          </table:table-cell>
        </table:table-row>
        <table:table-row table:style-name="ro3">
          <table:table-cell office:value-type="float" office:value="1962" calcext:value-type="float">
            <text:p>19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104]+([.C104]/20)+([.D104]/240)" office:value-type="currency" office:currency="GBP" office:value="9.0875" calcext:value-type="currency">
            <text:p>£9.09</text:p>
          </table:table-cell>
          <table:table-cell office:value-type="float" office:value="46" calcext:value-type="float">
            <text:p>46</text:p>
          </table:table-cell>
          <table:table-cell table:style-name="ce12" table:formula="of:=[.E104]/[.F104]" office:value-type="currency" office:currency="GBP" office:value="0.197554347826087" calcext:value-type="currency">
            <text:p>£0.20</text:p>
          </table:table-cell>
          <table:table-cell table:formula="of:=[.G104]*[$'Currency conversion'.F$2]" office:value-type="currency" office:currency="GHC" office:value="37.9304347826087" calcext:value-type="currency">
            <text:p>₵37.93</text:p>
          </table:table-cell>
          <table:table-cell table:formula="of:=[.H104]*6.4" office:value-type="currency" office:currency="GHC" office:value="242.754782608696" calcext:value-type="currency">
            <text:p>₵242.75</text:p>
          </table:table-cell>
          <table:table-cell table:formula="of:=[.I104]*4" office:value-type="currency" office:currency="GHC" office:value="971.019130434783" calcext:value-type="currency">
            <text:p>₵971.02</text:p>
          </table:table-cell>
          <table:table-cell table:formula="of:=[.J104]/[.J$52]" office:value-type="percentage" office:value="15.4491939423547" calcext:value-type="percentage">
            <text:p>1544.92%</text:p>
          </table:table-cell>
        </table:table-row>
        <table:table-row table:style-name="ro3">
          <table:table-cell office:value-type="float" office:value="1963" calcext:value-type="float">
            <text:p>19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05]+([.C105]/20)+([.D105]/240)" office:value-type="currency" office:currency="GBP" office:value="9.45416666666667" calcext:value-type="currency">
            <text:p>£9.45</text:p>
          </table:table-cell>
          <table:table-cell office:value-type="float" office:value="45.1" calcext:value-type="float">
            <text:p>45.1</text:p>
          </table:table-cell>
          <table:table-cell table:style-name="ce12" table:formula="of:=[.E105]/[.F105]" office:value-type="currency" office:currency="GBP" office:value="0.209626755358463" calcext:value-type="currency">
            <text:p>£0.21</text:p>
          </table:table-cell>
          <table:table-cell table:formula="of:=[.G105]*[$'Currency conversion'.F$2]" office:value-type="currency" office:currency="GHC" office:value="40.2483370288248" calcext:value-type="currency">
            <text:p>₵40.25</text:p>
          </table:table-cell>
          <table:table-cell table:formula="of:=[.H105]*6.4" office:value-type="currency" office:currency="GHC" office:value="257.589356984479" calcext:value-type="currency">
            <text:p>₵257.59</text:p>
          </table:table-cell>
          <table:table-cell table:formula="of:=[.I105]*4" office:value-type="currency" office:currency="GHC" office:value="1030.35742793792" calcext:value-type="currency">
            <text:p>₵1,030.36</text:p>
          </table:table-cell>
          <table:table-cell table:formula="of:=[.J105]/[.J$52]" office:value-type="percentage" office:value="16.3932833403921" calcext:value-type="percentage">
            <text:p>1639.33%</text:p>
          </table:table-cell>
        </table:table-row>
        <table:table-row table:style-name="ro3">
          <table:table-cell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table:formula="of:=[.B106]+([.C106]/20)+([.D106]/240)" office:value-type="currency" office:currency="GBP" office:value="9.94375" calcext:value-type="currency">
            <text:p>£9.94</text:p>
          </table:table-cell>
          <table:table-cell office:value-type="float" office:value="45" calcext:value-type="float">
            <text:p>45</text:p>
          </table:table-cell>
          <table:table-cell table:style-name="ce12" table:formula="of:=[.E106]/[.F106]" office:value-type="currency" office:currency="GBP" office:value="0.220972222222222" calcext:value-type="currency">
            <text:p>£0.22</text:p>
          </table:table-cell>
          <table:table-cell table:formula="of:=[.G106]*[$'Currency conversion'.F$2]" office:value-type="currency" office:currency="GHC" office:value="42.4266666666667" calcext:value-type="currency">
            <text:p>₵42.43</text:p>
          </table:table-cell>
          <table:table-cell table:formula="of:=[.H106]*6.4" office:value-type="currency" office:currency="GHC" office:value="271.530666666667" calcext:value-type="currency">
            <text:p>₵271.53</text:p>
          </table:table-cell>
          <table:table-cell table:formula="of:=[.I106]*4" office:value-type="currency" office:currency="GHC" office:value="1086.12266666667" calcext:value-type="currency">
            <text:p>₵1,086.12</text:p>
          </table:table-cell>
          <table:table-cell table:formula="of:=[.J106]/[.J$52]" office:value-type="percentage" office:value="17.2805243445693" calcext:value-type="percentage">
            <text:p>1728.05%</text:p>
          </table:table-cell>
        </table:table-row>
        <table:table-row table:style-name="ro3"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.5</text:p>
          </table:table-cell>
          <table:table-cell table:formula="of:=[.B107]+([.C107]/20)+([.D107]/240)" office:value-type="currency" office:currency="GBP" office:value="10.3979166666667" calcext:value-type="currency">
            <text:p>£10.40</text:p>
          </table:table-cell>
          <table:table-cell office:value-type="float" office:value="44.3" calcext:value-type="float">
            <text:p>44.3</text:p>
          </table:table-cell>
          <table:table-cell table:style-name="ce12" table:formula="of:=[.E107]/[.F107]" office:value-type="currency" office:currency="GBP" office:value="0.234715951843491" calcext:value-type="currency">
            <text:p>£0.23</text:p>
          </table:table-cell>
          <table:table-cell table:formula="of:=[.G107]*[$'Currency conversion'.F$2]" office:value-type="currency" office:currency="GHC" office:value="45.0654627539503" calcext:value-type="currency">
            <text:p>₵45.07</text:p>
          </table:table-cell>
          <table:table-cell table:formula="of:=[.H107]*6.4" office:value-type="currency" office:currency="GHC" office:value="288.418961625282" calcext:value-type="currency">
            <text:p>₵288.42</text:p>
          </table:table-cell>
          <table:table-cell table:formula="of:=[.I107]*4" office:value-type="currency" office:currency="GHC" office:value="1153.67584650113" calcext:value-type="currency">
            <text:p>₵1,153.68</text:p>
          </table:table-cell>
          <table:table-cell table:formula="of:=[.J107]/[.J$52]" office:value-type="percentage" office:value="18.3553148857382" calcext:value-type="percentage">
            <text:p>1835.53%</text:p>
          </table:table-cell>
        </table:table-row>
        <table:table-row table:style-name="ro3">
          <table:table-cell office:value-type="float" office:value="1966" calcext:value-type="float">
            <text:p>196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B108]+([.C108]/20)+([.D108]/240)" office:value-type="currency" office:currency="GBP" office:value="10.6958333333333" calcext:value-type="currency">
            <text:p>£10.70</text:p>
          </table:table-cell>
          <table:table-cell office:value-type="float" office:value="44" calcext:value-type="float">
            <text:p>44</text:p>
          </table:table-cell>
          <table:table-cell table:style-name="ce12" table:formula="of:=[.E108]/[.F108]" office:value-type="currency" office:currency="GBP" office:value="0.243087121212121" calcext:value-type="currency">
            <text:p>£0.24</text:p>
          </table:table-cell>
          <table:table-cell table:formula="of:=[.G108]*[$'Currency conversion'.F$2]" office:value-type="currency" office:currency="GHC" office:value="46.6727272727273" calcext:value-type="currency">
            <text:p>₵46.67</text:p>
          </table:table-cell>
          <table:table-cell table:formula="of:=[.H108]*6.4" office:value-type="currency" office:currency="GHC" office:value="298.705454545454" calcext:value-type="currency">
            <text:p>₵298.71</text:p>
          </table:table-cell>
          <table:table-cell table:formula="of:=[.I108]*4" office:value-type="currency" office:currency="GHC" office:value="1194.82181818182" calcext:value-type="currency">
            <text:p>₵1,194.82</text:p>
          </table:table-cell>
          <table:table-cell table:formula="of:=[.J108]/[.J$52]" office:value-type="percentage" office:value="19.0099591419816" calcext:value-type="percentage">
            <text:p>1901.00%</text:p>
          </table:table-cell>
        </table:table-row>
        <table:table-row table:style-name="ro3"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09]+([.C109]/20)+([.D109]/240)" office:value-type="currency" office:currency="GBP" office:value="11.2916666666667" calcext:value-type="currency">
            <text:p>£11.29</text:p>
          </table:table-cell>
          <table:table-cell office:value-type="float" office:value="44" calcext:value-type="float">
            <text:p>44</text:p>
          </table:table-cell>
          <table:table-cell table:style-name="ce12" table:formula="of:=[.E109]/[.F109]" office:value-type="currency" office:currency="GBP" office:value="0.256628787878788" calcext:value-type="currency">
            <text:p>£0.26</text:p>
          </table:table-cell>
          <table:table-cell table:formula="of:=[.G109]*[$'Currency conversion'.F$2]" office:value-type="currency" office:currency="GHC" office:value="49.2727272727273" calcext:value-type="currency">
            <text:p>₵49.27</text:p>
          </table:table-cell>
          <table:table-cell table:formula="of:=[.H109]*6.4" office:value-type="currency" office:currency="GHC" office:value="315.345454545454" calcext:value-type="currency">
            <text:p>₵315.35</text:p>
          </table:table-cell>
          <table:table-cell table:formula="of:=[.I109]*4" office:value-type="currency" office:currency="GHC" office:value="1261.38181818182" calcext:value-type="currency">
            <text:p>₵1,261.38</text:p>
          </table:table-cell>
          <table:table-cell table:formula="of:=[.J109]/[.J$52]" office:value-type="percentage" office:value="20.0689479060266" calcext:value-type="percentage">
            <text:p>2006.89%</text:p>
          </table:table-cell>
        </table:table-row>
        <table:table-row table:style-name="ro3">
          <table:table-cell office:value-type="float" office:value="1968" calcext:value-type="float">
            <text:p>196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10]+([.C110]/20)+([.D110]/240)" office:value-type="currency" office:currency="GBP" office:value="11.55" calcext:value-type="currency">
            <text:p>£11.55</text:p>
          </table:table-cell>
          <table:table-cell office:value-type="float" office:value="44" calcext:value-type="float">
            <text:p>44</text:p>
          </table:table-cell>
          <table:table-cell table:style-name="ce12" table:formula="of:=[.E110]/[.F110]" office:value-type="currency" office:currency="GBP" office:value="0.2625" calcext:value-type="currency">
            <text:p>£0.26</text:p>
          </table:table-cell>
          <table:table-cell table:formula="of:=[.G110]*[$'Currency conversion'.F$2]" office:value-type="currency" office:currency="GHC" office:value="50.4" calcext:value-type="currency">
            <text:p>₵50.40</text:p>
          </table:table-cell>
          <table:table-cell table:formula="of:=[.H110]*6.4" office:value-type="currency" office:currency="GHC" office:value="322.56" calcext:value-type="currency">
            <text:p>₵322.56</text:p>
          </table:table-cell>
          <table:table-cell table:formula="of:=[.I110]*4" office:value-type="currency" office:currency="GHC" office:value="1290.24" calcext:value-type="currency">
            <text:p>₵1,290.24</text:p>
          </table:table-cell>
          <table:table-cell table:formula="of:=[.J110]/[.J$52]" office:value-type="percentage" office:value="20.5280898876405" calcext:value-type="percentage">
            <text:p>2052.81%</text:p>
          </table:table-cell>
        </table:table-row>
        <table:table-row table:style-name="ro3">
          <table:table-cell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11]+([.C111]/20)+([.D111]/240)" office:value-type="currency" office:currency="GBP" office:value="12.4" calcext:value-type="currency">
            <text:p>£12.40</text:p>
          </table:table-cell>
          <table:table-cell office:value-type="float" office:value="44" calcext:value-type="float">
            <text:p>44</text:p>
          </table:table-cell>
          <table:table-cell table:style-name="ce12" table:formula="of:=[.E111]/[.F111]" office:value-type="currency" office:currency="GBP" office:value="0.281818181818182" calcext:value-type="currency">
            <text:p>£0.28</text:p>
          </table:table-cell>
          <table:table-cell table:formula="of:=[.G111]*[$'Currency conversion'.F$2]" office:value-type="currency" office:currency="GHC" office:value="54.1090909090909" calcext:value-type="currency">
            <text:p>₵54.11</text:p>
          </table:table-cell>
          <table:table-cell table:formula="of:=[.H111]*6.4" office:value-type="currency" office:currency="GHC" office:value="346.298181818182" calcext:value-type="currency">
            <text:p>₵346.30</text:p>
          </table:table-cell>
          <table:table-cell table:formula="of:=[.I111]*4" office:value-type="currency" office:currency="GHC" office:value="1385.19272727273" calcext:value-type="currency">
            <text:p>₵1,385.19</text:p>
          </table:table-cell>
          <table:table-cell table:formula="of:=[.J111]/[.J$52]" office:value-type="percentage" office:value="22.0388151174668" calcext:value-type="percentage">
            <text:p>2203.88%</text:p>
          </table:table-cell>
        </table:table-row>
        <table:table-row table:style-name="ro3">
          <table:table-cell office:value-type="float" office:value="1970" calcext:value-type="float">
            <text:p>197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12]+([.C112]/20)+([.D112]/240)" office:value-type="currency" office:currency="GBP" office:value="13.15" calcext:value-type="currency">
            <text:p>£13.15</text:p>
          </table:table-cell>
          <table:table-cell office:value-type="float" office:value="43.1" calcext:value-type="float">
            <text:p>43.1</text:p>
          </table:table-cell>
          <table:table-cell table:style-name="ce12" table:formula="of:=[.E112]/[.F112]" office:value-type="currency" office:currency="GBP" office:value="0.305104408352668" calcext:value-type="currency">
            <text:p>£0.31</text:p>
          </table:table-cell>
          <table:table-cell table:formula="of:=[.G112]*[$'Currency conversion'.F$2]" office:value-type="currency" office:currency="GHC" office:value="58.5800464037123" calcext:value-type="currency">
            <text:p>₵58.58</text:p>
          </table:table-cell>
          <table:table-cell table:formula="of:=[.H112]*6.4" office:value-type="currency" office:currency="GHC" office:value="374.912296983759" calcext:value-type="currency">
            <text:p>₵374.91</text:p>
          </table:table-cell>
          <table:table-cell table:formula="of:=[.I112]*4" office:value-type="currency" office:currency="GHC" office:value="1499.64918793504" calcext:value-type="currency">
            <text:p>₵1,499.65</text:p>
          </table:table-cell>
          <table:table-cell table:formula="of:=[.J112]/[.J$52]" office:value-type="percentage" office:value="23.8598503610626" calcext:value-type="percentage">
            <text:p>2385.99%</text:p>
          </table:table-cell>
        </table:table-row>
        <table:table-row table:style-name="ro3">
          <table:table-cell office:value-type="float" office:value="1971" calcext:value-type="float">
            <text:p>197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13]+([.C113]/20)+([.D113]/240)" office:value-type="currency" office:currency="GBP" office:value="14.8041666666667" calcext:value-type="currency">
            <text:p>£14.80</text:p>
          </table:table-cell>
          <table:table-cell office:value-type="float" office:value="42" calcext:value-type="float">
            <text:p>42</text:p>
          </table:table-cell>
          <table:table-cell table:style-name="ce12" table:formula="of:=[.E113]/[.F113]" office:value-type="currency" office:currency="GBP" office:value="0.352480158730159" calcext:value-type="currency">
            <text:p>£0.35</text:p>
          </table:table-cell>
          <table:table-cell table:formula="of:=[.G113]*[$'Currency conversion'.F$2]" office:value-type="currency" office:currency="GHC" office:value="67.6761904761905" calcext:value-type="currency">
            <text:p>₵67.68</text:p>
          </table:table-cell>
          <table:table-cell table:formula="of:=[.H113]*6.4" office:value-type="currency" office:currency="GHC" office:value="433.127619047619" calcext:value-type="currency">
            <text:p>₵433.13</text:p>
          </table:table-cell>
          <table:table-cell table:formula="of:=[.I113]*4" office:value-type="currency" office:currency="GHC" office:value="1732.51047619048" calcext:value-type="currency">
            <text:p>₵1,732.51</text:p>
          </table:table-cell>
          <table:table-cell table:formula="of:=[.J113]/[.J$52]" office:value-type="percentage" office:value="27.5647405029428" calcext:value-type="percentage">
            <text:p>2756.47%</text:p>
          </table:table-cell>
        </table:table-row>
        <table:table-row table:style-name="ro3">
          <table:table-cell office:value-type="float" office:value="1972" calcext:value-type="float">
            <text:p>1972</text:p>
          </table:table-cell>
          <table:table-cell table:number-columns-repeated="3"/>
          <table:table-cell office:value-type="currency" office:currency="GBP" office:value="16.2" calcext:value-type="currency">
            <text:p>£16.20</text:p>
          </table:table-cell>
          <table:table-cell office:value-type="float" office:value="42" calcext:value-type="float">
            <text:p>42</text:p>
          </table:table-cell>
          <table:table-cell table:style-name="ce12" table:formula="of:=[.E114]/[.F114]" office:value-type="currency" office:currency="GBP" office:value="0.385714285714286" calcext:value-type="currency">
            <text:p>£0.39</text:p>
          </table:table-cell>
          <table:table-cell table:formula="of:=[.G114]*[$'Currency conversion'.F$2]" office:value-type="currency" office:currency="GHC" office:value="74.0571428571429" calcext:value-type="currency">
            <text:p>₵74.06</text:p>
          </table:table-cell>
          <table:table-cell table:formula="of:=[.H114]*6.4" office:value-type="currency" office:currency="GHC" office:value="473.965714285714" calcext:value-type="currency">
            <text:p>₵473.97</text:p>
          </table:table-cell>
          <table:table-cell table:formula="of:=[.I114]*4" office:value-type="currency" office:currency="GHC" office:value="1895.86285714286" calcext:value-type="currency">
            <text:p>₵1,895.86</text:p>
          </table:table-cell>
          <table:table-cell table:formula="of:=[.J114]/[.J$52]" office:value-type="percentage" office:value="30.1637239165329" calcext:value-type="percentage">
            <text:p>3016.37%</text:p>
          </table:table-cell>
        </table:table-row>
        <table:table-row table:style-name="ro3">
          <table:table-cell office:value-type="float" office:value="1973" calcext:value-type="float">
            <text:p>1973</text:p>
          </table:table-cell>
          <table:table-cell table:number-columns-repeated="3"/>
          <table:table-cell office:value-type="currency" office:currency="GBP" office:value="19.5" calcext:value-type="currency">
            <text:p>£19.50</text:p>
          </table:table-cell>
          <table:table-cell office:value-type="float" office:value="42" calcext:value-type="float">
            <text:p>42</text:p>
          </table:table-cell>
          <table:table-cell table:style-name="ce12" table:formula="of:=[.E115]/[.F115]" office:value-type="currency" office:currency="GBP" office:value="0.464285714285714" calcext:value-type="currency">
            <text:p>£0.46</text:p>
          </table:table-cell>
          <table:table-cell table:formula="of:=[.G115]*[$'Currency conversion'.F$2]" office:value-type="currency" office:currency="GHC" office:value="89.1428571428571" calcext:value-type="currency">
            <text:p>₵89.14</text:p>
          </table:table-cell>
          <table:table-cell table:formula="of:=[.H115]*6.4" office:value-type="currency" office:currency="GHC" office:value="570.514285714286" calcext:value-type="currency">
            <text:p>₵570.51</text:p>
          </table:table-cell>
          <table:table-cell table:formula="of:=[.I115]*4" office:value-type="currency" office:currency="GHC" office:value="2282.05714285714" calcext:value-type="currency">
            <text:p>₵2,282.06</text:p>
          </table:table-cell>
          <table:table-cell table:formula="of:=[.J115]/[.J$52]" office:value-type="percentage" office:value="36.3081861958266" calcext:value-type="percentage">
            <text:p>3630.82%</text:p>
          </table:table-cell>
        </table:table-row>
        <table:table-row table:style-name="ro3">
          <table:table-cell office:value-type="float" office:value="1974" calcext:value-type="float">
            <text:p>1974</text:p>
          </table:table-cell>
          <table:table-cell table:number-columns-repeated="3"/>
          <table:table-cell office:value-type="currency" office:currency="GBP" office:value="21.8" calcext:value-type="currency">
            <text:p>£21.80</text:p>
          </table:table-cell>
          <table:table-cell office:value-type="float" office:value="40.1" calcext:value-type="float">
            <text:p>40.1</text:p>
          </table:table-cell>
          <table:table-cell table:style-name="ce12" table:formula="of:=[.E116]/[.F116]" office:value-type="currency" office:currency="GBP" office:value="0.543640897755611" calcext:value-type="currency">
            <text:p>£0.54</text:p>
          </table:table-cell>
          <table:table-cell table:formula="of:=[.G116]*[$'Currency conversion'.F$2]" office:value-type="currency" office:currency="GHC" office:value="104.379052369077" calcext:value-type="currency">
            <text:p>₵104.38</text:p>
          </table:table-cell>
          <table:table-cell table:formula="of:=[.H116]*6.4" office:value-type="currency" office:currency="GHC" office:value="668.025935162095" calcext:value-type="currency">
            <text:p>₵668.03</text:p>
          </table:table-cell>
          <table:table-cell table:formula="of:=[.I116]*4" office:value-type="currency" office:currency="GHC" office:value="2672.10374064838" calcext:value-type="currency">
            <text:p>₵2,672.10</text:p>
          </table:table-cell>
          <table:table-cell table:formula="of:=[.J116]/[.J$52]" office:value-type="percentage" office:value="42.5139398694276" calcext:value-type="percentage">
            <text:p>4251.39%</text:p>
          </table:table-cell>
        </table:table-row>
        <table:table-row table:style-name="ro3">
          <table:table-cell office:value-type="float" office:value="1975" calcext:value-type="float">
            <text:p>1975</text:p>
          </table:table-cell>
          <table:table-cell table:number-columns-repeated="3"/>
          <table:table-cell office:value-type="currency" office:currency="GBP" office:value="28.5" calcext:value-type="currency">
            <text:p>£28.50</text:p>
          </table:table-cell>
          <table:table-cell office:value-type="float" office:value="40" calcext:value-type="float">
            <text:p>40</text:p>
          </table:table-cell>
          <table:table-cell table:style-name="ce12" table:formula="of:=[.E117]/[.F117]" office:value-type="currency" office:currency="GBP" office:value="0.7125" calcext:value-type="currency">
            <text:p>£0.71</text:p>
          </table:table-cell>
          <table:table-cell table:formula="of:=[.G117]*[$'Currency conversion'.F$2]" office:value-type="currency" office:currency="GHC" office:value="136.8" calcext:value-type="currency">
            <text:p>₵136.80</text:p>
          </table:table-cell>
          <table:table-cell table:formula="of:=[.H117]*6.4" office:value-type="currency" office:currency="GHC" office:value="875.52" calcext:value-type="currency">
            <text:p>₵875.52</text:p>
          </table:table-cell>
          <table:table-cell table:formula="of:=[.I117]*4" office:value-type="currency" office:currency="GHC" office:value="3502.08" calcext:value-type="currency">
            <text:p>₵3,502.08</text:p>
          </table:table-cell>
          <table:table-cell table:formula="of:=[.J117]/[.J$52]" office:value-type="percentage" office:value="55.7191011235955" calcext:value-type="percentage">
            <text:p>5571.91%</text:p>
          </table:table-cell>
        </table:table-row>
        <table:table-row table:style-name="ro3">
          <table:table-cell office:value-type="float" office:value="1976" calcext:value-type="float">
            <text:p>1976</text:p>
          </table:table-cell>
          <table:table-cell table:number-columns-repeated="3"/>
          <table:table-cell office:value-type="currency" office:currency="GBP" office:value="36.5" calcext:value-type="currency">
            <text:p>£36.50</text:p>
          </table:table-cell>
          <table:table-cell office:value-type="float" office:value="40" calcext:value-type="float">
            <text:p>40</text:p>
          </table:table-cell>
          <table:table-cell table:style-name="ce12" table:formula="of:=[.E118]/[.F118]" office:value-type="currency" office:currency="GBP" office:value="0.9125" calcext:value-type="currency">
            <text:p>£0.91</text:p>
          </table:table-cell>
          <table:table-cell table:formula="of:=[.G118]*[$'Currency conversion'.F$2]" office:value-type="currency" office:currency="GHC" office:value="175.2" calcext:value-type="currency">
            <text:p>₵175.20</text:p>
          </table:table-cell>
          <table:table-cell table:formula="of:=[.H118]*6.4" office:value-type="currency" office:currency="GHC" office:value="1121.28" calcext:value-type="currency">
            <text:p>₵1,121.28</text:p>
          </table:table-cell>
          <table:table-cell table:formula="of:=[.I118]*4" office:value-type="currency" office:currency="GHC" office:value="4485.12" calcext:value-type="currency">
            <text:p>₵4,485.12</text:p>
          </table:table-cell>
          <table:table-cell table:formula="of:=[.J118]/[.J$52]" office:value-type="percentage" office:value="71.3595505617978" calcext:value-type="percentage">
            <text:p>7135.96%</text:p>
          </table:table-cell>
        </table:table-row>
        <table:table-row table:style-name="ro3">
          <table:table-cell office:value-type="float" office:value="1977" calcext:value-type="float">
            <text:p>1977</text:p>
          </table:table-cell>
          <table:table-cell table:number-columns-repeated="3"/>
          <table:table-cell office:value-type="currency" office:currency="GBP" office:value="39" calcext:value-type="currency">
            <text:p>£39.00</text:p>
          </table:table-cell>
          <table:table-cell office:value-type="float" office:value="40" calcext:value-type="float">
            <text:p>40</text:p>
          </table:table-cell>
          <table:table-cell table:style-name="ce12" table:formula="of:=[.E119]/[.F119]" office:value-type="currency" office:currency="GBP" office:value="0.975" calcext:value-type="currency">
            <text:p>£0.98</text:p>
          </table:table-cell>
          <table:table-cell table:formula="of:=[.G119]*[$'Currency conversion'.F$2]" office:value-type="currency" office:currency="GHC" office:value="187.2" calcext:value-type="currency">
            <text:p>₵187.20</text:p>
          </table:table-cell>
          <table:table-cell table:formula="of:=[.H119]*6.4" office:value-type="currency" office:currency="GHC" office:value="1198.08" calcext:value-type="currency">
            <text:p>₵1,198.08</text:p>
          </table:table-cell>
          <table:table-cell table:formula="of:=[.I119]*4" office:value-type="currency" office:currency="GHC" office:value="4792.32" calcext:value-type="currency">
            <text:p>₵4,792.32</text:p>
          </table:table-cell>
          <table:table-cell table:formula="of:=[.J119]/[.J$52]" office:value-type="percentage" office:value="76.247191011236" calcext:value-type="percentage">
            <text:p>7624.72%</text:p>
          </table:table-cell>
        </table:table-row>
        <table:table-row table:style-name="ro3">
          <table:table-cell office:value-type="float" office:value="1978" calcext:value-type="float">
            <text:p>1978</text:p>
          </table:table-cell>
          <table:table-cell table:number-columns-repeated="3"/>
          <table:table-cell office:value-type="currency" office:currency="GBP" office:value="43" calcext:value-type="currency">
            <text:p>£43.00</text:p>
          </table:table-cell>
          <table:table-cell office:value-type="float" office:value="40" calcext:value-type="float">
            <text:p>40</text:p>
          </table:table-cell>
          <table:table-cell table:style-name="ce12" table:formula="of:=[.E120]/[.F120]" office:value-type="currency" office:currency="GBP" office:value="1.075" calcext:value-type="currency">
            <text:p>£1.08</text:p>
          </table:table-cell>
          <table:table-cell table:formula="of:=[.G120]*[$'Currency conversion'.F$2]" office:value-type="currency" office:currency="GHC" office:value="206.4" calcext:value-type="currency">
            <text:p>₵206.40</text:p>
          </table:table-cell>
          <table:table-cell table:formula="of:=[.H120]*6.4" office:value-type="currency" office:currency="GHC" office:value="1320.96" calcext:value-type="currency">
            <text:p>₵1,320.96</text:p>
          </table:table-cell>
          <table:table-cell table:formula="of:=[.I120]*4" office:value-type="currency" office:currency="GHC" office:value="5283.84" calcext:value-type="currency">
            <text:p>₵5,283.84</text:p>
          </table:table-cell>
          <table:table-cell table:formula="of:=[.J120]/[.J$52]" office:value-type="percentage" office:value="84.0674157303371" calcext:value-type="percentage">
            <text:p>8406.74%</text:p>
          </table:table-cell>
        </table:table-row>
        <table:table-row table:style-name="ro3">
          <table:table-cell office:value-type="float" office:value="1979" calcext:value-type="float">
            <text:p>1979</text:p>
          </table:table-cell>
          <table:table-cell table:number-columns-repeated="3"/>
          <table:table-cell office:value-type="currency" office:currency="GBP" office:value="48.5" calcext:value-type="currency">
            <text:p>£48.50</text:p>
          </table:table-cell>
          <table:table-cell office:value-type="float" office:value="40" calcext:value-type="float">
            <text:p>40</text:p>
          </table:table-cell>
          <table:table-cell table:style-name="ce12" table:formula="of:=[.E121]/[.F121]" office:value-type="currency" office:currency="GBP" office:value="1.2125" calcext:value-type="currency">
            <text:p>£1.21</text:p>
          </table:table-cell>
          <table:table-cell table:formula="of:=[.G121]*[$'Currency conversion'.F$2]" office:value-type="currency" office:currency="GHC" office:value="232.8" calcext:value-type="currency">
            <text:p>₵232.80</text:p>
          </table:table-cell>
          <table:table-cell table:formula="of:=[.H121]*6.4" office:value-type="currency" office:currency="GHC" office:value="1489.92" calcext:value-type="currency">
            <text:p>₵1,489.92</text:p>
          </table:table-cell>
          <table:table-cell table:formula="of:=[.I121]*4" office:value-type="currency" office:currency="GHC" office:value="5959.68" calcext:value-type="currency">
            <text:p>₵5,959.68</text:p>
          </table:table-cell>
          <table:table-cell table:formula="of:=[.J121]/[.J$52]" office:value-type="percentage" office:value="94.8202247191012" calcext:value-type="percentage">
            <text:p>9482.02%</text:p>
          </table:table-cell>
        </table:table-row>
        <table:table-row table:style-name="ro3">
          <table:table-cell office:value-type="float" office:value="1980" calcext:value-type="float">
            <text:p>1980</text:p>
          </table:table-cell>
          <table:table-cell table:number-columns-repeated="3"/>
          <table:table-cell office:value-type="currency" office:currency="GBP" office:value="58" calcext:value-type="currency">
            <text:p>£58.00</text:p>
          </table:table-cell>
          <table:table-cell office:value-type="float" office:value="40" calcext:value-type="float">
            <text:p>40</text:p>
          </table:table-cell>
          <table:table-cell table:style-name="ce12" table:formula="of:=[.E122]/[.F122]" office:value-type="currency" office:currency="GBP" office:value="1.45" calcext:value-type="currency">
            <text:p>£1.45</text:p>
          </table:table-cell>
          <table:table-cell table:formula="of:=[.G122]*[$'Currency conversion'.F$2]" office:value-type="currency" office:currency="GHC" office:value="278.4" calcext:value-type="currency">
            <text:p>₵278.40</text:p>
          </table:table-cell>
          <table:table-cell table:formula="of:=[.H122]*6.4" office:value-type="currency" office:currency="GHC" office:value="1781.76" calcext:value-type="currency">
            <text:p>₵1,781.76</text:p>
          </table:table-cell>
          <table:table-cell table:formula="of:=[.I122]*4" office:value-type="currency" office:currency="GHC" office:value="7127.04" calcext:value-type="currency">
            <text:p>₵7,127.04</text:p>
          </table:table-cell>
          <table:table-cell table:formula="of:=[.J122]/[.J$52]" office:value-type="percentage" office:value="113.393258426966" calcext:value-type="percentage">
            <text:p>11339.33%</text:p>
          </table:table-cell>
        </table:table-row>
        <table:table-row table:style-name="ro3" table:number-rows-repeated="104845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Wages (gen. lab.)" table:style-name="ta1">
        <office:forms form:automatic-focus="false" form:apply-design-mode="false"/>
        <table:table-column table:style-name="co86" table:default-cell-style-name="Default"/>
        <table:table-column table:style-name="co14" table:default-cell-style-name="ce31"/>
        <table:table-column table:style-name="co14" table:default-cell-style-name="Default"/>
        <table:table-column table:style-name="co96" table:default-cell-style-name="ce236"/>
        <table:table-row table:style-name="ro4">
          <table:table-cell table:style-name="ce230" office:value-type="string" calcext:value-type="string">
            <text:p>Year</text:p>
          </table:table-cell>
          <table:table-cell table:style-name="ce230" office:value-type="string" calcext:value-type="string">
            <text:p>Monthly rate</text:p>
          </table:table-cell>
          <table:table-cell table:style-name="ce108" office:value-type="string" calcext:value-type="string">
            <text:p>Proportion to agric. lab.</text:p>
          </table:table-cell>
          <table:table-cell table:style-name="ce230" office:value-type="string" calcext:value-type="string">
            <text:p>Cents</text:p>
          </table:table-cell>
        </table:table-row>
        <table:table-row table:style-name="ro3">
          <table:table-cell office:value-type="float" office:value="1850" calcext:value-type="float">
            <text:p>1850</text:p>
          </table:table-cell>
          <table:table-cell table:formula="of:=[$'Wages (agric. lab.)'.J2]*[.C2]" office:value-type="currency" office:currency="GHC" office:value="59.056551724138" calcext:value-type="currency">
            <text:p>₵59.06</text:p>
          </table:table-cell>
          <table:table-cell office:value-type="float" office:value="1.5" calcext:value-type="float">
            <text:p>1.5</text:p>
          </table:table-cell>
          <table:table-cell table:formula="of:=[.B2]*100" office:value-type="float" office:value="5905.6551724138" calcext:value-type="float">
            <text:p>5906</text:p>
          </table:table-cell>
        </table:table-row>
        <table:table-row table:style-name="ro3">
          <table:table-cell office:value-type="float" office:value="1851" calcext:value-type="float">
            <text:p>1851</text:p>
          </table:table-cell>
          <table:table-cell table:formula="of:=[$'Wages (agric. lab.)'.J3]*[.C3]" office:value-type="currency" office:currency="GHC" office:value="58.5268965517241" calcext:value-type="currency">
            <text:p>₵58.53</text:p>
          </table:table-cell>
          <table:table-cell table:formula="of:=[.C2]" office:value-type="float" office:value="1.5" calcext:value-type="float">
            <text:p>1.5</text:p>
          </table:table-cell>
          <table:table-cell table:formula="of:=[.B3]*100" office:value-type="float" office:value="5852.68965517241" calcext:value-type="float">
            <text:p>5853</text:p>
          </table:table-cell>
        </table:table-row>
        <table:table-row table:style-name="ro3">
          <table:table-cell office:value-type="float" office:value="1852" calcext:value-type="float">
            <text:p>1852</text:p>
          </table:table-cell>
          <table:table-cell table:formula="of:=[$'Wages (agric. lab.)'.J4]*[.C4]" office:value-type="currency" office:currency="GHC" office:value="58.791724137931" calcext:value-type="currency">
            <text:p>₵58.79</text:p>
          </table:table-cell>
          <table:table-cell table:formula="of:=[.C3]" office:value-type="float" office:value="1.5" calcext:value-type="float">
            <text:p>1.5</text:p>
          </table:table-cell>
          <table:table-cell table:formula="of:=[.B4]*100" office:value-type="float" office:value="5879.1724137931" calcext:value-type="float">
            <text:p>5879</text:p>
          </table:table-cell>
        </table:table-row>
        <table:table-row table:style-name="ro3">
          <table:table-cell office:value-type="float" office:value="1853" calcext:value-type="float">
            <text:p>1853</text:p>
          </table:table-cell>
          <table:table-cell table:formula="of:=[$'Wages (agric. lab.)'.J5]*[.C5]" office:value-type="currency" office:currency="GHC" office:value="63.0289655172414" calcext:value-type="currency">
            <text:p>₵63.03</text:p>
          </table:table-cell>
          <table:table-cell table:formula="of:=[.C4]" office:value-type="float" office:value="1.5" calcext:value-type="float">
            <text:p>1.5</text:p>
          </table:table-cell>
          <table:table-cell table:formula="of:=[.B5]*100" office:value-type="float" office:value="6302.89655172414" calcext:value-type="float">
            <text:p>6303</text:p>
          </table:table-cell>
        </table:table-row>
        <table:table-row table:style-name="ro3">
          <table:table-cell office:value-type="float" office:value="1854" calcext:value-type="float">
            <text:p>1854</text:p>
          </table:table-cell>
          <table:table-cell table:formula="of:=[$'Wages (agric. lab.)'.J6]*[.C6]" office:value-type="currency" office:currency="GHC" office:value="67.7958620689655" calcext:value-type="currency">
            <text:p>₵67.80</text:p>
          </table:table-cell>
          <table:table-cell table:formula="of:=[.C5]" office:value-type="float" office:value="1.5" calcext:value-type="float">
            <text:p>1.5</text:p>
          </table:table-cell>
          <table:table-cell table:formula="of:=[.B6]*100" office:value-type="float" office:value="6779.58620689655" calcext:value-type="float">
            <text:p>6780</text:p>
          </table:table-cell>
        </table:table-row>
        <table:table-row table:style-name="ro3">
          <table:table-cell office:value-type="float" office:value="1855" calcext:value-type="float">
            <text:p>1855</text:p>
          </table:table-cell>
          <table:table-cell table:formula="of:=[$'Wages (agric. lab.)'.J7]*[.C7]" office:value-type="currency" office:currency="GHC" office:value="69.6496551724138" calcext:value-type="currency">
            <text:p>₵69.65</text:p>
          </table:table-cell>
          <table:table-cell table:formula="of:=[.C6]" office:value-type="float" office:value="1.5" calcext:value-type="float">
            <text:p>1.5</text:p>
          </table:table-cell>
          <table:table-cell table:formula="of:=[.B7]*100" office:value-type="float" office:value="6964.96551724138" calcext:value-type="float">
            <text:p>6965</text:p>
          </table:table-cell>
        </table:table-row>
        <table:table-row table:style-name="ro3">
          <table:table-cell office:value-type="float" office:value="1856" calcext:value-type="float">
            <text:p>1856</text:p>
          </table:table-cell>
          <table:table-cell table:formula="of:=[$'Wages (agric. lab.)'.J8]*[.C8]" office:value-type="currency" office:currency="GHC" office:value="70.1793103448276" calcext:value-type="currency">
            <text:p>₵70.18</text:p>
          </table:table-cell>
          <table:table-cell table:formula="of:=[.C7]" office:value-type="float" office:value="1.5" calcext:value-type="float">
            <text:p>1.5</text:p>
          </table:table-cell>
          <table:table-cell table:formula="of:=[.B8]*100" office:value-type="float" office:value="7017.93103448276" calcext:value-type="float">
            <text:p>7018</text:p>
          </table:table-cell>
        </table:table-row>
        <table:table-row table:style-name="ro3">
          <table:table-cell office:value-type="float" office:value="1857" calcext:value-type="float">
            <text:p>1857</text:p>
          </table:table-cell>
          <table:table-cell table:formula="of:=[$'Wages (agric. lab.)'.J9]*[.C9]" office:value-type="currency" office:currency="GHC" office:value="69.6496551724138" calcext:value-type="currency">
            <text:p>₵69.65</text:p>
          </table:table-cell>
          <table:table-cell table:formula="of:=[.C8]" office:value-type="float" office:value="1.5" calcext:value-type="float">
            <text:p>1.5</text:p>
          </table:table-cell>
          <table:table-cell table:formula="of:=[.B9]*100" office:value-type="float" office:value="6964.96551724138" calcext:value-type="float">
            <text:p>6965</text:p>
          </table:table-cell>
        </table:table-row>
        <table:table-row table:style-name="ro3">
          <table:table-cell office:value-type="float" office:value="1858" calcext:value-type="float">
            <text:p>1858</text:p>
          </table:table-cell>
          <table:table-cell table:formula="of:=[$'Wages (agric. lab.)'.J10]*[.C10]" office:value-type="currency" office:currency="GHC" office:value="68.5903448275862" calcext:value-type="currency">
            <text:p>₵68.59</text:p>
          </table:table-cell>
          <table:table-cell table:formula="of:=[.C9]" office:value-type="float" office:value="1.5" calcext:value-type="float">
            <text:p>1.5</text:p>
          </table:table-cell>
          <table:table-cell table:formula="of:=[.B10]*100" office:value-type="float" office:value="6859.03448275862" calcext:value-type="float">
            <text:p>6859</text:p>
          </table:table-cell>
        </table:table-row>
        <table:table-row table:style-name="ro3">
          <table:table-cell office:value-type="float" office:value="1859" calcext:value-type="float">
            <text:p>1859</text:p>
          </table:table-cell>
          <table:table-cell table:formula="of:=[$'Wages (agric. lab.)'.J11]*[.C11]" office:value-type="currency" office:currency="GHC" office:value="68.0606896551724" calcext:value-type="currency">
            <text:p>₵68.06</text:p>
          </table:table-cell>
          <table:table-cell table:formula="of:=[.C10]" office:value-type="float" office:value="1.5" calcext:value-type="float">
            <text:p>1.5</text:p>
          </table:table-cell>
          <table:table-cell table:formula="of:=[.B11]*100" office:value-type="float" office:value="6806.06896551724" calcext:value-type="float">
            <text:p>6806</text:p>
          </table:table-cell>
        </table:table-row>
        <table:table-row table:style-name="ro3">
          <table:table-cell office:value-type="float" office:value="1860" calcext:value-type="float">
            <text:p>1860</text:p>
          </table:table-cell>
          <table:table-cell table:formula="of:=[$'Wages (agric. lab.)'.J12]*[.C12]" office:value-type="currency" office:currency="GHC" office:value="69.3848275862069" calcext:value-type="currency">
            <text:p>₵69.38</text:p>
          </table:table-cell>
          <table:table-cell table:formula="of:=[.C11]" office:value-type="float" office:value="1.5" calcext:value-type="float">
            <text:p>1.5</text:p>
          </table:table-cell>
          <table:table-cell table:formula="of:=[.B12]*100" office:value-type="float" office:value="6938.48275862069" calcext:value-type="float">
            <text:p>6938</text:p>
          </table:table-cell>
        </table:table-row>
        <table:table-row table:style-name="ro3">
          <table:table-cell office:value-type="float" office:value="1861" calcext:value-type="float">
            <text:p>1861</text:p>
          </table:table-cell>
          <table:table-cell table:formula="of:=[$'Wages (agric. lab.)'.J13]*[.C13]" office:value-type="currency" office:currency="GHC" office:value="70.4441379310345" calcext:value-type="currency">
            <text:p>₵70.44</text:p>
          </table:table-cell>
          <table:table-cell table:formula="of:=[.C12]" office:value-type="float" office:value="1.5" calcext:value-type="float">
            <text:p>1.5</text:p>
          </table:table-cell>
          <table:table-cell table:formula="of:=[.B13]*100" office:value-type="float" office:value="7044.41379310345" calcext:value-type="float">
            <text:p>7044</text:p>
          </table:table-cell>
        </table:table-row>
        <table:table-row table:style-name="ro3">
          <table:table-cell office:value-type="float" office:value="1862" calcext:value-type="float">
            <text:p>1862</text:p>
          </table:table-cell>
          <table:table-cell table:formula="of:=[$'Wages (agric. lab.)'.J14]*[.C14]" office:value-type="currency" office:currency="GHC" office:value="70.4441379310345" calcext:value-type="currency">
            <text:p>₵70.44</text:p>
          </table:table-cell>
          <table:table-cell table:formula="of:=[.C13]" office:value-type="float" office:value="1.5" calcext:value-type="float">
            <text:p>1.5</text:p>
          </table:table-cell>
          <table:table-cell table:formula="of:=[.B14]*100" office:value-type="float" office:value="7044.41379310345" calcext:value-type="float">
            <text:p>7044</text:p>
          </table:table-cell>
        </table:table-row>
        <table:table-row table:style-name="ro3">
          <table:table-cell office:value-type="float" office:value="1863" calcext:value-type="float">
            <text:p>1863</text:p>
          </table:table-cell>
          <table:table-cell table:formula="of:=[$'Wages (agric. lab.)'.J15]*[.C15]" office:value-type="currency" office:currency="GHC" office:value="69.9144827586207" calcext:value-type="currency">
            <text:p>₵69.91</text:p>
          </table:table-cell>
          <table:table-cell table:formula="of:=[.C14]" office:value-type="float" office:value="1.5" calcext:value-type="float">
            <text:p>1.5</text:p>
          </table:table-cell>
          <table:table-cell table:formula="of:=[.B15]*100" office:value-type="float" office:value="6991.44827586207" calcext:value-type="float">
            <text:p>6991</text:p>
          </table:table-cell>
        </table:table-row>
        <table:table-row table:style-name="ro3">
          <table:table-cell office:value-type="float" office:value="1864" calcext:value-type="float">
            <text:p>1864</text:p>
          </table:table-cell>
          <table:table-cell table:formula="of:=[$'Wages (agric. lab.)'.J16]*[.C16]" office:value-type="currency" office:currency="GHC" office:value="70.1793103448276" calcext:value-type="currency">
            <text:p>₵70.18</text:p>
          </table:table-cell>
          <table:table-cell table:formula="of:=[.C15]" office:value-type="float" office:value="1.5" calcext:value-type="float">
            <text:p>1.5</text:p>
          </table:table-cell>
          <table:table-cell table:formula="of:=[.B16]*100" office:value-type="float" office:value="7017.93103448276" calcext:value-type="float">
            <text:p>7018</text:p>
          </table:table-cell>
        </table:table-row>
        <table:table-row table:style-name="ro3">
          <table:table-cell office:value-type="float" office:value="1865" calcext:value-type="float">
            <text:p>1865</text:p>
          </table:table-cell>
          <table:table-cell table:formula="of:=[$'Wages (agric. lab.)'.J17]*[.C17]" office:value-type="currency" office:currency="GHC" office:value="71.5034482758621" calcext:value-type="currency">
            <text:p>₵71.50</text:p>
          </table:table-cell>
          <table:table-cell table:formula="of:=[.C16]" office:value-type="float" office:value="1.5" calcext:value-type="float">
            <text:p>1.5</text:p>
          </table:table-cell>
          <table:table-cell table:formula="of:=[.B17]*100" office:value-type="float" office:value="7150.34482758621" calcext:value-type="float">
            <text:p>7150</text:p>
          </table:table-cell>
        </table:table-row>
        <table:table-row table:style-name="ro3">
          <table:table-cell office:value-type="float" office:value="1866" calcext:value-type="float">
            <text:p>1866</text:p>
          </table:table-cell>
          <table:table-cell table:formula="of:=[$'Wages (agric. lab.)'.J18]*[.C18]" office:value-type="currency" office:currency="GHC" office:value="73.0924137931035" calcext:value-type="currency">
            <text:p>₵73.09</text:p>
          </table:table-cell>
          <table:table-cell table:formula="of:=[.C17]" office:value-type="float" office:value="1.5" calcext:value-type="float">
            <text:p>1.5</text:p>
          </table:table-cell>
          <table:table-cell table:formula="of:=[.B18]*100" office:value-type="float" office:value="7309.24137931035" calcext:value-type="float">
            <text:p>7309</text:p>
          </table:table-cell>
        </table:table-row>
        <table:table-row table:style-name="ro3">
          <table:table-cell office:value-type="float" office:value="1867" calcext:value-type="float">
            <text:p>1867</text:p>
          </table:table-cell>
          <table:table-cell table:formula="of:=[$'Wages (agric. lab.)'.J19]*[.C19]" office:value-type="currency" office:currency="GHC" office:value="75.7406896551724" calcext:value-type="currency">
            <text:p>₵75.74</text:p>
          </table:table-cell>
          <table:table-cell table:formula="of:=[.C18]" office:value-type="float" office:value="1.5" calcext:value-type="float">
            <text:p>1.5</text:p>
          </table:table-cell>
          <table:table-cell table:formula="of:=[.B19]*100" office:value-type="float" office:value="7574.06896551724" calcext:value-type="float">
            <text:p>7574</text:p>
          </table:table-cell>
        </table:table-row>
        <table:table-row table:style-name="ro3">
          <table:table-cell office:value-type="float" office:value="1868" calcext:value-type="float">
            <text:p>1868</text:p>
          </table:table-cell>
          <table:table-cell table:formula="of:=[$'Wages (agric. lab.)'.J20]*[.C20]" office:value-type="currency" office:currency="GHC" office:value="76.2703448275862" calcext:value-type="currency">
            <text:p>₵76.27</text:p>
          </table:table-cell>
          <table:table-cell table:formula="of:=[.C19]" office:value-type="float" office:value="1.5" calcext:value-type="float">
            <text:p>1.5</text:p>
          </table:table-cell>
          <table:table-cell table:formula="of:=[.B20]*100" office:value-type="float" office:value="7627.03448275862" calcext:value-type="float">
            <text:p>7627</text:p>
          </table:table-cell>
        </table:table-row>
        <table:table-row table:style-name="ro3">
          <table:table-cell office:value-type="float" office:value="1869" calcext:value-type="float">
            <text:p>1869</text:p>
          </table:table-cell>
          <table:table-cell table:formula="of:=[$'Wages (agric. lab.)'.J21]*[.C21]" office:value-type="currency" office:currency="GHC" office:value="74.4165517241379" calcext:value-type="currency">
            <text:p>₵74.42</text:p>
          </table:table-cell>
          <table:table-cell table:formula="of:=[.C20]" office:value-type="float" office:value="1.5" calcext:value-type="float">
            <text:p>1.5</text:p>
          </table:table-cell>
          <table:table-cell table:formula="of:=[.B21]*100" office:value-type="float" office:value="7441.65517241379" calcext:value-type="float">
            <text:p>7442</text:p>
          </table:table-cell>
        </table:table-row>
        <table:table-row table:style-name="ro3">
          <table:table-cell office:value-type="float" office:value="1870" calcext:value-type="float">
            <text:p>1870</text:p>
          </table:table-cell>
          <table:table-cell table:formula="of:=[$'Wages (agric. lab.)'.J22]*[.C22]" office:value-type="currency" office:currency="GHC" office:value="75.4758620689655" calcext:value-type="currency">
            <text:p>₵75.48</text:p>
          </table:table-cell>
          <table:table-cell table:formula="of:=[.C21]" office:value-type="float" office:value="1.5" calcext:value-type="float">
            <text:p>1.5</text:p>
          </table:table-cell>
          <table:table-cell table:formula="of:=[.B22]*100" office:value-type="float" office:value="7547.58620689655" calcext:value-type="float">
            <text:p>7548</text:p>
          </table:table-cell>
        </table:table-row>
        <table:table-row table:style-name="ro3">
          <table:table-cell office:value-type="float" office:value="1871" calcext:value-type="float">
            <text:p>1871</text:p>
          </table:table-cell>
          <table:table-cell table:formula="of:=[$'Wages (agric. lab.)'.J23]*[.C23]" office:value-type="currency" office:currency="GHC" office:value="76.8" calcext:value-type="currency">
            <text:p>₵76.80</text:p>
          </table:table-cell>
          <table:table-cell table:formula="of:=[.C22]" office:value-type="float" office:value="1.5" calcext:value-type="float">
            <text:p>1.5</text:p>
          </table:table-cell>
          <table:table-cell table:formula="of:=[.B23]*100" office:value-type="float" office:value="7680" calcext:value-type="float">
            <text:p>7680</text:p>
          </table:table-cell>
        </table:table-row>
        <table:table-row table:style-name="ro3">
          <table:table-cell office:value-type="float" office:value="1872" calcext:value-type="float">
            <text:p>1872</text:p>
          </table:table-cell>
          <table:table-cell table:formula="of:=[$'Wages (agric. lab.)'.J24]*[.C24]" office:value-type="currency" office:currency="GHC" office:value="118.907586206897" calcext:value-type="currency">
            <text:p>₵118.91</text:p>
          </table:table-cell>
          <table:table-cell table:formula="of:=[.C23]" office:value-type="float" office:value="1.5" calcext:value-type="float">
            <text:p>1.5</text:p>
          </table:table-cell>
          <table:table-cell table:formula="of:=[.B24]*100" office:value-type="float" office:value="11890.7586206897" calcext:value-type="float">
            <text:p>11891</text:p>
          </table:table-cell>
        </table:table-row>
        <table:table-row table:style-name="ro3">
          <table:table-cell office:value-type="float" office:value="1873" calcext:value-type="float">
            <text:p>1873</text:p>
          </table:table-cell>
          <table:table-cell table:formula="of:=[$'Wages (agric. lab.)'.J25]*[.C25]" office:value-type="currency" office:currency="GHC" office:value="84.7448275862069" calcext:value-type="currency">
            <text:p>₵84.74</text:p>
          </table:table-cell>
          <table:table-cell table:formula="of:=[.C24]" office:value-type="float" office:value="1.5" calcext:value-type="float">
            <text:p>1.5</text:p>
          </table:table-cell>
          <table:table-cell table:formula="of:=[.B25]*100" office:value-type="float" office:value="8474.48275862069" calcext:value-type="float">
            <text:p>8474</text:p>
          </table:table-cell>
        </table:table-row>
        <table:table-row table:style-name="ro3">
          <table:table-cell office:value-type="float" office:value="1874" calcext:value-type="float">
            <text:p>1874</text:p>
          </table:table-cell>
          <table:table-cell table:formula="of:=[$'Wages (agric. lab.)'.J26]*[.C26]" office:value-type="currency" office:currency="GHC" office:value="88.7172413793104" calcext:value-type="currency">
            <text:p>₵88.72</text:p>
          </table:table-cell>
          <table:table-cell table:formula="of:=[.C25]" office:value-type="float" office:value="1.5" calcext:value-type="float">
            <text:p>1.5</text:p>
          </table:table-cell>
          <table:table-cell table:formula="of:=[.B26]*100" office:value-type="float" office:value="8871.72413793104" calcext:value-type="float">
            <text:p>8872</text:p>
          </table:table-cell>
        </table:table-row>
        <table:table-row table:style-name="ro3">
          <table:table-cell office:value-type="float" office:value="1875" calcext:value-type="float">
            <text:p>1875</text:p>
          </table:table-cell>
          <table:table-cell table:formula="of:=[$'Wages (agric. lab.)'.J27]*[.C27]" office:value-type="currency" office:currency="GHC" office:value="88.9820689655173" calcext:value-type="currency">
            <text:p>₵88.98</text:p>
          </table:table-cell>
          <table:table-cell table:formula="of:=[.C26]" office:value-type="float" office:value="1.5" calcext:value-type="float">
            <text:p>1.5</text:p>
          </table:table-cell>
          <table:table-cell table:formula="of:=[.B27]*100" office:value-type="float" office:value="8898.20689655173" calcext:value-type="float">
            <text:p>8898</text:p>
          </table:table-cell>
        </table:table-row>
        <table:table-row table:style-name="ro3">
          <table:table-cell office:value-type="float" office:value="1876" calcext:value-type="float">
            <text:p>1876</text:p>
          </table:table-cell>
          <table:table-cell table:formula="of:=[$'Wages (agric. lab.)'.J28]*[.C28]" office:value-type="currency" office:currency="GHC" office:value="89.7765517241379" calcext:value-type="currency">
            <text:p>₵89.78</text:p>
          </table:table-cell>
          <table:table-cell table:formula="of:=[.C27]" office:value-type="float" office:value="1.5" calcext:value-type="float">
            <text:p>1.5</text:p>
          </table:table-cell>
          <table:table-cell table:formula="of:=[.B28]*100" office:value-type="float" office:value="8977.65517241379" calcext:value-type="float">
            <text:p>8978</text:p>
          </table:table-cell>
        </table:table-row>
        <table:table-row table:style-name="ro3">
          <table:table-cell office:value-type="float" office:value="1877" calcext:value-type="float">
            <text:p>1877</text:p>
          </table:table-cell>
          <table:table-cell table:formula="of:=[$'Wages (agric. lab.)'.J29]*[.C29]" office:value-type="currency" office:currency="GHC" office:value="89.7765517241379" calcext:value-type="currency">
            <text:p>₵89.78</text:p>
          </table:table-cell>
          <table:table-cell table:formula="of:=[.C28]" office:value-type="float" office:value="1.5" calcext:value-type="float">
            <text:p>1.5</text:p>
          </table:table-cell>
          <table:table-cell table:formula="of:=[.B29]*100" office:value-type="float" office:value="8977.65517241379" calcext:value-type="float">
            <text:p>8978</text:p>
          </table:table-cell>
        </table:table-row>
        <table:table-row table:style-name="ro3">
          <table:table-cell office:value-type="float" office:value="1878" calcext:value-type="float">
            <text:p>1878</text:p>
          </table:table-cell>
          <table:table-cell table:formula="of:=[$'Wages (agric. lab.)'.J30]*[.C30]" office:value-type="currency" office:currency="GHC" office:value="89.2468965517242" calcext:value-type="currency">
            <text:p>₵89.25</text:p>
          </table:table-cell>
          <table:table-cell table:formula="of:=[.C29]" office:value-type="float" office:value="1.5" calcext:value-type="float">
            <text:p>1.5</text:p>
          </table:table-cell>
          <table:table-cell table:formula="of:=[.B30]*100" office:value-type="float" office:value="8924.68965517242" calcext:value-type="float">
            <text:p>8925</text:p>
          </table:table-cell>
        </table:table-row>
        <table:table-row table:style-name="ro3">
          <table:table-cell office:value-type="float" office:value="1879" calcext:value-type="float">
            <text:p>1879</text:p>
          </table:table-cell>
          <table:table-cell table:formula="of:=[$'Wages (agric. lab.)'.J31]*[.C31]" office:value-type="currency" office:currency="GHC" office:value="87.128275862069" calcext:value-type="currency">
            <text:p>₵87.13</text:p>
          </table:table-cell>
          <table:table-cell table:formula="of:=[.C30]" office:value-type="float" office:value="1.5" calcext:value-type="float">
            <text:p>1.5</text:p>
          </table:table-cell>
          <table:table-cell table:formula="of:=[.B31]*100" office:value-type="float" office:value="8712.8275862069" calcext:value-type="float">
            <text:p>8713</text:p>
          </table:table-cell>
        </table:table-row>
        <table:table-row table:style-name="ro3">
          <table:table-cell office:value-type="float" office:value="1880" calcext:value-type="float">
            <text:p>1880</text:p>
          </table:table-cell>
          <table:table-cell table:formula="of:=[$'Wages (agric. lab.)'.J32]*[.C32]" office:value-type="currency" office:currency="GHC" office:value="86.5986206896552" calcext:value-type="currency">
            <text:p>₵86.60</text:p>
          </table:table-cell>
          <table:table-cell table:formula="of:=[.C31]" office:value-type="float" office:value="1.5" calcext:value-type="float">
            <text:p>1.5</text:p>
          </table:table-cell>
          <table:table-cell table:formula="of:=[.B32]*100" office:value-type="float" office:value="8659.86206896552" calcext:value-type="float">
            <text:p>8660</text:p>
          </table:table-cell>
        </table:table-row>
        <table:table-row table:style-name="ro3">
          <table:table-cell office:value-type="float" office:value="1881" calcext:value-type="float">
            <text:p>1881</text:p>
          </table:table-cell>
          <table:table-cell table:formula="of:=[$'Wages (agric. lab.)'.J33]*[.C33]" office:value-type="currency" office:currency="GHC" office:value="86.5986206896552" calcext:value-type="currency">
            <text:p>₵86.60</text:p>
          </table:table-cell>
          <table:table-cell table:formula="of:=[.C32]" office:value-type="float" office:value="1.5" calcext:value-type="float">
            <text:p>1.5</text:p>
          </table:table-cell>
          <table:table-cell table:formula="of:=[.B33]*100" office:value-type="float" office:value="8659.86206896552" calcext:value-type="float">
            <text:p>8660</text:p>
          </table:table-cell>
        </table:table-row>
        <table:table-row table:style-name="ro3">
          <table:table-cell office:value-type="float" office:value="1882" calcext:value-type="float">
            <text:p>1882</text:p>
          </table:table-cell>
          <table:table-cell table:formula="of:=[$'Wages (agric. lab.)'.J34]*[.C34]" office:value-type="currency" office:currency="GHC" office:value="86.5986206896552" calcext:value-type="currency">
            <text:p>₵86.60</text:p>
          </table:table-cell>
          <table:table-cell table:formula="of:=[.C33]" office:value-type="float" office:value="1.5" calcext:value-type="float">
            <text:p>1.5</text:p>
          </table:table-cell>
          <table:table-cell table:formula="of:=[.B34]*100" office:value-type="float" office:value="8659.86206896552" calcext:value-type="float">
            <text:p>8660</text:p>
          </table:table-cell>
        </table:table-row>
        <table:table-row table:style-name="ro3">
          <table:table-cell office:value-type="float" office:value="1883" calcext:value-type="float">
            <text:p>1883</text:p>
          </table:table-cell>
          <table:table-cell table:formula="of:=[$'Wages (agric. lab.)'.J35]*[.C35]" office:value-type="currency" office:currency="GHC" office:value="86.8634482758621" calcext:value-type="currency">
            <text:p>₵86.86</text:p>
          </table:table-cell>
          <table:table-cell table:formula="of:=[.C34]" office:value-type="float" office:value="1.5" calcext:value-type="float">
            <text:p>1.5</text:p>
          </table:table-cell>
          <table:table-cell table:formula="of:=[.B35]*100" office:value-type="float" office:value="8686.34482758621" calcext:value-type="float">
            <text:p>8686</text:p>
          </table:table-cell>
        </table:table-row>
        <table:table-row table:style-name="ro3">
          <table:table-cell office:value-type="float" office:value="1884" calcext:value-type="float">
            <text:p>1884</text:p>
          </table:table-cell>
          <table:table-cell table:formula="of:=[$'Wages (agric. lab.)'.J36]*[.C36]" office:value-type="currency" office:currency="GHC" office:value="86.5986206896552" calcext:value-type="currency">
            <text:p>₵86.60</text:p>
          </table:table-cell>
          <table:table-cell table:formula="of:=[.C35]" office:value-type="float" office:value="1.5" calcext:value-type="float">
            <text:p>1.5</text:p>
          </table:table-cell>
          <table:table-cell table:formula="of:=[.B36]*100" office:value-type="float" office:value="8659.86206896552" calcext:value-type="float">
            <text:p>8660</text:p>
          </table:table-cell>
        </table:table-row>
        <table:table-row table:style-name="ro3">
          <table:table-cell office:value-type="float" office:value="1885" calcext:value-type="float">
            <text:p>1885</text:p>
          </table:table-cell>
          <table:table-cell table:formula="of:=[$'Wages (agric. lab.)'.J37]*[.C37]" office:value-type="currency" office:currency="GHC" office:value="85.5393103448276" calcext:value-type="currency">
            <text:p>₵85.54</text:p>
          </table:table-cell>
          <table:table-cell table:formula="of:=[.C36]" office:value-type="float" office:value="1.5" calcext:value-type="float">
            <text:p>1.5</text:p>
          </table:table-cell>
          <table:table-cell table:formula="of:=[.B37]*100" office:value-type="float" office:value="8553.93103448276" calcext:value-type="float">
            <text:p>8554</text:p>
          </table:table-cell>
        </table:table-row>
        <table:table-row table:style-name="ro3">
          <table:table-cell office:value-type="float" office:value="1886" calcext:value-type="float">
            <text:p>1886</text:p>
          </table:table-cell>
          <table:table-cell table:formula="of:=[$'Wages (agric. lab.)'.J38]*[.C38]" office:value-type="currency" office:currency="GHC" office:value="84.7448275862069" calcext:value-type="currency">
            <text:p>₵84.74</text:p>
          </table:table-cell>
          <table:table-cell table:formula="of:=[.C37]" office:value-type="float" office:value="1.5" calcext:value-type="float">
            <text:p>1.5</text:p>
          </table:table-cell>
          <table:table-cell table:formula="of:=[.B38]*100" office:value-type="float" office:value="8474.48275862069" calcext:value-type="float">
            <text:p>8474</text:p>
          </table:table-cell>
        </table:table-row>
        <table:table-row table:style-name="ro3">
          <table:table-cell office:value-type="float" office:value="1887" calcext:value-type="float">
            <text:p>1887</text:p>
          </table:table-cell>
          <table:table-cell table:formula="of:=[$'Wages (agric. lab.)'.J39]*[.C39]" office:value-type="currency" office:currency="GHC" office:value="83.9503448275862" calcext:value-type="currency">
            <text:p>₵83.95</text:p>
          </table:table-cell>
          <table:table-cell table:formula="of:=[.C38]" office:value-type="float" office:value="1.5" calcext:value-type="float">
            <text:p>1.5</text:p>
          </table:table-cell>
          <table:table-cell table:formula="of:=[.B39]*100" office:value-type="float" office:value="8395.03448275862" calcext:value-type="float">
            <text:p>8395</text:p>
          </table:table-cell>
        </table:table-row>
        <table:table-row table:style-name="ro3">
          <table:table-cell office:value-type="float" office:value="1888" calcext:value-type="float">
            <text:p>1888</text:p>
          </table:table-cell>
          <table:table-cell table:formula="of:=[$'Wages (agric. lab.)'.J40]*[.C40]" office:value-type="currency" office:currency="GHC" office:value="83.9503448275862" calcext:value-type="currency">
            <text:p>₵83.95</text:p>
          </table:table-cell>
          <table:table-cell table:formula="of:=[.C39]" office:value-type="float" office:value="1.5" calcext:value-type="float">
            <text:p>1.5</text:p>
          </table:table-cell>
          <table:table-cell table:formula="of:=[.B40]*100" office:value-type="float" office:value="8395.03448275862" calcext:value-type="float">
            <text:p>8395</text:p>
          </table:table-cell>
        </table:table-row>
        <table:table-row table:style-name="ro3">
          <table:table-cell office:value-type="float" office:value="1889" calcext:value-type="float">
            <text:p>1889</text:p>
          </table:table-cell>
          <table:table-cell table:formula="of:=[$'Wages (agric. lab.)'.J41]*[.C41]" office:value-type="currency" office:currency="GHC" office:value="84.7448275862069" calcext:value-type="currency">
            <text:p>₵84.74</text:p>
          </table:table-cell>
          <table:table-cell table:formula="of:=[.C40]" office:value-type="float" office:value="1.5" calcext:value-type="float">
            <text:p>1.5</text:p>
          </table:table-cell>
          <table:table-cell table:formula="of:=[.B41]*100" office:value-type="float" office:value="8474.48275862069" calcext:value-type="float">
            <text:p>8474</text:p>
          </table:table-cell>
        </table:table-row>
        <table:table-row table:style-name="ro3">
          <table:table-cell office:value-type="float" office:value="1890" calcext:value-type="float">
            <text:p>1890</text:p>
          </table:table-cell>
          <table:table-cell table:formula="of:=[$'Wages (agric. lab.)'.J42]*[.C42]" office:value-type="currency" office:currency="GHC" office:value="85.8041379310345" calcext:value-type="currency">
            <text:p>₵85.80</text:p>
          </table:table-cell>
          <table:table-cell table:formula="of:=[.C41]" office:value-type="float" office:value="1.5" calcext:value-type="float">
            <text:p>1.5</text:p>
          </table:table-cell>
          <table:table-cell table:formula="of:=[.B42]*100" office:value-type="float" office:value="8580.41379310345" calcext:value-type="float">
            <text:p>8580</text:p>
          </table:table-cell>
        </table:table-row>
        <table:table-row table:style-name="ro3">
          <table:table-cell office:value-type="float" office:value="1891" calcext:value-type="float">
            <text:p>1891</text:p>
          </table:table-cell>
          <table:table-cell table:formula="of:=[$'Wages (agric. lab.)'.J43]*[.C43]" office:value-type="currency" office:currency="GHC" office:value="87.6579310344828" calcext:value-type="currency">
            <text:p>₵87.66</text:p>
          </table:table-cell>
          <table:table-cell table:formula="of:=[.C42]" office:value-type="float" office:value="1.5" calcext:value-type="float">
            <text:p>1.5</text:p>
          </table:table-cell>
          <table:table-cell table:formula="of:=[.B43]*100" office:value-type="float" office:value="8765.79310344828" calcext:value-type="float">
            <text:p>8766</text:p>
          </table:table-cell>
        </table:table-row>
        <table:table-row table:style-name="ro3">
          <table:table-cell office:value-type="float" office:value="1892" calcext:value-type="float">
            <text:p>1892</text:p>
          </table:table-cell>
          <table:table-cell table:formula="of:=[$'Wages (agric. lab.)'.J44]*[.C44]" office:value-type="currency" office:currency="GHC" office:value="87.9227586206897" calcext:value-type="currency">
            <text:p>₵87.92</text:p>
          </table:table-cell>
          <table:table-cell table:formula="of:=[.C43]" office:value-type="float" office:value="1.5" calcext:value-type="float">
            <text:p>1.5</text:p>
          </table:table-cell>
          <table:table-cell table:formula="of:=[.B44]*100" office:value-type="float" office:value="8792.27586206897" calcext:value-type="float">
            <text:p>8792</text:p>
          </table:table-cell>
        </table:table-row>
        <table:table-row table:style-name="ro3">
          <table:table-cell office:value-type="float" office:value="1893" calcext:value-type="float">
            <text:p>1893</text:p>
          </table:table-cell>
          <table:table-cell table:formula="of:=[$'Wages (agric. lab.)'.J45]*[.C45]" office:value-type="currency" office:currency="GHC" office:value="87.3931034482759" calcext:value-type="currency">
            <text:p>₵87.39</text:p>
          </table:table-cell>
          <table:table-cell table:formula="of:=[.C44]" office:value-type="float" office:value="1.5" calcext:value-type="float">
            <text:p>1.5</text:p>
          </table:table-cell>
          <table:table-cell table:formula="of:=[.B45]*100" office:value-type="float" office:value="8739.31034482759" calcext:value-type="float">
            <text:p>8739</text:p>
          </table:table-cell>
        </table:table-row>
        <table:table-row table:style-name="ro3">
          <table:table-cell office:value-type="float" office:value="1894" calcext:value-type="float">
            <text:p>1894</text:p>
          </table:table-cell>
          <table:table-cell table:formula="of:=[$'Wages (agric. lab.)'.J46]*[.C46]" office:value-type="currency" office:currency="GHC" office:value="86.8634482758621" calcext:value-type="currency">
            <text:p>₵86.86</text:p>
          </table:table-cell>
          <table:table-cell table:formula="of:=[.C45]" office:value-type="float" office:value="1.5" calcext:value-type="float">
            <text:p>1.5</text:p>
          </table:table-cell>
          <table:table-cell table:formula="of:=[.B46]*100" office:value-type="float" office:value="8686.34482758621" calcext:value-type="float">
            <text:p>8686</text:p>
          </table:table-cell>
        </table:table-row>
        <table:table-row table:style-name="ro3">
          <table:table-cell office:value-type="float" office:value="1895" calcext:value-type="float">
            <text:p>1895</text:p>
          </table:table-cell>
          <table:table-cell table:formula="of:=[$'Wages (agric. lab.)'.J47]*[.C47]" office:value-type="currency" office:currency="GHC" office:value="87.128275862069" calcext:value-type="currency">
            <text:p>₵87.13</text:p>
          </table:table-cell>
          <table:table-cell table:formula="of:=[.C46]" office:value-type="float" office:value="1.5" calcext:value-type="float">
            <text:p>1.5</text:p>
          </table:table-cell>
          <table:table-cell table:formula="of:=[.B47]*100" office:value-type="float" office:value="8712.8275862069" calcext:value-type="float">
            <text:p>8713</text:p>
          </table:table-cell>
        </table:table-row>
        <table:table-row table:style-name="ro3">
          <table:table-cell office:value-type="float" office:value="1896" calcext:value-type="float">
            <text:p>1896</text:p>
          </table:table-cell>
          <table:table-cell table:formula="of:=[$'Wages (agric. lab.)'.J48]*[.C48]" office:value-type="currency" office:currency="GHC" office:value="87.3931034482759" calcext:value-type="currency">
            <text:p>₵87.39</text:p>
          </table:table-cell>
          <table:table-cell table:formula="of:=[.C47]" office:value-type="float" office:value="1.5" calcext:value-type="float">
            <text:p>1.5</text:p>
          </table:table-cell>
          <table:table-cell table:formula="of:=[.B48]*100" office:value-type="float" office:value="8739.31034482759" calcext:value-type="float">
            <text:p>8739</text:p>
          </table:table-cell>
        </table:table-row>
        <table:table-row table:style-name="ro3">
          <table:table-cell office:value-type="float" office:value="1897" calcext:value-type="float">
            <text:p>1897</text:p>
          </table:table-cell>
          <table:table-cell table:formula="of:=[$'Wages (agric. lab.)'.J49]*[.C49]" office:value-type="currency" office:currency="GHC" office:value="88.1875862068966" calcext:value-type="currency">
            <text:p>₵88.19</text:p>
          </table:table-cell>
          <table:table-cell table:formula="of:=[.C48]" office:value-type="float" office:value="1.5" calcext:value-type="float">
            <text:p>1.5</text:p>
          </table:table-cell>
          <table:table-cell table:formula="of:=[.B49]*100" office:value-type="float" office:value="8818.75862068966" calcext:value-type="float">
            <text:p>8819</text:p>
          </table:table-cell>
        </table:table-row>
        <table:table-row table:style-name="ro3">
          <table:table-cell office:value-type="float" office:value="1898" calcext:value-type="float">
            <text:p>1898</text:p>
          </table:table-cell>
          <table:table-cell table:formula="of:=[$'Wages (agric. lab.)'.J50]*[.C50]" office:value-type="currency" office:currency="GHC" office:value="89.7765517241379" calcext:value-type="currency">
            <text:p>₵89.78</text:p>
          </table:table-cell>
          <table:table-cell table:formula="of:=[.C49]" office:value-type="float" office:value="1.5" calcext:value-type="float">
            <text:p>1.5</text:p>
          </table:table-cell>
          <table:table-cell table:formula="of:=[.B50]*100" office:value-type="float" office:value="8977.65517241379" calcext:value-type="float">
            <text:p>8978</text:p>
          </table:table-cell>
        </table:table-row>
        <table:table-row table:style-name="ro3">
          <table:table-cell office:value-type="float" office:value="1899" calcext:value-type="float">
            <text:p>1899</text:p>
          </table:table-cell>
          <table:table-cell table:formula="of:=[$'Wages (agric. lab.)'.J51]*[.C51]" office:value-type="currency" office:currency="GHC" office:value="91.1006896551724" calcext:value-type="currency">
            <text:p>₵91.10</text:p>
          </table:table-cell>
          <table:table-cell table:formula="of:=[.C50]" office:value-type="float" office:value="1.5" calcext:value-type="float">
            <text:p>1.5</text:p>
          </table:table-cell>
          <table:table-cell table:formula="of:=[.B51]*100" office:value-type="float" office:value="9110.06896551724" calcext:value-type="float">
            <text:p>9110</text:p>
          </table:table-cell>
        </table:table-row>
        <table:table-row table:style-name="ro3">
          <table:table-cell office:value-type="float" office:value="1900" calcext:value-type="float">
            <text:p>1900</text:p>
          </table:table-cell>
          <table:table-cell table:formula="of:=[$'Wages (agric. lab.)'.J52]*[.C52]" office:value-type="currency" office:currency="GHC" office:value="94.2786206896552" calcext:value-type="currency">
            <text:p>₵94.28</text:p>
          </table:table-cell>
          <table:table-cell table:formula="of:=[.C51]" office:value-type="float" office:value="1.5" calcext:value-type="float">
            <text:p>1.5</text:p>
          </table:table-cell>
          <table:table-cell table:formula="of:=[.B52]*100" office:value-type="float" office:value="9427.86206896552" calcext:value-type="float">
            <text:p>9428</text:p>
          </table:table-cell>
        </table:table-row>
        <table:table-row table:style-name="ro3">
          <table:table-cell office:value-type="float" office:value="1901" calcext:value-type="float">
            <text:p>1901</text:p>
          </table:table-cell>
          <table:table-cell table:formula="of:=[$'Wages (agric. lab.)'.J53]*[.C53]" office:value-type="currency" office:currency="GHC" office:value="94.808275862069" calcext:value-type="currency">
            <text:p>₵94.81</text:p>
          </table:table-cell>
          <table:table-cell table:formula="of:=[.C52]" office:value-type="float" office:value="1.5" calcext:value-type="float">
            <text:p>1.5</text:p>
          </table:table-cell>
          <table:table-cell table:formula="of:=[.B53]*100" office:value-type="float" office:value="9480.82758620689" calcext:value-type="float">
            <text:p>9481</text:p>
          </table:table-cell>
        </table:table-row>
        <table:table-row table:style-name="ro3">
          <table:table-cell office:value-type="float" office:value="1902" calcext:value-type="float">
            <text:p>1902</text:p>
          </table:table-cell>
          <table:table-cell table:formula="of:=[$'Wages (agric. lab.)'.J54]*[.C54]" office:value-type="currency" office:currency="GHC" office:value="95.0731034482759" calcext:value-type="currency">
            <text:p>₵95.07</text:p>
          </table:table-cell>
          <table:table-cell table:formula="of:=[.C53]" office:value-type="float" office:value="1.5" calcext:value-type="float">
            <text:p>1.5</text:p>
          </table:table-cell>
          <table:table-cell table:formula="of:=[.B54]*100" office:value-type="float" office:value="9507.31034482759" calcext:value-type="float">
            <text:p>9507</text:p>
          </table:table-cell>
        </table:table-row>
        <table:table-row table:style-name="ro3">
          <table:table-cell office:value-type="float" office:value="1903" calcext:value-type="float">
            <text:p>1903</text:p>
          </table:table-cell>
          <table:table-cell table:formula="of:=[$'Wages (agric. lab.)'.J55]*[.C55]" office:value-type="currency" office:currency="GHC" office:value="95.0731034482759" calcext:value-type="currency">
            <text:p>₵95.07</text:p>
          </table:table-cell>
          <table:table-cell table:formula="of:=[.C54]" office:value-type="float" office:value="1.5" calcext:value-type="float">
            <text:p>1.5</text:p>
          </table:table-cell>
          <table:table-cell table:formula="of:=[.B55]*100" office:value-type="float" office:value="9507.31034482759" calcext:value-type="float">
            <text:p>9507</text:p>
          </table:table-cell>
        </table:table-row>
        <table:table-row table:style-name="ro3">
          <table:table-cell office:value-type="float" office:value="1904" calcext:value-type="float">
            <text:p>1904</text:p>
          </table:table-cell>
          <table:table-cell table:formula="of:=[$'Wages (agric. lab.)'.J56]*[.C56]" office:value-type="currency" office:currency="GHC" office:value="95.0731034482759" calcext:value-type="currency">
            <text:p>₵95.07</text:p>
          </table:table-cell>
          <table:table-cell table:formula="of:=[.C55]" office:value-type="float" office:value="1.5" calcext:value-type="float">
            <text:p>1.5</text:p>
          </table:table-cell>
          <table:table-cell table:formula="of:=[.B56]*100" office:value-type="float" office:value="9507.31034482759" calcext:value-type="float">
            <text:p>9507</text:p>
          </table:table-cell>
        </table:table-row>
        <table:table-row table:style-name="ro3">
          <table:table-cell office:value-type="float" office:value="1905" calcext:value-type="float">
            <text:p>1905</text:p>
          </table:table-cell>
          <table:table-cell table:formula="of:=[$'Wages (agric. lab.)'.J57]*[.C57]" office:value-type="currency" office:currency="GHC" office:value="95.3379310344828" calcext:value-type="currency">
            <text:p>₵95.34</text:p>
          </table:table-cell>
          <table:table-cell table:formula="of:=[.C56]" office:value-type="float" office:value="1.5" calcext:value-type="float">
            <text:p>1.5</text:p>
          </table:table-cell>
          <table:table-cell table:formula="of:=[.B57]*100" office:value-type="float" office:value="9533.79310344828" calcext:value-type="float">
            <text:p>9534</text:p>
          </table:table-cell>
        </table:table-row>
        <table:table-row table:style-name="ro3">
          <table:table-cell office:value-type="float" office:value="1906" calcext:value-type="float">
            <text:p>1906</text:p>
          </table:table-cell>
          <table:table-cell table:formula="of:=[$'Wages (agric. lab.)'.J58]*[.C58]" office:value-type="currency" office:currency="GHC" office:value="95.8675862068966" calcext:value-type="currency">
            <text:p>₵95.87</text:p>
          </table:table-cell>
          <table:table-cell table:formula="of:=[.C57]" office:value-type="float" office:value="1.5" calcext:value-type="float">
            <text:p>1.5</text:p>
          </table:table-cell>
          <table:table-cell table:formula="of:=[.B58]*100" office:value-type="float" office:value="9586.75862068966" calcext:value-type="float">
            <text:p>9587</text:p>
          </table:table-cell>
        </table:table-row>
        <table:table-row table:style-name="ro3">
          <table:table-cell office:value-type="float" office:value="1910" calcext:value-type="float">
            <text:p>1910</text:p>
          </table:table-cell>
          <table:table-cell table:formula="of:=[$'Wages (agric. lab.)'.J59]*[.C59]" office:value-type="currency" office:currency="GHC" office:value="97.4565517241379" calcext:value-type="currency">
            <text:p>₵97.46</text:p>
          </table:table-cell>
          <table:table-cell table:formula="of:=[.C58]" office:value-type="float" office:value="1.5" calcext:value-type="float">
            <text:p>1.5</text:p>
          </table:table-cell>
          <table:table-cell table:formula="of:=[.B59]*100" office:value-type="float" office:value="9745.65517241379" calcext:value-type="float">
            <text:p>9746</text:p>
          </table:table-cell>
        </table:table-row>
        <table:table-row table:style-name="ro3">
          <table:table-cell office:value-type="float" office:value="1914" calcext:value-type="float">
            <text:p>1914</text:p>
          </table:table-cell>
          <table:table-cell table:formula="of:=[$'Wages (agric. lab.)'.J60]*[.C60]" office:value-type="currency" office:currency="GHC" office:value="106.460689655172" calcext:value-type="currency">
            <text:p>₵106.46</text:p>
          </table:table-cell>
          <table:table-cell table:formula="of:=[.C59]" office:value-type="float" office:value="1.5" calcext:value-type="float">
            <text:p>1.5</text:p>
          </table:table-cell>
          <table:table-cell table:formula="of:=[.B60]*100" office:value-type="float" office:value="10646.0689655172" calcext:value-type="float">
            <text:p>10646</text:p>
          </table:table-cell>
        </table:table-row>
        <table:table-row table:style-name="ro3">
          <table:table-cell office:value-type="float" office:value="1918" calcext:value-type="float">
            <text:p>1918</text:p>
          </table:table-cell>
          <table:table-cell table:formula="of:=[$'Wages (agric. lab.)'.J61]*[.C61]" office:value-type="currency" office:currency="GHC" office:value="216.221538461538" calcext:value-type="currency">
            <text:p>₵216.22</text:p>
          </table:table-cell>
          <table:table-cell table:formula="of:=[.C60]" office:value-type="float" office:value="1.5" calcext:value-type="float">
            <text:p>1.5</text:p>
          </table:table-cell>
          <table:table-cell table:formula="of:=[.B61]*100" office:value-type="float" office:value="21622.1538461538" calcext:value-type="float">
            <text:p>21622</text:p>
          </table:table-cell>
        </table:table-row>
        <table:table-row table:style-name="ro3">
          <table:table-cell office:value-type="float" office:value="1919" calcext:value-type="float">
            <text:p>1919</text:p>
          </table:table-cell>
          <table:table-cell table:formula="of:=[$'Wages (agric. lab.)'.J62]*[.C62]" office:value-type="currency" office:currency="GHC" office:value="268.504615384615" calcext:value-type="currency">
            <text:p>₵268.50</text:p>
          </table:table-cell>
          <table:table-cell table:formula="of:=[.C61]" office:value-type="float" office:value="1.5" calcext:value-type="float">
            <text:p>1.5</text:p>
          </table:table-cell>
          <table:table-cell table:formula="of:=[.B62]*100" office:value-type="float" office:value="26850.4615384615" calcext:value-type="float">
            <text:p>26850</text:p>
          </table:table-cell>
        </table:table-row>
        <table:table-row table:style-name="ro3">
          <table:table-cell office:value-type="float" office:value="1920" calcext:value-type="float">
            <text:p>1920</text:p>
          </table:table-cell>
          <table:table-cell table:formula="of:=[$'Wages (agric. lab.)'.J63]*[.C63]" office:value-type="currency" office:currency="GHC" office:value="305.132307692308" calcext:value-type="currency">
            <text:p>₵305.13</text:p>
          </table:table-cell>
          <table:table-cell table:formula="of:=[.C62]" office:value-type="float" office:value="1.5" calcext:value-type="float">
            <text:p>1.5</text:p>
          </table:table-cell>
          <table:table-cell table:formula="of:=[.B63]*100" office:value-type="float" office:value="30513.2307692308" calcext:value-type="float">
            <text:p>30513</text:p>
          </table:table-cell>
        </table:table-row>
        <table:table-row table:style-name="ro3">
          <table:table-cell office:value-type="float" office:value="1921" calcext:value-type="float">
            <text:p>1921</text:p>
          </table:table-cell>
          <table:table-cell table:formula="of:=[$'Wages (agric. lab.)'.J64]*[.C64]" office:value-type="currency" office:currency="GHC" office:value="249.638476953908" calcext:value-type="currency">
            <text:p>₵249.64</text:p>
          </table:table-cell>
          <table:table-cell table:formula="of:=[.C63]" office:value-type="float" office:value="1.5" calcext:value-type="float">
            <text:p>1.5</text:p>
          </table:table-cell>
          <table:table-cell table:formula="of:=[.B64]*100" office:value-type="float" office:value="24963.8476953908" calcext:value-type="float">
            <text:p>24964</text:p>
          </table:table-cell>
        </table:table-row>
        <table:table-row table:style-name="ro3">
          <table:table-cell office:value-type="float" office:value="1922" calcext:value-type="float">
            <text:p>1922</text:p>
          </table:table-cell>
          <table:table-cell table:formula="of:=[$'Wages (agric. lab.)'.J65]*[.C65]" office:value-type="currency" office:currency="GHC" office:value="203.588165680473" calcext:value-type="currency">
            <text:p>₵203.59</text:p>
          </table:table-cell>
          <table:table-cell table:formula="of:=[.C64]" office:value-type="float" office:value="1.5" calcext:value-type="float">
            <text:p>1.5</text:p>
          </table:table-cell>
          <table:table-cell table:formula="of:=[.B65]*100" office:value-type="float" office:value="20358.8165680473" calcext:value-type="float">
            <text:p>20359</text:p>
          </table:table-cell>
        </table:table-row>
        <table:table-row table:style-name="ro3">
          <table:table-cell office:value-type="float" office:value="1924" calcext:value-type="float">
            <text:p>1924</text:p>
          </table:table-cell>
          <table:table-cell table:formula="of:=[$'Wages (agric. lab.)'.J66]*[.C66]" office:value-type="currency" office:currency="GHC" office:value="217.449411764706" calcext:value-type="currency">
            <text:p>₵217.45</text:p>
          </table:table-cell>
          <table:table-cell table:formula="of:=[.C65]" office:value-type="float" office:value="1.5" calcext:value-type="float">
            <text:p>1.5</text:p>
          </table:table-cell>
          <table:table-cell table:formula="of:=[.B66]*100" office:value-type="float" office:value="21744.9411764706" calcext:value-type="float">
            <text:p>21745</text:p>
          </table:table-cell>
        </table:table-row>
        <table:table-row table:style-name="ro3">
          <table:table-cell office:value-type="float" office:value="1925" calcext:value-type="float">
            <text:p>1925</text:p>
          </table:table-cell>
          <table:table-cell table:formula="of:=[$'Wages (agric. lab.)'.J67]*[.C67]" office:value-type="currency" office:currency="GHC" office:value="231.779640718563" calcext:value-type="currency">
            <text:p>₵231.78</text:p>
          </table:table-cell>
          <table:table-cell table:formula="of:=[.C66]" office:value-type="float" office:value="1.5" calcext:value-type="float">
            <text:p>1.5</text:p>
          </table:table-cell>
          <table:table-cell table:formula="of:=[.B67]*100" office:value-type="float" office:value="23177.9640718563" calcext:value-type="float">
            <text:p>23178</text:p>
          </table:table-cell>
        </table:table-row>
        <table:table-row table:style-name="ro3">
          <table:table-cell office:value-type="float" office:value="1926" calcext:value-type="float">
            <text:p>1926</text:p>
          </table:table-cell>
          <table:table-cell table:formula="of:=[$'Wages (agric. lab.)'.J68]*[.C68]" office:value-type="currency" office:currency="GHC" office:value="233.939879759519" calcext:value-type="currency">
            <text:p>₵233.94</text:p>
          </table:table-cell>
          <table:table-cell table:formula="of:=[.C67]" office:value-type="float" office:value="1.5" calcext:value-type="float">
            <text:p>1.5</text:p>
          </table:table-cell>
          <table:table-cell table:formula="of:=[.B68]*100" office:value-type="float" office:value="23393.9879759519" calcext:value-type="float">
            <text:p>23394</text:p>
          </table:table-cell>
        </table:table-row>
        <table:table-row table:style-name="ro3">
          <table:table-cell office:value-type="float" office:value="1927" calcext:value-type="float">
            <text:p>1927</text:p>
          </table:table-cell>
          <table:table-cell table:formula="of:=[$'Wages (agric. lab.)'.J69]*[.C69]" office:value-type="currency" office:currency="GHC" office:value="232.541832669323" calcext:value-type="currency">
            <text:p>₵232.54</text:p>
          </table:table-cell>
          <table:table-cell table:formula="of:=[.C68]" office:value-type="float" office:value="1.5" calcext:value-type="float">
            <text:p>1.5</text:p>
          </table:table-cell>
          <table:table-cell table:formula="of:=[.B69]*100" office:value-type="float" office:value="23254.1832669323" calcext:value-type="float">
            <text:p>23254</text:p>
          </table:table-cell>
        </table:table-row>
        <table:table-row table:style-name="ro3">
          <table:table-cell office:value-type="float" office:value="1928" calcext:value-type="float">
            <text:p>1928</text:p>
          </table:table-cell>
          <table:table-cell table:formula="of:=[$'Wages (agric. lab.)'.J70]*[.C70]" office:value-type="currency" office:currency="GHC" office:value="232.541832669323" calcext:value-type="currency">
            <text:p>₵232.54</text:p>
          </table:table-cell>
          <table:table-cell table:formula="of:=[.C69]" office:value-type="float" office:value="1.5" calcext:value-type="float">
            <text:p>1.5</text:p>
          </table:table-cell>
          <table:table-cell table:formula="of:=[.B70]*100" office:value-type="float" office:value="23254.1832669323" calcext:value-type="float">
            <text:p>23254</text:p>
          </table:table-cell>
        </table:table-row>
        <table:table-row table:style-name="ro3">
          <table:table-cell office:value-type="float" office:value="1929" calcext:value-type="float">
            <text:p>1929</text:p>
          </table:table-cell>
          <table:table-cell table:formula="of:=[$'Wages (agric. lab.)'.J71]*[.C71]" office:value-type="currency" office:currency="GHC" office:value="230.703557312253" calcext:value-type="currency">
            <text:p>₵230.70</text:p>
          </table:table-cell>
          <table:table-cell table:formula="of:=[.C70]" office:value-type="float" office:value="1.5" calcext:value-type="float">
            <text:p>1.5</text:p>
          </table:table-cell>
          <table:table-cell table:formula="of:=[.B71]*100" office:value-type="float" office:value="23070.3557312253" calcext:value-type="float">
            <text:p>23070</text:p>
          </table:table-cell>
        </table:table-row>
        <table:table-row table:style-name="ro3">
          <table:table-cell office:value-type="float" office:value="1930" calcext:value-type="float">
            <text:p>1930</text:p>
          </table:table-cell>
          <table:table-cell table:formula="of:=[$'Wages (agric. lab.)'.J72]*[.C72]" office:value-type="currency" office:currency="GHC" office:value="231.314285714286" calcext:value-type="currency">
            <text:p>₵231.31</text:p>
          </table:table-cell>
          <table:table-cell table:formula="of:=[.C71]" office:value-type="float" office:value="1.5" calcext:value-type="float">
            <text:p>1.5</text:p>
          </table:table-cell>
          <table:table-cell table:formula="of:=[.B72]*100" office:value-type="float" office:value="23131.4285714286" calcext:value-type="float">
            <text:p>23131</text:p>
          </table:table-cell>
        </table:table-row>
        <table:table-row table:style-name="ro3">
          <table:table-cell office:value-type="float" office:value="1931" calcext:value-type="float">
            <text:p>1931</text:p>
          </table:table-cell>
          <table:table-cell table:formula="of:=[$'Wages (agric. lab.)'.J73]*[.C73]" office:value-type="currency" office:currency="GHC" office:value="225.882352941176" calcext:value-type="currency">
            <text:p>₵225.88</text:p>
          </table:table-cell>
          <table:table-cell table:formula="of:=[.C72]" office:value-type="float" office:value="1.5" calcext:value-type="float">
            <text:p>1.5</text:p>
          </table:table-cell>
          <table:table-cell table:formula="of:=[.B73]*100" office:value-type="float" office:value="22588.2352941176" calcext:value-type="float">
            <text:p>22588</text:p>
          </table:table-cell>
        </table:table-row>
        <table:table-row table:style-name="ro3">
          <table:table-cell office:value-type="float" office:value="1932" calcext:value-type="float">
            <text:p>1932</text:p>
          </table:table-cell>
          <table:table-cell table:formula="of:=[$'Wages (agric. lab.)'.J74]*[.C74]" office:value-type="currency" office:currency="GHC" office:value="221.833268101761" calcext:value-type="currency">
            <text:p>₵221.83</text:p>
          </table:table-cell>
          <table:table-cell table:formula="of:=[.C73]" office:value-type="float" office:value="1.5" calcext:value-type="float">
            <text:p>1.5</text:p>
          </table:table-cell>
          <table:table-cell table:formula="of:=[.B74]*100" office:value-type="float" office:value="22183.3268101761" calcext:value-type="float">
            <text:p>22183</text:p>
          </table:table-cell>
        </table:table-row>
        <table:table-row table:style-name="ro3">
          <table:table-cell office:value-type="float" office:value="1933" calcext:value-type="float">
            <text:p>1933</text:p>
          </table:table-cell>
          <table:table-cell table:formula="of:=[$'Wages (agric. lab.)'.J75]*[.C75]" office:value-type="currency" office:currency="GHC" office:value="224.304761904762" calcext:value-type="currency">
            <text:p>₵224.30</text:p>
          </table:table-cell>
          <table:table-cell table:formula="of:=[.C74]" office:value-type="float" office:value="1.5" calcext:value-type="float">
            <text:p>1.5</text:p>
          </table:table-cell>
          <table:table-cell table:formula="of:=[.B75]*100" office:value-type="float" office:value="22430.4761904762" calcext:value-type="float">
            <text:p>22430</text:p>
          </table:table-cell>
        </table:table-row>
        <table:table-row table:style-name="ro3">
          <table:table-cell office:value-type="float" office:value="1934" calcext:value-type="float">
            <text:p>1934</text:p>
          </table:table-cell>
          <table:table-cell table:formula="of:=[$'Wages (agric. lab.)'.J76]*[.C76]" office:value-type="currency" office:currency="GHC" office:value="231.473053892216" calcext:value-type="currency">
            <text:p>₵231.47</text:p>
          </table:table-cell>
          <table:table-cell table:formula="of:=[.C75]" office:value-type="float" office:value="1.5" calcext:value-type="float">
            <text:p>1.5</text:p>
          </table:table-cell>
          <table:table-cell table:formula="of:=[.B76]*100" office:value-type="float" office:value="23147.3053892216" calcext:value-type="float">
            <text:p>23147</text:p>
          </table:table-cell>
        </table:table-row>
        <table:table-row table:style-name="ro3">
          <table:table-cell office:value-type="float" office:value="1935" calcext:value-type="float">
            <text:p>1935</text:p>
          </table:table-cell>
          <table:table-cell table:formula="of:=[$'Wages (agric. lab.)'.J77]*[.C77]" office:value-type="currency" office:currency="GHC" office:value="233.132015810277" calcext:value-type="currency">
            <text:p>₵233.13</text:p>
          </table:table-cell>
          <table:table-cell table:formula="of:=[.C76]" office:value-type="float" office:value="1.5" calcext:value-type="float">
            <text:p>1.5</text:p>
          </table:table-cell>
          <table:table-cell table:formula="of:=[.B77]*100" office:value-type="float" office:value="23313.2015810277" calcext:value-type="float">
            <text:p>23313</text:p>
          </table:table-cell>
        </table:table-row>
        <table:table-row table:style-name="ro3">
          <table:table-cell office:value-type="float" office:value="1936" calcext:value-type="float">
            <text:p>1936</text:p>
          </table:table-cell>
          <table:table-cell table:formula="of:=[$'Wages (agric. lab.)'.J78]*[.C78]" office:value-type="currency" office:currency="GHC" office:value="240.019085487078" calcext:value-type="currency">
            <text:p>₵240.02</text:p>
          </table:table-cell>
          <table:table-cell table:formula="of:=[.C77]" office:value-type="float" office:value="1.5" calcext:value-type="float">
            <text:p>1.5</text:p>
          </table:table-cell>
          <table:table-cell table:formula="of:=[.B78]*100" office:value-type="float" office:value="24001.9085487078" calcext:value-type="float">
            <text:p>24002</text:p>
          </table:table-cell>
        </table:table-row>
        <table:table-row table:style-name="ro3">
          <table:table-cell office:value-type="float" office:value="1937" calcext:value-type="float">
            <text:p>1937</text:p>
          </table:table-cell>
          <table:table-cell table:formula="of:=[$'Wages (agric. lab.)'.J79]*[.C79]" office:value-type="currency" office:currency="GHC" office:value="250.900398406374" calcext:value-type="currency">
            <text:p>₵250.90</text:p>
          </table:table-cell>
          <table:table-cell table:formula="of:=[.C78]" office:value-type="float" office:value="1.5" calcext:value-type="float">
            <text:p>1.5</text:p>
          </table:table-cell>
          <table:table-cell table:formula="of:=[.B79]*100" office:value-type="float" office:value="25090.0398406374" calcext:value-type="float">
            <text:p>25090</text:p>
          </table:table-cell>
        </table:table-row>
        <table:table-row table:style-name="ro3">
          <table:table-cell office:value-type="float" office:value="1938" calcext:value-type="float">
            <text:p>1938</text:p>
          </table:table-cell>
          <table:table-cell table:formula="of:=[$'Wages (agric. lab.)'.J80]*[.C80]" office:value-type="currency" office:currency="GHC" office:value="254.572111553785" calcext:value-type="currency">
            <text:p>₵254.57</text:p>
          </table:table-cell>
          <table:table-cell table:formula="of:=[.C79]" office:value-type="float" office:value="1.5" calcext:value-type="float">
            <text:p>1.5</text:p>
          </table:table-cell>
          <table:table-cell table:formula="of:=[.B80]*100" office:value-type="float" office:value="25457.2111553785" calcext:value-type="float">
            <text:p>25457</text:p>
          </table:table-cell>
        </table:table-row>
        <table:table-row table:style-name="ro3">
          <table:table-cell office:value-type="float" office:value="1939" calcext:value-type="float">
            <text:p>1939</text:p>
          </table:table-cell>
          <table:table-cell table:formula="of:=[$'Wages (agric. lab.)'.J81]*[.C81]" office:value-type="currency" office:currency="GHC" office:value="289.759362549801" calcext:value-type="currency">
            <text:p>₵289.76</text:p>
          </table:table-cell>
          <table:table-cell table:formula="of:=[.C80]" office:value-type="float" office:value="1.5" calcext:value-type="float">
            <text:p>1.5</text:p>
          </table:table-cell>
          <table:table-cell table:formula="of:=[.B81]*100" office:value-type="float" office:value="28975.9362549801" calcext:value-type="float">
            <text:p>28976</text:p>
          </table:table-cell>
        </table:table-row>
        <table:table-row table:style-name="ro3">
          <table:table-cell office:value-type="float" office:value="1940" calcext:value-type="float">
            <text:p>1940</text:p>
          </table:table-cell>
          <table:table-cell table:formula="of:=[$'Wages (agric. lab.)'.J82]*[.C82]" office:value-type="currency" office:currency="GHC" office:value="355.54422310757" calcext:value-type="currency">
            <text:p>₵355.54</text:p>
          </table:table-cell>
          <table:table-cell table:formula="of:=[.C81]" office:value-type="float" office:value="1.5" calcext:value-type="float">
            <text:p>1.5</text:p>
          </table:table-cell>
          <table:table-cell table:formula="of:=[.B82]*100" office:value-type="float" office:value="35554.422310757" calcext:value-type="float">
            <text:p>35554</text:p>
          </table:table-cell>
        </table:table-row>
        <table:table-row table:style-name="ro3">
          <table:table-cell office:value-type="float" office:value="1941" calcext:value-type="float">
            <text:p>1941</text:p>
          </table:table-cell>
          <table:table-cell table:formula="of:=[$'Wages (agric. lab.)'.J83]*[.C83]" office:value-type="currency" office:currency="GHC" office:value="424.694820717131" calcext:value-type="currency">
            <text:p>₵424.69</text:p>
          </table:table-cell>
          <table:table-cell table:formula="of:=[.C82]" office:value-type="float" office:value="1.5" calcext:value-type="float">
            <text:p>1.5</text:p>
          </table:table-cell>
          <table:table-cell table:formula="of:=[.B83]*100" office:value-type="float" office:value="42469.4820717131" calcext:value-type="float">
            <text:p>42469</text:p>
          </table:table-cell>
        </table:table-row>
        <table:table-row table:style-name="ro3">
          <table:table-cell office:value-type="float" office:value="1942" calcext:value-type="float">
            <text:p>1942</text:p>
          </table:table-cell>
          <table:table-cell table:formula="of:=[$'Wages (agric. lab.)'.J84]*[.C84]" office:value-type="currency" office:currency="GHC" office:value="443.254509018036" calcext:value-type="currency">
            <text:p>₵443.25</text:p>
          </table:table-cell>
          <table:table-cell table:formula="of:=[.C83]" office:value-type="float" office:value="1.5" calcext:value-type="float">
            <text:p>1.5</text:p>
          </table:table-cell>
          <table:table-cell table:formula="of:=[.B84]*100" office:value-type="float" office:value="44325.4509018036" calcext:value-type="float">
            <text:p>44325</text:p>
          </table:table-cell>
        </table:table-row>
        <table:table-row table:style-name="ro3">
          <table:table-cell office:value-type="float" office:value="1943" calcext:value-type="float">
            <text:p>1943</text:p>
          </table:table-cell>
          <table:table-cell table:formula="of:=[$'Wages (agric. lab.)'.J85]*[.C85]" office:value-type="currency" office:currency="GHC" office:value="477.279352226721" calcext:value-type="currency">
            <text:p>₵477.28</text:p>
          </table:table-cell>
          <table:table-cell table:formula="of:=[.C84]" office:value-type="float" office:value="1.5" calcext:value-type="float">
            <text:p>1.5</text:p>
          </table:table-cell>
          <table:table-cell table:formula="of:=[.B85]*100" office:value-type="float" office:value="47727.9352226721" calcext:value-type="float">
            <text:p>47728</text:p>
          </table:table-cell>
        </table:table-row>
        <table:table-row table:style-name="ro3">
          <table:table-cell office:value-type="float" office:value="1944" calcext:value-type="float">
            <text:p>1944</text:p>
          </table:table-cell>
          <table:table-cell table:formula="of:=[$'Wages (agric. lab.)'.J86]*[.C86]" office:value-type="currency" office:currency="GHC" office:value="506.506882591093" calcext:value-type="currency">
            <text:p>₵506.51</text:p>
          </table:table-cell>
          <table:table-cell table:formula="of:=[.C85]" office:value-type="float" office:value="1.5" calcext:value-type="float">
            <text:p>1.5</text:p>
          </table:table-cell>
          <table:table-cell table:formula="of:=[.B86]*100" office:value-type="float" office:value="50650.6882591093" calcext:value-type="float">
            <text:p>50651</text:p>
          </table:table-cell>
        </table:table-row>
        <table:table-row table:style-name="ro3">
          <table:table-cell office:value-type="float" office:value="1945" calcext:value-type="float">
            <text:p>1945</text:p>
          </table:table-cell>
          <table:table-cell table:formula="of:=[$'Wages (agric. lab.)'.J87]*[.C87]" office:value-type="currency" office:currency="GHC" office:value="549.659504132231" calcext:value-type="currency">
            <text:p>₵549.66</text:p>
          </table:table-cell>
          <table:table-cell table:formula="of:=[.C86]" office:value-type="float" office:value="1.5" calcext:value-type="float">
            <text:p>1.5</text:p>
          </table:table-cell>
          <table:table-cell table:formula="of:=[.B87]*100" office:value-type="float" office:value="54965.9504132231" calcext:value-type="float">
            <text:p>54966</text:p>
          </table:table-cell>
        </table:table-row>
        <table:table-row table:style-name="ro3">
          <table:table-cell office:value-type="float" office:value="1946" calcext:value-type="float">
            <text:p>1946</text:p>
          </table:table-cell>
          <table:table-cell table:formula="of:=[$'Wages (agric. lab.)'.J88]*[.C88]" office:value-type="currency" office:currency="GHC" office:value="620.8" calcext:value-type="currency">
            <text:p>₵620.80</text:p>
          </table:table-cell>
          <table:table-cell table:formula="of:=[.C87]" office:value-type="float" office:value="1.5" calcext:value-type="float">
            <text:p>1.5</text:p>
          </table:table-cell>
          <table:table-cell table:formula="of:=[.B88]*100" office:value-type="float" office:value="62080" calcext:value-type="float">
            <text:p>62080</text:p>
          </table:table-cell>
        </table:table-row>
        <table:table-row table:style-name="ro3">
          <table:table-cell office:value-type="float" office:value="1947" calcext:value-type="float">
            <text:p>1947</text:p>
          </table:table-cell>
          <table:table-cell table:formula="of:=[$'Wages (agric. lab.)'.J89]*[.C89]" office:value-type="currency" office:currency="GHC" office:value="691.2" calcext:value-type="currency">
            <text:p>₵691.20</text:p>
          </table:table-cell>
          <table:table-cell table:formula="of:=[.C88]" office:value-type="float" office:value="1.5" calcext:value-type="float">
            <text:p>1.5</text:p>
          </table:table-cell>
          <table:table-cell table:formula="of:=[.B89]*100" office:value-type="float" office:value="69120" calcext:value-type="float">
            <text:p>69120</text:p>
          </table:table-cell>
        </table:table-row>
        <table:table-row table:style-name="ro3">
          <table:table-cell office:value-type="float" office:value="1948" calcext:value-type="float">
            <text:p>1948</text:p>
          </table:table-cell>
          <table:table-cell table:formula="of:=[$'Wages (agric. lab.)'.J90]*[.C90]" office:value-type="currency" office:currency="GHC" office:value="715.614315789474" calcext:value-type="currency">
            <text:p>₵715.61</text:p>
          </table:table-cell>
          <table:table-cell table:formula="of:=[.C89]" office:value-type="float" office:value="1.5" calcext:value-type="float">
            <text:p>1.5</text:p>
          </table:table-cell>
          <table:table-cell table:formula="of:=[.B90]*100" office:value-type="float" office:value="71561.4315789474" calcext:value-type="float">
            <text:p>71561</text:p>
          </table:table-cell>
        </table:table-row>
        <table:table-row table:style-name="ro3">
          <table:table-cell office:value-type="float" office:value="1949" calcext:value-type="float">
            <text:p>1949</text:p>
          </table:table-cell>
          <table:table-cell table:formula="of:=[$'Wages (agric. lab.)'.J91]*[.C91]" office:value-type="currency" office:currency="GHC" office:value="737.28" calcext:value-type="currency">
            <text:p>₵737.28</text:p>
          </table:table-cell>
          <table:table-cell table:formula="of:=[.C90]" office:value-type="float" office:value="1.5" calcext:value-type="float">
            <text:p>1.5</text:p>
          </table:table-cell>
          <table:table-cell table:formula="of:=[.B91]*100" office:value-type="float" office:value="73728" calcext:value-type="float">
            <text:p>73728</text:p>
          </table:table-cell>
        </table:table-row>
        <table:table-row table:style-name="ro3">
          <table:table-cell office:value-type="float" office:value="1950" calcext:value-type="float">
            <text:p>1950</text:p>
          </table:table-cell>
          <table:table-cell table:formula="of:=[$'Wages (agric. lab.)'.J92]*[.C92]" office:value-type="currency" office:currency="GHC" office:value="779.111489361702" calcext:value-type="currency">
            <text:p>₵779.11</text:p>
          </table:table-cell>
          <table:table-cell table:formula="of:=[.C91]" office:value-type="float" office:value="1.5" calcext:value-type="float">
            <text:p>1.5</text:p>
          </table:table-cell>
          <table:table-cell table:formula="of:=[.B92]*100" office:value-type="float" office:value="77911.1489361702" calcext:value-type="float">
            <text:p>77911</text:p>
          </table:table-cell>
        </table:table-row>
        <table:table-row table:style-name="ro3">
          <table:table-cell office:value-type="float" office:value="1951" calcext:value-type="float">
            <text:p>1951</text:p>
          </table:table-cell>
          <table:table-cell table:formula="of:=[$'Wages (agric. lab.)'.J93]*[.C93]" office:value-type="currency" office:currency="GHC" office:value="848.068085106383" calcext:value-type="currency">
            <text:p>₵848.07</text:p>
          </table:table-cell>
          <table:table-cell table:formula="of:=[.C92]" office:value-type="float" office:value="1.5" calcext:value-type="float">
            <text:p>1.5</text:p>
          </table:table-cell>
          <table:table-cell table:formula="of:=[.B93]*100" office:value-type="float" office:value="84806.8085106383" calcext:value-type="float">
            <text:p>84807</text:p>
          </table:table-cell>
        </table:table-row>
        <table:table-row table:style-name="ro3">
          <table:table-cell office:value-type="float" office:value="1952" calcext:value-type="float">
            <text:p>1952</text:p>
          </table:table-cell>
          <table:table-cell table:formula="of:=[$'Wages (agric. lab.)'.J94]*[.C94]" office:value-type="currency" office:currency="GHC" office:value="892.514042553191" calcext:value-type="currency">
            <text:p>₵892.51</text:p>
          </table:table-cell>
          <table:table-cell table:formula="of:=[.C93]" office:value-type="float" office:value="1.5" calcext:value-type="float">
            <text:p>1.5</text:p>
          </table:table-cell>
          <table:table-cell table:formula="of:=[.B94]*100" office:value-type="float" office:value="89251.4042553192" calcext:value-type="float">
            <text:p>89251</text:p>
          </table:table-cell>
        </table:table-row>
        <table:table-row table:style-name="ro3">
          <table:table-cell office:value-type="float" office:value="1953" calcext:value-type="float">
            <text:p>1953</text:p>
          </table:table-cell>
          <table:table-cell table:formula="of:=[$'Wages (agric. lab.)'.J95]*[.C95]" office:value-type="currency" office:currency="GHC" office:value="941.208510638298" calcext:value-type="currency">
            <text:p>₵941.21</text:p>
          </table:table-cell>
          <table:table-cell table:formula="of:=[.C94]" office:value-type="float" office:value="1.5" calcext:value-type="float">
            <text:p>1.5</text:p>
          </table:table-cell>
          <table:table-cell table:formula="of:=[.B95]*100" office:value-type="float" office:value="94120.8510638298" calcext:value-type="float">
            <text:p>94121</text:p>
          </table:table-cell>
        </table:table-row>
        <table:table-row table:style-name="ro3">
          <table:table-cell office:value-type="float" office:value="1954" calcext:value-type="float">
            <text:p>1954</text:p>
          </table:table-cell>
          <table:table-cell table:formula="of:=[$'Wages (agric. lab.)'.J96]*[.C96]" office:value-type="currency" office:currency="GHC" office:value="979.118297872341" calcext:value-type="currency">
            <text:p>₵979.12</text:p>
          </table:table-cell>
          <table:table-cell table:formula="of:=[.C95]" office:value-type="float" office:value="1.5" calcext:value-type="float">
            <text:p>1.5</text:p>
          </table:table-cell>
          <table:table-cell table:formula="of:=[.B96]*100" office:value-type="float" office:value="97911.8297872341" calcext:value-type="float">
            <text:p>97912</text:p>
          </table:table-cell>
        </table:table-row>
        <table:table-row table:style-name="ro3">
          <table:table-cell office:value-type="float" office:value="1955" calcext:value-type="float">
            <text:p>1955</text:p>
          </table:table-cell>
          <table:table-cell table:formula="of:=[$'Wages (agric. lab.)'.J97]*[.C97]" office:value-type="currency" office:currency="GHC" office:value="1040.55829787234" calcext:value-type="currency">
            <text:p>₵1,040.56</text:p>
          </table:table-cell>
          <table:table-cell table:formula="of:=[.C96]" office:value-type="float" office:value="1.5" calcext:value-type="float">
            <text:p>1.5</text:p>
          </table:table-cell>
          <table:table-cell table:formula="of:=[.B97]*100" office:value-type="float" office:value="104055.829787234" calcext:value-type="float">
            <text:p>104056</text:p>
          </table:table-cell>
        </table:table-row>
        <table:table-row table:style-name="ro3">
          <table:table-cell office:value-type="float" office:value="1956" calcext:value-type="float">
            <text:p>1956</text:p>
          </table:table-cell>
          <table:table-cell table:formula="of:=[$'Wages (agric. lab.)'.J98]*[.C98]" office:value-type="currency" office:currency="GHC" office:value="1105.92" calcext:value-type="currency">
            <text:p>₵1,105.92</text:p>
          </table:table-cell>
          <table:table-cell table:formula="of:=[.C97]" office:value-type="float" office:value="1.5" calcext:value-type="float">
            <text:p>1.5</text:p>
          </table:table-cell>
          <table:table-cell table:formula="of:=[.B98]*100" office:value-type="float" office:value="110592" calcext:value-type="float">
            <text:p>110592</text:p>
          </table:table-cell>
        </table:table-row>
        <table:table-row table:style-name="ro3">
          <table:table-cell office:value-type="float" office:value="1957" calcext:value-type="float">
            <text:p>1957</text:p>
          </table:table-cell>
          <table:table-cell table:formula="of:=[$'Wages (agric. lab.)'.J99]*[.C99]" office:value-type="currency" office:currency="GHC" office:value="1171.28170212766" calcext:value-type="currency">
            <text:p>₵1,171.28</text:p>
          </table:table-cell>
          <table:table-cell table:formula="of:=[.C98]" office:value-type="float" office:value="1.5" calcext:value-type="float">
            <text:p>1.5</text:p>
          </table:table-cell>
          <table:table-cell table:formula="of:=[.B99]*100" office:value-type="float" office:value="117128.170212766" calcext:value-type="float">
            <text:p>117128</text:p>
          </table:table-cell>
        </table:table-row>
        <table:table-row table:style-name="ro3">
          <table:table-cell office:value-type="float" office:value="1958" calcext:value-type="float">
            <text:p>1958</text:p>
          </table:table-cell>
          <table:table-cell table:formula="of:=[$'Wages (agric. lab.)'.J100]*[.C100]" office:value-type="currency" office:currency="GHC" office:value="1220.3029787234" calcext:value-type="currency">
            <text:p>₵1,220.30</text:p>
          </table:table-cell>
          <table:table-cell table:formula="of:=[.C99]" office:value-type="float" office:value="1.5" calcext:value-type="float">
            <text:p>1.5</text:p>
          </table:table-cell>
          <table:table-cell table:formula="of:=[.B100]*100" office:value-type="float" office:value="122030.29787234" calcext:value-type="float">
            <text:p>122030</text:p>
          </table:table-cell>
        </table:table-row>
        <table:table-row table:style-name="ro3">
          <table:table-cell office:value-type="float" office:value="1959" calcext:value-type="float">
            <text:p>1959</text:p>
          </table:table-cell>
          <table:table-cell table:formula="of:=[$'Wages (agric. lab.)'.J101]*[.C101]" office:value-type="currency" office:currency="GHC" office:value="1258.59310344828" calcext:value-type="currency">
            <text:p>₵1,258.59</text:p>
          </table:table-cell>
          <table:table-cell table:formula="of:=[.C100]" office:value-type="float" office:value="1.5" calcext:value-type="float">
            <text:p>1.5</text:p>
          </table:table-cell>
          <table:table-cell table:formula="of:=[.B101]*100" office:value-type="float" office:value="125859.310344828" calcext:value-type="float">
            <text:p>125859</text:p>
          </table:table-cell>
        </table:table-row>
        <table:table-row table:style-name="ro3">
          <table:table-cell office:value-type="float" office:value="1960" calcext:value-type="float">
            <text:p>1960</text:p>
          </table:table-cell>
          <table:table-cell table:formula="of:=[$'Wages (agric. lab.)'.J102]*[.C102]" office:value-type="currency" office:currency="GHC" office:value="1335.98608695652" calcext:value-type="currency">
            <text:p>₵1,335.99</text:p>
          </table:table-cell>
          <table:table-cell table:formula="of:=[.C101]" office:value-type="float" office:value="1.5" calcext:value-type="float">
            <text:p>1.5</text:p>
          </table:table-cell>
          <table:table-cell table:formula="of:=[.B102]*100" office:value-type="float" office:value="133598.608695652" calcext:value-type="float">
            <text:p>133599</text:p>
          </table:table-cell>
        </table:table-row>
        <table:table-row table:style-name="ro3">
          <table:table-cell office:value-type="float" office:value="1961" calcext:value-type="float">
            <text:p>1961</text:p>
          </table:table-cell>
          <table:table-cell table:formula="of:=[$'Wages (agric. lab.)'.J103]*[.C103]" office:value-type="currency" office:currency="GHC" office:value="1383.06782608696" calcext:value-type="currency">
            <text:p>₵1,383.07</text:p>
          </table:table-cell>
          <table:table-cell table:formula="of:=[.C102]" office:value-type="float" office:value="1.5" calcext:value-type="float">
            <text:p>1.5</text:p>
          </table:table-cell>
          <table:table-cell table:formula="of:=[.B103]*100" office:value-type="float" office:value="138306.782608696" calcext:value-type="float">
            <text:p>138307</text:p>
          </table:table-cell>
        </table:table-row>
        <table:table-row table:style-name="ro3">
          <table:table-cell office:value-type="float" office:value="1962" calcext:value-type="float">
            <text:p>1962</text:p>
          </table:table-cell>
          <table:table-cell table:formula="of:=[$'Wages (agric. lab.)'.J104]*[.C104]" office:value-type="currency" office:currency="GHC" office:value="1456.52869565217" calcext:value-type="currency">
            <text:p>₵1,456.53</text:p>
          </table:table-cell>
          <table:table-cell table:formula="of:=[.C103]" office:value-type="float" office:value="1.5" calcext:value-type="float">
            <text:p>1.5</text:p>
          </table:table-cell>
          <table:table-cell table:formula="of:=[.B104]*100" office:value-type="float" office:value="145652.869565217" calcext:value-type="float">
            <text:p>145653</text:p>
          </table:table-cell>
        </table:table-row>
        <table:table-row table:style-name="ro3">
          <table:table-cell office:value-type="float" office:value="1963" calcext:value-type="float">
            <text:p>1963</text:p>
          </table:table-cell>
          <table:table-cell table:formula="of:=[$'Wages (agric. lab.)'.J105]*[.C105]" office:value-type="currency" office:currency="GHC" office:value="1545.53614190687" calcext:value-type="currency">
            <text:p>₵1,545.54</text:p>
          </table:table-cell>
          <table:table-cell table:formula="of:=[.C104]" office:value-type="float" office:value="1.5" calcext:value-type="float">
            <text:p>1.5</text:p>
          </table:table-cell>
          <table:table-cell table:formula="of:=[.B105]*100" office:value-type="float" office:value="154553.614190687" calcext:value-type="float">
            <text:p>154554</text:p>
          </table:table-cell>
        </table:table-row>
        <table:table-row table:style-name="ro3">
          <table:table-cell office:value-type="float" office:value="1964" calcext:value-type="float">
            <text:p>1964</text:p>
          </table:table-cell>
          <table:table-cell table:formula="of:=[$'Wages (agric. lab.)'.J106]*[.C106]" office:value-type="currency" office:currency="GHC" office:value="1629.184" calcext:value-type="currency">
            <text:p>₵1,629.18</text:p>
          </table:table-cell>
          <table:table-cell table:formula="of:=[.C105]" office:value-type="float" office:value="1.5" calcext:value-type="float">
            <text:p>1.5</text:p>
          </table:table-cell>
          <table:table-cell table:formula="of:=[.B106]*100" office:value-type="float" office:value="162918.4" calcext:value-type="float">
            <text:p>162918</text:p>
          </table:table-cell>
        </table:table-row>
        <table:table-row table:style-name="ro3">
          <table:table-cell office:value-type="float" office:value="1965" calcext:value-type="float">
            <text:p>1965</text:p>
          </table:table-cell>
          <table:table-cell table:formula="of:=[$'Wages (agric. lab.)'.J107]*[.C107]" office:value-type="currency" office:currency="GHC" office:value="1730.51376975169" calcext:value-type="currency">
            <text:p>₵1,730.51</text:p>
          </table:table-cell>
          <table:table-cell table:formula="of:=[.C106]" office:value-type="float" office:value="1.5" calcext:value-type="float">
            <text:p>1.5</text:p>
          </table:table-cell>
          <table:table-cell table:formula="of:=[.B107]*100" office:value-type="float" office:value="173051.376975169" calcext:value-type="float">
            <text:p>173051</text:p>
          </table:table-cell>
        </table:table-row>
        <table:table-row table:style-name="ro3">
          <table:table-cell office:value-type="float" office:value="1966" calcext:value-type="float">
            <text:p>1966</text:p>
          </table:table-cell>
          <table:table-cell table:formula="of:=[$'Wages (agric. lab.)'.J108]*[.C108]" office:value-type="currency" office:currency="GHC" office:value="1792.23272727273" calcext:value-type="currency">
            <text:p>₵1,792.23</text:p>
          </table:table-cell>
          <table:table-cell table:formula="of:=[.C107]" office:value-type="float" office:value="1.5" calcext:value-type="float">
            <text:p>1.5</text:p>
          </table:table-cell>
          <table:table-cell table:formula="of:=[.B108]*100" office:value-type="float" office:value="179223.272727273" calcext:value-type="float">
            <text:p>179223</text:p>
          </table:table-cell>
        </table:table-row>
        <table:table-row table:style-name="ro3">
          <table:table-cell office:value-type="float" office:value="1967" calcext:value-type="float">
            <text:p>1967</text:p>
          </table:table-cell>
          <table:table-cell table:formula="of:=[$'Wages (agric. lab.)'.J109]*[.C109]" office:value-type="currency" office:currency="GHC" office:value="1892.07272727273" calcext:value-type="currency">
            <text:p>₵1,892.07</text:p>
          </table:table-cell>
          <table:table-cell table:formula="of:=[.C108]" office:value-type="float" office:value="1.5" calcext:value-type="float">
            <text:p>1.5</text:p>
          </table:table-cell>
          <table:table-cell table:formula="of:=[.B109]*100" office:value-type="float" office:value="189207.272727273" calcext:value-type="float">
            <text:p>189207</text:p>
          </table:table-cell>
        </table:table-row>
        <table:table-row table:style-name="ro3">
          <table:table-cell office:value-type="float" office:value="1968" calcext:value-type="float">
            <text:p>1968</text:p>
          </table:table-cell>
          <table:table-cell table:formula="of:=[$'Wages (agric. lab.)'.J110]*[.C110]" office:value-type="currency" office:currency="GHC" office:value="1935.36" calcext:value-type="currency">
            <text:p>₵1,935.36</text:p>
          </table:table-cell>
          <table:table-cell table:formula="of:=[.C109]" office:value-type="float" office:value="1.5" calcext:value-type="float">
            <text:p>1.5</text:p>
          </table:table-cell>
          <table:table-cell table:formula="of:=[.B110]*100" office:value-type="float" office:value="193536" calcext:value-type="float">
            <text:p>193536</text:p>
          </table:table-cell>
        </table:table-row>
        <table:table-row table:style-name="ro3">
          <table:table-cell office:value-type="float" office:value="1969" calcext:value-type="float">
            <text:p>1969</text:p>
          </table:table-cell>
          <table:table-cell table:formula="of:=[$'Wages (agric. lab.)'.J111]*[.C111]" office:value-type="currency" office:currency="GHC" office:value="2077.78909090909" calcext:value-type="currency">
            <text:p>₵2,077.79</text:p>
          </table:table-cell>
          <table:table-cell table:formula="of:=[.C110]" office:value-type="float" office:value="1.5" calcext:value-type="float">
            <text:p>1.5</text:p>
          </table:table-cell>
          <table:table-cell table:formula="of:=[.B111]*100" office:value-type="float" office:value="207778.909090909" calcext:value-type="float">
            <text:p>207779</text:p>
          </table:table-cell>
        </table:table-row>
        <table:table-row table:style-name="ro3">
          <table:table-cell office:value-type="float" office:value="1970" calcext:value-type="float">
            <text:p>1970</text:p>
          </table:table-cell>
          <table:table-cell table:formula="of:=[$'Wages (agric. lab.)'.J112]*[.C112]" office:value-type="currency" office:currency="GHC" office:value="2249.47378190255" calcext:value-type="currency">
            <text:p>₵2,249.47</text:p>
          </table:table-cell>
          <table:table-cell table:formula="of:=[.C111]" office:value-type="float" office:value="1.5" calcext:value-type="float">
            <text:p>1.5</text:p>
          </table:table-cell>
          <table:table-cell table:formula="of:=[.B112]*100" office:value-type="float" office:value="224947.378190255" calcext:value-type="float">
            <text:p>224947</text:p>
          </table:table-cell>
        </table:table-row>
        <table:table-row table:style-name="ro3">
          <table:table-cell office:value-type="float" office:value="1971" calcext:value-type="float">
            <text:p>1971</text:p>
          </table:table-cell>
          <table:table-cell table:formula="of:=[$'Wages (agric. lab.)'.J113]*[.C113]" office:value-type="currency" office:currency="GHC" office:value="2598.76571428571" calcext:value-type="currency">
            <text:p>₵2,598.77</text:p>
          </table:table-cell>
          <table:table-cell table:formula="of:=[.C112]" office:value-type="float" office:value="1.5" calcext:value-type="float">
            <text:p>1.5</text:p>
          </table:table-cell>
          <table:table-cell table:formula="of:=[.B113]*100" office:value-type="float" office:value="259876.571428571" calcext:value-type="float">
            <text:p>259877</text:p>
          </table:table-cell>
        </table:table-row>
        <table:table-row table:style-name="ro3">
          <table:table-cell office:value-type="float" office:value="1972" calcext:value-type="float">
            <text:p>1972</text:p>
          </table:table-cell>
          <table:table-cell table:formula="of:=[$'Wages (agric. lab.)'.J114]*[.C114]" office:value-type="currency" office:currency="GHC" office:value="2843.79428571429" calcext:value-type="currency">
            <text:p>₵2,843.79</text:p>
          </table:table-cell>
          <table:table-cell table:formula="of:=[.C113]" office:value-type="float" office:value="1.5" calcext:value-type="float">
            <text:p>1.5</text:p>
          </table:table-cell>
          <table:table-cell table:formula="of:=[.B114]*100" office:value-type="float" office:value="284379.428571429" calcext:value-type="float">
            <text:p>284379</text:p>
          </table:table-cell>
        </table:table-row>
        <table:table-row table:style-name="ro3">
          <table:table-cell office:value-type="float" office:value="1973" calcext:value-type="float">
            <text:p>1973</text:p>
          </table:table-cell>
          <table:table-cell table:formula="of:=[$'Wages (agric. lab.)'.J115]*[.C115]" office:value-type="currency" office:currency="GHC" office:value="3423.08571428571" calcext:value-type="currency">
            <text:p>₵3,423.09</text:p>
          </table:table-cell>
          <table:table-cell table:formula="of:=[.C114]" office:value-type="float" office:value="1.5" calcext:value-type="float">
            <text:p>1.5</text:p>
          </table:table-cell>
          <table:table-cell table:formula="of:=[.B115]*100" office:value-type="float" office:value="342308.571428571" calcext:value-type="float">
            <text:p>342309</text:p>
          </table:table-cell>
        </table:table-row>
        <table:table-row table:style-name="ro3">
          <table:table-cell office:value-type="float" office:value="1974" calcext:value-type="float">
            <text:p>1974</text:p>
          </table:table-cell>
          <table:table-cell table:formula="of:=[$'Wages (agric. lab.)'.J116]*[.C116]" office:value-type="currency" office:currency="GHC" office:value="4008.15561097257" calcext:value-type="currency">
            <text:p>₵4,008.16</text:p>
          </table:table-cell>
          <table:table-cell table:formula="of:=[.C115]" office:value-type="float" office:value="1.5" calcext:value-type="float">
            <text:p>1.5</text:p>
          </table:table-cell>
          <table:table-cell table:formula="of:=[.B116]*100" office:value-type="float" office:value="400815.561097257" calcext:value-type="float">
            <text:p>400816</text:p>
          </table:table-cell>
        </table:table-row>
        <table:table-row table:style-name="ro3">
          <table:table-cell office:value-type="float" office:value="1975" calcext:value-type="float">
            <text:p>1975</text:p>
          </table:table-cell>
          <table:table-cell table:formula="of:=[$'Wages (agric. lab.)'.J117]*[.C117]" office:value-type="currency" office:currency="GHC" office:value="5253.12" calcext:value-type="currency">
            <text:p>₵5,253.12</text:p>
          </table:table-cell>
          <table:table-cell table:formula="of:=[.C116]" office:value-type="float" office:value="1.5" calcext:value-type="float">
            <text:p>1.5</text:p>
          </table:table-cell>
          <table:table-cell table:formula="of:=[.B117]*100" office:value-type="float" office:value="525312" calcext:value-type="float">
            <text:p>525312</text:p>
          </table:table-cell>
        </table:table-row>
        <table:table-row table:style-name="ro3">
          <table:table-cell office:value-type="float" office:value="1976" calcext:value-type="float">
            <text:p>1976</text:p>
          </table:table-cell>
          <table:table-cell table:formula="of:=[$'Wages (agric. lab.)'.J118]*[.C118]" office:value-type="currency" office:currency="GHC" office:value="6727.68" calcext:value-type="currency">
            <text:p>₵6,727.68</text:p>
          </table:table-cell>
          <table:table-cell table:formula="of:=[.C117]" office:value-type="float" office:value="1.5" calcext:value-type="float">
            <text:p>1.5</text:p>
          </table:table-cell>
          <table:table-cell table:formula="of:=[.B118]*100" office:value-type="float" office:value="672768" calcext:value-type="float">
            <text:p>672768</text:p>
          </table:table-cell>
        </table:table-row>
        <table:table-row table:style-name="ro3">
          <table:table-cell office:value-type="float" office:value="1977" calcext:value-type="float">
            <text:p>1977</text:p>
          </table:table-cell>
          <table:table-cell table:formula="of:=[$'Wages (agric. lab.)'.J119]*[.C119]" office:value-type="currency" office:currency="GHC" office:value="7188.48" calcext:value-type="currency">
            <text:p>₵7,188.48</text:p>
          </table:table-cell>
          <table:table-cell table:formula="of:=[.C118]" office:value-type="float" office:value="1.5" calcext:value-type="float">
            <text:p>1.5</text:p>
          </table:table-cell>
          <table:table-cell table:formula="of:=[.B119]*100" office:value-type="float" office:value="718848" calcext:value-type="float">
            <text:p>718848</text:p>
          </table:table-cell>
        </table:table-row>
        <table:table-row table:style-name="ro3">
          <table:table-cell office:value-type="float" office:value="1978" calcext:value-type="float">
            <text:p>1978</text:p>
          </table:table-cell>
          <table:table-cell table:formula="of:=[$'Wages (agric. lab.)'.J120]*[.C120]" office:value-type="currency" office:currency="GHC" office:value="7925.76" calcext:value-type="currency">
            <text:p>₵7,925.76</text:p>
          </table:table-cell>
          <table:table-cell table:formula="of:=[.C119]" office:value-type="float" office:value="1.5" calcext:value-type="float">
            <text:p>1.5</text:p>
          </table:table-cell>
          <table:table-cell table:formula="of:=[.B120]*100" office:value-type="float" office:value="792576" calcext:value-type="float">
            <text:p>792576</text:p>
          </table:table-cell>
        </table:table-row>
        <table:table-row table:style-name="ro3">
          <table:table-cell office:value-type="float" office:value="1979" calcext:value-type="float">
            <text:p>1979</text:p>
          </table:table-cell>
          <table:table-cell table:formula="of:=[$'Wages (agric. lab.)'.J121]*[.C121]" office:value-type="currency" office:currency="GHC" office:value="8939.52" calcext:value-type="currency">
            <text:p>₵8,939.52</text:p>
          </table:table-cell>
          <table:table-cell table:formula="of:=[.C120]" office:value-type="float" office:value="1.5" calcext:value-type="float">
            <text:p>1.5</text:p>
          </table:table-cell>
          <table:table-cell table:formula="of:=[.B121]*100" office:value-type="float" office:value="893952" calcext:value-type="float">
            <text:p>893952</text:p>
          </table:table-cell>
        </table:table-row>
        <table:table-row table:style-name="ro3">
          <table:table-cell office:value-type="float" office:value="1980" calcext:value-type="float">
            <text:p>1980</text:p>
          </table:table-cell>
          <table:table-cell table:formula="of:=[$'Wages (agric. lab.)'.J122]*[.C122]" office:value-type="currency" office:currency="GHC" office:value="10690.56" calcext:value-type="currency">
            <text:p>₵10,690.56</text:p>
          </table:table-cell>
          <table:table-cell table:formula="of:=[.C121]" office:value-type="float" office:value="1.5" calcext:value-type="float">
            <text:p>1.5</text:p>
          </table:table-cell>
          <table:table-cell table:formula="of:=[.B122]*100" office:value-type="float" office:value="1069056" calcext:value-type="float">
            <text:p>1069056</text:p>
          </table:table-cell>
        </table:table-row>
      </table:table>
      <table:table table:name="Wages (tram or bus driver)" table:style-name="ta1">
        <office:forms form:automatic-focus="false" form:apply-design-mode="false"/>
        <table:table-column table:style-name="co86" table:default-cell-style-name="Default"/>
        <table:table-column table:style-name="co14" table:default-cell-style-name="ce59"/>
        <table:table-column table:style-name="co14" table:default-cell-style-name="ce12"/>
        <table:table-column table:style-name="co14" table:number-columns-repeated="4" table:default-cell-style-name="Default"/>
        <table:table-column table:style-name="co14" table:default-cell-style-name="ce236"/>
        <table:table-row table:style-name="ro4">
          <table:table-cell table:style-name="ce230" office:value-type="string" calcext:value-type="string">
            <text:p>Year</text:p>
          </table:table-cell>
          <table:table-cell table:style-name="ce238" office:value-type="string" calcext:value-type="string">
            <text:p>Proportion to agric. lab.</text:p>
          </table:table-cell>
          <table:table-cell table:style-name="ce226" office:value-type="string" calcext:value-type="string">
            <text:p>Hourly wage</text:p>
          </table:table-cell>
          <table:table-cell table:style-name="ce111" office:value-type="string" calcext:value-type="string">
            <text:p>Hourly wage (SimuCr)</text:p>
          </table:table-cell>
          <table:table-cell table:style-name="ce111" office:value-type="string" calcext:value-type="string">
            <text:p>Montlhy rate (SimuCr)</text:p>
          </table:table-cell>
          <table:table-cell table:style-name="ce111" office:value-type="string" calcext:value-type="string">
            <text:p>Monthly rate (.dat file)</text:p>
          </table:table-cell>
          <table:table-cell table:style-name="ce229" office:value-type="string" calcext:value-type="string">
            <text:p>Proportion of 1900</text:p>
          </table:table-cell>
          <table:table-cell table:style-name="ce246" office:value-type="string" calcext:value-type="string">
            <text:p>Cents</text:p>
          </table:table-cell>
        </table:table-row>
        <table:table-row table:style-name="ro3">
          <table:table-cell office:value-type="float" office:value="1850" calcext:value-type="float">
            <text:p>1850</text:p>
          </table:table-cell>
          <table:table-cell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]*[.B2]" office:value-type="currency" office:currency="GHC" office:value="13.7798620689655" calcext:value-type="currency">
            <text:p>₵13.78</text:p>
          </table:table-cell>
          <table:table-cell table:style-name="ce31" table:formula="of:=[.E2]*4" office:value-type="currency" office:currency="GHC" office:value="55.1194482758621" calcext:value-type="currency">
            <text:p>₵55.12</text:p>
          </table:table-cell>
          <table:table-cell table:style-name="ce244" table:formula="of:=[.F2]/[.F$52]" office:value-type="percentage" office:value="0.398722860791826" calcext:value-type="percentage">
            <text:p>39.87%</text:p>
          </table:table-cell>
          <table:table-cell table:formula="of:=[.F2]*100" office:value-type="float" office:value="5511.94482758621" calcext:value-type="float">
            <text:p>5512</text:p>
          </table:table-cell>
        </table:table-row>
        <table:table-row table:style-name="ro3">
          <table:table-cell office:value-type="float" office:value="1851" calcext:value-type="float">
            <text:p>1851</text:p>
          </table:table-cell>
          <table:table-cell table:formula="of:=[.B2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]*[.B3]" office:value-type="currency" office:currency="GHC" office:value="13.656275862069" calcext:value-type="currency">
            <text:p>₵13.66</text:p>
          </table:table-cell>
          <table:table-cell table:style-name="ce31" table:formula="of:=[.E3]*4" office:value-type="currency" office:currency="GHC" office:value="54.6251034482759" calcext:value-type="currency">
            <text:p>₵54.63</text:p>
          </table:table-cell>
          <table:table-cell table:style-name="ce244" table:formula="of:=[.F3]/[.F$52]" office:value-type="percentage" office:value="0.39514687100894" calcext:value-type="percentage">
            <text:p>39.51%</text:p>
          </table:table-cell>
          <table:table-cell table:formula="of:=[.F3]*100" office:value-type="float" office:value="5462.51034482759" calcext:value-type="float">
            <text:p>5463</text:p>
          </table:table-cell>
        </table:table-row>
        <table:table-row table:style-name="ro3">
          <table:table-cell office:value-type="float" office:value="1852" calcext:value-type="float">
            <text:p>1852</text:p>
          </table:table-cell>
          <table:table-cell table:formula="of:=[.B3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4]*[.B4]" office:value-type="currency" office:currency="GHC" office:value="13.7180689655172" calcext:value-type="currency">
            <text:p>₵13.72</text:p>
          </table:table-cell>
          <table:table-cell table:style-name="ce31" table:formula="of:=[.E4]*4" office:value-type="currency" office:currency="GHC" office:value="54.872275862069" calcext:value-type="currency">
            <text:p>₵54.87</text:p>
          </table:table-cell>
          <table:table-cell table:style-name="ce244" table:formula="of:=[.F4]/[.F$52]" office:value-type="percentage" office:value="0.396934865900383" calcext:value-type="percentage">
            <text:p>39.69%</text:p>
          </table:table-cell>
          <table:table-cell table:formula="of:=[.F4]*100" office:value-type="float" office:value="5487.2275862069" calcext:value-type="float">
            <text:p>5487</text:p>
          </table:table-cell>
        </table:table-row>
        <table:table-row table:style-name="ro3">
          <table:table-cell office:value-type="float" office:value="1853" calcext:value-type="float">
            <text:p>1853</text:p>
          </table:table-cell>
          <table:table-cell table:formula="of:=[.B4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5]*[.B5]" office:value-type="currency" office:currency="GHC" office:value="14.7067586206897" calcext:value-type="currency">
            <text:p>₵14.71</text:p>
          </table:table-cell>
          <table:table-cell table:style-name="ce31" table:formula="of:=[.E5]*4" office:value-type="currency" office:currency="GHC" office:value="58.8270344827586" calcext:value-type="currency">
            <text:p>₵58.83</text:p>
          </table:table-cell>
          <table:table-cell table:style-name="ce244" table:formula="of:=[.F5]/[.F$52]" office:value-type="percentage" office:value="0.425542784163474" calcext:value-type="percentage">
            <text:p>42.55%</text:p>
          </table:table-cell>
          <table:table-cell table:formula="of:=[.F5]*100" office:value-type="float" office:value="5882.70344827586" calcext:value-type="float">
            <text:p>5883</text:p>
          </table:table-cell>
        </table:table-row>
        <table:table-row table:style-name="ro3">
          <table:table-cell office:value-type="float" office:value="1854" calcext:value-type="float">
            <text:p>1854</text:p>
          </table:table-cell>
          <table:table-cell table:formula="of:=[.B5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6]*[.B6]" office:value-type="currency" office:currency="GHC" office:value="15.8190344827586" calcext:value-type="currency">
            <text:p>₵15.82</text:p>
          </table:table-cell>
          <table:table-cell table:style-name="ce31" table:formula="of:=[.E6]*4" office:value-type="currency" office:currency="GHC" office:value="63.2761379310345" calcext:value-type="currency">
            <text:p>₵63.28</text:p>
          </table:table-cell>
          <table:table-cell table:style-name="ce244" table:formula="of:=[.F6]/[.F$52]" office:value-type="percentage" office:value="0.457726692209451" calcext:value-type="percentage">
            <text:p>45.77%</text:p>
          </table:table-cell>
          <table:table-cell table:formula="of:=[.F6]*100" office:value-type="float" office:value="6327.61379310345" calcext:value-type="float">
            <text:p>6328</text:p>
          </table:table-cell>
        </table:table-row>
        <table:table-row table:style-name="ro3">
          <table:table-cell office:value-type="float" office:value="1855" calcext:value-type="float">
            <text:p>1855</text:p>
          </table:table-cell>
          <table:table-cell table:formula="of:=[.B6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7]*[.B7]" office:value-type="currency" office:currency="GHC" office:value="16.2515862068966" calcext:value-type="currency">
            <text:p>₵16.25</text:p>
          </table:table-cell>
          <table:table-cell table:style-name="ce31" table:formula="of:=[.E7]*4" office:value-type="currency" office:currency="GHC" office:value="65.0063448275862" calcext:value-type="currency">
            <text:p>₵65.01</text:p>
          </table:table-cell>
          <table:table-cell table:style-name="ce244" table:formula="of:=[.F7]/[.F$52]" office:value-type="percentage" office:value="0.470242656449553" calcext:value-type="percentage">
            <text:p>47.02%</text:p>
          </table:table-cell>
          <table:table-cell table:formula="of:=[.F7]*100" office:value-type="float" office:value="6500.63448275862" calcext:value-type="float">
            <text:p>6501</text:p>
          </table:table-cell>
        </table:table-row>
        <table:table-row table:style-name="ro3">
          <table:table-cell office:value-type="float" office:value="1856" calcext:value-type="float">
            <text:p>1856</text:p>
          </table:table-cell>
          <table:table-cell table:formula="of:=[.B7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8]*[.B8]" office:value-type="currency" office:currency="GHC" office:value="16.3751724137931" calcext:value-type="currency">
            <text:p>₵16.38</text:p>
          </table:table-cell>
          <table:table-cell table:style-name="ce31" table:formula="of:=[.E8]*4" office:value-type="currency" office:currency="GHC" office:value="65.5006896551724" calcext:value-type="currency">
            <text:p>₵65.50</text:p>
          </table:table-cell>
          <table:table-cell table:style-name="ce244" table:formula="of:=[.F8]/[.F$52]" office:value-type="percentage" office:value="0.473818646232439" calcext:value-type="percentage">
            <text:p>47.38%</text:p>
          </table:table-cell>
          <table:table-cell table:formula="of:=[.F8]*100" office:value-type="float" office:value="6550.06896551724" calcext:value-type="float">
            <text:p>6550</text:p>
          </table:table-cell>
        </table:table-row>
        <table:table-row table:style-name="ro3">
          <table:table-cell office:value-type="float" office:value="1857" calcext:value-type="float">
            <text:p>1857</text:p>
          </table:table-cell>
          <table:table-cell table:formula="of:=[.B8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9]*[.B9]" office:value-type="currency" office:currency="GHC" office:value="16.2515862068966" calcext:value-type="currency">
            <text:p>₵16.25</text:p>
          </table:table-cell>
          <table:table-cell table:style-name="ce31" table:formula="of:=[.E9]*4" office:value-type="currency" office:currency="GHC" office:value="65.0063448275862" calcext:value-type="currency">
            <text:p>₵65.01</text:p>
          </table:table-cell>
          <table:table-cell table:style-name="ce244" table:formula="of:=[.F9]/[.F$52]" office:value-type="percentage" office:value="0.470242656449553" calcext:value-type="percentage">
            <text:p>47.02%</text:p>
          </table:table-cell>
          <table:table-cell table:formula="of:=[.F9]*100" office:value-type="float" office:value="6500.63448275862" calcext:value-type="float">
            <text:p>6501</text:p>
          </table:table-cell>
        </table:table-row>
        <table:table-row table:style-name="ro3">
          <table:table-cell office:value-type="float" office:value="1858" calcext:value-type="float">
            <text:p>1858</text:p>
          </table:table-cell>
          <table:table-cell table:formula="of:=[.B9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0]*[.B10]" office:value-type="currency" office:currency="GHC" office:value="16.0044137931035" calcext:value-type="currency">
            <text:p>₵16.00</text:p>
          </table:table-cell>
          <table:table-cell table:style-name="ce31" table:formula="of:=[.E10]*4" office:value-type="currency" office:currency="GHC" office:value="64.0176551724138" calcext:value-type="currency">
            <text:p>₵64.02</text:p>
          </table:table-cell>
          <table:table-cell table:style-name="ce244" table:formula="of:=[.F10]/[.F$52]" office:value-type="percentage" office:value="0.46309067688378" calcext:value-type="percentage">
            <text:p>46.31%</text:p>
          </table:table-cell>
          <table:table-cell table:formula="of:=[.F10]*100" office:value-type="float" office:value="6401.76551724138" calcext:value-type="float">
            <text:p>6402</text:p>
          </table:table-cell>
        </table:table-row>
        <table:table-row table:style-name="ro3">
          <table:table-cell office:value-type="float" office:value="1859" calcext:value-type="float">
            <text:p>1859</text:p>
          </table:table-cell>
          <table:table-cell table:formula="of:=[.B10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1]*[.B11]" office:value-type="currency" office:currency="GHC" office:value="15.8808275862069" calcext:value-type="currency">
            <text:p>₵15.88</text:p>
          </table:table-cell>
          <table:table-cell table:style-name="ce31" table:formula="of:=[.E11]*4" office:value-type="currency" office:currency="GHC" office:value="63.5233103448276" calcext:value-type="currency">
            <text:p>₵63.52</text:p>
          </table:table-cell>
          <table:table-cell table:style-name="ce244" table:formula="of:=[.F11]/[.F$52]" office:value-type="percentage" office:value="0.459514687100894" calcext:value-type="percentage">
            <text:p>45.95%</text:p>
          </table:table-cell>
          <table:table-cell table:formula="of:=[.F11]*100" office:value-type="float" office:value="6352.33103448276" calcext:value-type="float">
            <text:p>6352</text:p>
          </table:table-cell>
        </table:table-row>
        <table:table-row table:style-name="ro3">
          <table:table-cell office:value-type="float" office:value="1860" calcext:value-type="float">
            <text:p>1860</text:p>
          </table:table-cell>
          <table:table-cell table:formula="of:=[.B11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2]*[.B12]" office:value-type="currency" office:currency="GHC" office:value="16.1897931034483" calcext:value-type="currency">
            <text:p>₵16.19</text:p>
          </table:table-cell>
          <table:table-cell table:style-name="ce31" table:formula="of:=[.E12]*4" office:value-type="currency" office:currency="GHC" office:value="64.7591724137931" calcext:value-type="currency">
            <text:p>₵64.76</text:p>
          </table:table-cell>
          <table:table-cell table:style-name="ce244" table:formula="of:=[.F12]/[.F$52]" office:value-type="percentage" office:value="0.46845466155811" calcext:value-type="percentage">
            <text:p>46.85%</text:p>
          </table:table-cell>
          <table:table-cell table:formula="of:=[.F12]*100" office:value-type="float" office:value="6475.91724137931" calcext:value-type="float">
            <text:p>6476</text:p>
          </table:table-cell>
        </table:table-row>
        <table:table-row table:style-name="ro3">
          <table:table-cell office:value-type="float" office:value="1861" calcext:value-type="float">
            <text:p>1861</text:p>
          </table:table-cell>
          <table:table-cell table:formula="of:=[.B12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3]*[.B13]" office:value-type="currency" office:currency="GHC" office:value="16.4369655172414" calcext:value-type="currency">
            <text:p>₵16.44</text:p>
          </table:table-cell>
          <table:table-cell table:style-name="ce31" table:formula="of:=[.E13]*4" office:value-type="currency" office:currency="GHC" office:value="65.7478620689655" calcext:value-type="currency">
            <text:p>₵65.75</text:p>
          </table:table-cell>
          <table:table-cell table:style-name="ce244" table:formula="of:=[.F13]/[.F$52]" office:value-type="percentage" office:value="0.475606641123882" calcext:value-type="percentage">
            <text:p>47.56%</text:p>
          </table:table-cell>
          <table:table-cell table:formula="of:=[.F13]*100" office:value-type="float" office:value="6574.78620689655" calcext:value-type="float">
            <text:p>6575</text:p>
          </table:table-cell>
        </table:table-row>
        <table:table-row table:style-name="ro3">
          <table:table-cell office:value-type="float" office:value="1862" calcext:value-type="float">
            <text:p>1862</text:p>
          </table:table-cell>
          <table:table-cell table:formula="of:=[.B13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4]*[.B14]" office:value-type="currency" office:currency="GHC" office:value="16.4369655172414" calcext:value-type="currency">
            <text:p>₵16.44</text:p>
          </table:table-cell>
          <table:table-cell table:style-name="ce31" table:formula="of:=[.E14]*4" office:value-type="currency" office:currency="GHC" office:value="65.7478620689655" calcext:value-type="currency">
            <text:p>₵65.75</text:p>
          </table:table-cell>
          <table:table-cell table:style-name="ce244" table:formula="of:=[.F14]/[.F$52]" office:value-type="percentage" office:value="0.475606641123882" calcext:value-type="percentage">
            <text:p>47.56%</text:p>
          </table:table-cell>
          <table:table-cell table:formula="of:=[.F14]*100" office:value-type="float" office:value="6574.78620689655" calcext:value-type="float">
            <text:p>6575</text:p>
          </table:table-cell>
        </table:table-row>
        <table:table-row table:style-name="ro3">
          <table:table-cell office:value-type="float" office:value="1863" calcext:value-type="float">
            <text:p>1863</text:p>
          </table:table-cell>
          <table:table-cell table:formula="of:=[.B14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5]*[.B15]" office:value-type="currency" office:currency="GHC" office:value="16.3133793103448" calcext:value-type="currency">
            <text:p>₵16.31</text:p>
          </table:table-cell>
          <table:table-cell table:style-name="ce31" table:formula="of:=[.E15]*4" office:value-type="currency" office:currency="GHC" office:value="65.2535172413793" calcext:value-type="currency">
            <text:p>₵65.25</text:p>
          </table:table-cell>
          <table:table-cell table:style-name="ce244" table:formula="of:=[.F15]/[.F$52]" office:value-type="percentage" office:value="0.472030651340996" calcext:value-type="percentage">
            <text:p>47.20%</text:p>
          </table:table-cell>
          <table:table-cell table:formula="of:=[.F15]*100" office:value-type="float" office:value="6525.35172413793" calcext:value-type="float">
            <text:p>6525</text:p>
          </table:table-cell>
        </table:table-row>
        <table:table-row table:style-name="ro3">
          <table:table-cell office:value-type="float" office:value="1864" calcext:value-type="float">
            <text:p>1864</text:p>
          </table:table-cell>
          <table:table-cell table:formula="of:=[.B15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6]*[.B16]" office:value-type="currency" office:currency="GHC" office:value="16.3751724137931" calcext:value-type="currency">
            <text:p>₵16.38</text:p>
          </table:table-cell>
          <table:table-cell table:style-name="ce31" table:formula="of:=[.E16]*4" office:value-type="currency" office:currency="GHC" office:value="65.5006896551724" calcext:value-type="currency">
            <text:p>₵65.50</text:p>
          </table:table-cell>
          <table:table-cell table:style-name="ce244" table:formula="of:=[.F16]/[.F$52]" office:value-type="percentage" office:value="0.473818646232439" calcext:value-type="percentage">
            <text:p>47.38%</text:p>
          </table:table-cell>
          <table:table-cell table:formula="of:=[.F16]*100" office:value-type="float" office:value="6550.06896551724" calcext:value-type="float">
            <text:p>6550</text:p>
          </table:table-cell>
        </table:table-row>
        <table:table-row table:style-name="ro3">
          <table:table-cell office:value-type="float" office:value="1865" calcext:value-type="float">
            <text:p>1865</text:p>
          </table:table-cell>
          <table:table-cell table:formula="of:=[.B16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7]*[.B17]" office:value-type="currency" office:currency="GHC" office:value="16.6841379310345" calcext:value-type="currency">
            <text:p>₵16.68</text:p>
          </table:table-cell>
          <table:table-cell table:style-name="ce31" table:formula="of:=[.E17]*4" office:value-type="currency" office:currency="GHC" office:value="66.7365517241379" calcext:value-type="currency">
            <text:p>₵66.74</text:p>
          </table:table-cell>
          <table:table-cell table:style-name="ce244" table:formula="of:=[.F17]/[.F$52]" office:value-type="percentage" office:value="0.482758620689655" calcext:value-type="percentage">
            <text:p>48.28%</text:p>
          </table:table-cell>
          <table:table-cell table:formula="of:=[.F17]*100" office:value-type="float" office:value="6673.65517241379" calcext:value-type="float">
            <text:p>6674</text:p>
          </table:table-cell>
        </table:table-row>
        <table:table-row table:style-name="ro3">
          <table:table-cell office:value-type="float" office:value="1866" calcext:value-type="float">
            <text:p>1866</text:p>
          </table:table-cell>
          <table:table-cell table:formula="of:=[.B17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8]*[.B18]" office:value-type="currency" office:currency="GHC" office:value="17.0548965517241" calcext:value-type="currency">
            <text:p>₵17.05</text:p>
          </table:table-cell>
          <table:table-cell table:style-name="ce31" table:formula="of:=[.E18]*4" office:value-type="currency" office:currency="GHC" office:value="68.2195862068966" calcext:value-type="currency">
            <text:p>₵68.22</text:p>
          </table:table-cell>
          <table:table-cell table:style-name="ce244" table:formula="of:=[.F18]/[.F$52]" office:value-type="percentage" office:value="0.493486590038314" calcext:value-type="percentage">
            <text:p>49.35%</text:p>
          </table:table-cell>
          <table:table-cell table:formula="of:=[.F18]*100" office:value-type="float" office:value="6821.95862068966" calcext:value-type="float">
            <text:p>6822</text:p>
          </table:table-cell>
        </table:table-row>
        <table:table-row table:style-name="ro3">
          <table:table-cell office:value-type="float" office:value="1867" calcext:value-type="float">
            <text:p>1867</text:p>
          </table:table-cell>
          <table:table-cell table:formula="of:=[.B18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19]*[.B19]" office:value-type="currency" office:currency="GHC" office:value="17.6728275862069" calcext:value-type="currency">
            <text:p>₵17.67</text:p>
          </table:table-cell>
          <table:table-cell table:style-name="ce31" table:formula="of:=[.E19]*4" office:value-type="currency" office:currency="GHC" office:value="70.6913103448276" calcext:value-type="currency">
            <text:p>₵70.69</text:p>
          </table:table-cell>
          <table:table-cell table:style-name="ce244" table:formula="of:=[.F19]/[.F$52]" office:value-type="percentage" office:value="0.511366538952746" calcext:value-type="percentage">
            <text:p>51.14%</text:p>
          </table:table-cell>
          <table:table-cell table:formula="of:=[.F19]*100" office:value-type="float" office:value="7069.13103448276" calcext:value-type="float">
            <text:p>7069</text:p>
          </table:table-cell>
        </table:table-row>
        <table:table-row table:style-name="ro3">
          <table:table-cell office:value-type="float" office:value="1868" calcext:value-type="float">
            <text:p>1868</text:p>
          </table:table-cell>
          <table:table-cell table:formula="of:=[.B19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0]*[.B20]" office:value-type="currency" office:currency="GHC" office:value="17.7964137931034" calcext:value-type="currency">
            <text:p>₵17.80</text:p>
          </table:table-cell>
          <table:table-cell table:style-name="ce31" table:formula="of:=[.E20]*4" office:value-type="currency" office:currency="GHC" office:value="71.1856551724138" calcext:value-type="currency">
            <text:p>₵71.19</text:p>
          </table:table-cell>
          <table:table-cell table:style-name="ce244" table:formula="of:=[.F20]/[.F$52]" office:value-type="percentage" office:value="0.514942528735632" calcext:value-type="percentage">
            <text:p>51.49%</text:p>
          </table:table-cell>
          <table:table-cell table:formula="of:=[.F20]*100" office:value-type="float" office:value="7118.56551724138" calcext:value-type="float">
            <text:p>7119</text:p>
          </table:table-cell>
        </table:table-row>
        <table:table-row table:style-name="ro3">
          <table:table-cell office:value-type="float" office:value="1869" calcext:value-type="float">
            <text:p>1869</text:p>
          </table:table-cell>
          <table:table-cell table:formula="of:=[.B20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1]*[.B21]" office:value-type="currency" office:currency="GHC" office:value="17.3638620689655" calcext:value-type="currency">
            <text:p>₵17.36</text:p>
          </table:table-cell>
          <table:table-cell table:style-name="ce31" table:formula="of:=[.E21]*4" office:value-type="currency" office:currency="GHC" office:value="69.4554482758621" calcext:value-type="currency">
            <text:p>₵69.46</text:p>
          </table:table-cell>
          <table:table-cell table:style-name="ce244" table:formula="of:=[.F21]/[.F$52]" office:value-type="percentage" office:value="0.50242656449553" calcext:value-type="percentage">
            <text:p>50.24%</text:p>
          </table:table-cell>
          <table:table-cell table:formula="of:=[.F21]*100" office:value-type="float" office:value="6945.54482758621" calcext:value-type="float">
            <text:p>6946</text:p>
          </table:table-cell>
        </table:table-row>
        <table:table-row table:style-name="ro3">
          <table:table-cell office:value-type="float" office:value="1870" calcext:value-type="float">
            <text:p>1870</text:p>
          </table:table-cell>
          <table:table-cell table:formula="of:=[.B21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2]*[.B22]" office:value-type="currency" office:currency="GHC" office:value="17.6110344827586" calcext:value-type="currency">
            <text:p>₵17.61</text:p>
          </table:table-cell>
          <table:table-cell table:style-name="ce31" table:formula="of:=[.E22]*4" office:value-type="currency" office:currency="GHC" office:value="70.4441379310345" calcext:value-type="currency">
            <text:p>₵70.44</text:p>
          </table:table-cell>
          <table:table-cell table:style-name="ce244" table:formula="of:=[.F22]/[.F$52]" office:value-type="percentage" office:value="0.509578544061303" calcext:value-type="percentage">
            <text:p>50.96%</text:p>
          </table:table-cell>
          <table:table-cell table:formula="of:=[.F22]*100" office:value-type="float" office:value="7044.41379310345" calcext:value-type="float">
            <text:p>7044</text:p>
          </table:table-cell>
        </table:table-row>
        <table:table-row table:style-name="ro3">
          <table:table-cell office:value-type="float" office:value="1871" calcext:value-type="float">
            <text:p>1871</text:p>
          </table:table-cell>
          <table:table-cell table:formula="of:=[.B22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3]*[.B23]" office:value-type="currency" office:currency="GHC" office:value="17.92" calcext:value-type="currency">
            <text:p>₵17.92</text:p>
          </table:table-cell>
          <table:table-cell table:style-name="ce31" table:formula="of:=[.E23]*4" office:value-type="currency" office:currency="GHC" office:value="71.68" calcext:value-type="currency">
            <text:p>₵71.68</text:p>
          </table:table-cell>
          <table:table-cell table:style-name="ce244" table:formula="of:=[.F23]/[.F$52]" office:value-type="percentage" office:value="0.518518518518518" calcext:value-type="percentage">
            <text:p>51.85%</text:p>
          </table:table-cell>
          <table:table-cell table:formula="of:=[.F23]*100" office:value-type="float" office:value="7168" calcext:value-type="float">
            <text:p>7168</text:p>
          </table:table-cell>
        </table:table-row>
        <table:table-row table:style-name="ro3">
          <table:table-cell office:value-type="float" office:value="1872" calcext:value-type="float">
            <text:p>1872</text:p>
          </table:table-cell>
          <table:table-cell table:formula="of:=[.B23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4]*[.B24]" office:value-type="currency" office:currency="GHC" office:value="27.7451034482759" calcext:value-type="currency">
            <text:p>₵27.75</text:p>
          </table:table-cell>
          <table:table-cell table:style-name="ce31" table:formula="of:=[.E24]*4" office:value-type="currency" office:currency="GHC" office:value="110.980413793103" calcext:value-type="currency">
            <text:p>₵110.98</text:p>
          </table:table-cell>
          <table:table-cell table:style-name="ce244" table:formula="of:=[.F24]/[.F$52]" office:value-type="percentage" office:value="0.802809706257982" calcext:value-type="percentage">
            <text:p>80.28%</text:p>
          </table:table-cell>
          <table:table-cell table:formula="of:=[.F24]*100" office:value-type="float" office:value="11098.0413793103" calcext:value-type="float">
            <text:p>11098</text:p>
          </table:table-cell>
        </table:table-row>
        <table:table-row table:style-name="ro3">
          <table:table-cell office:value-type="float" office:value="1873" calcext:value-type="float">
            <text:p>1873</text:p>
          </table:table-cell>
          <table:table-cell table:formula="of:=[.B24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5]*[.B25]" office:value-type="currency" office:currency="GHC" office:value="19.7737931034483" calcext:value-type="currency">
            <text:p>₵19.77</text:p>
          </table:table-cell>
          <table:table-cell table:style-name="ce31" table:formula="of:=[.E25]*4" office:value-type="currency" office:currency="GHC" office:value="79.0951724137931" calcext:value-type="currency">
            <text:p>₵79.10</text:p>
          </table:table-cell>
          <table:table-cell table:style-name="ce244" table:formula="of:=[.F25]/[.F$52]" office:value-type="percentage" office:value="0.572158365261814" calcext:value-type="percentage">
            <text:p>57.22%</text:p>
          </table:table-cell>
          <table:table-cell table:formula="of:=[.F25]*100" office:value-type="float" office:value="7909.51724137931" calcext:value-type="float">
            <text:p>7910</text:p>
          </table:table-cell>
        </table:table-row>
        <table:table-row table:style-name="ro3">
          <table:table-cell office:value-type="float" office:value="1874" calcext:value-type="float">
            <text:p>1874</text:p>
          </table:table-cell>
          <table:table-cell table:formula="of:=[.B25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6]*[.B26]" office:value-type="currency" office:currency="GHC" office:value="20.7006896551724" calcext:value-type="currency">
            <text:p>₵20.70</text:p>
          </table:table-cell>
          <table:table-cell table:style-name="ce31" table:formula="of:=[.E26]*4" office:value-type="currency" office:currency="GHC" office:value="82.8027586206897" calcext:value-type="currency">
            <text:p>₵82.80</text:p>
          </table:table-cell>
          <table:table-cell table:style-name="ce244" table:formula="of:=[.F26]/[.F$52]" office:value-type="percentage" office:value="0.598978288633461" calcext:value-type="percentage">
            <text:p>59.90%</text:p>
          </table:table-cell>
          <table:table-cell table:formula="of:=[.F26]*100" office:value-type="float" office:value="8280.27586206897" calcext:value-type="float">
            <text:p>8280</text:p>
          </table:table-cell>
        </table:table-row>
        <table:table-row table:style-name="ro3">
          <table:table-cell office:value-type="float" office:value="1875" calcext:value-type="float">
            <text:p>1875</text:p>
          </table:table-cell>
          <table:table-cell table:formula="of:=[.B26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7]*[.B27]" office:value-type="currency" office:currency="GHC" office:value="20.7624827586207" calcext:value-type="currency">
            <text:p>₵20.76</text:p>
          </table:table-cell>
          <table:table-cell table:style-name="ce31" table:formula="of:=[.E27]*4" office:value-type="currency" office:currency="GHC" office:value="83.0499310344828" calcext:value-type="currency">
            <text:p>₵83.05</text:p>
          </table:table-cell>
          <table:table-cell table:style-name="ce244" table:formula="of:=[.F27]/[.F$52]" office:value-type="percentage" office:value="0.600766283524904" calcext:value-type="percentage">
            <text:p>60.08%</text:p>
          </table:table-cell>
          <table:table-cell table:formula="of:=[.F27]*100" office:value-type="float" office:value="8304.99310344828" calcext:value-type="float">
            <text:p>8305</text:p>
          </table:table-cell>
        </table:table-row>
        <table:table-row table:style-name="ro3">
          <table:table-cell office:value-type="float" office:value="1876" calcext:value-type="float">
            <text:p>1876</text:p>
          </table:table-cell>
          <table:table-cell table:formula="of:=[.B27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8]*[.B28]" office:value-type="currency" office:currency="GHC" office:value="20.9478620689655" calcext:value-type="currency">
            <text:p>₵20.95</text:p>
          </table:table-cell>
          <table:table-cell table:style-name="ce31" table:formula="of:=[.E28]*4" office:value-type="currency" office:currency="GHC" office:value="83.7914482758621" calcext:value-type="currency">
            <text:p>₵83.79</text:p>
          </table:table-cell>
          <table:table-cell table:style-name="ce244" table:formula="of:=[.F28]/[.F$52]" office:value-type="percentage" office:value="0.606130268199234" calcext:value-type="percentage">
            <text:p>60.61%</text:p>
          </table:table-cell>
          <table:table-cell table:formula="of:=[.F28]*100" office:value-type="float" office:value="8379.14482758621" calcext:value-type="float">
            <text:p>8379</text:p>
          </table:table-cell>
        </table:table-row>
        <table:table-row table:style-name="ro3">
          <table:table-cell office:value-type="float" office:value="1877" calcext:value-type="float">
            <text:p>1877</text:p>
          </table:table-cell>
          <table:table-cell table:formula="of:=[.B28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29]*[.B29]" office:value-type="currency" office:currency="GHC" office:value="20.9478620689655" calcext:value-type="currency">
            <text:p>₵20.95</text:p>
          </table:table-cell>
          <table:table-cell table:style-name="ce31" table:formula="of:=[.E29]*4" office:value-type="currency" office:currency="GHC" office:value="83.7914482758621" calcext:value-type="currency">
            <text:p>₵83.79</text:p>
          </table:table-cell>
          <table:table-cell table:style-name="ce244" table:formula="of:=[.F29]/[.F$52]" office:value-type="percentage" office:value="0.606130268199234" calcext:value-type="percentage">
            <text:p>60.61%</text:p>
          </table:table-cell>
          <table:table-cell table:formula="of:=[.F29]*100" office:value-type="float" office:value="8379.14482758621" calcext:value-type="float">
            <text:p>8379</text:p>
          </table:table-cell>
        </table:table-row>
        <table:table-row table:style-name="ro3">
          <table:table-cell office:value-type="float" office:value="1878" calcext:value-type="float">
            <text:p>1878</text:p>
          </table:table-cell>
          <table:table-cell table:formula="of:=[.B29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0]*[.B30]" office:value-type="currency" office:currency="GHC" office:value="20.824275862069" calcext:value-type="currency">
            <text:p>₵20.82</text:p>
          </table:table-cell>
          <table:table-cell table:style-name="ce31" table:formula="of:=[.E30]*4" office:value-type="currency" office:currency="GHC" office:value="83.2971034482759" calcext:value-type="currency">
            <text:p>₵83.30</text:p>
          </table:table-cell>
          <table:table-cell table:style-name="ce244" table:formula="of:=[.F30]/[.F$52]" office:value-type="percentage" office:value="0.602554278416347" calcext:value-type="percentage">
            <text:p>60.26%</text:p>
          </table:table-cell>
          <table:table-cell table:formula="of:=[.F30]*100" office:value-type="float" office:value="8329.71034482759" calcext:value-type="float">
            <text:p>8330</text:p>
          </table:table-cell>
        </table:table-row>
        <table:table-row table:style-name="ro3">
          <table:table-cell office:value-type="float" office:value="1879" calcext:value-type="float">
            <text:p>1879</text:p>
          </table:table-cell>
          <table:table-cell table:formula="of:=[.B30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1]*[.B31]" office:value-type="currency" office:currency="GHC" office:value="20.3299310344828" calcext:value-type="currency">
            <text:p>₵20.33</text:p>
          </table:table-cell>
          <table:table-cell table:style-name="ce31" table:formula="of:=[.E31]*4" office:value-type="currency" office:currency="GHC" office:value="81.319724137931" calcext:value-type="currency">
            <text:p>₵81.32</text:p>
          </table:table-cell>
          <table:table-cell table:style-name="ce244" table:formula="of:=[.F31]/[.F$52]" office:value-type="percentage" office:value="0.588250319284802" calcext:value-type="percentage">
            <text:p>58.83%</text:p>
          </table:table-cell>
          <table:table-cell table:formula="of:=[.F31]*100" office:value-type="float" office:value="8131.9724137931" calcext:value-type="float">
            <text:p>8132</text:p>
          </table:table-cell>
        </table:table-row>
        <table:table-row table:style-name="ro3">
          <table:table-cell office:value-type="float" office:value="1880" calcext:value-type="float">
            <text:p>1880</text:p>
          </table:table-cell>
          <table:table-cell table:formula="of:=[.B31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2]*[.B32]" office:value-type="currency" office:currency="GHC" office:value="20.2063448275862" calcext:value-type="currency">
            <text:p>₵20.21</text:p>
          </table:table-cell>
          <table:table-cell table:style-name="ce31" table:formula="of:=[.E32]*4" office:value-type="currency" office:currency="GHC" office:value="80.8253793103448" calcext:value-type="currency">
            <text:p>₵80.83</text:p>
          </table:table-cell>
          <table:table-cell table:style-name="ce244" table:formula="of:=[.F32]/[.F$52]" office:value-type="percentage" office:value="0.584674329501916" calcext:value-type="percentage">
            <text:p>58.47%</text:p>
          </table:table-cell>
          <table:table-cell table:formula="of:=[.F32]*100" office:value-type="float" office:value="8082.53793103448" calcext:value-type="float">
            <text:p>8083</text:p>
          </table:table-cell>
        </table:table-row>
        <table:table-row table:style-name="ro3">
          <table:table-cell office:value-type="float" office:value="1881" calcext:value-type="float">
            <text:p>1881</text:p>
          </table:table-cell>
          <table:table-cell table:formula="of:=[.B32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3]*[.B33]" office:value-type="currency" office:currency="GHC" office:value="20.2063448275862" calcext:value-type="currency">
            <text:p>₵20.21</text:p>
          </table:table-cell>
          <table:table-cell table:style-name="ce31" table:formula="of:=[.E33]*4" office:value-type="currency" office:currency="GHC" office:value="80.8253793103448" calcext:value-type="currency">
            <text:p>₵80.83</text:p>
          </table:table-cell>
          <table:table-cell table:style-name="ce244" table:formula="of:=[.F33]/[.F$52]" office:value-type="percentage" office:value="0.584674329501916" calcext:value-type="percentage">
            <text:p>58.47%</text:p>
          </table:table-cell>
          <table:table-cell table:formula="of:=[.F33]*100" office:value-type="float" office:value="8082.53793103448" calcext:value-type="float">
            <text:p>8083</text:p>
          </table:table-cell>
        </table:table-row>
        <table:table-row table:style-name="ro3">
          <table:table-cell office:value-type="float" office:value="1882" calcext:value-type="float">
            <text:p>1882</text:p>
          </table:table-cell>
          <table:table-cell table:formula="of:=[.B33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4]*[.B34]" office:value-type="currency" office:currency="GHC" office:value="20.2063448275862" calcext:value-type="currency">
            <text:p>₵20.21</text:p>
          </table:table-cell>
          <table:table-cell table:style-name="ce31" table:formula="of:=[.E34]*4" office:value-type="currency" office:currency="GHC" office:value="80.8253793103448" calcext:value-type="currency">
            <text:p>₵80.83</text:p>
          </table:table-cell>
          <table:table-cell table:style-name="ce244" table:formula="of:=[.F34]/[.F$52]" office:value-type="percentage" office:value="0.584674329501916" calcext:value-type="percentage">
            <text:p>58.47%</text:p>
          </table:table-cell>
          <table:table-cell table:formula="of:=[.F34]*100" office:value-type="float" office:value="8082.53793103448" calcext:value-type="float">
            <text:p>8083</text:p>
          </table:table-cell>
        </table:table-row>
        <table:table-row table:style-name="ro3">
          <table:table-cell office:value-type="float" office:value="1883" calcext:value-type="float">
            <text:p>1883</text:p>
          </table:table-cell>
          <table:table-cell table:formula="of:=[.B34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5]*[.B35]" office:value-type="currency" office:currency="GHC" office:value="20.2681379310345" calcext:value-type="currency">
            <text:p>₵20.27</text:p>
          </table:table-cell>
          <table:table-cell table:style-name="ce31" table:formula="of:=[.E35]*4" office:value-type="currency" office:currency="GHC" office:value="81.0725517241379" calcext:value-type="currency">
            <text:p>₵81.07</text:p>
          </table:table-cell>
          <table:table-cell table:style-name="ce244" table:formula="of:=[.F35]/[.F$52]" office:value-type="percentage" office:value="0.586462324393359" calcext:value-type="percentage">
            <text:p>58.65%</text:p>
          </table:table-cell>
          <table:table-cell table:formula="of:=[.F35]*100" office:value-type="float" office:value="8107.25517241379" calcext:value-type="float">
            <text:p>8107</text:p>
          </table:table-cell>
        </table:table-row>
        <table:table-row table:style-name="ro3">
          <table:table-cell office:value-type="float" office:value="1884" calcext:value-type="float">
            <text:p>1884</text:p>
          </table:table-cell>
          <table:table-cell table:formula="of:=[.B35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6]*[.B36]" office:value-type="currency" office:currency="GHC" office:value="20.2063448275862" calcext:value-type="currency">
            <text:p>₵20.21</text:p>
          </table:table-cell>
          <table:table-cell table:style-name="ce31" table:formula="of:=[.E36]*4" office:value-type="currency" office:currency="GHC" office:value="80.8253793103448" calcext:value-type="currency">
            <text:p>₵80.83</text:p>
          </table:table-cell>
          <table:table-cell table:style-name="ce244" table:formula="of:=[.F36]/[.F$52]" office:value-type="percentage" office:value="0.584674329501916" calcext:value-type="percentage">
            <text:p>58.47%</text:p>
          </table:table-cell>
          <table:table-cell table:formula="of:=[.F36]*100" office:value-type="float" office:value="8082.53793103448" calcext:value-type="float">
            <text:p>8083</text:p>
          </table:table-cell>
        </table:table-row>
        <table:table-row table:style-name="ro3">
          <table:table-cell office:value-type="float" office:value="1885" calcext:value-type="float">
            <text:p>1885</text:p>
          </table:table-cell>
          <table:table-cell table:formula="of:=[.B36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7]*[.B37]" office:value-type="currency" office:currency="GHC" office:value="19.9591724137931" calcext:value-type="currency">
            <text:p>₵19.96</text:p>
          </table:table-cell>
          <table:table-cell table:style-name="ce31" table:formula="of:=[.E37]*4" office:value-type="currency" office:currency="GHC" office:value="79.8366896551724" calcext:value-type="currency">
            <text:p>₵79.84</text:p>
          </table:table-cell>
          <table:table-cell table:style-name="ce244" table:formula="of:=[.F37]/[.F$52]" office:value-type="percentage" office:value="0.577522349936143" calcext:value-type="percentage">
            <text:p>57.75%</text:p>
          </table:table-cell>
          <table:table-cell table:formula="of:=[.F37]*100" office:value-type="float" office:value="7983.66896551724" calcext:value-type="float">
            <text:p>7984</text:p>
          </table:table-cell>
        </table:table-row>
        <table:table-row table:style-name="ro3">
          <table:table-cell office:value-type="float" office:value="1886" calcext:value-type="float">
            <text:p>1886</text:p>
          </table:table-cell>
          <table:table-cell table:formula="of:=[.B37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8]*[.B38]" office:value-type="currency" office:currency="GHC" office:value="19.7737931034483" calcext:value-type="currency">
            <text:p>₵19.77</text:p>
          </table:table-cell>
          <table:table-cell table:style-name="ce31" table:formula="of:=[.E38]*4" office:value-type="currency" office:currency="GHC" office:value="79.0951724137931" calcext:value-type="currency">
            <text:p>₵79.10</text:p>
          </table:table-cell>
          <table:table-cell table:style-name="ce244" table:formula="of:=[.F38]/[.F$52]" office:value-type="percentage" office:value="0.572158365261814" calcext:value-type="percentage">
            <text:p>57.22%</text:p>
          </table:table-cell>
          <table:table-cell table:formula="of:=[.F38]*100" office:value-type="float" office:value="7909.51724137931" calcext:value-type="float">
            <text:p>7910</text:p>
          </table:table-cell>
        </table:table-row>
        <table:table-row table:style-name="ro3">
          <table:table-cell office:value-type="float" office:value="1887" calcext:value-type="float">
            <text:p>1887</text:p>
          </table:table-cell>
          <table:table-cell table:formula="of:=[.B38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39]*[.B39]" office:value-type="currency" office:currency="GHC" office:value="19.5884137931034" calcext:value-type="currency">
            <text:p>₵19.59</text:p>
          </table:table-cell>
          <table:table-cell table:style-name="ce31" table:formula="of:=[.E39]*4" office:value-type="currency" office:currency="GHC" office:value="78.3536551724138" calcext:value-type="currency">
            <text:p>₵78.35</text:p>
          </table:table-cell>
          <table:table-cell table:style-name="ce244" table:formula="of:=[.F39]/[.F$52]" office:value-type="percentage" office:value="0.566794380587484" calcext:value-type="percentage">
            <text:p>56.68%</text:p>
          </table:table-cell>
          <table:table-cell table:formula="of:=[.F39]*100" office:value-type="float" office:value="7835.36551724138" calcext:value-type="float">
            <text:p>7835</text:p>
          </table:table-cell>
        </table:table-row>
        <table:table-row table:style-name="ro3">
          <table:table-cell office:value-type="float" office:value="1888" calcext:value-type="float">
            <text:p>1888</text:p>
          </table:table-cell>
          <table:table-cell table:formula="of:=[.B39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40]*[.B40]" office:value-type="currency" office:currency="GHC" office:value="19.5884137931034" calcext:value-type="currency">
            <text:p>₵19.59</text:p>
          </table:table-cell>
          <table:table-cell table:style-name="ce31" table:formula="of:=[.E40]*4" office:value-type="currency" office:currency="GHC" office:value="78.3536551724138" calcext:value-type="currency">
            <text:p>₵78.35</text:p>
          </table:table-cell>
          <table:table-cell table:style-name="ce244" table:formula="of:=[.F40]/[.F$52]" office:value-type="percentage" office:value="0.566794380587484" calcext:value-type="percentage">
            <text:p>56.68%</text:p>
          </table:table-cell>
          <table:table-cell table:formula="of:=[.F40]*100" office:value-type="float" office:value="7835.36551724138" calcext:value-type="float">
            <text:p>7835</text:p>
          </table:table-cell>
        </table:table-row>
        <table:table-row table:style-name="ro3">
          <table:table-cell office:value-type="float" office:value="1889" calcext:value-type="float">
            <text:p>1889</text:p>
          </table:table-cell>
          <table:table-cell table:formula="of:=[.B40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41]*[.B41]" office:value-type="currency" office:currency="GHC" office:value="19.7737931034483" calcext:value-type="currency">
            <text:p>₵19.77</text:p>
          </table:table-cell>
          <table:table-cell table:style-name="ce31" table:formula="of:=[.E41]*4" office:value-type="currency" office:currency="GHC" office:value="79.0951724137931" calcext:value-type="currency">
            <text:p>₵79.10</text:p>
          </table:table-cell>
          <table:table-cell table:style-name="ce244" table:formula="of:=[.F41]/[.F$52]" office:value-type="percentage" office:value="0.572158365261814" calcext:value-type="percentage">
            <text:p>57.22%</text:p>
          </table:table-cell>
          <table:table-cell table:formula="of:=[.F41]*100" office:value-type="float" office:value="7909.51724137931" calcext:value-type="float">
            <text:p>7910</text:p>
          </table:table-cell>
        </table:table-row>
        <table:table-row table:style-name="ro3">
          <table:table-cell office:value-type="float" office:value="1890" calcext:value-type="float">
            <text:p>1890</text:p>
          </table:table-cell>
          <table:table-cell table:formula="of:=[.B41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42]*[.B42]" office:value-type="currency" office:currency="GHC" office:value="20.0209655172414" calcext:value-type="currency">
            <text:p>₵20.02</text:p>
          </table:table-cell>
          <table:table-cell table:style-name="ce31" table:formula="of:=[.E42]*4" office:value-type="currency" office:currency="GHC" office:value="80.0838620689655" calcext:value-type="currency">
            <text:p>₵80.08</text:p>
          </table:table-cell>
          <table:table-cell table:style-name="ce244" table:formula="of:=[.F42]/[.F$52]" office:value-type="percentage" office:value="0.579310344827586" calcext:value-type="percentage">
            <text:p>57.93%</text:p>
          </table:table-cell>
          <table:table-cell table:formula="of:=[.F42]*100" office:value-type="float" office:value="8008.38620689655" calcext:value-type="float">
            <text:p>8008</text:p>
          </table:table-cell>
        </table:table-row>
        <table:table-row table:style-name="ro3">
          <table:table-cell office:value-type="float" office:value="1891" calcext:value-type="float">
            <text:p>1891</text:p>
          </table:table-cell>
          <table:table-cell table:formula="of:=[.B42]"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43]*[.B43]" office:value-type="currency" office:currency="GHC" office:value="20.4535172413793" calcext:value-type="currency">
            <text:p>₵20.45</text:p>
          </table:table-cell>
          <table:table-cell table:style-name="ce31" table:formula="of:=[.E43]*4" office:value-type="currency" office:currency="GHC" office:value="81.8140689655172" calcext:value-type="currency">
            <text:p>₵81.81</text:p>
          </table:table-cell>
          <table:table-cell table:style-name="ce244" table:formula="of:=[.F43]/[.F$52]" office:value-type="percentage" office:value="0.591826309067688" calcext:value-type="percentage">
            <text:p>59.18%</text:p>
          </table:table-cell>
          <table:table-cell table:formula="of:=[.F43]*100" office:value-type="float" office:value="8181.40689655172" calcext:value-type="float">
            <text:p>8181</text:p>
          </table:table-cell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float" office:value="1.4" calcext:value-type="float">
            <text:p>1.40</text:p>
          </table:table-cell>
          <table:table-cell table:number-columns-repeated="2"/>
          <table:table-cell table:style-name="ce31" table:formula="of:=[$'Wages (agric. lab.)'.I44]*[.B44]" office:value-type="currency" office:currency="GHC" office:value="20.5153103448276" calcext:value-type="currency">
            <text:p>₵20.52</text:p>
          </table:table-cell>
          <table:table-cell table:style-name="ce31" table:formula="of:=[.E44]*4" office:value-type="currency" office:currency="GHC" office:value="82.0612413793103" calcext:value-type="currency">
            <text:p>₵82.06</text:p>
          </table:table-cell>
          <table:table-cell table:style-name="ce244" table:formula="of:=[.F44]/[.F$52]" office:value-type="percentage" office:value="0.593614303959131" calcext:value-type="percentage">
            <text:p>59.36%</text:p>
          </table:table-cell>
          <table:table-cell table:formula="of:=[.F44]*100" office:value-type="float" office:value="8206.12413793103" calcext:value-type="float">
            <text:p>8206</text:p>
          </table:table-cell>
        </table:table-row>
        <table:table-row table:style-name="ro3">
          <table:table-cell office:value-type="float" office:value="1893" calcext:value-type="float">
            <text:p>1893</text:p>
          </table:table-cell>
          <table:table-cell table:style-name="ce239" table:formula="of:=[.F45]/[$'Wages (agric. lab.)'.J45]" office:value-type="float" office:value="1.392" calcext:value-type="float">
            <text:p>1.39</text:p>
          </table:table-cell>
          <table:table-cell table:style-name="ce241" office:value-type="currency" office:currency="GBP" office:value="0.0165" calcext:value-type="currency">
            <text:p>£0.02</text:p>
          </table:table-cell>
          <table:table-cell table:style-name="ce242" table:formula="of:=[.C45]*[$'Currency conversion'.F$2]" office:value-type="currency" office:currency="GHC" office:value="3.168" calcext:value-type="currency">
            <text:p>₵3.17</text:p>
          </table:table-cell>
          <table:table-cell table:style-name="ce242" table:formula="of:=[.D45]*6.4" office:value-type="currency" office:currency="GHC" office:value="20.2752" calcext:value-type="currency">
            <text:p>₵20.28</text:p>
          </table:table-cell>
          <table:table-cell table:style-name="ce242" table:formula="of:=[.E45]*4" office:value-type="currency" office:currency="GHC" office:value="81.1008" calcext:value-type="currency">
            <text:p>₵81.10</text:p>
          </table:table-cell>
          <table:table-cell table:style-name="ce245" table:formula="of:=[.F45]/[.F$52]" office:value-type="percentage" office:value="0.586666666666667" calcext:value-type="percentage">
            <text:p>58.67%</text:p>
          </table:table-cell>
          <table:table-cell table:formula="of:=[.F45]*100" office:value-type="float" office:value="8110.08" calcext:value-type="float">
            <text:p>8110</text:p>
          </table:table-cell>
        </table:table-row>
        <table:table-row table:style-name="ro3">
          <table:table-cell office:value-type="float" office:value="1894" calcext:value-type="float">
            <text:p>1894</text:p>
          </table:table-cell>
          <table:table-cell table:style-name="ce239" table:formula="of:=[.F46]/[$'Wages (agric. lab.)'.J46]" office:value-type="float" office:value="1.98614634146341" calcext:value-type="float">
            <text:p>1.99</text:p>
          </table:table-cell>
          <table:table-cell table:style-name="ce241" office:value-type="currency" office:currency="GBP" office:value="0.0234" calcext:value-type="currency">
            <text:p>£0.02</text:p>
          </table:table-cell>
          <table:table-cell table:style-name="ce242" table:formula="of:=[.C46]*[$'Currency conversion'.F$2]" office:value-type="currency" office:currency="GHC" office:value="4.4928" calcext:value-type="currency">
            <text:p>₵4.49</text:p>
          </table:table-cell>
          <table:table-cell table:style-name="ce242" table:formula="of:=[.D46]*6.4" office:value-type="currency" office:currency="GHC" office:value="28.75392" calcext:value-type="currency">
            <text:p>₵28.75</text:p>
          </table:table-cell>
          <table:table-cell table:style-name="ce242" table:formula="of:=[.E46]*4" office:value-type="currency" office:currency="GHC" office:value="115.01568" calcext:value-type="currency">
            <text:p>₵115.02</text:p>
          </table:table-cell>
          <table:table-cell table:style-name="ce245" table:formula="of:=[.F46]/[.F$52]" office:value-type="percentage" office:value="0.832" calcext:value-type="percentage">
            <text:p>83.20%</text:p>
          </table:table-cell>
          <table:table-cell table:formula="of:=[.F46]*100" office:value-type="float" office:value="11501.568" calcext:value-type="float">
            <text:p>11502</text:p>
          </table:table-cell>
        </table:table-row>
        <table:table-row table:style-name="ro3">
          <table:table-cell office:value-type="float" office:value="1895" calcext:value-type="float">
            <text:p>1895</text:p>
          </table:table-cell>
          <table:table-cell table:style-name="ce240" office:value-type="float" office:value="2" calcext:value-type="float">
            <text:p>2.00</text:p>
          </table:table-cell>
          <table:table-cell table:number-columns-repeated="2"/>
          <table:table-cell table:style-name="ce31" table:formula="of:=[$'Wages (agric. lab.)'.I47]*[.B47]" office:value-type="currency" office:currency="GHC" office:value="29.0427586206897" calcext:value-type="currency">
            <text:p>₵29.04</text:p>
          </table:table-cell>
          <table:table-cell table:style-name="ce31" table:formula="of:=[.E47]*4" office:value-type="currency" office:currency="GHC" office:value="116.171034482759" calcext:value-type="currency">
            <text:p>₵116.17</text:p>
          </table:table-cell>
          <table:table-cell table:style-name="ce244" table:formula="of:=[.F47]/[.F$52]" office:value-type="percentage" office:value="0.840357598978289" calcext:value-type="percentage">
            <text:p>84.04%</text:p>
          </table:table-cell>
          <table:table-cell table:formula="of:=[.F47]*100" office:value-type="float" office:value="11617.1034482759" calcext:value-type="float">
            <text:p>11617</text:p>
          </table:table-cell>
        </table:table-row>
        <table:table-row table:style-name="ro3">
          <table:table-cell office:value-type="float" office:value="1896" calcext:value-type="float">
            <text:p>1896</text:p>
          </table:table-cell>
          <table:table-cell table:style-name="ce240" office:value-type="float" office:value="2" calcext:value-type="float">
            <text:p>2.00</text:p>
          </table:table-cell>
          <table:table-cell table:number-columns-repeated="2"/>
          <table:table-cell table:style-name="ce31" table:formula="of:=[$'Wages (agric. lab.)'.I48]*[.B48]" office:value-type="currency" office:currency="GHC" office:value="29.1310344827586" calcext:value-type="currency">
            <text:p>₵29.13</text:p>
          </table:table-cell>
          <table:table-cell table:style-name="ce31" table:formula="of:=[.E48]*4" office:value-type="currency" office:currency="GHC" office:value="116.524137931034" calcext:value-type="currency">
            <text:p>₵116.52</text:p>
          </table:table-cell>
          <table:table-cell table:style-name="ce244" table:formula="of:=[.F48]/[.F$52]" office:value-type="percentage" office:value="0.842911877394636" calcext:value-type="percentage">
            <text:p>84.29%</text:p>
          </table:table-cell>
          <table:table-cell table:formula="of:=[.F48]*100" office:value-type="float" office:value="11652.4137931034" calcext:value-type="float">
            <text:p>11652</text:p>
          </table:table-cell>
        </table:table-row>
        <table:table-row table:style-name="ro3">
          <table:table-cell office:value-type="float" office:value="1897" calcext:value-type="float">
            <text:p>1897</text:p>
          </table:table-cell>
          <table:table-cell table:style-name="ce240" office:value-type="float" office:value="2.05" calcext:value-type="float">
            <text:p>2.05</text:p>
          </table:table-cell>
          <table:table-cell table:number-columns-repeated="2"/>
          <table:table-cell table:style-name="ce31" table:formula="of:=[$'Wages (agric. lab.)'.I49]*[.B49]" office:value-type="currency" office:currency="GHC" office:value="30.1307586206897" calcext:value-type="currency">
            <text:p>₵30.13</text:p>
          </table:table-cell>
          <table:table-cell table:style-name="ce31" table:formula="of:=[.E49]*4" office:value-type="currency" office:currency="GHC" office:value="120.523034482759" calcext:value-type="currency">
            <text:p>₵120.52</text:p>
          </table:table-cell>
          <table:table-cell table:style-name="ce244" table:formula="of:=[.F49]/[.F$52]" office:value-type="percentage" office:value="0.87183908045977" calcext:value-type="percentage">
            <text:p>87.18%</text:p>
          </table:table-cell>
          <table:table-cell table:formula="of:=[.F49]*100" office:value-type="float" office:value="12052.3034482759" calcext:value-type="float">
            <text:p>12052</text:p>
          </table:table-cell>
        </table:table-row>
        <table:table-row table:style-name="ro3">
          <table:table-cell office:value-type="float" office:value="1898" calcext:value-type="float">
            <text:p>1898</text:p>
          </table:table-cell>
          <table:table-cell table:style-name="ce240" office:value-type="float" office:value="2.1" calcext:value-type="float">
            <text:p>2.10</text:p>
          </table:table-cell>
          <table:table-cell table:number-columns-repeated="2"/>
          <table:table-cell table:style-name="ce31" table:formula="of:=[$'Wages (agric. lab.)'.I50]*[.B50]" office:value-type="currency" office:currency="GHC" office:value="31.4217931034483" calcext:value-type="currency">
            <text:p>₵31.42</text:p>
          </table:table-cell>
          <table:table-cell table:style-name="ce31" table:formula="of:=[.E50]*4" office:value-type="currency" office:currency="GHC" office:value="125.687172413793" calcext:value-type="currency">
            <text:p>₵125.69</text:p>
          </table:table-cell>
          <table:table-cell table:style-name="ce244" table:formula="of:=[.F50]/[.F$52]" office:value-type="percentage" office:value="0.90919540229885" calcext:value-type="percentage">
            <text:p>90.92%</text:p>
          </table:table-cell>
          <table:table-cell table:formula="of:=[.F50]*100" office:value-type="float" office:value="12568.7172413793" calcext:value-type="float">
            <text:p>12569</text:p>
          </table:table-cell>
        </table:table-row>
        <table:table-row table:style-name="ro3">
          <table:table-cell office:value-type="float" office:value="1899" calcext:value-type="float">
            <text:p>1899</text:p>
          </table:table-cell>
          <table:table-cell table:style-name="ce240" office:value-type="float" office:value="2.1" calcext:value-type="float">
            <text:p>2.10</text:p>
          </table:table-cell>
          <table:table-cell table:number-columns-repeated="2"/>
          <table:table-cell table:style-name="ce31" table:formula="of:=[$'Wages (agric. lab.)'.I51]*[.B51]" office:value-type="currency" office:currency="GHC" office:value="31.8852413793103" calcext:value-type="currency">
            <text:p>₵31.89</text:p>
          </table:table-cell>
          <table:table-cell table:style-name="ce31" table:formula="of:=[.E51]*4" office:value-type="currency" office:currency="GHC" office:value="127.540965517241" calcext:value-type="currency">
            <text:p>₵127.54</text:p>
          </table:table-cell>
          <table:table-cell table:style-name="ce244" table:formula="of:=[.F51]/[.F$52]" office:value-type="percentage" office:value="0.922605363984674" calcext:value-type="percentage">
            <text:p>92.26%</text:p>
          </table:table-cell>
          <table:table-cell table:formula="of:=[.F51]*100" office:value-type="float" office:value="12754.0965517241" calcext:value-type="float">
            <text:p>12754</text:p>
          </table:table-cell>
        </table:table-row>
        <table:table-row table:style-name="ro3">
          <table:table-cell table:style-name="ce237" office:value-type="float" office:value="1900" calcext:value-type="float">
            <text:p>1900</text:p>
          </table:table-cell>
          <table:table-cell table:style-name="ce239" table:formula="of:=[.F52]/[$'Wages (agric. lab.)'.J52]" office:value-type="float" office:value="2.19943820224719" calcext:value-type="float">
            <text:p>2.20</text:p>
          </table:table-cell>
          <table:table-cell table:style-name="ce241" table:formula="of:=6.75/240" office:value-type="currency" office:currency="GBP" office:value="0.028125" calcext:value-type="currency">
            <text:p>£0.03</text:p>
          </table:table-cell>
          <table:table-cell table:style-name="ce242" table:formula="of:=[.C52]*[$'Currency conversion'.F$2]" office:value-type="currency" office:currency="GHC" office:value="5.4" calcext:value-type="currency">
            <text:p>₵5.40</text:p>
          </table:table-cell>
          <table:table-cell table:style-name="ce242" table:formula="of:=[.D52]*6.4" office:value-type="currency" office:currency="GHC" office:value="34.56" calcext:value-type="currency">
            <text:p>₵34.56</text:p>
          </table:table-cell>
          <table:table-cell table:style-name="ce242" table:formula="of:=[.E52]*4" office:value-type="currency" office:currency="GHC" office:value="138.24" calcext:value-type="currency">
            <text:p>₵138.24</text:p>
          </table:table-cell>
          <table:table-cell table:style-name="ce245" table:formula="of:=[.F52]/[.F$52]" office:value-type="percentage" office:value="1" calcext:value-type="percentage">
            <text:p>100.00%</text:p>
          </table:table-cell>
          <table:table-cell table:formula="of:=[.F52]*100" office:value-type="float" office:value="13824" calcext:value-type="float">
            <text:p>13824</text:p>
          </table:table-cell>
        </table:table-row>
        <table:table-row table:style-name="ro3">
          <table:table-cell office:value-type="float" office:value="1901" calcext:value-type="float">
            <text:p>1901</text:p>
          </table:table-cell>
          <table:table-cell table:formula="of:=[.B52]" office:value-type="float" office:value="2.19943820224719" calcext:value-type="float">
            <text:p>2.20</text:p>
          </table:table-cell>
          <table:table-cell table:number-columns-repeated="2"/>
          <table:table-cell table:style-name="ce31" table:formula="of:=[$'Wages (agric. lab.)'.I53]*[.B53]" office:value-type="currency" office:currency="GHC" office:value="34.7541573033708" calcext:value-type="currency">
            <text:p>₵34.75</text:p>
          </table:table-cell>
          <table:table-cell table:style-name="ce31" table:formula="of:=[.E53]*4" office:value-type="currency" office:currency="GHC" office:value="139.016629213483" calcext:value-type="currency">
            <text:p>₵139.02</text:p>
          </table:table-cell>
          <table:table-cell table:style-name="ce244" table:formula="of:=[.F53]/[.F$52]" office:value-type="percentage" office:value="1.00561797752809" calcext:value-type="percentage">
            <text:p>100.56%</text:p>
          </table:table-cell>
          <table:table-cell table:formula="of:=[.F53]*100" office:value-type="float" office:value="13901.6629213483" calcext:value-type="float">
            <text:p>13902</text:p>
          </table:table-cell>
        </table:table-row>
        <table:table-row table:style-name="ro3">
          <table:table-cell office:value-type="float" office:value="1902" calcext:value-type="float">
            <text:p>1902</text:p>
          </table:table-cell>
          <table:table-cell table:formula="of:=[.B53]" office:value-type="float" office:value="2.19943820224719" calcext:value-type="float">
            <text:p>2.20</text:p>
          </table:table-cell>
          <table:table-cell table:number-columns-repeated="2"/>
          <table:table-cell table:style-name="ce31" table:formula="of:=[$'Wages (agric. lab.)'.I54]*[.B54]" office:value-type="currency" office:currency="GHC" office:value="34.8512359550562" calcext:value-type="currency">
            <text:p>₵34.85</text:p>
          </table:table-cell>
          <table:table-cell table:style-name="ce31" table:formula="of:=[.E54]*4" office:value-type="currency" office:currency="GHC" office:value="139.404943820225" calcext:value-type="currency">
            <text:p>₵139.40</text:p>
          </table:table-cell>
          <table:table-cell table:style-name="ce244" table:formula="of:=[.F54]/[.F$52]" office:value-type="percentage" office:value="1.00842696629214" calcext:value-type="percentage">
            <text:p>100.84%</text:p>
          </table:table-cell>
          <table:table-cell table:formula="of:=[.F54]*100" office:value-type="float" office:value="13940.4943820225" calcext:value-type="float">
            <text:p>13940</text:p>
          </table:table-cell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float" office:value="2.25" calcext:value-type="float">
            <text:p>2.25</text:p>
          </table:table-cell>
          <table:table-cell table:number-columns-repeated="2"/>
          <table:table-cell table:style-name="ce31" table:formula="of:=[$'Wages (agric. lab.)'.I55]*[.B55]" office:value-type="currency" office:currency="GHC" office:value="35.6524137931034" calcext:value-type="currency">
            <text:p>₵35.65</text:p>
          </table:table-cell>
          <table:table-cell table:style-name="ce31" table:formula="of:=[.E55]*4" office:value-type="currency" office:currency="GHC" office:value="142.609655172414" calcext:value-type="currency">
            <text:p>₵142.61</text:p>
          </table:table-cell>
          <table:table-cell table:style-name="ce244" table:formula="of:=[.F55]/[.F$52]" office:value-type="percentage" office:value="1.0316091954023" calcext:value-type="percentage">
            <text:p>103.16%</text:p>
          </table:table-cell>
          <table:table-cell table:formula="of:=[.F55]*100" office:value-type="float" office:value="14260.9655172414" calcext:value-type="float">
            <text:p>14261</text:p>
          </table:table-cell>
        </table:table-row>
        <table:table-row table:style-name="ro3">
          <table:table-cell office:value-type="float" office:value="1904" calcext:value-type="float">
            <text:p>1904</text:p>
          </table:table-cell>
          <table:table-cell table:formula="of:=[.B55]" office:value-type="float" office:value="2.25" calcext:value-type="float">
            <text:p>2.25</text:p>
          </table:table-cell>
          <table:table-cell table:number-columns-repeated="2"/>
          <table:table-cell table:style-name="ce31" table:formula="of:=[$'Wages (agric. lab.)'.I56]*[.B56]" office:value-type="currency" office:currency="GHC" office:value="35.6524137931034" calcext:value-type="currency">
            <text:p>₵35.65</text:p>
          </table:table-cell>
          <table:table-cell table:style-name="ce31" table:formula="of:=[.E56]*4" office:value-type="currency" office:currency="GHC" office:value="142.609655172414" calcext:value-type="currency">
            <text:p>₵142.61</text:p>
          </table:table-cell>
          <table:table-cell table:style-name="ce244" table:formula="of:=[.F56]/[.F$52]" office:value-type="percentage" office:value="1.0316091954023" calcext:value-type="percentage">
            <text:p>103.16%</text:p>
          </table:table-cell>
          <table:table-cell table:formula="of:=[.F56]*100" office:value-type="float" office:value="14260.9655172414" calcext:value-type="float">
            <text:p>14261</text:p>
          </table:table-cell>
        </table:table-row>
        <table:table-row table:style-name="ro3">
          <table:table-cell office:value-type="float" office:value="1905" calcext:value-type="float">
            <text:p>1905</text:p>
          </table:table-cell>
          <table:table-cell office:value-type="float" office:value="2.27" calcext:value-type="float">
            <text:p>2.27</text:p>
          </table:table-cell>
          <table:table-cell table:number-columns-repeated="2"/>
          <table:table-cell table:style-name="ce31" table:formula="of:=[$'Wages (agric. lab.)'.I57]*[.B57]" office:value-type="currency" office:currency="GHC" office:value="36.0695172413793" calcext:value-type="currency">
            <text:p>₵36.07</text:p>
          </table:table-cell>
          <table:table-cell table:style-name="ce31" table:formula="of:=[.E57]*4" office:value-type="currency" office:currency="GHC" office:value="144.278068965517" calcext:value-type="currency">
            <text:p>₵144.28</text:p>
          </table:table-cell>
          <table:table-cell table:style-name="ce244" table:formula="of:=[.F57]/[.F$52]" office:value-type="percentage" office:value="1.04367816091954" calcext:value-type="percentage">
            <text:p>104.37%</text:p>
          </table:table-cell>
          <table:table-cell table:formula="of:=[.F57]*100" office:value-type="float" office:value="14427.8068965517" calcext:value-type="float">
            <text:p>14428</text:p>
          </table:table-cell>
        </table:table-row>
        <table:table-row table:style-name="ro3">
          <table:table-cell table:style-name="ce237" office:value-type="float" office:value="1906" calcext:value-type="float">
            <text:p>1906</text:p>
          </table:table-cell>
          <table:table-cell table:style-name="ce239" table:formula="of:=[.F58]/[$'Wages (agric. lab.)'.J58]" office:value-type="float" office:value="2.3232044198895" calcext:value-type="float">
            <text:p>2.32</text:p>
          </table:table-cell>
          <table:table-cell table:style-name="ce241" table:formula="of:=7.25/240" office:value-type="currency" office:currency="GBP" office:value="0.0302083333333333" calcext:value-type="currency">
            <text:p>£0.03</text:p>
          </table:table-cell>
          <table:table-cell table:style-name="ce242" table:formula="of:=[.C58]*[$'Currency conversion'.F$2]" office:value-type="currency" office:currency="GHC" office:value="5.8" calcext:value-type="currency">
            <text:p>₵5.80</text:p>
          </table:table-cell>
          <table:table-cell table:style-name="ce242" table:formula="of:=[.D58]*6.4" office:value-type="currency" office:currency="GHC" office:value="37.12" calcext:value-type="currency">
            <text:p>₵37.12</text:p>
          </table:table-cell>
          <table:table-cell table:style-name="ce242" table:formula="of:=[.E58]*4" office:value-type="currency" office:currency="GHC" office:value="148.48" calcext:value-type="currency">
            <text:p>₵148.48</text:p>
          </table:table-cell>
          <table:table-cell table:style-name="ce245" table:formula="of:=[.F58]/[.F$52]" office:value-type="percentage" office:value="1.07407407407407" calcext:value-type="percentage">
            <text:p>107.41%</text:p>
          </table:table-cell>
          <table:table-cell table:formula="of:=[.F58]*100" office:value-type="float" office:value="14848" calcext:value-type="float">
            <text:p>14848</text:p>
          </table:table-cell>
        </table:table-row>
        <table:table-row table:style-name="ro3">
          <table:table-cell office:value-type="float" office:value="1910" calcext:value-type="float">
            <text:p>1910</text:p>
          </table:table-cell>
          <table:table-cell table:formula="of:=[.B58]" office:value-type="float" office:value="2.3232044198895" calcext:value-type="float">
            <text:p>2.32</text:p>
          </table:table-cell>
          <table:table-cell table:number-columns-repeated="2"/>
          <table:table-cell table:style-name="ce31" table:formula="of:=[$'Wages (agric. lab.)'.I59]*[.B59]" office:value-type="currency" office:currency="GHC" office:value="37.7352486187845" calcext:value-type="currency">
            <text:p>₵37.74</text:p>
          </table:table-cell>
          <table:table-cell table:style-name="ce31" table:formula="of:=[.E59]*4" office:value-type="currency" office:currency="GHC" office:value="150.940994475138" calcext:value-type="currency">
            <text:p>₵150.94</text:p>
          </table:table-cell>
          <table:table-cell table:style-name="ce244" table:formula="of:=[.F59]/[.F$52]" office:value-type="percentage" office:value="1.09187640679353" calcext:value-type="percentage">
            <text:p>109.19%</text:p>
          </table:table-cell>
          <table:table-cell table:formula="of:=[.F59]*100" office:value-type="float" office:value="15094.0994475138" calcext:value-type="float">
            <text:p>15094</text:p>
          </table:table-cell>
        </table:table-row>
        <table:table-row table:style-name="ro3">
          <table:table-cell office:value-type="float" office:value="1914" calcext:value-type="float">
            <text:p>1914</text:p>
          </table:table-cell>
          <table:table-cell table:formula="of:=[.B59]" office:value-type="float" office:value="2.3232044198895" calcext:value-type="float">
            <text:p>2.32</text:p>
          </table:table-cell>
          <table:table-cell table:number-columns-repeated="2"/>
          <table:table-cell table:style-name="ce31" table:formula="of:=[$'Wages (agric. lab.)'.I60]*[.B60]" office:value-type="currency" office:currency="GHC" office:value="41.2216574585635" calcext:value-type="currency">
            <text:p>₵41.22</text:p>
          </table:table-cell>
          <table:table-cell table:style-name="ce31" table:formula="of:=[.E60]*4" office:value-type="currency" office:currency="GHC" office:value="164.886629834254" calcext:value-type="currency">
            <text:p>₵164.89</text:p>
          </table:table-cell>
          <table:table-cell table:style-name="ce244" table:formula="of:=[.F60]/[.F$52]" office:value-type="percentage" office:value="1.19275629220381" calcext:value-type="percentage">
            <text:p>119.28%</text:p>
          </table:table-cell>
          <table:table-cell table:formula="of:=[.F60]*100" office:value-type="float" office:value="16488.6629834254" calcext:value-type="float">
            <text:p>16489</text:p>
          </table:table-cell>
        </table:table-row>
        <table:table-row table:style-name="ro3">
          <table:table-cell office:value-type="float" office:value="1918" calcext:value-type="float">
            <text:p>1918</text:p>
          </table:table-cell>
          <table:table-cell table:formula="of:=[.B60]" office:value-type="float" office:value="2.3232044198895" calcext:value-type="float">
            <text:p>2.32</text:p>
          </table:table-cell>
          <table:table-cell table:number-columns-repeated="2"/>
          <table:table-cell table:style-name="ce31" table:formula="of:=[$'Wages (agric. lab.)'.I61]*[.B61]" office:value-type="currency" office:currency="GHC" office:value="83.7211389715257" calcext:value-type="currency">
            <text:p>₵83.72</text:p>
          </table:table-cell>
          <table:table-cell table:style-name="ce31" table:formula="of:=[.E61]*4" office:value-type="currency" office:currency="GHC" office:value="334.884555886103" calcext:value-type="currency">
            <text:p>₵334.88</text:p>
          </table:table-cell>
          <table:table-cell table:style-name="ce244" table:formula="of:=[.F61]/[.F$52]" office:value-type="percentage" office:value="2.42248666005572" calcext:value-type="percentage">
            <text:p>242.25%</text:p>
          </table:table-cell>
          <table:table-cell table:formula="of:=[.F61]*100" office:value-type="float" office:value="33488.4555886103" calcext:value-type="float">
            <text:p>33488</text:p>
          </table:table-cell>
        </table:table-row>
        <table:table-row table:style-name="ro3">
          <table:table-cell office:value-type="float" office:value="1919" calcext:value-type="float">
            <text:p>1919</text:p>
          </table:table-cell>
          <table:table-cell table:formula="of:=[.B61]" office:value-type="float" office:value="2.3232044198895" calcext:value-type="float">
            <text:p>2.32</text:p>
          </table:table-cell>
          <table:table-cell table:number-columns-repeated="2"/>
          <table:table-cell table:style-name="ce31" table:formula="of:=[$'Wages (agric. lab.)'.I62]*[.B62]" office:value-type="currency" office:currency="GHC" office:value="103.965184870378" calcext:value-type="currency">
            <text:p>₵103.97</text:p>
          </table:table-cell>
          <table:table-cell table:style-name="ce31" table:formula="of:=[.E62]*4" office:value-type="currency" office:currency="GHC" office:value="415.860739481513" calcext:value-type="currency">
            <text:p>₵415.86</text:p>
          </table:table-cell>
          <table:table-cell table:style-name="ce244" table:formula="of:=[.F62]/[.F$52]" office:value-type="percentage" office:value="3.00825187703641" calcext:value-type="percentage">
            <text:p>300.83%</text:p>
          </table:table-cell>
          <table:table-cell table:formula="of:=[.F62]*100" office:value-type="float" office:value="41586.0739481513" calcext:value-type="float">
            <text:p>41586</text:p>
          </table:table-cell>
        </table:table-row>
        <table:table-row table:style-name="ro3">
          <table:table-cell office:value-type="float" office:value="1920" calcext:value-type="float">
            <text:p>1920</text:p>
          </table:table-cell>
          <table:table-cell office:value-type="float" office:value="2.4" calcext:value-type="float">
            <text:p>2.40</text:p>
          </table:table-cell>
          <table:table-cell table:number-columns-repeated="2"/>
          <table:table-cell table:style-name="ce31" table:formula="of:=[$'Wages (agric. lab.)'.I63]*[.B63]" office:value-type="currency" office:currency="GHC" office:value="122.052923076923" calcext:value-type="currency">
            <text:p>₵122.05</text:p>
          </table:table-cell>
          <table:table-cell table:style-name="ce31" table:formula="of:=[.E63]*4" office:value-type="currency" office:currency="GHC" office:value="488.211692307692" calcext:value-type="currency">
            <text:p>₵488.21</text:p>
          </table:table-cell>
          <table:table-cell table:style-name="ce244" table:formula="of:=[.F63]/[.F$52]" office:value-type="percentage" office:value="3.53162393162393" calcext:value-type="percentage">
            <text:p>353.16%</text:p>
          </table:table-cell>
          <table:table-cell table:formula="of:=[.F63]*100" office:value-type="float" office:value="48821.1692307692" calcext:value-type="float">
            <text:p>48821</text:p>
          </table:table-cell>
        </table:table-row>
        <table:table-row table:style-name="ro3">
          <table:table-cell office:value-type="float" office:value="1921" calcext:value-type="float">
            <text:p>1921</text:p>
          </table:table-cell>
          <table:table-cell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64]*[.B64]" office:value-type="currency" office:currency="GHC" office:value="104.016032064128" calcext:value-type="currency">
            <text:p>₵104.02</text:p>
          </table:table-cell>
          <table:table-cell table:style-name="ce31" table:formula="of:=[.E64]*4" office:value-type="currency" office:currency="GHC" office:value="416.064128256513" calcext:value-type="currency">
            <text:p>₵416.06</text:p>
          </table:table-cell>
          <table:table-cell table:style-name="ce244" table:formula="of:=[.F64]/[.F$52]" office:value-type="percentage" office:value="3.00972315000371" calcext:value-type="percentage">
            <text:p>300.97%</text:p>
          </table:table-cell>
          <table:table-cell table:formula="of:=[.F64]*100" office:value-type="float" office:value="41606.4128256513" calcext:value-type="float">
            <text:p>41606</text:p>
          </table:table-cell>
        </table:table-row>
        <table:table-row table:style-name="ro3">
          <table:table-cell office:value-type="float" office:value="1922" calcext:value-type="float">
            <text:p>1922</text:p>
          </table:table-cell>
          <table:table-cell table:formula="of:=[.B64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65]*[.B65]" office:value-type="currency" office:currency="GHC" office:value="84.8284023668639" calcext:value-type="currency">
            <text:p>₵84.83</text:p>
          </table:table-cell>
          <table:table-cell table:style-name="ce31" table:formula="of:=[.E65]*4" office:value-type="currency" office:currency="GHC" office:value="339.313609467456" calcext:value-type="currency">
            <text:p>₵339.31</text:p>
          </table:table-cell>
          <table:table-cell table:style-name="ce244" table:formula="of:=[.F65]/[.F$52]" office:value-type="percentage" office:value="2.45452553144861" calcext:value-type="percentage">
            <text:p>245.45%</text:p>
          </table:table-cell>
          <table:table-cell table:formula="of:=[.F65]*100" office:value-type="float" office:value="33931.3609467456" calcext:value-type="float">
            <text:p>33931</text:p>
          </table:table-cell>
        </table:table-row>
        <table:table-row table:style-name="ro3">
          <table:table-cell office:value-type="float" office:value="1924" calcext:value-type="float">
            <text:p>1924</text:p>
          </table:table-cell>
          <table:table-cell table:formula="of:=[.B65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66]*[.B66]" office:value-type="currency" office:currency="GHC" office:value="90.6039215686275" calcext:value-type="currency">
            <text:p>₵90.60</text:p>
          </table:table-cell>
          <table:table-cell table:style-name="ce31" table:formula="of:=[.E66]*4" office:value-type="currency" office:currency="GHC" office:value="362.41568627451" calcext:value-type="currency">
            <text:p>₵362.42</text:p>
          </table:table-cell>
          <table:table-cell table:style-name="ce244" table:formula="of:=[.F66]/[.F$52]" office:value-type="percentage" office:value="2.62164124909223" calcext:value-type="percentage">
            <text:p>262.16%</text:p>
          </table:table-cell>
          <table:table-cell table:formula="of:=[.F66]*100" office:value-type="float" office:value="36241.568627451" calcext:value-type="float">
            <text:p>36242</text:p>
          </table:table-cell>
        </table:table-row>
        <table:table-row table:style-name="ro3">
          <table:table-cell office:value-type="float" office:value="1925" calcext:value-type="float">
            <text:p>1925</text:p>
          </table:table-cell>
          <table:table-cell table:formula="of:=[.B66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67]*[.B67]" office:value-type="currency" office:currency="GHC" office:value="96.5748502994012" calcext:value-type="currency">
            <text:p>₵96.57</text:p>
          </table:table-cell>
          <table:table-cell table:style-name="ce31" table:formula="of:=[.E67]*4" office:value-type="currency" office:currency="GHC" office:value="386.299401197605" calcext:value-type="currency">
            <text:p>₵386.30</text:p>
          </table:table-cell>
          <table:table-cell table:style-name="ce244" table:formula="of:=[.F67]/[.F$52]" office:value-type="percentage" office:value="2.79441117764471" calcext:value-type="percentage">
            <text:p>279.44%</text:p>
          </table:table-cell>
          <table:table-cell table:formula="of:=[.F67]*100" office:value-type="float" office:value="38629.9401197605" calcext:value-type="float">
            <text:p>38630</text:p>
          </table:table-cell>
        </table:table-row>
        <table:table-row table:style-name="ro3">
          <table:table-cell office:value-type="float" office:value="1926" calcext:value-type="float">
            <text:p>1926</text:p>
          </table:table-cell>
          <table:table-cell table:formula="of:=[.B67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68]*[.B68]" office:value-type="currency" office:currency="GHC" office:value="97.4749498997996" calcext:value-type="currency">
            <text:p>₵97.47</text:p>
          </table:table-cell>
          <table:table-cell table:style-name="ce31" table:formula="of:=[.E68]*4" office:value-type="currency" office:currency="GHC" office:value="389.899799599198" calcext:value-type="currency">
            <text:p>₵389.90</text:p>
          </table:table-cell>
          <table:table-cell table:style-name="ce244" table:formula="of:=[.F68]/[.F$52]" office:value-type="percentage" office:value="2.82045572626735" calcext:value-type="percentage">
            <text:p>282.05%</text:p>
          </table:table-cell>
          <table:table-cell table:formula="of:=[.F68]*100" office:value-type="float" office:value="38989.9799599198" calcext:value-type="float">
            <text:p>38990</text:p>
          </table:table-cell>
        </table:table-row>
        <table:table-row table:style-name="ro3">
          <table:table-cell office:value-type="float" office:value="1927" calcext:value-type="float">
            <text:p>1927</text:p>
          </table:table-cell>
          <table:table-cell table:formula="of:=[.B68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69]*[.B69]" office:value-type="currency" office:currency="GHC" office:value="96.8924302788845" calcext:value-type="currency">
            <text:p>₵96.89</text:p>
          </table:table-cell>
          <table:table-cell table:style-name="ce31" table:formula="of:=[.E69]*4" office:value-type="currency" office:currency="GHC" office:value="387.569721115538" calcext:value-type="currency">
            <text:p>₵387.57</text:p>
          </table:table-cell>
          <table:table-cell table:style-name="ce244" table:formula="of:=[.F69]/[.F$52]" office:value-type="percentage" office:value="2.80360041316217" calcext:value-type="percentage">
            <text:p>280.36%</text:p>
          </table:table-cell>
          <table:table-cell table:formula="of:=[.F69]*100" office:value-type="float" office:value="38756.9721115538" calcext:value-type="float">
            <text:p>38757</text:p>
          </table:table-cell>
        </table:table-row>
        <table:table-row table:style-name="ro3">
          <table:table-cell office:value-type="float" office:value="1928" calcext:value-type="float">
            <text:p>1928</text:p>
          </table:table-cell>
          <table:table-cell table:formula="of:=[.B69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0]*[.B70]" office:value-type="currency" office:currency="GHC" office:value="96.8924302788845" calcext:value-type="currency">
            <text:p>₵96.89</text:p>
          </table:table-cell>
          <table:table-cell table:style-name="ce31" table:formula="of:=[.E70]*4" office:value-type="currency" office:currency="GHC" office:value="387.569721115538" calcext:value-type="currency">
            <text:p>₵387.57</text:p>
          </table:table-cell>
          <table:table-cell table:style-name="ce244" table:formula="of:=[.F70]/[.F$52]" office:value-type="percentage" office:value="2.80360041316217" calcext:value-type="percentage">
            <text:p>280.36%</text:p>
          </table:table-cell>
          <table:table-cell table:formula="of:=[.F70]*100" office:value-type="float" office:value="38756.9721115538" calcext:value-type="float">
            <text:p>38757</text:p>
          </table:table-cell>
        </table:table-row>
        <table:table-row table:style-name="ro3">
          <table:table-cell office:value-type="float" office:value="1929" calcext:value-type="float">
            <text:p>1929</text:p>
          </table:table-cell>
          <table:table-cell table:formula="of:=[.B70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1]*[.B71]" office:value-type="currency" office:currency="GHC" office:value="96.1264822134387" calcext:value-type="currency">
            <text:p>₵96.13</text:p>
          </table:table-cell>
          <table:table-cell table:style-name="ce31" table:formula="of:=[.E71]*4" office:value-type="currency" office:currency="GHC" office:value="384.505928853755" calcext:value-type="currency">
            <text:p>₵384.51</text:p>
          </table:table-cell>
          <table:table-cell table:style-name="ce244" table:formula="of:=[.F71]/[.F$52]" office:value-type="percentage" office:value="2.78143756404626" calcext:value-type="percentage">
            <text:p>278.14%</text:p>
          </table:table-cell>
          <table:table-cell table:formula="of:=[.F71]*100" office:value-type="float" office:value="38450.5928853755" calcext:value-type="float">
            <text:p>38451</text:p>
          </table:table-cell>
        </table:table-row>
        <table:table-row table:style-name="ro3">
          <table:table-cell office:value-type="float" office:value="1930" calcext:value-type="float">
            <text:p>1930</text:p>
          </table:table-cell>
          <table:table-cell table:formula="of:=[.B71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2]*[.B72]" office:value-type="currency" office:currency="GHC" office:value="96.3809523809524" calcext:value-type="currency">
            <text:p>₵96.38</text:p>
          </table:table-cell>
          <table:table-cell table:style-name="ce31" table:formula="of:=[.E72]*4" office:value-type="currency" office:currency="GHC" office:value="385.52380952381" calcext:value-type="currency">
            <text:p>₵385.52</text:p>
          </table:table-cell>
          <table:table-cell table:style-name="ce244" table:formula="of:=[.F72]/[.F$52]" office:value-type="percentage" office:value="2.78880070546737" calcext:value-type="percentage">
            <text:p>278.88%</text:p>
          </table:table-cell>
          <table:table-cell table:formula="of:=[.F72]*100" office:value-type="float" office:value="38552.380952381" calcext:value-type="float">
            <text:p>38552</text:p>
          </table:table-cell>
        </table:table-row>
        <table:table-row table:style-name="ro3">
          <table:table-cell office:value-type="float" office:value="1931" calcext:value-type="float">
            <text:p>1931</text:p>
          </table:table-cell>
          <table:table-cell table:formula="of:=[.B72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3]*[.B73]" office:value-type="currency" office:currency="GHC" office:value="94.1176470588235" calcext:value-type="currency">
            <text:p>₵94.12</text:p>
          </table:table-cell>
          <table:table-cell table:style-name="ce31" table:formula="of:=[.E73]*4" office:value-type="currency" office:currency="GHC" office:value="376.470588235294" calcext:value-type="currency">
            <text:p>₵376.47</text:p>
          </table:table-cell>
          <table:table-cell table:style-name="ce244" table:formula="of:=[.F73]/[.F$52]" office:value-type="percentage" office:value="2.72331154684096" calcext:value-type="percentage">
            <text:p>272.33%</text:p>
          </table:table-cell>
          <table:table-cell table:formula="of:=[.F73]*100" office:value-type="float" office:value="37647.0588235294" calcext:value-type="float">
            <text:p>37647</text:p>
          </table:table-cell>
        </table:table-row>
        <table:table-row table:style-name="ro3">
          <table:table-cell office:value-type="float" office:value="1932" calcext:value-type="float">
            <text:p>1932</text:p>
          </table:table-cell>
          <table:table-cell table:formula="of:=[.B73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4]*[.B74]" office:value-type="currency" office:currency="GHC" office:value="92.4305283757339" calcext:value-type="currency">
            <text:p>₵92.43</text:p>
          </table:table-cell>
          <table:table-cell table:style-name="ce31" table:formula="of:=[.E74]*4" office:value-type="currency" office:currency="GHC" office:value="369.722113502935" calcext:value-type="currency">
            <text:p>₵369.72</text:p>
          </table:table-cell>
          <table:table-cell table:style-name="ce244" table:formula="of:=[.F74]/[.F$52]" office:value-type="percentage" office:value="2.67449445531637" calcext:value-type="percentage">
            <text:p>267.45%</text:p>
          </table:table-cell>
          <table:table-cell table:formula="of:=[.F74]*100" office:value-type="float" office:value="36972.2113502935" calcext:value-type="float">
            <text:p>36972</text:p>
          </table:table-cell>
        </table:table-row>
        <table:table-row table:style-name="ro3">
          <table:table-cell office:value-type="float" office:value="1933" calcext:value-type="float">
            <text:p>1933</text:p>
          </table:table-cell>
          <table:table-cell table:formula="of:=[.B74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5]*[.B75]" office:value-type="currency" office:currency="GHC" office:value="93.4603174603175" calcext:value-type="currency">
            <text:p>₵93.46</text:p>
          </table:table-cell>
          <table:table-cell table:style-name="ce31" table:formula="of:=[.E75]*4" office:value-type="currency" office:currency="GHC" office:value="373.84126984127" calcext:value-type="currency">
            <text:p>₵373.84</text:p>
          </table:table-cell>
          <table:table-cell table:style-name="ce244" table:formula="of:=[.F75]/[.F$52]" office:value-type="percentage" office:value="2.70429159318048" calcext:value-type="percentage">
            <text:p>270.43%</text:p>
          </table:table-cell>
          <table:table-cell table:formula="of:=[.F75]*100" office:value-type="float" office:value="37384.126984127" calcext:value-type="float">
            <text:p>37384</text:p>
          </table:table-cell>
        </table:table-row>
        <table:table-row table:style-name="ro3">
          <table:table-cell office:value-type="float" office:value="1934" calcext:value-type="float">
            <text:p>1934</text:p>
          </table:table-cell>
          <table:table-cell table:formula="of:=[.B75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6]*[.B76]" office:value-type="currency" office:currency="GHC" office:value="96.4471057884232" calcext:value-type="currency">
            <text:p>₵96.45</text:p>
          </table:table-cell>
          <table:table-cell table:style-name="ce31" table:formula="of:=[.E76]*4" office:value-type="currency" office:currency="GHC" office:value="385.788423153693" calcext:value-type="currency">
            <text:p>₵385.79</text:p>
          </table:table-cell>
          <table:table-cell table:style-name="ce244" table:formula="of:=[.F76]/[.F$52]" office:value-type="percentage" office:value="2.79071486656317" calcext:value-type="percentage">
            <text:p>279.07%</text:p>
          </table:table-cell>
          <table:table-cell table:formula="of:=[.F76]*100" office:value-type="float" office:value="38578.8423153693" calcext:value-type="float">
            <text:p>38579</text:p>
          </table:table-cell>
        </table:table-row>
        <table:table-row table:style-name="ro3">
          <table:table-cell office:value-type="float" office:value="1935" calcext:value-type="float">
            <text:p>1935</text:p>
          </table:table-cell>
          <table:table-cell table:formula="of:=[.B76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7]*[.B77]" office:value-type="currency" office:currency="GHC" office:value="97.1383399209486" calcext:value-type="currency">
            <text:p>₵97.14</text:p>
          </table:table-cell>
          <table:table-cell table:style-name="ce31" table:formula="of:=[.E77]*4" office:value-type="currency" office:currency="GHC" office:value="388.553359683794" calcext:value-type="currency">
            <text:p>₵388.55</text:p>
          </table:table-cell>
          <table:table-cell table:style-name="ce244" table:formula="of:=[.F77]/[.F$52]" office:value-type="percentage" office:value="2.81071585419411" calcext:value-type="percentage">
            <text:p>281.07%</text:p>
          </table:table-cell>
          <table:table-cell table:formula="of:=[.F77]*100" office:value-type="float" office:value="38855.3359683794" calcext:value-type="float">
            <text:p>38855</text:p>
          </table:table-cell>
        </table:table-row>
        <table:table-row table:style-name="ro3">
          <table:table-cell office:value-type="float" office:value="1936" calcext:value-type="float">
            <text:p>1936</text:p>
          </table:table-cell>
          <table:table-cell table:formula="of:=[.B77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8]*[.B78]" office:value-type="currency" office:currency="GHC" office:value="100.007952286282" calcext:value-type="currency">
            <text:p>₵100.01</text:p>
          </table:table-cell>
          <table:table-cell table:style-name="ce31" table:formula="of:=[.E78]*4" office:value-type="currency" office:currency="GHC" office:value="400.031809145129" calcext:value-type="currency">
            <text:p>₵400.03</text:p>
          </table:table-cell>
          <table:table-cell table:style-name="ce244" table:formula="of:=[.F78]/[.F$52]" office:value-type="percentage" office:value="2.89374861939474" calcext:value-type="percentage">
            <text:p>289.37%</text:p>
          </table:table-cell>
          <table:table-cell table:formula="of:=[.F78]*100" office:value-type="float" office:value="40003.1809145129" calcext:value-type="float">
            <text:p>40003</text:p>
          </table:table-cell>
        </table:table-row>
        <table:table-row table:style-name="ro3">
          <table:table-cell office:value-type="float" office:value="1937" calcext:value-type="float">
            <text:p>1937</text:p>
          </table:table-cell>
          <table:table-cell table:formula="of:=[.B78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79]*[.B79]" office:value-type="currency" office:currency="GHC" office:value="104.541832669323" calcext:value-type="currency">
            <text:p>₵104.54</text:p>
          </table:table-cell>
          <table:table-cell table:style-name="ce31" table:formula="of:=[.E79]*4" office:value-type="currency" office:currency="GHC" office:value="418.167330677291" calcext:value-type="currency">
            <text:p>₵418.17</text:p>
          </table:table-cell>
          <table:table-cell table:style-name="ce244" table:formula="of:=[.F79]/[.F$52]" office:value-type="percentage" office:value="3.02493728788549" calcext:value-type="percentage">
            <text:p>302.49%</text:p>
          </table:table-cell>
          <table:table-cell table:formula="of:=[.F79]*100" office:value-type="float" office:value="41816.7330677291" calcext:value-type="float">
            <text:p>41817</text:p>
          </table:table-cell>
        </table:table-row>
        <table:table-row table:style-name="ro3">
          <table:table-cell office:value-type="float" office:value="1938" calcext:value-type="float">
            <text:p>1938</text:p>
          </table:table-cell>
          <table:table-cell table:formula="of:=[.B79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0]*[.B80]" office:value-type="currency" office:currency="GHC" office:value="106.07171314741" calcext:value-type="currency">
            <text:p>₵106.07</text:p>
          </table:table-cell>
          <table:table-cell table:style-name="ce31" table:formula="of:=[.E80]*4" office:value-type="currency" office:currency="GHC" office:value="424.286852589642" calcext:value-type="currency">
            <text:p>₵424.29</text:p>
          </table:table-cell>
          <table:table-cell table:style-name="ce244" table:formula="of:=[.F80]/[.F$52]" office:value-type="percentage" office:value="3.06920466283016" calcext:value-type="percentage">
            <text:p>306.92%</text:p>
          </table:table-cell>
          <table:table-cell table:formula="of:=[.F80]*100" office:value-type="float" office:value="42428.6852589641" calcext:value-type="float">
            <text:p>42429</text:p>
          </table:table-cell>
        </table:table-row>
        <table:table-row table:style-name="ro3">
          <table:table-cell office:value-type="float" office:value="1939" calcext:value-type="float">
            <text:p>1939</text:p>
          </table:table-cell>
          <table:table-cell table:formula="of:=[.B80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1]*[.B81]" office:value-type="currency" office:currency="GHC" office:value="120.733067729084" calcext:value-type="currency">
            <text:p>₵120.73</text:p>
          </table:table-cell>
          <table:table-cell table:style-name="ce31" table:formula="of:=[.E81]*4" office:value-type="currency" office:currency="GHC" office:value="482.932270916335" calcext:value-type="currency">
            <text:p>₵482.93</text:p>
          </table:table-cell>
          <table:table-cell table:style-name="ce244" table:formula="of:=[.F81]/[.F$52]" office:value-type="percentage" office:value="3.49343367271654" calcext:value-type="percentage">
            <text:p>349.34%</text:p>
          </table:table-cell>
          <table:table-cell table:formula="of:=[.F81]*100" office:value-type="float" office:value="48293.2270916335" calcext:value-type="float">
            <text:p>48293</text:p>
          </table:table-cell>
        </table:table-row>
        <table:table-row table:style-name="ro3">
          <table:table-cell office:value-type="float" office:value="1940" calcext:value-type="float">
            <text:p>1940</text:p>
          </table:table-cell>
          <table:table-cell table:formula="of:=[.B81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2]*[.B82]" office:value-type="currency" office:currency="GHC" office:value="148.143426294821" calcext:value-type="currency">
            <text:p>₵148.14</text:p>
          </table:table-cell>
          <table:table-cell table:style-name="ce31" table:formula="of:=[.E82]*4" office:value-type="currency" office:currency="GHC" office:value="592.573705179283" calcext:value-type="currency">
            <text:p>₵592.57</text:p>
          </table:table-cell>
          <table:table-cell table:style-name="ce244" table:formula="of:=[.F82]/[.F$52]" office:value-type="percentage" office:value="4.28655747380847" calcext:value-type="percentage">
            <text:p>428.66%</text:p>
          </table:table-cell>
          <table:table-cell table:formula="of:=[.F82]*100" office:value-type="float" office:value="59257.3705179283" calcext:value-type="float">
            <text:p>59257</text:p>
          </table:table-cell>
        </table:table-row>
        <table:table-row table:style-name="ro3">
          <table:table-cell office:value-type="float" office:value="1941" calcext:value-type="float">
            <text:p>1941</text:p>
          </table:table-cell>
          <table:table-cell table:formula="of:=[.B82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3]*[.B83]" office:value-type="currency" office:currency="GHC" office:value="176.956175298805" calcext:value-type="currency">
            <text:p>₵176.96</text:p>
          </table:table-cell>
          <table:table-cell table:style-name="ce31" table:formula="of:=[.E83]*4" office:value-type="currency" office:currency="GHC" office:value="707.824701195219" calcext:value-type="currency">
            <text:p>₵707.82</text:p>
          </table:table-cell>
          <table:table-cell table:style-name="ce244" table:formula="of:=[.F83]/[.F$52]" office:value-type="percentage" office:value="5.12025970193301" calcext:value-type="percentage">
            <text:p>512.03%</text:p>
          </table:table-cell>
          <table:table-cell table:formula="of:=[.F83]*100" office:value-type="float" office:value="70782.4701195219" calcext:value-type="float">
            <text:p>70782</text:p>
          </table:table-cell>
        </table:table-row>
        <table:table-row table:style-name="ro3">
          <table:table-cell office:value-type="float" office:value="1942" calcext:value-type="float">
            <text:p>1942</text:p>
          </table:table-cell>
          <table:table-cell table:formula="of:=[.B83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4]*[.B84]" office:value-type="currency" office:currency="GHC" office:value="184.689378757515" calcext:value-type="currency">
            <text:p>₵184.69</text:p>
          </table:table-cell>
          <table:table-cell table:style-name="ce31" table:formula="of:=[.E84]*4" office:value-type="currency" office:currency="GHC" office:value="738.75751503006" calcext:value-type="currency">
            <text:p>₵738.76</text:p>
          </table:table-cell>
          <table:table-cell table:style-name="ce244" table:formula="of:=[.F84]/[.F$52]" office:value-type="percentage" office:value="5.3440213760855" calcext:value-type="percentage">
            <text:p>534.40%</text:p>
          </table:table-cell>
          <table:table-cell table:formula="of:=[.F84]*100" office:value-type="float" office:value="73875.751503006" calcext:value-type="float">
            <text:p>73876</text:p>
          </table:table-cell>
        </table:table-row>
        <table:table-row table:style-name="ro3">
          <table:table-cell office:value-type="float" office:value="1943" calcext:value-type="float">
            <text:p>1943</text:p>
          </table:table-cell>
          <table:table-cell table:formula="of:=[.B84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5]*[.B85]" office:value-type="currency" office:currency="GHC" office:value="198.866396761134" calcext:value-type="currency">
            <text:p>₵198.87</text:p>
          </table:table-cell>
          <table:table-cell table:style-name="ce31" table:formula="of:=[.E85]*4" office:value-type="currency" office:currency="GHC" office:value="795.465587044535" calcext:value-type="currency">
            <text:p>₵795.47</text:p>
          </table:table-cell>
          <table:table-cell table:style-name="ce244" table:formula="of:=[.F85]/[.F$52]" office:value-type="percentage" office:value="5.75423601739391" calcext:value-type="percentage">
            <text:p>575.42%</text:p>
          </table:table-cell>
          <table:table-cell table:formula="of:=[.F85]*100" office:value-type="float" office:value="79546.5587044535" calcext:value-type="float">
            <text:p>79547</text:p>
          </table:table-cell>
        </table:table-row>
        <table:table-row table:style-name="ro3">
          <table:table-cell office:value-type="float" office:value="1944" calcext:value-type="float">
            <text:p>1944</text:p>
          </table:table-cell>
          <table:table-cell table:formula="of:=[.B85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6]*[.B86]" office:value-type="currency" office:currency="GHC" office:value="211.044534412955" calcext:value-type="currency">
            <text:p>₵211.04</text:p>
          </table:table-cell>
          <table:table-cell table:style-name="ce31" table:formula="of:=[.E86]*4" office:value-type="currency" office:currency="GHC" office:value="844.178137651822" calcext:value-type="currency">
            <text:p>₵844.18</text:p>
          </table:table-cell>
          <table:table-cell table:style-name="ce244" table:formula="of:=[.F86]/[.F$52]" office:value-type="percentage" office:value="6.10661268556005" calcext:value-type="percentage">
            <text:p>610.66%</text:p>
          </table:table-cell>
          <table:table-cell table:formula="of:=[.F86]*100" office:value-type="float" office:value="84417.8137651822" calcext:value-type="float">
            <text:p>84418</text:p>
          </table:table-cell>
        </table:table-row>
        <table:table-row table:style-name="ro3">
          <table:table-cell office:value-type="float" office:value="1945" calcext:value-type="float">
            <text:p>1945</text:p>
          </table:table-cell>
          <table:table-cell table:formula="of:=[.B86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7]*[.B87]" office:value-type="currency" office:currency="GHC" office:value="229.02479338843" calcext:value-type="currency">
            <text:p>₵229.02</text:p>
          </table:table-cell>
          <table:table-cell table:style-name="ce31" table:formula="of:=[.E87]*4" office:value-type="currency" office:currency="GHC" office:value="916.099173553719" calcext:value-type="currency">
            <text:p>₵916.10</text:p>
          </table:table-cell>
          <table:table-cell table:style-name="ce244" table:formula="of:=[.F87]/[.F$52]" office:value-type="percentage" office:value="6.62687480869299" calcext:value-type="percentage">
            <text:p>662.69%</text:p>
          </table:table-cell>
          <table:table-cell table:formula="of:=[.F87]*100" office:value-type="float" office:value="91609.9173553719" calcext:value-type="float">
            <text:p>91610</text:p>
          </table:table-cell>
        </table:table-row>
        <table:table-row table:style-name="ro3">
          <table:table-cell office:value-type="float" office:value="1946" calcext:value-type="float">
            <text:p>1946</text:p>
          </table:table-cell>
          <table:table-cell table:formula="of:=[.B87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8]*[.B88]" office:value-type="currency" office:currency="GHC" office:value="258.666666666667" calcext:value-type="currency">
            <text:p>₵258.67</text:p>
          </table:table-cell>
          <table:table-cell table:style-name="ce31" table:formula="of:=[.E88]*4" office:value-type="currency" office:currency="GHC" office:value="1034.66666666667" calcext:value-type="currency">
            <text:p>₵1,034.67</text:p>
          </table:table-cell>
          <table:table-cell table:style-name="ce244" table:formula="of:=[.F88]/[.F$52]" office:value-type="percentage" office:value="7.48456790123457" calcext:value-type="percentage">
            <text:p>748.46%</text:p>
          </table:table-cell>
          <table:table-cell table:formula="of:=[.F88]*100" office:value-type="float" office:value="103466.666666667" calcext:value-type="float">
            <text:p>103467</text:p>
          </table:table-cell>
        </table:table-row>
        <table:table-row table:style-name="ro3">
          <table:table-cell office:value-type="float" office:value="1947" calcext:value-type="float">
            <text:p>1947</text:p>
          </table:table-cell>
          <table:table-cell table:formula="of:=[.B88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89]*[.B89]" office:value-type="currency" office:currency="GHC" office:value="288" calcext:value-type="currency">
            <text:p>₵288.00</text:p>
          </table:table-cell>
          <table:table-cell table:style-name="ce31" table:formula="of:=[.E89]*4" office:value-type="currency" office:currency="GHC" office:value="1152" calcext:value-type="currency">
            <text:p>₵1,152.00</text:p>
          </table:table-cell>
          <table:table-cell table:style-name="ce244" table:formula="of:=[.F89]/[.F$52]" office:value-type="percentage" office:value="8.33333333333333" calcext:value-type="percentage">
            <text:p>833.33%</text:p>
          </table:table-cell>
          <table:table-cell table:formula="of:=[.F89]*100" office:value-type="float" office:value="115200" calcext:value-type="float">
            <text:p>115200</text:p>
          </table:table-cell>
        </table:table-row>
        <table:table-row table:style-name="ro3">
          <table:table-cell office:value-type="float" office:value="1948" calcext:value-type="float">
            <text:p>1948</text:p>
          </table:table-cell>
          <table:table-cell table:formula="of:=[.B89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0]*[.B90]" office:value-type="currency" office:currency="GHC" office:value="298.172631578947" calcext:value-type="currency">
            <text:p>₵298.17</text:p>
          </table:table-cell>
          <table:table-cell table:style-name="ce31" table:formula="of:=[.E90]*4" office:value-type="currency" office:currency="GHC" office:value="1192.69052631579" calcext:value-type="currency">
            <text:p>₵1,192.69</text:p>
          </table:table-cell>
          <table:table-cell table:style-name="ce244" table:formula="of:=[.F90]/[.F$52]" office:value-type="percentage" office:value="8.62768031189084" calcext:value-type="percentage">
            <text:p>862.77%</text:p>
          </table:table-cell>
          <table:table-cell table:formula="of:=[.F90]*100" office:value-type="float" office:value="119269.052631579" calcext:value-type="float">
            <text:p>119269</text:p>
          </table:table-cell>
        </table:table-row>
        <table:table-row table:style-name="ro3">
          <table:table-cell office:value-type="float" office:value="1949" calcext:value-type="float">
            <text:p>1949</text:p>
          </table:table-cell>
          <table:table-cell table:formula="of:=[.B90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1]*[.B91]" office:value-type="currency" office:currency="GHC" office:value="307.2" calcext:value-type="currency">
            <text:p>₵307.20</text:p>
          </table:table-cell>
          <table:table-cell table:style-name="ce31" table:formula="of:=[.E91]*4" office:value-type="currency" office:currency="GHC" office:value="1228.8" calcext:value-type="currency">
            <text:p>₵1,228.80</text:p>
          </table:table-cell>
          <table:table-cell table:style-name="ce244" table:formula="of:=[.F91]/[.F$52]" office:value-type="percentage" office:value="8.88888888888889" calcext:value-type="percentage">
            <text:p>888.89%</text:p>
          </table:table-cell>
          <table:table-cell table:formula="of:=[.F91]*100" office:value-type="float" office:value="122880" calcext:value-type="float">
            <text:p>122880</text:p>
          </table:table-cell>
        </table:table-row>
        <table:table-row table:style-name="ro3">
          <table:table-cell office:value-type="float" office:value="1950" calcext:value-type="float">
            <text:p>1950</text:p>
          </table:table-cell>
          <table:table-cell table:formula="of:=[.B91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2]*[.B92]" office:value-type="currency" office:currency="GHC" office:value="324.629787234043" calcext:value-type="currency">
            <text:p>₵324.63</text:p>
          </table:table-cell>
          <table:table-cell table:style-name="ce31" table:formula="of:=[.E92]*4" office:value-type="currency" office:currency="GHC" office:value="1298.51914893617" calcext:value-type="currency">
            <text:p>₵1,298.52</text:p>
          </table:table-cell>
          <table:table-cell table:style-name="ce244" table:formula="of:=[.F92]/[.F$52]" office:value-type="percentage" office:value="9.39322301024429" calcext:value-type="percentage">
            <text:p>939.32%</text:p>
          </table:table-cell>
          <table:table-cell table:formula="of:=[.F92]*100" office:value-type="float" office:value="129851.914893617" calcext:value-type="float">
            <text:p>129852</text:p>
          </table:table-cell>
        </table:table-row>
        <table:table-row table:style-name="ro3">
          <table:table-cell office:value-type="float" office:value="1951" calcext:value-type="float">
            <text:p>1951</text:p>
          </table:table-cell>
          <table:table-cell table:formula="of:=[.B92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3]*[.B93]" office:value-type="currency" office:currency="GHC" office:value="353.36170212766" calcext:value-type="currency">
            <text:p>₵353.36</text:p>
          </table:table-cell>
          <table:table-cell table:style-name="ce31" table:formula="of:=[.E93]*4" office:value-type="currency" office:currency="GHC" office:value="1413.44680851064" calcext:value-type="currency">
            <text:p>₵1,413.45</text:p>
          </table:table-cell>
          <table:table-cell table:style-name="ce244" table:formula="of:=[.F93]/[.F$52]" office:value-type="percentage" office:value="10.2245862884161" calcext:value-type="percentage">
            <text:p>1022.46%</text:p>
          </table:table-cell>
          <table:table-cell table:formula="of:=[.F93]*100" office:value-type="float" office:value="141344.680851064" calcext:value-type="float">
            <text:p>141345</text:p>
          </table:table-cell>
        </table:table-row>
        <table:table-row table:style-name="ro3">
          <table:table-cell office:value-type="float" office:value="1952" calcext:value-type="float">
            <text:p>1952</text:p>
          </table:table-cell>
          <table:table-cell table:formula="of:=[.B93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4]*[.B94]" office:value-type="currency" office:currency="GHC" office:value="371.88085106383" calcext:value-type="currency">
            <text:p>₵371.88</text:p>
          </table:table-cell>
          <table:table-cell table:style-name="ce31" table:formula="of:=[.E94]*4" office:value-type="currency" office:currency="GHC" office:value="1487.52340425532" calcext:value-type="currency">
            <text:p>₵1,487.52</text:p>
          </table:table-cell>
          <table:table-cell table:style-name="ce244" table:formula="of:=[.F94]/[.F$52]" office:value-type="percentage" office:value="10.7604412923562" calcext:value-type="percentage">
            <text:p>1076.04%</text:p>
          </table:table-cell>
          <table:table-cell table:formula="of:=[.F94]*100" office:value-type="float" office:value="148752.340425532" calcext:value-type="float">
            <text:p>148752</text:p>
          </table:table-cell>
        </table:table-row>
        <table:table-row table:style-name="ro3">
          <table:table-cell office:value-type="float" office:value="1953" calcext:value-type="float">
            <text:p>1953</text:p>
          </table:table-cell>
          <table:table-cell table:formula="of:=[.B94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5]*[.B95]" office:value-type="currency" office:currency="GHC" office:value="392.170212765957" calcext:value-type="currency">
            <text:p>₵392.17</text:p>
          </table:table-cell>
          <table:table-cell table:style-name="ce31" table:formula="of:=[.E95]*4" office:value-type="currency" office:currency="GHC" office:value="1568.68085106383" calcext:value-type="currency">
            <text:p>₵1,568.68</text:p>
          </table:table-cell>
          <table:table-cell table:style-name="ce244" table:formula="of:=[.F95]/[.F$52]" office:value-type="percentage" office:value="11.3475177304965" calcext:value-type="percentage">
            <text:p>1134.75%</text:p>
          </table:table-cell>
          <table:table-cell table:formula="of:=[.F95]*100" office:value-type="float" office:value="156868.085106383" calcext:value-type="float">
            <text:p>156868</text:p>
          </table:table-cell>
        </table:table-row>
        <table:table-row table:style-name="ro3">
          <table:table-cell office:value-type="float" office:value="1954" calcext:value-type="float">
            <text:p>1954</text:p>
          </table:table-cell>
          <table:table-cell table:formula="of:=[.B95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6]*[.B96]" office:value-type="currency" office:currency="GHC" office:value="407.965957446809" calcext:value-type="currency">
            <text:p>₵407.97</text:p>
          </table:table-cell>
          <table:table-cell table:style-name="ce31" table:formula="of:=[.E96]*4" office:value-type="currency" office:currency="GHC" office:value="1631.86382978723" calcext:value-type="currency">
            <text:p>₵1,631.86</text:p>
          </table:table-cell>
          <table:table-cell table:style-name="ce244" table:formula="of:=[.F96]/[.F$52]" office:value-type="percentage" office:value="11.8045705279748" calcext:value-type="percentage">
            <text:p>1180.46%</text:p>
          </table:table-cell>
          <table:table-cell table:formula="of:=[.F96]*100" office:value-type="float" office:value="163186.382978723" calcext:value-type="float">
            <text:p>163186</text:p>
          </table:table-cell>
        </table:table-row>
        <table:table-row table:style-name="ro3">
          <table:table-cell office:value-type="float" office:value="1955" calcext:value-type="float">
            <text:p>1955</text:p>
          </table:table-cell>
          <table:table-cell table:formula="of:=[.B96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7]*[.B97]" office:value-type="currency" office:currency="GHC" office:value="433.565957446809" calcext:value-type="currency">
            <text:p>₵433.57</text:p>
          </table:table-cell>
          <table:table-cell table:style-name="ce31" table:formula="of:=[.E97]*4" office:value-type="currency" office:currency="GHC" office:value="1734.26382978723" calcext:value-type="currency">
            <text:p>₵1,734.26</text:p>
          </table:table-cell>
          <table:table-cell table:style-name="ce244" table:formula="of:=[.F97]/[.F$52]" office:value-type="percentage" office:value="12.5453112687155" calcext:value-type="percentage">
            <text:p>1254.53%</text:p>
          </table:table-cell>
          <table:table-cell table:formula="of:=[.F97]*100" office:value-type="float" office:value="173426.382978723" calcext:value-type="float">
            <text:p>173426</text:p>
          </table:table-cell>
        </table:table-row>
        <table:table-row table:style-name="ro3">
          <table:table-cell office:value-type="float" office:value="1956" calcext:value-type="float">
            <text:p>1956</text:p>
          </table:table-cell>
          <table:table-cell table:formula="of:=[.B97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8]*[.B98]" office:value-type="currency" office:currency="GHC" office:value="460.8" calcext:value-type="currency">
            <text:p>₵460.80</text:p>
          </table:table-cell>
          <table:table-cell table:style-name="ce31" table:formula="of:=[.E98]*4" office:value-type="currency" office:currency="GHC" office:value="1843.2" calcext:value-type="currency">
            <text:p>₵1,843.20</text:p>
          </table:table-cell>
          <table:table-cell table:style-name="ce244" table:formula="of:=[.F98]/[.F$52]" office:value-type="percentage" office:value="13.3333333333333" calcext:value-type="percentage">
            <text:p>1333.33%</text:p>
          </table:table-cell>
          <table:table-cell table:formula="of:=[.F98]*100" office:value-type="float" office:value="184320" calcext:value-type="float">
            <text:p>184320</text:p>
          </table:table-cell>
        </table:table-row>
        <table:table-row table:style-name="ro3">
          <table:table-cell office:value-type="float" office:value="1957" calcext:value-type="float">
            <text:p>1957</text:p>
          </table:table-cell>
          <table:table-cell table:formula="of:=[.B98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99]*[.B99]" office:value-type="currency" office:currency="GHC" office:value="488.034042553192" calcext:value-type="currency">
            <text:p>₵488.03</text:p>
          </table:table-cell>
          <table:table-cell table:style-name="ce31" table:formula="of:=[.E99]*4" office:value-type="currency" office:currency="GHC" office:value="1952.13617021277" calcext:value-type="currency">
            <text:p>₵1,952.14</text:p>
          </table:table-cell>
          <table:table-cell table:style-name="ce244" table:formula="of:=[.F99]/[.F$52]" office:value-type="percentage" office:value="14.1213553979511" calcext:value-type="percentage">
            <text:p>1412.14%</text:p>
          </table:table-cell>
          <table:table-cell table:formula="of:=[.F99]*100" office:value-type="float" office:value="195213.617021277" calcext:value-type="float">
            <text:p>195214</text:p>
          </table:table-cell>
        </table:table-row>
        <table:table-row table:style-name="ro3">
          <table:table-cell office:value-type="float" office:value="1958" calcext:value-type="float">
            <text:p>1958</text:p>
          </table:table-cell>
          <table:table-cell table:formula="of:=[.B99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0]*[.B100]" office:value-type="currency" office:currency="GHC" office:value="508.459574468085" calcext:value-type="currency">
            <text:p>₵508.46</text:p>
          </table:table-cell>
          <table:table-cell table:style-name="ce31" table:formula="of:=[.E100]*4" office:value-type="currency" office:currency="GHC" office:value="2033.83829787234" calcext:value-type="currency">
            <text:p>₵2,033.84</text:p>
          </table:table-cell>
          <table:table-cell table:style-name="ce244" table:formula="of:=[.F100]/[.F$52]" office:value-type="percentage" office:value="14.7123719464145" calcext:value-type="percentage">
            <text:p>1471.24%</text:p>
          </table:table-cell>
          <table:table-cell table:formula="of:=[.F100]*100" office:value-type="float" office:value="203383.829787234" calcext:value-type="float">
            <text:p>203384</text:p>
          </table:table-cell>
        </table:table-row>
        <table:table-row table:style-name="ro3">
          <table:table-cell office:value-type="float" office:value="1959" calcext:value-type="float">
            <text:p>1959</text:p>
          </table:table-cell>
          <table:table-cell table:formula="of:=[.B100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1]*[.B101]" office:value-type="currency" office:currency="GHC" office:value="524.413793103448" calcext:value-type="currency">
            <text:p>₵524.41</text:p>
          </table:table-cell>
          <table:table-cell table:style-name="ce31" table:formula="of:=[.E101]*4" office:value-type="currency" office:currency="GHC" office:value="2097.65517241379" calcext:value-type="currency">
            <text:p>₵2,097.66</text:p>
          </table:table-cell>
          <table:table-cell table:style-name="ce244" table:formula="of:=[.F101]/[.F$52]" office:value-type="percentage" office:value="15.1740102171137" calcext:value-type="percentage">
            <text:p>1517.40%</text:p>
          </table:table-cell>
          <table:table-cell table:formula="of:=[.F101]*100" office:value-type="float" office:value="209765.517241379" calcext:value-type="float">
            <text:p>209766</text:p>
          </table:table-cell>
        </table:table-row>
        <table:table-row table:style-name="ro3">
          <table:table-cell office:value-type="float" office:value="1960" calcext:value-type="float">
            <text:p>1960</text:p>
          </table:table-cell>
          <table:table-cell table:formula="of:=[.B101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2]*[.B102]" office:value-type="currency" office:currency="GHC" office:value="556.660869565217" calcext:value-type="currency">
            <text:p>₵556.66</text:p>
          </table:table-cell>
          <table:table-cell table:style-name="ce31" table:formula="of:=[.E102]*4" office:value-type="currency" office:currency="GHC" office:value="2226.64347826087" calcext:value-type="currency">
            <text:p>₵2,226.64</text:p>
          </table:table-cell>
          <table:table-cell table:style-name="ce244" table:formula="of:=[.F102]/[.F$52]" office:value-type="percentage" office:value="16.1070853462158" calcext:value-type="percentage">
            <text:p>1610.71%</text:p>
          </table:table-cell>
          <table:table-cell table:formula="of:=[.F102]*100" office:value-type="float" office:value="222664.347826087" calcext:value-type="float">
            <text:p>222664</text:p>
          </table:table-cell>
        </table:table-row>
        <table:table-row table:style-name="ro3">
          <table:table-cell office:value-type="float" office:value="1961" calcext:value-type="float">
            <text:p>1961</text:p>
          </table:table-cell>
          <table:table-cell table:formula="of:=[.B102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3]*[.B103]" office:value-type="currency" office:currency="GHC" office:value="576.278260869565" calcext:value-type="currency">
            <text:p>₵576.28</text:p>
          </table:table-cell>
          <table:table-cell table:style-name="ce31" table:formula="of:=[.E103]*4" office:value-type="currency" office:currency="GHC" office:value="2305.11304347826" calcext:value-type="currency">
            <text:p>₵2,305.11</text:p>
          </table:table-cell>
          <table:table-cell table:style-name="ce244" table:formula="of:=[.F103]/[.F$52]" office:value-type="percentage" office:value="16.6747181964573" calcext:value-type="percentage">
            <text:p>1667.47%</text:p>
          </table:table-cell>
          <table:table-cell table:formula="of:=[.F103]*100" office:value-type="float" office:value="230511.304347826" calcext:value-type="float">
            <text:p>230511</text:p>
          </table:table-cell>
        </table:table-row>
        <table:table-row table:style-name="ro3">
          <table:table-cell office:value-type="float" office:value="1962" calcext:value-type="float">
            <text:p>1962</text:p>
          </table:table-cell>
          <table:table-cell table:formula="of:=[.B103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4]*[.B104]" office:value-type="currency" office:currency="GHC" office:value="606.886956521739" calcext:value-type="currency">
            <text:p>₵606.89</text:p>
          </table:table-cell>
          <table:table-cell table:style-name="ce31" table:formula="of:=[.E104]*4" office:value-type="currency" office:currency="GHC" office:value="2427.54782608696" calcext:value-type="currency">
            <text:p>₵2,427.55</text:p>
          </table:table-cell>
          <table:table-cell table:style-name="ce244" table:formula="of:=[.F104]/[.F$52]" office:value-type="percentage" office:value="17.56038647343" calcext:value-type="percentage">
            <text:p>1756.04%</text:p>
          </table:table-cell>
          <table:table-cell table:formula="of:=[.F104]*100" office:value-type="float" office:value="242754.782608696" calcext:value-type="float">
            <text:p>242755</text:p>
          </table:table-cell>
        </table:table-row>
        <table:table-row table:style-name="ro3">
          <table:table-cell office:value-type="float" office:value="1963" calcext:value-type="float">
            <text:p>1963</text:p>
          </table:table-cell>
          <table:table-cell table:formula="of:=[.B104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5]*[.B105]" office:value-type="currency" office:currency="GHC" office:value="643.973392461197" calcext:value-type="currency">
            <text:p>₵643.97</text:p>
          </table:table-cell>
          <table:table-cell table:style-name="ce31" table:formula="of:=[.E105]*4" office:value-type="currency" office:currency="GHC" office:value="2575.89356984479" calcext:value-type="currency">
            <text:p>₵2,575.89</text:p>
          </table:table-cell>
          <table:table-cell table:style-name="ce244" table:formula="of:=[.F105]/[.F$52]" office:value-type="percentage" office:value="18.6334893651967" calcext:value-type="percentage">
            <text:p>1863.35%</text:p>
          </table:table-cell>
          <table:table-cell table:formula="of:=[.F105]*100" office:value-type="float" office:value="257589.356984479" calcext:value-type="float">
            <text:p>257589</text:p>
          </table:table-cell>
        </table:table-row>
        <table:table-row table:style-name="ro3">
          <table:table-cell office:value-type="float" office:value="1964" calcext:value-type="float">
            <text:p>1964</text:p>
          </table:table-cell>
          <table:table-cell table:formula="of:=[.B105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6]*[.B106]" office:value-type="currency" office:currency="GHC" office:value="678.826666666667" calcext:value-type="currency">
            <text:p>₵678.83</text:p>
          </table:table-cell>
          <table:table-cell table:style-name="ce31" table:formula="of:=[.E106]*4" office:value-type="currency" office:currency="GHC" office:value="2715.30666666667" calcext:value-type="currency">
            <text:p>₵2,715.31</text:p>
          </table:table-cell>
          <table:table-cell table:style-name="ce244" table:formula="of:=[.F106]/[.F$52]" office:value-type="percentage" office:value="19.641975308642" calcext:value-type="percentage">
            <text:p>1964.20%</text:p>
          </table:table-cell>
          <table:table-cell table:formula="of:=[.F106]*100" office:value-type="float" office:value="271530.666666667" calcext:value-type="float">
            <text:p>271531</text:p>
          </table:table-cell>
        </table:table-row>
        <table:table-row table:style-name="ro3">
          <table:table-cell office:value-type="float" office:value="1965" calcext:value-type="float">
            <text:p>1965</text:p>
          </table:table-cell>
          <table:table-cell table:formula="of:=[.B106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7]*[.B107]" office:value-type="currency" office:currency="GHC" office:value="721.047404063205" calcext:value-type="currency">
            <text:p>₵721.05</text:p>
          </table:table-cell>
          <table:table-cell table:style-name="ce31" table:formula="of:=[.E107]*4" office:value-type="currency" office:currency="GHC" office:value="2884.18961625282" calcext:value-type="currency">
            <text:p>₵2,884.19</text:p>
          </table:table-cell>
          <table:table-cell table:style-name="ce244" table:formula="of:=[.F107]/[.F$52]" office:value-type="percentage" office:value="20.8636401638659" calcext:value-type="percentage">
            <text:p>2086.36%</text:p>
          </table:table-cell>
          <table:table-cell table:formula="of:=[.F107]*100" office:value-type="float" office:value="288418.961625282" calcext:value-type="float">
            <text:p>288419</text:p>
          </table:table-cell>
        </table:table-row>
        <table:table-row table:style-name="ro3">
          <table:table-cell office:value-type="float" office:value="1966" calcext:value-type="float">
            <text:p>1966</text:p>
          </table:table-cell>
          <table:table-cell table:formula="of:=[.B107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8]*[.B108]" office:value-type="currency" office:currency="GHC" office:value="746.763636363636" calcext:value-type="currency">
            <text:p>₵746.76</text:p>
          </table:table-cell>
          <table:table-cell table:style-name="ce31" table:formula="of:=[.E108]*4" office:value-type="currency" office:currency="GHC" office:value="2987.05454545454" calcext:value-type="currency">
            <text:p>₵2,987.05</text:p>
          </table:table-cell>
          <table:table-cell table:style-name="ce244" table:formula="of:=[.F108]/[.F$52]" office:value-type="percentage" office:value="21.6077441077441" calcext:value-type="percentage">
            <text:p>2160.77%</text:p>
          </table:table-cell>
          <table:table-cell table:formula="of:=[.F108]*100" office:value-type="float" office:value="298705.454545454" calcext:value-type="float">
            <text:p>298705</text:p>
          </table:table-cell>
        </table:table-row>
        <table:table-row table:style-name="ro3">
          <table:table-cell office:value-type="float" office:value="1967" calcext:value-type="float">
            <text:p>1967</text:p>
          </table:table-cell>
          <table:table-cell table:formula="of:=[.B108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09]*[.B109]" office:value-type="currency" office:currency="GHC" office:value="788.363636363636" calcext:value-type="currency">
            <text:p>₵788.36</text:p>
          </table:table-cell>
          <table:table-cell table:style-name="ce31" table:formula="of:=[.E109]*4" office:value-type="currency" office:currency="GHC" office:value="3153.45454545454" calcext:value-type="currency">
            <text:p>₵3,153.45</text:p>
          </table:table-cell>
          <table:table-cell table:style-name="ce244" table:formula="of:=[.F109]/[.F$52]" office:value-type="percentage" office:value="22.8114478114478" calcext:value-type="percentage">
            <text:p>2281.14%</text:p>
          </table:table-cell>
          <table:table-cell table:formula="of:=[.F109]*100" office:value-type="float" office:value="315345.454545455" calcext:value-type="float">
            <text:p>315345</text:p>
          </table:table-cell>
        </table:table-row>
        <table:table-row table:style-name="ro3">
          <table:table-cell office:value-type="float" office:value="1968" calcext:value-type="float">
            <text:p>1968</text:p>
          </table:table-cell>
          <table:table-cell table:formula="of:=[.B109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0]*[.B110]" office:value-type="currency" office:currency="GHC" office:value="806.4" calcext:value-type="currency">
            <text:p>₵806.40</text:p>
          </table:table-cell>
          <table:table-cell table:style-name="ce31" table:formula="of:=[.E110]*4" office:value-type="currency" office:currency="GHC" office:value="3225.6" calcext:value-type="currency">
            <text:p>₵3,225.60</text:p>
          </table:table-cell>
          <table:table-cell table:style-name="ce244" table:formula="of:=[.F110]/[.F$52]" office:value-type="percentage" office:value="23.3333333333333" calcext:value-type="percentage">
            <text:p>2333.33%</text:p>
          </table:table-cell>
          <table:table-cell table:formula="of:=[.F110]*100" office:value-type="float" office:value="322560" calcext:value-type="float">
            <text:p>322560</text:p>
          </table:table-cell>
        </table:table-row>
        <table:table-row table:style-name="ro3">
          <table:table-cell office:value-type="float" office:value="1969" calcext:value-type="float">
            <text:p>1969</text:p>
          </table:table-cell>
          <table:table-cell table:formula="of:=[.B110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1]*[.B111]" office:value-type="currency" office:currency="GHC" office:value="865.745454545455" calcext:value-type="currency">
            <text:p>₵865.75</text:p>
          </table:table-cell>
          <table:table-cell table:style-name="ce31" table:formula="of:=[.E111]*4" office:value-type="currency" office:currency="GHC" office:value="3462.98181818182" calcext:value-type="currency">
            <text:p>₵3,462.98</text:p>
          </table:table-cell>
          <table:table-cell table:style-name="ce244" table:formula="of:=[.F111]/[.F$52]" office:value-type="percentage" office:value="25.050505050505" calcext:value-type="percentage">
            <text:p>2505.05%</text:p>
          </table:table-cell>
          <table:table-cell table:formula="of:=[.F111]*100" office:value-type="float" office:value="346298.181818182" calcext:value-type="float">
            <text:p>346298</text:p>
          </table:table-cell>
        </table:table-row>
        <table:table-row table:style-name="ro3">
          <table:table-cell office:value-type="float" office:value="1970" calcext:value-type="float">
            <text:p>1970</text:p>
          </table:table-cell>
          <table:table-cell table:formula="of:=[.B111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2]*[.B112]" office:value-type="currency" office:currency="GHC" office:value="937.280742459397" calcext:value-type="currency">
            <text:p>₵937.28</text:p>
          </table:table-cell>
          <table:table-cell table:style-name="ce31" table:formula="of:=[.E112]*4" office:value-type="currency" office:currency="GHC" office:value="3749.12296983759" calcext:value-type="currency">
            <text:p>₵3,749.12</text:p>
          </table:table-cell>
          <table:table-cell table:style-name="ce244" table:formula="of:=[.F112]/[.F$52]" office:value-type="percentage" office:value="27.1203918535705" calcext:value-type="percentage">
            <text:p>2712.04%</text:p>
          </table:table-cell>
          <table:table-cell table:formula="of:=[.F112]*100" office:value-type="float" office:value="374912.296983759" calcext:value-type="float">
            <text:p>374912</text:p>
          </table:table-cell>
        </table:table-row>
        <table:table-row table:style-name="ro3">
          <table:table-cell office:value-type="float" office:value="1971" calcext:value-type="float">
            <text:p>1971</text:p>
          </table:table-cell>
          <table:table-cell table:formula="of:=[.B112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3]*[.B113]" office:value-type="currency" office:currency="GHC" office:value="1082.81904761905" calcext:value-type="currency">
            <text:p>₵1,082.82</text:p>
          </table:table-cell>
          <table:table-cell table:style-name="ce31" table:formula="of:=[.E113]*4" office:value-type="currency" office:currency="GHC" office:value="4331.27619047619" calcext:value-type="currency">
            <text:p>₵4,331.28</text:p>
          </table:table-cell>
          <table:table-cell table:style-name="ce244" table:formula="of:=[.F113]/[.F$52]" office:value-type="percentage" office:value="31.331569664903" calcext:value-type="percentage">
            <text:p>3133.16%</text:p>
          </table:table-cell>
          <table:table-cell table:formula="of:=[.F113]*100" office:value-type="float" office:value="433127.619047619" calcext:value-type="float">
            <text:p>433128</text:p>
          </table:table-cell>
        </table:table-row>
        <table:table-row table:style-name="ro3">
          <table:table-cell office:value-type="float" office:value="1972" calcext:value-type="float">
            <text:p>1972</text:p>
          </table:table-cell>
          <table:table-cell table:formula="of:=[.B113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4]*[.B114]" office:value-type="currency" office:currency="GHC" office:value="1184.91428571429" calcext:value-type="currency">
            <text:p>₵1,184.91</text:p>
          </table:table-cell>
          <table:table-cell table:style-name="ce31" table:formula="of:=[.E114]*4" office:value-type="currency" office:currency="GHC" office:value="4739.65714285714" calcext:value-type="currency">
            <text:p>₵4,739.66</text:p>
          </table:table-cell>
          <table:table-cell table:style-name="ce244" table:formula="of:=[.F114]/[.F$52]" office:value-type="percentage" office:value="34.2857142857143" calcext:value-type="percentage">
            <text:p>3428.57%</text:p>
          </table:table-cell>
          <table:table-cell table:formula="of:=[.F114]*100" office:value-type="float" office:value="473965.714285714" calcext:value-type="float">
            <text:p>473966</text:p>
          </table:table-cell>
        </table:table-row>
        <table:table-row table:style-name="ro3">
          <table:table-cell office:value-type="float" office:value="1973" calcext:value-type="float">
            <text:p>1973</text:p>
          </table:table-cell>
          <table:table-cell table:formula="of:=[.B114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5]*[.B115]" office:value-type="currency" office:currency="GHC" office:value="1426.28571428571" calcext:value-type="currency">
            <text:p>₵1,426.29</text:p>
          </table:table-cell>
          <table:table-cell table:style-name="ce31" table:formula="of:=[.E115]*4" office:value-type="currency" office:currency="GHC" office:value="5705.14285714286" calcext:value-type="currency">
            <text:p>₵5,705.14</text:p>
          </table:table-cell>
          <table:table-cell table:style-name="ce244" table:formula="of:=[.F115]/[.F$52]" office:value-type="percentage" office:value="41.2698412698413" calcext:value-type="percentage">
            <text:p>4126.98%</text:p>
          </table:table-cell>
          <table:table-cell table:formula="of:=[.F115]*100" office:value-type="float" office:value="570514.285714286" calcext:value-type="float">
            <text:p>570514</text:p>
          </table:table-cell>
        </table:table-row>
        <table:table-row table:style-name="ro3">
          <table:table-cell office:value-type="float" office:value="1974" calcext:value-type="float">
            <text:p>1974</text:p>
          </table:table-cell>
          <table:table-cell table:formula="of:=[.B115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6]*[.B116]" office:value-type="currency" office:currency="GHC" office:value="1670.06483790524" calcext:value-type="currency">
            <text:p>₵1,670.06</text:p>
          </table:table-cell>
          <table:table-cell table:style-name="ce31" table:formula="of:=[.E116]*4" office:value-type="currency" office:currency="GHC" office:value="6680.25935162095" calcext:value-type="currency">
            <text:p>₵6,680.26</text:p>
          </table:table-cell>
          <table:table-cell table:style-name="ce244" table:formula="of:=[.F116]/[.F$52]" office:value-type="percentage" office:value="48.3236353560543" calcext:value-type="percentage">
            <text:p>4832.36%</text:p>
          </table:table-cell>
          <table:table-cell table:formula="of:=[.F116]*100" office:value-type="float" office:value="668025.935162095" calcext:value-type="float">
            <text:p>668026</text:p>
          </table:table-cell>
        </table:table-row>
        <table:table-row table:style-name="ro3">
          <table:table-cell office:value-type="float" office:value="1975" calcext:value-type="float">
            <text:p>1975</text:p>
          </table:table-cell>
          <table:table-cell table:formula="of:=[.B116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7]*[.B117]" office:value-type="currency" office:currency="GHC" office:value="2188.8" calcext:value-type="currency">
            <text:p>₵2,188.80</text:p>
          </table:table-cell>
          <table:table-cell table:style-name="ce31" table:formula="of:=[.E117]*4" office:value-type="currency" office:currency="GHC" office:value="8755.2" calcext:value-type="currency">
            <text:p>₵8,755.20</text:p>
          </table:table-cell>
          <table:table-cell table:style-name="ce244" table:formula="of:=[.F117]/[.F$52]" office:value-type="percentage" office:value="63.3333333333333" calcext:value-type="percentage">
            <text:p>6333.33%</text:p>
          </table:table-cell>
          <table:table-cell table:formula="of:=[.F117]*100" office:value-type="float" office:value="875520" calcext:value-type="float">
            <text:p>875520</text:p>
          </table:table-cell>
        </table:table-row>
        <table:table-row table:style-name="ro3">
          <table:table-cell office:value-type="float" office:value="1976" calcext:value-type="float">
            <text:p>1976</text:p>
          </table:table-cell>
          <table:table-cell table:formula="of:=[.B117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8]*[.B118]" office:value-type="currency" office:currency="GHC" office:value="2803.2" calcext:value-type="currency">
            <text:p>₵2,803.20</text:p>
          </table:table-cell>
          <table:table-cell table:style-name="ce31" table:formula="of:=[.E118]*4" office:value-type="currency" office:currency="GHC" office:value="11212.8" calcext:value-type="currency">
            <text:p>₵11,212.80</text:p>
          </table:table-cell>
          <table:table-cell table:style-name="ce244" table:formula="of:=[.F118]/[.F$52]" office:value-type="percentage" office:value="81.1111111111111" calcext:value-type="percentage">
            <text:p>8111.11%</text:p>
          </table:table-cell>
          <table:table-cell table:formula="of:=[.F118]*100" office:value-type="float" office:value="1121280" calcext:value-type="float">
            <text:p>1121280</text:p>
          </table:table-cell>
        </table:table-row>
        <table:table-row table:style-name="ro3">
          <table:table-cell office:value-type="float" office:value="1977" calcext:value-type="float">
            <text:p>1977</text:p>
          </table:table-cell>
          <table:table-cell table:formula="of:=[.B118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19]*[.B119]" office:value-type="currency" office:currency="GHC" office:value="2995.2" calcext:value-type="currency">
            <text:p>₵2,995.20</text:p>
          </table:table-cell>
          <table:table-cell table:style-name="ce31" table:formula="of:=[.E119]*4" office:value-type="currency" office:currency="GHC" office:value="11980.8" calcext:value-type="currency">
            <text:p>₵11,980.80</text:p>
          </table:table-cell>
          <table:table-cell table:style-name="ce244" table:formula="of:=[.F119]/[.F$52]" office:value-type="percentage" office:value="86.6666666666667" calcext:value-type="percentage">
            <text:p>8666.67%</text:p>
          </table:table-cell>
          <table:table-cell table:formula="of:=[.F119]*100" office:value-type="float" office:value="1198080" calcext:value-type="float">
            <text:p>1198080</text:p>
          </table:table-cell>
        </table:table-row>
        <table:table-row table:style-name="ro3">
          <table:table-cell office:value-type="float" office:value="1978" calcext:value-type="float">
            <text:p>1978</text:p>
          </table:table-cell>
          <table:table-cell table:formula="of:=[.B119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20]*[.B120]" office:value-type="currency" office:currency="GHC" office:value="3302.4" calcext:value-type="currency">
            <text:p>₵3,302.40</text:p>
          </table:table-cell>
          <table:table-cell table:style-name="ce31" table:formula="of:=[.E120]*4" office:value-type="currency" office:currency="GHC" office:value="13209.6" calcext:value-type="currency">
            <text:p>₵13,209.60</text:p>
          </table:table-cell>
          <table:table-cell table:style-name="ce244" table:formula="of:=[.F120]/[.F$52]" office:value-type="percentage" office:value="95.5555555555556" calcext:value-type="percentage">
            <text:p>9555.56%</text:p>
          </table:table-cell>
          <table:table-cell table:formula="of:=[.F120]*100" office:value-type="float" office:value="1320960" calcext:value-type="float">
            <text:p>1320960</text:p>
          </table:table-cell>
        </table:table-row>
        <table:table-row table:style-name="ro3">
          <table:table-cell office:value-type="float" office:value="1979" calcext:value-type="float">
            <text:p>1979</text:p>
          </table:table-cell>
          <table:table-cell table:formula="of:=[.B120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21]*[.B121]" office:value-type="currency" office:currency="GHC" office:value="3724.8" calcext:value-type="currency">
            <text:p>₵3,724.80</text:p>
          </table:table-cell>
          <table:table-cell table:style-name="ce31" table:formula="of:=[.E121]*4" office:value-type="currency" office:currency="GHC" office:value="14899.2" calcext:value-type="currency">
            <text:p>₵14,899.20</text:p>
          </table:table-cell>
          <table:table-cell table:style-name="ce244" table:formula="of:=[.F121]/[.F$52]" office:value-type="percentage" office:value="107.777777777778" calcext:value-type="percentage">
            <text:p>10777.78%</text:p>
          </table:table-cell>
          <table:table-cell table:formula="of:=[.F121]*100" office:value-type="float" office:value="1489920" calcext:value-type="float">
            <text:p>1489920</text:p>
          </table:table-cell>
        </table:table-row>
        <table:table-row table:style-name="ro3">
          <table:table-cell office:value-type="float" office:value="1980" calcext:value-type="float">
            <text:p>1980</text:p>
          </table:table-cell>
          <table:table-cell table:formula="of:=[.B121]" office:value-type="float" office:value="2.5" calcext:value-type="float">
            <text:p>2.50</text:p>
          </table:table-cell>
          <table:table-cell table:number-columns-repeated="2"/>
          <table:table-cell table:style-name="ce31" table:formula="of:=[$'Wages (agric. lab.)'.I122]*[.B122]" office:value-type="currency" office:currency="GHC" office:value="4454.4" calcext:value-type="currency">
            <text:p>₵4,454.40</text:p>
          </table:table-cell>
          <table:table-cell table:style-name="ce31" table:formula="of:=[.E122]*4" office:value-type="currency" office:currency="GHC" office:value="17817.6" calcext:value-type="currency">
            <text:p>₵17,817.60</text:p>
          </table:table-cell>
          <table:table-cell table:style-name="ce244" table:formula="of:=[.F122]/[.F$52]" office:value-type="percentage" office:value="128.888888888889" calcext:value-type="percentage">
            <text:p>12888.89%</text:p>
          </table:table-cell>
          <table:table-cell table:formula="of:=[.F122]*100" office:value-type="float" office:value="1781760" calcext:value-type="float">
            <text:p>1781760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/>
          <table:table-cell office:value-type="currency" office:currency="GBP" office:value="18" calcext:value-type="currency">
            <text:p>£18.00</text:p>
          </table:table-cell>
          <table:table-cell table:style-name="ce243" table:formula="of:=[.C123]*[$'Currency conversion'.F$2]" office:value-type="currency" office:currency="GHC" office:value="3456" calcext:value-type="currency">
            <text:p>₵3,456.00</text:p>
          </table:table-cell>
          <table:table-cell table:style-name="ce243" table:formula="of:=[.D123]*6.4" office:value-type="currency" office:currency="GHC" office:value="22118.4" calcext:value-type="currency">
            <text:p>₵22,118.40</text:p>
          </table:table-cell>
          <table:table-cell table:style-name="ce243" table:formula="of:=[.E123]*4" office:value-type="currency" office:currency="GHC" office:value="88473.6" calcext:value-type="currency">
            <text:p>₵88,473.60</text:p>
          </table:table-cell>
          <table:table-cell table:style-name="ce244" table:formula="of:=[.F123]/[.F$52]" office:value-type="percentage" office:value="640" calcext:value-type="percentage">
            <text:p>64000.00%</text:p>
          </table:table-cell>
          <table:table-cell table:formula="of:=[.F123]*100" office:value-type="float" office:value="8847360" calcext:value-type="float">
            <text:p>8847360</text:p>
          </table:table-cell>
        </table:table-row>
        <table:table-row table:style-name="ro3" table:number-rows-repeated="104845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Wages (tram or bus conductor)" table:style-name="ta1">
        <office:forms form:automatic-focus="false" form:apply-design-mode="false"/>
        <table:table-column table:style-name="co86" table:default-cell-style-name="Default"/>
        <table:table-column table:style-name="co14" table:default-cell-style-name="ce59"/>
        <table:table-column table:style-name="co14" table:default-cell-style-name="ce12"/>
        <table:table-column table:style-name="co14" table:number-columns-repeated="4" table:default-cell-style-name="Default"/>
        <table:table-column table:style-name="co14" table:default-cell-style-name="ce236"/>
        <table:table-row table:style-name="ro4">
          <table:table-cell table:style-name="ce230" office:value-type="string" calcext:value-type="string">
            <text:p>Year</text:p>
          </table:table-cell>
          <table:table-cell table:style-name="ce238" office:value-type="string" calcext:value-type="string">
            <text:p>Proportion to agric. lab.</text:p>
          </table:table-cell>
          <table:table-cell table:style-name="ce226" office:value-type="string" calcext:value-type="string">
            <text:p>Hourly wage</text:p>
          </table:table-cell>
          <table:table-cell table:style-name="ce111" office:value-type="string" calcext:value-type="string">
            <text:p>Hourly wage (SimuCr)</text:p>
          </table:table-cell>
          <table:table-cell table:style-name="ce111" office:value-type="string" calcext:value-type="string">
            <text:p>Montlhy rate (SimuCr)</text:p>
          </table:table-cell>
          <table:table-cell table:style-name="ce111" office:value-type="string" calcext:value-type="string">
            <text:p>Monthly rate (.dat file)</text:p>
          </table:table-cell>
          <table:table-cell table:style-name="ce229" office:value-type="string" calcext:value-type="string">
            <text:p>Proportion of 1900</text:p>
          </table:table-cell>
          <table:table-cell table:style-name="ce246" office:value-type="string" calcext:value-type="string">
            <text:p>Cents</text:p>
          </table:table-cell>
        </table:table-row>
        <table:table-row table:style-name="ro3"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]*[.B2]" office:value-type="currency" office:currency="GHC" office:value="9.84275862068966" calcext:value-type="currency">
            <text:p>₵9.84</text:p>
          </table:table-cell>
          <table:table-cell table:style-name="ce31" table:formula="of:=[.E2]*4" office:value-type="currency" office:currency="GHC" office:value="39.3710344827586" calcext:value-type="currency">
            <text:p>₵39.37</text:p>
          </table:table-cell>
          <table:table-cell table:style-name="ce244" table:formula="of:=[.F2]/[.F$52]" office:value-type="percentage" office:value="0.432003099573809" calcext:value-type="percentage">
            <text:p>43.20%</text:p>
          </table:table-cell>
          <table:table-cell table:formula="of:=[.F2]*100" office:value-type="float" office:value="3937.10344827586" calcext:value-type="float">
            <text:p>3937</text:p>
          </table:table-cell>
        </table:table-row>
        <table:table-row table:style-name="ro3">
          <table:table-cell office:value-type="float" office:value="1851" calcext:value-type="float">
            <text:p>1851</text:p>
          </table:table-cell>
          <table:table-cell table:formula="of:=[.B2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]*[.B3]" office:value-type="currency" office:currency="GHC" office:value="9.75448275862069" calcext:value-type="currency">
            <text:p>₵9.75</text:p>
          </table:table-cell>
          <table:table-cell table:style-name="ce31" table:formula="of:=[.E3]*4" office:value-type="currency" office:currency="GHC" office:value="39.0179310344828" calcext:value-type="currency">
            <text:p>₵39.02</text:p>
          </table:table-cell>
          <table:table-cell table:style-name="ce244" table:formula="of:=[.F3]/[.F$52]" office:value-type="percentage" office:value="0.428128632313057" calcext:value-type="percentage">
            <text:p>42.81%</text:p>
          </table:table-cell>
          <table:table-cell table:formula="of:=[.F3]*100" office:value-type="float" office:value="3901.79310344828" calcext:value-type="float">
            <text:p>3902</text:p>
          </table:table-cell>
        </table:table-row>
        <table:table-row table:style-name="ro3">
          <table:table-cell office:value-type="float" office:value="1852" calcext:value-type="float">
            <text:p>1852</text:p>
          </table:table-cell>
          <table:table-cell table:formula="of:=[.B3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4]*[.B4]" office:value-type="currency" office:currency="GHC" office:value="9.79862068965517" calcext:value-type="currency">
            <text:p>₵9.80</text:p>
          </table:table-cell>
          <table:table-cell table:style-name="ce31" table:formula="of:=[.E4]*4" office:value-type="currency" office:currency="GHC" office:value="39.1944827586207" calcext:value-type="currency">
            <text:p>₵39.19</text:p>
          </table:table-cell>
          <table:table-cell table:style-name="ce244" table:formula="of:=[.F4]/[.F$52]" office:value-type="percentage" office:value="0.430065865943433" calcext:value-type="percentage">
            <text:p>43.01%</text:p>
          </table:table-cell>
          <table:table-cell table:formula="of:=[.F4]*100" office:value-type="float" office:value="3919.44827586207" calcext:value-type="float">
            <text:p>3919</text:p>
          </table:table-cell>
        </table:table-row>
        <table:table-row table:style-name="ro3">
          <table:table-cell office:value-type="float" office:value="1853" calcext:value-type="float">
            <text:p>1853</text:p>
          </table:table-cell>
          <table:table-cell table:formula="of:=[.B4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5]*[.B5]" office:value-type="currency" office:currency="GHC" office:value="10.5048275862069" calcext:value-type="currency">
            <text:p>₵10.50</text:p>
          </table:table-cell>
          <table:table-cell table:style-name="ce31" table:formula="of:=[.E5]*4" office:value-type="currency" office:currency="GHC" office:value="42.0193103448276" calcext:value-type="currency">
            <text:p>₵42.02</text:p>
          </table:table-cell>
          <table:table-cell table:style-name="ce244" table:formula="of:=[.F5]/[.F$52]" office:value-type="percentage" office:value="0.461061604029446" calcext:value-type="percentage">
            <text:p>46.11%</text:p>
          </table:table-cell>
          <table:table-cell table:formula="of:=[.F5]*100" office:value-type="float" office:value="4201.93103448276" calcext:value-type="float">
            <text:p>4202</text:p>
          </table:table-cell>
        </table:table-row>
        <table:table-row table:style-name="ro3">
          <table:table-cell office:value-type="float" office:value="1854" calcext:value-type="float">
            <text:p>1854</text:p>
          </table:table-cell>
          <table:table-cell table:formula="of:=[.B5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6]*[.B6]" office:value-type="currency" office:currency="GHC" office:value="11.2993103448276" calcext:value-type="currency">
            <text:p>₵11.30</text:p>
          </table:table-cell>
          <table:table-cell table:style-name="ce31" table:formula="of:=[.E6]*4" office:value-type="currency" office:currency="GHC" office:value="45.1972413793103" calcext:value-type="currency">
            <text:p>₵45.20</text:p>
          </table:table-cell>
          <table:table-cell table:style-name="ce244" table:formula="of:=[.F6]/[.F$52]" office:value-type="percentage" office:value="0.495931809376211" calcext:value-type="percentage">
            <text:p>49.59%</text:p>
          </table:table-cell>
          <table:table-cell table:formula="of:=[.F6]*100" office:value-type="float" office:value="4519.72413793103" calcext:value-type="float">
            <text:p>4520</text:p>
          </table:table-cell>
        </table:table-row>
        <table:table-row table:style-name="ro3">
          <table:table-cell office:value-type="float" office:value="1855" calcext:value-type="float">
            <text:p>1855</text:p>
          </table:table-cell>
          <table:table-cell table:formula="of:=[.B6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7]*[.B7]" office:value-type="currency" office:currency="GHC" office:value="11.608275862069" calcext:value-type="currency">
            <text:p>₵11.61</text:p>
          </table:table-cell>
          <table:table-cell table:style-name="ce31" table:formula="of:=[.E7]*4" office:value-type="currency" office:currency="GHC" office:value="46.4331034482759" calcext:value-type="currency">
            <text:p>₵46.43</text:p>
          </table:table-cell>
          <table:table-cell table:style-name="ce244" table:formula="of:=[.F7]/[.F$52]" office:value-type="percentage" office:value="0.509492444788842" calcext:value-type="percentage">
            <text:p>50.95%</text:p>
          </table:table-cell>
          <table:table-cell table:formula="of:=[.F7]*100" office:value-type="float" office:value="4643.31034482759" calcext:value-type="float">
            <text:p>4643</text:p>
          </table:table-cell>
        </table:table-row>
        <table:table-row table:style-name="ro3">
          <table:table-cell office:value-type="float" office:value="1856" calcext:value-type="float">
            <text:p>1856</text:p>
          </table:table-cell>
          <table:table-cell table:formula="of:=[.B7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8]*[.B8]" office:value-type="currency" office:currency="GHC" office:value="11.6965517241379" calcext:value-type="currency">
            <text:p>₵11.70</text:p>
          </table:table-cell>
          <table:table-cell table:style-name="ce31" table:formula="of:=[.E8]*4" office:value-type="currency" office:currency="GHC" office:value="46.7862068965517" calcext:value-type="currency">
            <text:p>₵46.79</text:p>
          </table:table-cell>
          <table:table-cell table:style-name="ce244" table:formula="of:=[.F8]/[.F$52]" office:value-type="percentage" office:value="0.513366912049593" calcext:value-type="percentage">
            <text:p>51.34%</text:p>
          </table:table-cell>
          <table:table-cell table:formula="of:=[.F8]*100" office:value-type="float" office:value="4678.62068965517" calcext:value-type="float">
            <text:p>4679</text:p>
          </table:table-cell>
        </table:table-row>
        <table:table-row table:style-name="ro3">
          <table:table-cell office:value-type="float" office:value="1857" calcext:value-type="float">
            <text:p>1857</text:p>
          </table:table-cell>
          <table:table-cell table:formula="of:=[.B8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9]*[.B9]" office:value-type="currency" office:currency="GHC" office:value="11.608275862069" calcext:value-type="currency">
            <text:p>₵11.61</text:p>
          </table:table-cell>
          <table:table-cell table:style-name="ce31" table:formula="of:=[.E9]*4" office:value-type="currency" office:currency="GHC" office:value="46.4331034482759" calcext:value-type="currency">
            <text:p>₵46.43</text:p>
          </table:table-cell>
          <table:table-cell table:style-name="ce244" table:formula="of:=[.F9]/[.F$52]" office:value-type="percentage" office:value="0.509492444788842" calcext:value-type="percentage">
            <text:p>50.95%</text:p>
          </table:table-cell>
          <table:table-cell table:formula="of:=[.F9]*100" office:value-type="float" office:value="4643.31034482759" calcext:value-type="float">
            <text:p>4643</text:p>
          </table:table-cell>
        </table:table-row>
        <table:table-row table:style-name="ro3">
          <table:table-cell office:value-type="float" office:value="1858" calcext:value-type="float">
            <text:p>1858</text:p>
          </table:table-cell>
          <table:table-cell table:formula="of:=[.B9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0]*[.B10]" office:value-type="currency" office:currency="GHC" office:value="11.431724137931" calcext:value-type="currency">
            <text:p>₵11.43</text:p>
          </table:table-cell>
          <table:table-cell table:style-name="ce31" table:formula="of:=[.E10]*4" office:value-type="currency" office:currency="GHC" office:value="45.7268965517241" calcext:value-type="currency">
            <text:p>₵45.73</text:p>
          </table:table-cell>
          <table:table-cell table:style-name="ce244" table:formula="of:=[.F10]/[.F$52]" office:value-type="percentage" office:value="0.501743510267338" calcext:value-type="percentage">
            <text:p>50.17%</text:p>
          </table:table-cell>
          <table:table-cell table:formula="of:=[.F10]*100" office:value-type="float" office:value="4572.68965517241" calcext:value-type="float">
            <text:p>4573</text:p>
          </table:table-cell>
        </table:table-row>
        <table:table-row table:style-name="ro3">
          <table:table-cell office:value-type="float" office:value="1859" calcext:value-type="float">
            <text:p>1859</text:p>
          </table:table-cell>
          <table:table-cell table:formula="of:=[.B10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1]*[.B11]" office:value-type="currency" office:currency="GHC" office:value="11.3434482758621" calcext:value-type="currency">
            <text:p>₵11.34</text:p>
          </table:table-cell>
          <table:table-cell table:style-name="ce31" table:formula="of:=[.E11]*4" office:value-type="currency" office:currency="GHC" office:value="45.3737931034483" calcext:value-type="currency">
            <text:p>₵45.37</text:p>
          </table:table-cell>
          <table:table-cell table:style-name="ce244" table:formula="of:=[.F11]/[.F$52]" office:value-type="percentage" office:value="0.497869043006587" calcext:value-type="percentage">
            <text:p>49.79%</text:p>
          </table:table-cell>
          <table:table-cell table:formula="of:=[.F11]*100" office:value-type="float" office:value="4537.37931034483" calcext:value-type="float">
            <text:p>4537</text:p>
          </table:table-cell>
        </table:table-row>
        <table:table-row table:style-name="ro3">
          <table:table-cell office:value-type="float" office:value="1860" calcext:value-type="float">
            <text:p>1860</text:p>
          </table:table-cell>
          <table:table-cell table:formula="of:=[.B11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2]*[.B12]" office:value-type="currency" office:currency="GHC" office:value="11.5641379310345" calcext:value-type="currency">
            <text:p>₵11.56</text:p>
          </table:table-cell>
          <table:table-cell table:style-name="ce31" table:formula="of:=[.E12]*4" office:value-type="currency" office:currency="GHC" office:value="46.2565517241379" calcext:value-type="currency">
            <text:p>₵46.26</text:p>
          </table:table-cell>
          <table:table-cell table:style-name="ce244" table:formula="of:=[.F12]/[.F$52]" office:value-type="percentage" office:value="0.507555211158466" calcext:value-type="percentage">
            <text:p>50.76%</text:p>
          </table:table-cell>
          <table:table-cell table:formula="of:=[.F12]*100" office:value-type="float" office:value="4625.65517241379" calcext:value-type="float">
            <text:p>4626</text:p>
          </table:table-cell>
        </table:table-row>
        <table:table-row table:style-name="ro3">
          <table:table-cell office:value-type="float" office:value="1861" calcext:value-type="float">
            <text:p>1861</text:p>
          </table:table-cell>
          <table:table-cell table:formula="of:=[.B12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3]*[.B13]" office:value-type="currency" office:currency="GHC" office:value="11.7406896551724" calcext:value-type="currency">
            <text:p>₵11.74</text:p>
          </table:table-cell>
          <table:table-cell table:style-name="ce31" table:formula="of:=[.E13]*4" office:value-type="currency" office:currency="GHC" office:value="46.9627586206897" calcext:value-type="currency">
            <text:p>₵46.96</text:p>
          </table:table-cell>
          <table:table-cell table:style-name="ce244" table:formula="of:=[.F13]/[.F$52]" office:value-type="percentage" office:value="0.515304145679969" calcext:value-type="percentage">
            <text:p>51.53%</text:p>
          </table:table-cell>
          <table:table-cell table:formula="of:=[.F13]*100" office:value-type="float" office:value="4696.27586206897" calcext:value-type="float">
            <text:p>4696</text:p>
          </table:table-cell>
        </table:table-row>
        <table:table-row table:style-name="ro3">
          <table:table-cell office:value-type="float" office:value="1862" calcext:value-type="float">
            <text:p>1862</text:p>
          </table:table-cell>
          <table:table-cell table:formula="of:=[.B13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4]*[.B14]" office:value-type="currency" office:currency="GHC" office:value="11.7406896551724" calcext:value-type="currency">
            <text:p>₵11.74</text:p>
          </table:table-cell>
          <table:table-cell table:style-name="ce31" table:formula="of:=[.E14]*4" office:value-type="currency" office:currency="GHC" office:value="46.9627586206897" calcext:value-type="currency">
            <text:p>₵46.96</text:p>
          </table:table-cell>
          <table:table-cell table:style-name="ce244" table:formula="of:=[.F14]/[.F$52]" office:value-type="percentage" office:value="0.515304145679969" calcext:value-type="percentage">
            <text:p>51.53%</text:p>
          </table:table-cell>
          <table:table-cell table:formula="of:=[.F14]*100" office:value-type="float" office:value="4696.27586206897" calcext:value-type="float">
            <text:p>4696</text:p>
          </table:table-cell>
        </table:table-row>
        <table:table-row table:style-name="ro3">
          <table:table-cell office:value-type="float" office:value="1863" calcext:value-type="float">
            <text:p>1863</text:p>
          </table:table-cell>
          <table:table-cell table:formula="of:=[.B14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5]*[.B15]" office:value-type="currency" office:currency="GHC" office:value="11.6524137931035" calcext:value-type="currency">
            <text:p>₵11.65</text:p>
          </table:table-cell>
          <table:table-cell table:style-name="ce31" table:formula="of:=[.E15]*4" office:value-type="currency" office:currency="GHC" office:value="46.6096551724138" calcext:value-type="currency">
            <text:p>₵46.61</text:p>
          </table:table-cell>
          <table:table-cell table:style-name="ce244" table:formula="of:=[.F15]/[.F$52]" office:value-type="percentage" office:value="0.511429678419218" calcext:value-type="percentage">
            <text:p>51.14%</text:p>
          </table:table-cell>
          <table:table-cell table:formula="of:=[.F15]*100" office:value-type="float" office:value="4660.96551724138" calcext:value-type="float">
            <text:p>4661</text:p>
          </table:table-cell>
        </table:table-row>
        <table:table-row table:style-name="ro3">
          <table:table-cell office:value-type="float" office:value="1864" calcext:value-type="float">
            <text:p>1864</text:p>
          </table:table-cell>
          <table:table-cell table:formula="of:=[.B15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6]*[.B16]" office:value-type="currency" office:currency="GHC" office:value="11.6965517241379" calcext:value-type="currency">
            <text:p>₵11.70</text:p>
          </table:table-cell>
          <table:table-cell table:style-name="ce31" table:formula="of:=[.E16]*4" office:value-type="currency" office:currency="GHC" office:value="46.7862068965517" calcext:value-type="currency">
            <text:p>₵46.79</text:p>
          </table:table-cell>
          <table:table-cell table:style-name="ce244" table:formula="of:=[.F16]/[.F$52]" office:value-type="percentage" office:value="0.513366912049593" calcext:value-type="percentage">
            <text:p>51.34%</text:p>
          </table:table-cell>
          <table:table-cell table:formula="of:=[.F16]*100" office:value-type="float" office:value="4678.62068965517" calcext:value-type="float">
            <text:p>4679</text:p>
          </table:table-cell>
        </table:table-row>
        <table:table-row table:style-name="ro3">
          <table:table-cell office:value-type="float" office:value="1865" calcext:value-type="float">
            <text:p>1865</text:p>
          </table:table-cell>
          <table:table-cell table:formula="of:=[.B16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7]*[.B17]" office:value-type="currency" office:currency="GHC" office:value="11.9172413793103" calcext:value-type="currency">
            <text:p>₵11.92</text:p>
          </table:table-cell>
          <table:table-cell table:style-name="ce31" table:formula="of:=[.E17]*4" office:value-type="currency" office:currency="GHC" office:value="47.6689655172414" calcext:value-type="currency">
            <text:p>₵47.67</text:p>
          </table:table-cell>
          <table:table-cell table:style-name="ce244" table:formula="of:=[.F17]/[.F$52]" office:value-type="percentage" office:value="0.523053080201473" calcext:value-type="percentage">
            <text:p>52.31%</text:p>
          </table:table-cell>
          <table:table-cell table:formula="of:=[.F17]*100" office:value-type="float" office:value="4766.89655172414" calcext:value-type="float">
            <text:p>4767</text:p>
          </table:table-cell>
        </table:table-row>
        <table:table-row table:style-name="ro3">
          <table:table-cell office:value-type="float" office:value="1866" calcext:value-type="float">
            <text:p>1866</text:p>
          </table:table-cell>
          <table:table-cell table:formula="of:=[.B17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8]*[.B18]" office:value-type="currency" office:currency="GHC" office:value="12.1820689655172" calcext:value-type="currency">
            <text:p>₵12.18</text:p>
          </table:table-cell>
          <table:table-cell table:style-name="ce31" table:formula="of:=[.E18]*4" office:value-type="currency" office:currency="GHC" office:value="48.728275862069" calcext:value-type="currency">
            <text:p>₵48.73</text:p>
          </table:table-cell>
          <table:table-cell table:style-name="ce244" table:formula="of:=[.F18]/[.F$52]" office:value-type="percentage" office:value="0.534676481983727" calcext:value-type="percentage">
            <text:p>53.47%</text:p>
          </table:table-cell>
          <table:table-cell table:formula="of:=[.F18]*100" office:value-type="float" office:value="4872.8275862069" calcext:value-type="float">
            <text:p>4873</text:p>
          </table:table-cell>
        </table:table-row>
        <table:table-row table:style-name="ro3">
          <table:table-cell office:value-type="float" office:value="1867" calcext:value-type="float">
            <text:p>1867</text:p>
          </table:table-cell>
          <table:table-cell table:formula="of:=[.B18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19]*[.B19]" office:value-type="currency" office:currency="GHC" office:value="12.6234482758621" calcext:value-type="currency">
            <text:p>₵12.62</text:p>
          </table:table-cell>
          <table:table-cell table:style-name="ce31" table:formula="of:=[.E19]*4" office:value-type="currency" office:currency="GHC" office:value="50.4937931034483" calcext:value-type="currency">
            <text:p>₵50.49</text:p>
          </table:table-cell>
          <table:table-cell table:style-name="ce244" table:formula="of:=[.F19]/[.F$52]" office:value-type="percentage" office:value="0.554048818287486" calcext:value-type="percentage">
            <text:p>55.40%</text:p>
          </table:table-cell>
          <table:table-cell table:formula="of:=[.F19]*100" office:value-type="float" office:value="5049.37931034483" calcext:value-type="float">
            <text:p>5049</text:p>
          </table:table-cell>
        </table:table-row>
        <table:table-row table:style-name="ro3">
          <table:table-cell office:value-type="float" office:value="1868" calcext:value-type="float">
            <text:p>1868</text:p>
          </table:table-cell>
          <table:table-cell table:formula="of:=[.B19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0]*[.B20]" office:value-type="currency" office:currency="GHC" office:value="12.711724137931" calcext:value-type="currency">
            <text:p>₵12.71</text:p>
          </table:table-cell>
          <table:table-cell table:style-name="ce31" table:formula="of:=[.E20]*4" office:value-type="currency" office:currency="GHC" office:value="50.8468965517241" calcext:value-type="currency">
            <text:p>₵50.85</text:p>
          </table:table-cell>
          <table:table-cell table:style-name="ce244" table:formula="of:=[.F20]/[.F$52]" office:value-type="percentage" office:value="0.557923285548237" calcext:value-type="percentage">
            <text:p>55.79%</text:p>
          </table:table-cell>
          <table:table-cell table:formula="of:=[.F20]*100" office:value-type="float" office:value="5084.68965517241" calcext:value-type="float">
            <text:p>5085</text:p>
          </table:table-cell>
        </table:table-row>
        <table:table-row table:style-name="ro3">
          <table:table-cell office:value-type="float" office:value="1869" calcext:value-type="float">
            <text:p>1869</text:p>
          </table:table-cell>
          <table:table-cell table:formula="of:=[.B20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1]*[.B21]" office:value-type="currency" office:currency="GHC" office:value="12.4027586206897" calcext:value-type="currency">
            <text:p>₵12.40</text:p>
          </table:table-cell>
          <table:table-cell table:style-name="ce31" table:formula="of:=[.E21]*4" office:value-type="currency" office:currency="GHC" office:value="49.6110344827586" calcext:value-type="currency">
            <text:p>₵49.61</text:p>
          </table:table-cell>
          <table:table-cell table:style-name="ce244" table:formula="of:=[.F21]/[.F$52]" office:value-type="percentage" office:value="0.544362650135606" calcext:value-type="percentage">
            <text:p>54.44%</text:p>
          </table:table-cell>
          <table:table-cell table:formula="of:=[.F21]*100" office:value-type="float" office:value="4961.10344827586" calcext:value-type="float">
            <text:p>4961</text:p>
          </table:table-cell>
        </table:table-row>
        <table:table-row table:style-name="ro3">
          <table:table-cell office:value-type="float" office:value="1870" calcext:value-type="float">
            <text:p>1870</text:p>
          </table:table-cell>
          <table:table-cell table:formula="of:=[.B21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2]*[.B22]" office:value-type="currency" office:currency="GHC" office:value="12.5793103448276" calcext:value-type="currency">
            <text:p>₵12.58</text:p>
          </table:table-cell>
          <table:table-cell table:style-name="ce31" table:formula="of:=[.E22]*4" office:value-type="currency" office:currency="GHC" office:value="50.3172413793103" calcext:value-type="currency">
            <text:p>₵50.32</text:p>
          </table:table-cell>
          <table:table-cell table:style-name="ce244" table:formula="of:=[.F22]/[.F$52]" office:value-type="percentage" office:value="0.55211158465711" calcext:value-type="percentage">
            <text:p>55.21%</text:p>
          </table:table-cell>
          <table:table-cell table:formula="of:=[.F22]*100" office:value-type="float" office:value="5031.72413793103" calcext:value-type="float">
            <text:p>5032</text:p>
          </table:table-cell>
        </table:table-row>
        <table:table-row table:style-name="ro3">
          <table:table-cell office:value-type="float" office:value="1871" calcext:value-type="float">
            <text:p>1871</text:p>
          </table:table-cell>
          <table:table-cell table:formula="of:=[.B22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3]*[.B23]" office:value-type="currency" office:currency="GHC" office:value="12.8" calcext:value-type="currency">
            <text:p>₵12.80</text:p>
          </table:table-cell>
          <table:table-cell table:style-name="ce31" table:formula="of:=[.E23]*4" office:value-type="currency" office:currency="GHC" office:value="51.2" calcext:value-type="currency">
            <text:p>₵51.20</text:p>
          </table:table-cell>
          <table:table-cell table:style-name="ce244" table:formula="of:=[.F23]/[.F$52]" office:value-type="percentage" office:value="0.561797752808989" calcext:value-type="percentage">
            <text:p>56.18%</text:p>
          </table:table-cell>
          <table:table-cell table:formula="of:=[.F23]*100" office:value-type="float" office:value="5120" calcext:value-type="float">
            <text:p>5120</text:p>
          </table:table-cell>
        </table:table-row>
        <table:table-row table:style-name="ro3">
          <table:table-cell office:value-type="float" office:value="1872" calcext:value-type="float">
            <text:p>1872</text:p>
          </table:table-cell>
          <table:table-cell table:formula="of:=[.B23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4]*[.B24]" office:value-type="currency" office:currency="GHC" office:value="19.8179310344828" calcext:value-type="currency">
            <text:p>₵19.82</text:p>
          </table:table-cell>
          <table:table-cell table:style-name="ce31" table:formula="of:=[.E24]*4" office:value-type="currency" office:currency="GHC" office:value="79.271724137931" calcext:value-type="currency">
            <text:p>₵79.27</text:p>
          </table:table-cell>
          <table:table-cell table:style-name="ce244" table:formula="of:=[.F24]/[.F$52]" office:value-type="percentage" office:value="0.869817900038745" calcext:value-type="percentage">
            <text:p>86.98%</text:p>
          </table:table-cell>
          <table:table-cell table:formula="of:=[.F24]*100" office:value-type="float" office:value="7927.1724137931" calcext:value-type="float">
            <text:p>7927</text:p>
          </table:table-cell>
        </table:table-row>
        <table:table-row table:style-name="ro3">
          <table:table-cell office:value-type="float" office:value="1873" calcext:value-type="float">
            <text:p>1873</text:p>
          </table:table-cell>
          <table:table-cell table:formula="of:=[.B24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5]*[.B25]" office:value-type="currency" office:currency="GHC" office:value="14.1241379310345" calcext:value-type="currency">
            <text:p>₵14.12</text:p>
          </table:table-cell>
          <table:table-cell table:style-name="ce31" table:formula="of:=[.E25]*4" office:value-type="currency" office:currency="GHC" office:value="56.4965517241379" calcext:value-type="currency">
            <text:p>₵56.50</text:p>
          </table:table-cell>
          <table:table-cell table:style-name="ce244" table:formula="of:=[.F25]/[.F$52]" office:value-type="percentage" office:value="0.619914761720264" calcext:value-type="percentage">
            <text:p>61.99%</text:p>
          </table:table-cell>
          <table:table-cell table:formula="of:=[.F25]*100" office:value-type="float" office:value="5649.65517241379" calcext:value-type="float">
            <text:p>5650</text:p>
          </table:table-cell>
        </table:table-row>
        <table:table-row table:style-name="ro3">
          <table:table-cell office:value-type="float" office:value="1874" calcext:value-type="float">
            <text:p>1874</text:p>
          </table:table-cell>
          <table:table-cell table:formula="of:=[.B25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6]*[.B26]" office:value-type="currency" office:currency="GHC" office:value="14.7862068965517" calcext:value-type="currency">
            <text:p>₵14.79</text:p>
          </table:table-cell>
          <table:table-cell table:style-name="ce31" table:formula="of:=[.E26]*4" office:value-type="currency" office:currency="GHC" office:value="59.1448275862069" calcext:value-type="currency">
            <text:p>₵59.14</text:p>
          </table:table-cell>
          <table:table-cell table:style-name="ce244" table:formula="of:=[.F26]/[.F$52]" office:value-type="percentage" office:value="0.648973266175901" calcext:value-type="percentage">
            <text:p>64.90%</text:p>
          </table:table-cell>
          <table:table-cell table:formula="of:=[.F26]*100" office:value-type="float" office:value="5914.48275862069" calcext:value-type="float">
            <text:p>5914</text:p>
          </table:table-cell>
        </table:table-row>
        <table:table-row table:style-name="ro3">
          <table:table-cell office:value-type="float" office:value="1875" calcext:value-type="float">
            <text:p>1875</text:p>
          </table:table-cell>
          <table:table-cell table:formula="of:=[.B26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7]*[.B27]" office:value-type="currency" office:currency="GHC" office:value="14.8303448275862" calcext:value-type="currency">
            <text:p>₵14.83</text:p>
          </table:table-cell>
          <table:table-cell table:style-name="ce31" table:formula="of:=[.E27]*4" office:value-type="currency" office:currency="GHC" office:value="59.3213793103448" calcext:value-type="currency">
            <text:p>₵59.32</text:p>
          </table:table-cell>
          <table:table-cell table:style-name="ce244" table:formula="of:=[.F27]/[.F$52]" office:value-type="percentage" office:value="0.650910499806277" calcext:value-type="percentage">
            <text:p>65.09%</text:p>
          </table:table-cell>
          <table:table-cell table:formula="of:=[.F27]*100" office:value-type="float" office:value="5932.13793103448" calcext:value-type="float">
            <text:p>5932</text:p>
          </table:table-cell>
        </table:table-row>
        <table:table-row table:style-name="ro3">
          <table:table-cell office:value-type="float" office:value="1876" calcext:value-type="float">
            <text:p>1876</text:p>
          </table:table-cell>
          <table:table-cell table:formula="of:=[.B27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8]*[.B28]" office:value-type="currency" office:currency="GHC" office:value="14.9627586206897" calcext:value-type="currency">
            <text:p>₵14.96</text:p>
          </table:table-cell>
          <table:table-cell table:style-name="ce31" table:formula="of:=[.E28]*4" office:value-type="currency" office:currency="GHC" office:value="59.8510344827586" calcext:value-type="currency">
            <text:p>₵59.85</text:p>
          </table:table-cell>
          <table:table-cell table:style-name="ce244" table:formula="of:=[.F28]/[.F$52]" office:value-type="percentage" office:value="0.656722200697404" calcext:value-type="percentage">
            <text:p>65.67%</text:p>
          </table:table-cell>
          <table:table-cell table:formula="of:=[.F28]*100" office:value-type="float" office:value="5985.10344827586" calcext:value-type="float">
            <text:p>5985</text:p>
          </table:table-cell>
        </table:table-row>
        <table:table-row table:style-name="ro3">
          <table:table-cell office:value-type="float" office:value="1877" calcext:value-type="float">
            <text:p>1877</text:p>
          </table:table-cell>
          <table:table-cell table:formula="of:=[.B28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29]*[.B29]" office:value-type="currency" office:currency="GHC" office:value="14.9627586206897" calcext:value-type="currency">
            <text:p>₵14.96</text:p>
          </table:table-cell>
          <table:table-cell table:style-name="ce31" table:formula="of:=[.E29]*4" office:value-type="currency" office:currency="GHC" office:value="59.8510344827586" calcext:value-type="currency">
            <text:p>₵59.85</text:p>
          </table:table-cell>
          <table:table-cell table:style-name="ce244" table:formula="of:=[.F29]/[.F$52]" office:value-type="percentage" office:value="0.656722200697404" calcext:value-type="percentage">
            <text:p>65.67%</text:p>
          </table:table-cell>
          <table:table-cell table:formula="of:=[.F29]*100" office:value-type="float" office:value="5985.10344827586" calcext:value-type="float">
            <text:p>5985</text:p>
          </table:table-cell>
        </table:table-row>
        <table:table-row table:style-name="ro3">
          <table:table-cell office:value-type="float" office:value="1878" calcext:value-type="float">
            <text:p>1878</text:p>
          </table:table-cell>
          <table:table-cell table:formula="of:=[.B29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0]*[.B30]" office:value-type="currency" office:currency="GHC" office:value="14.8744827586207" calcext:value-type="currency">
            <text:p>₵14.87</text:p>
          </table:table-cell>
          <table:table-cell table:style-name="ce31" table:formula="of:=[.E30]*4" office:value-type="currency" office:currency="GHC" office:value="59.4979310344828" calcext:value-type="currency">
            <text:p>₵59.50</text:p>
          </table:table-cell>
          <table:table-cell table:style-name="ce244" table:formula="of:=[.F30]/[.F$52]" office:value-type="percentage" office:value="0.652847733436653" calcext:value-type="percentage">
            <text:p>65.28%</text:p>
          </table:table-cell>
          <table:table-cell table:formula="of:=[.F30]*100" office:value-type="float" office:value="5949.79310344828" calcext:value-type="float">
            <text:p>5950</text:p>
          </table:table-cell>
        </table:table-row>
        <table:table-row table:style-name="ro3">
          <table:table-cell office:value-type="float" office:value="1879" calcext:value-type="float">
            <text:p>1879</text:p>
          </table:table-cell>
          <table:table-cell table:formula="of:=[.B30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1]*[.B31]" office:value-type="currency" office:currency="GHC" office:value="14.5213793103448" calcext:value-type="currency">
            <text:p>₵14.52</text:p>
          </table:table-cell>
          <table:table-cell table:style-name="ce31" table:formula="of:=[.E31]*4" office:value-type="currency" office:currency="GHC" office:value="58.0855172413793" calcext:value-type="currency">
            <text:p>₵58.09</text:p>
          </table:table-cell>
          <table:table-cell table:style-name="ce244" table:formula="of:=[.F31]/[.F$52]" office:value-type="percentage" office:value="0.637349864393646" calcext:value-type="percentage">
            <text:p>63.73%</text:p>
          </table:table-cell>
          <table:table-cell table:formula="of:=[.F31]*100" office:value-type="float" office:value="5808.55172413793" calcext:value-type="float">
            <text:p>5809</text:p>
          </table:table-cell>
        </table:table-row>
        <table:table-row table:style-name="ro3">
          <table:table-cell office:value-type="float" office:value="1880" calcext:value-type="float">
            <text:p>1880</text:p>
          </table:table-cell>
          <table:table-cell table:formula="of:=[.B31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2]*[.B32]" office:value-type="currency" office:currency="GHC" office:value="14.4331034482759" calcext:value-type="currency">
            <text:p>₵14.43</text:p>
          </table:table-cell>
          <table:table-cell table:style-name="ce31" table:formula="of:=[.E32]*4" office:value-type="currency" office:currency="GHC" office:value="57.7324137931035" calcext:value-type="currency">
            <text:p>₵57.73</text:p>
          </table:table-cell>
          <table:table-cell table:style-name="ce244" table:formula="of:=[.F32]/[.F$52]" office:value-type="percentage" office:value="0.633475397132894" calcext:value-type="percentage">
            <text:p>63.35%</text:p>
          </table:table-cell>
          <table:table-cell table:formula="of:=[.F32]*100" office:value-type="float" office:value="5773.24137931035" calcext:value-type="float">
            <text:p>5773</text:p>
          </table:table-cell>
        </table:table-row>
        <table:table-row table:style-name="ro3">
          <table:table-cell office:value-type="float" office:value="1881" calcext:value-type="float">
            <text:p>1881</text:p>
          </table:table-cell>
          <table:table-cell table:formula="of:=[.B32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3]*[.B33]" office:value-type="currency" office:currency="GHC" office:value="14.4331034482759" calcext:value-type="currency">
            <text:p>₵14.43</text:p>
          </table:table-cell>
          <table:table-cell table:style-name="ce31" table:formula="of:=[.E33]*4" office:value-type="currency" office:currency="GHC" office:value="57.7324137931035" calcext:value-type="currency">
            <text:p>₵57.73</text:p>
          </table:table-cell>
          <table:table-cell table:style-name="ce244" table:formula="of:=[.F33]/[.F$52]" office:value-type="percentage" office:value="0.633475397132894" calcext:value-type="percentage">
            <text:p>63.35%</text:p>
          </table:table-cell>
          <table:table-cell table:formula="of:=[.F33]*100" office:value-type="float" office:value="5773.24137931035" calcext:value-type="float">
            <text:p>5773</text:p>
          </table:table-cell>
        </table:table-row>
        <table:table-row table:style-name="ro3">
          <table:table-cell office:value-type="float" office:value="1882" calcext:value-type="float">
            <text:p>1882</text:p>
          </table:table-cell>
          <table:table-cell table:formula="of:=[.B33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4]*[.B34]" office:value-type="currency" office:currency="GHC" office:value="14.4331034482759" calcext:value-type="currency">
            <text:p>₵14.43</text:p>
          </table:table-cell>
          <table:table-cell table:style-name="ce31" table:formula="of:=[.E34]*4" office:value-type="currency" office:currency="GHC" office:value="57.7324137931035" calcext:value-type="currency">
            <text:p>₵57.73</text:p>
          </table:table-cell>
          <table:table-cell table:style-name="ce244" table:formula="of:=[.F34]/[.F$52]" office:value-type="percentage" office:value="0.633475397132894" calcext:value-type="percentage">
            <text:p>63.35%</text:p>
          </table:table-cell>
          <table:table-cell table:formula="of:=[.F34]*100" office:value-type="float" office:value="5773.24137931035" calcext:value-type="float">
            <text:p>5773</text:p>
          </table:table-cell>
        </table:table-row>
        <table:table-row table:style-name="ro3">
          <table:table-cell office:value-type="float" office:value="1883" calcext:value-type="float">
            <text:p>1883</text:p>
          </table:table-cell>
          <table:table-cell table:formula="of:=[.B34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5]*[.B35]" office:value-type="currency" office:currency="GHC" office:value="14.4772413793103" calcext:value-type="currency">
            <text:p>₵14.48</text:p>
          </table:table-cell>
          <table:table-cell table:style-name="ce31" table:formula="of:=[.E35]*4" office:value-type="currency" office:currency="GHC" office:value="57.9089655172414" calcext:value-type="currency">
            <text:p>₵57.91</text:p>
          </table:table-cell>
          <table:table-cell table:style-name="ce244" table:formula="of:=[.F35]/[.F$52]" office:value-type="percentage" office:value="0.63541263076327" calcext:value-type="percentage">
            <text:p>63.54%</text:p>
          </table:table-cell>
          <table:table-cell table:formula="of:=[.F35]*100" office:value-type="float" office:value="5790.89655172414" calcext:value-type="float">
            <text:p>5791</text:p>
          </table:table-cell>
        </table:table-row>
        <table:table-row table:style-name="ro3">
          <table:table-cell office:value-type="float" office:value="1884" calcext:value-type="float">
            <text:p>1884</text:p>
          </table:table-cell>
          <table:table-cell table:formula="of:=[.B35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6]*[.B36]" office:value-type="currency" office:currency="GHC" office:value="14.4331034482759" calcext:value-type="currency">
            <text:p>₵14.43</text:p>
          </table:table-cell>
          <table:table-cell table:style-name="ce31" table:formula="of:=[.E36]*4" office:value-type="currency" office:currency="GHC" office:value="57.7324137931035" calcext:value-type="currency">
            <text:p>₵57.73</text:p>
          </table:table-cell>
          <table:table-cell table:style-name="ce244" table:formula="of:=[.F36]/[.F$52]" office:value-type="percentage" office:value="0.633475397132894" calcext:value-type="percentage">
            <text:p>63.35%</text:p>
          </table:table-cell>
          <table:table-cell table:formula="of:=[.F36]*100" office:value-type="float" office:value="5773.24137931035" calcext:value-type="float">
            <text:p>5773</text:p>
          </table:table-cell>
        </table:table-row>
        <table:table-row table:style-name="ro3">
          <table:table-cell office:value-type="float" office:value="1885" calcext:value-type="float">
            <text:p>1885</text:p>
          </table:table-cell>
          <table:table-cell table:formula="of:=[.B36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7]*[.B37]" office:value-type="currency" office:currency="GHC" office:value="14.2565517241379" calcext:value-type="currency">
            <text:p>₵14.26</text:p>
          </table:table-cell>
          <table:table-cell table:style-name="ce31" table:formula="of:=[.E37]*4" office:value-type="currency" office:currency="GHC" office:value="57.0262068965517" calcext:value-type="currency">
            <text:p>₵57.03</text:p>
          </table:table-cell>
          <table:table-cell table:style-name="ce244" table:formula="of:=[.F37]/[.F$52]" office:value-type="percentage" office:value="0.625726462611391" calcext:value-type="percentage">
            <text:p>62.57%</text:p>
          </table:table-cell>
          <table:table-cell table:formula="of:=[.F37]*100" office:value-type="float" office:value="5702.62068965517" calcext:value-type="float">
            <text:p>5703</text:p>
          </table:table-cell>
        </table:table-row>
        <table:table-row table:style-name="ro3">
          <table:table-cell office:value-type="float" office:value="1886" calcext:value-type="float">
            <text:p>1886</text:p>
          </table:table-cell>
          <table:table-cell table:formula="of:=[.B37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8]*[.B38]" office:value-type="currency" office:currency="GHC" office:value="14.1241379310345" calcext:value-type="currency">
            <text:p>₵14.12</text:p>
          </table:table-cell>
          <table:table-cell table:style-name="ce31" table:formula="of:=[.E38]*4" office:value-type="currency" office:currency="GHC" office:value="56.4965517241379" calcext:value-type="currency">
            <text:p>₵56.50</text:p>
          </table:table-cell>
          <table:table-cell table:style-name="ce244" table:formula="of:=[.F38]/[.F$52]" office:value-type="percentage" office:value="0.619914761720264" calcext:value-type="percentage">
            <text:p>61.99%</text:p>
          </table:table-cell>
          <table:table-cell table:formula="of:=[.F38]*100" office:value-type="float" office:value="5649.65517241379" calcext:value-type="float">
            <text:p>5650</text:p>
          </table:table-cell>
        </table:table-row>
        <table:table-row table:style-name="ro3">
          <table:table-cell office:value-type="float" office:value="1887" calcext:value-type="float">
            <text:p>1887</text:p>
          </table:table-cell>
          <table:table-cell table:formula="of:=[.B38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39]*[.B39]" office:value-type="currency" office:currency="GHC" office:value="13.991724137931" calcext:value-type="currency">
            <text:p>₵13.99</text:p>
          </table:table-cell>
          <table:table-cell table:style-name="ce31" table:formula="of:=[.E39]*4" office:value-type="currency" office:currency="GHC" office:value="55.9668965517241" calcext:value-type="currency">
            <text:p>₵55.97</text:p>
          </table:table-cell>
          <table:table-cell table:style-name="ce244" table:formula="of:=[.F39]/[.F$52]" office:value-type="percentage" office:value="0.614103060829136" calcext:value-type="percentage">
            <text:p>61.41%</text:p>
          </table:table-cell>
          <table:table-cell table:formula="of:=[.F39]*100" office:value-type="float" office:value="5596.68965517241" calcext:value-type="float">
            <text:p>5597</text:p>
          </table:table-cell>
        </table:table-row>
        <table:table-row table:style-name="ro3">
          <table:table-cell office:value-type="float" office:value="1888" calcext:value-type="float">
            <text:p>1888</text:p>
          </table:table-cell>
          <table:table-cell table:formula="of:=[.B39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40]*[.B40]" office:value-type="currency" office:currency="GHC" office:value="13.991724137931" calcext:value-type="currency">
            <text:p>₵13.99</text:p>
          </table:table-cell>
          <table:table-cell table:style-name="ce31" table:formula="of:=[.E40]*4" office:value-type="currency" office:currency="GHC" office:value="55.9668965517241" calcext:value-type="currency">
            <text:p>₵55.97</text:p>
          </table:table-cell>
          <table:table-cell table:style-name="ce244" table:formula="of:=[.F40]/[.F$52]" office:value-type="percentage" office:value="0.614103060829136" calcext:value-type="percentage">
            <text:p>61.41%</text:p>
          </table:table-cell>
          <table:table-cell table:formula="of:=[.F40]*100" office:value-type="float" office:value="5596.68965517241" calcext:value-type="float">
            <text:p>5597</text:p>
          </table:table-cell>
        </table:table-row>
        <table:table-row table:style-name="ro3">
          <table:table-cell office:value-type="float" office:value="1889" calcext:value-type="float">
            <text:p>1889</text:p>
          </table:table-cell>
          <table:table-cell table:formula="of:=[.B40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41]*[.B41]" office:value-type="currency" office:currency="GHC" office:value="14.1241379310345" calcext:value-type="currency">
            <text:p>₵14.12</text:p>
          </table:table-cell>
          <table:table-cell table:style-name="ce31" table:formula="of:=[.E41]*4" office:value-type="currency" office:currency="GHC" office:value="56.4965517241379" calcext:value-type="currency">
            <text:p>₵56.50</text:p>
          </table:table-cell>
          <table:table-cell table:style-name="ce244" table:formula="of:=[.F41]/[.F$52]" office:value-type="percentage" office:value="0.619914761720264" calcext:value-type="percentage">
            <text:p>61.99%</text:p>
          </table:table-cell>
          <table:table-cell table:formula="of:=[.F41]*100" office:value-type="float" office:value="5649.65517241379" calcext:value-type="float">
            <text:p>5650</text:p>
          </table:table-cell>
        </table:table-row>
        <table:table-row table:style-name="ro3">
          <table:table-cell office:value-type="float" office:value="1890" calcext:value-type="float">
            <text:p>1890</text:p>
          </table:table-cell>
          <table:table-cell table:formula="of:=[.B41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42]*[.B42]" office:value-type="currency" office:currency="GHC" office:value="14.3006896551724" calcext:value-type="currency">
            <text:p>₵14.30</text:p>
          </table:table-cell>
          <table:table-cell table:style-name="ce31" table:formula="of:=[.E42]*4" office:value-type="currency" office:currency="GHC" office:value="57.2027586206897" calcext:value-type="currency">
            <text:p>₵57.20</text:p>
          </table:table-cell>
          <table:table-cell table:style-name="ce244" table:formula="of:=[.F42]/[.F$52]" office:value-type="percentage" office:value="0.627663696241767" calcext:value-type="percentage">
            <text:p>62.77%</text:p>
          </table:table-cell>
          <table:table-cell table:formula="of:=[.F42]*100" office:value-type="float" office:value="5720.27586206897" calcext:value-type="float">
            <text:p>5720</text:p>
          </table:table-cell>
        </table:table-row>
        <table:table-row table:style-name="ro3">
          <table:table-cell office:value-type="float" office:value="1891" calcext:value-type="float">
            <text:p>1891</text:p>
          </table:table-cell>
          <table:table-cell table:formula="of:=[.B42]"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43]*[.B43]" office:value-type="currency" office:currency="GHC" office:value="14.6096551724138" calcext:value-type="currency">
            <text:p>₵14.61</text:p>
          </table:table-cell>
          <table:table-cell table:style-name="ce31" table:formula="of:=[.E43]*4" office:value-type="currency" office:currency="GHC" office:value="58.4386206896552" calcext:value-type="currency">
            <text:p>₵58.44</text:p>
          </table:table-cell>
          <table:table-cell table:style-name="ce244" table:formula="of:=[.F43]/[.F$52]" office:value-type="percentage" office:value="0.641224331654398" calcext:value-type="percentage">
            <text:p>64.12%</text:p>
          </table:table-cell>
          <table:table-cell table:formula="of:=[.F43]*100" office:value-type="float" office:value="5843.86206896552" calcext:value-type="float">
            <text:p>5844</text:p>
          </table:table-cell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style-name="ce31" table:formula="of:=[$'Wages (agric. lab.)'.I44]*[.B44]" office:value-type="currency" office:currency="GHC" office:value="14.6537931034483" calcext:value-type="currency">
            <text:p>₵14.65</text:p>
          </table:table-cell>
          <table:table-cell table:style-name="ce31" table:formula="of:=[.E44]*4" office:value-type="currency" office:currency="GHC" office:value="58.6151724137931" calcext:value-type="currency">
            <text:p>₵58.62</text:p>
          </table:table-cell>
          <table:table-cell table:style-name="ce244" table:formula="of:=[.F44]/[.F$52]" office:value-type="percentage" office:value="0.643161565284773" calcext:value-type="percentage">
            <text:p>64.32%</text:p>
          </table:table-cell>
          <table:table-cell table:formula="of:=[.F44]*100" office:value-type="float" office:value="5861.51724137931" calcext:value-type="float">
            <text:p>5862</text:p>
          </table:table-cell>
        </table:table-row>
        <table:table-row table:style-name="ro3">
          <table:table-cell office:value-type="float" office:value="1893" calcext:value-type="float">
            <text:p>1893</text:p>
          </table:table-cell>
          <table:table-cell table:style-name="ce239" table:formula="of:=[.F45]/[$'Wages (agric. lab.)'.J45]" office:value-type="float" office:value="0.919563636363636" calcext:value-type="float">
            <text:p>0.92</text:p>
          </table:table-cell>
          <table:table-cell table:style-name="ce241" office:value-type="currency" office:currency="GBP" office:value="0.0109" calcext:value-type="currency">
            <text:p>£0.01</text:p>
          </table:table-cell>
          <table:table-cell table:style-name="ce242" table:formula="of:=[.C45]*[$'Currency conversion'.F$2]" office:value-type="currency" office:currency="GHC" office:value="2.0928" calcext:value-type="currency">
            <text:p>₵2.09</text:p>
          </table:table-cell>
          <table:table-cell table:style-name="ce242" table:formula="of:=[.D45]*6.4" office:value-type="currency" office:currency="GHC" office:value="13.39392" calcext:value-type="currency">
            <text:p>₵13.39</text:p>
          </table:table-cell>
          <table:table-cell table:style-name="ce242" table:formula="of:=[.E45]*4" office:value-type="currency" office:currency="GHC" office:value="53.57568" calcext:value-type="currency">
            <text:p>₵53.58</text:p>
          </table:table-cell>
          <table:table-cell table:style-name="ce245" table:formula="of:=[.F45]/[.F$52]" office:value-type="percentage" office:value="0.587865168539326" calcext:value-type="percentage">
            <text:p>58.79%</text:p>
          </table:table-cell>
          <table:table-cell table:formula="of:=[.F45]*100" office:value-type="float" office:value="5357.568" calcext:value-type="float">
            <text:p>5358</text:p>
          </table:table-cell>
        </table:table-row>
        <table:table-row table:style-name="ro3">
          <table:table-cell office:value-type="float" office:value="1894" calcext:value-type="float">
            <text:p>1894</text:p>
          </table:table-cell>
          <table:table-cell table:style-name="ce239" table:formula="of:=[.F46]/[$'Wages (agric. lab.)'.J46]" office:value-type="float" office:value="1.32409756097561" calcext:value-type="float">
            <text:p>1.32</text:p>
          </table:table-cell>
          <table:table-cell table:style-name="ce241" office:value-type="currency" office:currency="GBP" office:value="0.0156" calcext:value-type="currency">
            <text:p>£0.02</text:p>
          </table:table-cell>
          <table:table-cell table:style-name="ce242" table:formula="of:=[.C46]*[$'Currency conversion'.F$2]" office:value-type="currency" office:currency="GHC" office:value="2.9952" calcext:value-type="currency">
            <text:p>₵3.00</text:p>
          </table:table-cell>
          <table:table-cell table:style-name="ce242" table:formula="of:=[.D46]*6.4" office:value-type="currency" office:currency="GHC" office:value="19.16928" calcext:value-type="currency">
            <text:p>₵19.17</text:p>
          </table:table-cell>
          <table:table-cell table:style-name="ce242" table:formula="of:=[.E46]*4" office:value-type="currency" office:currency="GHC" office:value="76.67712" calcext:value-type="currency">
            <text:p>₵76.68</text:p>
          </table:table-cell>
          <table:table-cell table:style-name="ce245" table:formula="of:=[.F46]/[.F$52]" office:value-type="percentage" office:value="0.841348314606742" calcext:value-type="percentage">
            <text:p>84.13%</text:p>
          </table:table-cell>
          <table:table-cell table:formula="of:=[.F46]*100" office:value-type="float" office:value="7667.712" calcext:value-type="float">
            <text:p>7668</text:p>
          </table:table-cell>
        </table:table-row>
        <table:table-row table:style-name="ro3">
          <table:table-cell office:value-type="float" office:value="1895" calcext:value-type="float">
            <text:p>1895</text:p>
          </table:table-cell>
          <table:table-cell table:style-name="ce240" office:value-type="float" office:value="1.32" calcext:value-type="float">
            <text:p>1.32</text:p>
          </table:table-cell>
          <table:table-cell table:number-columns-repeated="2"/>
          <table:table-cell table:style-name="ce31" table:formula="of:=[$'Wages (agric. lab.)'.I47]*[.B47]" office:value-type="currency" office:currency="GHC" office:value="19.1682206896552" calcext:value-type="currency">
            <text:p>₵19.17</text:p>
          </table:table-cell>
          <table:table-cell table:style-name="ce31" table:formula="of:=[.E47]*4" office:value-type="currency" office:currency="GHC" office:value="76.6728827586207" calcext:value-type="currency">
            <text:p>₵76.67</text:p>
          </table:table-cell>
          <table:table-cell table:style-name="ce244" table:formula="of:=[.F47]/[.F$52]" office:value-type="percentage" office:value="0.841301820999613" calcext:value-type="percentage">
            <text:p>84.13%</text:p>
          </table:table-cell>
          <table:table-cell table:formula="of:=[.F47]*100" office:value-type="float" office:value="7667.28827586207" calcext:value-type="float">
            <text:p>7667</text:p>
          </table:table-cell>
        </table:table-row>
        <table:table-row table:style-name="ro3">
          <table:table-cell office:value-type="float" office:value="1896" calcext:value-type="float">
            <text:p>1896</text:p>
          </table:table-cell>
          <table:table-cell table:style-name="ce240" table:formula="of:=[.B47]" office:value-type="float" office:value="1.32" calcext:value-type="float">
            <text:p>1.32</text:p>
          </table:table-cell>
          <table:table-cell table:number-columns-repeated="2"/>
          <table:table-cell table:style-name="ce31" table:formula="of:=[$'Wages (agric. lab.)'.I48]*[.B48]" office:value-type="currency" office:currency="GHC" office:value="19.2264827586207" calcext:value-type="currency">
            <text:p>₵19.23</text:p>
          </table:table-cell>
          <table:table-cell table:style-name="ce31" table:formula="of:=[.E48]*4" office:value-type="currency" office:currency="GHC" office:value="76.9059310344828" calcext:value-type="currency">
            <text:p>₵76.91</text:p>
          </table:table-cell>
          <table:table-cell table:style-name="ce244" table:formula="of:=[.F48]/[.F$52]" office:value-type="percentage" office:value="0.843858969391709" calcext:value-type="percentage">
            <text:p>84.39%</text:p>
          </table:table-cell>
          <table:table-cell table:formula="of:=[.F48]*100" office:value-type="float" office:value="7690.59310344828" calcext:value-type="float">
            <text:p>7691</text:p>
          </table:table-cell>
        </table:table-row>
        <table:table-row table:style-name="ro3">
          <table:table-cell office:value-type="float" office:value="1897" calcext:value-type="float">
            <text:p>1897</text:p>
          </table:table-cell>
          <table:table-cell table:style-name="ce240" table:formula="of:=[.B48]" office:value-type="float" office:value="1.32" calcext:value-type="float">
            <text:p>1.32</text:p>
          </table:table-cell>
          <table:table-cell table:number-columns-repeated="2"/>
          <table:table-cell table:style-name="ce31" table:formula="of:=[$'Wages (agric. lab.)'.I49]*[.B49]" office:value-type="currency" office:currency="GHC" office:value="19.4012689655172" calcext:value-type="currency">
            <text:p>₵19.40</text:p>
          </table:table-cell>
          <table:table-cell table:style-name="ce31" table:formula="of:=[.E49]*4" office:value-type="currency" office:currency="GHC" office:value="77.605075862069" calcext:value-type="currency">
            <text:p>₵77.61</text:p>
          </table:table-cell>
          <table:table-cell table:style-name="ce244" table:formula="of:=[.F49]/[.F$52]" office:value-type="percentage" office:value="0.851530414567997" calcext:value-type="percentage">
            <text:p>85.15%</text:p>
          </table:table-cell>
          <table:table-cell table:formula="of:=[.F49]*100" office:value-type="float" office:value="7760.5075862069" calcext:value-type="float">
            <text:p>7761</text:p>
          </table:table-cell>
        </table:table-row>
        <table:table-row table:style-name="ro3">
          <table:table-cell office:value-type="float" office:value="1898" calcext:value-type="float">
            <text:p>1898</text:p>
          </table:table-cell>
          <table:table-cell table:style-name="ce240" table:formula="of:=[.B49]" office:value-type="float" office:value="1.32" calcext:value-type="float">
            <text:p>1.32</text:p>
          </table:table-cell>
          <table:table-cell table:number-columns-repeated="2"/>
          <table:table-cell table:style-name="ce31" table:formula="of:=[$'Wages (agric. lab.)'.I50]*[.B50]" office:value-type="currency" office:currency="GHC" office:value="19.7508413793103" calcext:value-type="currency">
            <text:p>₵19.75</text:p>
          </table:table-cell>
          <table:table-cell table:style-name="ce31" table:formula="of:=[.E50]*4" office:value-type="currency" office:currency="GHC" office:value="79.0033655172414" calcext:value-type="currency">
            <text:p>₵79.00</text:p>
          </table:table-cell>
          <table:table-cell table:style-name="ce244" table:formula="of:=[.F50]/[.F$52]" office:value-type="percentage" office:value="0.866873304920574" calcext:value-type="percentage">
            <text:p>86.69%</text:p>
          </table:table-cell>
          <table:table-cell table:formula="of:=[.F50]*100" office:value-type="float" office:value="7900.33655172414" calcext:value-type="float">
            <text:p>7900</text:p>
          </table:table-cell>
        </table:table-row>
        <table:table-row table:style-name="ro3">
          <table:table-cell office:value-type="float" office:value="1899" calcext:value-type="float">
            <text:p>1899</text:p>
          </table:table-cell>
          <table:table-cell table:style-name="ce240" table:formula="of:=[.B50]" office:value-type="float" office:value="1.32" calcext:value-type="float">
            <text:p>1.32</text:p>
          </table:table-cell>
          <table:table-cell table:number-columns-repeated="2"/>
          <table:table-cell table:style-name="ce31" table:formula="of:=[$'Wages (agric. lab.)'.I51]*[.B51]" office:value-type="currency" office:currency="GHC" office:value="20.0421517241379" calcext:value-type="currency">
            <text:p>₵20.04</text:p>
          </table:table-cell>
          <table:table-cell table:style-name="ce31" table:formula="of:=[.E51]*4" office:value-type="currency" office:currency="GHC" office:value="80.1686068965517" calcext:value-type="currency">
            <text:p>₵80.17</text:p>
          </table:table-cell>
          <table:table-cell table:style-name="ce244" table:formula="of:=[.F51]/[.F$52]" office:value-type="percentage" office:value="0.879659046881054" calcext:value-type="percentage">
            <text:p>87.97%</text:p>
          </table:table-cell>
          <table:table-cell table:formula="of:=[.F51]*100" office:value-type="float" office:value="8016.86068965517" calcext:value-type="float">
            <text:p>8017</text:p>
          </table:table-cell>
        </table:table-row>
        <table:table-row table:style-name="ro3">
          <table:table-cell table:style-name="ce247" office:value-type="float" office:value="1900" calcext:value-type="float">
            <text:p>1900</text:p>
          </table:table-cell>
          <table:table-cell table:style-name="ce240" office:value-type="float" office:value="1.45" calcext:value-type="float">
            <text:p>1.45</text:p>
          </table:table-cell>
          <table:table-cell table:style-name="ce248"/>
          <table:table-cell table:style-name="ce243"/>
          <table:table-cell table:style-name="ce31" table:formula="of:=[$'Wages (agric. lab.)'.I52]*[.B52]" office:value-type="currency" office:currency="GHC" office:value="22.784" calcext:value-type="currency">
            <text:p>₵22.78</text:p>
          </table:table-cell>
          <table:table-cell table:style-name="ce31" table:formula="of:=[.E52]*4" office:value-type="currency" office:currency="GHC" office:value="91.136" calcext:value-type="currency">
            <text:p>₵91.14</text:p>
          </table:table-cell>
          <table:table-cell table:style-name="ce244" table:formula="of:=[.F52]/[.F$52]" office:value-type="percentage" office:value="1" calcext:value-type="percentage">
            <text:p>100.00%</text:p>
          </table:table-cell>
          <table:table-cell table:formula="of:=[.F52]*100" office:value-type="float" office:value="9113.6" calcext:value-type="float">
            <text:p>9114</text:p>
          </table:table-cell>
        </table:table-row>
        <table:table-row table:style-name="ro3">
          <table:table-cell office:value-type="float" office:value="1901" calcext:value-type="float">
            <text:p>1901</text:p>
          </table:table-cell>
          <table:table-cell table:style-name="ce240" table:formula="of:=[.B52]" office:value-type="float" office:value="1.45" calcext:value-type="float">
            <text:p>1.45</text:p>
          </table:table-cell>
          <table:table-cell table:number-columns-repeated="2"/>
          <table:table-cell table:style-name="ce31" table:formula="of:=[$'Wages (agric. lab.)'.I53]*[.B53]" office:value-type="currency" office:currency="GHC" office:value="22.912" calcext:value-type="currency">
            <text:p>₵22.91</text:p>
          </table:table-cell>
          <table:table-cell table:style-name="ce31" table:formula="of:=[.E53]*4" office:value-type="currency" office:currency="GHC" office:value="91.648" calcext:value-type="currency">
            <text:p>₵91.65</text:p>
          </table:table-cell>
          <table:table-cell table:style-name="ce244" table:formula="of:=[.F53]/[.F$52]" office:value-type="percentage" office:value="1.00561797752809" calcext:value-type="percentage">
            <text:p>100.56%</text:p>
          </table:table-cell>
          <table:table-cell table:formula="of:=[.F53]*100" office:value-type="float" office:value="9164.8" calcext:value-type="float">
            <text:p>9165</text:p>
          </table:table-cell>
        </table:table-row>
        <table:table-row table:style-name="ro3">
          <table:table-cell office:value-type="float" office:value="1902" calcext:value-type="float">
            <text:p>1902</text:p>
          </table:table-cell>
          <table:table-cell table:style-name="ce240" table:formula="of:=[.B53]" office:value-type="float" office:value="1.45" calcext:value-type="float">
            <text:p>1.45</text:p>
          </table:table-cell>
          <table:table-cell table:number-columns-repeated="2"/>
          <table:table-cell table:style-name="ce31" table:formula="of:=[$'Wages (agric. lab.)'.I54]*[.B54]" office:value-type="currency" office:currency="GHC" office:value="22.976" calcext:value-type="currency">
            <text:p>₵22.98</text:p>
          </table:table-cell>
          <table:table-cell table:style-name="ce31" table:formula="of:=[.E54]*4" office:value-type="currency" office:currency="GHC" office:value="91.904" calcext:value-type="currency">
            <text:p>₵91.90</text:p>
          </table:table-cell>
          <table:table-cell table:style-name="ce244" table:formula="of:=[.F54]/[.F$52]" office:value-type="percentage" office:value="1.00842696629214" calcext:value-type="percentage">
            <text:p>100.84%</text:p>
          </table:table-cell>
          <table:table-cell table:formula="of:=[.F54]*100" office:value-type="float" office:value="9190.4" calcext:value-type="float">
            <text:p>9190</text:p>
          </table:table-cell>
        </table:table-row>
        <table:table-row table:style-name="ro3">
          <table:table-cell office:value-type="float" office:value="1903" calcext:value-type="float">
            <text:p>1903</text:p>
          </table:table-cell>
          <table:table-cell table:style-name="ce240" table:formula="of:=[.B54]" office:value-type="float" office:value="1.45" calcext:value-type="float">
            <text:p>1.45</text:p>
          </table:table-cell>
          <table:table-cell table:number-columns-repeated="2"/>
          <table:table-cell table:style-name="ce31" table:formula="of:=[$'Wages (agric. lab.)'.I55]*[.B55]" office:value-type="currency" office:currency="GHC" office:value="22.976" calcext:value-type="currency">
            <text:p>₵22.98</text:p>
          </table:table-cell>
          <table:table-cell table:style-name="ce31" table:formula="of:=[.E55]*4" office:value-type="currency" office:currency="GHC" office:value="91.904" calcext:value-type="currency">
            <text:p>₵91.90</text:p>
          </table:table-cell>
          <table:table-cell table:style-name="ce244" table:formula="of:=[.F55]/[.F$52]" office:value-type="percentage" office:value="1.00842696629214" calcext:value-type="percentage">
            <text:p>100.84%</text:p>
          </table:table-cell>
          <table:table-cell table:formula="of:=[.F55]*100" office:value-type="float" office:value="9190.4" calcext:value-type="float">
            <text:p>9190</text:p>
          </table:table-cell>
        </table:table-row>
        <table:table-row table:style-name="ro3">
          <table:table-cell office:value-type="float" office:value="1904" calcext:value-type="float">
            <text:p>1904</text:p>
          </table:table-cell>
          <table:table-cell table:style-name="ce240" table:formula="of:=[.B55]" office:value-type="float" office:value="1.45" calcext:value-type="float">
            <text:p>1.45</text:p>
          </table:table-cell>
          <table:table-cell table:number-columns-repeated="2"/>
          <table:table-cell table:style-name="ce31" table:formula="of:=[$'Wages (agric. lab.)'.I56]*[.B56]" office:value-type="currency" office:currency="GHC" office:value="22.976" calcext:value-type="currency">
            <text:p>₵22.98</text:p>
          </table:table-cell>
          <table:table-cell table:style-name="ce31" table:formula="of:=[.E56]*4" office:value-type="currency" office:currency="GHC" office:value="91.904" calcext:value-type="currency">
            <text:p>₵91.90</text:p>
          </table:table-cell>
          <table:table-cell table:style-name="ce244" table:formula="of:=[.F56]/[.F$52]" office:value-type="percentage" office:value="1.00842696629214" calcext:value-type="percentage">
            <text:p>100.84%</text:p>
          </table:table-cell>
          <table:table-cell table:formula="of:=[.F56]*100" office:value-type="float" office:value="9190.4" calcext:value-type="float">
            <text:p>9190</text:p>
          </table:table-cell>
        </table:table-row>
        <table:table-row table:style-name="ro3">
          <table:table-cell office:value-type="float" office:value="1905" calcext:value-type="float">
            <text:p>1905</text:p>
          </table:table-cell>
          <table:table-cell table:style-name="ce240" table:formula="of:=[.B56]" office:value-type="float" office:value="1.45" calcext:value-type="float">
            <text:p>1.45</text:p>
          </table:table-cell>
          <table:table-cell table:number-columns-repeated="2"/>
          <table:table-cell table:style-name="ce31" table:formula="of:=[$'Wages (agric. lab.)'.I57]*[.B57]" office:value-type="currency" office:currency="GHC" office:value="23.04" calcext:value-type="currency">
            <text:p>₵23.04</text:p>
          </table:table-cell>
          <table:table-cell table:style-name="ce31" table:formula="of:=[.E57]*4" office:value-type="currency" office:currency="GHC" office:value="92.16" calcext:value-type="currency">
            <text:p>₵92.16</text:p>
          </table:table-cell>
          <table:table-cell table:style-name="ce244" table:formula="of:=[.F57]/[.F$52]" office:value-type="percentage" office:value="1.01123595505618" calcext:value-type="percentage">
            <text:p>101.12%</text:p>
          </table:table-cell>
          <table:table-cell table:formula="of:=[.F57]*100" office:value-type="float" office:value="9216" calcext:value-type="float">
            <text:p>9216</text:p>
          </table:table-cell>
        </table:table-row>
        <table:table-row table:style-name="ro3">
          <table:table-cell table:style-name="ce247" office:value-type="float" office:value="1906" calcext:value-type="float">
            <text:p>1906</text:p>
          </table:table-cell>
          <table:table-cell table:style-name="ce240" table:formula="of:=[.B57]" office:value-type="float" office:value="1.45" calcext:value-type="float">
            <text:p>1.45</text:p>
          </table:table-cell>
          <table:table-cell table:style-name="ce248"/>
          <table:table-cell table:style-name="ce243"/>
          <table:table-cell table:style-name="ce31" table:formula="of:=[$'Wages (agric. lab.)'.I58]*[.B58]" office:value-type="currency" office:currency="GHC" office:value="23.168" calcext:value-type="currency">
            <text:p>₵23.17</text:p>
          </table:table-cell>
          <table:table-cell table:style-name="ce31" table:formula="of:=[.E58]*4" office:value-type="currency" office:currency="GHC" office:value="92.672" calcext:value-type="currency">
            <text:p>₵92.67</text:p>
          </table:table-cell>
          <table:table-cell table:style-name="ce244" table:formula="of:=[.F58]/[.F$52]" office:value-type="percentage" office:value="1.01685393258427" calcext:value-type="percentage">
            <text:p>101.69%</text:p>
          </table:table-cell>
          <table:table-cell table:formula="of:=[.F58]*100" office:value-type="float" office:value="9267.2" calcext:value-type="float">
            <text:p>9267</text:p>
          </table:table-cell>
        </table:table-row>
        <table:table-row table:style-name="ro3">
          <table:table-cell office:value-type="float" office:value="1910" calcext:value-type="float">
            <text:p>1910</text:p>
          </table:table-cell>
          <table:table-cell table:style-name="ce240" table:formula="of:=[.B58]" office:value-type="float" office:value="1.45" calcext:value-type="float">
            <text:p>1.45</text:p>
          </table:table-cell>
          <table:table-cell table:number-columns-repeated="2"/>
          <table:table-cell table:style-name="ce31" table:formula="of:=[$'Wages (agric. lab.)'.I59]*[.B59]" office:value-type="currency" office:currency="GHC" office:value="23.552" calcext:value-type="currency">
            <text:p>₵23.55</text:p>
          </table:table-cell>
          <table:table-cell table:style-name="ce31" table:formula="of:=[.E59]*4" office:value-type="currency" office:currency="GHC" office:value="94.208" calcext:value-type="currency">
            <text:p>₵94.21</text:p>
          </table:table-cell>
          <table:table-cell table:style-name="ce244" table:formula="of:=[.F59]/[.F$52]" office:value-type="percentage" office:value="1.03370786516854" calcext:value-type="percentage">
            <text:p>103.37%</text:p>
          </table:table-cell>
          <table:table-cell table:formula="of:=[.F59]*100" office:value-type="float" office:value="9420.8" calcext:value-type="float">
            <text:p>9421</text:p>
          </table:table-cell>
        </table:table-row>
        <table:table-row table:style-name="ro3">
          <table:table-cell office:value-type="float" office:value="1914" calcext:value-type="float">
            <text:p>1914</text:p>
          </table:table-cell>
          <table:table-cell table:style-name="ce240" office:value-type="float" office:value="1.5" calcext:value-type="float">
            <text:p>1.50</text:p>
          </table:table-cell>
          <table:table-cell table:number-columns-repeated="2"/>
          <table:table-cell table:style-name="ce31" table:formula="of:=[$'Wages (agric. lab.)'.I60]*[.B60]" office:value-type="currency" office:currency="GHC" office:value="26.6151724137931" calcext:value-type="currency">
            <text:p>₵26.62</text:p>
          </table:table-cell>
          <table:table-cell table:style-name="ce31" table:formula="of:=[.E60]*4" office:value-type="currency" office:currency="GHC" office:value="106.460689655172" calcext:value-type="currency">
            <text:p>₵106.46</text:p>
          </table:table-cell>
          <table:table-cell table:style-name="ce244" table:formula="of:=[.F60]/[.F$52]" office:value-type="percentage" office:value="1.16815187911662" calcext:value-type="percentage">
            <text:p>116.82%</text:p>
          </table:table-cell>
          <table:table-cell table:formula="of:=[.F60]*100" office:value-type="float" office:value="10646.0689655172" calcext:value-type="float">
            <text:p>10646</text:p>
          </table:table-cell>
        </table:table-row>
        <table:table-row table:style-name="ro3">
          <table:table-cell office:value-type="float" office:value="1918" calcext:value-type="float">
            <text:p>1918</text:p>
          </table:table-cell>
          <table:table-cell table:style-name="ce240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1]*[.B61]" office:value-type="currency" office:currency="GHC" office:value="57.6590769230769" calcext:value-type="currency">
            <text:p>₵57.66</text:p>
          </table:table-cell>
          <table:table-cell table:style-name="ce31" table:formula="of:=[.E61]*4" office:value-type="currency" office:currency="GHC" office:value="230.636307692308" calcext:value-type="currency">
            <text:p>₵230.64</text:p>
          </table:table-cell>
          <table:table-cell table:style-name="ce244" table:formula="of:=[.F61]/[.F$52]" office:value-type="percentage" office:value="2.53068280034572" calcext:value-type="percentage">
            <text:p>253.07%</text:p>
          </table:table-cell>
          <table:table-cell table:formula="of:=[.F61]*100" office:value-type="float" office:value="23063.6307692308" calcext:value-type="float">
            <text:p>23064</text:p>
          </table:table-cell>
        </table:table-row>
        <table:table-row table:style-name="ro3">
          <table:table-cell office:value-type="float" office:value="1919" calcext:value-type="float">
            <text:p>1919</text:p>
          </table:table-cell>
          <table:table-cell table:style-name="ce240" table:formula="of:=[.B61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2]*[.B62]" office:value-type="currency" office:currency="GHC" office:value="71.6012307692308" calcext:value-type="currency">
            <text:p>₵71.60</text:p>
          </table:table-cell>
          <table:table-cell table:style-name="ce31" table:formula="of:=[.E62]*4" office:value-type="currency" office:currency="GHC" office:value="286.404923076923" calcext:value-type="currency">
            <text:p>₵286.40</text:p>
          </table:table-cell>
          <table:table-cell table:style-name="ce244" table:formula="of:=[.F62]/[.F$52]" office:value-type="percentage" office:value="3.14261019878997" calcext:value-type="percentage">
            <text:p>314.26%</text:p>
          </table:table-cell>
          <table:table-cell table:formula="of:=[.F62]*100" office:value-type="float" office:value="28640.4923076923" calcext:value-type="float">
            <text:p>28640</text:p>
          </table:table-cell>
        </table:table-row>
        <table:table-row table:style-name="ro3">
          <table:table-cell office:value-type="float" office:value="1920" calcext:value-type="float">
            <text:p>1920</text:p>
          </table:table-cell>
          <table:table-cell table:style-name="ce240" table:formula="of:=[.B62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3]*[.B63]" office:value-type="currency" office:currency="GHC" office:value="81.3686153846154" calcext:value-type="currency">
            <text:p>₵81.37</text:p>
          </table:table-cell>
          <table:table-cell table:style-name="ce31" table:formula="of:=[.E63]*4" office:value-type="currency" office:currency="GHC" office:value="325.474461538462" calcext:value-type="currency">
            <text:p>₵325.47</text:p>
          </table:table-cell>
          <table:table-cell table:style-name="ce244" table:formula="of:=[.F63]/[.F$52]" office:value-type="percentage" office:value="3.57130509939499" calcext:value-type="percentage">
            <text:p>357.13%</text:p>
          </table:table-cell>
          <table:table-cell table:formula="of:=[.F63]*100" office:value-type="float" office:value="32547.4461538462" calcext:value-type="float">
            <text:p>32547</text:p>
          </table:table-cell>
        </table:table-row>
        <table:table-row table:style-name="ro3">
          <table:table-cell office:value-type="float" office:value="1921" calcext:value-type="float">
            <text:p>1921</text:p>
          </table:table-cell>
          <table:table-cell table:style-name="ce240" table:formula="of:=[.B63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4]*[.B64]" office:value-type="currency" office:currency="GHC" office:value="66.5702605210421" calcext:value-type="currency">
            <text:p>₵66.57</text:p>
          </table:table-cell>
          <table:table-cell table:style-name="ce31" table:formula="of:=[.E64]*4" office:value-type="currency" office:currency="GHC" office:value="266.281042084168" calcext:value-type="currency">
            <text:p>₵266.28</text:p>
          </table:table-cell>
          <table:table-cell table:style-name="ce244" table:formula="of:=[.F64]/[.F$52]" office:value-type="percentage" office:value="2.92179865348675" calcext:value-type="percentage">
            <text:p>292.18%</text:p>
          </table:table-cell>
          <table:table-cell table:formula="of:=[.F64]*100" office:value-type="float" office:value="26628.1042084168" calcext:value-type="float">
            <text:p>26628</text:p>
          </table:table-cell>
        </table:table-row>
        <table:table-row table:style-name="ro3">
          <table:table-cell office:value-type="float" office:value="1922" calcext:value-type="float">
            <text:p>1922</text:p>
          </table:table-cell>
          <table:table-cell table:style-name="ce240" table:formula="of:=[.B64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5]*[.B65]" office:value-type="currency" office:currency="GHC" office:value="54.2901775147929" calcext:value-type="currency">
            <text:p>₵54.29</text:p>
          </table:table-cell>
          <table:table-cell table:style-name="ce31" table:formula="of:=[.E65]*4" office:value-type="currency" office:currency="GHC" office:value="217.160710059172" calcext:value-type="currency">
            <text:p>₵217.16</text:p>
          </table:table-cell>
          <table:table-cell table:style-name="ce244" table:formula="of:=[.F65]/[.F$52]" office:value-type="percentage" office:value="2.38282029120404" calcext:value-type="percentage">
            <text:p>238.28%</text:p>
          </table:table-cell>
          <table:table-cell table:formula="of:=[.F65]*100" office:value-type="float" office:value="21716.0710059172" calcext:value-type="float">
            <text:p>21716</text:p>
          </table:table-cell>
        </table:table-row>
        <table:table-row table:style-name="ro3">
          <table:table-cell office:value-type="float" office:value="1924" calcext:value-type="float">
            <text:p>1924</text:p>
          </table:table-cell>
          <table:table-cell table:style-name="ce240" table:formula="of:=[.B65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6]*[.B66]" office:value-type="currency" office:currency="GHC" office:value="57.9865098039216" calcext:value-type="currency">
            <text:p>₵57.99</text:p>
          </table:table-cell>
          <table:table-cell table:style-name="ce31" table:formula="of:=[.E66]*4" office:value-type="currency" office:currency="GHC" office:value="231.946039215686" calcext:value-type="currency">
            <text:p>₵231.95</text:p>
          </table:table-cell>
          <table:table-cell table:style-name="ce244" table:formula="of:=[.F66]/[.F$52]" office:value-type="percentage" office:value="2.54505397664684" calcext:value-type="percentage">
            <text:p>254.51%</text:p>
          </table:table-cell>
          <table:table-cell table:formula="of:=[.F66]*100" office:value-type="float" office:value="23194.6039215686" calcext:value-type="float">
            <text:p>23195</text:p>
          </table:table-cell>
        </table:table-row>
        <table:table-row table:style-name="ro3">
          <table:table-cell office:value-type="float" office:value="1925" calcext:value-type="float">
            <text:p>1925</text:p>
          </table:table-cell>
          <table:table-cell table:style-name="ce240" table:formula="of:=[.B66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7]*[.B67]" office:value-type="currency" office:currency="GHC" office:value="61.8079041916168" calcext:value-type="currency">
            <text:p>₵61.81</text:p>
          </table:table-cell>
          <table:table-cell table:style-name="ce31" table:formula="of:=[.E67]*4" office:value-type="currency" office:currency="GHC" office:value="247.231616766467" calcext:value-type="currency">
            <text:p>₵247.23</text:p>
          </table:table-cell>
          <table:table-cell table:style-name="ce244" table:formula="of:=[.F67]/[.F$52]" office:value-type="percentage" office:value="2.7127766938034" calcext:value-type="percentage">
            <text:p>271.28%</text:p>
          </table:table-cell>
          <table:table-cell table:formula="of:=[.F67]*100" office:value-type="float" office:value="24723.1616766467" calcext:value-type="float">
            <text:p>24723</text:p>
          </table:table-cell>
        </table:table-row>
        <table:table-row table:style-name="ro3">
          <table:table-cell office:value-type="float" office:value="1926" calcext:value-type="float">
            <text:p>1926</text:p>
          </table:table-cell>
          <table:table-cell table:style-name="ce240" table:formula="of:=[.B67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8]*[.B68]" office:value-type="currency" office:currency="GHC" office:value="62.3839679358718" calcext:value-type="currency">
            <text:p>₵62.38</text:p>
          </table:table-cell>
          <table:table-cell table:style-name="ce31" table:formula="of:=[.E68]*4" office:value-type="currency" office:currency="GHC" office:value="249.535871743487" calcext:value-type="currency">
            <text:p>₵249.54</text:p>
          </table:table-cell>
          <table:table-cell table:style-name="ce244" table:formula="of:=[.F68]/[.F$52]" office:value-type="percentage" office:value="2.73806039044381" calcext:value-type="percentage">
            <text:p>273.81%</text:p>
          </table:table-cell>
          <table:table-cell table:formula="of:=[.F68]*100" office:value-type="float" office:value="24953.5871743487" calcext:value-type="float">
            <text:p>24954</text:p>
          </table:table-cell>
        </table:table-row>
        <table:table-row table:style-name="ro3">
          <table:table-cell office:value-type="float" office:value="1927" calcext:value-type="float">
            <text:p>1927</text:p>
          </table:table-cell>
          <table:table-cell table:style-name="ce240" table:formula="of:=[.B68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69]*[.B69]" office:value-type="currency" office:currency="GHC" office:value="62.0111553784861" calcext:value-type="currency">
            <text:p>₵62.01</text:p>
          </table:table-cell>
          <table:table-cell table:style-name="ce31" table:formula="of:=[.E69]*4" office:value-type="currency" office:currency="GHC" office:value="248.044621513944" calcext:value-type="currency">
            <text:p>₵248.04</text:p>
          </table:table-cell>
          <table:table-cell table:style-name="ce244" table:formula="of:=[.F69]/[.F$52]" office:value-type="percentage" office:value="2.72169747974395" calcext:value-type="percentage">
            <text:p>272.17%</text:p>
          </table:table-cell>
          <table:table-cell table:formula="of:=[.F69]*100" office:value-type="float" office:value="24804.4621513944" calcext:value-type="float">
            <text:p>24804</text:p>
          </table:table-cell>
        </table:table-row>
        <table:table-row table:style-name="ro3">
          <table:table-cell office:value-type="float" office:value="1928" calcext:value-type="float">
            <text:p>1928</text:p>
          </table:table-cell>
          <table:table-cell table:style-name="ce240" table:formula="of:=[.B69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0]*[.B70]" office:value-type="currency" office:currency="GHC" office:value="62.0111553784861" calcext:value-type="currency">
            <text:p>₵62.01</text:p>
          </table:table-cell>
          <table:table-cell table:style-name="ce31" table:formula="of:=[.E70]*4" office:value-type="currency" office:currency="GHC" office:value="248.044621513944" calcext:value-type="currency">
            <text:p>₵248.04</text:p>
          </table:table-cell>
          <table:table-cell table:style-name="ce244" table:formula="of:=[.F70]/[.F$52]" office:value-type="percentage" office:value="2.72169747974395" calcext:value-type="percentage">
            <text:p>272.17%</text:p>
          </table:table-cell>
          <table:table-cell table:formula="of:=[.F70]*100" office:value-type="float" office:value="24804.4621513944" calcext:value-type="float">
            <text:p>24804</text:p>
          </table:table-cell>
        </table:table-row>
        <table:table-row table:style-name="ro3">
          <table:table-cell office:value-type="float" office:value="1929" calcext:value-type="float">
            <text:p>1929</text:p>
          </table:table-cell>
          <table:table-cell table:style-name="ce240" table:formula="of:=[.B70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1]*[.B71]" office:value-type="currency" office:currency="GHC" office:value="61.5209486166008" calcext:value-type="currency">
            <text:p>₵61.52</text:p>
          </table:table-cell>
          <table:table-cell table:style-name="ce31" table:formula="of:=[.E71]*4" office:value-type="currency" office:currency="GHC" office:value="246.083794466403" calcext:value-type="currency">
            <text:p>₵246.08</text:p>
          </table:table-cell>
          <table:table-cell table:style-name="ce244" table:formula="of:=[.F71]/[.F$52]" office:value-type="percentage" office:value="2.70018208464716" calcext:value-type="percentage">
            <text:p>270.02%</text:p>
          </table:table-cell>
          <table:table-cell table:formula="of:=[.F71]*100" office:value-type="float" office:value="24608.3794466403" calcext:value-type="float">
            <text:p>24608</text:p>
          </table:table-cell>
        </table:table-row>
        <table:table-row table:style-name="ro3">
          <table:table-cell office:value-type="float" office:value="1930" calcext:value-type="float">
            <text:p>1930</text:p>
          </table:table-cell>
          <table:table-cell table:style-name="ce240" table:formula="of:=[.B71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2]*[.B72]" office:value-type="currency" office:currency="GHC" office:value="61.6838095238095" calcext:value-type="currency">
            <text:p>₵61.68</text:p>
          </table:table-cell>
          <table:table-cell table:style-name="ce31" table:formula="of:=[.E72]*4" office:value-type="currency" office:currency="GHC" office:value="246.735238095238" calcext:value-type="currency">
            <text:p>₵246.74</text:p>
          </table:table-cell>
          <table:table-cell table:style-name="ce244" table:formula="of:=[.F72]/[.F$52]" office:value-type="percentage" office:value="2.70733012306046" calcext:value-type="percentage">
            <text:p>270.73%</text:p>
          </table:table-cell>
          <table:table-cell table:formula="of:=[.F72]*100" office:value-type="float" office:value="24673.5238095238" calcext:value-type="float">
            <text:p>24674</text:p>
          </table:table-cell>
        </table:table-row>
        <table:table-row table:style-name="ro3">
          <table:table-cell office:value-type="float" office:value="1931" calcext:value-type="float">
            <text:p>1931</text:p>
          </table:table-cell>
          <table:table-cell table:style-name="ce240" table:formula="of:=[.B72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3]*[.B73]" office:value-type="currency" office:currency="GHC" office:value="60.2352941176471" calcext:value-type="currency">
            <text:p>₵60.24</text:p>
          </table:table-cell>
          <table:table-cell table:style-name="ce31" table:formula="of:=[.E73]*4" office:value-type="currency" office:currency="GHC" office:value="240.941176470588" calcext:value-type="currency">
            <text:p>₵240.94</text:p>
          </table:table-cell>
          <table:table-cell table:style-name="ce244" table:formula="of:=[.F73]/[.F$52]" office:value-type="percentage" office:value="2.64375413086583" calcext:value-type="percentage">
            <text:p>264.38%</text:p>
          </table:table-cell>
          <table:table-cell table:formula="of:=[.F73]*100" office:value-type="float" office:value="24094.1176470588" calcext:value-type="float">
            <text:p>24094</text:p>
          </table:table-cell>
        </table:table-row>
        <table:table-row table:style-name="ro3">
          <table:table-cell office:value-type="float" office:value="1932" calcext:value-type="float">
            <text:p>1932</text:p>
          </table:table-cell>
          <table:table-cell table:style-name="ce240" table:formula="of:=[.B73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4]*[.B74]" office:value-type="currency" office:currency="GHC" office:value="59.1555381604697" calcext:value-type="currency">
            <text:p>₵59.16</text:p>
          </table:table-cell>
          <table:table-cell table:style-name="ce31" table:formula="of:=[.E74]*4" office:value-type="currency" office:currency="GHC" office:value="236.622152641879" calcext:value-type="currency">
            <text:p>₵236.62</text:p>
          </table:table-cell>
          <table:table-cell table:style-name="ce244" table:formula="of:=[.F74]/[.F$52]" office:value-type="percentage" office:value="2.59636315662174" calcext:value-type="percentage">
            <text:p>259.64%</text:p>
          </table:table-cell>
          <table:table-cell table:formula="of:=[.F74]*100" office:value-type="float" office:value="23662.2152641879" calcext:value-type="float">
            <text:p>23662</text:p>
          </table:table-cell>
        </table:table-row>
        <table:table-row table:style-name="ro3">
          <table:table-cell office:value-type="float" office:value="1933" calcext:value-type="float">
            <text:p>1933</text:p>
          </table:table-cell>
          <table:table-cell table:style-name="ce240" table:formula="of:=[.B74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5]*[.B75]" office:value-type="currency" office:currency="GHC" office:value="59.8146031746032" calcext:value-type="currency">
            <text:p>₵59.81</text:p>
          </table:table-cell>
          <table:table-cell table:style-name="ce31" table:formula="of:=[.E75]*4" office:value-type="currency" office:currency="GHC" office:value="239.258412698413" calcext:value-type="currency">
            <text:p>₵239.26</text:p>
          </table:table-cell>
          <table:table-cell table:style-name="ce244" table:formula="of:=[.F75]/[.F$52]" office:value-type="percentage" office:value="2.62528981630105" calcext:value-type="percentage">
            <text:p>262.53%</text:p>
          </table:table-cell>
          <table:table-cell table:formula="of:=[.F75]*100" office:value-type="float" office:value="23925.8412698413" calcext:value-type="float">
            <text:p>23926</text:p>
          </table:table-cell>
        </table:table-row>
        <table:table-row table:style-name="ro3">
          <table:table-cell office:value-type="float" office:value="1934" calcext:value-type="float">
            <text:p>1934</text:p>
          </table:table-cell>
          <table:table-cell table:style-name="ce240" table:formula="of:=[.B75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6]*[.B76]" office:value-type="currency" office:currency="GHC" office:value="61.7261477045908" calcext:value-type="currency">
            <text:p>₵61.73</text:p>
          </table:table-cell>
          <table:table-cell table:style-name="ce31" table:formula="of:=[.E76]*4" office:value-type="currency" office:currency="GHC" office:value="246.904590818363" calcext:value-type="currency">
            <text:p>₵246.90</text:p>
          </table:table-cell>
          <table:table-cell table:style-name="ce244" table:formula="of:=[.F76]/[.F$52]" office:value-type="percentage" office:value="2.70918836484335" calcext:value-type="percentage">
            <text:p>270.92%</text:p>
          </table:table-cell>
          <table:table-cell table:formula="of:=[.F76]*100" office:value-type="float" office:value="24690.4590818363" calcext:value-type="float">
            <text:p>24690</text:p>
          </table:table-cell>
        </table:table-row>
        <table:table-row table:style-name="ro3">
          <table:table-cell office:value-type="float" office:value="1935" calcext:value-type="float">
            <text:p>1935</text:p>
          </table:table-cell>
          <table:table-cell table:style-name="ce240" table:formula="of:=[.B76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7]*[.B77]" office:value-type="currency" office:currency="GHC" office:value="62.1685375494071" calcext:value-type="currency">
            <text:p>₵62.17</text:p>
          </table:table-cell>
          <table:table-cell table:style-name="ce31" table:formula="of:=[.E77]*4" office:value-type="currency" office:currency="GHC" office:value="248.674150197628" calcext:value-type="currency">
            <text:p>₵248.67</text:p>
          </table:table-cell>
          <table:table-cell table:style-name="ce244" table:formula="of:=[.F77]/[.F$52]" office:value-type="percentage" office:value="2.72860505395923" calcext:value-type="percentage">
            <text:p>272.86%</text:p>
          </table:table-cell>
          <table:table-cell table:formula="of:=[.F77]*100" office:value-type="float" office:value="24867.4150197628" calcext:value-type="float">
            <text:p>24867</text:p>
          </table:table-cell>
        </table:table-row>
        <table:table-row table:style-name="ro3">
          <table:table-cell office:value-type="float" office:value="1936" calcext:value-type="float">
            <text:p>1936</text:p>
          </table:table-cell>
          <table:table-cell table:style-name="ce240" table:formula="of:=[.B77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8]*[.B78]" office:value-type="currency" office:currency="GHC" office:value="64.0050894632207" calcext:value-type="currency">
            <text:p>₵64.01</text:p>
          </table:table-cell>
          <table:table-cell table:style-name="ce31" table:formula="of:=[.E78]*4" office:value-type="currency" office:currency="GHC" office:value="256.020357852883" calcext:value-type="currency">
            <text:p>₵256.02</text:p>
          </table:table-cell>
          <table:table-cell table:style-name="ce244" table:formula="of:=[.F78]/[.F$52]" office:value-type="percentage" office:value="2.8092121428731" calcext:value-type="percentage">
            <text:p>280.92%</text:p>
          </table:table-cell>
          <table:table-cell table:formula="of:=[.F78]*100" office:value-type="float" office:value="25602.0357852883" calcext:value-type="float">
            <text:p>25602</text:p>
          </table:table-cell>
        </table:table-row>
        <table:table-row table:style-name="ro3">
          <table:table-cell office:value-type="float" office:value="1937" calcext:value-type="float">
            <text:p>1937</text:p>
          </table:table-cell>
          <table:table-cell table:style-name="ce240" table:formula="of:=[.B78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79]*[.B79]" office:value-type="currency" office:currency="GHC" office:value="66.9067729083665" calcext:value-type="currency">
            <text:p>₵66.91</text:p>
          </table:table-cell>
          <table:table-cell table:style-name="ce31" table:formula="of:=[.E79]*4" office:value-type="currency" office:currency="GHC" office:value="267.627091633466" calcext:value-type="currency">
            <text:p>₵267.63</text:p>
          </table:table-cell>
          <table:table-cell table:style-name="ce244" table:formula="of:=[.F79]/[.F$52]" office:value-type="percentage" office:value="2.93656833340794" calcext:value-type="percentage">
            <text:p>293.66%</text:p>
          </table:table-cell>
          <table:table-cell table:formula="of:=[.F79]*100" office:value-type="float" office:value="26762.7091633466" calcext:value-type="float">
            <text:p>26763</text:p>
          </table:table-cell>
        </table:table-row>
        <table:table-row table:style-name="ro3">
          <table:table-cell office:value-type="float" office:value="1938" calcext:value-type="float">
            <text:p>1938</text:p>
          </table:table-cell>
          <table:table-cell table:style-name="ce240" table:formula="of:=[.B79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0]*[.B80]" office:value-type="currency" office:currency="GHC" office:value="67.8858964143426" calcext:value-type="currency">
            <text:p>₵67.89</text:p>
          </table:table-cell>
          <table:table-cell table:style-name="ce31" table:formula="of:=[.E80]*4" office:value-type="currency" office:currency="GHC" office:value="271.543585657371" calcext:value-type="currency">
            <text:p>₵271.54</text:p>
          </table:table-cell>
          <table:table-cell table:style-name="ce244" table:formula="of:=[.F80]/[.F$52]" office:value-type="percentage" office:value="2.97954250414074" calcext:value-type="percentage">
            <text:p>297.95%</text:p>
          </table:table-cell>
          <table:table-cell table:formula="of:=[.F80]*100" office:value-type="float" office:value="27154.3585657371" calcext:value-type="float">
            <text:p>27154</text:p>
          </table:table-cell>
        </table:table-row>
        <table:table-row table:style-name="ro3">
          <table:table-cell office:value-type="float" office:value="1939" calcext:value-type="float">
            <text:p>1939</text:p>
          </table:table-cell>
          <table:table-cell table:style-name="ce240" table:formula="of:=[.B80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1]*[.B81]" office:value-type="currency" office:currency="GHC" office:value="77.2691633466136" calcext:value-type="currency">
            <text:p>₵77.27</text:p>
          </table:table-cell>
          <table:table-cell table:style-name="ce31" table:formula="of:=[.E81]*4" office:value-type="currency" office:currency="GHC" office:value="309.076653386454" calcext:value-type="currency">
            <text:p>₵309.08</text:p>
          </table:table-cell>
          <table:table-cell table:style-name="ce244" table:formula="of:=[.F81]/[.F$52]" office:value-type="percentage" office:value="3.39137830699673" calcext:value-type="percentage">
            <text:p>339.14%</text:p>
          </table:table-cell>
          <table:table-cell table:formula="of:=[.F81]*100" office:value-type="float" office:value="30907.6653386454" calcext:value-type="float">
            <text:p>30908</text:p>
          </table:table-cell>
        </table:table-row>
        <table:table-row table:style-name="ro3">
          <table:table-cell office:value-type="float" office:value="1940" calcext:value-type="float">
            <text:p>1940</text:p>
          </table:table-cell>
          <table:table-cell table:style-name="ce240" table:formula="of:=[.B81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2]*[.B82]" office:value-type="currency" office:currency="GHC" office:value="94.8117928286853" calcext:value-type="currency">
            <text:p>₵94.81</text:p>
          </table:table-cell>
          <table:table-cell table:style-name="ce31" table:formula="of:=[.E82]*4" office:value-type="currency" office:currency="GHC" office:value="379.247171314741" calcext:value-type="currency">
            <text:p>₵379.25</text:p>
          </table:table-cell>
          <table:table-cell table:style-name="ce244" table:formula="of:=[.F82]/[.F$52]" office:value-type="percentage" office:value="4.16133219929272" calcext:value-type="percentage">
            <text:p>416.13%</text:p>
          </table:table-cell>
          <table:table-cell table:formula="of:=[.F82]*100" office:value-type="float" office:value="37924.7171314741" calcext:value-type="float">
            <text:p>37925</text:p>
          </table:table-cell>
        </table:table-row>
        <table:table-row table:style-name="ro3">
          <table:table-cell office:value-type="float" office:value="1941" calcext:value-type="float">
            <text:p>1941</text:p>
          </table:table-cell>
          <table:table-cell table:style-name="ce240" table:formula="of:=[.B82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3]*[.B83]" office:value-type="currency" office:currency="GHC" office:value="113.251952191235" calcext:value-type="currency">
            <text:p>₵113.25</text:p>
          </table:table-cell>
          <table:table-cell table:style-name="ce31" table:formula="of:=[.E83]*4" office:value-type="currency" office:currency="GHC" office:value="453.00780876494" calcext:value-type="currency">
            <text:p>₵453.01</text:p>
          </table:table-cell>
          <table:table-cell table:style-name="ce244" table:formula="of:=[.F83]/[.F$52]" office:value-type="percentage" office:value="4.9706790814271" calcext:value-type="percentage">
            <text:p>497.07%</text:p>
          </table:table-cell>
          <table:table-cell table:formula="of:=[.F83]*100" office:value-type="float" office:value="45300.780876494" calcext:value-type="float">
            <text:p>45301</text:p>
          </table:table-cell>
        </table:table-row>
        <table:table-row table:style-name="ro3">
          <table:table-cell office:value-type="float" office:value="1942" calcext:value-type="float">
            <text:p>1942</text:p>
          </table:table-cell>
          <table:table-cell table:style-name="ce240" table:formula="of:=[.B83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4]*[.B84]" office:value-type="currency" office:currency="GHC" office:value="118.20120240481" calcext:value-type="currency">
            <text:p>₵118.20</text:p>
          </table:table-cell>
          <table:table-cell table:style-name="ce31" table:formula="of:=[.E84]*4" office:value-type="currency" office:currency="GHC" office:value="472.804809619239" calcext:value-type="currency">
            <text:p>₵472.80</text:p>
          </table:table-cell>
          <table:table-cell table:style-name="ce244" table:formula="of:=[.F84]/[.F$52]" office:value-type="percentage" office:value="5.18790389768301" calcext:value-type="percentage">
            <text:p>518.79%</text:p>
          </table:table-cell>
          <table:table-cell table:formula="of:=[.F84]*100" office:value-type="float" office:value="47280.4809619239" calcext:value-type="float">
            <text:p>47280</text:p>
          </table:table-cell>
        </table:table-row>
        <table:table-row table:style-name="ro3">
          <table:table-cell office:value-type="float" office:value="1943" calcext:value-type="float">
            <text:p>1943</text:p>
          </table:table-cell>
          <table:table-cell table:style-name="ce240" table:formula="of:=[.B84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5]*[.B85]" office:value-type="currency" office:currency="GHC" office:value="127.274493927126" calcext:value-type="currency">
            <text:p>₵127.27</text:p>
          </table:table-cell>
          <table:table-cell table:style-name="ce31" table:formula="of:=[.E85]*4" office:value-type="currency" office:currency="GHC" office:value="509.097975708502" calcext:value-type="currency">
            <text:p>₵509.10</text:p>
          </table:table-cell>
          <table:table-cell table:style-name="ce244" table:formula="of:=[.F85]/[.F$52]" office:value-type="percentage" office:value="5.58613474048128" calcext:value-type="percentage">
            <text:p>558.61%</text:p>
          </table:table-cell>
          <table:table-cell table:formula="of:=[.F85]*100" office:value-type="float" office:value="50909.7975708502" calcext:value-type="float">
            <text:p>50910</text:p>
          </table:table-cell>
        </table:table-row>
        <table:table-row table:style-name="ro3">
          <table:table-cell office:value-type="float" office:value="1944" calcext:value-type="float">
            <text:p>1944</text:p>
          </table:table-cell>
          <table:table-cell table:style-name="ce240" table:formula="of:=[.B85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6]*[.B86]" office:value-type="currency" office:currency="GHC" office:value="135.068502024292" calcext:value-type="currency">
            <text:p>₵135.07</text:p>
          </table:table-cell>
          <table:table-cell table:style-name="ce31" table:formula="of:=[.E86]*4" office:value-type="currency" office:currency="GHC" office:value="540.274008097166" calcext:value-type="currency">
            <text:p>₵540.27</text:p>
          </table:table-cell>
          <table:table-cell table:style-name="ce244" table:formula="of:=[.F86]/[.F$52]" office:value-type="percentage" office:value="5.92821725879089" calcext:value-type="percentage">
            <text:p>592.82%</text:p>
          </table:table-cell>
          <table:table-cell table:formula="of:=[.F86]*100" office:value-type="float" office:value="54027.4008097166" calcext:value-type="float">
            <text:p>54027</text:p>
          </table:table-cell>
        </table:table-row>
        <table:table-row table:style-name="ro3">
          <table:table-cell office:value-type="float" office:value="1945" calcext:value-type="float">
            <text:p>1945</text:p>
          </table:table-cell>
          <table:table-cell table:style-name="ce240" table:formula="of:=[.B86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7]*[.B87]" office:value-type="currency" office:currency="GHC" office:value="146.575867768595" calcext:value-type="currency">
            <text:p>₵146.58</text:p>
          </table:table-cell>
          <table:table-cell table:style-name="ce31" table:formula="of:=[.E87]*4" office:value-type="currency" office:currency="GHC" office:value="586.30347107438" calcext:value-type="currency">
            <text:p>₵586.30</text:p>
          </table:table-cell>
          <table:table-cell table:style-name="ce244" table:formula="of:=[.F87]/[.F$52]" office:value-type="percentage" office:value="6.43328071315814" calcext:value-type="percentage">
            <text:p>643.33%</text:p>
          </table:table-cell>
          <table:table-cell table:formula="of:=[.F87]*100" office:value-type="float" office:value="58630.347107438" calcext:value-type="float">
            <text:p>58630</text:p>
          </table:table-cell>
        </table:table-row>
        <table:table-row table:style-name="ro3">
          <table:table-cell office:value-type="float" office:value="1946" calcext:value-type="float">
            <text:p>1946</text:p>
          </table:table-cell>
          <table:table-cell table:style-name="ce240" table:formula="of:=[.B87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8]*[.B88]" office:value-type="currency" office:currency="GHC" office:value="165.546666666667" calcext:value-type="currency">
            <text:p>₵165.55</text:p>
          </table:table-cell>
          <table:table-cell table:style-name="ce31" table:formula="of:=[.E88]*4" office:value-type="currency" office:currency="GHC" office:value="662.186666666667" calcext:value-type="currency">
            <text:p>₵662.19</text:p>
          </table:table-cell>
          <table:table-cell table:style-name="ce244" table:formula="of:=[.F88]/[.F$52]" office:value-type="percentage" office:value="7.26591760299626" calcext:value-type="percentage">
            <text:p>726.59%</text:p>
          </table:table-cell>
          <table:table-cell table:formula="of:=[.F88]*100" office:value-type="float" office:value="66218.6666666667" calcext:value-type="float">
            <text:p>66219</text:p>
          </table:table-cell>
        </table:table-row>
        <table:table-row table:style-name="ro3">
          <table:table-cell office:value-type="float" office:value="1947" calcext:value-type="float">
            <text:p>1947</text:p>
          </table:table-cell>
          <table:table-cell table:style-name="ce240" table:formula="of:=[.B88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89]*[.B89]" office:value-type="currency" office:currency="GHC" office:value="184.32" calcext:value-type="currency">
            <text:p>₵184.32</text:p>
          </table:table-cell>
          <table:table-cell table:style-name="ce31" table:formula="of:=[.E89]*4" office:value-type="currency" office:currency="GHC" office:value="737.28" calcext:value-type="currency">
            <text:p>₵737.28</text:p>
          </table:table-cell>
          <table:table-cell table:style-name="ce244" table:formula="of:=[.F89]/[.F$52]" office:value-type="percentage" office:value="8.08988764044944" calcext:value-type="percentage">
            <text:p>808.99%</text:p>
          </table:table-cell>
          <table:table-cell table:formula="of:=[.F89]*100" office:value-type="float" office:value="73728" calcext:value-type="float">
            <text:p>73728</text:p>
          </table:table-cell>
        </table:table-row>
        <table:table-row table:style-name="ro3">
          <table:table-cell office:value-type="float" office:value="1948" calcext:value-type="float">
            <text:p>1948</text:p>
          </table:table-cell>
          <table:table-cell table:style-name="ce240" table:formula="of:=[.B89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0]*[.B90]" office:value-type="currency" office:currency="GHC" office:value="190.830484210526" calcext:value-type="currency">
            <text:p>₵190.83</text:p>
          </table:table-cell>
          <table:table-cell table:style-name="ce31" table:formula="of:=[.E90]*4" office:value-type="currency" office:currency="GHC" office:value="763.321936842106" calcext:value-type="currency">
            <text:p>₵763.32</text:p>
          </table:table-cell>
          <table:table-cell table:style-name="ce244" table:formula="of:=[.F90]/[.F$52]" office:value-type="percentage" office:value="8.37563571850976" calcext:value-type="percentage">
            <text:p>837.56%</text:p>
          </table:table-cell>
          <table:table-cell table:formula="of:=[.F90]*100" office:value-type="float" office:value="76332.1936842106" calcext:value-type="float">
            <text:p>76332</text:p>
          </table:table-cell>
        </table:table-row>
        <table:table-row table:style-name="ro3">
          <table:table-cell office:value-type="float" office:value="1949" calcext:value-type="float">
            <text:p>1949</text:p>
          </table:table-cell>
          <table:table-cell table:style-name="ce240" table:formula="of:=[.B90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1]*[.B91]" office:value-type="currency" office:currency="GHC" office:value="196.608" calcext:value-type="currency">
            <text:p>₵196.61</text:p>
          </table:table-cell>
          <table:table-cell table:style-name="ce31" table:formula="of:=[.E91]*4" office:value-type="currency" office:currency="GHC" office:value="786.432" calcext:value-type="currency">
            <text:p>₵786.43</text:p>
          </table:table-cell>
          <table:table-cell table:style-name="ce244" table:formula="of:=[.F91]/[.F$52]" office:value-type="percentage" office:value="8.62921348314607" calcext:value-type="percentage">
            <text:p>862.92%</text:p>
          </table:table-cell>
          <table:table-cell table:formula="of:=[.F91]*100" office:value-type="float" office:value="78643.2" calcext:value-type="float">
            <text:p>78643</text:p>
          </table:table-cell>
        </table:table-row>
        <table:table-row table:style-name="ro3">
          <table:table-cell office:value-type="float" office:value="1950" calcext:value-type="float">
            <text:p>1950</text:p>
          </table:table-cell>
          <table:table-cell table:style-name="ce240" table:formula="of:=[.B91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2]*[.B92]" office:value-type="currency" office:currency="GHC" office:value="207.763063829787" calcext:value-type="currency">
            <text:p>₵207.76</text:p>
          </table:table-cell>
          <table:table-cell table:style-name="ce31" table:formula="of:=[.E92]*4" office:value-type="currency" office:currency="GHC" office:value="831.052255319149" calcext:value-type="currency">
            <text:p>₵831.05</text:p>
          </table:table-cell>
          <table:table-cell table:style-name="ce244" table:formula="of:=[.F92]/[.F$52]" office:value-type="percentage" office:value="9.11881424814727" calcext:value-type="percentage">
            <text:p>911.88%</text:p>
          </table:table-cell>
          <table:table-cell table:formula="of:=[.F92]*100" office:value-type="float" office:value="83105.2255319149" calcext:value-type="float">
            <text:p>83105</text:p>
          </table:table-cell>
        </table:table-row>
        <table:table-row table:style-name="ro3">
          <table:table-cell office:value-type="float" office:value="1951" calcext:value-type="float">
            <text:p>1951</text:p>
          </table:table-cell>
          <table:table-cell table:style-name="ce240" table:formula="of:=[.B92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3]*[.B93]" office:value-type="currency" office:currency="GHC" office:value="226.151489361702" calcext:value-type="currency">
            <text:p>₵226.15</text:p>
          </table:table-cell>
          <table:table-cell table:style-name="ce31" table:formula="of:=[.E93]*4" office:value-type="currency" office:currency="GHC" office:value="904.605957446809" calcext:value-type="currency">
            <text:p>₵904.61</text:p>
          </table:table-cell>
          <table:table-cell table:style-name="ce244" table:formula="of:=[.F93]/[.F$52]" office:value-type="percentage" office:value="9.92589050920392" calcext:value-type="percentage">
            <text:p>992.59%</text:p>
          </table:table-cell>
          <table:table-cell table:formula="of:=[.F93]*100" office:value-type="float" office:value="90460.5957446809" calcext:value-type="float">
            <text:p>90461</text:p>
          </table:table-cell>
        </table:table-row>
        <table:table-row table:style-name="ro3">
          <table:table-cell office:value-type="float" office:value="1952" calcext:value-type="float">
            <text:p>1952</text:p>
          </table:table-cell>
          <table:table-cell table:style-name="ce240" table:formula="of:=[.B93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4]*[.B94]" office:value-type="currency" office:currency="GHC" office:value="238.003744680851" calcext:value-type="currency">
            <text:p>₵238.00</text:p>
          </table:table-cell>
          <table:table-cell table:style-name="ce31" table:formula="of:=[.E94]*4" office:value-type="currency" office:currency="GHC" office:value="952.014978723404" calcext:value-type="currency">
            <text:p>₵952.01</text:p>
          </table:table-cell>
          <table:table-cell table:style-name="ce244" table:formula="of:=[.F94]/[.F$52]" office:value-type="percentage" office:value="10.4460913220177" calcext:value-type="percentage">
            <text:p>1044.61%</text:p>
          </table:table-cell>
          <table:table-cell table:formula="of:=[.F94]*100" office:value-type="float" office:value="95201.4978723404" calcext:value-type="float">
            <text:p>95201</text:p>
          </table:table-cell>
        </table:table-row>
        <table:table-row table:style-name="ro3">
          <table:table-cell office:value-type="float" office:value="1953" calcext:value-type="float">
            <text:p>1953</text:p>
          </table:table-cell>
          <table:table-cell table:style-name="ce240" table:formula="of:=[.B94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5]*[.B95]" office:value-type="currency" office:currency="GHC" office:value="250.988936170213" calcext:value-type="currency">
            <text:p>₵250.99</text:p>
          </table:table-cell>
          <table:table-cell table:style-name="ce31" table:formula="of:=[.E95]*4" office:value-type="currency" office:currency="GHC" office:value="1003.95574468085" calcext:value-type="currency">
            <text:p>₵1,003.96</text:p>
          </table:table-cell>
          <table:table-cell table:style-name="ce244" table:formula="of:=[.F95]/[.F$52]" office:value-type="percentage" office:value="11.0160172125269" calcext:value-type="percentage">
            <text:p>1101.60%</text:p>
          </table:table-cell>
          <table:table-cell table:formula="of:=[.F95]*100" office:value-type="float" office:value="100395.574468085" calcext:value-type="float">
            <text:p>100396</text:p>
          </table:table-cell>
        </table:table-row>
        <table:table-row table:style-name="ro3">
          <table:table-cell office:value-type="float" office:value="1954" calcext:value-type="float">
            <text:p>1954</text:p>
          </table:table-cell>
          <table:table-cell table:style-name="ce240" table:formula="of:=[.B95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6]*[.B96]" office:value-type="currency" office:currency="GHC" office:value="261.098212765957" calcext:value-type="currency">
            <text:p>₵261.10</text:p>
          </table:table-cell>
          <table:table-cell table:style-name="ce31" table:formula="of:=[.E96]*4" office:value-type="currency" office:currency="GHC" office:value="1044.39285106383" calcext:value-type="currency">
            <text:p>₵1,044.39</text:p>
          </table:table-cell>
          <table:table-cell table:style-name="ce244" table:formula="of:=[.F96]/[.F$52]" office:value-type="percentage" office:value="11.4597179058092" calcext:value-type="percentage">
            <text:p>1145.97%</text:p>
          </table:table-cell>
          <table:table-cell table:formula="of:=[.F96]*100" office:value-type="float" office:value="104439.285106383" calcext:value-type="float">
            <text:p>104439</text:p>
          </table:table-cell>
        </table:table-row>
        <table:table-row table:style-name="ro3">
          <table:table-cell office:value-type="float" office:value="1955" calcext:value-type="float">
            <text:p>1955</text:p>
          </table:table-cell>
          <table:table-cell table:style-name="ce240" table:formula="of:=[.B96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7]*[.B97]" office:value-type="currency" office:currency="GHC" office:value="277.482212765957" calcext:value-type="currency">
            <text:p>₵277.48</text:p>
          </table:table-cell>
          <table:table-cell table:style-name="ce31" table:formula="of:=[.E97]*4" office:value-type="currency" office:currency="GHC" office:value="1109.92885106383" calcext:value-type="currency">
            <text:p>₵1,109.93</text:p>
          </table:table-cell>
          <table:table-cell table:style-name="ce244" table:formula="of:=[.F97]/[.F$52]" office:value-type="percentage" office:value="12.1788190294047" calcext:value-type="percentage">
            <text:p>1217.88%</text:p>
          </table:table-cell>
          <table:table-cell table:formula="of:=[.F97]*100" office:value-type="float" office:value="110992.885106383" calcext:value-type="float">
            <text:p>110993</text:p>
          </table:table-cell>
        </table:table-row>
        <table:table-row table:style-name="ro3">
          <table:table-cell office:value-type="float" office:value="1956" calcext:value-type="float">
            <text:p>1956</text:p>
          </table:table-cell>
          <table:table-cell table:style-name="ce240" table:formula="of:=[.B97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8]*[.B98]" office:value-type="currency" office:currency="GHC" office:value="294.912" calcext:value-type="currency">
            <text:p>₵294.91</text:p>
          </table:table-cell>
          <table:table-cell table:style-name="ce31" table:formula="of:=[.E98]*4" office:value-type="currency" office:currency="GHC" office:value="1179.648" calcext:value-type="currency">
            <text:p>₵1,179.65</text:p>
          </table:table-cell>
          <table:table-cell table:style-name="ce244" table:formula="of:=[.F98]/[.F$52]" office:value-type="percentage" office:value="12.9438202247191" calcext:value-type="percentage">
            <text:p>1294.38%</text:p>
          </table:table-cell>
          <table:table-cell table:formula="of:=[.F98]*100" office:value-type="float" office:value="117964.8" calcext:value-type="float">
            <text:p>117965</text:p>
          </table:table-cell>
        </table:table-row>
        <table:table-row table:style-name="ro3">
          <table:table-cell office:value-type="float" office:value="1957" calcext:value-type="float">
            <text:p>1957</text:p>
          </table:table-cell>
          <table:table-cell table:style-name="ce240" table:formula="of:=[.B98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99]*[.B99]" office:value-type="currency" office:currency="GHC" office:value="312.341787234043" calcext:value-type="currency">
            <text:p>₵312.34</text:p>
          </table:table-cell>
          <table:table-cell table:style-name="ce31" table:formula="of:=[.E99]*4" office:value-type="currency" office:currency="GHC" office:value="1249.36714893617" calcext:value-type="currency">
            <text:p>₵1,249.37</text:p>
          </table:table-cell>
          <table:table-cell table:style-name="ce244" table:formula="of:=[.F99]/[.F$52]" office:value-type="percentage" office:value="13.7088214200335" calcext:value-type="percentage">
            <text:p>1370.88%</text:p>
          </table:table-cell>
          <table:table-cell table:formula="of:=[.F99]*100" office:value-type="float" office:value="124936.714893617" calcext:value-type="float">
            <text:p>124937</text:p>
          </table:table-cell>
        </table:table-row>
        <table:table-row table:style-name="ro3">
          <table:table-cell office:value-type="float" office:value="1958" calcext:value-type="float">
            <text:p>1958</text:p>
          </table:table-cell>
          <table:table-cell table:style-name="ce240" table:formula="of:=[.B99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0]*[.B100]" office:value-type="currency" office:currency="GHC" office:value="325.414127659574" calcext:value-type="currency">
            <text:p>₵325.41</text:p>
          </table:table-cell>
          <table:table-cell table:style-name="ce31" table:formula="of:=[.E100]*4" office:value-type="currency" office:currency="GHC" office:value="1301.6565106383" calcext:value-type="currency">
            <text:p>₵1,301.66</text:p>
          </table:table-cell>
          <table:table-cell table:style-name="ce244" table:formula="of:=[.F100]/[.F$52]" office:value-type="percentage" office:value="14.2825723165192" calcext:value-type="percentage">
            <text:p>1428.26%</text:p>
          </table:table-cell>
          <table:table-cell table:formula="of:=[.F100]*100" office:value-type="float" office:value="130165.65106383" calcext:value-type="float">
            <text:p>130166</text:p>
          </table:table-cell>
        </table:table-row>
        <table:table-row table:style-name="ro3">
          <table:table-cell office:value-type="float" office:value="1959" calcext:value-type="float">
            <text:p>1959</text:p>
          </table:table-cell>
          <table:table-cell table:style-name="ce240" table:formula="of:=[.B100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1]*[.B101]" office:value-type="currency" office:currency="GHC" office:value="335.624827586207" calcext:value-type="currency">
            <text:p>₵335.62</text:p>
          </table:table-cell>
          <table:table-cell table:style-name="ce31" table:formula="of:=[.E101]*4" office:value-type="currency" office:currency="GHC" office:value="1342.49931034483" calcext:value-type="currency">
            <text:p>₵1,342.50</text:p>
          </table:table-cell>
          <table:table-cell table:style-name="ce244" table:formula="of:=[.F101]/[.F$52]" office:value-type="percentage" office:value="14.7307245253778" calcext:value-type="percentage">
            <text:p>1473.07%</text:p>
          </table:table-cell>
          <table:table-cell table:formula="of:=[.F101]*100" office:value-type="float" office:value="134249.931034483" calcext:value-type="float">
            <text:p>134250</text:p>
          </table:table-cell>
        </table:table-row>
        <table:table-row table:style-name="ro3">
          <table:table-cell office:value-type="float" office:value="1960" calcext:value-type="float">
            <text:p>1960</text:p>
          </table:table-cell>
          <table:table-cell table:style-name="ce240" table:formula="of:=[.B101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2]*[.B102]" office:value-type="currency" office:currency="GHC" office:value="356.262956521739" calcext:value-type="currency">
            <text:p>₵356.26</text:p>
          </table:table-cell>
          <table:table-cell table:style-name="ce31" table:formula="of:=[.E102]*4" office:value-type="currency" office:currency="GHC" office:value="1425.05182608696" calcext:value-type="currency">
            <text:p>₵1,425.05</text:p>
          </table:table-cell>
          <table:table-cell table:style-name="ce244" table:formula="of:=[.F102]/[.F$52]" office:value-type="percentage" office:value="15.6365412799218" calcext:value-type="percentage">
            <text:p>1563.65%</text:p>
          </table:table-cell>
          <table:table-cell table:formula="of:=[.F102]*100" office:value-type="float" office:value="142505.182608696" calcext:value-type="float">
            <text:p>142505</text:p>
          </table:table-cell>
        </table:table-row>
        <table:table-row table:style-name="ro3">
          <table:table-cell office:value-type="float" office:value="1961" calcext:value-type="float">
            <text:p>1961</text:p>
          </table:table-cell>
          <table:table-cell table:style-name="ce240" table:formula="of:=[.B102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3]*[.B103]" office:value-type="currency" office:currency="GHC" office:value="368.818086956522" calcext:value-type="currency">
            <text:p>₵368.82</text:p>
          </table:table-cell>
          <table:table-cell table:style-name="ce31" table:formula="of:=[.E103]*4" office:value-type="currency" office:currency="GHC" office:value="1475.27234782609" calcext:value-type="currency">
            <text:p>₵1,475.27</text:p>
          </table:table-cell>
          <table:table-cell table:style-name="ce244" table:formula="of:=[.F103]/[.F$52]" office:value-type="percentage" office:value="16.1875915974597" calcext:value-type="percentage">
            <text:p>1618.76%</text:p>
          </table:table-cell>
          <table:table-cell table:formula="of:=[.F103]*100" office:value-type="float" office:value="147527.234782609" calcext:value-type="float">
            <text:p>147527</text:p>
          </table:table-cell>
        </table:table-row>
        <table:table-row table:style-name="ro3">
          <table:table-cell office:value-type="float" office:value="1962" calcext:value-type="float">
            <text:p>1962</text:p>
          </table:table-cell>
          <table:table-cell table:style-name="ce240" table:formula="of:=[.B103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4]*[.B104]" office:value-type="currency" office:currency="GHC" office:value="388.407652173913" calcext:value-type="currency">
            <text:p>₵388.41</text:p>
          </table:table-cell>
          <table:table-cell table:style-name="ce31" table:formula="of:=[.E104]*4" office:value-type="currency" office:currency="GHC" office:value="1553.63060869565" calcext:value-type="currency">
            <text:p>₵1,553.63</text:p>
          </table:table-cell>
          <table:table-cell table:style-name="ce244" table:formula="of:=[.F104]/[.F$52]" office:value-type="percentage" office:value="17.04738641915" calcext:value-type="percentage">
            <text:p>1704.74%</text:p>
          </table:table-cell>
          <table:table-cell table:formula="of:=[.F104]*100" office:value-type="float" office:value="155363.060869565" calcext:value-type="float">
            <text:p>155363</text:p>
          </table:table-cell>
        </table:table-row>
        <table:table-row table:style-name="ro3">
          <table:table-cell office:value-type="float" office:value="1963" calcext:value-type="float">
            <text:p>1963</text:p>
          </table:table-cell>
          <table:table-cell table:style-name="ce240" table:formula="of:=[.B104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5]*[.B105]" office:value-type="currency" office:currency="GHC" office:value="412.142971175166" calcext:value-type="currency">
            <text:p>₵412.14</text:p>
          </table:table-cell>
          <table:table-cell table:style-name="ce31" table:formula="of:=[.E105]*4" office:value-type="currency" office:currency="GHC" office:value="1648.57188470067" calcext:value-type="currency">
            <text:p>₵1,648.57</text:p>
          </table:table-cell>
          <table:table-cell table:style-name="ce244" table:formula="of:=[.F105]/[.F$52]" office:value-type="percentage" office:value="18.0891402376741" calcext:value-type="percentage">
            <text:p>1808.91%</text:p>
          </table:table-cell>
          <table:table-cell table:formula="of:=[.F105]*100" office:value-type="float" office:value="164857.188470067" calcext:value-type="float">
            <text:p>164857</text:p>
          </table:table-cell>
        </table:table-row>
        <table:table-row table:style-name="ro3">
          <table:table-cell office:value-type="float" office:value="1964" calcext:value-type="float">
            <text:p>1964</text:p>
          </table:table-cell>
          <table:table-cell table:style-name="ce240" table:formula="of:=[.B105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6]*[.B106]" office:value-type="currency" office:currency="GHC" office:value="434.449066666667" calcext:value-type="currency">
            <text:p>₵434.45</text:p>
          </table:table-cell>
          <table:table-cell table:style-name="ce31" table:formula="of:=[.E106]*4" office:value-type="currency" office:currency="GHC" office:value="1737.79626666667" calcext:value-type="currency">
            <text:p>₵1,737.80</text:p>
          </table:table-cell>
          <table:table-cell table:style-name="ce244" table:formula="of:=[.F106]/[.F$52]" office:value-type="percentage" office:value="19.0681647940075" calcext:value-type="percentage">
            <text:p>1906.82%</text:p>
          </table:table-cell>
          <table:table-cell table:formula="of:=[.F106]*100" office:value-type="float" office:value="173779.626666667" calcext:value-type="float">
            <text:p>173780</text:p>
          </table:table-cell>
        </table:table-row>
        <table:table-row table:style-name="ro3">
          <table:table-cell office:value-type="float" office:value="1965" calcext:value-type="float">
            <text:p>1965</text:p>
          </table:table-cell>
          <table:table-cell table:style-name="ce240" table:formula="of:=[.B106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7]*[.B107]" office:value-type="currency" office:currency="GHC" office:value="461.470338600452" calcext:value-type="currency">
            <text:p>₵461.47</text:p>
          </table:table-cell>
          <table:table-cell table:style-name="ce31" table:formula="of:=[.E107]*4" office:value-type="currency" office:currency="GHC" office:value="1845.88135440181" calcext:value-type="currency">
            <text:p>₵1,845.88</text:p>
          </table:table-cell>
          <table:table-cell table:style-name="ce244" table:formula="of:=[.F107]/[.F$52]" office:value-type="percentage" office:value="20.2541405635732" calcext:value-type="percentage">
            <text:p>2025.41%</text:p>
          </table:table-cell>
          <table:table-cell table:formula="of:=[.F107]*100" office:value-type="float" office:value="184588.135440181" calcext:value-type="float">
            <text:p>184588</text:p>
          </table:table-cell>
        </table:table-row>
        <table:table-row table:style-name="ro3">
          <table:table-cell office:value-type="float" office:value="1966" calcext:value-type="float">
            <text:p>1966</text:p>
          </table:table-cell>
          <table:table-cell table:style-name="ce240" table:formula="of:=[.B107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8]*[.B108]" office:value-type="currency" office:currency="GHC" office:value="477.928727272727" calcext:value-type="currency">
            <text:p>₵477.93</text:p>
          </table:table-cell>
          <table:table-cell table:style-name="ce31" table:formula="of:=[.E108]*4" office:value-type="currency" office:currency="GHC" office:value="1911.71490909091" calcext:value-type="currency">
            <text:p>₵1,911.71</text:p>
          </table:table-cell>
          <table:table-cell table:style-name="ce244" table:formula="of:=[.F108]/[.F$52]" office:value-type="percentage" office:value="20.976506639428" calcext:value-type="percentage">
            <text:p>2097.65%</text:p>
          </table:table-cell>
          <table:table-cell table:formula="of:=[.F108]*100" office:value-type="float" office:value="191171.490909091" calcext:value-type="float">
            <text:p>191171</text:p>
          </table:table-cell>
        </table:table-row>
        <table:table-row table:style-name="ro3">
          <table:table-cell office:value-type="float" office:value="1967" calcext:value-type="float">
            <text:p>1967</text:p>
          </table:table-cell>
          <table:table-cell table:style-name="ce240" table:formula="of:=[.B108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09]*[.B109]" office:value-type="currency" office:currency="GHC" office:value="504.552727272727" calcext:value-type="currency">
            <text:p>₵504.55</text:p>
          </table:table-cell>
          <table:table-cell table:style-name="ce31" table:formula="of:=[.E109]*4" office:value-type="currency" office:currency="GHC" office:value="2018.21090909091" calcext:value-type="currency">
            <text:p>₵2,018.21</text:p>
          </table:table-cell>
          <table:table-cell table:style-name="ce244" table:formula="of:=[.F109]/[.F$52]" office:value-type="percentage" office:value="22.1450459652707" calcext:value-type="percentage">
            <text:p>2214.50%</text:p>
          </table:table-cell>
          <table:table-cell table:formula="of:=[.F109]*100" office:value-type="float" office:value="201821.090909091" calcext:value-type="float">
            <text:p>201821</text:p>
          </table:table-cell>
        </table:table-row>
        <table:table-row table:style-name="ro3">
          <table:table-cell office:value-type="float" office:value="1968" calcext:value-type="float">
            <text:p>1968</text:p>
          </table:table-cell>
          <table:table-cell table:style-name="ce240" table:formula="of:=[.B109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0]*[.B110]" office:value-type="currency" office:currency="GHC" office:value="516.096" calcext:value-type="currency">
            <text:p>₵516.10</text:p>
          </table:table-cell>
          <table:table-cell table:style-name="ce31" table:formula="of:=[.E110]*4" office:value-type="currency" office:currency="GHC" office:value="2064.384" calcext:value-type="currency">
            <text:p>₵2,064.38</text:p>
          </table:table-cell>
          <table:table-cell table:style-name="ce244" table:formula="of:=[.F110]/[.F$52]" office:value-type="percentage" office:value="22.6516853932584" calcext:value-type="percentage">
            <text:p>2265.17%</text:p>
          </table:table-cell>
          <table:table-cell table:formula="of:=[.F110]*100" office:value-type="float" office:value="206438.4" calcext:value-type="float">
            <text:p>206438</text:p>
          </table:table-cell>
        </table:table-row>
        <table:table-row table:style-name="ro3">
          <table:table-cell office:value-type="float" office:value="1969" calcext:value-type="float">
            <text:p>1969</text:p>
          </table:table-cell>
          <table:table-cell table:style-name="ce240" table:formula="of:=[.B110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1]*[.B111]" office:value-type="currency" office:currency="GHC" office:value="554.077090909091" calcext:value-type="currency">
            <text:p>₵554.08</text:p>
          </table:table-cell>
          <table:table-cell table:style-name="ce31" table:formula="of:=[.E111]*4" office:value-type="currency" office:currency="GHC" office:value="2216.30836363636" calcext:value-type="currency">
            <text:p>₵2,216.31</text:p>
          </table:table-cell>
          <table:table-cell table:style-name="ce244" table:formula="of:=[.F111]/[.F$52]" office:value-type="percentage" office:value="24.3186925434117" calcext:value-type="percentage">
            <text:p>2431.87%</text:p>
          </table:table-cell>
          <table:table-cell table:formula="of:=[.F111]*100" office:value-type="float" office:value="221630.836363636" calcext:value-type="float">
            <text:p>221631</text:p>
          </table:table-cell>
        </table:table-row>
        <table:table-row table:style-name="ro3">
          <table:table-cell office:value-type="float" office:value="1970" calcext:value-type="float">
            <text:p>1970</text:p>
          </table:table-cell>
          <table:table-cell table:style-name="ce240" table:formula="of:=[.B111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2]*[.B112]" office:value-type="currency" office:currency="GHC" office:value="599.859675174014" calcext:value-type="currency">
            <text:p>₵599.86</text:p>
          </table:table-cell>
          <table:table-cell table:style-name="ce31" table:formula="of:=[.E112]*4" office:value-type="currency" office:currency="GHC" office:value="2399.43870069606" calcext:value-type="currency">
            <text:p>₵2,399.44</text:p>
          </table:table-cell>
          <table:table-cell table:style-name="ce244" table:formula="of:=[.F112]/[.F$52]" office:value-type="percentage" office:value="26.3281107432415" calcext:value-type="percentage">
            <text:p>2632.81%</text:p>
          </table:table-cell>
          <table:table-cell table:formula="of:=[.F112]*100" office:value-type="float" office:value="239943.870069606" calcext:value-type="float">
            <text:p>239944</text:p>
          </table:table-cell>
        </table:table-row>
        <table:table-row table:style-name="ro3">
          <table:table-cell office:value-type="float" office:value="1971" calcext:value-type="float">
            <text:p>1971</text:p>
          </table:table-cell>
          <table:table-cell table:style-name="ce240" table:formula="of:=[.B112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3]*[.B113]" office:value-type="currency" office:currency="GHC" office:value="693.004190476191" calcext:value-type="currency">
            <text:p>₵693.00</text:p>
          </table:table-cell>
          <table:table-cell table:style-name="ce31" table:formula="of:=[.E113]*4" office:value-type="currency" office:currency="GHC" office:value="2772.01676190476" calcext:value-type="currency">
            <text:p>₵2,772.02</text:p>
          </table:table-cell>
          <table:table-cell table:style-name="ce244" table:formula="of:=[.F113]/[.F$52]" office:value-type="percentage" office:value="30.4162653825575" calcext:value-type="percentage">
            <text:p>3041.63%</text:p>
          </table:table-cell>
          <table:table-cell table:formula="of:=[.F113]*100" office:value-type="float" office:value="277201.676190476" calcext:value-type="float">
            <text:p>277202</text:p>
          </table:table-cell>
        </table:table-row>
        <table:table-row table:style-name="ro3">
          <table:table-cell office:value-type="float" office:value="1972" calcext:value-type="float">
            <text:p>1972</text:p>
          </table:table-cell>
          <table:table-cell table:style-name="ce240" table:formula="of:=[.B113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4]*[.B114]" office:value-type="currency" office:currency="GHC" office:value="758.345142857143" calcext:value-type="currency">
            <text:p>₵758.35</text:p>
          </table:table-cell>
          <table:table-cell table:style-name="ce31" table:formula="of:=[.E114]*4" office:value-type="currency" office:currency="GHC" office:value="3033.38057142857" calcext:value-type="currency">
            <text:p>₵3,033.38</text:p>
          </table:table-cell>
          <table:table-cell table:style-name="ce244" table:formula="of:=[.F114]/[.F$52]" office:value-type="percentage" office:value="33.2841091492777" calcext:value-type="percentage">
            <text:p>3328.41%</text:p>
          </table:table-cell>
          <table:table-cell table:formula="of:=[.F114]*100" office:value-type="float" office:value="303338.057142857" calcext:value-type="float">
            <text:p>303338</text:p>
          </table:table-cell>
        </table:table-row>
        <table:table-row table:style-name="ro3">
          <table:table-cell office:value-type="float" office:value="1973" calcext:value-type="float">
            <text:p>1973</text:p>
          </table:table-cell>
          <table:table-cell table:style-name="ce240" table:formula="of:=[.B114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5]*[.B115]" office:value-type="currency" office:currency="GHC" office:value="912.822857142857" calcext:value-type="currency">
            <text:p>₵912.82</text:p>
          </table:table-cell>
          <table:table-cell table:style-name="ce31" table:formula="of:=[.E115]*4" office:value-type="currency" office:currency="GHC" office:value="3651.29142857143" calcext:value-type="currency">
            <text:p>₵3,651.29</text:p>
          </table:table-cell>
          <table:table-cell table:style-name="ce244" table:formula="of:=[.F115]/[.F$52]" office:value-type="percentage" office:value="40.0642054574639" calcext:value-type="percentage">
            <text:p>4006.42%</text:p>
          </table:table-cell>
          <table:table-cell table:formula="of:=[.F115]*100" office:value-type="float" office:value="365129.142857143" calcext:value-type="float">
            <text:p>365129</text:p>
          </table:table-cell>
        </table:table-row>
        <table:table-row table:style-name="ro3">
          <table:table-cell office:value-type="float" office:value="1974" calcext:value-type="float">
            <text:p>1974</text:p>
          </table:table-cell>
          <table:table-cell table:style-name="ce240" table:formula="of:=[.B115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6]*[.B116]" office:value-type="currency" office:currency="GHC" office:value="1068.84149625935" calcext:value-type="currency">
            <text:p>₵1,068.84</text:p>
          </table:table-cell>
          <table:table-cell table:style-name="ce31" table:formula="of:=[.E116]*4" office:value-type="currency" office:currency="GHC" office:value="4275.36598503741" calcext:value-type="currency">
            <text:p>₵4,275.37</text:p>
          </table:table-cell>
          <table:table-cell table:style-name="ce244" table:formula="of:=[.F116]/[.F$52]" office:value-type="percentage" office:value="46.9119336490235" calcext:value-type="percentage">
            <text:p>4691.19%</text:p>
          </table:table-cell>
          <table:table-cell table:formula="of:=[.F116]*100" office:value-type="float" office:value="427536.598503741" calcext:value-type="float">
            <text:p>427537</text:p>
          </table:table-cell>
        </table:table-row>
        <table:table-row table:style-name="ro3">
          <table:table-cell office:value-type="float" office:value="1975" calcext:value-type="float">
            <text:p>1975</text:p>
          </table:table-cell>
          <table:table-cell table:style-name="ce240" table:formula="of:=[.B116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7]*[.B117]" office:value-type="currency" office:currency="GHC" office:value="1400.832" calcext:value-type="currency">
            <text:p>₵1,400.83</text:p>
          </table:table-cell>
          <table:table-cell table:style-name="ce31" table:formula="of:=[.E117]*4" office:value-type="currency" office:currency="GHC" office:value="5603.328" calcext:value-type="currency">
            <text:p>₵5,603.33</text:p>
          </table:table-cell>
          <table:table-cell table:style-name="ce244" table:formula="of:=[.F117]/[.F$52]" office:value-type="percentage" office:value="61.4831460674158" calcext:value-type="percentage">
            <text:p>6148.31%</text:p>
          </table:table-cell>
          <table:table-cell table:formula="of:=[.F117]*100" office:value-type="float" office:value="560332.8" calcext:value-type="float">
            <text:p>560333</text:p>
          </table:table-cell>
        </table:table-row>
        <table:table-row table:style-name="ro3">
          <table:table-cell office:value-type="float" office:value="1976" calcext:value-type="float">
            <text:p>1976</text:p>
          </table:table-cell>
          <table:table-cell table:style-name="ce240" table:formula="of:=[.B117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8]*[.B118]" office:value-type="currency" office:currency="GHC" office:value="1794.048" calcext:value-type="currency">
            <text:p>₵1,794.05</text:p>
          </table:table-cell>
          <table:table-cell table:style-name="ce31" table:formula="of:=[.E118]*4" office:value-type="currency" office:currency="GHC" office:value="7176.192" calcext:value-type="currency">
            <text:p>₵7,176.19</text:p>
          </table:table-cell>
          <table:table-cell table:style-name="ce244" table:formula="of:=[.F118]/[.F$52]" office:value-type="percentage" office:value="78.7415730337079" calcext:value-type="percentage">
            <text:p>7874.16%</text:p>
          </table:table-cell>
          <table:table-cell table:formula="of:=[.F118]*100" office:value-type="float" office:value="717619.2" calcext:value-type="float">
            <text:p>717619</text:p>
          </table:table-cell>
        </table:table-row>
        <table:table-row table:style-name="ro3">
          <table:table-cell office:value-type="float" office:value="1977" calcext:value-type="float">
            <text:p>1977</text:p>
          </table:table-cell>
          <table:table-cell table:style-name="ce240" table:formula="of:=[.B118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19]*[.B119]" office:value-type="currency" office:currency="GHC" office:value="1916.928" calcext:value-type="currency">
            <text:p>₵1,916.93</text:p>
          </table:table-cell>
          <table:table-cell table:style-name="ce31" table:formula="of:=[.E119]*4" office:value-type="currency" office:currency="GHC" office:value="7667.712" calcext:value-type="currency">
            <text:p>₵7,667.71</text:p>
          </table:table-cell>
          <table:table-cell table:style-name="ce244" table:formula="of:=[.F119]/[.F$52]" office:value-type="percentage" office:value="84.1348314606742" calcext:value-type="percentage">
            <text:p>8413.48%</text:p>
          </table:table-cell>
          <table:table-cell table:formula="of:=[.F119]*100" office:value-type="float" office:value="766771.2" calcext:value-type="float">
            <text:p>766771</text:p>
          </table:table-cell>
        </table:table-row>
        <table:table-row table:style-name="ro3">
          <table:table-cell office:value-type="float" office:value="1978" calcext:value-type="float">
            <text:p>1978</text:p>
          </table:table-cell>
          <table:table-cell table:style-name="ce240" table:formula="of:=[.B119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20]*[.B120]" office:value-type="currency" office:currency="GHC" office:value="2113.536" calcext:value-type="currency">
            <text:p>₵2,113.54</text:p>
          </table:table-cell>
          <table:table-cell table:style-name="ce31" table:formula="of:=[.E120]*4" office:value-type="currency" office:currency="GHC" office:value="8454.144" calcext:value-type="currency">
            <text:p>₵8,454.14</text:p>
          </table:table-cell>
          <table:table-cell table:style-name="ce244" table:formula="of:=[.F120]/[.F$52]" office:value-type="percentage" office:value="92.7640449438202" calcext:value-type="percentage">
            <text:p>9276.40%</text:p>
          </table:table-cell>
          <table:table-cell table:formula="of:=[.F120]*100" office:value-type="float" office:value="845414.4" calcext:value-type="float">
            <text:p>845414</text:p>
          </table:table-cell>
        </table:table-row>
        <table:table-row table:style-name="ro3">
          <table:table-cell office:value-type="float" office:value="1979" calcext:value-type="float">
            <text:p>1979</text:p>
          </table:table-cell>
          <table:table-cell table:style-name="ce240" table:formula="of:=[.B120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21]*[.B121]" office:value-type="currency" office:currency="GHC" office:value="2383.872" calcext:value-type="currency">
            <text:p>₵2,383.87</text:p>
          </table:table-cell>
          <table:table-cell table:style-name="ce31" table:formula="of:=[.E121]*4" office:value-type="currency" office:currency="GHC" office:value="9535.488" calcext:value-type="currency">
            <text:p>₵9,535.49</text:p>
          </table:table-cell>
          <table:table-cell table:style-name="ce244" table:formula="of:=[.F121]/[.F$52]" office:value-type="percentage" office:value="104.629213483146" calcext:value-type="percentage">
            <text:p>10462.92%</text:p>
          </table:table-cell>
          <table:table-cell table:formula="of:=[.F121]*100" office:value-type="float" office:value="953548.8" calcext:value-type="float">
            <text:p>953549</text:p>
          </table:table-cell>
        </table:table-row>
        <table:table-row table:style-name="ro3">
          <table:table-cell office:value-type="float" office:value="1980" calcext:value-type="float">
            <text:p>1980</text:p>
          </table:table-cell>
          <table:table-cell table:style-name="ce240" table:formula="of:=[.B121]" office:value-type="float" office:value="1.6" calcext:value-type="float">
            <text:p>1.60</text:p>
          </table:table-cell>
          <table:table-cell table:number-columns-repeated="2"/>
          <table:table-cell table:style-name="ce31" table:formula="of:=[$'Wages (agric. lab.)'.I122]*[.B122]" office:value-type="currency" office:currency="GHC" office:value="2850.816" calcext:value-type="currency">
            <text:p>₵2,850.82</text:p>
          </table:table-cell>
          <table:table-cell table:style-name="ce31" table:formula="of:=[.E122]*4" office:value-type="currency" office:currency="GHC" office:value="11403.264" calcext:value-type="currency">
            <text:p>₵11,403.26</text:p>
          </table:table-cell>
          <table:table-cell table:style-name="ce244" table:formula="of:=[.F122]/[.F$52]" office:value-type="percentage" office:value="125.123595505618" calcext:value-type="percentage">
            <text:p>12512.36%</text:p>
          </table:table-cell>
          <table:table-cell table:formula="of:=[.F122]*100" office:value-type="float" office:value="1140326.4" calcext:value-type="float">
            <text:p>1140326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/>
          <table:table-cell table:formula="of:=18/1.5" office:value-type="currency" office:currency="GBP" office:value="12" calcext:value-type="currency">
            <text:p>£12.00</text:p>
          </table:table-cell>
          <table:table-cell table:style-name="ce243" table:formula="of:=[.C123]*[$'Currency conversion'.F$2]" office:value-type="currency" office:currency="GHC" office:value="2304" calcext:value-type="currency">
            <text:p>₵2,304.00</text:p>
          </table:table-cell>
          <table:table-cell table:style-name="ce243" table:formula="of:=[.D123]*6.4" office:value-type="currency" office:currency="GHC" office:value="14745.6" calcext:value-type="currency">
            <text:p>₵14,745.60</text:p>
          </table:table-cell>
          <table:table-cell table:style-name="ce243" table:formula="of:=[.E123]*4" office:value-type="currency" office:currency="GHC" office:value="58982.4" calcext:value-type="currency">
            <text:p>₵58,982.40</text:p>
          </table:table-cell>
          <table:table-cell table:style-name="ce244" table:formula="of:=[.F123]/[.F$52]" office:value-type="percentage" office:value="647.191011235955" calcext:value-type="percentage">
            <text:p>64719.10%</text:p>
          </table:table-cell>
          <table:table-cell table:formula="of:=[.F123]*100" office:value-type="float" office:value="5898240" calcext:value-type="float">
            <text:p>5898240</text:p>
          </table:table-cell>
        </table:table-row>
        <table:table-row table:style-name="ro3" table:number-rows-repeated="104845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'file:///C:/Users/James%20E.%20Petts/Documents/Development/Simutrans/PakBritain%20sources/New/steam-physics-calcs.ods'#Extrapolation" table:print="false" table:style-name="ta_extref">
        <table:table-source xlink:type="simple" xlink:href="../steam-physics-calcs.ods" table:table-name="Extrapolation" table:filter-name="calc8" table:mode="copy-results-only"/>
        <table:table-column table:number-columns-repeated="20"/>
        <table:table-row table:number-rows-repeated="11">
          <table:table-cell table:number-columns-repeated="20"/>
        </table:table-row>
        <table:table-row>
          <table:table-cell table:number-columns-repeated="19"/>
          <table:table-cell table:style-name="ce1" office:value-type="float" office:value="19.277675725">
            <text:p>19.277675725</text:p>
          </table:table-cell>
        </table:table-row>
        <table:table-row table:number-rows-repeated="80">
          <table:table-cell table:number-columns-repeated="20"/>
        </table:table-row>
        <table:table-row>
          <table:table-cell table:number-columns-repeated="19"/>
          <table:table-cell table:style-name="ce1" office:value-type="float" office:value="7.65437124375">
            <text:p>7.65437124375</text:p>
          </table:table-cell>
        </table:table-row>
        <table:table-row table:number-rows-repeated="44">
          <table:table-cell table:number-columns-repeated="20"/>
        </table:table-row>
        <table:table-row>
          <table:table-cell table:number-columns-repeated="19"/>
          <table:table-cell table:style-name="ce1" office:value-type="float" office:value="1.875">
            <text:p>1.875</text:p>
          </table:table-cell>
        </table:table-row>
        <table:table-row table:number-rows-repeated="35">
          <table:table-cell table:number-columns-repeated="20"/>
        </table:table-row>
        <table:table-row>
          <table:table-cell table:number-columns-repeated="19"/>
          <table:table-cell table:style-name="ce1" office:value-type="float" office:value="13.096108224">
            <text:p>13.096108224</text:p>
          </table:table-cell>
        </table:table-row>
        <table:table-row table:number-rows-repeated="10">
          <table:table-cell table:number-columns-repeated="20"/>
        </table:table-row>
        <table:table-row>
          <table:table-cell table:number-columns-repeated="19"/>
          <table:table-cell table:style-name="ce1" office:value-type="float" office:value="9.0718474">
            <text:p>9.0718474</text:p>
          </table:table-cell>
        </table:table-row>
      </table:table>
      <table:named-expressions/>
      <table:database-ranges>
        <table:database-range table:name="__Anonymous_Sheet_DB__2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GH">₵</number:currency-symbol>
      <number:number number:decimal-places="2" number:min-decimal-places="2" number:min-integer-digits="1" number:grouping="true"/>
    </number:currency-style>
    <number:currency-style style:name="N112" number:title="User-defined">
      <style:text-properties fo:color="#ff0000"/>
      <number:text>-</number:text>
      <number:currency-symbol number:language="en" number:country="GH">₵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4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4P0"/>
    </number:currency-style>
    <number:currency-style style:name="N116P0" style:volatile="true">
      <number:currency-symbol number:language="en" number:country="GH">GH₵</number:currency-symbol>
      <number:number number:decimal-places="2" number:min-decimal-places="2" number:min-integer-digits="1" number:grouping="true"/>
    </number:currency-style>
    <number:currency-style style:name="N116" number:title="User-defined">
      <style:text-properties fo:color="#ff0000"/>
      <number:text>-</number:text>
      <number:currency-symbol number:language="en" number:country="GH">GH₵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 number:title="User-defined">
      <number:number number:decimal-places="1" number:min-decimal-places="1" number:min-integer-digits="1"/>
    </number:number-style>
    <number:currency-style style:name="N119P0" style:volatile="true">
      <number:currency-symbol number:language="en" number:country="GB">£</number:currency-symbol>
      <number:number number:decimal-places="4" number:min-decimal-places="4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4" number:min-decimal-places="4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5" number:min-decimal-places="5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5" number:min-decimal-places="5" number:min-integer-digits="1" number:grouping="true"/>
      <style:map style:condition="value()&gt;=0" style:apply-style-name="N121P0"/>
    </number:currency-style>
    <number:number-style style:name="N122">
      <number:number number:decimal-places="3" number:min-decimal-places="3" number:min-integer-digits="1"/>
    </number:number-style>
    <number:currency-style style:name="N124P0" style:volatile="true">
      <number:currency-symbol number:language="en" number:country="GH">₵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H">₵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5">
      <number:number number:decimal-places="2" number:min-decimal-places="2" number:min-integer-digits="0"/>
    </number:number-style>
    <number:number-style style:name="N126">
      <number:number number:decimal-places="1" number:min-decimal-places="1" number:min-integer-digits="0"/>
    </number:number-style>
    <number:number-style style:name="N127P0" style:volatile="true">
      <number:number number:decimal-places="2" number:min-decimal-places="2" number:min-integer-digits="1" number:grouping="true"/>
    </number:number-style>
    <number:currency-style style:name="N127" number:title="User-defined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d</number:text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es Petts</meta:initial-creator>
    <meta:creation-date>2022-01-05T16:40:02.922543636</meta:creation-date>
    <meta:generator>LibreOffice/7.3.5.2$Windows_X86_64 LibreOffice_project/184fe81b8c8c30d8b5082578aee2fed2ea847c01</meta:generator>
    <dc:date>2023-02-18T00:18:35.334000000</dc:date>
    <dc:creator>James Petts</dc:creator>
    <meta:editing-duration>P7DT7H26M25S</meta:editing-duration>
    <meta:editing-cycles>859</meta:editing-cycles>
    <meta:document-statistic meta:table-count="19" meta:cell-count="7332" meta:object-count="0"/>
  </office:meta>
</office:document-meta>
</file>